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at_Flux_Data" table:style-name="ta1">
        <table:shapes>
          <draw:frame draw:z-index="0" draw:style-name="gr1" draw:text-style-name="P1" svg:width="15.991cm" svg:height="9.005cm" svg:x="8.779cm" svg:y="453.601cm">
            <draw:object draw:notify-on-update-of-ranges="Heat_Flux_Data.B1006:Heat_Flux_Data.B1025 Heat_Flux_Data.C1006:Heat_Flux_Data.C10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6.289cm" svg:y="453.196cm">
            <draw:object draw:notify-on-update-of-ranges="Heat_Flux_Data.N3:Heat_Flux_Data.N1001 Heat_Flux_Data.O3:Heat_Flux_Data.O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ints_0</text:p>
          </table:table-cell>
          <table:table-cell office:value-type="string" calcext:value-type="string">
            <text:p>Points_1</text:p>
          </table:table-cell>
          <table:table-cell office:value-type="string" calcext:value-type="string">
            <text:p>Points_2</text:p>
          </table:table-cell>
          <table:table-cell office:value-type="string" calcext:value-type="string">
            <text:p>Points_Magnitude</text:p>
          </table:table-cell>
          <table:table-cell office:value-type="string" calcext:value-type="string">
            <text:p>qem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qr</text:p>
          </table:table-cell>
          <table:table-cell table:number-columns-repeated="2"/>
          <table:table-cell office:value-type="string" calcext:value-type="string">
            <text:p>Points_0</text:p>
          </table:table-cell>
          <table:table-cell table:number-columns-repeated="2"/>
          <table:table-cell office:value-type="string" calcext:value-type="string">
            <text:p>qr</text:p>
          </table:table-cell>
          <table:table-cell office:value-type="string" calcext:value-type="string">
            <text:p>Points_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408.4" calcext:value-type="float">
            <text:p>17408.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408.4" calcext:value-type="float">
            <text:p>17408.4</text:p>
          </table:table-cell>
          <table:table-cell office:value-type="float" office:value="0" calcext:value-type="float">
            <text:p>0</text:p>
          </table:table-cell>
          <table:table-cell table:formula="of:=[.M2]/56708" office:value-type="float" office:value="0.306983141708401" calcext:value-type="float">
            <text:p>0.30698314170840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01" calcext:value-type="float">
            <text:p>0.050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5995.1" calcext:value-type="float">
            <text:p>15995.1</text:p>
          </table:table-cell>
          <table:table-cell office:value-type="float" office:value="12451.1" calcext:value-type="float">
            <text:p>12451.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2451.1" calcext:value-type="float">
            <text:p>12451.1</text:p>
          </table:table-cell>
          <table:table-cell office:value-type="float" office:value="0.001" calcext:value-type="float">
            <text:p>0.001</text:p>
          </table:table-cell>
          <table:table-cell table:formula="of:=[.M3]/56708" office:value-type="float" office:value="0.219565140720886" calcext:value-type="float">
            <text:p>0.219565140720886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04" calcext:value-type="float">
            <text:p>0.050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025.8" calcext:value-type="float">
            <text:p>16025.8</text:p>
          </table:table-cell>
          <table:table-cell office:value-type="float" office:value="12481.8" calcext:value-type="float">
            <text:p>12481.8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12481.8" calcext:value-type="float">
            <text:p>12481.8</text:p>
          </table:table-cell>
          <table:table-cell office:value-type="float" office:value="0.002" calcext:value-type="float">
            <text:p>0.002</text:p>
          </table:table-cell>
          <table:table-cell table:formula="of:=[.M4]/56708" office:value-type="float" office:value="0.220106510545249" calcext:value-type="float">
            <text:p>0.220106510545249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0899" calcext:value-type="float">
            <text:p>0.05008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056.5" calcext:value-type="float">
            <text:p>16056.5</text:p>
          </table:table-cell>
          <table:table-cell office:value-type="float" office:value="12512.5" calcext:value-type="float">
            <text:p>12512.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float" office:value="12512.5" calcext:value-type="float">
            <text:p>12512.5</text:p>
          </table:table-cell>
          <table:table-cell office:value-type="float" office:value="0.003" calcext:value-type="float">
            <text:p>0.003</text:p>
          </table:table-cell>
          <table:table-cell table:formula="of:=[.M5]/56708" office:value-type="float" office:value="0.220647880369613" calcext:value-type="float">
            <text:p>0.22064788036961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1597" calcext:value-type="float">
            <text:p>0.05015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087.2" calcext:value-type="float">
            <text:p>16087.2</text:p>
          </table:table-cell>
          <table:table-cell office:value-type="float" office:value="12543.2" calcext:value-type="float">
            <text:p>12543.2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number-columns-repeated="2"/>
          <table:table-cell office:value-type="float" office:value="12543.2" calcext:value-type="float">
            <text:p>12543.2</text:p>
          </table:table-cell>
          <table:table-cell office:value-type="float" office:value="0.004" calcext:value-type="float">
            <text:p>0.004</text:p>
          </table:table-cell>
          <table:table-cell table:formula="of:=[.M6]/56708" office:value-type="float" office:value="0.221189250193976" calcext:value-type="float">
            <text:p>0.22118925019397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2494" calcext:value-type="float">
            <text:p>0.05024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118" calcext:value-type="float">
            <text:p>16118</text:p>
          </table:table-cell>
          <table:table-cell office:value-type="float" office:value="12574" calcext:value-type="float">
            <text:p>12574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12574" calcext:value-type="float">
            <text:p>12574</text:p>
          </table:table-cell>
          <table:table-cell office:value-type="float" office:value="0.005" calcext:value-type="float">
            <text:p>0.005</text:p>
          </table:table-cell>
          <table:table-cell table:formula="of:=[.M7]/56708" office:value-type="float" office:value="0.221732383437963" calcext:value-type="float">
            <text:p>0.221732383437963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3587" calcext:value-type="float">
            <text:p>0.050358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148.7" calcext:value-type="float">
            <text:p>16148.7</text:p>
          </table:table-cell>
          <table:table-cell office:value-type="float" office:value="12604.7" calcext:value-type="float">
            <text:p>12604.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12604.7" calcext:value-type="float">
            <text:p>12604.7</text:p>
          </table:table-cell>
          <table:table-cell office:value-type="float" office:value="0.006" calcext:value-type="float">
            <text:p>0.006</text:p>
          </table:table-cell>
          <table:table-cell table:formula="of:=[.M8]/56708" office:value-type="float" office:value="0.222273753262326" calcext:value-type="float">
            <text:p>0.222273753262326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4876" calcext:value-type="float">
            <text:p>0.05048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179.4" calcext:value-type="float">
            <text:p>16179.4</text:p>
          </table:table-cell>
          <table:table-cell office:value-type="float" office:value="12635.4" calcext:value-type="float">
            <text:p>12635.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12635.4" calcext:value-type="float">
            <text:p>12635.4</text:p>
          </table:table-cell>
          <table:table-cell office:value-type="float" office:value="0.007" calcext:value-type="float">
            <text:p>0.007</text:p>
          </table:table-cell>
          <table:table-cell table:formula="of:=[.M9]/56708" office:value-type="float" office:value="0.22281512308669" calcext:value-type="float">
            <text:p>0.22281512308669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636" calcext:value-type="float">
            <text:p>0.0506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210.1" calcext:value-type="float">
            <text:p>16210.1</text:p>
          </table:table-cell>
          <table:table-cell office:value-type="float" office:value="12666.1" calcext:value-type="float">
            <text:p>12666.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12666.1" calcext:value-type="float">
            <text:p>12666.1</text:p>
          </table:table-cell>
          <table:table-cell office:value-type="float" office:value="0.008" calcext:value-type="float">
            <text:p>0.008</text:p>
          </table:table-cell>
          <table:table-cell table:formula="of:=[.M10]/56708" office:value-type="float" office:value="0.223356492911053" calcext:value-type="float">
            <text:p>0.22335649291105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8035" calcext:value-type="float">
            <text:p>0.050803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240.8" calcext:value-type="float">
            <text:p>16240.8</text:p>
          </table:table-cell>
          <table:table-cell office:value-type="float" office:value="12696.8" calcext:value-type="float">
            <text:p>12696.8</text:p>
          </table:table-cell>
          <table:table-cell table:number-columns-repeated="2"/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float" office:value="12696.8" calcext:value-type="float">
            <text:p>12696.8</text:p>
          </table:table-cell>
          <table:table-cell office:value-type="float" office:value="0.009" calcext:value-type="float">
            <text:p>0.009</text:p>
          </table:table-cell>
          <table:table-cell table:formula="of:=[.M11]/56708" office:value-type="float" office:value="0.223897862735416" calcext:value-type="float">
            <text:p>0.2238978627354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9902" calcext:value-type="float">
            <text:p>0.050990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271.5" calcext:value-type="float">
            <text:p>16271.5</text:p>
          </table:table-cell>
          <table:table-cell office:value-type="float" office:value="12727.5" calcext:value-type="float">
            <text:p>12727.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2727.5" calcext:value-type="float">
            <text:p>12727.5</text:p>
          </table:table-cell>
          <table:table-cell office:value-type="float" office:value="0.01" calcext:value-type="float">
            <text:p>0.01</text:p>
          </table:table-cell>
          <table:table-cell table:formula="of:=[.M12]/56708" office:value-type="float" office:value="0.22443923255978" calcext:value-type="float">
            <text:p>0.22443923255978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11957" calcext:value-type="float">
            <text:p>0.051195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302.2" calcext:value-type="float">
            <text:p>16302.2</text:p>
          </table:table-cell>
          <table:table-cell office:value-type="float" office:value="12758.2" calcext:value-type="float">
            <text:p>12758.2</text:p>
          </table:table-cell>
          <table:table-cell table:number-columns-repeated="2"/>
          <table:table-cell office:value-type="float" office:value="0.011" calcext:value-type="float">
            <text:p>0.011</text:p>
          </table:table-cell>
          <table:table-cell table:number-columns-repeated="2"/>
          <table:table-cell office:value-type="float" office:value="12758.2" calcext:value-type="float">
            <text:p>12758.2</text:p>
          </table:table-cell>
          <table:table-cell office:value-type="float" office:value="0.011" calcext:value-type="float">
            <text:p>0.011</text:p>
          </table:table-cell>
          <table:table-cell table:formula="of:=[.M13]/56708" office:value-type="float" office:value="0.224980602384143" calcext:value-type="float">
            <text:p>0.224980602384143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14198" calcext:value-type="float">
            <text:p>0.05141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332.9" calcext:value-type="float">
            <text:p>16332.9</text:p>
          </table:table-cell>
          <table:table-cell office:value-type="float" office:value="12788.9" calcext:value-type="float">
            <text:p>12788.9</text:p>
          </table:table-cell>
          <table:table-cell table:number-columns-repeated="2"/>
          <table:table-cell office:value-type="float" office:value="0.012" calcext:value-type="float">
            <text:p>0.012</text:p>
          </table:table-cell>
          <table:table-cell table:number-columns-repeated="2"/>
          <table:table-cell office:value-type="float" office:value="12788.9" calcext:value-type="float">
            <text:p>12788.9</text:p>
          </table:table-cell>
          <table:table-cell office:value-type="float" office:value="0.012" calcext:value-type="float">
            <text:p>0.012</text:p>
          </table:table-cell>
          <table:table-cell table:formula="of:=[.M14]/56708" office:value-type="float" office:value="0.225521972208507" calcext:value-type="float">
            <text:p>0.225521972208507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16624" calcext:value-type="float">
            <text:p>0.05166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363.7" calcext:value-type="float">
            <text:p>16363.7</text:p>
          </table:table-cell>
          <table:table-cell office:value-type="float" office:value="12819.7" calcext:value-type="float">
            <text:p>12819.7</text:p>
          </table:table-cell>
          <table:table-cell table:number-columns-repeated="2"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12819.7" calcext:value-type="float">
            <text:p>12819.7</text:p>
          </table:table-cell>
          <table:table-cell office:value-type="float" office:value="0.013" calcext:value-type="float">
            <text:p>0.013</text:p>
          </table:table-cell>
          <table:table-cell table:formula="of:=[.M15]/56708" office:value-type="float" office:value="0.226065105452493" calcext:value-type="float">
            <text:p>0.226065105452493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1923" calcext:value-type="float">
            <text:p>0.0519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394.4" calcext:value-type="float">
            <text:p>16394.4</text:p>
          </table:table-cell>
          <table:table-cell office:value-type="float" office:value="12850.4" calcext:value-type="float">
            <text:p>12850.4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float" office:value="12850.4" calcext:value-type="float">
            <text:p>12850.4</text:p>
          </table:table-cell>
          <table:table-cell office:value-type="float" office:value="0.014" calcext:value-type="float">
            <text:p>0.014</text:p>
          </table:table-cell>
          <table:table-cell table:formula="of:=[.M16]/56708" office:value-type="float" office:value="0.226606475276857" calcext:value-type="float">
            <text:p>0.226606475276857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22015" calcext:value-type="float">
            <text:p>0.05220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425.1" calcext:value-type="float">
            <text:p>16425.1</text:p>
          </table:table-cell>
          <table:table-cell office:value-type="float" office:value="12881.1" calcext:value-type="float">
            <text:p>12881.1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12881.1" calcext:value-type="float">
            <text:p>12881.1</text:p>
          </table:table-cell>
          <table:table-cell office:value-type="float" office:value="0.015" calcext:value-type="float">
            <text:p>0.015</text:p>
          </table:table-cell>
          <table:table-cell table:formula="of:=[.M17]/56708" office:value-type="float" office:value="0.22714784510122" calcext:value-type="float">
            <text:p>0.2271478451012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24976" calcext:value-type="float">
            <text:p>0.05249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455.8" calcext:value-type="float">
            <text:p>16455.8</text:p>
          </table:table-cell>
          <table:table-cell office:value-type="float" office:value="12911.8" calcext:value-type="float">
            <text:p>12911.8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12911.8" calcext:value-type="float">
            <text:p>12911.8</text:p>
          </table:table-cell>
          <table:table-cell office:value-type="float" office:value="0.016" calcext:value-type="float">
            <text:p>0.016</text:p>
          </table:table-cell>
          <table:table-cell table:formula="of:=[.M18]/56708" office:value-type="float" office:value="0.227689214925584" calcext:value-type="float">
            <text:p>0.227689214925584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2811" calcext:value-type="float">
            <text:p>0.0528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486.5" calcext:value-type="float">
            <text:p>16486.5</text:p>
          </table:table-cell>
          <table:table-cell office:value-type="float" office:value="12942.5" calcext:value-type="float">
            <text:p>12942.5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float" office:value="12942.5" calcext:value-type="float">
            <text:p>12942.5</text:p>
          </table:table-cell>
          <table:table-cell office:value-type="float" office:value="0.017" calcext:value-type="float">
            <text:p>0.017</text:p>
          </table:table-cell>
          <table:table-cell table:formula="of:=[.M19]/56708" office:value-type="float" office:value="0.228230584749947" calcext:value-type="float">
            <text:p>0.228230584749947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31413" calcext:value-type="float">
            <text:p>0.05314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517.2" calcext:value-type="float">
            <text:p>16517.2</text:p>
          </table:table-cell>
          <table:table-cell office:value-type="float" office:value="12973.2" calcext:value-type="float">
            <text:p>12973.2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table:number-columns-repeated="2"/>
          <table:table-cell office:value-type="float" office:value="12973.2" calcext:value-type="float">
            <text:p>12973.2</text:p>
          </table:table-cell>
          <table:table-cell office:value-type="float" office:value="0.018" calcext:value-type="float">
            <text:p>0.018</text:p>
          </table:table-cell>
          <table:table-cell table:formula="of:=[.M20]/56708" office:value-type="float" office:value="0.22877195457431" calcext:value-type="float">
            <text:p>0.22877195457431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34883" calcext:value-type="float">
            <text:p>0.05348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547.9" calcext:value-type="float">
            <text:p>16547.9</text:p>
          </table:table-cell>
          <table:table-cell office:value-type="float" office:value="13003.9" calcext:value-type="float">
            <text:p>13003.9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float" office:value="13003.9" calcext:value-type="float">
            <text:p>13003.9</text:p>
          </table:table-cell>
          <table:table-cell office:value-type="float" office:value="0.019" calcext:value-type="float">
            <text:p>0.019</text:p>
          </table:table-cell>
          <table:table-cell table:formula="of:=[.M21]/56708" office:value-type="float" office:value="0.229313324398674" calcext:value-type="float">
            <text:p>0.22931332439867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38516" calcext:value-type="float">
            <text:p>0.05385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578.6" calcext:value-type="float">
            <text:p>16578.6</text:p>
          </table:table-cell>
          <table:table-cell office:value-type="float" office:value="13034.6" calcext:value-type="float">
            <text:p>13034.6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13034.6" calcext:value-type="float">
            <text:p>13034.6</text:p>
          </table:table-cell>
          <table:table-cell office:value-type="float" office:value="0.02" calcext:value-type="float">
            <text:p>0.02</text:p>
          </table:table-cell>
          <table:table-cell table:formula="of:=[.M22]/56708" office:value-type="float" office:value="0.229854694223037" calcext:value-type="float">
            <text:p>0.229854694223037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4231" calcext:value-type="float">
            <text:p>0.05423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609.4" calcext:value-type="float">
            <text:p>16609.4</text:p>
          </table:table-cell>
          <table:table-cell office:value-type="float" office:value="13065.4" calcext:value-type="float">
            <text:p>13065.4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table:number-columns-repeated="2"/>
          <table:table-cell office:value-type="float" office:value="13065.4" calcext:value-type="float">
            <text:p>13065.4</text:p>
          </table:table-cell>
          <table:table-cell office:value-type="float" office:value="0.021" calcext:value-type="float">
            <text:p>0.021</text:p>
          </table:table-cell>
          <table:table-cell table:formula="of:=[.M23]/56708" office:value-type="float" office:value="0.230397827467024" calcext:value-type="float">
            <text:p>0.230397827467024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4626" calcext:value-type="float">
            <text:p>0.0546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640.1" calcext:value-type="float">
            <text:p>16640.1</text:p>
          </table:table-cell>
          <table:table-cell office:value-type="float" office:value="13096.1" calcext:value-type="float">
            <text:p>13096.1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table:number-columns-repeated="2"/>
          <table:table-cell office:value-type="float" office:value="13096.1" calcext:value-type="float">
            <text:p>13096.1</text:p>
          </table:table-cell>
          <table:table-cell office:value-type="float" office:value="0.022" calcext:value-type="float">
            <text:p>0.022</text:p>
          </table:table-cell>
          <table:table-cell table:formula="of:=[.M24]/56708" office:value-type="float" office:value="0.230939197291387" calcext:value-type="float">
            <text:p>0.230939197291387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50364" calcext:value-type="float">
            <text:p>0.05503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670.8" calcext:value-type="float">
            <text:p>16670.8</text:p>
          </table:table-cell>
          <table:table-cell office:value-type="float" office:value="13126.8" calcext:value-type="float">
            <text:p>13126.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table:number-columns-repeated="2"/>
          <table:table-cell office:value-type="float" office:value="13126.8" calcext:value-type="float">
            <text:p>13126.8</text:p>
          </table:table-cell>
          <table:table-cell office:value-type="float" office:value="0.023" calcext:value-type="float">
            <text:p>0.023</text:p>
          </table:table-cell>
          <table:table-cell table:formula="of:=[.M25]/56708" office:value-type="float" office:value="0.231480567115751" calcext:value-type="float">
            <text:p>0.23148056711575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54617" calcext:value-type="float">
            <text:p>0.05546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701.5" calcext:value-type="float">
            <text:p>16701.5</text:p>
          </table:table-cell>
          <table:table-cell office:value-type="float" office:value="13157.5" calcext:value-type="float">
            <text:p>13157.5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float" office:value="13157.5" calcext:value-type="float">
            <text:p>13157.5</text:p>
          </table:table-cell>
          <table:table-cell office:value-type="float" office:value="0.024" calcext:value-type="float">
            <text:p>0.024</text:p>
          </table:table-cell>
          <table:table-cell table:formula="of:=[.M26]/56708" office:value-type="float" office:value="0.232021936940114" calcext:value-type="float">
            <text:p>0.232021936940114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59017" calcext:value-type="float">
            <text:p>0.05590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732.2" calcext:value-type="float">
            <text:p>16732.2</text:p>
          </table:table-cell>
          <table:table-cell office:value-type="float" office:value="13188.2" calcext:value-type="float">
            <text:p>13188.2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table:number-columns-repeated="2"/>
          <table:table-cell office:value-type="float" office:value="13188.2" calcext:value-type="float">
            <text:p>13188.2</text:p>
          </table:table-cell>
          <table:table-cell office:value-type="float" office:value="0.025" calcext:value-type="float">
            <text:p>0.025</text:p>
          </table:table-cell>
          <table:table-cell table:formula="of:=[.M27]/56708" office:value-type="float" office:value="0.232563306764478" calcext:value-type="float">
            <text:p>0.232563306764478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6356" calcext:value-type="float">
            <text:p>0.0563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762.9" calcext:value-type="float">
            <text:p>16762.9</text:p>
          </table:table-cell>
          <table:table-cell office:value-type="float" office:value="13218.9" calcext:value-type="float">
            <text:p>13218.9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float" office:value="13218.9" calcext:value-type="float">
            <text:p>13218.9</text:p>
          </table:table-cell>
          <table:table-cell office:value-type="float" office:value="0.026" calcext:value-type="float">
            <text:p>0.026</text:p>
          </table:table-cell>
          <table:table-cell table:formula="of:=[.M28]/56708" office:value-type="float" office:value="0.233104676588841" calcext:value-type="float">
            <text:p>0.233104676588841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68243" calcext:value-type="float">
            <text:p>0.056824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793.6" calcext:value-type="float">
            <text:p>16793.6</text:p>
          </table:table-cell>
          <table:table-cell office:value-type="float" office:value="13249.6" calcext:value-type="float">
            <text:p>13249.6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table:number-columns-repeated="2"/>
          <table:table-cell office:value-type="float" office:value="13249.6" calcext:value-type="float">
            <text:p>13249.6</text:p>
          </table:table-cell>
          <table:table-cell office:value-type="float" office:value="0.027" calcext:value-type="float">
            <text:p>0.027</text:p>
          </table:table-cell>
          <table:table-cell table:formula="of:=[.M29]/56708" office:value-type="float" office:value="0.233646046413204" calcext:value-type="float">
            <text:p>0.233646046413204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73062" calcext:value-type="float">
            <text:p>0.057306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824.3" calcext:value-type="float">
            <text:p>16824.3</text:p>
          </table:table-cell>
          <table:table-cell office:value-type="float" office:value="13280.3" calcext:value-type="float">
            <text:p>13280.3</text:p>
          </table:table-cell>
          <table:table-cell table:number-columns-repeated="2"/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float" office:value="13280.3" calcext:value-type="float">
            <text:p>13280.3</text:p>
          </table:table-cell>
          <table:table-cell office:value-type="float" office:value="0.028" calcext:value-type="float">
            <text:p>0.028</text:p>
          </table:table-cell>
          <table:table-cell table:formula="of:=[.M30]/56708" office:value-type="float" office:value="0.234187416237568" calcext:value-type="float">
            <text:p>0.234187416237568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78014" calcext:value-type="float">
            <text:p>0.05780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855" calcext:value-type="float">
            <text:p>16855</text:p>
          </table:table-cell>
          <table:table-cell office:value-type="float" office:value="13311" calcext:value-type="float">
            <text:p>13311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table:number-columns-repeated="2"/>
          <table:table-cell office:value-type="float" office:value="13311" calcext:value-type="float">
            <text:p>13311</text:p>
          </table:table-cell>
          <table:table-cell office:value-type="float" office:value="0.029" calcext:value-type="float">
            <text:p>0.029</text:p>
          </table:table-cell>
          <table:table-cell table:formula="of:=[.M31]/56708" office:value-type="float" office:value="0.234728786061931" calcext:value-type="float">
            <text:p>0.23472878606193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83095" calcext:value-type="float">
            <text:p>0.058309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885.8" calcext:value-type="float">
            <text:p>16885.8</text:p>
          </table:table-cell>
          <table:table-cell office:value-type="float" office:value="13341.8" calcext:value-type="float">
            <text:p>13341.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13341.8" calcext:value-type="float">
            <text:p>13341.8</text:p>
          </table:table-cell>
          <table:table-cell office:value-type="float" office:value="0.03" calcext:value-type="float">
            <text:p>0.03</text:p>
          </table:table-cell>
          <table:table-cell table:formula="of:=[.M32]/56708" office:value-type="float" office:value="0.235271919305918" calcext:value-type="float">
            <text:p>0.23527191930591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88303" calcext:value-type="float">
            <text:p>0.05883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916.5" calcext:value-type="float">
            <text:p>16916.5</text:p>
          </table:table-cell>
          <table:table-cell office:value-type="float" office:value="13372.5" calcext:value-type="float">
            <text:p>13372.5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table:number-columns-repeated="2"/>
          <table:table-cell office:value-type="float" office:value="13372.5" calcext:value-type="float">
            <text:p>13372.5</text:p>
          </table:table-cell>
          <table:table-cell office:value-type="float" office:value="0.031" calcext:value-type="float">
            <text:p>0.031</text:p>
          </table:table-cell>
          <table:table-cell table:formula="of:=[.M33]/56708" office:value-type="float" office:value="0.235813289130281" calcext:value-type="float">
            <text:p>0.235813289130281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93633" calcext:value-type="float">
            <text:p>0.05936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947.2" calcext:value-type="float">
            <text:p>16947.2</text:p>
          </table:table-cell>
          <table:table-cell office:value-type="float" office:value="13403.2" calcext:value-type="float">
            <text:p>13403.2</text:p>
          </table:table-cell>
          <table:table-cell table:number-columns-repeated="2"/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float" office:value="13403.2" calcext:value-type="float">
            <text:p>13403.2</text:p>
          </table:table-cell>
          <table:table-cell office:value-type="float" office:value="0.032" calcext:value-type="float">
            <text:p>0.032</text:p>
          </table:table-cell>
          <table:table-cell table:formula="of:=[.M34]/56708" office:value-type="float" office:value="0.236354658954645" calcext:value-type="float">
            <text:p>0.236354658954645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99083" calcext:value-type="float">
            <text:p>0.05990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977.9" calcext:value-type="float">
            <text:p>16977.9</text:p>
          </table:table-cell>
          <table:table-cell office:value-type="float" office:value="13433.9" calcext:value-type="float">
            <text:p>13433.9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table:number-columns-repeated="2"/>
          <table:table-cell office:value-type="float" office:value="13433.9" calcext:value-type="float">
            <text:p>13433.9</text:p>
          </table:table-cell>
          <table:table-cell office:value-type="float" office:value="0.033" calcext:value-type="float">
            <text:p>0.033</text:p>
          </table:table-cell>
          <table:table-cell table:formula="of:=[.M35]/56708" office:value-type="float" office:value="0.236896028779008" calcext:value-type="float">
            <text:p>0.236896028779008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04649" calcext:value-type="float">
            <text:p>0.06046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008.6" calcext:value-type="float">
            <text:p>17008.6</text:p>
          </table:table-cell>
          <table:table-cell office:value-type="float" office:value="13464.6" calcext:value-type="float">
            <text:p>13464.6</text:p>
          </table:table-cell>
          <table:table-cell table:number-columns-repeated="2"/>
          <table:table-cell office:value-type="float" office:value="0.034" calcext:value-type="float">
            <text:p>0.034</text:p>
          </table:table-cell>
          <table:table-cell table:number-columns-repeated="2"/>
          <table:table-cell office:value-type="float" office:value="13464.6" calcext:value-type="float">
            <text:p>13464.6</text:p>
          </table:table-cell>
          <table:table-cell office:value-type="float" office:value="0.034" calcext:value-type="float">
            <text:p>0.034</text:p>
          </table:table-cell>
          <table:table-cell table:formula="of:=[.M36]/56708" office:value-type="float" office:value="0.237437398603372" calcext:value-type="float">
            <text:p>0.237437398603372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10328" calcext:value-type="float">
            <text:p>0.06103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039.3" calcext:value-type="float">
            <text:p>17039.3</text:p>
          </table:table-cell>
          <table:table-cell office:value-type="float" office:value="13495.3" calcext:value-type="float">
            <text:p>13495.3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table:number-columns-repeated="2"/>
          <table:table-cell office:value-type="float" office:value="13495.3" calcext:value-type="float">
            <text:p>13495.3</text:p>
          </table:table-cell>
          <table:table-cell office:value-type="float" office:value="0.035" calcext:value-type="float">
            <text:p>0.035</text:p>
          </table:table-cell>
          <table:table-cell table:formula="of:=[.M37]/56708" office:value-type="float" office:value="0.237978768427735" calcext:value-type="float">
            <text:p>0.237978768427735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16117" calcext:value-type="float">
            <text:p>0.06161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070" calcext:value-type="float">
            <text:p>17070</text:p>
          </table:table-cell>
          <table:table-cell office:value-type="float" office:value="13526" calcext:value-type="float">
            <text:p>13526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float" office:value="13526" calcext:value-type="float">
            <text:p>13526</text:p>
          </table:table-cell>
          <table:table-cell office:value-type="float" office:value="0.036" calcext:value-type="float">
            <text:p>0.036</text:p>
          </table:table-cell>
          <table:table-cell table:formula="of:=[.M38]/56708" office:value-type="float" office:value="0.238520138252098" calcext:value-type="float">
            <text:p>0.238520138252098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22013" calcext:value-type="float">
            <text:p>0.06220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100.7" calcext:value-type="float">
            <text:p>17100.7</text:p>
          </table:table-cell>
          <table:table-cell office:value-type="float" office:value="13556.7" calcext:value-type="float">
            <text:p>13556.7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table:number-columns-repeated="2"/>
          <table:table-cell office:value-type="float" office:value="13556.7" calcext:value-type="float">
            <text:p>13556.7</text:p>
          </table:table-cell>
          <table:table-cell office:value-type="float" office:value="0.037" calcext:value-type="float">
            <text:p>0.037</text:p>
          </table:table-cell>
          <table:table-cell table:formula="of:=[.M39]/56708" office:value-type="float" office:value="0.239061508076462" calcext:value-type="float">
            <text:p>0.239061508076462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28013" calcext:value-type="float">
            <text:p>0.06280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131.5" calcext:value-type="float">
            <text:p>17131.5</text:p>
          </table:table-cell>
          <table:table-cell office:value-type="float" office:value="13587.5" calcext:value-type="float">
            <text:p>13587.5</text:p>
          </table:table-cell>
          <table:table-cell table:number-columns-repeated="2"/>
          <table:table-cell office:value-type="float" office:value="0.038" calcext:value-type="float">
            <text:p>0.038</text:p>
          </table:table-cell>
          <table:table-cell table:number-columns-repeated="2"/>
          <table:table-cell office:value-type="float" office:value="13587.5" calcext:value-type="float">
            <text:p>13587.5</text:p>
          </table:table-cell>
          <table:table-cell office:value-type="float" office:value="0.038" calcext:value-type="float">
            <text:p>0.038</text:p>
          </table:table-cell>
          <table:table-cell table:formula="of:=[.M40]/56708" office:value-type="float" office:value="0.239604641320449" calcext:value-type="float">
            <text:p>0.239604641320449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34114" calcext:value-type="float">
            <text:p>0.06341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162.2" calcext:value-type="float">
            <text:p>17162.2</text:p>
          </table:table-cell>
          <table:table-cell office:value-type="float" office:value="13618.2" calcext:value-type="float">
            <text:p>13618.2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table:number-columns-repeated="2"/>
          <table:table-cell office:value-type="float" office:value="13618.2" calcext:value-type="float">
            <text:p>13618.2</text:p>
          </table:table-cell>
          <table:table-cell office:value-type="float" office:value="0.039" calcext:value-type="float">
            <text:p>0.039</text:p>
          </table:table-cell>
          <table:table-cell table:formula="of:=[.M41]/56708" office:value-type="float" office:value="0.240146011144812" calcext:value-type="float">
            <text:p>0.24014601114481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40312" calcext:value-type="float">
            <text:p>0.06403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192.9" calcext:value-type="float">
            <text:p>17192.9</text:p>
          </table:table-cell>
          <table:table-cell office:value-type="float" office:value="13648.9" calcext:value-type="float">
            <text:p>13648.9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13648.9" calcext:value-type="float">
            <text:p>13648.9</text:p>
          </table:table-cell>
          <table:table-cell office:value-type="float" office:value="0.04" calcext:value-type="float">
            <text:p>0.04</text:p>
          </table:table-cell>
          <table:table-cell table:formula="of:=[.M42]/56708" office:value-type="float" office:value="0.240687380969175" calcext:value-type="float">
            <text:p>0.240687380969175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46607" calcext:value-type="float">
            <text:p>0.06466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223.6" calcext:value-type="float">
            <text:p>17223.6</text:p>
          </table:table-cell>
          <table:table-cell office:value-type="float" office:value="13679.6" calcext:value-type="float">
            <text:p>13679.6</text:p>
          </table:table-cell>
          <table:table-cell table:number-columns-repeated="2"/>
          <table:table-cell office:value-type="float" office:value="0.041" calcext:value-type="float">
            <text:p>0.041</text:p>
          </table:table-cell>
          <table:table-cell table:number-columns-repeated="2"/>
          <table:table-cell office:value-type="float" office:value="13679.6" calcext:value-type="float">
            <text:p>13679.6</text:p>
          </table:table-cell>
          <table:table-cell office:value-type="float" office:value="0.041" calcext:value-type="float">
            <text:p>0.041</text:p>
          </table:table-cell>
          <table:table-cell table:formula="of:=[.M43]/56708" office:value-type="float" office:value="0.241228750793539" calcext:value-type="float">
            <text:p>0.241228750793539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52993" calcext:value-type="float">
            <text:p>0.06529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254.3" calcext:value-type="float">
            <text:p>17254.3</text:p>
          </table:table-cell>
          <table:table-cell office:value-type="float" office:value="13710.3" calcext:value-type="float">
            <text:p>13710.3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table:number-columns-repeated="2"/>
          <table:table-cell office:value-type="float" office:value="13710.3" calcext:value-type="float">
            <text:p>13710.3</text:p>
          </table:table-cell>
          <table:table-cell office:value-type="float" office:value="0.042" calcext:value-type="float">
            <text:p>0.042</text:p>
          </table:table-cell>
          <table:table-cell table:formula="of:=[.M44]/56708" office:value-type="float" office:value="0.241770120617902" calcext:value-type="float">
            <text:p>0.241770120617902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5947" calcext:value-type="float">
            <text:p>0.06594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285" calcext:value-type="float">
            <text:p>17285</text:p>
          </table:table-cell>
          <table:table-cell office:value-type="float" office:value="13741" calcext:value-type="float">
            <text:p>13741</text:p>
          </table:table-cell>
          <table:table-cell table:number-columns-repeated="2"/>
          <table:table-cell office:value-type="float" office:value="0.043" calcext:value-type="float">
            <text:p>0.043</text:p>
          </table:table-cell>
          <table:table-cell table:number-columns-repeated="2"/>
          <table:table-cell office:value-type="float" office:value="13741" calcext:value-type="float">
            <text:p>13741</text:p>
          </table:table-cell>
          <table:table-cell office:value-type="float" office:value="0.043" calcext:value-type="float">
            <text:p>0.043</text:p>
          </table:table-cell>
          <table:table-cell table:formula="of:=[.M45]/56708" office:value-type="float" office:value="0.242311490442266" calcext:value-type="float">
            <text:p>0.242311490442266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66033" calcext:value-type="float">
            <text:p>0.06660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315.7" calcext:value-type="float">
            <text:p>17315.7</text:p>
          </table:table-cell>
          <table:table-cell office:value-type="float" office:value="13771.7" calcext:value-type="float">
            <text:p>13771.7</text:p>
          </table:table-cell>
          <table:table-cell table:number-columns-repeated="2"/>
          <table:table-cell office:value-type="float" office:value="0.044" calcext:value-type="float">
            <text:p>0.044</text:p>
          </table:table-cell>
          <table:table-cell table:number-columns-repeated="2"/>
          <table:table-cell office:value-type="float" office:value="13771.7" calcext:value-type="float">
            <text:p>13771.7</text:p>
          </table:table-cell>
          <table:table-cell office:value-type="float" office:value="0.044" calcext:value-type="float">
            <text:p>0.044</text:p>
          </table:table-cell>
          <table:table-cell table:formula="of:=[.M46]/56708" office:value-type="float" office:value="0.242852860266629" calcext:value-type="float">
            <text:p>0.242852860266629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72681" calcext:value-type="float">
            <text:p>0.06726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346.4" calcext:value-type="float">
            <text:p>17346.4</text:p>
          </table:table-cell>
          <table:table-cell office:value-type="float" office:value="13802.4" calcext:value-type="float">
            <text:p>13802.4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table:number-columns-repeated="2"/>
          <table:table-cell office:value-type="float" office:value="13802.4" calcext:value-type="float">
            <text:p>13802.4</text:p>
          </table:table-cell>
          <table:table-cell office:value-type="float" office:value="0.045" calcext:value-type="float">
            <text:p>0.045</text:p>
          </table:table-cell>
          <table:table-cell table:formula="of:=[.M47]/56708" office:value-type="float" office:value="0.243394230090992" calcext:value-type="float">
            <text:p>0.243394230090992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79412" calcext:value-type="float">
            <text:p>0.06794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377.2" calcext:value-type="float">
            <text:p>17377.2</text:p>
          </table:table-cell>
          <table:table-cell office:value-type="float" office:value="13833.2" calcext:value-type="float">
            <text:p>13833.2</text:p>
          </table:table-cell>
          <table:table-cell table:number-columns-repeated="2"/>
          <table:table-cell office:value-type="float" office:value="0.046" calcext:value-type="float">
            <text:p>0.046</text:p>
          </table:table-cell>
          <table:table-cell table:number-columns-repeated="2"/>
          <table:table-cell office:value-type="float" office:value="13833.2" calcext:value-type="float">
            <text:p>13833.2</text:p>
          </table:table-cell>
          <table:table-cell office:value-type="float" office:value="0.046" calcext:value-type="float">
            <text:p>0.046</text:p>
          </table:table-cell>
          <table:table-cell table:formula="of:=[.M48]/56708" office:value-type="float" office:value="0.243937363334979" calcext:value-type="float">
            <text:p>0.243937363334979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86222" calcext:value-type="float">
            <text:p>0.06862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407.9" calcext:value-type="float">
            <text:p>17407.9</text:p>
          </table:table-cell>
          <table:table-cell office:value-type="float" office:value="13863.9" calcext:value-type="float">
            <text:p>13863.9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table:number-columns-repeated="2"/>
          <table:table-cell office:value-type="float" office:value="13863.9" calcext:value-type="float">
            <text:p>13863.9</text:p>
          </table:table-cell>
          <table:table-cell office:value-type="float" office:value="0.047" calcext:value-type="float">
            <text:p>0.047</text:p>
          </table:table-cell>
          <table:table-cell table:formula="of:=[.M49]/56708" office:value-type="float" office:value="0.244478733159343" calcext:value-type="float">
            <text:p>0.244478733159343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93109" calcext:value-type="float">
            <text:p>0.06931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438.6" calcext:value-type="float">
            <text:p>17438.6</text:p>
          </table:table-cell>
          <table:table-cell office:value-type="float" office:value="13894.6" calcext:value-type="float">
            <text:p>13894.6</text:p>
          </table:table-cell>
          <table:table-cell table:number-columns-repeated="2"/>
          <table:table-cell office:value-type="float" office:value="0.048" calcext:value-type="float">
            <text:p>0.048</text:p>
          </table:table-cell>
          <table:table-cell table:number-columns-repeated="2"/>
          <table:table-cell office:value-type="float" office:value="13894.6" calcext:value-type="float">
            <text:p>13894.6</text:p>
          </table:table-cell>
          <table:table-cell office:value-type="float" office:value="0.048" calcext:value-type="float">
            <text:p>0.048</text:p>
          </table:table-cell>
          <table:table-cell table:formula="of:=[.M50]/56708" office:value-type="float" office:value="0.245020102983706" calcext:value-type="float">
            <text:p>0.245020102983706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00071" calcext:value-type="float">
            <text:p>0.07000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469.3" calcext:value-type="float">
            <text:p>17469.3</text:p>
          </table:table-cell>
          <table:table-cell office:value-type="float" office:value="13925.3" calcext:value-type="float">
            <text:p>13925.3</text:p>
          </table:table-cell>
          <table:table-cell table:number-columns-repeated="2"/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3925.3" calcext:value-type="float">
            <text:p>13925.3</text:p>
          </table:table-cell>
          <table:table-cell office:value-type="float" office:value="0.049" calcext:value-type="float">
            <text:p>0.049</text:p>
          </table:table-cell>
          <table:table-cell table:formula="of:=[.M51]/56708" office:value-type="float" office:value="0.245561472808069" calcext:value-type="float">
            <text:p>0.24556147280806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07107" calcext:value-type="float">
            <text:p>0.07071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500" calcext:value-type="float">
            <text:p>17500</text:p>
          </table:table-cell>
          <table:table-cell office:value-type="float" office:value="13956" calcext:value-type="float">
            <text:p>13956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13956" calcext:value-type="float">
            <text:p>13956</text:p>
          </table:table-cell>
          <table:table-cell office:value-type="float" office:value="0.05" calcext:value-type="float">
            <text:p>0.05</text:p>
          </table:table-cell>
          <table:table-cell table:formula="of:=[.M52]/56708" office:value-type="float" office:value="0.246102842632433" calcext:value-type="float">
            <text:p>0.246102842632433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14213" calcext:value-type="float">
            <text:p>0.07142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549.4" calcext:value-type="float">
            <text:p>17549.4</text:p>
          </table:table-cell>
          <table:table-cell office:value-type="float" office:value="14005.4" calcext:value-type="float">
            <text:p>14005.4</text:p>
          </table:table-cell>
          <table:table-cell table:number-columns-repeated="2"/>
          <table:table-cell office:value-type="float" office:value="0.051" calcext:value-type="float">
            <text:p>0.051</text:p>
          </table:table-cell>
          <table:table-cell table:number-columns-repeated="2"/>
          <table:table-cell office:value-type="float" office:value="14005.4" calcext:value-type="float">
            <text:p>14005.4</text:p>
          </table:table-cell>
          <table:table-cell office:value-type="float" office:value="0.051" calcext:value-type="float">
            <text:p>0.051</text:p>
          </table:table-cell>
          <table:table-cell table:formula="of:=[.M53]/56708" office:value-type="float" office:value="0.24697397192636" calcext:value-type="float">
            <text:p>0.24697397192636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21388" calcext:value-type="float">
            <text:p>0.072138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598.8" calcext:value-type="float">
            <text:p>17598.8</text:p>
          </table:table-cell>
          <table:table-cell office:value-type="float" office:value="14054.8" calcext:value-type="float">
            <text:p>14054.8</text:p>
          </table:table-cell>
          <table:table-cell table:number-columns-repeated="2"/>
          <table:table-cell office:value-type="float" office:value="0.052" calcext:value-type="float">
            <text:p>0.052</text:p>
          </table:table-cell>
          <table:table-cell table:number-columns-repeated="2"/>
          <table:table-cell office:value-type="float" office:value="14054.8" calcext:value-type="float">
            <text:p>14054.8</text:p>
          </table:table-cell>
          <table:table-cell office:value-type="float" office:value="0.052" calcext:value-type="float">
            <text:p>0.052</text:p>
          </table:table-cell>
          <table:table-cell table:formula="of:=[.M54]/56708" office:value-type="float" office:value="0.247845101220286" calcext:value-type="float">
            <text:p>0.247845101220286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28629" calcext:value-type="float">
            <text:p>0.07286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648.2" calcext:value-type="float">
            <text:p>17648.2</text:p>
          </table:table-cell>
          <table:table-cell office:value-type="float" office:value="14104.2" calcext:value-type="float">
            <text:p>14104.2</text:p>
          </table:table-cell>
          <table:table-cell table:number-columns-repeated="2"/>
          <table:table-cell office:value-type="float" office:value="0.053" calcext:value-type="float">
            <text:p>0.053</text:p>
          </table:table-cell>
          <table:table-cell table:number-columns-repeated="2"/>
          <table:table-cell office:value-type="float" office:value="14104.2" calcext:value-type="float">
            <text:p>14104.2</text:p>
          </table:table-cell>
          <table:table-cell office:value-type="float" office:value="0.053" calcext:value-type="float">
            <text:p>0.053</text:p>
          </table:table-cell>
          <table:table-cell table:formula="of:=[.M55]/56708" office:value-type="float" office:value="0.248716230514213" calcext:value-type="float">
            <text:p>0.248716230514213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35935" calcext:value-type="float">
            <text:p>0.073593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697.6" calcext:value-type="float">
            <text:p>17697.6</text:p>
          </table:table-cell>
          <table:table-cell office:value-type="float" office:value="14153.6" calcext:value-type="float">
            <text:p>14153.6</text:p>
          </table:table-cell>
          <table:table-cell table:number-columns-repeated="2"/>
          <table:table-cell office:value-type="float" office:value="0.054" calcext:value-type="float">
            <text:p>0.054</text:p>
          </table:table-cell>
          <table:table-cell table:number-columns-repeated="2"/>
          <table:table-cell office:value-type="float" office:value="14153.6" calcext:value-type="float">
            <text:p>14153.6</text:p>
          </table:table-cell>
          <table:table-cell office:value-type="float" office:value="0.054" calcext:value-type="float">
            <text:p>0.054</text:p>
          </table:table-cell>
          <table:table-cell table:formula="of:=[.M56]/56708" office:value-type="float" office:value="0.24958735980814" calcext:value-type="float">
            <text:p>0.24958735980814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303" calcext:value-type="float">
            <text:p>0.07433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747" calcext:value-type="float">
            <text:p>17747</text:p>
          </table:table-cell>
          <table:table-cell office:value-type="float" office:value="14203" calcext:value-type="float">
            <text:p>14203</text:p>
          </table:table-cell>
          <table:table-cell table:number-columns-repeated="2"/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14203" calcext:value-type="float">
            <text:p>14203</text:p>
          </table:table-cell>
          <table:table-cell office:value-type="float" office:value="0.055" calcext:value-type="float">
            <text:p>0.055</text:p>
          </table:table-cell>
          <table:table-cell table:formula="of:=[.M57]/56708" office:value-type="float" office:value="0.250458489102067" calcext:value-type="float">
            <text:p>0.250458489102067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50733" calcext:value-type="float">
            <text:p>0.07507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796.4" calcext:value-type="float">
            <text:p>17796.4</text:p>
          </table:table-cell>
          <table:table-cell office:value-type="float" office:value="14252.4" calcext:value-type="float">
            <text:p>14252.4</text:p>
          </table:table-cell>
          <table:table-cell table:number-columns-repeated="2"/>
          <table:table-cell office:value-type="float" office:value="0.056" calcext:value-type="float">
            <text:p>0.056</text:p>
          </table:table-cell>
          <table:table-cell table:number-columns-repeated="2"/>
          <table:table-cell office:value-type="float" office:value="14252.4" calcext:value-type="float">
            <text:p>14252.4</text:p>
          </table:table-cell>
          <table:table-cell office:value-type="float" office:value="0.056" calcext:value-type="float">
            <text:p>0.056</text:p>
          </table:table-cell>
          <table:table-cell table:formula="of:=[.M58]/56708" office:value-type="float" office:value="0.251329618395993" calcext:value-type="float">
            <text:p>0.251329618395993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58222" calcext:value-type="float">
            <text:p>0.07582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845.8" calcext:value-type="float">
            <text:p>17845.8</text:p>
          </table:table-cell>
          <table:table-cell office:value-type="float" office:value="14301.8" calcext:value-type="float">
            <text:p>14301.8</text:p>
          </table:table-cell>
          <table:table-cell table:number-columns-repeated="2"/>
          <table:table-cell office:value-type="float" office:value="0.057" calcext:value-type="float">
            <text:p>0.057</text:p>
          </table:table-cell>
          <table:table-cell table:number-columns-repeated="2"/>
          <table:table-cell office:value-type="float" office:value="14301.8" calcext:value-type="float">
            <text:p>14301.8</text:p>
          </table:table-cell>
          <table:table-cell office:value-type="float" office:value="0.057" calcext:value-type="float">
            <text:p>0.057</text:p>
          </table:table-cell>
          <table:table-cell table:formula="of:=[.M59]/56708" office:value-type="float" office:value="0.25220074768992" calcext:value-type="float">
            <text:p>0.25220074768992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65768" calcext:value-type="float">
            <text:p>0.07657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895.2" calcext:value-type="float">
            <text:p>17895.2</text:p>
          </table:table-cell>
          <table:table-cell office:value-type="float" office:value="14351.2" calcext:value-type="float">
            <text:p>14351.2</text:p>
          </table:table-cell>
          <table:table-cell table:number-columns-repeated="2"/>
          <table:table-cell office:value-type="float" office:value="0.058" calcext:value-type="float">
            <text:p>0.058</text:p>
          </table:table-cell>
          <table:table-cell table:number-columns-repeated="2"/>
          <table:table-cell office:value-type="float" office:value="14351.2" calcext:value-type="float">
            <text:p>14351.2</text:p>
          </table:table-cell>
          <table:table-cell office:value-type="float" office:value="0.058" calcext:value-type="float">
            <text:p>0.058</text:p>
          </table:table-cell>
          <table:table-cell table:formula="of:=[.M60]/56708" office:value-type="float" office:value="0.253071876983847" calcext:value-type="float">
            <text:p>0.253071876983847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73369" calcext:value-type="float">
            <text:p>0.07733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944.6" calcext:value-type="float">
            <text:p>17944.6</text:p>
          </table:table-cell>
          <table:table-cell office:value-type="float" office:value="14400.6" calcext:value-type="float">
            <text:p>14400.6</text:p>
          </table:table-cell>
          <table:table-cell table:number-columns-repeated="2"/>
          <table:table-cell office:value-type="float" office:value="0.059" calcext:value-type="float">
            <text:p>0.059</text:p>
          </table:table-cell>
          <table:table-cell table:number-columns-repeated="2"/>
          <table:table-cell office:value-type="float" office:value="14400.6" calcext:value-type="float">
            <text:p>14400.6</text:p>
          </table:table-cell>
          <table:table-cell office:value-type="float" office:value="0.059" calcext:value-type="float">
            <text:p>0.059</text:p>
          </table:table-cell>
          <table:table-cell table:formula="of:=[.M61]/56708" office:value-type="float" office:value="0.253943006277774" calcext:value-type="float">
            <text:p>0.25394300627777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81025" calcext:value-type="float">
            <text:p>0.07810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994" calcext:value-type="float">
            <text:p>17994</text:p>
          </table:table-cell>
          <table:table-cell office:value-type="float" office:value="14450" calcext:value-type="float">
            <text:p>14450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14450" calcext:value-type="float">
            <text:p>14450</text:p>
          </table:table-cell>
          <table:table-cell office:value-type="float" office:value="0.06" calcext:value-type="float">
            <text:p>0.06</text:p>
          </table:table-cell>
          <table:table-cell table:formula="of:=[.M62]/56708" office:value-type="float" office:value="0.254814135571701" calcext:value-type="float">
            <text:p>0.254814135571701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88733" calcext:value-type="float">
            <text:p>0.07887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043.4" calcext:value-type="float">
            <text:p>18043.4</text:p>
          </table:table-cell>
          <table:table-cell office:value-type="float" office:value="14499.4" calcext:value-type="float">
            <text:p>14499.4</text:p>
          </table:table-cell>
          <table:table-cell table:number-columns-repeated="2"/>
          <table:table-cell office:value-type="float" office:value="0.061" calcext:value-type="float">
            <text:p>0.061</text:p>
          </table:table-cell>
          <table:table-cell table:number-columns-repeated="2"/>
          <table:table-cell office:value-type="float" office:value="14499.4" calcext:value-type="float">
            <text:p>14499.4</text:p>
          </table:table-cell>
          <table:table-cell office:value-type="float" office:value="0.061" calcext:value-type="float">
            <text:p>0.061</text:p>
          </table:table-cell>
          <table:table-cell table:formula="of:=[.M63]/56708" office:value-type="float" office:value="0.255685264865627" calcext:value-type="float">
            <text:p>0.255685264865627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96492" calcext:value-type="float">
            <text:p>0.07964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092.8" calcext:value-type="float">
            <text:p>18092.8</text:p>
          </table:table-cell>
          <table:table-cell office:value-type="float" office:value="14548.8" calcext:value-type="float">
            <text:p>14548.8</text:p>
          </table:table-cell>
          <table:table-cell table:number-columns-repeated="2"/>
          <table:table-cell office:value-type="float" office:value="0.062" calcext:value-type="float">
            <text:p>0.062</text:p>
          </table:table-cell>
          <table:table-cell table:number-columns-repeated="2"/>
          <table:table-cell office:value-type="float" office:value="14548.8" calcext:value-type="float">
            <text:p>14548.8</text:p>
          </table:table-cell>
          <table:table-cell office:value-type="float" office:value="0.062" calcext:value-type="float">
            <text:p>0.062</text:p>
          </table:table-cell>
          <table:table-cell table:formula="of:=[.M64]/56708" office:value-type="float" office:value="0.256556394159554" calcext:value-type="float">
            <text:p>0.256556394159554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301" calcext:value-type="float">
            <text:p>0.08043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142.2" calcext:value-type="float">
            <text:p>18142.2</text:p>
          </table:table-cell>
          <table:table-cell office:value-type="float" office:value="14598.2" calcext:value-type="float">
            <text:p>14598.2</text:p>
          </table:table-cell>
          <table:table-cell table:number-columns-repeated="2"/>
          <table:table-cell office:value-type="float" office:value="0.063" calcext:value-type="float">
            <text:p>0.063</text:p>
          </table:table-cell>
          <table:table-cell table:number-columns-repeated="2"/>
          <table:table-cell office:value-type="float" office:value="14598.2" calcext:value-type="float">
            <text:p>14598.2</text:p>
          </table:table-cell>
          <table:table-cell office:value-type="float" office:value="0.063" calcext:value-type="float">
            <text:p>0.063</text:p>
          </table:table-cell>
          <table:table-cell table:formula="of:=[.M65]/56708" office:value-type="float" office:value="0.257427523453481" calcext:value-type="float">
            <text:p>0.257427523453481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12158" calcext:value-type="float">
            <text:p>0.08121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191.6" calcext:value-type="float">
            <text:p>18191.6</text:p>
          </table:table-cell>
          <table:table-cell office:value-type="float" office:value="14647.6" calcext:value-type="float">
            <text:p>14647.6</text:p>
          </table:table-cell>
          <table:table-cell table:number-columns-repeated="2"/>
          <table:table-cell office:value-type="float" office:value="0.064" calcext:value-type="float">
            <text:p>0.064</text:p>
          </table:table-cell>
          <table:table-cell table:number-columns-repeated="2"/>
          <table:table-cell office:value-type="float" office:value="14647.6" calcext:value-type="float">
            <text:p>14647.6</text:p>
          </table:table-cell>
          <table:table-cell office:value-type="float" office:value="0.064" calcext:value-type="float">
            <text:p>0.064</text:p>
          </table:table-cell>
          <table:table-cell table:formula="of:=[.M66]/56708" office:value-type="float" office:value="0.258298652747408" calcext:value-type="float">
            <text:p>0.258298652747408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20061" calcext:value-type="float">
            <text:p>0.08200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241" calcext:value-type="float">
            <text:p>18241</text:p>
          </table:table-cell>
          <table:table-cell office:value-type="float" office:value="14697" calcext:value-type="float">
            <text:p>14697</text:p>
          </table:table-cell>
          <table:table-cell table:number-columns-repeated="2"/>
          <table:table-cell office:value-type="float" office:value="0.065" calcext:value-type="float">
            <text:p>0.065</text:p>
          </table:table-cell>
          <table:table-cell table:number-columns-repeated="2"/>
          <table:table-cell office:value-type="float" office:value="14697" calcext:value-type="float">
            <text:p>14697</text:p>
          </table:table-cell>
          <table:table-cell office:value-type="float" office:value="0.065" calcext:value-type="float">
            <text:p>0.065</text:p>
          </table:table-cell>
          <table:table-cell table:formula="of:=[.M67]/56708" office:value-type="float" office:value="0.259169782041335" calcext:value-type="float">
            <text:p>0.25916978204133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2801" calcext:value-type="float">
            <text:p>0.0828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290.4" calcext:value-type="float">
            <text:p>18290.4</text:p>
          </table:table-cell>
          <table:table-cell office:value-type="float" office:value="14746.4" calcext:value-type="float">
            <text:p>14746.4</text:p>
          </table:table-cell>
          <table:table-cell table:number-columns-repeated="2"/>
          <table:table-cell office:value-type="float" office:value="0.066" calcext:value-type="float">
            <text:p>0.066</text:p>
          </table:table-cell>
          <table:table-cell table:number-columns-repeated="2"/>
          <table:table-cell office:value-type="float" office:value="14746.4" calcext:value-type="float">
            <text:p>14746.4</text:p>
          </table:table-cell>
          <table:table-cell office:value-type="float" office:value="0.066" calcext:value-type="float">
            <text:p>0.066</text:p>
          </table:table-cell>
          <table:table-cell table:formula="of:=[.M68]/56708" office:value-type="float" office:value="0.260040911335261" calcext:value-type="float">
            <text:p>0.260040911335261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36002" calcext:value-type="float">
            <text:p>0.083600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339.8" calcext:value-type="float">
            <text:p>18339.8</text:p>
          </table:table-cell>
          <table:table-cell office:value-type="float" office:value="14795.8" calcext:value-type="float">
            <text:p>14795.8</text:p>
          </table:table-cell>
          <table:table-cell table:number-columns-repeated="2"/>
          <table:table-cell office:value-type="float" office:value="0.067" calcext:value-type="float">
            <text:p>0.067</text:p>
          </table:table-cell>
          <table:table-cell table:number-columns-repeated="2"/>
          <table:table-cell office:value-type="float" office:value="14795.8" calcext:value-type="float">
            <text:p>14795.8</text:p>
          </table:table-cell>
          <table:table-cell office:value-type="float" office:value="0.067" calcext:value-type="float">
            <text:p>0.067</text:p>
          </table:table-cell>
          <table:table-cell table:formula="of:=[.M69]/56708" office:value-type="float" office:value="0.260912040629188" calcext:value-type="float">
            <text:p>0.260912040629188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44038" calcext:value-type="float">
            <text:p>0.08440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389.2" calcext:value-type="float">
            <text:p>18389.2</text:p>
          </table:table-cell>
          <table:table-cell office:value-type="float" office:value="14845.2" calcext:value-type="float">
            <text:p>14845.2</text:p>
          </table:table-cell>
          <table:table-cell table:number-columns-repeated="2"/>
          <table:table-cell office:value-type="float" office:value="0.068" calcext:value-type="float">
            <text:p>0.068</text:p>
          </table:table-cell>
          <table:table-cell table:number-columns-repeated="2"/>
          <table:table-cell office:value-type="float" office:value="14845.2" calcext:value-type="float">
            <text:p>14845.2</text:p>
          </table:table-cell>
          <table:table-cell office:value-type="float" office:value="0.068" calcext:value-type="float">
            <text:p>0.068</text:p>
          </table:table-cell>
          <table:table-cell table:formula="of:=[.M70]/56708" office:value-type="float" office:value="0.261783169923115" calcext:value-type="float">
            <text:p>0.261783169923115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52115" calcext:value-type="float">
            <text:p>0.08521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438.6" calcext:value-type="float">
            <text:p>18438.6</text:p>
          </table:table-cell>
          <table:table-cell office:value-type="float" office:value="14894.6" calcext:value-type="float">
            <text:p>14894.6</text:p>
          </table:table-cell>
          <table:table-cell table:number-columns-repeated="2"/>
          <table:table-cell office:value-type="float" office:value="0.069" calcext:value-type="float">
            <text:p>0.069</text:p>
          </table:table-cell>
          <table:table-cell table:number-columns-repeated="2"/>
          <table:table-cell office:value-type="float" office:value="14894.6" calcext:value-type="float">
            <text:p>14894.6</text:p>
          </table:table-cell>
          <table:table-cell office:value-type="float" office:value="0.069" calcext:value-type="float">
            <text:p>0.069</text:p>
          </table:table-cell>
          <table:table-cell table:formula="of:=[.M71]/56708" office:value-type="float" office:value="0.262654299217042" calcext:value-type="float">
            <text:p>0.26265429921704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60233" calcext:value-type="float">
            <text:p>0.08602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488" calcext:value-type="float">
            <text:p>18488</text:p>
          </table:table-cell>
          <table:table-cell office:value-type="float" office:value="14944" calcext:value-type="float">
            <text:p>14944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table:number-columns-repeated="2"/>
          <table:table-cell office:value-type="float" office:value="14944" calcext:value-type="float">
            <text:p>14944</text:p>
          </table:table-cell>
          <table:table-cell office:value-type="float" office:value="0.07" calcext:value-type="float">
            <text:p>0.07</text:p>
          </table:table-cell>
          <table:table-cell table:formula="of:=[.M72]/56708" office:value-type="float" office:value="0.263525428510968" calcext:value-type="float">
            <text:p>0.263525428510968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68389" calcext:value-type="float">
            <text:p>0.08683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537.4" calcext:value-type="float">
            <text:p>18537.4</text:p>
          </table:table-cell>
          <table:table-cell office:value-type="float" office:value="14993.4" calcext:value-type="float">
            <text:p>14993.4</text:p>
          </table:table-cell>
          <table:table-cell table:number-columns-repeated="2"/>
          <table:table-cell office:value-type="float" office:value="0.071" calcext:value-type="float">
            <text:p>0.071</text:p>
          </table:table-cell>
          <table:table-cell table:number-columns-repeated="2"/>
          <table:table-cell office:value-type="float" office:value="14993.4" calcext:value-type="float">
            <text:p>14993.4</text:p>
          </table:table-cell>
          <table:table-cell office:value-type="float" office:value="0.071" calcext:value-type="float">
            <text:p>0.071</text:p>
          </table:table-cell>
          <table:table-cell table:formula="of:=[.M73]/56708" office:value-type="float" office:value="0.264396557804895" calcext:value-type="float">
            <text:p>0.264396557804895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76584" calcext:value-type="float">
            <text:p>0.08765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586.8" calcext:value-type="float">
            <text:p>18586.8</text:p>
          </table:table-cell>
          <table:table-cell office:value-type="float" office:value="15042.8" calcext:value-type="float">
            <text:p>15042.8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table:number-columns-repeated="2"/>
          <table:table-cell office:value-type="float" office:value="15042.8" calcext:value-type="float">
            <text:p>15042.8</text:p>
          </table:table-cell>
          <table:table-cell office:value-type="float" office:value="0.072" calcext:value-type="float">
            <text:p>0.072</text:p>
          </table:table-cell>
          <table:table-cell table:formula="of:=[.M74]/56708" office:value-type="float" office:value="0.265267687098822" calcext:value-type="float">
            <text:p>0.265267687098822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84816" calcext:value-type="float">
            <text:p>0.08848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636.2" calcext:value-type="float">
            <text:p>18636.2</text:p>
          </table:table-cell>
          <table:table-cell office:value-type="float" office:value="15092.2" calcext:value-type="float">
            <text:p>15092.2</text:p>
          </table:table-cell>
          <table:table-cell table:number-columns-repeated="2"/>
          <table:table-cell office:value-type="float" office:value="0.073" calcext:value-type="float">
            <text:p>0.073</text:p>
          </table:table-cell>
          <table:table-cell table:number-columns-repeated="2"/>
          <table:table-cell office:value-type="float" office:value="15092.2" calcext:value-type="float">
            <text:p>15092.2</text:p>
          </table:table-cell>
          <table:table-cell office:value-type="float" office:value="0.073" calcext:value-type="float">
            <text:p>0.073</text:p>
          </table:table-cell>
          <table:table-cell table:formula="of:=[.M75]/56708" office:value-type="float" office:value="0.266138816392749" calcext:value-type="float">
            <text:p>0.266138816392749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93085" calcext:value-type="float">
            <text:p>0.08930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685.6" calcext:value-type="float">
            <text:p>18685.6</text:p>
          </table:table-cell>
          <table:table-cell office:value-type="float" office:value="15141.6" calcext:value-type="float">
            <text:p>15141.6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table:number-columns-repeated="2"/>
          <table:table-cell office:value-type="float" office:value="15141.6" calcext:value-type="float">
            <text:p>15141.6</text:p>
          </table:table-cell>
          <table:table-cell office:value-type="float" office:value="0.074" calcext:value-type="float">
            <text:p>0.074</text:p>
          </table:table-cell>
          <table:table-cell table:formula="of:=[.M76]/56708" office:value-type="float" office:value="0.267009945686676" calcext:value-type="float">
            <text:p>0.267009945686676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01388" calcext:value-type="float">
            <text:p>0.090138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735" calcext:value-type="float">
            <text:p>18735</text:p>
          </table:table-cell>
          <table:table-cell office:value-type="float" office:value="15191" calcext:value-type="float">
            <text:p>15191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5191" calcext:value-type="float">
            <text:p>15191</text:p>
          </table:table-cell>
          <table:table-cell office:value-type="float" office:value="0.075" calcext:value-type="float">
            <text:p>0.075</text:p>
          </table:table-cell>
          <table:table-cell table:formula="of:=[.M77]/56708" office:value-type="float" office:value="0.267881074980602" calcext:value-type="float">
            <text:p>0.267881074980602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09725" calcext:value-type="float">
            <text:p>0.09097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784.4" calcext:value-type="float">
            <text:p>18784.4</text:p>
          </table:table-cell>
          <table:table-cell office:value-type="float" office:value="15240.4" calcext:value-type="float">
            <text:p>15240.4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table:number-columns-repeated="2"/>
          <table:table-cell office:value-type="float" office:value="15240.4" calcext:value-type="float">
            <text:p>15240.4</text:p>
          </table:table-cell>
          <table:table-cell office:value-type="float" office:value="0.076" calcext:value-type="float">
            <text:p>0.076</text:p>
          </table:table-cell>
          <table:table-cell table:formula="of:=[.M78]/56708" office:value-type="float" office:value="0.268752204274529" calcext:value-type="float">
            <text:p>0.268752204274529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18096" calcext:value-type="float">
            <text:p>0.091809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833.8" calcext:value-type="float">
            <text:p>18833.8</text:p>
          </table:table-cell>
          <table:table-cell office:value-type="float" office:value="15289.8" calcext:value-type="float">
            <text:p>15289.8</text:p>
          </table:table-cell>
          <table:table-cell table:number-columns-repeated="2"/>
          <table:table-cell office:value-type="float" office:value="0.077" calcext:value-type="float">
            <text:p>0.077</text:p>
          </table:table-cell>
          <table:table-cell table:number-columns-repeated="2"/>
          <table:table-cell office:value-type="float" office:value="15289.8" calcext:value-type="float">
            <text:p>15289.8</text:p>
          </table:table-cell>
          <table:table-cell office:value-type="float" office:value="0.077" calcext:value-type="float">
            <text:p>0.077</text:p>
          </table:table-cell>
          <table:table-cell table:formula="of:=[.M79]/56708" office:value-type="float" office:value="0.269623333568456" calcext:value-type="float">
            <text:p>0.269623333568456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26499" calcext:value-type="float">
            <text:p>0.09264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883.2" calcext:value-type="float">
            <text:p>18883.2</text:p>
          </table:table-cell>
          <table:table-cell office:value-type="float" office:value="15339.2" calcext:value-type="float">
            <text:p>15339.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table:number-columns-repeated="2"/>
          <table:table-cell office:value-type="float" office:value="15339.2" calcext:value-type="float">
            <text:p>15339.2</text:p>
          </table:table-cell>
          <table:table-cell office:value-type="float" office:value="0.078" calcext:value-type="float">
            <text:p>0.078</text:p>
          </table:table-cell>
          <table:table-cell table:formula="of:=[.M80]/56708" office:value-type="float" office:value="0.270494462862383" calcext:value-type="float">
            <text:p>0.270494462862383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34933" calcext:value-type="float">
            <text:p>0.09349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932.6" calcext:value-type="float">
            <text:p>18932.6</text:p>
          </table:table-cell>
          <table:table-cell office:value-type="float" office:value="15388.6" calcext:value-type="float">
            <text:p>15388.6</text:p>
          </table:table-cell>
          <table:table-cell table:number-columns-repeated="2"/>
          <table:table-cell office:value-type="float" office:value="0.079" calcext:value-type="float">
            <text:p>0.079</text:p>
          </table:table-cell>
          <table:table-cell table:number-columns-repeated="2"/>
          <table:table-cell office:value-type="float" office:value="15388.6" calcext:value-type="float">
            <text:p>15388.6</text:p>
          </table:table-cell>
          <table:table-cell office:value-type="float" office:value="0.079" calcext:value-type="float">
            <text:p>0.079</text:p>
          </table:table-cell>
          <table:table-cell table:formula="of:=[.M81]/56708" office:value-type="float" office:value="0.271365592156309" calcext:value-type="float">
            <text:p>0.27136559215630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398" calcext:value-type="float">
            <text:p>0.09433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982" calcext:value-type="float">
            <text:p>18982</text:p>
          </table:table-cell>
          <table:table-cell office:value-type="float" office:value="15438" calcext:value-type="float">
            <text:p>15438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15438" calcext:value-type="float">
            <text:p>15438</text:p>
          </table:table-cell>
          <table:table-cell office:value-type="float" office:value="0.08" calcext:value-type="float">
            <text:p>0.08</text:p>
          </table:table-cell>
          <table:table-cell table:formula="of:=[.M82]/56708" office:value-type="float" office:value="0.272236721450236" calcext:value-type="float">
            <text:p>0.272236721450236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51893" calcext:value-type="float">
            <text:p>0.09518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031.4" calcext:value-type="float">
            <text:p>19031.4</text:p>
          </table:table-cell>
          <table:table-cell office:value-type="float" office:value="15487.4" calcext:value-type="float">
            <text:p>15487.4</text:p>
          </table:table-cell>
          <table:table-cell table:number-columns-repeated="2"/>
          <table:table-cell office:value-type="float" office:value="0.081" calcext:value-type="float">
            <text:p>0.081</text:p>
          </table:table-cell>
          <table:table-cell table:number-columns-repeated="2"/>
          <table:table-cell office:value-type="float" office:value="15487.4" calcext:value-type="float">
            <text:p>15487.4</text:p>
          </table:table-cell>
          <table:table-cell office:value-type="float" office:value="0.081" calcext:value-type="float">
            <text:p>0.081</text:p>
          </table:table-cell>
          <table:table-cell table:formula="of:=[.M83]/56708" office:value-type="float" office:value="0.273107850744163" calcext:value-type="float">
            <text:p>0.273107850744163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60417" calcext:value-type="float">
            <text:p>0.09604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080.8" calcext:value-type="float">
            <text:p>19080.8</text:p>
          </table:table-cell>
          <table:table-cell office:value-type="float" office:value="15536.8" calcext:value-type="float">
            <text:p>15536.8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table:number-columns-repeated="2"/>
          <table:table-cell office:value-type="float" office:value="15536.8" calcext:value-type="float">
            <text:p>15536.8</text:p>
          </table:table-cell>
          <table:table-cell office:value-type="float" office:value="0.082" calcext:value-type="float">
            <text:p>0.082</text:p>
          </table:table-cell>
          <table:table-cell table:formula="of:=[.M84]/56708" office:value-type="float" office:value="0.27397898003809" calcext:value-type="float">
            <text:p>0.27397898003809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68968" calcext:value-type="float">
            <text:p>0.09689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130.2" calcext:value-type="float">
            <text:p>19130.2</text:p>
          </table:table-cell>
          <table:table-cell office:value-type="float" office:value="15586.2" calcext:value-type="float">
            <text:p>15586.2</text:p>
          </table:table-cell>
          <table:table-cell table:number-columns-repeated="2"/>
          <table:table-cell office:value-type="float" office:value="0.083" calcext:value-type="float">
            <text:p>0.083</text:p>
          </table:table-cell>
          <table:table-cell table:number-columns-repeated="2"/>
          <table:table-cell office:value-type="float" office:value="15586.2" calcext:value-type="float">
            <text:p>15586.2</text:p>
          </table:table-cell>
          <table:table-cell office:value-type="float" office:value="0.083" calcext:value-type="float">
            <text:p>0.083</text:p>
          </table:table-cell>
          <table:table-cell table:formula="of:=[.M85]/56708" office:value-type="float" office:value="0.274850109332017" calcext:value-type="float">
            <text:p>0.274850109332017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548" calcext:value-type="float">
            <text:p>0.097754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179.6" calcext:value-type="float">
            <text:p>19179.6</text:p>
          </table:table-cell>
          <table:table-cell office:value-type="float" office:value="15635.6" calcext:value-type="float">
            <text:p>15635.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float" office:value="15635.6" calcext:value-type="float">
            <text:p>15635.6</text:p>
          </table:table-cell>
          <table:table-cell office:value-type="float" office:value="0.084" calcext:value-type="float">
            <text:p>0.084</text:p>
          </table:table-cell>
          <table:table-cell table:formula="of:=[.M86]/56708" office:value-type="float" office:value="0.275721238625943" calcext:value-type="float">
            <text:p>0.275721238625943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86154" calcext:value-type="float">
            <text:p>0.098615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229" calcext:value-type="float">
            <text:p>19229</text:p>
          </table:table-cell>
          <table:table-cell office:value-type="float" office:value="15685" calcext:value-type="float">
            <text:p>15685</text:p>
          </table:table-cell>
          <table:table-cell table:number-columns-repeated="2"/>
          <table:table-cell office:value-type="float" office:value="0.085" calcext:value-type="float">
            <text:p>0.085</text:p>
          </table:table-cell>
          <table:table-cell table:number-columns-repeated="2"/>
          <table:table-cell office:value-type="float" office:value="15685" calcext:value-type="float">
            <text:p>15685</text:p>
          </table:table-cell>
          <table:table-cell office:value-type="float" office:value="0.085" calcext:value-type="float">
            <text:p>0.085</text:p>
          </table:table-cell>
          <table:table-cell table:formula="of:=[.M87]/56708" office:value-type="float" office:value="0.27659236791987" calcext:value-type="float">
            <text:p>0.27659236791987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94786" calcext:value-type="float">
            <text:p>0.099478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278.4" calcext:value-type="float">
            <text:p>19278.4</text:p>
          </table:table-cell>
          <table:table-cell office:value-type="float" office:value="15734.4" calcext:value-type="float">
            <text:p>15734.4</text:p>
          </table:table-cell>
          <table:table-cell table:number-columns-repeated="2"/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float" office:value="15734.4" calcext:value-type="float">
            <text:p>15734.4</text:p>
          </table:table-cell>
          <table:table-cell office:value-type="float" office:value="0.086" calcext:value-type="float">
            <text:p>0.086</text:p>
          </table:table-cell>
          <table:table-cell table:formula="of:=[.M88]/56708" office:value-type="float" office:value="0.277463497213797" calcext:value-type="float">
            <text:p>0.277463497213797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0344" calcext:value-type="float">
            <text:p>0.1003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327.8" calcext:value-type="float">
            <text:p>19327.8</text:p>
          </table:table-cell>
          <table:table-cell office:value-type="float" office:value="15783.8" calcext:value-type="float">
            <text:p>15783.8</text:p>
          </table:table-cell>
          <table:table-cell table:number-columns-repeated="2"/>
          <table:table-cell office:value-type="float" office:value="0.087" calcext:value-type="float">
            <text:p>0.087</text:p>
          </table:table-cell>
          <table:table-cell table:number-columns-repeated="2"/>
          <table:table-cell office:value-type="float" office:value="15783.8" calcext:value-type="float">
            <text:p>15783.8</text:p>
          </table:table-cell>
          <table:table-cell office:value-type="float" office:value="0.087" calcext:value-type="float">
            <text:p>0.087</text:p>
          </table:table-cell>
          <table:table-cell table:formula="of:=[.M89]/56708" office:value-type="float" office:value="0.278334626507724" calcext:value-type="float">
            <text:p>0.27833462650772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13" calcext:value-type="float">
            <text:p>0.1012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377.2" calcext:value-type="float">
            <text:p>19377.2</text:p>
          </table:table-cell>
          <table:table-cell office:value-type="float" office:value="15833.2" calcext:value-type="float">
            <text:p>15833.2</text:p>
          </table:table-cell>
          <table:table-cell table:number-columns-repeated="2"/>
          <table:table-cell office:value-type="float" office:value="0.088" calcext:value-type="float">
            <text:p>0.088</text:p>
          </table:table-cell>
          <table:table-cell table:number-columns-repeated="2"/>
          <table:table-cell office:value-type="float" office:value="15833.2" calcext:value-type="float">
            <text:p>15833.2</text:p>
          </table:table-cell>
          <table:table-cell office:value-type="float" office:value="0.088" calcext:value-type="float">
            <text:p>0.088</text:p>
          </table:table-cell>
          <table:table-cell table:formula="of:=[.M90]/56708" office:value-type="float" office:value="0.279205755801651" calcext:value-type="float">
            <text:p>0.279205755801651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426.6" calcext:value-type="float">
            <text:p>19426.6</text:p>
          </table:table-cell>
          <table:table-cell office:value-type="float" office:value="15882.6" calcext:value-type="float">
            <text:p>15882.6</text:p>
          </table:table-cell>
          <table:table-cell table:number-columns-repeated="2"/>
          <table:table-cell office:value-type="float" office:value="0.089" calcext:value-type="float">
            <text:p>0.089</text:p>
          </table:table-cell>
          <table:table-cell table:number-columns-repeated="2"/>
          <table:table-cell office:value-type="float" office:value="15882.6" calcext:value-type="float">
            <text:p>15882.6</text:p>
          </table:table-cell>
          <table:table-cell office:value-type="float" office:value="0.089" calcext:value-type="float">
            <text:p>0.089</text:p>
          </table:table-cell>
          <table:table-cell table:formula="of:=[.M91]/56708" office:value-type="float" office:value="0.280076885095577" calcext:value-type="float">
            <text:p>0.28007688509557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2956" calcext:value-type="float">
            <text:p>0.1029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476" calcext:value-type="float">
            <text:p>19476</text:p>
          </table:table-cell>
          <table:table-cell office:value-type="float" office:value="15932" calcext:value-type="float">
            <text:p>15932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table:number-columns-repeated="2"/>
          <table:table-cell office:value-type="float" office:value="15932" calcext:value-type="float">
            <text:p>15932</text:p>
          </table:table-cell>
          <table:table-cell office:value-type="float" office:value="0.09" calcext:value-type="float">
            <text:p>0.09</text:p>
          </table:table-cell>
          <table:table-cell table:formula="of:=[.M92]/56708" office:value-type="float" office:value="0.280948014389504" calcext:value-type="float">
            <text:p>0.280948014389504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3832" calcext:value-type="float">
            <text:p>0.1038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525.4" calcext:value-type="float">
            <text:p>19525.4</text:p>
          </table:table-cell>
          <table:table-cell office:value-type="float" office:value="15981.4" calcext:value-type="float">
            <text:p>15981.4</text:p>
          </table:table-cell>
          <table:table-cell table:number-columns-repeated="2"/>
          <table:table-cell office:value-type="float" office:value="0.091" calcext:value-type="float">
            <text:p>0.091</text:p>
          </table:table-cell>
          <table:table-cell table:number-columns-repeated="2"/>
          <table:table-cell office:value-type="float" office:value="15981.4" calcext:value-type="float">
            <text:p>15981.4</text:p>
          </table:table-cell>
          <table:table-cell office:value-type="float" office:value="0.091" calcext:value-type="float">
            <text:p>0.091</text:p>
          </table:table-cell>
          <table:table-cell table:formula="of:=[.M93]/56708" office:value-type="float" office:value="0.281819143683431" calcext:value-type="float">
            <text:p>0.281819143683431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4709" calcext:value-type="float">
            <text:p>0.1047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574.8" calcext:value-type="float">
            <text:p>19574.8</text:p>
          </table:table-cell>
          <table:table-cell office:value-type="float" office:value="16030.8" calcext:value-type="float">
            <text:p>16030.8</text:p>
          </table:table-cell>
          <table:table-cell table:number-columns-repeated="2"/>
          <table:table-cell office:value-type="float" office:value="0.092" calcext:value-type="float">
            <text:p>0.092</text:p>
          </table:table-cell>
          <table:table-cell table:number-columns-repeated="2"/>
          <table:table-cell office:value-type="float" office:value="16030.8" calcext:value-type="float">
            <text:p>16030.8</text:p>
          </table:table-cell>
          <table:table-cell office:value-type="float" office:value="0.092" calcext:value-type="float">
            <text:p>0.092</text:p>
          </table:table-cell>
          <table:table-cell table:formula="of:=[.M94]/56708" office:value-type="float" office:value="0.282690272977358" calcext:value-type="float">
            <text:p>0.282690272977358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89" calcext:value-type="float">
            <text:p>0.1055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624.2" calcext:value-type="float">
            <text:p>19624.2</text:p>
          </table:table-cell>
          <table:table-cell office:value-type="float" office:value="16080.2" calcext:value-type="float">
            <text:p>16080.2</text:p>
          </table:table-cell>
          <table:table-cell table:number-columns-repeated="2"/>
          <table:table-cell office:value-type="float" office:value="0.093" calcext:value-type="float">
            <text:p>0.093</text:p>
          </table:table-cell>
          <table:table-cell table:number-columns-repeated="2"/>
          <table:table-cell office:value-type="float" office:value="16080.2" calcext:value-type="float">
            <text:p>16080.2</text:p>
          </table:table-cell>
          <table:table-cell office:value-type="float" office:value="0.093" calcext:value-type="float">
            <text:p>0.093</text:p>
          </table:table-cell>
          <table:table-cell table:formula="of:=[.M95]/56708" office:value-type="float" office:value="0.283561402271284" calcext:value-type="float">
            <text:p>0.283561402271284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71" calcext:value-type="float">
            <text:p>0.1064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673.6" calcext:value-type="float">
            <text:p>19673.6</text:p>
          </table:table-cell>
          <table:table-cell office:value-type="float" office:value="16129.6" calcext:value-type="float">
            <text:p>16129.6</text:p>
          </table:table-cell>
          <table:table-cell table:number-columns-repeated="2"/>
          <table:table-cell office:value-type="float" office:value="0.094" calcext:value-type="float">
            <text:p>0.094</text:p>
          </table:table-cell>
          <table:table-cell table:number-columns-repeated="2"/>
          <table:table-cell office:value-type="float" office:value="16129.6" calcext:value-type="float">
            <text:p>16129.6</text:p>
          </table:table-cell>
          <table:table-cell office:value-type="float" office:value="0.094" calcext:value-type="float">
            <text:p>0.094</text:p>
          </table:table-cell>
          <table:table-cell table:formula="of:=[.M96]/56708" office:value-type="float" office:value="0.284432531565211" calcext:value-type="float">
            <text:p>0.284432531565211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7355" calcext:value-type="float">
            <text:p>0.1073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723" calcext:value-type="float">
            <text:p>19723</text:p>
          </table:table-cell>
          <table:table-cell office:value-type="float" office:value="16179" calcext:value-type="float">
            <text:p>16179</text:p>
          </table:table-cell>
          <table:table-cell table:number-columns-repeated="2"/>
          <table:table-cell office:value-type="float" office:value="0.095" calcext:value-type="float">
            <text:p>0.095</text:p>
          </table:table-cell>
          <table:table-cell table:number-columns-repeated="2"/>
          <table:table-cell office:value-type="float" office:value="16179" calcext:value-type="float">
            <text:p>16179</text:p>
          </table:table-cell>
          <table:table-cell office:value-type="float" office:value="0.095" calcext:value-type="float">
            <text:p>0.095</text:p>
          </table:table-cell>
          <table:table-cell table:formula="of:=[.M97]/56708" office:value-type="float" office:value="0.285303660859138" calcext:value-type="float">
            <text:p>0.285303660859138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824" calcext:value-type="float">
            <text:p>0.108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772.4" calcext:value-type="float">
            <text:p>19772.4</text:p>
          </table:table-cell>
          <table:table-cell office:value-type="float" office:value="16228.4" calcext:value-type="float">
            <text:p>16228.4</text:p>
          </table:table-cell>
          <table:table-cell table:number-columns-repeated="2"/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float" office:value="16228.4" calcext:value-type="float">
            <text:p>16228.4</text:p>
          </table:table-cell>
          <table:table-cell office:value-type="float" office:value="0.096" calcext:value-type="float">
            <text:p>0.096</text:p>
          </table:table-cell>
          <table:table-cell table:formula="of:=[.M98]/56708" office:value-type="float" office:value="0.286174790153065" calcext:value-type="float">
            <text:p>0.286174790153065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09128" calcext:value-type="float">
            <text:p>0.1091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821.8" calcext:value-type="float">
            <text:p>19821.8</text:p>
          </table:table-cell>
          <table:table-cell office:value-type="float" office:value="16277.8" calcext:value-type="float">
            <text:p>16277.8</text:p>
          </table:table-cell>
          <table:table-cell table:number-columns-repeated="2"/>
          <table:table-cell office:value-type="float" office:value="0.097" calcext:value-type="float">
            <text:p>0.097</text:p>
          </table:table-cell>
          <table:table-cell table:number-columns-repeated="2"/>
          <table:table-cell office:value-type="float" office:value="16277.8" calcext:value-type="float">
            <text:p>16277.8</text:p>
          </table:table-cell>
          <table:table-cell office:value-type="float" office:value="0.097" calcext:value-type="float">
            <text:p>0.097</text:p>
          </table:table-cell>
          <table:table-cell table:formula="of:=[.M99]/56708" office:value-type="float" office:value="0.287045919446992" calcext:value-type="float">
            <text:p>0.287045919446992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18" calcext:value-type="float">
            <text:p>0.1100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871.2" calcext:value-type="float">
            <text:p>19871.2</text:p>
          </table:table-cell>
          <table:table-cell office:value-type="float" office:value="16327.2" calcext:value-type="float">
            <text:p>16327.2</text:p>
          </table:table-cell>
          <table:table-cell table:number-columns-repeated="2"/>
          <table:table-cell office:value-type="float" office:value="0.098" calcext:value-type="float">
            <text:p>0.098</text:p>
          </table:table-cell>
          <table:table-cell table:number-columns-repeated="2"/>
          <table:table-cell office:value-type="float" office:value="16327.2" calcext:value-type="float">
            <text:p>16327.2</text:p>
          </table:table-cell>
          <table:table-cell office:value-type="float" office:value="0.098" calcext:value-type="float">
            <text:p>0.098</text:p>
          </table:table-cell>
          <table:table-cell table:formula="of:=[.M100]/56708" office:value-type="float" office:value="0.287917048740918" calcext:value-type="float">
            <text:p>0.287917048740918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091" calcext:value-type="float">
            <text:p>0.1109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920.6" calcext:value-type="float">
            <text:p>19920.6</text:p>
          </table:table-cell>
          <table:table-cell office:value-type="float" office:value="16376.6" calcext:value-type="float">
            <text:p>16376.6</text:p>
          </table:table-cell>
          <table:table-cell table:number-columns-repeated="2"/>
          <table:table-cell office:value-type="float" office:value="0.099" calcext:value-type="float">
            <text:p>0.099</text:p>
          </table:table-cell>
          <table:table-cell table:number-columns-repeated="2"/>
          <table:table-cell office:value-type="float" office:value="16376.6" calcext:value-type="float">
            <text:p>16376.6</text:p>
          </table:table-cell>
          <table:table-cell office:value-type="float" office:value="0.099" calcext:value-type="float">
            <text:p>0.099</text:p>
          </table:table-cell>
          <table:table-cell table:formula="of:=[.M101]/56708" office:value-type="float" office:value="0.288788178034845" calcext:value-type="float">
            <text:p>0.28878817803484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03" calcext:value-type="float">
            <text:p>0.1118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970" calcext:value-type="float">
            <text:p>19970</text:p>
          </table:table-cell>
          <table:table-cell office:value-type="float" office:value="16426" calcext:value-type="float">
            <text:p>1642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6426" calcext:value-type="float">
            <text:p>16426</text:p>
          </table:table-cell>
          <table:table-cell office:value-type="float" office:value="0.1" calcext:value-type="float">
            <text:p>0.1</text:p>
          </table:table-cell>
          <table:table-cell table:formula="of:=[.M102]/56708" office:value-type="float" office:value="0.289659307328772" calcext:value-type="float">
            <text:p>0.289659307328772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2699" calcext:value-type="float">
            <text:p>0.1126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001.3" calcext:value-type="float">
            <text:p>20001.3</text:p>
          </table:table-cell>
          <table:table-cell office:value-type="float" office:value="16457.3" calcext:value-type="float">
            <text:p>16457.3</text:p>
          </table:table-cell>
          <table:table-cell table:number-columns-repeated="2"/>
          <table:table-cell office:value-type="float" office:value="0.101" calcext:value-type="float">
            <text:p>0.101</text:p>
          </table:table-cell>
          <table:table-cell table:number-columns-repeated="2"/>
          <table:table-cell office:value-type="float" office:value="16457.3" calcext:value-type="float">
            <text:p>16457.3</text:p>
          </table:table-cell>
          <table:table-cell office:value-type="float" office:value="0.101" calcext:value-type="float">
            <text:p>0.101</text:p>
          </table:table-cell>
          <table:table-cell table:formula="of:=[.M103]/56708" office:value-type="float" office:value="0.290211257670875" calcext:value-type="float">
            <text:p>0.290211257670875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3596" calcext:value-type="float">
            <text:p>0.11359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032.7" calcext:value-type="float">
            <text:p>20032.7</text:p>
          </table:table-cell>
          <table:table-cell office:value-type="float" office:value="16488.7" calcext:value-type="float">
            <text:p>16488.7</text:p>
          </table:table-cell>
          <table:table-cell table:number-columns-repeated="2"/>
          <table:table-cell office:value-type="float" office:value="0.102" calcext:value-type="float">
            <text:p>0.102</text:p>
          </table:table-cell>
          <table:table-cell table:number-columns-repeated="2"/>
          <table:table-cell office:value-type="float" office:value="16488.7" calcext:value-type="float">
            <text:p>16488.7</text:p>
          </table:table-cell>
          <table:table-cell office:value-type="float" office:value="0.102" calcext:value-type="float">
            <text:p>0.102</text:p>
          </table:table-cell>
          <table:table-cell table:formula="of:=[.M104]/56708" office:value-type="float" office:value="0.290764971432602" calcext:value-type="float">
            <text:p>0.290764971432602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4495" calcext:value-type="float">
            <text:p>0.11449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064" calcext:value-type="float">
            <text:p>20064</text:p>
          </table:table-cell>
          <table:table-cell office:value-type="float" office:value="16520" calcext:value-type="float">
            <text:p>16520</text:p>
          </table:table-cell>
          <table:table-cell table:number-columns-repeated="2"/>
          <table:table-cell office:value-type="float" office:value="0.103" calcext:value-type="float">
            <text:p>0.103</text:p>
          </table:table-cell>
          <table:table-cell table:number-columns-repeated="2"/>
          <table:table-cell office:value-type="float" office:value="16520" calcext:value-type="float">
            <text:p>16520</text:p>
          </table:table-cell>
          <table:table-cell office:value-type="float" office:value="0.103" calcext:value-type="float">
            <text:p>0.103</text:p>
          </table:table-cell>
          <table:table-cell table:formula="of:=[.M105]/56708" office:value-type="float" office:value="0.291316921774705" calcext:value-type="float">
            <text:p>0.291316921774705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5395" calcext:value-type="float">
            <text:p>0.11539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095.3" calcext:value-type="float">
            <text:p>20095.3</text:p>
          </table:table-cell>
          <table:table-cell office:value-type="float" office:value="16551.3" calcext:value-type="float">
            <text:p>16551.3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16551.3" calcext:value-type="float">
            <text:p>16551.3</text:p>
          </table:table-cell>
          <table:table-cell office:value-type="float" office:value="0.104" calcext:value-type="float">
            <text:p>0.104</text:p>
          </table:table-cell>
          <table:table-cell table:formula="of:=[.M106]/56708" office:value-type="float" office:value="0.291868872116809" calcext:value-type="float">
            <text:p>0.291868872116809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97" calcext:value-type="float">
            <text:p>0.1162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126.6" calcext:value-type="float">
            <text:p>20126.6</text:p>
          </table:table-cell>
          <table:table-cell office:value-type="float" office:value="16582.6" calcext:value-type="float">
            <text:p>16582.6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table:number-columns-repeated="2"/>
          <table:table-cell office:value-type="float" office:value="16582.6" calcext:value-type="float">
            <text:p>16582.6</text:p>
          </table:table-cell>
          <table:table-cell office:value-type="float" office:value="0.105" calcext:value-type="float">
            <text:p>0.105</text:p>
          </table:table-cell>
          <table:table-cell table:formula="of:=[.M107]/56708" office:value-type="float" office:value="0.292420822458912" calcext:value-type="float">
            <text:p>0.29242082245891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7201" calcext:value-type="float">
            <text:p>0.1172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158" calcext:value-type="float">
            <text:p>20158</text:p>
          </table:table-cell>
          <table:table-cell office:value-type="float" office:value="16614" calcext:value-type="float">
            <text:p>16614</text:p>
          </table:table-cell>
          <table:table-cell table:number-columns-repeated="2"/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float" office:value="16614" calcext:value-type="float">
            <text:p>16614</text:p>
          </table:table-cell>
          <table:table-cell office:value-type="float" office:value="0.106" calcext:value-type="float">
            <text:p>0.106</text:p>
          </table:table-cell>
          <table:table-cell table:formula="of:=[.M108]/56708" office:value-type="float" office:value="0.292974536220639" calcext:value-type="float">
            <text:p>0.292974536220639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8106" calcext:value-type="float">
            <text:p>0.11810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189.3" calcext:value-type="float">
            <text:p>20189.3</text:p>
          </table:table-cell>
          <table:table-cell office:value-type="float" office:value="16645.3" calcext:value-type="float">
            <text:p>16645.3</text:p>
          </table:table-cell>
          <table:table-cell table:number-columns-repeated="2"/>
          <table:table-cell office:value-type="float" office:value="0.107" calcext:value-type="float">
            <text:p>0.107</text:p>
          </table:table-cell>
          <table:table-cell table:number-columns-repeated="2"/>
          <table:table-cell office:value-type="float" office:value="16645.3" calcext:value-type="float">
            <text:p>16645.3</text:p>
          </table:table-cell>
          <table:table-cell office:value-type="float" office:value="0.107" calcext:value-type="float">
            <text:p>0.107</text:p>
          </table:table-cell>
          <table:table-cell table:formula="of:=[.M109]/56708" office:value-type="float" office:value="0.293526486562742" calcext:value-type="float">
            <text:p>0.293526486562742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9013" calcext:value-type="float">
            <text:p>0.1190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220.6" calcext:value-type="float">
            <text:p>20220.6</text:p>
          </table:table-cell>
          <table:table-cell office:value-type="float" office:value="16676.6" calcext:value-type="float">
            <text:p>16676.6</text:p>
          </table:table-cell>
          <table:table-cell table:number-columns-repeated="2"/>
          <table:table-cell office:value-type="float" office:value="0.108" calcext:value-type="float">
            <text:p>0.108</text:p>
          </table:table-cell>
          <table:table-cell table:number-columns-repeated="2"/>
          <table:table-cell office:value-type="float" office:value="16676.6" calcext:value-type="float">
            <text:p>16676.6</text:p>
          </table:table-cell>
          <table:table-cell office:value-type="float" office:value="0.108" calcext:value-type="float">
            <text:p>0.108</text:p>
          </table:table-cell>
          <table:table-cell table:formula="of:=[.M110]/56708" office:value-type="float" office:value="0.294078436904846" calcext:value-type="float">
            <text:p>0.294078436904846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19921" calcext:value-type="float">
            <text:p>0.11992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252" calcext:value-type="float">
            <text:p>20252</text:p>
          </table:table-cell>
          <table:table-cell office:value-type="float" office:value="16708" calcext:value-type="float">
            <text:p>16708</text:p>
          </table:table-cell>
          <table:table-cell table:number-columns-repeated="2"/>
          <table:table-cell office:value-type="float" office:value="0.109" calcext:value-type="float">
            <text:p>0.109</text:p>
          </table:table-cell>
          <table:table-cell table:number-columns-repeated="2"/>
          <table:table-cell office:value-type="float" office:value="16708" calcext:value-type="float">
            <text:p>16708</text:p>
          </table:table-cell>
          <table:table-cell office:value-type="float" office:value="0.109" calcext:value-type="float">
            <text:p>0.109</text:p>
          </table:table-cell>
          <table:table-cell table:formula="of:=[.M111]/56708" office:value-type="float" office:value="0.294632150666573" calcext:value-type="float">
            <text:p>0.29463215066657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083" calcext:value-type="float">
            <text:p>0.120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283.3" calcext:value-type="float">
            <text:p>20283.3</text:p>
          </table:table-cell>
          <table:table-cell office:value-type="float" office:value="16739.3" calcext:value-type="float">
            <text:p>16739.3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2"/>
          <table:table-cell office:value-type="float" office:value="16739.3" calcext:value-type="float">
            <text:p>16739.3</text:p>
          </table:table-cell>
          <table:table-cell office:value-type="float" office:value="0.11" calcext:value-type="float">
            <text:p>0.11</text:p>
          </table:table-cell>
          <table:table-cell table:formula="of:=[.M112]/56708" office:value-type="float" office:value="0.295184101008676" calcext:value-type="float">
            <text:p>0.295184101008676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1742" calcext:value-type="float">
            <text:p>0.12174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314.6" calcext:value-type="float">
            <text:p>20314.6</text:p>
          </table:table-cell>
          <table:table-cell office:value-type="float" office:value="16770.6" calcext:value-type="float">
            <text:p>16770.6</text:p>
          </table:table-cell>
          <table:table-cell table:number-columns-repeated="2"/>
          <table:table-cell office:value-type="float" office:value="0.111" calcext:value-type="float">
            <text:p>0.111</text:p>
          </table:table-cell>
          <table:table-cell table:number-columns-repeated="2"/>
          <table:table-cell office:value-type="float" office:value="16770.6" calcext:value-type="float">
            <text:p>16770.6</text:p>
          </table:table-cell>
          <table:table-cell office:value-type="float" office:value="0.111" calcext:value-type="float">
            <text:p>0.111</text:p>
          </table:table-cell>
          <table:table-cell table:formula="of:=[.M113]/56708" office:value-type="float" office:value="0.295736051350779" calcext:value-type="float">
            <text:p>0.295736051350779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2654" calcext:value-type="float">
            <text:p>0.12265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345.9" calcext:value-type="float">
            <text:p>20345.9</text:p>
          </table:table-cell>
          <table:table-cell office:value-type="float" office:value="16801.9" calcext:value-type="float">
            <text:p>16801.9</text:p>
          </table:table-cell>
          <table:table-cell table:number-columns-repeated="2"/>
          <table:table-cell office:value-type="float" office:value="0.112" calcext:value-type="float">
            <text:p>0.112</text:p>
          </table:table-cell>
          <table:table-cell table:number-columns-repeated="2"/>
          <table:table-cell office:value-type="float" office:value="16801.9" calcext:value-type="float">
            <text:p>16801.9</text:p>
          </table:table-cell>
          <table:table-cell office:value-type="float" office:value="0.112" calcext:value-type="float">
            <text:p>0.112</text:p>
          </table:table-cell>
          <table:table-cell table:formula="of:=[.M114]/56708" office:value-type="float" office:value="0.296288001692883" calcext:value-type="float">
            <text:p>0.296288001692883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3568" calcext:value-type="float">
            <text:p>0.1235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377.3" calcext:value-type="float">
            <text:p>20377.3</text:p>
          </table:table-cell>
          <table:table-cell office:value-type="float" office:value="16833.3" calcext:value-type="float">
            <text:p>16833.3</text:p>
          </table:table-cell>
          <table:table-cell table:number-columns-repeated="2"/>
          <table:table-cell office:value-type="float" office:value="0.113" calcext:value-type="float">
            <text:p>0.113</text:p>
          </table:table-cell>
          <table:table-cell table:number-columns-repeated="2"/>
          <table:table-cell office:value-type="float" office:value="16833.3" calcext:value-type="float">
            <text:p>16833.3</text:p>
          </table:table-cell>
          <table:table-cell office:value-type="float" office:value="0.113" calcext:value-type="float">
            <text:p>0.113</text:p>
          </table:table-cell>
          <table:table-cell table:formula="of:=[.M115]/56708" office:value-type="float" office:value="0.29684171545461" calcext:value-type="float">
            <text:p>0.29684171545461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4483" calcext:value-type="float">
            <text:p>0.1244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408.6" calcext:value-type="float">
            <text:p>20408.6</text:p>
          </table:table-cell>
          <table:table-cell office:value-type="float" office:value="16864.6" calcext:value-type="float">
            <text:p>16864.6</text:p>
          </table:table-cell>
          <table:table-cell table:number-columns-repeated="2"/>
          <table:table-cell office:value-type="float" office:value="0.114" calcext:value-type="float">
            <text:p>0.114</text:p>
          </table:table-cell>
          <table:table-cell table:number-columns-repeated="2"/>
          <table:table-cell office:value-type="float" office:value="16864.6" calcext:value-type="float">
            <text:p>16864.6</text:p>
          </table:table-cell>
          <table:table-cell office:value-type="float" office:value="0.114" calcext:value-type="float">
            <text:p>0.114</text:p>
          </table:table-cell>
          <table:table-cell table:formula="of:=[.M116]/56708" office:value-type="float" office:value="0.297393665796713" calcext:value-type="float">
            <text:p>0.297393665796713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5399" calcext:value-type="float">
            <text:p>0.1253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439.9" calcext:value-type="float">
            <text:p>20439.9</text:p>
          </table:table-cell>
          <table:table-cell office:value-type="float" office:value="16895.9" calcext:value-type="float">
            <text:p>16895.9</text:p>
          </table:table-cell>
          <table:table-cell table:number-columns-repeated="2"/>
          <table:table-cell office:value-type="float" office:value="0.115" calcext:value-type="float">
            <text:p>0.115</text:p>
          </table:table-cell>
          <table:table-cell table:number-columns-repeated="2"/>
          <table:table-cell office:value-type="float" office:value="16895.9" calcext:value-type="float">
            <text:p>16895.9</text:p>
          </table:table-cell>
          <table:table-cell office:value-type="float" office:value="0.115" calcext:value-type="float">
            <text:p>0.115</text:p>
          </table:table-cell>
          <table:table-cell table:formula="of:=[.M117]/56708" office:value-type="float" office:value="0.297945616138816" calcext:value-type="float">
            <text:p>0.297945616138816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6317" calcext:value-type="float">
            <text:p>0.1263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471.2" calcext:value-type="float">
            <text:p>20471.2</text:p>
          </table:table-cell>
          <table:table-cell office:value-type="float" office:value="16927.2" calcext:value-type="float">
            <text:p>16927.2</text:p>
          </table:table-cell>
          <table:table-cell table:number-columns-repeated="2"/>
          <table:table-cell office:value-type="float" office:value="0.116" calcext:value-type="float">
            <text:p>0.116</text:p>
          </table:table-cell>
          <table:table-cell table:number-columns-repeated="2"/>
          <table:table-cell office:value-type="float" office:value="16927.2" calcext:value-type="float">
            <text:p>16927.2</text:p>
          </table:table-cell>
          <table:table-cell office:value-type="float" office:value="0.116" calcext:value-type="float">
            <text:p>0.116</text:p>
          </table:table-cell>
          <table:table-cell table:formula="of:=[.M118]/56708" office:value-type="float" office:value="0.29849756648092" calcext:value-type="float">
            <text:p>0.29849756648092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7236" calcext:value-type="float">
            <text:p>0.1272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502.6" calcext:value-type="float">
            <text:p>20502.6</text:p>
          </table:table-cell>
          <table:table-cell office:value-type="float" office:value="16958.6" calcext:value-type="float">
            <text:p>16958.6</text:p>
          </table:table-cell>
          <table:table-cell table:number-columns-repeated="2"/>
          <table:table-cell office:value-type="float" office:value="0.117" calcext:value-type="float">
            <text:p>0.117</text:p>
          </table:table-cell>
          <table:table-cell table:number-columns-repeated="2"/>
          <table:table-cell office:value-type="float" office:value="16958.6" calcext:value-type="float">
            <text:p>16958.6</text:p>
          </table:table-cell>
          <table:table-cell office:value-type="float" office:value="0.117" calcext:value-type="float">
            <text:p>0.117</text:p>
          </table:table-cell>
          <table:table-cell table:formula="of:=[.M119]/56708" office:value-type="float" office:value="0.299051280242646" calcext:value-type="float">
            <text:p>0.299051280242646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8156" calcext:value-type="float">
            <text:p>0.1281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533.9" calcext:value-type="float">
            <text:p>20533.9</text:p>
          </table:table-cell>
          <table:table-cell office:value-type="float" office:value="16989.9" calcext:value-type="float">
            <text:p>16989.9</text:p>
          </table:table-cell>
          <table:table-cell table:number-columns-repeated="2"/>
          <table:table-cell office:value-type="float" office:value="0.118" calcext:value-type="float">
            <text:p>0.118</text:p>
          </table:table-cell>
          <table:table-cell table:number-columns-repeated="2"/>
          <table:table-cell office:value-type="float" office:value="16989.9" calcext:value-type="float">
            <text:p>16989.9</text:p>
          </table:table-cell>
          <table:table-cell office:value-type="float" office:value="0.118" calcext:value-type="float">
            <text:p>0.118</text:p>
          </table:table-cell>
          <table:table-cell table:formula="of:=[.M120]/56708" office:value-type="float" office:value="0.29960323058475" calcext:value-type="float">
            <text:p>0.29960323058475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9077" calcext:value-type="float">
            <text:p>0.12907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565.2" calcext:value-type="float">
            <text:p>20565.2</text:p>
          </table:table-cell>
          <table:table-cell office:value-type="float" office:value="17021.2" calcext:value-type="float">
            <text:p>17021.2</text:p>
          </table:table-cell>
          <table:table-cell table:number-columns-repeated="2"/>
          <table:table-cell office:value-type="float" office:value="0.119" calcext:value-type="float">
            <text:p>0.119</text:p>
          </table:table-cell>
          <table:table-cell table:number-columns-repeated="2"/>
          <table:table-cell office:value-type="float" office:value="17021.2" calcext:value-type="float">
            <text:p>17021.2</text:p>
          </table:table-cell>
          <table:table-cell office:value-type="float" office:value="0.119" calcext:value-type="float">
            <text:p>0.119</text:p>
          </table:table-cell>
          <table:table-cell table:formula="of:=[.M121]/56708" office:value-type="float" office:value="0.300155180926853" calcext:value-type="float">
            <text:p>0.30015518092685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596.6" calcext:value-type="float">
            <text:p>20596.6</text:p>
          </table:table-cell>
          <table:table-cell office:value-type="float" office:value="17052.6" calcext:value-type="float">
            <text:p>17052.6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17052.6" calcext:value-type="float">
            <text:p>17052.6</text:p>
          </table:table-cell>
          <table:table-cell office:value-type="float" office:value="0.12" calcext:value-type="float">
            <text:p>0.12</text:p>
          </table:table-cell>
          <table:table-cell table:formula="of:=[.M122]/56708" office:value-type="float" office:value="0.30070889468858" calcext:value-type="float">
            <text:p>0.30070889468858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627.9" calcext:value-type="float">
            <text:p>20627.9</text:p>
          </table:table-cell>
          <table:table-cell office:value-type="float" office:value="17083.9" calcext:value-type="float">
            <text:p>17083.9</text:p>
          </table:table-cell>
          <table:table-cell table:number-columns-repeated="2"/>
          <table:table-cell office:value-type="float" office:value="0.121" calcext:value-type="float">
            <text:p>0.121</text:p>
          </table:table-cell>
          <table:table-cell table:number-columns-repeated="2"/>
          <table:table-cell office:value-type="float" office:value="17083.9" calcext:value-type="float">
            <text:p>17083.9</text:p>
          </table:table-cell>
          <table:table-cell office:value-type="float" office:value="0.121" calcext:value-type="float">
            <text:p>0.121</text:p>
          </table:table-cell>
          <table:table-cell table:formula="of:=[.M123]/56708" office:value-type="float" office:value="0.301260845030683" calcext:value-type="float">
            <text:p>0.301260845030683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1848" calcext:value-type="float">
            <text:p>0.13184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659.2" calcext:value-type="float">
            <text:p>20659.2</text:p>
          </table:table-cell>
          <table:table-cell office:value-type="float" office:value="17115.2" calcext:value-type="float">
            <text:p>17115.2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17115.2" calcext:value-type="float">
            <text:p>17115.2</text:p>
          </table:table-cell>
          <table:table-cell office:value-type="float" office:value="0.122" calcext:value-type="float">
            <text:p>0.122</text:p>
          </table:table-cell>
          <table:table-cell table:formula="of:=[.M124]/56708" office:value-type="float" office:value="0.301812795372787" calcext:value-type="float">
            <text:p>0.301812795372787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2774" calcext:value-type="float">
            <text:p>0.1327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690.5" calcext:value-type="float">
            <text:p>20690.5</text:p>
          </table:table-cell>
          <table:table-cell office:value-type="float" office:value="17146.5" calcext:value-type="float">
            <text:p>17146.5</text:p>
          </table:table-cell>
          <table:table-cell table:number-columns-repeated="2"/>
          <table:table-cell office:value-type="float" office:value="0.123" calcext:value-type="float">
            <text:p>0.123</text:p>
          </table:table-cell>
          <table:table-cell table:number-columns-repeated="2"/>
          <table:table-cell office:value-type="float" office:value="17146.5" calcext:value-type="float">
            <text:p>17146.5</text:p>
          </table:table-cell>
          <table:table-cell office:value-type="float" office:value="0.123" calcext:value-type="float">
            <text:p>0.123</text:p>
          </table:table-cell>
          <table:table-cell table:formula="of:=[.M125]/56708" office:value-type="float" office:value="0.30236474571489" calcext:value-type="float">
            <text:p>0.30236474571489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3701" calcext:value-type="float">
            <text:p>0.1337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721.9" calcext:value-type="float">
            <text:p>20721.9</text:p>
          </table:table-cell>
          <table:table-cell office:value-type="float" office:value="17177.9" calcext:value-type="float">
            <text:p>17177.9</text:p>
          </table:table-cell>
          <table:table-cell table:number-columns-repeated="2"/>
          <table:table-cell office:value-type="float" office:value="0.124" calcext:value-type="float">
            <text:p>0.124</text:p>
          </table:table-cell>
          <table:table-cell table:number-columns-repeated="2"/>
          <table:table-cell office:value-type="float" office:value="17177.9" calcext:value-type="float">
            <text:p>17177.9</text:p>
          </table:table-cell>
          <table:table-cell office:value-type="float" office:value="0.124" calcext:value-type="float">
            <text:p>0.124</text:p>
          </table:table-cell>
          <table:table-cell table:formula="of:=[.M126]/56708" office:value-type="float" office:value="0.302918459476617" calcext:value-type="float">
            <text:p>0.30291845947661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4629" calcext:value-type="float">
            <text:p>0.1346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753.2" calcext:value-type="float">
            <text:p>20753.2</text:p>
          </table:table-cell>
          <table:table-cell office:value-type="float" office:value="17209.2" calcext:value-type="float">
            <text:p>17209.2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float" office:value="17209.2" calcext:value-type="float">
            <text:p>17209.2</text:p>
          </table:table-cell>
          <table:table-cell office:value-type="float" office:value="0.125" calcext:value-type="float">
            <text:p>0.125</text:p>
          </table:table-cell>
          <table:table-cell table:formula="of:=[.M127]/56708" office:value-type="float" office:value="0.30347040981872" calcext:value-type="float">
            <text:p>0.30347040981872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5558" calcext:value-type="float">
            <text:p>0.1355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784.5" calcext:value-type="float">
            <text:p>20784.5</text:p>
          </table:table-cell>
          <table:table-cell office:value-type="float" office:value="17240.5" calcext:value-type="float">
            <text:p>17240.5</text:p>
          </table:table-cell>
          <table:table-cell table:number-columns-repeated="2"/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17240.5" calcext:value-type="float">
            <text:p>17240.5</text:p>
          </table:table-cell>
          <table:table-cell office:value-type="float" office:value="0.126" calcext:value-type="float">
            <text:p>0.126</text:p>
          </table:table-cell>
          <table:table-cell table:formula="of:=[.M128]/56708" office:value-type="float" office:value="0.304022360160824" calcext:value-type="float">
            <text:p>0.304022360160824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6488" calcext:value-type="float">
            <text:p>0.13648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815.9" calcext:value-type="float">
            <text:p>20815.9</text:p>
          </table:table-cell>
          <table:table-cell office:value-type="float" office:value="17271.9" calcext:value-type="float">
            <text:p>17271.9</text:p>
          </table:table-cell>
          <table:table-cell table:number-columns-repeated="2"/>
          <table:table-cell office:value-type="float" office:value="0.127" calcext:value-type="float">
            <text:p>0.127</text:p>
          </table:table-cell>
          <table:table-cell table:number-columns-repeated="2"/>
          <table:table-cell office:value-type="float" office:value="17271.9" calcext:value-type="float">
            <text:p>17271.9</text:p>
          </table:table-cell>
          <table:table-cell office:value-type="float" office:value="0.127" calcext:value-type="float">
            <text:p>0.127</text:p>
          </table:table-cell>
          <table:table-cell table:formula="of:=[.M129]/56708" office:value-type="float" office:value="0.304576073922551" calcext:value-type="float">
            <text:p>0.304576073922551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7419" calcext:value-type="float">
            <text:p>0.1374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847.2" calcext:value-type="float">
            <text:p>20847.2</text:p>
          </table:table-cell>
          <table:table-cell office:value-type="float" office:value="17303.2" calcext:value-type="float">
            <text:p>17303.2</text:p>
          </table:table-cell>
          <table:table-cell table:number-columns-repeated="2"/>
          <table:table-cell office:value-type="float" office:value="0.128" calcext:value-type="float">
            <text:p>0.128</text:p>
          </table:table-cell>
          <table:table-cell table:number-columns-repeated="2"/>
          <table:table-cell office:value-type="float" office:value="17303.2" calcext:value-type="float">
            <text:p>17303.2</text:p>
          </table:table-cell>
          <table:table-cell office:value-type="float" office:value="0.128" calcext:value-type="float">
            <text:p>0.128</text:p>
          </table:table-cell>
          <table:table-cell table:formula="of:=[.M130]/56708" office:value-type="float" office:value="0.305128024264654" calcext:value-type="float">
            <text:p>0.305128024264654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8351" calcext:value-type="float">
            <text:p>0.13835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878.5" calcext:value-type="float">
            <text:p>20878.5</text:p>
          </table:table-cell>
          <table:table-cell office:value-type="float" office:value="17334.5" calcext:value-type="float">
            <text:p>17334.5</text:p>
          </table:table-cell>
          <table:table-cell table:number-columns-repeated="2"/>
          <table:table-cell office:value-type="float" office:value="0.129" calcext:value-type="float">
            <text:p>0.129</text:p>
          </table:table-cell>
          <table:table-cell table:number-columns-repeated="2"/>
          <table:table-cell office:value-type="float" office:value="17334.5" calcext:value-type="float">
            <text:p>17334.5</text:p>
          </table:table-cell>
          <table:table-cell office:value-type="float" office:value="0.129" calcext:value-type="float">
            <text:p>0.129</text:p>
          </table:table-cell>
          <table:table-cell table:formula="of:=[.M131]/56708" office:value-type="float" office:value="0.305679974606757" calcext:value-type="float">
            <text:p>0.30567997460675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39284" calcext:value-type="float">
            <text:p>0.1392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909.8" calcext:value-type="float">
            <text:p>20909.8</text:p>
          </table:table-cell>
          <table:table-cell office:value-type="float" office:value="17365.8" calcext:value-type="float">
            <text:p>17365.8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17365.8" calcext:value-type="float">
            <text:p>17365.8</text:p>
          </table:table-cell>
          <table:table-cell office:value-type="float" office:value="0.13" calcext:value-type="float">
            <text:p>0.13</text:p>
          </table:table-cell>
          <table:table-cell table:formula="of:=[.M132]/56708" office:value-type="float" office:value="0.306231924948861" calcext:value-type="float">
            <text:p>0.306231924948861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0218" calcext:value-type="float">
            <text:p>0.1402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941.2" calcext:value-type="float">
            <text:p>20941.2</text:p>
          </table:table-cell>
          <table:table-cell office:value-type="float" office:value="17397.2" calcext:value-type="float">
            <text:p>17397.2</text:p>
          </table:table-cell>
          <table:table-cell table:number-columns-repeated="2"/>
          <table:table-cell office:value-type="float" office:value="0.131" calcext:value-type="float">
            <text:p>0.131</text:p>
          </table:table-cell>
          <table:table-cell table:number-columns-repeated="2"/>
          <table:table-cell office:value-type="float" office:value="17397.2" calcext:value-type="float">
            <text:p>17397.2</text:p>
          </table:table-cell>
          <table:table-cell office:value-type="float" office:value="0.131" calcext:value-type="float">
            <text:p>0.131</text:p>
          </table:table-cell>
          <table:table-cell table:formula="of:=[.M133]/56708" office:value-type="float" office:value="0.306785638710588" calcext:value-type="float">
            <text:p>0.306785638710588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1152" calcext:value-type="float">
            <text:p>0.1411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972.5" calcext:value-type="float">
            <text:p>20972.5</text:p>
          </table:table-cell>
          <table:table-cell office:value-type="float" office:value="17428.5" calcext:value-type="float">
            <text:p>17428.5</text:p>
          </table:table-cell>
          <table:table-cell table:number-columns-repeated="2"/>
          <table:table-cell office:value-type="float" office:value="0.132" calcext:value-type="float">
            <text:p>0.132</text:p>
          </table:table-cell>
          <table:table-cell table:number-columns-repeated="2"/>
          <table:table-cell office:value-type="float" office:value="17428.5" calcext:value-type="float">
            <text:p>17428.5</text:p>
          </table:table-cell>
          <table:table-cell office:value-type="float" office:value="0.132" calcext:value-type="float">
            <text:p>0.132</text:p>
          </table:table-cell>
          <table:table-cell table:formula="of:=[.M134]/56708" office:value-type="float" office:value="0.307337589052691" calcext:value-type="float">
            <text:p>0.307337589052691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2088" calcext:value-type="float">
            <text:p>0.14208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003.8" calcext:value-type="float">
            <text:p>21003.8</text:p>
          </table:table-cell>
          <table:table-cell office:value-type="float" office:value="17459.8" calcext:value-type="float">
            <text:p>17459.8</text:p>
          </table:table-cell>
          <table:table-cell table:number-columns-repeated="2"/>
          <table:table-cell office:value-type="float" office:value="0.133" calcext:value-type="float">
            <text:p>0.133</text:p>
          </table:table-cell>
          <table:table-cell table:number-columns-repeated="2"/>
          <table:table-cell office:value-type="float" office:value="17459.8" calcext:value-type="float">
            <text:p>17459.8</text:p>
          </table:table-cell>
          <table:table-cell office:value-type="float" office:value="0.133" calcext:value-type="float">
            <text:p>0.133</text:p>
          </table:table-cell>
          <table:table-cell table:formula="of:=[.M135]/56708" office:value-type="float" office:value="0.307889539394794" calcext:value-type="float">
            <text:p>0.307889539394794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3024" calcext:value-type="float">
            <text:p>0.1430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035.2" calcext:value-type="float">
            <text:p>21035.2</text:p>
          </table:table-cell>
          <table:table-cell office:value-type="float" office:value="17491.2" calcext:value-type="float">
            <text:p>17491.2</text:p>
          </table:table-cell>
          <table:table-cell table:number-columns-repeated="2"/>
          <table:table-cell office:value-type="float" office:value="0.134" calcext:value-type="float">
            <text:p>0.134</text:p>
          </table:table-cell>
          <table:table-cell table:number-columns-repeated="2"/>
          <table:table-cell office:value-type="float" office:value="17491.2" calcext:value-type="float">
            <text:p>17491.2</text:p>
          </table:table-cell>
          <table:table-cell office:value-type="float" office:value="0.134" calcext:value-type="float">
            <text:p>0.134</text:p>
          </table:table-cell>
          <table:table-cell table:formula="of:=[.M136]/56708" office:value-type="float" office:value="0.308443253156521" calcext:value-type="float">
            <text:p>0.308443253156521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3962" calcext:value-type="float">
            <text:p>0.14396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066.5" calcext:value-type="float">
            <text:p>21066.5</text:p>
          </table:table-cell>
          <table:table-cell office:value-type="float" office:value="17522.5" calcext:value-type="float">
            <text:p>17522.5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17522.5" calcext:value-type="float">
            <text:p>17522.5</text:p>
          </table:table-cell>
          <table:table-cell office:value-type="float" office:value="0.135" calcext:value-type="float">
            <text:p>0.135</text:p>
          </table:table-cell>
          <table:table-cell table:formula="of:=[.M137]/56708" office:value-type="float" office:value="0.308995203498625" calcext:value-type="float">
            <text:p>0.308995203498625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49" calcext:value-type="float">
            <text:p>0.14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097.8" calcext:value-type="float">
            <text:p>21097.8</text:p>
          </table:table-cell>
          <table:table-cell office:value-type="float" office:value="17553.8" calcext:value-type="float">
            <text:p>17553.8</text:p>
          </table:table-cell>
          <table:table-cell table:number-columns-repeated="2"/>
          <table:table-cell office:value-type="float" office:value="0.136" calcext:value-type="float">
            <text:p>0.136</text:p>
          </table:table-cell>
          <table:table-cell table:number-columns-repeated="2"/>
          <table:table-cell office:value-type="float" office:value="17553.8" calcext:value-type="float">
            <text:p>17553.8</text:p>
          </table:table-cell>
          <table:table-cell office:value-type="float" office:value="0.136" calcext:value-type="float">
            <text:p>0.136</text:p>
          </table:table-cell>
          <table:table-cell table:formula="of:=[.M138]/56708" office:value-type="float" office:value="0.309547153840728" calcext:value-type="float">
            <text:p>0.309547153840728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5839" calcext:value-type="float">
            <text:p>0.14583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129.1" calcext:value-type="float">
            <text:p>21129.1</text:p>
          </table:table-cell>
          <table:table-cell office:value-type="float" office:value="17585.1" calcext:value-type="float">
            <text:p>17585.1</text:p>
          </table:table-cell>
          <table:table-cell table:number-columns-repeated="2"/>
          <table:table-cell office:value-type="float" office:value="0.137" calcext:value-type="float">
            <text:p>0.137</text:p>
          </table:table-cell>
          <table:table-cell table:number-columns-repeated="2"/>
          <table:table-cell office:value-type="float" office:value="17585.1" calcext:value-type="float">
            <text:p>17585.1</text:p>
          </table:table-cell>
          <table:table-cell office:value-type="float" office:value="0.137" calcext:value-type="float">
            <text:p>0.137</text:p>
          </table:table-cell>
          <table:table-cell table:formula="of:=[.M139]/56708" office:value-type="float" office:value="0.310099104182831" calcext:value-type="float">
            <text:p>0.310099104182831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6779" calcext:value-type="float">
            <text:p>0.1467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160.5" calcext:value-type="float">
            <text:p>21160.5</text:p>
          </table:table-cell>
          <table:table-cell office:value-type="float" office:value="17616.5" calcext:value-type="float">
            <text:p>17616.5</text:p>
          </table:table-cell>
          <table:table-cell table:number-columns-repeated="2"/>
          <table:table-cell office:value-type="float" office:value="0.138" calcext:value-type="float">
            <text:p>0.138</text:p>
          </table:table-cell>
          <table:table-cell table:number-columns-repeated="2"/>
          <table:table-cell office:value-type="float" office:value="17616.5" calcext:value-type="float">
            <text:p>17616.5</text:p>
          </table:table-cell>
          <table:table-cell office:value-type="float" office:value="0.138" calcext:value-type="float">
            <text:p>0.138</text:p>
          </table:table-cell>
          <table:table-cell table:formula="of:=[.M140]/56708" office:value-type="float" office:value="0.310652817944558" calcext:value-type="float">
            <text:p>0.310652817944558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7719" calcext:value-type="float">
            <text:p>0.1477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191.8" calcext:value-type="float">
            <text:p>21191.8</text:p>
          </table:table-cell>
          <table:table-cell office:value-type="float" office:value="17647.8" calcext:value-type="float">
            <text:p>17647.8</text:p>
          </table:table-cell>
          <table:table-cell table:number-columns-repeated="2"/>
          <table:table-cell office:value-type="float" office:value="0.139" calcext:value-type="float">
            <text:p>0.139</text:p>
          </table:table-cell>
          <table:table-cell table:number-columns-repeated="2"/>
          <table:table-cell office:value-type="float" office:value="17647.8" calcext:value-type="float">
            <text:p>17647.8</text:p>
          </table:table-cell>
          <table:table-cell office:value-type="float" office:value="0.139" calcext:value-type="float">
            <text:p>0.139</text:p>
          </table:table-cell>
          <table:table-cell table:formula="of:=[.M141]/56708" office:value-type="float" office:value="0.311204768286661" calcext:value-type="float">
            <text:p>0.31120476828666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8661" calcext:value-type="float">
            <text:p>0.1486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223.1" calcext:value-type="float">
            <text:p>21223.1</text:p>
          </table:table-cell>
          <table:table-cell office:value-type="float" office:value="17679.1" calcext:value-type="float">
            <text:p>17679.1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17679.1" calcext:value-type="float">
            <text:p>17679.1</text:p>
          </table:table-cell>
          <table:table-cell office:value-type="float" office:value="0.14" calcext:value-type="float">
            <text:p>0.14</text:p>
          </table:table-cell>
          <table:table-cell table:formula="of:=[.M142]/56708" office:value-type="float" office:value="0.311756718628765" calcext:value-type="float">
            <text:p>0.311756718628765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49603" calcext:value-type="float">
            <text:p>0.1496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254.4" calcext:value-type="float">
            <text:p>21254.4</text:p>
          </table:table-cell>
          <table:table-cell office:value-type="float" office:value="17710.4" calcext:value-type="float">
            <text:p>17710.4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17710.4" calcext:value-type="float">
            <text:p>17710.4</text:p>
          </table:table-cell>
          <table:table-cell office:value-type="float" office:value="0.141" calcext:value-type="float">
            <text:p>0.141</text:p>
          </table:table-cell>
          <table:table-cell table:formula="of:=[.M143]/56708" office:value-type="float" office:value="0.312308668970868" calcext:value-type="float">
            <text:p>0.312308668970868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0546" calcext:value-type="float">
            <text:p>0.1505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285.8" calcext:value-type="float">
            <text:p>21285.8</text:p>
          </table:table-cell>
          <table:table-cell office:value-type="float" office:value="17741.8" calcext:value-type="float">
            <text:p>17741.8</text:p>
          </table:table-cell>
          <table:table-cell table:number-columns-repeated="2"/>
          <table:table-cell office:value-type="float" office:value="0.142" calcext:value-type="float">
            <text:p>0.142</text:p>
          </table:table-cell>
          <table:table-cell table:number-columns-repeated="2"/>
          <table:table-cell office:value-type="float" office:value="17741.8" calcext:value-type="float">
            <text:p>17741.8</text:p>
          </table:table-cell>
          <table:table-cell office:value-type="float" office:value="0.142" calcext:value-type="float">
            <text:p>0.142</text:p>
          </table:table-cell>
          <table:table-cell table:formula="of:=[.M144]/56708" office:value-type="float" office:value="0.312862382732595" calcext:value-type="float">
            <text:p>0.312862382732595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1489" calcext:value-type="float">
            <text:p>0.1514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317.1" calcext:value-type="float">
            <text:p>21317.1</text:p>
          </table:table-cell>
          <table:table-cell office:value-type="float" office:value="17773.1" calcext:value-type="float">
            <text:p>17773.1</text:p>
          </table:table-cell>
          <table:table-cell table:number-columns-repeated="2"/>
          <table:table-cell office:value-type="float" office:value="0.143" calcext:value-type="float">
            <text:p>0.143</text:p>
          </table:table-cell>
          <table:table-cell table:number-columns-repeated="2"/>
          <table:table-cell office:value-type="float" office:value="17773.1" calcext:value-type="float">
            <text:p>17773.1</text:p>
          </table:table-cell>
          <table:table-cell office:value-type="float" office:value="0.143" calcext:value-type="float">
            <text:p>0.143</text:p>
          </table:table-cell>
          <table:table-cell table:formula="of:=[.M145]/56708" office:value-type="float" office:value="0.313414333074698" calcext:value-type="float">
            <text:p>0.313414333074698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2434" calcext:value-type="float">
            <text:p>0.1524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348.4" calcext:value-type="float">
            <text:p>21348.4</text:p>
          </table:table-cell>
          <table:table-cell office:value-type="float" office:value="17804.4" calcext:value-type="float">
            <text:p>17804.4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17804.4" calcext:value-type="float">
            <text:p>17804.4</text:p>
          </table:table-cell>
          <table:table-cell office:value-type="float" office:value="0.144" calcext:value-type="float">
            <text:p>0.144</text:p>
          </table:table-cell>
          <table:table-cell table:formula="of:=[.M146]/56708" office:value-type="float" office:value="0.313966283416802" calcext:value-type="float">
            <text:p>0.313966283416802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3379" calcext:value-type="float">
            <text:p>0.1533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379.8" calcext:value-type="float">
            <text:p>21379.8</text:p>
          </table:table-cell>
          <table:table-cell office:value-type="float" office:value="17835.8" calcext:value-type="float">
            <text:p>17835.8</text:p>
          </table:table-cell>
          <table:table-cell table:number-columns-repeated="2"/>
          <table:table-cell office:value-type="float" office:value="0.145" calcext:value-type="float">
            <text:p>0.145</text:p>
          </table:table-cell>
          <table:table-cell table:number-columns-repeated="2"/>
          <table:table-cell office:value-type="float" office:value="17835.8" calcext:value-type="float">
            <text:p>17835.8</text:p>
          </table:table-cell>
          <table:table-cell office:value-type="float" office:value="0.145" calcext:value-type="float">
            <text:p>0.145</text:p>
          </table:table-cell>
          <table:table-cell table:formula="of:=[.M147]/56708" office:value-type="float" office:value="0.314519997178529" calcext:value-type="float">
            <text:p>0.314519997178529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4324" calcext:value-type="float">
            <text:p>0.1543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411.1" calcext:value-type="float">
            <text:p>21411.1</text:p>
          </table:table-cell>
          <table:table-cell office:value-type="float" office:value="17867.1" calcext:value-type="float">
            <text:p>17867.1</text:p>
          </table:table-cell>
          <table:table-cell table:number-columns-repeated="2"/>
          <table:table-cell office:value-type="float" office:value="0.146" calcext:value-type="float">
            <text:p>0.146</text:p>
          </table:table-cell>
          <table:table-cell table:number-columns-repeated="2"/>
          <table:table-cell office:value-type="float" office:value="17867.1" calcext:value-type="float">
            <text:p>17867.1</text:p>
          </table:table-cell>
          <table:table-cell office:value-type="float" office:value="0.146" calcext:value-type="float">
            <text:p>0.146</text:p>
          </table:table-cell>
          <table:table-cell table:formula="of:=[.M148]/56708" office:value-type="float" office:value="0.315071947520632" calcext:value-type="float">
            <text:p>0.315071947520632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5271" calcext:value-type="float">
            <text:p>0.1552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442.4" calcext:value-type="float">
            <text:p>21442.4</text:p>
          </table:table-cell>
          <table:table-cell office:value-type="float" office:value="17898.4" calcext:value-type="float">
            <text:p>17898.4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17898.4" calcext:value-type="float">
            <text:p>17898.4</text:p>
          </table:table-cell>
          <table:table-cell office:value-type="float" office:value="0.147" calcext:value-type="float">
            <text:p>0.147</text:p>
          </table:table-cell>
          <table:table-cell table:formula="of:=[.M149]/56708" office:value-type="float" office:value="0.315623897862735" calcext:value-type="float">
            <text:p>0.315623897862735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6218" calcext:value-type="float">
            <text:p>0.1562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473.7" calcext:value-type="float">
            <text:p>21473.7</text:p>
          </table:table-cell>
          <table:table-cell office:value-type="float" office:value="17929.7" calcext:value-type="float">
            <text:p>17929.7</text:p>
          </table:table-cell>
          <table:table-cell table:number-columns-repeated="2"/>
          <table:table-cell office:value-type="float" office:value="0.148" calcext:value-type="float">
            <text:p>0.148</text:p>
          </table:table-cell>
          <table:table-cell table:number-columns-repeated="2"/>
          <table:table-cell office:value-type="float" office:value="17929.7" calcext:value-type="float">
            <text:p>17929.7</text:p>
          </table:table-cell>
          <table:table-cell office:value-type="float" office:value="0.148" calcext:value-type="float">
            <text:p>0.148</text:p>
          </table:table-cell>
          <table:table-cell table:formula="of:=[.M150]/56708" office:value-type="float" office:value="0.316175848204839" calcext:value-type="float">
            <text:p>0.316175848204839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7166" calcext:value-type="float">
            <text:p>0.1571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505.1" calcext:value-type="float">
            <text:p>21505.1</text:p>
          </table:table-cell>
          <table:table-cell office:value-type="float" office:value="17961.1" calcext:value-type="float">
            <text:p>17961.1</text:p>
          </table:table-cell>
          <table:table-cell table:number-columns-repeated="2"/>
          <table:table-cell office:value-type="float" office:value="0.149" calcext:value-type="float">
            <text:p>0.149</text:p>
          </table:table-cell>
          <table:table-cell table:number-columns-repeated="2"/>
          <table:table-cell office:value-type="float" office:value="17961.1" calcext:value-type="float">
            <text:p>17961.1</text:p>
          </table:table-cell>
          <table:table-cell office:value-type="float" office:value="0.149" calcext:value-type="float">
            <text:p>0.149</text:p>
          </table:table-cell>
          <table:table-cell table:formula="of:=[.M151]/56708" office:value-type="float" office:value="0.316729561966566" calcext:value-type="float">
            <text:p>0.31672956196656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8114" calcext:value-type="float">
            <text:p>0.1581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536.4" calcext:value-type="float">
            <text:p>21536.4</text:p>
          </table:table-cell>
          <table:table-cell office:value-type="float" office:value="17992.4" calcext:value-type="float">
            <text:p>17992.4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17992.4" calcext:value-type="float">
            <text:p>17992.4</text:p>
          </table:table-cell>
          <table:table-cell office:value-type="float" office:value="0.15" calcext:value-type="float">
            <text:p>0.15</text:p>
          </table:table-cell>
          <table:table-cell table:formula="of:=[.M152]/56708" office:value-type="float" office:value="0.317281512308669" calcext:value-type="float">
            <text:p>0.317281512308669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59063" calcext:value-type="float">
            <text:p>0.1590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558.1" calcext:value-type="float">
            <text:p>21558.1</text:p>
          </table:table-cell>
          <table:table-cell office:value-type="float" office:value="18014.1" calcext:value-type="float">
            <text:p>18014.1</text:p>
          </table:table-cell>
          <table:table-cell table:number-columns-repeated="2"/>
          <table:table-cell office:value-type="float" office:value="0.151" calcext:value-type="float">
            <text:p>0.151</text:p>
          </table:table-cell>
          <table:table-cell table:number-columns-repeated="2"/>
          <table:table-cell office:value-type="float" office:value="18014.1" calcext:value-type="float">
            <text:p>18014.1</text:p>
          </table:table-cell>
          <table:table-cell office:value-type="float" office:value="0.151" calcext:value-type="float">
            <text:p>0.151</text:p>
          </table:table-cell>
          <table:table-cell table:formula="of:=[.M153]/56708" office:value-type="float" office:value="0.317664174366932" calcext:value-type="float">
            <text:p>0.317664174366932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0012" calcext:value-type="float">
            <text:p>0.1600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579.8" calcext:value-type="float">
            <text:p>21579.8</text:p>
          </table:table-cell>
          <table:table-cell office:value-type="float" office:value="18035.8" calcext:value-type="float">
            <text:p>18035.8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18035.8" calcext:value-type="float">
            <text:p>18035.8</text:p>
          </table:table-cell>
          <table:table-cell office:value-type="float" office:value="0.152" calcext:value-type="float">
            <text:p>0.152</text:p>
          </table:table-cell>
          <table:table-cell table:formula="of:=[.M154]/56708" office:value-type="float" office:value="0.318046836425196" calcext:value-type="float">
            <text:p>0.318046836425196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0963" calcext:value-type="float">
            <text:p>0.1609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01.5" calcext:value-type="float">
            <text:p>21601.5</text:p>
          </table:table-cell>
          <table:table-cell office:value-type="float" office:value="18057.5" calcext:value-type="float">
            <text:p>18057.5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18057.5" calcext:value-type="float">
            <text:p>18057.5</text:p>
          </table:table-cell>
          <table:table-cell office:value-type="float" office:value="0.153" calcext:value-type="float">
            <text:p>0.153</text:p>
          </table:table-cell>
          <table:table-cell table:formula="of:=[.M155]/56708" office:value-type="float" office:value="0.318429498483459" calcext:value-type="float">
            <text:p>0.318429498483459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1914" calcext:value-type="float">
            <text:p>0.1619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23.2" calcext:value-type="float">
            <text:p>21623.2</text:p>
          </table:table-cell>
          <table:table-cell office:value-type="float" office:value="18079.2" calcext:value-type="float">
            <text:p>18079.2</text:p>
          </table:table-cell>
          <table:table-cell table:number-columns-repeated="2"/>
          <table:table-cell office:value-type="float" office:value="0.154" calcext:value-type="float">
            <text:p>0.154</text:p>
          </table:table-cell>
          <table:table-cell table:number-columns-repeated="2"/>
          <table:table-cell office:value-type="float" office:value="18079.2" calcext:value-type="float">
            <text:p>18079.2</text:p>
          </table:table-cell>
          <table:table-cell office:value-type="float" office:value="0.154" calcext:value-type="float">
            <text:p>0.154</text:p>
          </table:table-cell>
          <table:table-cell table:formula="of:=[.M156]/56708" office:value-type="float" office:value="0.318812160541722" calcext:value-type="float">
            <text:p>0.318812160541722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2865" calcext:value-type="float">
            <text:p>0.16286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44.9" calcext:value-type="float">
            <text:p>21644.9</text:p>
          </table:table-cell>
          <table:table-cell office:value-type="float" office:value="18100.9" calcext:value-type="float">
            <text:p>18100.9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2"/>
          <table:table-cell office:value-type="float" office:value="18100.9" calcext:value-type="float">
            <text:p>18100.9</text:p>
          </table:table-cell>
          <table:table-cell office:value-type="float" office:value="0.155" calcext:value-type="float">
            <text:p>0.155</text:p>
          </table:table-cell>
          <table:table-cell table:formula="of:=[.M157]/56708" office:value-type="float" office:value="0.319194822599986" calcext:value-type="float">
            <text:p>0.319194822599986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3817" calcext:value-type="float">
            <text:p>0.1638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66.6" calcext:value-type="float">
            <text:p>21666.6</text:p>
          </table:table-cell>
          <table:table-cell office:value-type="float" office:value="18122.6" calcext:value-type="float">
            <text:p>18122.6</text:p>
          </table:table-cell>
          <table:table-cell table:number-columns-repeated="2"/>
          <table:table-cell office:value-type="float" office:value="0.156" calcext:value-type="float">
            <text:p>0.156</text:p>
          </table:table-cell>
          <table:table-cell table:number-columns-repeated="2"/>
          <table:table-cell office:value-type="float" office:value="18122.6" calcext:value-type="float">
            <text:p>18122.6</text:p>
          </table:table-cell>
          <table:table-cell office:value-type="float" office:value="0.156" calcext:value-type="float">
            <text:p>0.156</text:p>
          </table:table-cell>
          <table:table-cell table:formula="of:=[.M158]/56708" office:value-type="float" office:value="0.319577484658249" calcext:value-type="float">
            <text:p>0.319577484658249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477" calcext:value-type="float">
            <text:p>0.1647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88.3" calcext:value-type="float">
            <text:p>21688.3</text:p>
          </table:table-cell>
          <table:table-cell office:value-type="float" office:value="18144.3" calcext:value-type="float">
            <text:p>18144.3</text:p>
          </table:table-cell>
          <table:table-cell table:number-columns-repeated="2"/>
          <table:table-cell office:value-type="float" office:value="0.157" calcext:value-type="float">
            <text:p>0.157</text:p>
          </table:table-cell>
          <table:table-cell table:number-columns-repeated="2"/>
          <table:table-cell office:value-type="float" office:value="18144.3" calcext:value-type="float">
            <text:p>18144.3</text:p>
          </table:table-cell>
          <table:table-cell office:value-type="float" office:value="0.157" calcext:value-type="float">
            <text:p>0.157</text:p>
          </table:table-cell>
          <table:table-cell table:formula="of:=[.M159]/56708" office:value-type="float" office:value="0.319960146716513" calcext:value-type="float">
            <text:p>0.319960146716513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5723" calcext:value-type="float">
            <text:p>0.1657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10" calcext:value-type="float">
            <text:p>21710</text:p>
          </table:table-cell>
          <table:table-cell office:value-type="float" office:value="18166" calcext:value-type="float">
            <text:p>18166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18166" calcext:value-type="float">
            <text:p>18166</text:p>
          </table:table-cell>
          <table:table-cell office:value-type="float" office:value="0.158" calcext:value-type="float">
            <text:p>0.158</text:p>
          </table:table-cell>
          <table:table-cell table:formula="of:=[.M160]/56708" office:value-type="float" office:value="0.320342808774776" calcext:value-type="float">
            <text:p>0.320342808774776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6676" calcext:value-type="float">
            <text:p>0.1666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31.8" calcext:value-type="float">
            <text:p>21731.8</text:p>
          </table:table-cell>
          <table:table-cell office:value-type="float" office:value="18187.8" calcext:value-type="float">
            <text:p>18187.8</text:p>
          </table:table-cell>
          <table:table-cell table:number-columns-repeated="2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18187.8" calcext:value-type="float">
            <text:p>18187.8</text:p>
          </table:table-cell>
          <table:table-cell office:value-type="float" office:value="0.159" calcext:value-type="float">
            <text:p>0.159</text:p>
          </table:table-cell>
          <table:table-cell table:formula="of:=[.M161]/56708" office:value-type="float" office:value="0.320727234252663" calcext:value-type="float">
            <text:p>0.32072723425266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7631" calcext:value-type="float">
            <text:p>0.16763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53.5" calcext:value-type="float">
            <text:p>21753.5</text:p>
          </table:table-cell>
          <table:table-cell office:value-type="float" office:value="18209.5" calcext:value-type="float">
            <text:p>18209.5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18209.5" calcext:value-type="float">
            <text:p>18209.5</text:p>
          </table:table-cell>
          <table:table-cell office:value-type="float" office:value="0.16" calcext:value-type="float">
            <text:p>0.16</text:p>
          </table:table-cell>
          <table:table-cell table:formula="of:=[.M162]/56708" office:value-type="float" office:value="0.321109896310926" calcext:value-type="float">
            <text:p>0.321109896310926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8585" calcext:value-type="float">
            <text:p>0.1685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75.2" calcext:value-type="float">
            <text:p>21775.2</text:p>
          </table:table-cell>
          <table:table-cell office:value-type="float" office:value="18231.2" calcext:value-type="float">
            <text:p>18231.2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18231.2" calcext:value-type="float">
            <text:p>18231.2</text:p>
          </table:table-cell>
          <table:table-cell office:value-type="float" office:value="0.161" calcext:value-type="float">
            <text:p>0.161</text:p>
          </table:table-cell>
          <table:table-cell table:formula="of:=[.M163]/56708" office:value-type="float" office:value="0.32149255836919" calcext:value-type="float">
            <text:p>0.32149255836919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9541" calcext:value-type="float">
            <text:p>0.1695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96.9" calcext:value-type="float">
            <text:p>21796.9</text:p>
          </table:table-cell>
          <table:table-cell office:value-type="float" office:value="18252.9" calcext:value-type="float">
            <text:p>18252.9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18252.9" calcext:value-type="float">
            <text:p>18252.9</text:p>
          </table:table-cell>
          <table:table-cell office:value-type="float" office:value="0.162" calcext:value-type="float">
            <text:p>0.162</text:p>
          </table:table-cell>
          <table:table-cell table:formula="of:=[.M164]/56708" office:value-type="float" office:value="0.321875220427453" calcext:value-type="float">
            <text:p>0.321875220427453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0496" calcext:value-type="float">
            <text:p>0.17049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818.6" calcext:value-type="float">
            <text:p>21818.6</text:p>
          </table:table-cell>
          <table:table-cell office:value-type="float" office:value="18274.6" calcext:value-type="float">
            <text:p>18274.6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18274.6" calcext:value-type="float">
            <text:p>18274.6</text:p>
          </table:table-cell>
          <table:table-cell office:value-type="float" office:value="0.163" calcext:value-type="float">
            <text:p>0.163</text:p>
          </table:table-cell>
          <table:table-cell table:formula="of:=[.M165]/56708" office:value-type="float" office:value="0.322257882485716" calcext:value-type="float">
            <text:p>0.322257882485716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1453" calcext:value-type="float">
            <text:p>0.1714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840.3" calcext:value-type="float">
            <text:p>21840.3</text:p>
          </table:table-cell>
          <table:table-cell office:value-type="float" office:value="18296.3" calcext:value-type="float">
            <text:p>18296.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18296.3" calcext:value-type="float">
            <text:p>18296.3</text:p>
          </table:table-cell>
          <table:table-cell office:value-type="float" office:value="0.164" calcext:value-type="float">
            <text:p>0.164</text:p>
          </table:table-cell>
          <table:table-cell table:formula="of:=[.M166]/56708" office:value-type="float" office:value="0.32264054454398" calcext:value-type="float">
            <text:p>0.32264054454398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2409" calcext:value-type="float">
            <text:p>0.1724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862" calcext:value-type="float">
            <text:p>21862</text:p>
          </table:table-cell>
          <table:table-cell office:value-type="float" office:value="18318" calcext:value-type="float">
            <text:p>18318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18318" calcext:value-type="float">
            <text:p>18318</text:p>
          </table:table-cell>
          <table:table-cell office:value-type="float" office:value="0.165" calcext:value-type="float">
            <text:p>0.165</text:p>
          </table:table-cell>
          <table:table-cell table:formula="of:=[.M167]/56708" office:value-type="float" office:value="0.323023206602243" calcext:value-type="float">
            <text:p>0.323023206602243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3367" calcext:value-type="float">
            <text:p>0.1733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883.7" calcext:value-type="float">
            <text:p>21883.7</text:p>
          </table:table-cell>
          <table:table-cell office:value-type="float" office:value="18339.7" calcext:value-type="float">
            <text:p>18339.7</text:p>
          </table:table-cell>
          <table:table-cell table:number-columns-repeated="2"/>
          <table:table-cell office:value-type="float" office:value="0.166" calcext:value-type="float">
            <text:p>0.166</text:p>
          </table:table-cell>
          <table:table-cell table:number-columns-repeated="2"/>
          <table:table-cell office:value-type="float" office:value="18339.7" calcext:value-type="float">
            <text:p>18339.7</text:p>
          </table:table-cell>
          <table:table-cell office:value-type="float" office:value="0.166" calcext:value-type="float">
            <text:p>0.166</text:p>
          </table:table-cell>
          <table:table-cell table:formula="of:=[.M168]/56708" office:value-type="float" office:value="0.323405868660506" calcext:value-type="float">
            <text:p>0.323405868660506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4324" calcext:value-type="float">
            <text:p>0.1743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05.4" calcext:value-type="float">
            <text:p>21905.4</text:p>
          </table:table-cell>
          <table:table-cell office:value-type="float" office:value="18361.4" calcext:value-type="float">
            <text:p>18361.4</text:p>
          </table:table-cell>
          <table:table-cell table:number-columns-repeated="2"/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18361.4" calcext:value-type="float">
            <text:p>18361.4</text:p>
          </table:table-cell>
          <table:table-cell office:value-type="float" office:value="0.167" calcext:value-type="float">
            <text:p>0.167</text:p>
          </table:table-cell>
          <table:table-cell table:formula="of:=[.M169]/56708" office:value-type="float" office:value="0.32378853071877" calcext:value-type="float">
            <text:p>0.32378853071877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5283" calcext:value-type="float">
            <text:p>0.1752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27.1" calcext:value-type="float">
            <text:p>21927.1</text:p>
          </table:table-cell>
          <table:table-cell office:value-type="float" office:value="18383.1" calcext:value-type="float">
            <text:p>18383.1</text:p>
          </table:table-cell>
          <table:table-cell table:number-columns-repeated="2"/>
          <table:table-cell office:value-type="float" office:value="0.168" calcext:value-type="float">
            <text:p>0.168</text:p>
          </table:table-cell>
          <table:table-cell table:number-columns-repeated="2"/>
          <table:table-cell office:value-type="float" office:value="18383.1" calcext:value-type="float">
            <text:p>18383.1</text:p>
          </table:table-cell>
          <table:table-cell office:value-type="float" office:value="0.168" calcext:value-type="float">
            <text:p>0.168</text:p>
          </table:table-cell>
          <table:table-cell table:formula="of:=[.M170]/56708" office:value-type="float" office:value="0.324171192777033" calcext:value-type="float">
            <text:p>0.324171192777033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6241" calcext:value-type="float">
            <text:p>0.1762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48.8" calcext:value-type="float">
            <text:p>21948.8</text:p>
          </table:table-cell>
          <table:table-cell office:value-type="float" office:value="18404.8" calcext:value-type="float">
            <text:p>18404.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18404.8" calcext:value-type="float">
            <text:p>18404.8</text:p>
          </table:table-cell>
          <table:table-cell office:value-type="float" office:value="0.169" calcext:value-type="float">
            <text:p>0.169</text:p>
          </table:table-cell>
          <table:table-cell table:formula="of:=[.M171]/56708" office:value-type="float" office:value="0.324553854835297" calcext:value-type="float">
            <text:p>0.32455385483529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72" calcext:value-type="float">
            <text:p>0.177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70.5" calcext:value-type="float">
            <text:p>21970.5</text:p>
          </table:table-cell>
          <table:table-cell office:value-type="float" office:value="18426.5" calcext:value-type="float">
            <text:p>18426.5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8426.5" calcext:value-type="float">
            <text:p>18426.5</text:p>
          </table:table-cell>
          <table:table-cell office:value-type="float" office:value="0.17" calcext:value-type="float">
            <text:p>0.17</text:p>
          </table:table-cell>
          <table:table-cell table:formula="of:=[.M172]/56708" office:value-type="float" office:value="0.32493651689356" calcext:value-type="float">
            <text:p>0.32493651689356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816" calcext:value-type="float">
            <text:p>0.178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92.2" calcext:value-type="float">
            <text:p>21992.2</text:p>
          </table:table-cell>
          <table:table-cell office:value-type="float" office:value="18448.2" calcext:value-type="float">
            <text:p>18448.2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2"/>
          <table:table-cell office:value-type="float" office:value="18448.2" calcext:value-type="float">
            <text:p>18448.2</text:p>
          </table:table-cell>
          <table:table-cell office:value-type="float" office:value="0.171" calcext:value-type="float">
            <text:p>0.171</text:p>
          </table:table-cell>
          <table:table-cell table:formula="of:=[.M173]/56708" office:value-type="float" office:value="0.325319178951823" calcext:value-type="float">
            <text:p>0.325319178951823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7912" calcext:value-type="float">
            <text:p>0.179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013.9" calcext:value-type="float">
            <text:p>22013.9</text:p>
          </table:table-cell>
          <table:table-cell office:value-type="float" office:value="18469.9" calcext:value-type="float">
            <text:p>18469.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18469.9" calcext:value-type="float">
            <text:p>18469.9</text:p>
          </table:table-cell>
          <table:table-cell office:value-type="float" office:value="0.172" calcext:value-type="float">
            <text:p>0.172</text:p>
          </table:table-cell>
          <table:table-cell table:formula="of:=[.M174]/56708" office:value-type="float" office:value="0.325701841010087" calcext:value-type="float">
            <text:p>0.325701841010087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0081" calcext:value-type="float">
            <text:p>0.1800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035.6" calcext:value-type="float">
            <text:p>22035.6</text:p>
          </table:table-cell>
          <table:table-cell office:value-type="float" office:value="18491.6" calcext:value-type="float">
            <text:p>18491.6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18491.6" calcext:value-type="float">
            <text:p>18491.6</text:p>
          </table:table-cell>
          <table:table-cell office:value-type="float" office:value="0.173" calcext:value-type="float">
            <text:p>0.173</text:p>
          </table:table-cell>
          <table:table-cell table:formula="of:=[.M175]/56708" office:value-type="float" office:value="0.32608450306835" calcext:value-type="float">
            <text:p>0.32608450306835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1041" calcext:value-type="float">
            <text:p>0.1810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057.3" calcext:value-type="float">
            <text:p>22057.3</text:p>
          </table:table-cell>
          <table:table-cell office:value-type="float" office:value="18513.3" calcext:value-type="float">
            <text:p>18513.3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18513.3" calcext:value-type="float">
            <text:p>18513.3</text:p>
          </table:table-cell>
          <table:table-cell office:value-type="float" office:value="0.174" calcext:value-type="float">
            <text:p>0.174</text:p>
          </table:table-cell>
          <table:table-cell table:formula="of:=[.M176]/56708" office:value-type="float" office:value="0.326467165126613" calcext:value-type="float">
            <text:p>0.326467165126613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2003" calcext:value-type="float">
            <text:p>0.1820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079" calcext:value-type="float">
            <text:p>22079</text:p>
          </table:table-cell>
          <table:table-cell office:value-type="float" office:value="18535" calcext:value-type="float">
            <text:p>18535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18535" calcext:value-type="float">
            <text:p>18535</text:p>
          </table:table-cell>
          <table:table-cell office:value-type="float" office:value="0.175" calcext:value-type="float">
            <text:p>0.175</text:p>
          </table:table-cell>
          <table:table-cell table:formula="of:=[.M177]/56708" office:value-type="float" office:value="0.326849827184877" calcext:value-type="float">
            <text:p>0.326849827184877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2964" calcext:value-type="float">
            <text:p>0.1829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00.8" calcext:value-type="float">
            <text:p>22100.8</text:p>
          </table:table-cell>
          <table:table-cell office:value-type="float" office:value="18556.8" calcext:value-type="float">
            <text:p>18556.8</text:p>
          </table:table-cell>
          <table:table-cell table:number-columns-repeated="2"/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18556.8" calcext:value-type="float">
            <text:p>18556.8</text:p>
          </table:table-cell>
          <table:table-cell office:value-type="float" office:value="0.176" calcext:value-type="float">
            <text:p>0.176</text:p>
          </table:table-cell>
          <table:table-cell table:formula="of:=[.M178]/56708" office:value-type="float" office:value="0.327234252662764" calcext:value-type="float">
            <text:p>0.327234252662764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3927" calcext:value-type="float">
            <text:p>0.1839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22.5" calcext:value-type="float">
            <text:p>22122.5</text:p>
          </table:table-cell>
          <table:table-cell office:value-type="float" office:value="18578.5" calcext:value-type="float">
            <text:p>18578.5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18578.5" calcext:value-type="float">
            <text:p>18578.5</text:p>
          </table:table-cell>
          <table:table-cell office:value-type="float" office:value="0.177" calcext:value-type="float">
            <text:p>0.177</text:p>
          </table:table-cell>
          <table:table-cell table:formula="of:=[.M179]/56708" office:value-type="float" office:value="0.327616914721027" calcext:value-type="float">
            <text:p>0.327616914721027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4889" calcext:value-type="float">
            <text:p>0.1848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44.2" calcext:value-type="float">
            <text:p>22144.2</text:p>
          </table:table-cell>
          <table:table-cell office:value-type="float" office:value="18600.2" calcext:value-type="float">
            <text:p>18600.2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18600.2" calcext:value-type="float">
            <text:p>18600.2</text:p>
          </table:table-cell>
          <table:table-cell office:value-type="float" office:value="0.178" calcext:value-type="float">
            <text:p>0.178</text:p>
          </table:table-cell>
          <table:table-cell table:formula="of:=[.M180]/56708" office:value-type="float" office:value="0.32799957677929" calcext:value-type="float">
            <text:p>0.32799957677929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5852" calcext:value-type="float">
            <text:p>0.1858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65.9" calcext:value-type="float">
            <text:p>22165.9</text:p>
          </table:table-cell>
          <table:table-cell office:value-type="float" office:value="18621.9" calcext:value-type="float">
            <text:p>18621.9</text:p>
          </table:table-cell>
          <table:table-cell table:number-columns-repeated="2"/>
          <table:table-cell office:value-type="float" office:value="0.179" calcext:value-type="float">
            <text:p>0.179</text:p>
          </table:table-cell>
          <table:table-cell table:number-columns-repeated="2"/>
          <table:table-cell office:value-type="float" office:value="18621.9" calcext:value-type="float">
            <text:p>18621.9</text:p>
          </table:table-cell>
          <table:table-cell office:value-type="float" office:value="0.179" calcext:value-type="float">
            <text:p>0.179</text:p>
          </table:table-cell>
          <table:table-cell table:formula="of:=[.M181]/56708" office:value-type="float" office:value="0.328382238837554" calcext:value-type="float">
            <text:p>0.32838223883755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6815" calcext:value-type="float">
            <text:p>0.1868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87.6" calcext:value-type="float">
            <text:p>22187.6</text:p>
          </table:table-cell>
          <table:table-cell office:value-type="float" office:value="18643.6" calcext:value-type="float">
            <text:p>18643.6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18643.6" calcext:value-type="float">
            <text:p>18643.6</text:p>
          </table:table-cell>
          <table:table-cell office:value-type="float" office:value="0.18" calcext:value-type="float">
            <text:p>0.18</text:p>
          </table:table-cell>
          <table:table-cell table:formula="of:=[.M182]/56708" office:value-type="float" office:value="0.328764900895817" calcext:value-type="float">
            <text:p>0.328764900895817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7779" calcext:value-type="float">
            <text:p>0.1877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09.3" calcext:value-type="float">
            <text:p>22209.3</text:p>
          </table:table-cell>
          <table:table-cell office:value-type="float" office:value="18665.3" calcext:value-type="float">
            <text:p>18665.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18665.3" calcext:value-type="float">
            <text:p>18665.3</text:p>
          </table:table-cell>
          <table:table-cell office:value-type="float" office:value="0.181" calcext:value-type="float">
            <text:p>0.181</text:p>
          </table:table-cell>
          <table:table-cell table:formula="of:=[.M183]/56708" office:value-type="float" office:value="0.329147562954081" calcext:value-type="float">
            <text:p>0.329147562954081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8743" calcext:value-type="float">
            <text:p>0.18874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31" calcext:value-type="float">
            <text:p>22231</text:p>
          </table:table-cell>
          <table:table-cell office:value-type="float" office:value="18687" calcext:value-type="float">
            <text:p>18687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18687" calcext:value-type="float">
            <text:p>18687</text:p>
          </table:table-cell>
          <table:table-cell office:value-type="float" office:value="0.182" calcext:value-type="float">
            <text:p>0.182</text:p>
          </table:table-cell>
          <table:table-cell table:formula="of:=[.M184]/56708" office:value-type="float" office:value="0.329530225012344" calcext:value-type="float">
            <text:p>0.329530225012344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89708" calcext:value-type="float">
            <text:p>0.1897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52.7" calcext:value-type="float">
            <text:p>22252.7</text:p>
          </table:table-cell>
          <table:table-cell office:value-type="float" office:value="18708.7" calcext:value-type="float">
            <text:p>18708.7</text:p>
          </table:table-cell>
          <table:table-cell table:number-columns-repeated="2"/>
          <table:table-cell office:value-type="float" office:value="0.183" calcext:value-type="float">
            <text:p>0.183</text:p>
          </table:table-cell>
          <table:table-cell table:number-columns-repeated="2"/>
          <table:table-cell office:value-type="float" office:value="18708.7" calcext:value-type="float">
            <text:p>18708.7</text:p>
          </table:table-cell>
          <table:table-cell office:value-type="float" office:value="0.183" calcext:value-type="float">
            <text:p>0.183</text:p>
          </table:table-cell>
          <table:table-cell table:formula="of:=[.M185]/56708" office:value-type="float" office:value="0.329912887070607" calcext:value-type="float">
            <text:p>0.329912887070607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0673" calcext:value-type="float">
            <text:p>0.19067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74.4" calcext:value-type="float">
            <text:p>22274.4</text:p>
          </table:table-cell>
          <table:table-cell office:value-type="float" office:value="18730.4" calcext:value-type="float">
            <text:p>18730.4</text:p>
          </table:table-cell>
          <table:table-cell table:number-columns-repeated="2"/>
          <table:table-cell office:value-type="float" office:value="0.184" calcext:value-type="float">
            <text:p>0.184</text:p>
          </table:table-cell>
          <table:table-cell table:number-columns-repeated="2"/>
          <table:table-cell office:value-type="float" office:value="18730.4" calcext:value-type="float">
            <text:p>18730.4</text:p>
          </table:table-cell>
          <table:table-cell office:value-type="float" office:value="0.184" calcext:value-type="float">
            <text:p>0.184</text:p>
          </table:table-cell>
          <table:table-cell table:formula="of:=[.M186]/56708" office:value-type="float" office:value="0.330295549128871" calcext:value-type="float">
            <text:p>0.330295549128871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1638" calcext:value-type="float">
            <text:p>0.1916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96.1" calcext:value-type="float">
            <text:p>22296.1</text:p>
          </table:table-cell>
          <table:table-cell office:value-type="float" office:value="18752.1" calcext:value-type="float">
            <text:p>18752.1</text:p>
          </table:table-cell>
          <table:table-cell table:number-columns-repeated="2"/>
          <table:table-cell office:value-type="float" office:value="0.185" calcext:value-type="float">
            <text:p>0.185</text:p>
          </table:table-cell>
          <table:table-cell table:number-columns-repeated="2"/>
          <table:table-cell office:value-type="float" office:value="18752.1" calcext:value-type="float">
            <text:p>18752.1</text:p>
          </table:table-cell>
          <table:table-cell office:value-type="float" office:value="0.185" calcext:value-type="float">
            <text:p>0.185</text:p>
          </table:table-cell>
          <table:table-cell table:formula="of:=[.M187]/56708" office:value-type="float" office:value="0.330678211187134" calcext:value-type="float">
            <text:p>0.33067821118713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2603" calcext:value-type="float">
            <text:p>0.1926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317.8" calcext:value-type="float">
            <text:p>22317.8</text:p>
          </table:table-cell>
          <table:table-cell office:value-type="float" office:value="18773.8" calcext:value-type="float">
            <text:p>18773.8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18773.8" calcext:value-type="float">
            <text:p>18773.8</text:p>
          </table:table-cell>
          <table:table-cell office:value-type="float" office:value="0.186" calcext:value-type="float">
            <text:p>0.186</text:p>
          </table:table-cell>
          <table:table-cell table:formula="of:=[.M188]/56708" office:value-type="float" office:value="0.331060873245397" calcext:value-type="float">
            <text:p>0.331060873245397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3569" calcext:value-type="float">
            <text:p>0.1935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339.5" calcext:value-type="float">
            <text:p>22339.5</text:p>
          </table:table-cell>
          <table:table-cell office:value-type="float" office:value="18795.5" calcext:value-type="float">
            <text:p>18795.5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18795.5" calcext:value-type="float">
            <text:p>18795.5</text:p>
          </table:table-cell>
          <table:table-cell office:value-type="float" office:value="0.187" calcext:value-type="float">
            <text:p>0.187</text:p>
          </table:table-cell>
          <table:table-cell table:formula="of:=[.M189]/56708" office:value-type="float" office:value="0.331443535303661" calcext:value-type="float">
            <text:p>0.331443535303661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4535" calcext:value-type="float">
            <text:p>0.19453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361.2" calcext:value-type="float">
            <text:p>22361.2</text:p>
          </table:table-cell>
          <table:table-cell office:value-type="float" office:value="18817.2" calcext:value-type="float">
            <text:p>18817.2</text:p>
          </table:table-cell>
          <table:table-cell table:number-columns-repeated="2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18817.2" calcext:value-type="float">
            <text:p>18817.2</text:p>
          </table:table-cell>
          <table:table-cell office:value-type="float" office:value="0.188" calcext:value-type="float">
            <text:p>0.188</text:p>
          </table:table-cell>
          <table:table-cell table:formula="of:=[.M190]/56708" office:value-type="float" office:value="0.331826197361924" calcext:value-type="float">
            <text:p>0.331826197361924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5502" calcext:value-type="float">
            <text:p>0.19550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382.9" calcext:value-type="float">
            <text:p>22382.9</text:p>
          </table:table-cell>
          <table:table-cell office:value-type="float" office:value="18838.9" calcext:value-type="float">
            <text:p>18838.9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18838.9" calcext:value-type="float">
            <text:p>18838.9</text:p>
          </table:table-cell>
          <table:table-cell office:value-type="float" office:value="0.189" calcext:value-type="float">
            <text:p>0.189</text:p>
          </table:table-cell>
          <table:table-cell table:formula="of:=[.M191]/56708" office:value-type="float" office:value="0.332208859420188" calcext:value-type="float">
            <text:p>0.332208859420188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6469" calcext:value-type="float">
            <text:p>0.1964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04.6" calcext:value-type="float">
            <text:p>22404.6</text:p>
          </table:table-cell>
          <table:table-cell office:value-type="float" office:value="18860.6" calcext:value-type="float">
            <text:p>18860.6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2"/>
          <table:table-cell office:value-type="float" office:value="18860.6" calcext:value-type="float">
            <text:p>18860.6</text:p>
          </table:table-cell>
          <table:table-cell office:value-type="float" office:value="0.19" calcext:value-type="float">
            <text:p>0.19</text:p>
          </table:table-cell>
          <table:table-cell table:formula="of:=[.M192]/56708" office:value-type="float" office:value="0.332591521478451" calcext:value-type="float">
            <text:p>0.332591521478451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7436" calcext:value-type="float">
            <text:p>0.1974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26.3" calcext:value-type="float">
            <text:p>22426.3</text:p>
          </table:table-cell>
          <table:table-cell office:value-type="float" office:value="18882.3" calcext:value-type="float">
            <text:p>18882.3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2"/>
          <table:table-cell office:value-type="float" office:value="18882.3" calcext:value-type="float">
            <text:p>18882.3</text:p>
          </table:table-cell>
          <table:table-cell office:value-type="float" office:value="0.191" calcext:value-type="float">
            <text:p>0.191</text:p>
          </table:table-cell>
          <table:table-cell table:formula="of:=[.M193]/56708" office:value-type="float" office:value="0.332974183536714" calcext:value-type="float">
            <text:p>0.332974183536714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8404" calcext:value-type="float">
            <text:p>0.1984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48.1" calcext:value-type="float">
            <text:p>22448.1</text:p>
          </table:table-cell>
          <table:table-cell office:value-type="float" office:value="18904.1" calcext:value-type="float">
            <text:p>18904.1</text:p>
          </table:table-cell>
          <table:table-cell table:number-columns-repeated="2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18904.1" calcext:value-type="float">
            <text:p>18904.1</text:p>
          </table:table-cell>
          <table:table-cell office:value-type="float" office:value="0.192" calcext:value-type="float">
            <text:p>0.192</text:p>
          </table:table-cell>
          <table:table-cell table:formula="of:=[.M194]/56708" office:value-type="float" office:value="0.333358609014601" calcext:value-type="float">
            <text:p>0.333358609014601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99372" calcext:value-type="float">
            <text:p>0.19937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69.8" calcext:value-type="float">
            <text:p>22469.8</text:p>
          </table:table-cell>
          <table:table-cell office:value-type="float" office:value="18925.8" calcext:value-type="float">
            <text:p>18925.8</text:p>
          </table:table-cell>
          <table:table-cell table:number-columns-repeated="2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18925.8" calcext:value-type="float">
            <text:p>18925.8</text:p>
          </table:table-cell>
          <table:table-cell office:value-type="float" office:value="0.193" calcext:value-type="float">
            <text:p>0.193</text:p>
          </table:table-cell>
          <table:table-cell table:formula="of:=[.M195]/56708" office:value-type="float" office:value="0.333741271072864" calcext:value-type="float">
            <text:p>0.33374127107286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034" calcext:value-type="float">
            <text:p>0.200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91.5" calcext:value-type="float">
            <text:p>22491.5</text:p>
          </table:table-cell>
          <table:table-cell office:value-type="float" office:value="18947.5" calcext:value-type="float">
            <text:p>18947.5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18947.5" calcext:value-type="float">
            <text:p>18947.5</text:p>
          </table:table-cell>
          <table:table-cell office:value-type="float" office:value="0.194" calcext:value-type="float">
            <text:p>0.194</text:p>
          </table:table-cell>
          <table:table-cell table:formula="of:=[.M196]/56708" office:value-type="float" office:value="0.334123933131128" calcext:value-type="float">
            <text:p>0.334123933131128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1308" calcext:value-type="float">
            <text:p>0.2013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513.2" calcext:value-type="float">
            <text:p>22513.2</text:p>
          </table:table-cell>
          <table:table-cell office:value-type="float" office:value="18969.2" calcext:value-type="float">
            <text:p>18969.2</text:p>
          </table:table-cell>
          <table:table-cell table:number-columns-repeated="2"/>
          <table:table-cell office:value-type="float" office:value="0.195" calcext:value-type="float">
            <text:p>0.195</text:p>
          </table:table-cell>
          <table:table-cell table:number-columns-repeated="2"/>
          <table:table-cell office:value-type="float" office:value="18969.2" calcext:value-type="float">
            <text:p>18969.2</text:p>
          </table:table-cell>
          <table:table-cell office:value-type="float" office:value="0.195" calcext:value-type="float">
            <text:p>0.195</text:p>
          </table:table-cell>
          <table:table-cell table:formula="of:=[.M197]/56708" office:value-type="float" office:value="0.334506595189391" calcext:value-type="float">
            <text:p>0.334506595189391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2277" calcext:value-type="float">
            <text:p>0.20227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534.9" calcext:value-type="float">
            <text:p>22534.9</text:p>
          </table:table-cell>
          <table:table-cell office:value-type="float" office:value="18990.9" calcext:value-type="float">
            <text:p>18990.9</text:p>
          </table:table-cell>
          <table:table-cell table:number-columns-repeated="2"/>
          <table:table-cell office:value-type="float" office:value="0.196" calcext:value-type="float">
            <text:p>0.196</text:p>
          </table:table-cell>
          <table:table-cell table:number-columns-repeated="2"/>
          <table:table-cell office:value-type="float" office:value="18990.9" calcext:value-type="float">
            <text:p>18990.9</text:p>
          </table:table-cell>
          <table:table-cell office:value-type="float" office:value="0.196" calcext:value-type="float">
            <text:p>0.196</text:p>
          </table:table-cell>
          <table:table-cell table:formula="of:=[.M198]/56708" office:value-type="float" office:value="0.334889257247655" calcext:value-type="float">
            <text:p>0.334889257247655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3246" calcext:value-type="float">
            <text:p>0.2032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556.6" calcext:value-type="float">
            <text:p>22556.6</text:p>
          </table:table-cell>
          <table:table-cell office:value-type="float" office:value="19012.6" calcext:value-type="float">
            <text:p>19012.6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19012.6" calcext:value-type="float">
            <text:p>19012.6</text:p>
          </table:table-cell>
          <table:table-cell office:value-type="float" office:value="0.197" calcext:value-type="float">
            <text:p>0.197</text:p>
          </table:table-cell>
          <table:table-cell table:formula="of:=[.M199]/56708" office:value-type="float" office:value="0.335271919305918" calcext:value-type="float">
            <text:p>0.33527191930591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4216" calcext:value-type="float">
            <text:p>0.2042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578.3" calcext:value-type="float">
            <text:p>22578.3</text:p>
          </table:table-cell>
          <table:table-cell office:value-type="float" office:value="19034.3" calcext:value-type="float">
            <text:p>19034.3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19034.3" calcext:value-type="float">
            <text:p>19034.3</text:p>
          </table:table-cell>
          <table:table-cell office:value-type="float" office:value="0.198" calcext:value-type="float">
            <text:p>0.198</text:p>
          </table:table-cell>
          <table:table-cell table:formula="of:=[.M200]/56708" office:value-type="float" office:value="0.335654581364181" calcext:value-type="float">
            <text:p>0.335654581364181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5185" calcext:value-type="float">
            <text:p>0.2051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00" calcext:value-type="float">
            <text:p>22600</text:p>
          </table:table-cell>
          <table:table-cell office:value-type="float" office:value="19056" calcext:value-type="float">
            <text:p>19056</text:p>
          </table:table-cell>
          <table:table-cell table:number-columns-repeated="2"/>
          <table:table-cell office:value-type="float" office:value="0.199" calcext:value-type="float">
            <text:p>0.199</text:p>
          </table:table-cell>
          <table:table-cell table:number-columns-repeated="2"/>
          <table:table-cell office:value-type="float" office:value="19056" calcext:value-type="float">
            <text:p>19056</text:p>
          </table:table-cell>
          <table:table-cell office:value-type="float" office:value="0.199" calcext:value-type="float">
            <text:p>0.199</text:p>
          </table:table-cell>
          <table:table-cell table:formula="of:=[.M201]/56708" office:value-type="float" office:value="0.336037243422445" calcext:value-type="float">
            <text:p>0.3360372434224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6155" calcext:value-type="float">
            <text:p>0.2061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21.7" calcext:value-type="float">
            <text:p>22621.7</text:p>
          </table:table-cell>
          <table:table-cell office:value-type="float" office:value="19077.7" calcext:value-type="float">
            <text:p>19077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9077.7" calcext:value-type="float">
            <text:p>19077.7</text:p>
          </table:table-cell>
          <table:table-cell office:value-type="float" office:value="0.2" calcext:value-type="float">
            <text:p>0.2</text:p>
          </table:table-cell>
          <table:table-cell table:formula="of:=[.M202]/56708" office:value-type="float" office:value="0.336419905480708" calcext:value-type="float">
            <text:p>0.336419905480708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7126" calcext:value-type="float">
            <text:p>0.2071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37.3" calcext:value-type="float">
            <text:p>22637.3</text:p>
          </table:table-cell>
          <table:table-cell office:value-type="float" office:value="19093.3" calcext:value-type="float">
            <text:p>19093.3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19093.3" calcext:value-type="float">
            <text:p>19093.3</text:p>
          </table:table-cell>
          <table:table-cell office:value-type="float" office:value="0.201" calcext:value-type="float">
            <text:p>0.201</text:p>
          </table:table-cell>
          <table:table-cell table:formula="of:=[.M203]/56708" office:value-type="float" office:value="0.336694998941948" calcext:value-type="float">
            <text:p>0.336694998941948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8096" calcext:value-type="float">
            <text:p>0.20809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53" calcext:value-type="float">
            <text:p>22653</text:p>
          </table:table-cell>
          <table:table-cell office:value-type="float" office:value="19109" calcext:value-type="float">
            <text:p>19109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19109" calcext:value-type="float">
            <text:p>19109</text:p>
          </table:table-cell>
          <table:table-cell office:value-type="float" office:value="0.202" calcext:value-type="float">
            <text:p>0.202</text:p>
          </table:table-cell>
          <table:table-cell table:formula="of:=[.M204]/56708" office:value-type="float" office:value="0.336971855822812" calcext:value-type="float">
            <text:p>0.336971855822812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09067" calcext:value-type="float">
            <text:p>0.2090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68.6" calcext:value-type="float">
            <text:p>22668.6</text:p>
          </table:table-cell>
          <table:table-cell office:value-type="float" office:value="19124.6" calcext:value-type="float">
            <text:p>19124.6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19124.6" calcext:value-type="float">
            <text:p>19124.6</text:p>
          </table:table-cell>
          <table:table-cell office:value-type="float" office:value="0.203" calcext:value-type="float">
            <text:p>0.203</text:p>
          </table:table-cell>
          <table:table-cell table:formula="of:=[.M205]/56708" office:value-type="float" office:value="0.337246949284052" calcext:value-type="float">
            <text:p>0.337246949284052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0038" calcext:value-type="float">
            <text:p>0.2100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84.3" calcext:value-type="float">
            <text:p>22684.3</text:p>
          </table:table-cell>
          <table:table-cell office:value-type="float" office:value="19140.3" calcext:value-type="float">
            <text:p>19140.3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19140.3" calcext:value-type="float">
            <text:p>19140.3</text:p>
          </table:table-cell>
          <table:table-cell office:value-type="float" office:value="0.204" calcext:value-type="float">
            <text:p>0.204</text:p>
          </table:table-cell>
          <table:table-cell table:formula="of:=[.M206]/56708" office:value-type="float" office:value="0.337523806164915" calcext:value-type="float">
            <text:p>0.337523806164915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1009" calcext:value-type="float">
            <text:p>0.2110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99.9" calcext:value-type="float">
            <text:p>22699.9</text:p>
          </table:table-cell>
          <table:table-cell office:value-type="float" office:value="19155.9" calcext:value-type="float">
            <text:p>19155.9</text:p>
          </table:table-cell>
          <table:table-cell table:number-columns-repeated="2"/>
          <table:table-cell office:value-type="float" office:value="0.205" calcext:value-type="float">
            <text:p>0.205</text:p>
          </table:table-cell>
          <table:table-cell table:number-columns-repeated="2"/>
          <table:table-cell office:value-type="float" office:value="19155.9" calcext:value-type="float">
            <text:p>19155.9</text:p>
          </table:table-cell>
          <table:table-cell office:value-type="float" office:value="0.205" calcext:value-type="float">
            <text:p>0.205</text:p>
          </table:table-cell>
          <table:table-cell table:formula="of:=[.M207]/56708" office:value-type="float" office:value="0.337798899626155" calcext:value-type="float">
            <text:p>0.337798899626155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1981" calcext:value-type="float">
            <text:p>0.2119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15.5" calcext:value-type="float">
            <text:p>22715.5</text:p>
          </table:table-cell>
          <table:table-cell office:value-type="float" office:value="19171.5" calcext:value-type="float">
            <text:p>19171.5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19171.5" calcext:value-type="float">
            <text:p>19171.5</text:p>
          </table:table-cell>
          <table:table-cell office:value-type="float" office:value="0.206" calcext:value-type="float">
            <text:p>0.206</text:p>
          </table:table-cell>
          <table:table-cell table:formula="of:=[.M208]/56708" office:value-type="float" office:value="0.338073993087395" calcext:value-type="float">
            <text:p>0.338073993087395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2953" calcext:value-type="float">
            <text:p>0.2129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31.2" calcext:value-type="float">
            <text:p>22731.2</text:p>
          </table:table-cell>
          <table:table-cell office:value-type="float" office:value="19187.2" calcext:value-type="float">
            <text:p>19187.2</text:p>
          </table:table-cell>
          <table:table-cell table:number-columns-repeated="2"/>
          <table:table-cell office:value-type="float" office:value="0.207" calcext:value-type="float">
            <text:p>0.207</text:p>
          </table:table-cell>
          <table:table-cell table:number-columns-repeated="2"/>
          <table:table-cell office:value-type="float" office:value="19187.2" calcext:value-type="float">
            <text:p>19187.2</text:p>
          </table:table-cell>
          <table:table-cell office:value-type="float" office:value="0.207" calcext:value-type="float">
            <text:p>0.207</text:p>
          </table:table-cell>
          <table:table-cell table:formula="of:=[.M209]/56708" office:value-type="float" office:value="0.338350849968258" calcext:value-type="float">
            <text:p>0.338350849968258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3925" calcext:value-type="float">
            <text:p>0.2139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46.8" calcext:value-type="float">
            <text:p>22746.8</text:p>
          </table:table-cell>
          <table:table-cell office:value-type="float" office:value="19202.8" calcext:value-type="float">
            <text:p>19202.8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19202.8" calcext:value-type="float">
            <text:p>19202.8</text:p>
          </table:table-cell>
          <table:table-cell office:value-type="float" office:value="0.208" calcext:value-type="float">
            <text:p>0.208</text:p>
          </table:table-cell>
          <table:table-cell table:formula="of:=[.M210]/56708" office:value-type="float" office:value="0.338625943429498" calcext:value-type="float">
            <text:p>0.338625943429498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4898" calcext:value-type="float">
            <text:p>0.2148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62.5" calcext:value-type="float">
            <text:p>22762.5</text:p>
          </table:table-cell>
          <table:table-cell office:value-type="float" office:value="19218.5" calcext:value-type="float">
            <text:p>19218.5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19218.5" calcext:value-type="float">
            <text:p>19218.5</text:p>
          </table:table-cell>
          <table:table-cell office:value-type="float" office:value="0.209" calcext:value-type="float">
            <text:p>0.209</text:p>
          </table:table-cell>
          <table:table-cell table:formula="of:=[.M211]/56708" office:value-type="float" office:value="0.338902800310362" calcext:value-type="float">
            <text:p>0.33890280031036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587" calcext:value-type="float">
            <text:p>0.2158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78.1" calcext:value-type="float">
            <text:p>22778.1</text:p>
          </table:table-cell>
          <table:table-cell office:value-type="float" office:value="19234.1" calcext:value-type="float">
            <text:p>19234.1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19234.1" calcext:value-type="float">
            <text:p>19234.1</text:p>
          </table:table-cell>
          <table:table-cell office:value-type="float" office:value="0.21" calcext:value-type="float">
            <text:p>0.21</text:p>
          </table:table-cell>
          <table:table-cell table:formula="of:=[.M212]/56708" office:value-type="float" office:value="0.339177893771602" calcext:value-type="float">
            <text:p>0.339177893771602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6843" calcext:value-type="float">
            <text:p>0.21684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93.7" calcext:value-type="float">
            <text:p>22793.7</text:p>
          </table:table-cell>
          <table:table-cell office:value-type="float" office:value="19249.7" calcext:value-type="float">
            <text:p>19249.7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19249.7" calcext:value-type="float">
            <text:p>19249.7</text:p>
          </table:table-cell>
          <table:table-cell office:value-type="float" office:value="0.211" calcext:value-type="float">
            <text:p>0.211</text:p>
          </table:table-cell>
          <table:table-cell table:formula="of:=[.M213]/56708" office:value-type="float" office:value="0.339452987232842" calcext:value-type="float">
            <text:p>0.339452987232842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816" calcext:value-type="float">
            <text:p>0.2178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09.4" calcext:value-type="float">
            <text:p>22809.4</text:p>
          </table:table-cell>
          <table:table-cell office:value-type="float" office:value="19265.4" calcext:value-type="float">
            <text:p>19265.4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19265.4" calcext:value-type="float">
            <text:p>19265.4</text:p>
          </table:table-cell>
          <table:table-cell office:value-type="float" office:value="0.212" calcext:value-type="float">
            <text:p>0.212</text:p>
          </table:table-cell>
          <table:table-cell table:formula="of:=[.M214]/56708" office:value-type="float" office:value="0.339729844113705" calcext:value-type="float">
            <text:p>0.339729844113705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879" calcext:value-type="float">
            <text:p>0.218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25" calcext:value-type="float">
            <text:p>22825</text:p>
          </table:table-cell>
          <table:table-cell office:value-type="float" office:value="19281" calcext:value-type="float">
            <text:p>19281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19281" calcext:value-type="float">
            <text:p>19281</text:p>
          </table:table-cell>
          <table:table-cell office:value-type="float" office:value="0.213" calcext:value-type="float">
            <text:p>0.213</text:p>
          </table:table-cell>
          <table:table-cell table:formula="of:=[.M215]/56708" office:value-type="float" office:value="0.340004937574945" calcext:value-type="float">
            <text:p>0.340004937574945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19764" calcext:value-type="float">
            <text:p>0.2197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40.6" calcext:value-type="float">
            <text:p>22840.6</text:p>
          </table:table-cell>
          <table:table-cell office:value-type="float" office:value="19296.6" calcext:value-type="float">
            <text:p>19296.6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19296.6" calcext:value-type="float">
            <text:p>19296.6</text:p>
          </table:table-cell>
          <table:table-cell office:value-type="float" office:value="0.214" calcext:value-type="float">
            <text:p>0.214</text:p>
          </table:table-cell>
          <table:table-cell table:formula="of:=[.M216]/56708" office:value-type="float" office:value="0.340280031036185" calcext:value-type="float">
            <text:p>0.340280031036185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0737" calcext:value-type="float">
            <text:p>0.22073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56.3" calcext:value-type="float">
            <text:p>22856.3</text:p>
          </table:table-cell>
          <table:table-cell office:value-type="float" office:value="19312.3" calcext:value-type="float">
            <text:p>19312.3</text:p>
          </table:table-cell>
          <table:table-cell table:number-columns-repeated="2"/>
          <table:table-cell office:value-type="float" office:value="0.215" calcext:value-type="float">
            <text:p>0.215</text:p>
          </table:table-cell>
          <table:table-cell table:number-columns-repeated="2"/>
          <table:table-cell office:value-type="float" office:value="19312.3" calcext:value-type="float">
            <text:p>19312.3</text:p>
          </table:table-cell>
          <table:table-cell office:value-type="float" office:value="0.215" calcext:value-type="float">
            <text:p>0.215</text:p>
          </table:table-cell>
          <table:table-cell table:formula="of:=[.M217]/56708" office:value-type="float" office:value="0.340556887917049" calcext:value-type="float">
            <text:p>0.340556887917049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1712" calcext:value-type="float">
            <text:p>0.2217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71.9" calcext:value-type="float">
            <text:p>22871.9</text:p>
          </table:table-cell>
          <table:table-cell office:value-type="float" office:value="19327.9" calcext:value-type="float">
            <text:p>19327.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19327.9" calcext:value-type="float">
            <text:p>19327.9</text:p>
          </table:table-cell>
          <table:table-cell office:value-type="float" office:value="0.216" calcext:value-type="float">
            <text:p>0.216</text:p>
          </table:table-cell>
          <table:table-cell table:formula="of:=[.M218]/56708" office:value-type="float" office:value="0.340831981378289" calcext:value-type="float">
            <text:p>0.340831981378289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2686" calcext:value-type="float">
            <text:p>0.22268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87.6" calcext:value-type="float">
            <text:p>22887.6</text:p>
          </table:table-cell>
          <table:table-cell office:value-type="float" office:value="19343.6" calcext:value-type="float">
            <text:p>19343.6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19343.6" calcext:value-type="float">
            <text:p>19343.6</text:p>
          </table:table-cell>
          <table:table-cell office:value-type="float" office:value="0.217" calcext:value-type="float">
            <text:p>0.217</text:p>
          </table:table-cell>
          <table:table-cell table:formula="of:=[.M219]/56708" office:value-type="float" office:value="0.341108838259152" calcext:value-type="float">
            <text:p>0.341108838259152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366" calcext:value-type="float">
            <text:p>0.223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03.2" calcext:value-type="float">
            <text:p>22903.2</text:p>
          </table:table-cell>
          <table:table-cell office:value-type="float" office:value="19359.2" calcext:value-type="float">
            <text:p>19359.2</text:p>
          </table:table-cell>
          <table:table-cell table:number-columns-repeated="2"/>
          <table:table-cell office:value-type="float" office:value="0.218" calcext:value-type="float">
            <text:p>0.218</text:p>
          </table:table-cell>
          <table:table-cell table:number-columns-repeated="2"/>
          <table:table-cell office:value-type="float" office:value="19359.2" calcext:value-type="float">
            <text:p>19359.2</text:p>
          </table:table-cell>
          <table:table-cell office:value-type="float" office:value="0.218" calcext:value-type="float">
            <text:p>0.218</text:p>
          </table:table-cell>
          <table:table-cell table:formula="of:=[.M220]/56708" office:value-type="float" office:value="0.341383931720392" calcext:value-type="float">
            <text:p>0.341383931720392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4635" calcext:value-type="float">
            <text:p>0.22463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18.8" calcext:value-type="float">
            <text:p>22918.8</text:p>
          </table:table-cell>
          <table:table-cell office:value-type="float" office:value="19374.8" calcext:value-type="float">
            <text:p>19374.8</text:p>
          </table:table-cell>
          <table:table-cell table:number-columns-repeated="2"/>
          <table:table-cell office:value-type="float" office:value="0.219" calcext:value-type="float">
            <text:p>0.219</text:p>
          </table:table-cell>
          <table:table-cell table:number-columns-repeated="2"/>
          <table:table-cell office:value-type="float" office:value="19374.8" calcext:value-type="float">
            <text:p>19374.8</text:p>
          </table:table-cell>
          <table:table-cell office:value-type="float" office:value="0.219" calcext:value-type="float">
            <text:p>0.219</text:p>
          </table:table-cell>
          <table:table-cell table:formula="of:=[.M221]/56708" office:value-type="float" office:value="0.341659025181632" calcext:value-type="float">
            <text:p>0.34165902518163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561" calcext:value-type="float">
            <text:p>0.225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34.5" calcext:value-type="float">
            <text:p>22934.5</text:p>
          </table:table-cell>
          <table:table-cell office:value-type="float" office:value="19390.5" calcext:value-type="float">
            <text:p>19390.5</text:p>
          </table:table-cell>
          <table:table-cell table:number-columns-repeated="2"/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19390.5" calcext:value-type="float">
            <text:p>19390.5</text:p>
          </table:table-cell>
          <table:table-cell office:value-type="float" office:value="0.22" calcext:value-type="float">
            <text:p>0.22</text:p>
          </table:table-cell>
          <table:table-cell table:formula="of:=[.M222]/56708" office:value-type="float" office:value="0.341935882062496" calcext:value-type="float">
            <text:p>0.341935882062496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6586" calcext:value-type="float">
            <text:p>0.22658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50.1" calcext:value-type="float">
            <text:p>22950.1</text:p>
          </table:table-cell>
          <table:table-cell office:value-type="float" office:value="19406.1" calcext:value-type="float">
            <text:p>19406.1</text:p>
          </table:table-cell>
          <table:table-cell table:number-columns-repeated="2"/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19406.1" calcext:value-type="float">
            <text:p>19406.1</text:p>
          </table:table-cell>
          <table:table-cell office:value-type="float" office:value="0.221" calcext:value-type="float">
            <text:p>0.221</text:p>
          </table:table-cell>
          <table:table-cell table:formula="of:=[.M223]/56708" office:value-type="float" office:value="0.342210975523736" calcext:value-type="float">
            <text:p>0.342210975523736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7561" calcext:value-type="float">
            <text:p>0.2275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65.8" calcext:value-type="float">
            <text:p>22965.8</text:p>
          </table:table-cell>
          <table:table-cell office:value-type="float" office:value="19421.8" calcext:value-type="float">
            <text:p>19421.8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19421.8" calcext:value-type="float">
            <text:p>19421.8</text:p>
          </table:table-cell>
          <table:table-cell office:value-type="float" office:value="0.222" calcext:value-type="float">
            <text:p>0.222</text:p>
          </table:table-cell>
          <table:table-cell table:formula="of:=[.M224]/56708" office:value-type="float" office:value="0.342487832404599" calcext:value-type="float">
            <text:p>0.342487832404599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8537" calcext:value-type="float">
            <text:p>0.22853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81.4" calcext:value-type="float">
            <text:p>22981.4</text:p>
          </table:table-cell>
          <table:table-cell office:value-type="float" office:value="19437.4" calcext:value-type="float">
            <text:p>19437.4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19437.4" calcext:value-type="float">
            <text:p>19437.4</text:p>
          </table:table-cell>
          <table:table-cell office:value-type="float" office:value="0.223" calcext:value-type="float">
            <text:p>0.223</text:p>
          </table:table-cell>
          <table:table-cell table:formula="of:=[.M225]/56708" office:value-type="float" office:value="0.342762925865839" calcext:value-type="float">
            <text:p>0.342762925865839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29513" calcext:value-type="float">
            <text:p>0.2295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97" calcext:value-type="float">
            <text:p>22997</text:p>
          </table:table-cell>
          <table:table-cell office:value-type="float" office:value="19453" calcext:value-type="float">
            <text:p>19453</text:p>
          </table:table-cell>
          <table:table-cell table:number-columns-repeated="2"/>
          <table:table-cell office:value-type="float" office:value="0.224" calcext:value-type="float">
            <text:p>0.224</text:p>
          </table:table-cell>
          <table:table-cell table:number-columns-repeated="2"/>
          <table:table-cell office:value-type="float" office:value="19453" calcext:value-type="float">
            <text:p>19453</text:p>
          </table:table-cell>
          <table:table-cell office:value-type="float" office:value="0.224" calcext:value-type="float">
            <text:p>0.224</text:p>
          </table:table-cell>
          <table:table-cell table:formula="of:=[.M226]/56708" office:value-type="float" office:value="0.343038019327079" calcext:value-type="float">
            <text:p>0.343038019327079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0489" calcext:value-type="float">
            <text:p>0.2304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12.7" calcext:value-type="float">
            <text:p>23012.7</text:p>
          </table:table-cell>
          <table:table-cell office:value-type="float" office:value="19468.7" calcext:value-type="float">
            <text:p>19468.7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19468.7" calcext:value-type="float">
            <text:p>19468.7</text:p>
          </table:table-cell>
          <table:table-cell office:value-type="float" office:value="0.225" calcext:value-type="float">
            <text:p>0.225</text:p>
          </table:table-cell>
          <table:table-cell table:formula="of:=[.M227]/56708" office:value-type="float" office:value="0.343314876207942" calcext:value-type="float">
            <text:p>0.343314876207942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1465" calcext:value-type="float">
            <text:p>0.23146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28.3" calcext:value-type="float">
            <text:p>23028.3</text:p>
          </table:table-cell>
          <table:table-cell office:value-type="float" office:value="19484.3" calcext:value-type="float">
            <text:p>19484.3</text:p>
          </table:table-cell>
          <table:table-cell table:number-columns-repeated="2"/>
          <table:table-cell office:value-type="float" office:value="0.226" calcext:value-type="float">
            <text:p>0.226</text:p>
          </table:table-cell>
          <table:table-cell table:number-columns-repeated="2"/>
          <table:table-cell office:value-type="float" office:value="19484.3" calcext:value-type="float">
            <text:p>19484.3</text:p>
          </table:table-cell>
          <table:table-cell office:value-type="float" office:value="0.226" calcext:value-type="float">
            <text:p>0.226</text:p>
          </table:table-cell>
          <table:table-cell table:formula="of:=[.M228]/56708" office:value-type="float" office:value="0.343589969669182" calcext:value-type="float">
            <text:p>0.343589969669182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2441" calcext:value-type="float">
            <text:p>0.2324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44" calcext:value-type="float">
            <text:p>23044</text:p>
          </table:table-cell>
          <table:table-cell office:value-type="float" office:value="19500" calcext:value-type="float">
            <text:p>19500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19500" calcext:value-type="float">
            <text:p>19500</text:p>
          </table:table-cell>
          <table:table-cell office:value-type="float" office:value="0.227" calcext:value-type="float">
            <text:p>0.227</text:p>
          </table:table-cell>
          <table:table-cell table:formula="of:=[.M229]/56708" office:value-type="float" office:value="0.343866826550046" calcext:value-type="float">
            <text:p>0.343866826550046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3418" calcext:value-type="float">
            <text:p>0.2334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59.6" calcext:value-type="float">
            <text:p>23059.6</text:p>
          </table:table-cell>
          <table:table-cell office:value-type="float" office:value="19515.6" calcext:value-type="float">
            <text:p>19515.6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19515.6" calcext:value-type="float">
            <text:p>19515.6</text:p>
          </table:table-cell>
          <table:table-cell office:value-type="float" office:value="0.228" calcext:value-type="float">
            <text:p>0.228</text:p>
          </table:table-cell>
          <table:table-cell table:formula="of:=[.M230]/56708" office:value-type="float" office:value="0.344141920011286" calcext:value-type="float">
            <text:p>0.344141920011286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4395" calcext:value-type="float">
            <text:p>0.23439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75.2" calcext:value-type="float">
            <text:p>23075.2</text:p>
          </table:table-cell>
          <table:table-cell office:value-type="float" office:value="19531.2" calcext:value-type="float">
            <text:p>19531.2</text:p>
          </table:table-cell>
          <table:table-cell table:number-columns-repeated="2"/>
          <table:table-cell office:value-type="float" office:value="0.229" calcext:value-type="float">
            <text:p>0.229</text:p>
          </table:table-cell>
          <table:table-cell table:number-columns-repeated="2"/>
          <table:table-cell office:value-type="float" office:value="19531.2" calcext:value-type="float">
            <text:p>19531.2</text:p>
          </table:table-cell>
          <table:table-cell office:value-type="float" office:value="0.229" calcext:value-type="float">
            <text:p>0.229</text:p>
          </table:table-cell>
          <table:table-cell table:formula="of:=[.M231]/56708" office:value-type="float" office:value="0.344417013472526" calcext:value-type="float">
            <text:p>0.34441701347252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72" calcext:value-type="float">
            <text:p>0.23537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90.9" calcext:value-type="float">
            <text:p>23090.9</text:p>
          </table:table-cell>
          <table:table-cell office:value-type="float" office:value="19546.9" calcext:value-type="float">
            <text:p>19546.9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19546.9" calcext:value-type="float">
            <text:p>19546.9</text:p>
          </table:table-cell>
          <table:table-cell office:value-type="float" office:value="0.23" calcext:value-type="float">
            <text:p>0.23</text:p>
          </table:table-cell>
          <table:table-cell table:formula="of:=[.M232]/56708" office:value-type="float" office:value="0.344693870353389" calcext:value-type="float">
            <text:p>0.344693870353389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6349" calcext:value-type="float">
            <text:p>0.2363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06.5" calcext:value-type="float">
            <text:p>23106.5</text:p>
          </table:table-cell>
          <table:table-cell office:value-type="float" office:value="19562.5" calcext:value-type="float">
            <text:p>19562.5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19562.5" calcext:value-type="float">
            <text:p>19562.5</text:p>
          </table:table-cell>
          <table:table-cell office:value-type="float" office:value="0.231" calcext:value-type="float">
            <text:p>0.231</text:p>
          </table:table-cell>
          <table:table-cell table:formula="of:=[.M233]/56708" office:value-type="float" office:value="0.344968963814629" calcext:value-type="float">
            <text:p>0.344968963814629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7327" calcext:value-type="float">
            <text:p>0.2373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22.1" calcext:value-type="float">
            <text:p>23122.1</text:p>
          </table:table-cell>
          <table:table-cell office:value-type="float" office:value="19578.1" calcext:value-type="float">
            <text:p>19578.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19578.1" calcext:value-type="float">
            <text:p>19578.1</text:p>
          </table:table-cell>
          <table:table-cell office:value-type="float" office:value="0.232" calcext:value-type="float">
            <text:p>0.232</text:p>
          </table:table-cell>
          <table:table-cell table:formula="of:=[.M234]/56708" office:value-type="float" office:value="0.345244057275869" calcext:value-type="float">
            <text:p>0.345244057275869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04" calcext:value-type="float">
            <text:p>0.2383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37.8" calcext:value-type="float">
            <text:p>23137.8</text:p>
          </table:table-cell>
          <table:table-cell office:value-type="float" office:value="19593.8" calcext:value-type="float">
            <text:p>19593.8</text:p>
          </table:table-cell>
          <table:table-cell table:number-columns-repeated="2"/>
          <table:table-cell office:value-type="float" office:value="0.233" calcext:value-type="float">
            <text:p>0.233</text:p>
          </table:table-cell>
          <table:table-cell table:number-columns-repeated="2"/>
          <table:table-cell office:value-type="float" office:value="19593.8" calcext:value-type="float">
            <text:p>19593.8</text:p>
          </table:table-cell>
          <table:table-cell office:value-type="float" office:value="0.233" calcext:value-type="float">
            <text:p>0.233</text:p>
          </table:table-cell>
          <table:table-cell table:formula="of:=[.M235]/56708" office:value-type="float" office:value="0.345520914156733" calcext:value-type="float">
            <text:p>0.345520914156733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39282" calcext:value-type="float">
            <text:p>0.23928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53.4" calcext:value-type="float">
            <text:p>23153.4</text:p>
          </table:table-cell>
          <table:table-cell office:value-type="float" office:value="19609.4" calcext:value-type="float">
            <text:p>19609.4</text:p>
          </table:table-cell>
          <table:table-cell table:number-columns-repeated="2"/>
          <table:table-cell office:value-type="float" office:value="0.234" calcext:value-type="float">
            <text:p>0.234</text:p>
          </table:table-cell>
          <table:table-cell table:number-columns-repeated="2"/>
          <table:table-cell office:value-type="float" office:value="19609.4" calcext:value-type="float">
            <text:p>19609.4</text:p>
          </table:table-cell>
          <table:table-cell office:value-type="float" office:value="0.234" calcext:value-type="float">
            <text:p>0.234</text:p>
          </table:table-cell>
          <table:table-cell table:formula="of:=[.M236]/56708" office:value-type="float" office:value="0.345796007617973" calcext:value-type="float">
            <text:p>0.345796007617973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026" calcext:value-type="float">
            <text:p>0.240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69.1" calcext:value-type="float">
            <text:p>23169.1</text:p>
          </table:table-cell>
          <table:table-cell office:value-type="float" office:value="19625.1" calcext:value-type="float">
            <text:p>19625.1</text:p>
          </table:table-cell>
          <table:table-cell table:number-columns-repeated="2"/>
          <table:table-cell office:value-type="float" office:value="0.235" calcext:value-type="float">
            <text:p>0.235</text:p>
          </table:table-cell>
          <table:table-cell table:number-columns-repeated="2"/>
          <table:table-cell office:value-type="float" office:value="19625.1" calcext:value-type="float">
            <text:p>19625.1</text:p>
          </table:table-cell>
          <table:table-cell office:value-type="float" office:value="0.235" calcext:value-type="float">
            <text:p>0.235</text:p>
          </table:table-cell>
          <table:table-cell table:formula="of:=[.M237]/56708" office:value-type="float" office:value="0.346072864498836" calcext:value-type="float">
            <text:p>0.346072864498836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1238" calcext:value-type="float">
            <text:p>0.2412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84.7" calcext:value-type="float">
            <text:p>23184.7</text:p>
          </table:table-cell>
          <table:table-cell office:value-type="float" office:value="19640.7" calcext:value-type="float">
            <text:p>19640.7</text:p>
          </table:table-cell>
          <table:table-cell table:number-columns-repeated="2"/>
          <table:table-cell office:value-type="float" office:value="0.236" calcext:value-type="float">
            <text:p>0.236</text:p>
          </table:table-cell>
          <table:table-cell table:number-columns-repeated="2"/>
          <table:table-cell office:value-type="float" office:value="19640.7" calcext:value-type="float">
            <text:p>19640.7</text:p>
          </table:table-cell>
          <table:table-cell office:value-type="float" office:value="0.236" calcext:value-type="float">
            <text:p>0.236</text:p>
          </table:table-cell>
          <table:table-cell table:formula="of:=[.M238]/56708" office:value-type="float" office:value="0.346347957960076" calcext:value-type="float">
            <text:p>0.346347957960076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2217" calcext:value-type="float">
            <text:p>0.2422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00.3" calcext:value-type="float">
            <text:p>23200.3</text:p>
          </table:table-cell>
          <table:table-cell office:value-type="float" office:value="19656.3" calcext:value-type="float">
            <text:p>19656.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19656.3" calcext:value-type="float">
            <text:p>19656.3</text:p>
          </table:table-cell>
          <table:table-cell office:value-type="float" office:value="0.237" calcext:value-type="float">
            <text:p>0.237</text:p>
          </table:table-cell>
          <table:table-cell table:formula="of:=[.M239]/56708" office:value-type="float" office:value="0.346623051421316" calcext:value-type="float">
            <text:p>0.346623051421316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3195" calcext:value-type="float">
            <text:p>0.24319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16" calcext:value-type="float">
            <text:p>23216</text:p>
          </table:table-cell>
          <table:table-cell office:value-type="float" office:value="19672" calcext:value-type="float">
            <text:p>19672</text:p>
          </table:table-cell>
          <table:table-cell table:number-columns-repeated="2"/>
          <table:table-cell office:value-type="float" office:value="0.238" calcext:value-type="float">
            <text:p>0.238</text:p>
          </table:table-cell>
          <table:table-cell table:number-columns-repeated="2"/>
          <table:table-cell office:value-type="float" office:value="19672" calcext:value-type="float">
            <text:p>19672</text:p>
          </table:table-cell>
          <table:table-cell office:value-type="float" office:value="0.238" calcext:value-type="float">
            <text:p>0.238</text:p>
          </table:table-cell>
          <table:table-cell table:formula="of:=[.M240]/56708" office:value-type="float" office:value="0.34689990830218" calcext:value-type="float">
            <text:p>0.34689990830218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4174" calcext:value-type="float">
            <text:p>0.2441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31.6" calcext:value-type="float">
            <text:p>23231.6</text:p>
          </table:table-cell>
          <table:table-cell office:value-type="float" office:value="19687.6" calcext:value-type="float">
            <text:p>19687.6</text:p>
          </table:table-cell>
          <table:table-cell table:number-columns-repeated="2"/>
          <table:table-cell office:value-type="float" office:value="0.239" calcext:value-type="float">
            <text:p>0.239</text:p>
          </table:table-cell>
          <table:table-cell table:number-columns-repeated="2"/>
          <table:table-cell office:value-type="float" office:value="19687.6" calcext:value-type="float">
            <text:p>19687.6</text:p>
          </table:table-cell>
          <table:table-cell office:value-type="float" office:value="0.239" calcext:value-type="float">
            <text:p>0.239</text:p>
          </table:table-cell>
          <table:table-cell table:formula="of:=[.M241]/56708" office:value-type="float" office:value="0.34717500176342" calcext:value-type="float">
            <text:p>0.3471750017634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5153" calcext:value-type="float">
            <text:p>0.2451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47.3" calcext:value-type="float">
            <text:p>23247.3</text:p>
          </table:table-cell>
          <table:table-cell office:value-type="float" office:value="19703.3" calcext:value-type="float">
            <text:p>19703.3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19703.3" calcext:value-type="float">
            <text:p>19703.3</text:p>
          </table:table-cell>
          <table:table-cell office:value-type="float" office:value="0.24" calcext:value-type="float">
            <text:p>0.24</text:p>
          </table:table-cell>
          <table:table-cell table:formula="of:=[.M242]/56708" office:value-type="float" office:value="0.347451858644283" calcext:value-type="float">
            <text:p>0.347451858644283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6132" calcext:value-type="float">
            <text:p>0.2461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62.9" calcext:value-type="float">
            <text:p>23262.9</text:p>
          </table:table-cell>
          <table:table-cell office:value-type="float" office:value="19718.9" calcext:value-type="float">
            <text:p>19718.9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19718.9" calcext:value-type="float">
            <text:p>19718.9</text:p>
          </table:table-cell>
          <table:table-cell office:value-type="float" office:value="0.241" calcext:value-type="float">
            <text:p>0.241</text:p>
          </table:table-cell>
          <table:table-cell table:formula="of:=[.M243]/56708" office:value-type="float" office:value="0.347726952105523" calcext:value-type="float">
            <text:p>0.347726952105523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7111" calcext:value-type="float">
            <text:p>0.2471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78.5" calcext:value-type="float">
            <text:p>23278.5</text:p>
          </table:table-cell>
          <table:table-cell office:value-type="float" office:value="19734.5" calcext:value-type="float">
            <text:p>19734.5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19734.5" calcext:value-type="float">
            <text:p>19734.5</text:p>
          </table:table-cell>
          <table:table-cell office:value-type="float" office:value="0.242" calcext:value-type="float">
            <text:p>0.242</text:p>
          </table:table-cell>
          <table:table-cell table:formula="of:=[.M244]/56708" office:value-type="float" office:value="0.348002045566763" calcext:value-type="float">
            <text:p>0.348002045566763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8091" calcext:value-type="float">
            <text:p>0.24809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94.2" calcext:value-type="float">
            <text:p>23294.2</text:p>
          </table:table-cell>
          <table:table-cell office:value-type="float" office:value="19750.2" calcext:value-type="float">
            <text:p>19750.2</text:p>
          </table:table-cell>
          <table:table-cell table:number-columns-repeated="2"/>
          <table:table-cell office:value-type="float" office:value="0.243" calcext:value-type="float">
            <text:p>0.243</text:p>
          </table:table-cell>
          <table:table-cell table:number-columns-repeated="2"/>
          <table:table-cell office:value-type="float" office:value="19750.2" calcext:value-type="float">
            <text:p>19750.2</text:p>
          </table:table-cell>
          <table:table-cell office:value-type="float" office:value="0.243" calcext:value-type="float">
            <text:p>0.243</text:p>
          </table:table-cell>
          <table:table-cell table:formula="of:=[.M245]/56708" office:value-type="float" office:value="0.348278902447626" calcext:value-type="float">
            <text:p>0.348278902447626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4907" calcext:value-type="float">
            <text:p>0.249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09.8" calcext:value-type="float">
            <text:p>23309.8</text:p>
          </table:table-cell>
          <table:table-cell office:value-type="float" office:value="19765.8" calcext:value-type="float">
            <text:p>19765.8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19765.8" calcext:value-type="float">
            <text:p>19765.8</text:p>
          </table:table-cell>
          <table:table-cell office:value-type="float" office:value="0.244" calcext:value-type="float">
            <text:p>0.244</text:p>
          </table:table-cell>
          <table:table-cell table:formula="of:=[.M246]/56708" office:value-type="float" office:value="0.348553995908866" calcext:value-type="float">
            <text:p>0.348553995908866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005" calcext:value-type="float">
            <text:p>0.2500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25.5" calcext:value-type="float">
            <text:p>23325.5</text:p>
          </table:table-cell>
          <table:table-cell office:value-type="float" office:value="19781.5" calcext:value-type="float">
            <text:p>19781.5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 table:number-columns-repeated="2"/>
          <table:table-cell office:value-type="float" office:value="19781.5" calcext:value-type="float">
            <text:p>19781.5</text:p>
          </table:table-cell>
          <table:table-cell office:value-type="float" office:value="0.245" calcext:value-type="float">
            <text:p>0.245</text:p>
          </table:table-cell>
          <table:table-cell table:formula="of:=[.M247]/56708" office:value-type="float" office:value="0.34883085278973" calcext:value-type="float">
            <text:p>0.34883085278973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103" calcext:value-type="float">
            <text:p>0.251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41.1" calcext:value-type="float">
            <text:p>23341.1</text:p>
          </table:table-cell>
          <table:table-cell office:value-type="float" office:value="19797.1" calcext:value-type="float">
            <text:p>19797.1</text:p>
          </table:table-cell>
          <table:table-cell table:number-columns-repeated="2"/>
          <table:table-cell office:value-type="float" office:value="0.246" calcext:value-type="float">
            <text:p>0.246</text:p>
          </table:table-cell>
          <table:table-cell table:number-columns-repeated="2"/>
          <table:table-cell office:value-type="float" office:value="19797.1" calcext:value-type="float">
            <text:p>19797.1</text:p>
          </table:table-cell>
          <table:table-cell office:value-type="float" office:value="0.246" calcext:value-type="float">
            <text:p>0.246</text:p>
          </table:table-cell>
          <table:table-cell table:formula="of:=[.M248]/56708" office:value-type="float" office:value="0.34910594625097" calcext:value-type="float">
            <text:p>0.34910594625097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201" calcext:value-type="float">
            <text:p>0.252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56.7" calcext:value-type="float">
            <text:p>23356.7</text:p>
          </table:table-cell>
          <table:table-cell office:value-type="float" office:value="19812.7" calcext:value-type="float">
            <text:p>19812.7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19812.7" calcext:value-type="float">
            <text:p>19812.7</text:p>
          </table:table-cell>
          <table:table-cell office:value-type="float" office:value="0.247" calcext:value-type="float">
            <text:p>0.247</text:p>
          </table:table-cell>
          <table:table-cell table:formula="of:=[.M249]/56708" office:value-type="float" office:value="0.34938103971221" calcext:value-type="float">
            <text:p>0.34938103971221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299" calcext:value-type="float">
            <text:p>0.252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72.4" calcext:value-type="float">
            <text:p>23372.4</text:p>
          </table:table-cell>
          <table:table-cell office:value-type="float" office:value="19828.4" calcext:value-type="float">
            <text:p>19828.4</text:p>
          </table:table-cell>
          <table:table-cell table:number-columns-repeated="2"/>
          <table:table-cell office:value-type="float" office:value="0.248" calcext:value-type="float">
            <text:p>0.248</text:p>
          </table:table-cell>
          <table:table-cell table:number-columns-repeated="2"/>
          <table:table-cell office:value-type="float" office:value="19828.4" calcext:value-type="float">
            <text:p>19828.4</text:p>
          </table:table-cell>
          <table:table-cell office:value-type="float" office:value="0.248" calcext:value-type="float">
            <text:p>0.248</text:p>
          </table:table-cell>
          <table:table-cell table:formula="of:=[.M250]/56708" office:value-type="float" office:value="0.349657896593073" calcext:value-type="float">
            <text:p>0.349657896593073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397" calcext:value-type="float">
            <text:p>0.253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88" calcext:value-type="float">
            <text:p>23388</text:p>
          </table:table-cell>
          <table:table-cell office:value-type="float" office:value="19844" calcext:value-type="float">
            <text:p>1984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19844" calcext:value-type="float">
            <text:p>19844</text:p>
          </table:table-cell>
          <table:table-cell office:value-type="float" office:value="0.249" calcext:value-type="float">
            <text:p>0.249</text:p>
          </table:table-cell>
          <table:table-cell table:formula="of:=[.M251]/56708" office:value-type="float" office:value="0.349932990054313" calcext:value-type="float">
            <text:p>0.34993299005431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4951" calcext:value-type="float">
            <text:p>0.25495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03.7" calcext:value-type="float">
            <text:p>23403.7</text:p>
          </table:table-cell>
          <table:table-cell office:value-type="float" office:value="19859.7" calcext:value-type="float">
            <text:p>19859.7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9859.7" calcext:value-type="float">
            <text:p>19859.7</text:p>
          </table:table-cell>
          <table:table-cell office:value-type="float" office:value="0.25" calcext:value-type="float">
            <text:p>0.25</text:p>
          </table:table-cell>
          <table:table-cell table:formula="of:=[.M252]/56708" office:value-type="float" office:value="0.350209846935177" calcext:value-type="float">
            <text:p>0.350209846935177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5932" calcext:value-type="float">
            <text:p>0.2559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14.9" calcext:value-type="float">
            <text:p>23414.9</text:p>
          </table:table-cell>
          <table:table-cell office:value-type="float" office:value="19870.9" calcext:value-type="float">
            <text:p>19870.9</text:p>
          </table:table-cell>
          <table:table-cell table:number-columns-repeated="2"/>
          <table:table-cell office:value-type="float" office:value="0.251" calcext:value-type="float">
            <text:p>0.251</text:p>
          </table:table-cell>
          <table:table-cell table:number-columns-repeated="2"/>
          <table:table-cell office:value-type="float" office:value="19870.9" calcext:value-type="float">
            <text:p>19870.9</text:p>
          </table:table-cell>
          <table:table-cell office:value-type="float" office:value="0.251" calcext:value-type="float">
            <text:p>0.251</text:p>
          </table:table-cell>
          <table:table-cell table:formula="of:=[.M253]/56708" office:value-type="float" office:value="0.35040734993299" calcext:value-type="float">
            <text:p>0.35040734993299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6912" calcext:value-type="float">
            <text:p>0.2569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26.2" calcext:value-type="float">
            <text:p>23426.2</text:p>
          </table:table-cell>
          <table:table-cell office:value-type="float" office:value="19882.2" calcext:value-type="float">
            <text:p>19882.2</text:p>
          </table:table-cell>
          <table:table-cell table:number-columns-repeated="2"/>
          <table:table-cell office:value-type="float" office:value="0.252" calcext:value-type="float">
            <text:p>0.252</text:p>
          </table:table-cell>
          <table:table-cell table:number-columns-repeated="2"/>
          <table:table-cell office:value-type="float" office:value="19882.2" calcext:value-type="float">
            <text:p>19882.2</text:p>
          </table:table-cell>
          <table:table-cell office:value-type="float" office:value="0.252" calcext:value-type="float">
            <text:p>0.252</text:p>
          </table:table-cell>
          <table:table-cell table:formula="of:=[.M254]/56708" office:value-type="float" office:value="0.350606616350427" calcext:value-type="float">
            <text:p>0.350606616350427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7893" calcext:value-type="float">
            <text:p>0.2578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37.5" calcext:value-type="float">
            <text:p>23437.5</text:p>
          </table:table-cell>
          <table:table-cell office:value-type="float" office:value="19893.5" calcext:value-type="float">
            <text:p>19893.5</text:p>
          </table:table-cell>
          <table:table-cell table:number-columns-repeated="2"/>
          <table:table-cell office:value-type="float" office:value="0.253" calcext:value-type="float">
            <text:p>0.253</text:p>
          </table:table-cell>
          <table:table-cell table:number-columns-repeated="2"/>
          <table:table-cell office:value-type="float" office:value="19893.5" calcext:value-type="float">
            <text:p>19893.5</text:p>
          </table:table-cell>
          <table:table-cell office:value-type="float" office:value="0.253" calcext:value-type="float">
            <text:p>0.253</text:p>
          </table:table-cell>
          <table:table-cell table:formula="of:=[.M255]/56708" office:value-type="float" office:value="0.350805882767863" calcext:value-type="float">
            <text:p>0.35080588276786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8874" calcext:value-type="float">
            <text:p>0.2588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48.8" calcext:value-type="float">
            <text:p>23448.8</text:p>
          </table:table-cell>
          <table:table-cell office:value-type="float" office:value="19904.8" calcext:value-type="float">
            <text:p>19904.8</text:p>
          </table:table-cell>
          <table:table-cell table:number-columns-repeated="2"/>
          <table:table-cell office:value-type="float" office:value="0.254" calcext:value-type="float">
            <text:p>0.254</text:p>
          </table:table-cell>
          <table:table-cell table:number-columns-repeated="2"/>
          <table:table-cell office:value-type="float" office:value="19904.8" calcext:value-type="float">
            <text:p>19904.8</text:p>
          </table:table-cell>
          <table:table-cell office:value-type="float" office:value="0.254" calcext:value-type="float">
            <text:p>0.254</text:p>
          </table:table-cell>
          <table:table-cell table:formula="of:=[.M256]/56708" office:value-type="float" office:value="0.3510051491853" calcext:value-type="float">
            <text:p>0.3510051491853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59856" calcext:value-type="float">
            <text:p>0.2598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60.1" calcext:value-type="float">
            <text:p>23460.1</text:p>
          </table:table-cell>
          <table:table-cell office:value-type="float" office:value="19916.1" calcext:value-type="float">
            <text:p>19916.1</text:p>
          </table:table-cell>
          <table:table-cell table:number-columns-repeated="2"/>
          <table:table-cell office:value-type="float" office:value="0.255" calcext:value-type="float">
            <text:p>0.255</text:p>
          </table:table-cell>
          <table:table-cell table:number-columns-repeated="2"/>
          <table:table-cell office:value-type="float" office:value="19916.1" calcext:value-type="float">
            <text:p>19916.1</text:p>
          </table:table-cell>
          <table:table-cell office:value-type="float" office:value="0.255" calcext:value-type="float">
            <text:p>0.255</text:p>
          </table:table-cell>
          <table:table-cell table:formula="of:=[.M257]/56708" office:value-type="float" office:value="0.351204415602737" calcext:value-type="float">
            <text:p>0.351204415602737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0837" calcext:value-type="float">
            <text:p>0.26083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71.4" calcext:value-type="float">
            <text:p>23471.4</text:p>
          </table:table-cell>
          <table:table-cell office:value-type="float" office:value="19927.4" calcext:value-type="float">
            <text:p>19927.4</text:p>
          </table:table-cell>
          <table:table-cell table:number-columns-repeated="2"/>
          <table:table-cell office:value-type="float" office:value="0.256" calcext:value-type="float">
            <text:p>0.256</text:p>
          </table:table-cell>
          <table:table-cell table:number-columns-repeated="2"/>
          <table:table-cell office:value-type="float" office:value="19927.4" calcext:value-type="float">
            <text:p>19927.4</text:p>
          </table:table-cell>
          <table:table-cell office:value-type="float" office:value="0.256" calcext:value-type="float">
            <text:p>0.256</text:p>
          </table:table-cell>
          <table:table-cell table:formula="of:=[.M258]/56708" office:value-type="float" office:value="0.351403682020173" calcext:value-type="float">
            <text:p>0.351403682020173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1819" calcext:value-type="float">
            <text:p>0.2618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82.7" calcext:value-type="float">
            <text:p>23482.7</text:p>
          </table:table-cell>
          <table:table-cell office:value-type="float" office:value="19938.7" calcext:value-type="float">
            <text:p>19938.7</text:p>
          </table:table-cell>
          <table:table-cell table:number-columns-repeated="2"/>
          <table:table-cell office:value-type="float" office:value="0.257" calcext:value-type="float">
            <text:p>0.257</text:p>
          </table:table-cell>
          <table:table-cell table:number-columns-repeated="2"/>
          <table:table-cell office:value-type="float" office:value="19938.7" calcext:value-type="float">
            <text:p>19938.7</text:p>
          </table:table-cell>
          <table:table-cell office:value-type="float" office:value="0.257" calcext:value-type="float">
            <text:p>0.257</text:p>
          </table:table-cell>
          <table:table-cell table:formula="of:=[.M259]/56708" office:value-type="float" office:value="0.35160294843761" calcext:value-type="float">
            <text:p>0.35160294843761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28" calcext:value-type="float">
            <text:p>0.26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94" calcext:value-type="float">
            <text:p>23494</text:p>
          </table:table-cell>
          <table:table-cell office:value-type="float" office:value="19950" calcext:value-type="float">
            <text:p>19950</text:p>
          </table:table-cell>
          <table:table-cell table:number-columns-repeated="2"/>
          <table:table-cell office:value-type="float" office:value="0.258" calcext:value-type="float">
            <text:p>0.258</text:p>
          </table:table-cell>
          <table:table-cell table:number-columns-repeated="2"/>
          <table:table-cell office:value-type="float" office:value="19950" calcext:value-type="float">
            <text:p>19950</text:p>
          </table:table-cell>
          <table:table-cell office:value-type="float" office:value="0.258" calcext:value-type="float">
            <text:p>0.258</text:p>
          </table:table-cell>
          <table:table-cell table:formula="of:=[.M260]/56708" office:value-type="float" office:value="0.351802214855047" calcext:value-type="float">
            <text:p>0.351802214855047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3782" calcext:value-type="float">
            <text:p>0.26378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05.3" calcext:value-type="float">
            <text:p>23505.3</text:p>
          </table:table-cell>
          <table:table-cell office:value-type="float" office:value="19961.3" calcext:value-type="float">
            <text:p>19961.3</text:p>
          </table:table-cell>
          <table:table-cell table:number-columns-repeated="2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19961.3" calcext:value-type="float">
            <text:p>19961.3</text:p>
          </table:table-cell>
          <table:table-cell office:value-type="float" office:value="0.259" calcext:value-type="float">
            <text:p>0.259</text:p>
          </table:table-cell>
          <table:table-cell table:formula="of:=[.M261]/56708" office:value-type="float" office:value="0.352001481272484" calcext:value-type="float">
            <text:p>0.35200148127248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4764" calcext:value-type="float">
            <text:p>0.2647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16.6" calcext:value-type="float">
            <text:p>23516.6</text:p>
          </table:table-cell>
          <table:table-cell office:value-type="float" office:value="19972.6" calcext:value-type="float">
            <text:p>19972.6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table:number-columns-repeated="2"/>
          <table:table-cell office:value-type="float" office:value="19972.6" calcext:value-type="float">
            <text:p>19972.6</text:p>
          </table:table-cell>
          <table:table-cell office:value-type="float" office:value="0.26" calcext:value-type="float">
            <text:p>0.26</text:p>
          </table:table-cell>
          <table:table-cell table:formula="of:=[.M262]/56708" office:value-type="float" office:value="0.35220074768992" calcext:value-type="float">
            <text:p>0.35220074768992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5746" calcext:value-type="float">
            <text:p>0.2657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27.9" calcext:value-type="float">
            <text:p>23527.9</text:p>
          </table:table-cell>
          <table:table-cell office:value-type="float" office:value="19983.9" calcext:value-type="float">
            <text:p>19983.9</text:p>
          </table:table-cell>
          <table:table-cell table:number-columns-repeated="2"/>
          <table:table-cell office:value-type="float" office:value="0.261" calcext:value-type="float">
            <text:p>0.261</text:p>
          </table:table-cell>
          <table:table-cell table:number-columns-repeated="2"/>
          <table:table-cell office:value-type="float" office:value="19983.9" calcext:value-type="float">
            <text:p>19983.9</text:p>
          </table:table-cell>
          <table:table-cell office:value-type="float" office:value="0.261" calcext:value-type="float">
            <text:p>0.261</text:p>
          </table:table-cell>
          <table:table-cell table:formula="of:=[.M263]/56708" office:value-type="float" office:value="0.352400014107357" calcext:value-type="float">
            <text:p>0.352400014107357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6728" calcext:value-type="float">
            <text:p>0.2667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39.2" calcext:value-type="float">
            <text:p>23539.2</text:p>
          </table:table-cell>
          <table:table-cell office:value-type="float" office:value="19995.2" calcext:value-type="float">
            <text:p>19995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19995.2" calcext:value-type="float">
            <text:p>19995.2</text:p>
          </table:table-cell>
          <table:table-cell office:value-type="float" office:value="0.262" calcext:value-type="float">
            <text:p>0.262</text:p>
          </table:table-cell>
          <table:table-cell table:formula="of:=[.M264]/56708" office:value-type="float" office:value="0.352599280524794" calcext:value-type="float">
            <text:p>0.352599280524794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7711" calcext:value-type="float">
            <text:p>0.2677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50.5" calcext:value-type="float">
            <text:p>23550.5</text:p>
          </table:table-cell>
          <table:table-cell office:value-type="float" office:value="20006.5" calcext:value-type="float">
            <text:p>20006.5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20006.5" calcext:value-type="float">
            <text:p>20006.5</text:p>
          </table:table-cell>
          <table:table-cell office:value-type="float" office:value="0.263" calcext:value-type="float">
            <text:p>0.263</text:p>
          </table:table-cell>
          <table:table-cell table:formula="of:=[.M265]/56708" office:value-type="float" office:value="0.35279854694223" calcext:value-type="float">
            <text:p>0.35279854694223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8693" calcext:value-type="float">
            <text:p>0.2686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61.8" calcext:value-type="float">
            <text:p>23561.8</text:p>
          </table:table-cell>
          <table:table-cell office:value-type="float" office:value="20017.8" calcext:value-type="float">
            <text:p>20017.8</text:p>
          </table:table-cell>
          <table:table-cell table:number-columns-repeated="2"/>
          <table:table-cell office:value-type="float" office:value="0.264" calcext:value-type="float">
            <text:p>0.264</text:p>
          </table:table-cell>
          <table:table-cell table:number-columns-repeated="2"/>
          <table:table-cell office:value-type="float" office:value="20017.8" calcext:value-type="float">
            <text:p>20017.8</text:p>
          </table:table-cell>
          <table:table-cell office:value-type="float" office:value="0.264" calcext:value-type="float">
            <text:p>0.264</text:p>
          </table:table-cell>
          <table:table-cell table:formula="of:=[.M266]/56708" office:value-type="float" office:value="0.352997813359667" calcext:value-type="float">
            <text:p>0.352997813359667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69676" calcext:value-type="float">
            <text:p>0.2696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73.1" calcext:value-type="float">
            <text:p>23573.1</text:p>
          </table:table-cell>
          <table:table-cell office:value-type="float" office:value="20029.1" calcext:value-type="float">
            <text:p>20029.1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20029.1" calcext:value-type="float">
            <text:p>20029.1</text:p>
          </table:table-cell>
          <table:table-cell office:value-type="float" office:value="0.265" calcext:value-type="float">
            <text:p>0.265</text:p>
          </table:table-cell>
          <table:table-cell table:formula="of:=[.M267]/56708" office:value-type="float" office:value="0.353197079777104" calcext:value-type="float">
            <text:p>0.35319707977710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0658" calcext:value-type="float">
            <text:p>0.2706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84.4" calcext:value-type="float">
            <text:p>23584.4</text:p>
          </table:table-cell>
          <table:table-cell office:value-type="float" office:value="20040.4" calcext:value-type="float">
            <text:p>20040.4</text:p>
          </table:table-cell>
          <table:table-cell table:number-columns-repeated="2"/>
          <table:table-cell office:value-type="float" office:value="0.266" calcext:value-type="float">
            <text:p>0.266</text:p>
          </table:table-cell>
          <table:table-cell table:number-columns-repeated="2"/>
          <table:table-cell office:value-type="float" office:value="20040.4" calcext:value-type="float">
            <text:p>20040.4</text:p>
          </table:table-cell>
          <table:table-cell office:value-type="float" office:value="0.266" calcext:value-type="float">
            <text:p>0.266</text:p>
          </table:table-cell>
          <table:table-cell table:formula="of:=[.M268]/56708" office:value-type="float" office:value="0.35339634619454" calcext:value-type="float">
            <text:p>0.35339634619454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1641" calcext:value-type="float">
            <text:p>0.2716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95.7" calcext:value-type="float">
            <text:p>23595.7</text:p>
          </table:table-cell>
          <table:table-cell office:value-type="float" office:value="20051.7" calcext:value-type="float">
            <text:p>20051.7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20051.7" calcext:value-type="float">
            <text:p>20051.7</text:p>
          </table:table-cell>
          <table:table-cell office:value-type="float" office:value="0.267" calcext:value-type="float">
            <text:p>0.267</text:p>
          </table:table-cell>
          <table:table-cell table:formula="of:=[.M269]/56708" office:value-type="float" office:value="0.353595612611977" calcext:value-type="float">
            <text:p>0.353595612611977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2624" calcext:value-type="float">
            <text:p>0.2726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07" calcext:value-type="float">
            <text:p>23607</text:p>
          </table:table-cell>
          <table:table-cell office:value-type="float" office:value="20063" calcext:value-type="float">
            <text:p>20063</text:p>
          </table:table-cell>
          <table:table-cell table:number-columns-repeated="2"/>
          <table:table-cell office:value-type="float" office:value="0.268" calcext:value-type="float">
            <text:p>0.268</text:p>
          </table:table-cell>
          <table:table-cell table:number-columns-repeated="2"/>
          <table:table-cell office:value-type="float" office:value="20063" calcext:value-type="float">
            <text:p>20063</text:p>
          </table:table-cell>
          <table:table-cell office:value-type="float" office:value="0.268" calcext:value-type="float">
            <text:p>0.268</text:p>
          </table:table-cell>
          <table:table-cell table:formula="of:=[.M270]/56708" office:value-type="float" office:value="0.353794879029414" calcext:value-type="float">
            <text:p>0.353794879029414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3607" calcext:value-type="float">
            <text:p>0.2736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18.3" calcext:value-type="float">
            <text:p>23618.3</text:p>
          </table:table-cell>
          <table:table-cell office:value-type="float" office:value="20074.3" calcext:value-type="float">
            <text:p>20074.3</text:p>
          </table:table-cell>
          <table:table-cell table:number-columns-repeated="2"/>
          <table:table-cell office:value-type="float" office:value="0.269" calcext:value-type="float">
            <text:p>0.269</text:p>
          </table:table-cell>
          <table:table-cell table:number-columns-repeated="2"/>
          <table:table-cell office:value-type="float" office:value="20074.3" calcext:value-type="float">
            <text:p>20074.3</text:p>
          </table:table-cell>
          <table:table-cell office:value-type="float" office:value="0.269" calcext:value-type="float">
            <text:p>0.269</text:p>
          </table:table-cell>
          <table:table-cell table:formula="of:=[.M271]/56708" office:value-type="float" office:value="0.353994145446851" calcext:value-type="float">
            <text:p>0.35399414544685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4591" calcext:value-type="float">
            <text:p>0.27459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29.6" calcext:value-type="float">
            <text:p>23629.6</text:p>
          </table:table-cell>
          <table:table-cell office:value-type="float" office:value="20085.6" calcext:value-type="float">
            <text:p>20085.6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table:number-columns-repeated="2"/>
          <table:table-cell office:value-type="float" office:value="20085.6" calcext:value-type="float">
            <text:p>20085.6</text:p>
          </table:table-cell>
          <table:table-cell office:value-type="float" office:value="0.27" calcext:value-type="float">
            <text:p>0.27</text:p>
          </table:table-cell>
          <table:table-cell table:formula="of:=[.M272]/56708" office:value-type="float" office:value="0.354193411864287" calcext:value-type="float">
            <text:p>0.354193411864287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5574" calcext:value-type="float">
            <text:p>0.2755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40.9" calcext:value-type="float">
            <text:p>23640.9</text:p>
          </table:table-cell>
          <table:table-cell office:value-type="float" office:value="20096.9" calcext:value-type="float">
            <text:p>20096.9</text:p>
          </table:table-cell>
          <table:table-cell table:number-columns-repeated="2"/>
          <table:table-cell office:value-type="float" office:value="0.271" calcext:value-type="float">
            <text:p>0.271</text:p>
          </table:table-cell>
          <table:table-cell table:number-columns-repeated="2"/>
          <table:table-cell office:value-type="float" office:value="20096.9" calcext:value-type="float">
            <text:p>20096.9</text:p>
          </table:table-cell>
          <table:table-cell office:value-type="float" office:value="0.271" calcext:value-type="float">
            <text:p>0.271</text:p>
          </table:table-cell>
          <table:table-cell table:formula="of:=[.M273]/56708" office:value-type="float" office:value="0.354392678281724" calcext:value-type="float">
            <text:p>0.354392678281724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6557" calcext:value-type="float">
            <text:p>0.27655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52.2" calcext:value-type="float">
            <text:p>23652.2</text:p>
          </table:table-cell>
          <table:table-cell office:value-type="float" office:value="20108.2" calcext:value-type="float">
            <text:p>20108.2</text:p>
          </table:table-cell>
          <table:table-cell table:number-columns-repeated="2"/>
          <table:table-cell office:value-type="float" office:value="0.272" calcext:value-type="float">
            <text:p>0.272</text:p>
          </table:table-cell>
          <table:table-cell table:number-columns-repeated="2"/>
          <table:table-cell office:value-type="float" office:value="20108.2" calcext:value-type="float">
            <text:p>20108.2</text:p>
          </table:table-cell>
          <table:table-cell office:value-type="float" office:value="0.272" calcext:value-type="float">
            <text:p>0.272</text:p>
          </table:table-cell>
          <table:table-cell table:formula="of:=[.M274]/56708" office:value-type="float" office:value="0.354591944699161" calcext:value-type="float">
            <text:p>0.354591944699161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7541" calcext:value-type="float">
            <text:p>0.2775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63.5" calcext:value-type="float">
            <text:p>23663.5</text:p>
          </table:table-cell>
          <table:table-cell office:value-type="float" office:value="20119.5" calcext:value-type="float">
            <text:p>20119.5</text:p>
          </table:table-cell>
          <table:table-cell table:number-columns-repeated="2"/>
          <table:table-cell office:value-type="float" office:value="0.273" calcext:value-type="float">
            <text:p>0.273</text:p>
          </table:table-cell>
          <table:table-cell table:number-columns-repeated="2"/>
          <table:table-cell office:value-type="float" office:value="20119.5" calcext:value-type="float">
            <text:p>20119.5</text:p>
          </table:table-cell>
          <table:table-cell office:value-type="float" office:value="0.273" calcext:value-type="float">
            <text:p>0.273</text:p>
          </table:table-cell>
          <table:table-cell table:formula="of:=[.M275]/56708" office:value-type="float" office:value="0.354791211116597" calcext:value-type="float">
            <text:p>0.354791211116597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8525" calcext:value-type="float">
            <text:p>0.2785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74.8" calcext:value-type="float">
            <text:p>23674.8</text:p>
          </table:table-cell>
          <table:table-cell office:value-type="float" office:value="20130.8" calcext:value-type="float">
            <text:p>20130.8</text:p>
          </table:table-cell>
          <table:table-cell table:number-columns-repeated="2"/>
          <table:table-cell office:value-type="float" office:value="0.274" calcext:value-type="float">
            <text:p>0.274</text:p>
          </table:table-cell>
          <table:table-cell table:number-columns-repeated="2"/>
          <table:table-cell office:value-type="float" office:value="20130.8" calcext:value-type="float">
            <text:p>20130.8</text:p>
          </table:table-cell>
          <table:table-cell office:value-type="float" office:value="0.274" calcext:value-type="float">
            <text:p>0.274</text:p>
          </table:table-cell>
          <table:table-cell table:formula="of:=[.M276]/56708" office:value-type="float" office:value="0.354990477534034" calcext:value-type="float">
            <text:p>0.35499047753403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79509" calcext:value-type="float">
            <text:p>0.2795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86.1" calcext:value-type="float">
            <text:p>23686.1</text:p>
          </table:table-cell>
          <table:table-cell office:value-type="float" office:value="20142.1" calcext:value-type="float">
            <text:p>20142.1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20142.1" calcext:value-type="float">
            <text:p>20142.1</text:p>
          </table:table-cell>
          <table:table-cell office:value-type="float" office:value="0.275" calcext:value-type="float">
            <text:p>0.275</text:p>
          </table:table-cell>
          <table:table-cell table:formula="of:=[.M277]/56708" office:value-type="float" office:value="0.355189743951471" calcext:value-type="float">
            <text:p>0.355189743951471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0492" calcext:value-type="float">
            <text:p>0.2804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97.4" calcext:value-type="float">
            <text:p>23697.4</text:p>
          </table:table-cell>
          <table:table-cell office:value-type="float" office:value="20153.4" calcext:value-type="float">
            <text:p>20153.4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20153.4" calcext:value-type="float">
            <text:p>20153.4</text:p>
          </table:table-cell>
          <table:table-cell office:value-type="float" office:value="0.276" calcext:value-type="float">
            <text:p>0.276</text:p>
          </table:table-cell>
          <table:table-cell table:formula="of:=[.M278]/56708" office:value-type="float" office:value="0.355389010368907" calcext:value-type="float">
            <text:p>0.355389010368907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1476" calcext:value-type="float">
            <text:p>0.2814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08.7" calcext:value-type="float">
            <text:p>23708.7</text:p>
          </table:table-cell>
          <table:table-cell office:value-type="float" office:value="20164.7" calcext:value-type="float">
            <text:p>20164.7</text:p>
          </table:table-cell>
          <table:table-cell table:number-columns-repeated="2"/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20164.7" calcext:value-type="float">
            <text:p>20164.7</text:p>
          </table:table-cell>
          <table:table-cell office:value-type="float" office:value="0.277" calcext:value-type="float">
            <text:p>0.277</text:p>
          </table:table-cell>
          <table:table-cell table:formula="of:=[.M279]/56708" office:value-type="float" office:value="0.355588276786344" calcext:value-type="float">
            <text:p>0.355588276786344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2461" calcext:value-type="float">
            <text:p>0.2824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20" calcext:value-type="float">
            <text:p>23720</text:p>
          </table:table-cell>
          <table:table-cell office:value-type="float" office:value="20176" calcext:value-type="float">
            <text:p>20176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20176" calcext:value-type="float">
            <text:p>20176</text:p>
          </table:table-cell>
          <table:table-cell office:value-type="float" office:value="0.278" calcext:value-type="float">
            <text:p>0.278</text:p>
          </table:table-cell>
          <table:table-cell table:formula="of:=[.M280]/56708" office:value-type="float" office:value="0.355787543203781" calcext:value-type="float">
            <text:p>0.355787543203781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3445" calcext:value-type="float">
            <text:p>0.2834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31.3" calcext:value-type="float">
            <text:p>23731.3</text:p>
          </table:table-cell>
          <table:table-cell office:value-type="float" office:value="20187.3" calcext:value-type="float">
            <text:p>20187.3</text:p>
          </table:table-cell>
          <table:table-cell table:number-columns-repeated="2"/>
          <table:table-cell office:value-type="float" office:value="0.279" calcext:value-type="float">
            <text:p>0.279</text:p>
          </table:table-cell>
          <table:table-cell table:number-columns-repeated="2"/>
          <table:table-cell office:value-type="float" office:value="20187.3" calcext:value-type="float">
            <text:p>20187.3</text:p>
          </table:table-cell>
          <table:table-cell office:value-type="float" office:value="0.279" calcext:value-type="float">
            <text:p>0.279</text:p>
          </table:table-cell>
          <table:table-cell table:formula="of:=[.M281]/56708" office:value-type="float" office:value="0.355986809621217" calcext:value-type="float">
            <text:p>0.35598680962121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4429" calcext:value-type="float">
            <text:p>0.2844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42.6" calcext:value-type="float">
            <text:p>23742.6</text:p>
          </table:table-cell>
          <table:table-cell office:value-type="float" office:value="20198.6" calcext:value-type="float">
            <text:p>20198.6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table:number-columns-repeated="2"/>
          <table:table-cell office:value-type="float" office:value="20198.6" calcext:value-type="float">
            <text:p>20198.6</text:p>
          </table:table-cell>
          <table:table-cell office:value-type="float" office:value="0.28" calcext:value-type="float">
            <text:p>0.28</text:p>
          </table:table-cell>
          <table:table-cell table:formula="of:=[.M282]/56708" office:value-type="float" office:value="0.356186076038654" calcext:value-type="float">
            <text:p>0.356186076038654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5414" calcext:value-type="float">
            <text:p>0.2854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53.9" calcext:value-type="float">
            <text:p>23753.9</text:p>
          </table:table-cell>
          <table:table-cell office:value-type="float" office:value="20209.9" calcext:value-type="float">
            <text:p>20209.9</text:p>
          </table:table-cell>
          <table:table-cell table:number-columns-repeated="2"/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20209.9" calcext:value-type="float">
            <text:p>20209.9</text:p>
          </table:table-cell>
          <table:table-cell office:value-type="float" office:value="0.281" calcext:value-type="float">
            <text:p>0.281</text:p>
          </table:table-cell>
          <table:table-cell table:formula="of:=[.M283]/56708" office:value-type="float" office:value="0.356385342456091" calcext:value-type="float">
            <text:p>0.356385342456091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6398" calcext:value-type="float">
            <text:p>0.2863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65.2" calcext:value-type="float">
            <text:p>23765.2</text:p>
          </table:table-cell>
          <table:table-cell office:value-type="float" office:value="20221.2" calcext:value-type="float">
            <text:p>20221.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20221.2" calcext:value-type="float">
            <text:p>20221.2</text:p>
          </table:table-cell>
          <table:table-cell office:value-type="float" office:value="0.282" calcext:value-type="float">
            <text:p>0.282</text:p>
          </table:table-cell>
          <table:table-cell table:formula="of:=[.M284]/56708" office:value-type="float" office:value="0.356584608873528" calcext:value-type="float">
            <text:p>0.356584608873528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7383" calcext:value-type="float">
            <text:p>0.2873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76.5" calcext:value-type="float">
            <text:p>23776.5</text:p>
          </table:table-cell>
          <table:table-cell office:value-type="float" office:value="20232.5" calcext:value-type="float">
            <text:p>20232.5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20232.5" calcext:value-type="float">
            <text:p>20232.5</text:p>
          </table:table-cell>
          <table:table-cell office:value-type="float" office:value="0.283" calcext:value-type="float">
            <text:p>0.283</text:p>
          </table:table-cell>
          <table:table-cell table:formula="of:=[.M285]/56708" office:value-type="float" office:value="0.356783875290964" calcext:value-type="float">
            <text:p>0.356783875290964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8368" calcext:value-type="float">
            <text:p>0.2883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87.8" calcext:value-type="float">
            <text:p>23787.8</text:p>
          </table:table-cell>
          <table:table-cell office:value-type="float" office:value="20243.8" calcext:value-type="float">
            <text:p>20243.8</text:p>
          </table:table-cell>
          <table:table-cell table:number-columns-repeated="2"/>
          <table:table-cell office:value-type="float" office:value="0.284" calcext:value-type="float">
            <text:p>0.284</text:p>
          </table:table-cell>
          <table:table-cell table:number-columns-repeated="2"/>
          <table:table-cell office:value-type="float" office:value="20243.8" calcext:value-type="float">
            <text:p>20243.8</text:p>
          </table:table-cell>
          <table:table-cell office:value-type="float" office:value="0.284" calcext:value-type="float">
            <text:p>0.284</text:p>
          </table:table-cell>
          <table:table-cell table:formula="of:=[.M286]/56708" office:value-type="float" office:value="0.356983141708401" calcext:value-type="float">
            <text:p>0.356983141708401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89353" calcext:value-type="float">
            <text:p>0.2893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99.1" calcext:value-type="float">
            <text:p>23799.1</text:p>
          </table:table-cell>
          <table:table-cell office:value-type="float" office:value="20255.1" calcext:value-type="float">
            <text:p>20255.1</text:p>
          </table:table-cell>
          <table:table-cell table:number-columns-repeated="2"/>
          <table:table-cell office:value-type="float" office:value="0.285" calcext:value-type="float">
            <text:p>0.285</text:p>
          </table:table-cell>
          <table:table-cell table:number-columns-repeated="2"/>
          <table:table-cell office:value-type="float" office:value="20255.1" calcext:value-type="float">
            <text:p>20255.1</text:p>
          </table:table-cell>
          <table:table-cell office:value-type="float" office:value="0.285" calcext:value-type="float">
            <text:p>0.285</text:p>
          </table:table-cell>
          <table:table-cell table:formula="of:=[.M287]/56708" office:value-type="float" office:value="0.357182408125838" calcext:value-type="float">
            <text:p>0.357182408125838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0338" calcext:value-type="float">
            <text:p>0.2903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10.4" calcext:value-type="float">
            <text:p>23810.4</text:p>
          </table:table-cell>
          <table:table-cell office:value-type="float" office:value="20266.4" calcext:value-type="float">
            <text:p>20266.4</text:p>
          </table:table-cell>
          <table:table-cell table:number-columns-repeated="2"/>
          <table:table-cell office:value-type="float" office:value="0.286" calcext:value-type="float">
            <text:p>0.286</text:p>
          </table:table-cell>
          <table:table-cell table:number-columns-repeated="2"/>
          <table:table-cell office:value-type="float" office:value="20266.4" calcext:value-type="float">
            <text:p>20266.4</text:p>
          </table:table-cell>
          <table:table-cell office:value-type="float" office:value="0.286" calcext:value-type="float">
            <text:p>0.286</text:p>
          </table:table-cell>
          <table:table-cell table:formula="of:=[.M288]/56708" office:value-type="float" office:value="0.357381674543274" calcext:value-type="float">
            <text:p>0.357381674543274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1323" calcext:value-type="float">
            <text:p>0.2913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21.7" calcext:value-type="float">
            <text:p>23821.7</text:p>
          </table:table-cell>
          <table:table-cell office:value-type="float" office:value="20277.7" calcext:value-type="float">
            <text:p>20277.7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20277.7" calcext:value-type="float">
            <text:p>20277.7</text:p>
          </table:table-cell>
          <table:table-cell office:value-type="float" office:value="0.287" calcext:value-type="float">
            <text:p>0.287</text:p>
          </table:table-cell>
          <table:table-cell table:formula="of:=[.M289]/56708" office:value-type="float" office:value="0.357580940960711" calcext:value-type="float">
            <text:p>0.35758094096071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2308" calcext:value-type="float">
            <text:p>0.2923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33" calcext:value-type="float">
            <text:p>23833</text:p>
          </table:table-cell>
          <table:table-cell office:value-type="float" office:value="20289" calcext:value-type="float">
            <text:p>20289</text:p>
          </table:table-cell>
          <table:table-cell table:number-columns-repeated="2"/>
          <table:table-cell office:value-type="float" office:value="0.288" calcext:value-type="float">
            <text:p>0.288</text:p>
          </table:table-cell>
          <table:table-cell table:number-columns-repeated="2"/>
          <table:table-cell office:value-type="float" office:value="20289" calcext:value-type="float">
            <text:p>20289</text:p>
          </table:table-cell>
          <table:table-cell office:value-type="float" office:value="0.288" calcext:value-type="float">
            <text:p>0.288</text:p>
          </table:table-cell>
          <table:table-cell table:formula="of:=[.M290]/56708" office:value-type="float" office:value="0.357780207378148" calcext:value-type="float">
            <text:p>0.357780207378148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3293" calcext:value-type="float">
            <text:p>0.2932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44.3" calcext:value-type="float">
            <text:p>23844.3</text:p>
          </table:table-cell>
          <table:table-cell office:value-type="float" office:value="20300.3" calcext:value-type="float">
            <text:p>20300.3</text:p>
          </table:table-cell>
          <table:table-cell table:number-columns-repeated="2"/>
          <table:table-cell office:value-type="float" office:value="0.289" calcext:value-type="float">
            <text:p>0.289</text:p>
          </table:table-cell>
          <table:table-cell table:number-columns-repeated="2"/>
          <table:table-cell office:value-type="float" office:value="20300.3" calcext:value-type="float">
            <text:p>20300.3</text:p>
          </table:table-cell>
          <table:table-cell office:value-type="float" office:value="0.289" calcext:value-type="float">
            <text:p>0.289</text:p>
          </table:table-cell>
          <table:table-cell table:formula="of:=[.M291]/56708" office:value-type="float" office:value="0.357979473795584" calcext:value-type="float">
            <text:p>0.35797947379558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4279" calcext:value-type="float">
            <text:p>0.2942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55.6" calcext:value-type="float">
            <text:p>23855.6</text:p>
          </table:table-cell>
          <table:table-cell office:value-type="float" office:value="20311.6" calcext:value-type="float">
            <text:p>20311.6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 table:number-columns-repeated="2"/>
          <table:table-cell office:value-type="float" office:value="20311.6" calcext:value-type="float">
            <text:p>20311.6</text:p>
          </table:table-cell>
          <table:table-cell office:value-type="float" office:value="0.29" calcext:value-type="float">
            <text:p>0.29</text:p>
          </table:table-cell>
          <table:table-cell table:formula="of:=[.M292]/56708" office:value-type="float" office:value="0.358178740213021" calcext:value-type="float">
            <text:p>0.358178740213021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5264" calcext:value-type="float">
            <text:p>0.2952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66.9" calcext:value-type="float">
            <text:p>23866.9</text:p>
          </table:table-cell>
          <table:table-cell office:value-type="float" office:value="20322.9" calcext:value-type="float">
            <text:p>20322.9</text:p>
          </table:table-cell>
          <table:table-cell table:number-columns-repeated="2"/>
          <table:table-cell office:value-type="float" office:value="0.291" calcext:value-type="float">
            <text:p>0.291</text:p>
          </table:table-cell>
          <table:table-cell table:number-columns-repeated="2"/>
          <table:table-cell office:value-type="float" office:value="20322.9" calcext:value-type="float">
            <text:p>20322.9</text:p>
          </table:table-cell>
          <table:table-cell office:value-type="float" office:value="0.291" calcext:value-type="float">
            <text:p>0.291</text:p>
          </table:table-cell>
          <table:table-cell table:formula="of:=[.M293]/56708" office:value-type="float" office:value="0.358378006630458" calcext:value-type="float">
            <text:p>0.35837800663045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78.2" calcext:value-type="float">
            <text:p>23878.2</text:p>
          </table:table-cell>
          <table:table-cell office:value-type="float" office:value="20334.2" calcext:value-type="float">
            <text:p>20334.2</text:p>
          </table:table-cell>
          <table:table-cell table:number-columns-repeated="2"/>
          <table:table-cell office:value-type="float" office:value="0.292" calcext:value-type="float">
            <text:p>0.292</text:p>
          </table:table-cell>
          <table:table-cell table:number-columns-repeated="2"/>
          <table:table-cell office:value-type="float" office:value="20334.2" calcext:value-type="float">
            <text:p>20334.2</text:p>
          </table:table-cell>
          <table:table-cell office:value-type="float" office:value="0.292" calcext:value-type="float">
            <text:p>0.292</text:p>
          </table:table-cell>
          <table:table-cell table:formula="of:=[.M294]/56708" office:value-type="float" office:value="0.358577273047894" calcext:value-type="float">
            <text:p>0.358577273047894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7236" calcext:value-type="float">
            <text:p>0.2972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89.5" calcext:value-type="float">
            <text:p>23889.5</text:p>
          </table:table-cell>
          <table:table-cell office:value-type="float" office:value="20345.5" calcext:value-type="float">
            <text:p>20345.5</text:p>
          </table:table-cell>
          <table:table-cell table:number-columns-repeated="2"/>
          <table:table-cell office:value-type="float" office:value="0.293" calcext:value-type="float">
            <text:p>0.293</text:p>
          </table:table-cell>
          <table:table-cell table:number-columns-repeated="2"/>
          <table:table-cell office:value-type="float" office:value="20345.5" calcext:value-type="float">
            <text:p>20345.5</text:p>
          </table:table-cell>
          <table:table-cell office:value-type="float" office:value="0.293" calcext:value-type="float">
            <text:p>0.293</text:p>
          </table:table-cell>
          <table:table-cell table:formula="of:=[.M295]/56708" office:value-type="float" office:value="0.358776539465331" calcext:value-type="float">
            <text:p>0.358776539465331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8221" calcext:value-type="float">
            <text:p>0.29822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00.8" calcext:value-type="float">
            <text:p>23900.8</text:p>
          </table:table-cell>
          <table:table-cell office:value-type="float" office:value="20356.8" calcext:value-type="float">
            <text:p>20356.8</text:p>
          </table:table-cell>
          <table:table-cell table:number-columns-repeated="2"/>
          <table:table-cell office:value-type="float" office:value="0.294" calcext:value-type="float">
            <text:p>0.294</text:p>
          </table:table-cell>
          <table:table-cell table:number-columns-repeated="2"/>
          <table:table-cell office:value-type="float" office:value="20356.8" calcext:value-type="float">
            <text:p>20356.8</text:p>
          </table:table-cell>
          <table:table-cell office:value-type="float" office:value="0.294" calcext:value-type="float">
            <text:p>0.294</text:p>
          </table:table-cell>
          <table:table-cell table:formula="of:=[.M296]/56708" office:value-type="float" office:value="0.358975805882768" calcext:value-type="float">
            <text:p>0.35897580588276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299207" calcext:value-type="float">
            <text:p>0.2992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12.1" calcext:value-type="float">
            <text:p>23912.1</text:p>
          </table:table-cell>
          <table:table-cell office:value-type="float" office:value="20368.1" calcext:value-type="float">
            <text:p>20368.1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table:number-columns-repeated="2"/>
          <table:table-cell office:value-type="float" office:value="20368.1" calcext:value-type="float">
            <text:p>20368.1</text:p>
          </table:table-cell>
          <table:table-cell office:value-type="float" office:value="0.295" calcext:value-type="float">
            <text:p>0.295</text:p>
          </table:table-cell>
          <table:table-cell table:formula="of:=[.M297]/56708" office:value-type="float" office:value="0.359175072300205" calcext:value-type="float">
            <text:p>0.359175072300205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0193" calcext:value-type="float">
            <text:p>0.3001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23.4" calcext:value-type="float">
            <text:p>23923.4</text:p>
          </table:table-cell>
          <table:table-cell office:value-type="float" office:value="20379.4" calcext:value-type="float">
            <text:p>20379.4</text:p>
          </table:table-cell>
          <table:table-cell table:number-columns-repeated="2"/>
          <table:table-cell office:value-type="float" office:value="0.296" calcext:value-type="float">
            <text:p>0.296</text:p>
          </table:table-cell>
          <table:table-cell table:number-columns-repeated="2"/>
          <table:table-cell office:value-type="float" office:value="20379.4" calcext:value-type="float">
            <text:p>20379.4</text:p>
          </table:table-cell>
          <table:table-cell office:value-type="float" office:value="0.296" calcext:value-type="float">
            <text:p>0.296</text:p>
          </table:table-cell>
          <table:table-cell table:formula="of:=[.M298]/56708" office:value-type="float" office:value="0.359374338717641" calcext:value-type="float">
            <text:p>0.359374338717641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1179" calcext:value-type="float">
            <text:p>0.3011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34.7" calcext:value-type="float">
            <text:p>23934.7</text:p>
          </table:table-cell>
          <table:table-cell office:value-type="float" office:value="20390.7" calcext:value-type="float">
            <text:p>20390.7</text:p>
          </table:table-cell>
          <table:table-cell table:number-columns-repeated="2"/>
          <table:table-cell office:value-type="float" office:value="0.297" calcext:value-type="float">
            <text:p>0.297</text:p>
          </table:table-cell>
          <table:table-cell table:number-columns-repeated="2"/>
          <table:table-cell office:value-type="float" office:value="20390.7" calcext:value-type="float">
            <text:p>20390.7</text:p>
          </table:table-cell>
          <table:table-cell office:value-type="float" office:value="0.297" calcext:value-type="float">
            <text:p>0.297</text:p>
          </table:table-cell>
          <table:table-cell table:formula="of:=[.M299]/56708" office:value-type="float" office:value="0.359573605135078" calcext:value-type="float">
            <text:p>0.359573605135078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2166" calcext:value-type="float">
            <text:p>0.3021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46" calcext:value-type="float">
            <text:p>23946</text:p>
          </table:table-cell>
          <table:table-cell office:value-type="float" office:value="20402" calcext:value-type="float">
            <text:p>20402</text:p>
          </table:table-cell>
          <table:table-cell table:number-columns-repeated="2"/>
          <table:table-cell office:value-type="float" office:value="0.298" calcext:value-type="float">
            <text:p>0.298</text:p>
          </table:table-cell>
          <table:table-cell table:number-columns-repeated="2"/>
          <table:table-cell office:value-type="float" office:value="20402" calcext:value-type="float">
            <text:p>20402</text:p>
          </table:table-cell>
          <table:table-cell office:value-type="float" office:value="0.298" calcext:value-type="float">
            <text:p>0.298</text:p>
          </table:table-cell>
          <table:table-cell table:formula="of:=[.M300]/56708" office:value-type="float" office:value="0.359772871552515" calcext:value-type="float">
            <text:p>0.359772871552515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3152" calcext:value-type="float">
            <text:p>0.3031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57.3" calcext:value-type="float">
            <text:p>23957.3</text:p>
          </table:table-cell>
          <table:table-cell office:value-type="float" office:value="20413.3" calcext:value-type="float">
            <text:p>20413.3</text:p>
          </table:table-cell>
          <table:table-cell table:number-columns-repeated="2"/>
          <table:table-cell office:value-type="float" office:value="0.299" calcext:value-type="float">
            <text:p>0.299</text:p>
          </table:table-cell>
          <table:table-cell table:number-columns-repeated="2"/>
          <table:table-cell office:value-type="float" office:value="20413.3" calcext:value-type="float">
            <text:p>20413.3</text:p>
          </table:table-cell>
          <table:table-cell office:value-type="float" office:value="0.299" calcext:value-type="float">
            <text:p>0.299</text:p>
          </table:table-cell>
          <table:table-cell table:formula="of:=[.M301]/56708" office:value-type="float" office:value="0.359972137969951" calcext:value-type="float">
            <text:p>0.3599721379699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4138" calcext:value-type="float">
            <text:p>0.3041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68.6" calcext:value-type="float">
            <text:p>23968.6</text:p>
          </table:table-cell>
          <table:table-cell office:value-type="float" office:value="20424.6" calcext:value-type="float">
            <text:p>20424.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0424.6" calcext:value-type="float">
            <text:p>20424.6</text:p>
          </table:table-cell>
          <table:table-cell office:value-type="float" office:value="0.3" calcext:value-type="float">
            <text:p>0.3</text:p>
          </table:table-cell>
          <table:table-cell table:formula="of:=[.M302]/56708" office:value-type="float" office:value="0.360171404387388" calcext:value-type="float">
            <text:p>0.360171404387388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5125" calcext:value-type="float">
            <text:p>0.3051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76.6" calcext:value-type="float">
            <text:p>23976.6</text:p>
          </table:table-cell>
          <table:table-cell office:value-type="float" office:value="20432.6" calcext:value-type="float">
            <text:p>20432.6</text:p>
          </table:table-cell>
          <table:table-cell table:number-columns-repeated="2"/>
          <table:table-cell office:value-type="float" office:value="0.301" calcext:value-type="float">
            <text:p>0.301</text:p>
          </table:table-cell>
          <table:table-cell table:number-columns-repeated="2"/>
          <table:table-cell office:value-type="float" office:value="20432.6" calcext:value-type="float">
            <text:p>20432.6</text:p>
          </table:table-cell>
          <table:table-cell office:value-type="float" office:value="0.301" calcext:value-type="float">
            <text:p>0.301</text:p>
          </table:table-cell>
          <table:table-cell table:formula="of:=[.M303]/56708" office:value-type="float" office:value="0.360312477957255" calcext:value-type="float">
            <text:p>0.36031247795725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6111" calcext:value-type="float">
            <text:p>0.3061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84.6" calcext:value-type="float">
            <text:p>23984.6</text:p>
          </table:table-cell>
          <table:table-cell office:value-type="float" office:value="20440.6" calcext:value-type="float">
            <text:p>20440.6</text:p>
          </table:table-cell>
          <table:table-cell table:number-columns-repeated="2"/>
          <table:table-cell office:value-type="float" office:value="0.302" calcext:value-type="float">
            <text:p>0.302</text:p>
          </table:table-cell>
          <table:table-cell table:number-columns-repeated="2"/>
          <table:table-cell office:value-type="float" office:value="20440.6" calcext:value-type="float">
            <text:p>20440.6</text:p>
          </table:table-cell>
          <table:table-cell office:value-type="float" office:value="0.302" calcext:value-type="float">
            <text:p>0.302</text:p>
          </table:table-cell>
          <table:table-cell table:formula="of:=[.M304]/56708" office:value-type="float" office:value="0.360453551527121" calcext:value-type="float">
            <text:p>0.360453551527121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7098" calcext:value-type="float">
            <text:p>0.3070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92.6" calcext:value-type="float">
            <text:p>23992.6</text:p>
          </table:table-cell>
          <table:table-cell office:value-type="float" office:value="20448.6" calcext:value-type="float">
            <text:p>20448.6</text:p>
          </table:table-cell>
          <table:table-cell table:number-columns-repeated="2"/>
          <table:table-cell office:value-type="float" office:value="0.303" calcext:value-type="float">
            <text:p>0.303</text:p>
          </table:table-cell>
          <table:table-cell table:number-columns-repeated="2"/>
          <table:table-cell office:value-type="float" office:value="20448.6" calcext:value-type="float">
            <text:p>20448.6</text:p>
          </table:table-cell>
          <table:table-cell office:value-type="float" office:value="0.303" calcext:value-type="float">
            <text:p>0.303</text:p>
          </table:table-cell>
          <table:table-cell table:formula="of:=[.M305]/56708" office:value-type="float" office:value="0.360594625096988" calcext:value-type="float">
            <text:p>0.360594625096988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8084" calcext:value-type="float">
            <text:p>0.3080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00.6" calcext:value-type="float">
            <text:p>24000.6</text:p>
          </table:table-cell>
          <table:table-cell office:value-type="float" office:value="20456.6" calcext:value-type="float">
            <text:p>20456.6</text:p>
          </table:table-cell>
          <table:table-cell table:number-columns-repeated="2"/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456.6" calcext:value-type="float">
            <text:p>20456.6</text:p>
          </table:table-cell>
          <table:table-cell office:value-type="float" office:value="0.304" calcext:value-type="float">
            <text:p>0.304</text:p>
          </table:table-cell>
          <table:table-cell table:formula="of:=[.M306]/56708" office:value-type="float" office:value="0.360735698666855" calcext:value-type="float">
            <text:p>0.360735698666855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09071" calcext:value-type="float">
            <text:p>0.3090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08.6" calcext:value-type="float">
            <text:p>24008.6</text:p>
          </table:table-cell>
          <table:table-cell office:value-type="float" office:value="20464.6" calcext:value-type="float">
            <text:p>20464.6</text:p>
          </table:table-cell>
          <table:table-cell table:number-columns-repeated="2"/>
          <table:table-cell office:value-type="float" office:value="0.305" calcext:value-type="float">
            <text:p>0.305</text:p>
          </table:table-cell>
          <table:table-cell table:number-columns-repeated="2"/>
          <table:table-cell office:value-type="float" office:value="20464.6" calcext:value-type="float">
            <text:p>20464.6</text:p>
          </table:table-cell>
          <table:table-cell office:value-type="float" office:value="0.305" calcext:value-type="float">
            <text:p>0.305</text:p>
          </table:table-cell>
          <table:table-cell table:formula="of:=[.M307]/56708" office:value-type="float" office:value="0.360876772236721" calcext:value-type="float">
            <text:p>0.360876772236721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0058" calcext:value-type="float">
            <text:p>0.3100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16.6" calcext:value-type="float">
            <text:p>24016.6</text:p>
          </table:table-cell>
          <table:table-cell office:value-type="float" office:value="20472.6" calcext:value-type="float">
            <text:p>20472.6</text:p>
          </table:table-cell>
          <table:table-cell table:number-columns-repeated="2"/>
          <table:table-cell office:value-type="float" office:value="0.306" calcext:value-type="float">
            <text:p>0.306</text:p>
          </table:table-cell>
          <table:table-cell table:number-columns-repeated="2"/>
          <table:table-cell office:value-type="float" office:value="20472.6" calcext:value-type="float">
            <text:p>20472.6</text:p>
          </table:table-cell>
          <table:table-cell office:value-type="float" office:value="0.306" calcext:value-type="float">
            <text:p>0.306</text:p>
          </table:table-cell>
          <table:table-cell table:formula="of:=[.M308]/56708" office:value-type="float" office:value="0.361017845806588" calcext:value-type="float">
            <text:p>0.361017845806588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1045" calcext:value-type="float">
            <text:p>0.3110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24.6" calcext:value-type="float">
            <text:p>24024.6</text:p>
          </table:table-cell>
          <table:table-cell office:value-type="float" office:value="20480.6" calcext:value-type="float">
            <text:p>20480.6</text:p>
          </table:table-cell>
          <table:table-cell table:number-columns-repeated="2"/>
          <table:table-cell office:value-type="float" office:value="0.307" calcext:value-type="float">
            <text:p>0.307</text:p>
          </table:table-cell>
          <table:table-cell table:number-columns-repeated="2"/>
          <table:table-cell office:value-type="float" office:value="20480.6" calcext:value-type="float">
            <text:p>20480.6</text:p>
          </table:table-cell>
          <table:table-cell office:value-type="float" office:value="0.307" calcext:value-type="float">
            <text:p>0.307</text:p>
          </table:table-cell>
          <table:table-cell table:formula="of:=[.M309]/56708" office:value-type="float" office:value="0.361158919376455" calcext:value-type="float">
            <text:p>0.361158919376455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2032" calcext:value-type="float">
            <text:p>0.3120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32.6" calcext:value-type="float">
            <text:p>24032.6</text:p>
          </table:table-cell>
          <table:table-cell office:value-type="float" office:value="20488.6" calcext:value-type="float">
            <text:p>20488.6</text:p>
          </table:table-cell>
          <table:table-cell table:number-columns-repeated="2"/>
          <table:table-cell office:value-type="float" office:value="0.308" calcext:value-type="float">
            <text:p>0.308</text:p>
          </table:table-cell>
          <table:table-cell table:number-columns-repeated="2"/>
          <table:table-cell office:value-type="float" office:value="20488.6" calcext:value-type="float">
            <text:p>20488.6</text:p>
          </table:table-cell>
          <table:table-cell office:value-type="float" office:value="0.308" calcext:value-type="float">
            <text:p>0.308</text:p>
          </table:table-cell>
          <table:table-cell table:formula="of:=[.M310]/56708" office:value-type="float" office:value="0.361299992946321" calcext:value-type="float">
            <text:p>0.36129999294632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3019" calcext:value-type="float">
            <text:p>0.3130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40.6" calcext:value-type="float">
            <text:p>24040.6</text:p>
          </table:table-cell>
          <table:table-cell office:value-type="float" office:value="20496.6" calcext:value-type="float">
            <text:p>20496.6</text:p>
          </table:table-cell>
          <table:table-cell table:number-columns-repeated="2"/>
          <table:table-cell office:value-type="float" office:value="0.309" calcext:value-type="float">
            <text:p>0.309</text:p>
          </table:table-cell>
          <table:table-cell table:number-columns-repeated="2"/>
          <table:table-cell office:value-type="float" office:value="20496.6" calcext:value-type="float">
            <text:p>20496.6</text:p>
          </table:table-cell>
          <table:table-cell office:value-type="float" office:value="0.309" calcext:value-type="float">
            <text:p>0.309</text:p>
          </table:table-cell>
          <table:table-cell table:formula="of:=[.M311]/56708" office:value-type="float" office:value="0.361441066516188" calcext:value-type="float">
            <text:p>0.36144106651618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4006" calcext:value-type="float">
            <text:p>0.31400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48.6" calcext:value-type="float">
            <text:p>24048.6</text:p>
          </table:table-cell>
          <table:table-cell office:value-type="float" office:value="20504.6" calcext:value-type="float">
            <text:p>20504.6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table:number-columns-repeated="2"/>
          <table:table-cell office:value-type="float" office:value="20504.6" calcext:value-type="float">
            <text:p>20504.6</text:p>
          </table:table-cell>
          <table:table-cell office:value-type="float" office:value="0.31" calcext:value-type="float">
            <text:p>0.31</text:p>
          </table:table-cell>
          <table:table-cell table:formula="of:=[.M312]/56708" office:value-type="float" office:value="0.361582140086055" calcext:value-type="float">
            <text:p>0.361582140086055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4994" calcext:value-type="float">
            <text:p>0.3149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56.6" calcext:value-type="float">
            <text:p>24056.6</text:p>
          </table:table-cell>
          <table:table-cell office:value-type="float" office:value="20512.6" calcext:value-type="float">
            <text:p>20512.6</text:p>
          </table:table-cell>
          <table:table-cell table:number-columns-repeated="2"/>
          <table:table-cell office:value-type="float" office:value="0.311" calcext:value-type="float">
            <text:p>0.311</text:p>
          </table:table-cell>
          <table:table-cell table:number-columns-repeated="2"/>
          <table:table-cell office:value-type="float" office:value="20512.6" calcext:value-type="float">
            <text:p>20512.6</text:p>
          </table:table-cell>
          <table:table-cell office:value-type="float" office:value="0.311" calcext:value-type="float">
            <text:p>0.311</text:p>
          </table:table-cell>
          <table:table-cell table:formula="of:=[.M313]/56708" office:value-type="float" office:value="0.361723213655921" calcext:value-type="float">
            <text:p>0.36172321365592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5981" calcext:value-type="float">
            <text:p>0.3159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64.6" calcext:value-type="float">
            <text:p>24064.6</text:p>
          </table:table-cell>
          <table:table-cell office:value-type="float" office:value="20520.6" calcext:value-type="float">
            <text:p>20520.6</text:p>
          </table:table-cell>
          <table:table-cell table:number-columns-repeated="2"/>
          <table:table-cell office:value-type="float" office:value="0.312" calcext:value-type="float">
            <text:p>0.312</text:p>
          </table:table-cell>
          <table:table-cell table:number-columns-repeated="2"/>
          <table:table-cell office:value-type="float" office:value="20520.6" calcext:value-type="float">
            <text:p>20520.6</text:p>
          </table:table-cell>
          <table:table-cell office:value-type="float" office:value="0.312" calcext:value-type="float">
            <text:p>0.312</text:p>
          </table:table-cell>
          <table:table-cell table:formula="of:=[.M314]/56708" office:value-type="float" office:value="0.361864287225788" calcext:value-type="float">
            <text:p>0.361864287225788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6968" calcext:value-type="float">
            <text:p>0.3169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72.7" calcext:value-type="float">
            <text:p>24072.7</text:p>
          </table:table-cell>
          <table:table-cell office:value-type="float" office:value="20528.7" calcext:value-type="float">
            <text:p>20528.7</text:p>
          </table:table-cell>
          <table:table-cell table:number-columns-repeated="2"/>
          <table:table-cell office:value-type="float" office:value="0.313" calcext:value-type="float">
            <text:p>0.313</text:p>
          </table:table-cell>
          <table:table-cell table:number-columns-repeated="2"/>
          <table:table-cell office:value-type="float" office:value="20528.7" calcext:value-type="float">
            <text:p>20528.7</text:p>
          </table:table-cell>
          <table:table-cell office:value-type="float" office:value="0.313" calcext:value-type="float">
            <text:p>0.313</text:p>
          </table:table-cell>
          <table:table-cell table:formula="of:=[.M315]/56708" office:value-type="float" office:value="0.362007124215278" calcext:value-type="float">
            <text:p>0.362007124215278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7956" calcext:value-type="float">
            <text:p>0.3179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80.7" calcext:value-type="float">
            <text:p>24080.7</text:p>
          </table:table-cell>
          <table:table-cell office:value-type="float" office:value="20536.7" calcext:value-type="float">
            <text:p>20536.7</text:p>
          </table:table-cell>
          <table:table-cell table:number-columns-repeated="2"/>
          <table:table-cell office:value-type="float" office:value="0.314" calcext:value-type="float">
            <text:p>0.314</text:p>
          </table:table-cell>
          <table:table-cell table:number-columns-repeated="2"/>
          <table:table-cell office:value-type="float" office:value="20536.7" calcext:value-type="float">
            <text:p>20536.7</text:p>
          </table:table-cell>
          <table:table-cell office:value-type="float" office:value="0.314" calcext:value-type="float">
            <text:p>0.314</text:p>
          </table:table-cell>
          <table:table-cell table:formula="of:=[.M316]/56708" office:value-type="float" office:value="0.362148197785145" calcext:value-type="float">
            <text:p>0.362148197785145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8944" calcext:value-type="float">
            <text:p>0.3189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88.7" calcext:value-type="float">
            <text:p>24088.7</text:p>
          </table:table-cell>
          <table:table-cell office:value-type="float" office:value="20544.7" calcext:value-type="float">
            <text:p>20544.7</text:p>
          </table:table-cell>
          <table:table-cell table:number-columns-repeated="2"/>
          <table:table-cell office:value-type="float" office:value="0.315" calcext:value-type="float">
            <text:p>0.315</text:p>
          </table:table-cell>
          <table:table-cell table:number-columns-repeated="2"/>
          <table:table-cell office:value-type="float" office:value="20544.7" calcext:value-type="float">
            <text:p>20544.7</text:p>
          </table:table-cell>
          <table:table-cell office:value-type="float" office:value="0.315" calcext:value-type="float">
            <text:p>0.315</text:p>
          </table:table-cell>
          <table:table-cell table:formula="of:=[.M317]/56708" office:value-type="float" office:value="0.362289271355012" calcext:value-type="float">
            <text:p>0.362289271355012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19931" calcext:value-type="float">
            <text:p>0.31993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96.7" calcext:value-type="float">
            <text:p>24096.7</text:p>
          </table:table-cell>
          <table:table-cell office:value-type="float" office:value="20552.7" calcext:value-type="float">
            <text:p>20552.7</text:p>
          </table:table-cell>
          <table:table-cell table:number-columns-repeated="2"/>
          <table:table-cell office:value-type="float" office:value="0.316" calcext:value-type="float">
            <text:p>0.316</text:p>
          </table:table-cell>
          <table:table-cell table:number-columns-repeated="2"/>
          <table:table-cell office:value-type="float" office:value="20552.7" calcext:value-type="float">
            <text:p>20552.7</text:p>
          </table:table-cell>
          <table:table-cell office:value-type="float" office:value="0.316" calcext:value-type="float">
            <text:p>0.316</text:p>
          </table:table-cell>
          <table:table-cell table:formula="of:=[.M318]/56708" office:value-type="float" office:value="0.362430344924878" calcext:value-type="float">
            <text:p>0.362430344924878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0919" calcext:value-type="float">
            <text:p>0.3209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04.7" calcext:value-type="float">
            <text:p>24104.7</text:p>
          </table:table-cell>
          <table:table-cell office:value-type="float" office:value="20560.7" calcext:value-type="float">
            <text:p>20560.7</text:p>
          </table:table-cell>
          <table:table-cell table:number-columns-repeated="2"/>
          <table:table-cell office:value-type="float" office:value="0.317" calcext:value-type="float">
            <text:p>0.317</text:p>
          </table:table-cell>
          <table:table-cell table:number-columns-repeated="2"/>
          <table:table-cell office:value-type="float" office:value="20560.7" calcext:value-type="float">
            <text:p>20560.7</text:p>
          </table:table-cell>
          <table:table-cell office:value-type="float" office:value="0.317" calcext:value-type="float">
            <text:p>0.317</text:p>
          </table:table-cell>
          <table:table-cell table:formula="of:=[.M319]/56708" office:value-type="float" office:value="0.362571418494745" calcext:value-type="float">
            <text:p>0.362571418494745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1907" calcext:value-type="float">
            <text:p>0.3219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12.7" calcext:value-type="float">
            <text:p>24112.7</text:p>
          </table:table-cell>
          <table:table-cell office:value-type="float" office:value="20568.7" calcext:value-type="float">
            <text:p>20568.7</text:p>
          </table:table-cell>
          <table:table-cell table:number-columns-repeated="2"/>
          <table:table-cell office:value-type="float" office:value="0.318" calcext:value-type="float">
            <text:p>0.318</text:p>
          </table:table-cell>
          <table:table-cell table:number-columns-repeated="2"/>
          <table:table-cell office:value-type="float" office:value="20568.7" calcext:value-type="float">
            <text:p>20568.7</text:p>
          </table:table-cell>
          <table:table-cell office:value-type="float" office:value="0.318" calcext:value-type="float">
            <text:p>0.318</text:p>
          </table:table-cell>
          <table:table-cell table:formula="of:=[.M320]/56708" office:value-type="float" office:value="0.362712492064612" calcext:value-type="float">
            <text:p>0.362712492064612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2895" calcext:value-type="float">
            <text:p>0.32289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20.7" calcext:value-type="float">
            <text:p>24120.7</text:p>
          </table:table-cell>
          <table:table-cell office:value-type="float" office:value="20576.7" calcext:value-type="float">
            <text:p>20576.7</text:p>
          </table:table-cell>
          <table:table-cell table:number-columns-repeated="2"/>
          <table:table-cell office:value-type="float" office:value="0.319" calcext:value-type="float">
            <text:p>0.319</text:p>
          </table:table-cell>
          <table:table-cell table:number-columns-repeated="2"/>
          <table:table-cell office:value-type="float" office:value="20576.7" calcext:value-type="float">
            <text:p>20576.7</text:p>
          </table:table-cell>
          <table:table-cell office:value-type="float" office:value="0.319" calcext:value-type="float">
            <text:p>0.319</text:p>
          </table:table-cell>
          <table:table-cell table:formula="of:=[.M321]/56708" office:value-type="float" office:value="0.362853565634478" calcext:value-type="float">
            <text:p>0.36285356563447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3883" calcext:value-type="float">
            <text:p>0.3238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28.7" calcext:value-type="float">
            <text:p>24128.7</text:p>
          </table:table-cell>
          <table:table-cell office:value-type="float" office:value="20584.7" calcext:value-type="float">
            <text:p>20584.7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20584.7" calcext:value-type="float">
            <text:p>20584.7</text:p>
          </table:table-cell>
          <table:table-cell office:value-type="float" office:value="0.32" calcext:value-type="float">
            <text:p>0.32</text:p>
          </table:table-cell>
          <table:table-cell table:formula="of:=[.M322]/56708" office:value-type="float" office:value="0.362994639204345" calcext:value-type="float">
            <text:p>0.362994639204345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4871" calcext:value-type="float">
            <text:p>0.3248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36.7" calcext:value-type="float">
            <text:p>24136.7</text:p>
          </table:table-cell>
          <table:table-cell office:value-type="float" office:value="20592.7" calcext:value-type="float">
            <text:p>20592.7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20592.7" calcext:value-type="float">
            <text:p>20592.7</text:p>
          </table:table-cell>
          <table:table-cell office:value-type="float" office:value="0.321" calcext:value-type="float">
            <text:p>0.321</text:p>
          </table:table-cell>
          <table:table-cell table:formula="of:=[.M323]/56708" office:value-type="float" office:value="0.363135712774212" calcext:value-type="float">
            <text:p>0.363135712774212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5859" calcext:value-type="float">
            <text:p>0.32585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44.7" calcext:value-type="float">
            <text:p>24144.7</text:p>
          </table:table-cell>
          <table:table-cell office:value-type="float" office:value="20600.7" calcext:value-type="float">
            <text:p>20600.7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20600.7" calcext:value-type="float">
            <text:p>20600.7</text:p>
          </table:table-cell>
          <table:table-cell office:value-type="float" office:value="0.322" calcext:value-type="float">
            <text:p>0.322</text:p>
          </table:table-cell>
          <table:table-cell table:formula="of:=[.M324]/56708" office:value-type="float" office:value="0.363276786344078" calcext:value-type="float">
            <text:p>0.363276786344078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6847" calcext:value-type="float">
            <text:p>0.32684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52.7" calcext:value-type="float">
            <text:p>24152.7</text:p>
          </table:table-cell>
          <table:table-cell office:value-type="float" office:value="20608.7" calcext:value-type="float">
            <text:p>20608.7</text:p>
          </table:table-cell>
          <table:table-cell table:number-columns-repeated="2"/>
          <table:table-cell office:value-type="float" office:value="0.323" calcext:value-type="float">
            <text:p>0.323</text:p>
          </table:table-cell>
          <table:table-cell table:number-columns-repeated="2"/>
          <table:table-cell office:value-type="float" office:value="20608.7" calcext:value-type="float">
            <text:p>20608.7</text:p>
          </table:table-cell>
          <table:table-cell office:value-type="float" office:value="0.323" calcext:value-type="float">
            <text:p>0.323</text:p>
          </table:table-cell>
          <table:table-cell table:formula="of:=[.M325]/56708" office:value-type="float" office:value="0.363417859913945" calcext:value-type="float">
            <text:p>0.363417859913945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7835" calcext:value-type="float">
            <text:p>0.32783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60.7" calcext:value-type="float">
            <text:p>24160.7</text:p>
          </table:table-cell>
          <table:table-cell office:value-type="float" office:value="20616.7" calcext:value-type="float">
            <text:p>20616.7</text:p>
          </table:table-cell>
          <table:table-cell table:number-columns-repeated="2"/>
          <table:table-cell office:value-type="float" office:value="0.324" calcext:value-type="float">
            <text:p>0.324</text:p>
          </table:table-cell>
          <table:table-cell table:number-columns-repeated="2"/>
          <table:table-cell office:value-type="float" office:value="20616.7" calcext:value-type="float">
            <text:p>20616.7</text:p>
          </table:table-cell>
          <table:table-cell office:value-type="float" office:value="0.324" calcext:value-type="float">
            <text:p>0.324</text:p>
          </table:table-cell>
          <table:table-cell table:formula="of:=[.M326]/56708" office:value-type="float" office:value="0.363558933483812" calcext:value-type="float">
            <text:p>0.36355893348381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8824" calcext:value-type="float">
            <text:p>0.3288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68.7" calcext:value-type="float">
            <text:p>24168.7</text:p>
          </table:table-cell>
          <table:table-cell office:value-type="float" office:value="20624.7" calcext:value-type="float">
            <text:p>20624.7</text:p>
          </table:table-cell>
          <table:table-cell table:number-columns-repeated="2"/>
          <table:table-cell office:value-type="float" office:value="0.325" calcext:value-type="float">
            <text:p>0.325</text:p>
          </table:table-cell>
          <table:table-cell table:number-columns-repeated="2"/>
          <table:table-cell office:value-type="float" office:value="20624.7" calcext:value-type="float">
            <text:p>20624.7</text:p>
          </table:table-cell>
          <table:table-cell office:value-type="float" office:value="0.325" calcext:value-type="float">
            <text:p>0.325</text:p>
          </table:table-cell>
          <table:table-cell table:formula="of:=[.M327]/56708" office:value-type="float" office:value="0.363700007053678" calcext:value-type="float">
            <text:p>0.363700007053678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29812" calcext:value-type="float">
            <text:p>0.3298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76.7" calcext:value-type="float">
            <text:p>24176.7</text:p>
          </table:table-cell>
          <table:table-cell office:value-type="float" office:value="20632.7" calcext:value-type="float">
            <text:p>20632.7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20632.7" calcext:value-type="float">
            <text:p>20632.7</text:p>
          </table:table-cell>
          <table:table-cell office:value-type="float" office:value="0.326" calcext:value-type="float">
            <text:p>0.326</text:p>
          </table:table-cell>
          <table:table-cell table:formula="of:=[.M328]/56708" office:value-type="float" office:value="0.363841080623545" calcext:value-type="float">
            <text:p>0.363841080623545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0801" calcext:value-type="float">
            <text:p>0.3308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84.7" calcext:value-type="float">
            <text:p>24184.7</text:p>
          </table:table-cell>
          <table:table-cell office:value-type="float" office:value="20640.7" calcext:value-type="float">
            <text:p>20640.7</text:p>
          </table:table-cell>
          <table:table-cell table:number-columns-repeated="2"/>
          <table:table-cell office:value-type="float" office:value="0.327" calcext:value-type="float">
            <text:p>0.327</text:p>
          </table:table-cell>
          <table:table-cell table:number-columns-repeated="2"/>
          <table:table-cell office:value-type="float" office:value="20640.7" calcext:value-type="float">
            <text:p>20640.7</text:p>
          </table:table-cell>
          <table:table-cell office:value-type="float" office:value="0.327" calcext:value-type="float">
            <text:p>0.327</text:p>
          </table:table-cell>
          <table:table-cell table:formula="of:=[.M329]/56708" office:value-type="float" office:value="0.363982154193412" calcext:value-type="float">
            <text:p>0.363982154193412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1789" calcext:value-type="float">
            <text:p>0.3317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92.7" calcext:value-type="float">
            <text:p>24192.7</text:p>
          </table:table-cell>
          <table:table-cell office:value-type="float" office:value="20648.7" calcext:value-type="float">
            <text:p>20648.7</text:p>
          </table:table-cell>
          <table:table-cell table:number-columns-repeated="2"/>
          <table:table-cell office:value-type="float" office:value="0.328" calcext:value-type="float">
            <text:p>0.328</text:p>
          </table:table-cell>
          <table:table-cell table:number-columns-repeated="2"/>
          <table:table-cell office:value-type="float" office:value="20648.7" calcext:value-type="float">
            <text:p>20648.7</text:p>
          </table:table-cell>
          <table:table-cell office:value-type="float" office:value="0.328" calcext:value-type="float">
            <text:p>0.328</text:p>
          </table:table-cell>
          <table:table-cell table:formula="of:=[.M330]/56708" office:value-type="float" office:value="0.364123227763279" calcext:value-type="float">
            <text:p>0.364123227763279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2778" calcext:value-type="float">
            <text:p>0.33277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00.7" calcext:value-type="float">
            <text:p>24200.7</text:p>
          </table:table-cell>
          <table:table-cell office:value-type="float" office:value="20656.7" calcext:value-type="float">
            <text:p>20656.7</text:p>
          </table:table-cell>
          <table:table-cell table:number-columns-repeated="2"/>
          <table:table-cell office:value-type="float" office:value="0.329" calcext:value-type="float">
            <text:p>0.329</text:p>
          </table:table-cell>
          <table:table-cell table:number-columns-repeated="2"/>
          <table:table-cell office:value-type="float" office:value="20656.7" calcext:value-type="float">
            <text:p>20656.7</text:p>
          </table:table-cell>
          <table:table-cell office:value-type="float" office:value="0.329" calcext:value-type="float">
            <text:p>0.329</text:p>
          </table:table-cell>
          <table:table-cell table:formula="of:=[.M331]/56708" office:value-type="float" office:value="0.364264301333145" calcext:value-type="float">
            <text:p>0.36426430133314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3766" calcext:value-type="float">
            <text:p>0.3337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08.7" calcext:value-type="float">
            <text:p>24208.7</text:p>
          </table:table-cell>
          <table:table-cell office:value-type="float" office:value="20664.7" calcext:value-type="float">
            <text:p>20664.7</text:p>
          </table:table-cell>
          <table:table-cell table:number-columns-repeated="2"/>
          <table:table-cell office:value-type="float" office:value="0.33" calcext:value-type="float">
            <text:p>0.33</text:p>
          </table:table-cell>
          <table:table-cell table:number-columns-repeated="2"/>
          <table:table-cell office:value-type="float" office:value="20664.7" calcext:value-type="float">
            <text:p>20664.7</text:p>
          </table:table-cell>
          <table:table-cell office:value-type="float" office:value="0.33" calcext:value-type="float">
            <text:p>0.33</text:p>
          </table:table-cell>
          <table:table-cell table:formula="of:=[.M332]/56708" office:value-type="float" office:value="0.364405374903012" calcext:value-type="float">
            <text:p>0.364405374903012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4755" calcext:value-type="float">
            <text:p>0.3347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16.7" calcext:value-type="float">
            <text:p>24216.7</text:p>
          </table:table-cell>
          <table:table-cell office:value-type="float" office:value="20672.7" calcext:value-type="float">
            <text:p>20672.7</text:p>
          </table:table-cell>
          <table:table-cell table:number-columns-repeated="2"/>
          <table:table-cell office:value-type="float" office:value="0.331" calcext:value-type="float">
            <text:p>0.331</text:p>
          </table:table-cell>
          <table:table-cell table:number-columns-repeated="2"/>
          <table:table-cell office:value-type="float" office:value="20672.7" calcext:value-type="float">
            <text:p>20672.7</text:p>
          </table:table-cell>
          <table:table-cell office:value-type="float" office:value="0.331" calcext:value-type="float">
            <text:p>0.331</text:p>
          </table:table-cell>
          <table:table-cell table:formula="of:=[.M333]/56708" office:value-type="float" office:value="0.364546448472879" calcext:value-type="float">
            <text:p>0.364546448472879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5744" calcext:value-type="float">
            <text:p>0.3357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24.7" calcext:value-type="float">
            <text:p>24224.7</text:p>
          </table:table-cell>
          <table:table-cell office:value-type="float" office:value="20680.7" calcext:value-type="float">
            <text:p>20680.7</text:p>
          </table:table-cell>
          <table:table-cell table:number-columns-repeated="2"/>
          <table:table-cell office:value-type="float" office:value="0.332" calcext:value-type="float">
            <text:p>0.332</text:p>
          </table:table-cell>
          <table:table-cell table:number-columns-repeated="2"/>
          <table:table-cell office:value-type="float" office:value="20680.7" calcext:value-type="float">
            <text:p>20680.7</text:p>
          </table:table-cell>
          <table:table-cell office:value-type="float" office:value="0.332" calcext:value-type="float">
            <text:p>0.332</text:p>
          </table:table-cell>
          <table:table-cell table:formula="of:=[.M334]/56708" office:value-type="float" office:value="0.364687522042745" calcext:value-type="float">
            <text:p>0.364687522042745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6733" calcext:value-type="float">
            <text:p>0.3367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32.7" calcext:value-type="float">
            <text:p>24232.7</text:p>
          </table:table-cell>
          <table:table-cell office:value-type="float" office:value="20688.7" calcext:value-type="float">
            <text:p>20688.7</text:p>
          </table:table-cell>
          <table:table-cell table:number-columns-repeated="2"/>
          <table:table-cell office:value-type="float" office:value="0.333" calcext:value-type="float">
            <text:p>0.333</text:p>
          </table:table-cell>
          <table:table-cell table:number-columns-repeated="2"/>
          <table:table-cell office:value-type="float" office:value="20688.7" calcext:value-type="float">
            <text:p>20688.7</text:p>
          </table:table-cell>
          <table:table-cell office:value-type="float" office:value="0.333" calcext:value-type="float">
            <text:p>0.333</text:p>
          </table:table-cell>
          <table:table-cell table:formula="of:=[.M335]/56708" office:value-type="float" office:value="0.364828595612612" calcext:value-type="float">
            <text:p>0.364828595612612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7722" calcext:value-type="float">
            <text:p>0.3377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40.7" calcext:value-type="float">
            <text:p>24240.7</text:p>
          </table:table-cell>
          <table:table-cell office:value-type="float" office:value="20696.7" calcext:value-type="float">
            <text:p>20696.7</text:p>
          </table:table-cell>
          <table:table-cell table:number-columns-repeated="2"/>
          <table:table-cell office:value-type="float" office:value="0.334" calcext:value-type="float">
            <text:p>0.334</text:p>
          </table:table-cell>
          <table:table-cell table:number-columns-repeated="2"/>
          <table:table-cell office:value-type="float" office:value="20696.7" calcext:value-type="float">
            <text:p>20696.7</text:p>
          </table:table-cell>
          <table:table-cell office:value-type="float" office:value="0.334" calcext:value-type="float">
            <text:p>0.334</text:p>
          </table:table-cell>
          <table:table-cell table:formula="of:=[.M336]/56708" office:value-type="float" office:value="0.364969669182479" calcext:value-type="float">
            <text:p>0.364969669182479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8711" calcext:value-type="float">
            <text:p>0.3387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48.7" calcext:value-type="float">
            <text:p>24248.7</text:p>
          </table:table-cell>
          <table:table-cell office:value-type="float" office:value="20704.7" calcext:value-type="float">
            <text:p>20704.7</text:p>
          </table:table-cell>
          <table:table-cell table:number-columns-repeated="2"/>
          <table:table-cell office:value-type="float" office:value="0.335" calcext:value-type="float">
            <text:p>0.335</text:p>
          </table:table-cell>
          <table:table-cell table:number-columns-repeated="2"/>
          <table:table-cell office:value-type="float" office:value="20704.7" calcext:value-type="float">
            <text:p>20704.7</text:p>
          </table:table-cell>
          <table:table-cell office:value-type="float" office:value="0.335" calcext:value-type="float">
            <text:p>0.335</text:p>
          </table:table-cell>
          <table:table-cell table:formula="of:=[.M337]/56708" office:value-type="float" office:value="0.365110742752345" calcext:value-type="float">
            <text:p>0.365110742752345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397" calcext:value-type="float">
            <text:p>0.33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56.7" calcext:value-type="float">
            <text:p>24256.7</text:p>
          </table:table-cell>
          <table:table-cell office:value-type="float" office:value="20712.7" calcext:value-type="float">
            <text:p>20712.7</text:p>
          </table:table-cell>
          <table:table-cell table:number-columns-repeated="2"/>
          <table:table-cell office:value-type="float" office:value="0.336" calcext:value-type="float">
            <text:p>0.336</text:p>
          </table:table-cell>
          <table:table-cell table:number-columns-repeated="2"/>
          <table:table-cell office:value-type="float" office:value="20712.7" calcext:value-type="float">
            <text:p>20712.7</text:p>
          </table:table-cell>
          <table:table-cell office:value-type="float" office:value="0.336" calcext:value-type="float">
            <text:p>0.336</text:p>
          </table:table-cell>
          <table:table-cell table:formula="of:=[.M338]/56708" office:value-type="float" office:value="0.365251816322212" calcext:value-type="float">
            <text:p>0.365251816322212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0689" calcext:value-type="float">
            <text:p>0.3406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64.8" calcext:value-type="float">
            <text:p>24264.8</text:p>
          </table:table-cell>
          <table:table-cell office:value-type="float" office:value="20720.8" calcext:value-type="float">
            <text:p>20720.8</text:p>
          </table:table-cell>
          <table:table-cell table:number-columns-repeated="2"/>
          <table:table-cell office:value-type="float" office:value="0.337" calcext:value-type="float">
            <text:p>0.337</text:p>
          </table:table-cell>
          <table:table-cell table:number-columns-repeated="2"/>
          <table:table-cell office:value-type="float" office:value="20720.8" calcext:value-type="float">
            <text:p>20720.8</text:p>
          </table:table-cell>
          <table:table-cell office:value-type="float" office:value="0.337" calcext:value-type="float">
            <text:p>0.337</text:p>
          </table:table-cell>
          <table:table-cell table:formula="of:=[.M339]/56708" office:value-type="float" office:value="0.365394653311702" calcext:value-type="float">
            <text:p>0.365394653311702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1678" calcext:value-type="float">
            <text:p>0.34167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72.8" calcext:value-type="float">
            <text:p>24272.8</text:p>
          </table:table-cell>
          <table:table-cell office:value-type="float" office:value="20728.8" calcext:value-type="float">
            <text:p>20728.8</text:p>
          </table:table-cell>
          <table:table-cell table:number-columns-repeated="2"/>
          <table:table-cell office:value-type="float" office:value="0.338" calcext:value-type="float">
            <text:p>0.338</text:p>
          </table:table-cell>
          <table:table-cell table:number-columns-repeated="2"/>
          <table:table-cell office:value-type="float" office:value="20728.8" calcext:value-type="float">
            <text:p>20728.8</text:p>
          </table:table-cell>
          <table:table-cell office:value-type="float" office:value="0.338" calcext:value-type="float">
            <text:p>0.338</text:p>
          </table:table-cell>
          <table:table-cell table:formula="of:=[.M340]/56708" office:value-type="float" office:value="0.365535726881569" calcext:value-type="float">
            <text:p>0.365535726881569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2667" calcext:value-type="float">
            <text:p>0.3426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80.8" calcext:value-type="float">
            <text:p>24280.8</text:p>
          </table:table-cell>
          <table:table-cell office:value-type="float" office:value="20736.8" calcext:value-type="float">
            <text:p>20736.8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20736.8" calcext:value-type="float">
            <text:p>20736.8</text:p>
          </table:table-cell>
          <table:table-cell office:value-type="float" office:value="0.339" calcext:value-type="float">
            <text:p>0.339</text:p>
          </table:table-cell>
          <table:table-cell table:formula="of:=[.M341]/56708" office:value-type="float" office:value="0.365676800451435" calcext:value-type="float">
            <text:p>0.3656768004514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3657" calcext:value-type="float">
            <text:p>0.34365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88.8" calcext:value-type="float">
            <text:p>24288.8</text:p>
          </table:table-cell>
          <table:table-cell office:value-type="float" office:value="20744.8" calcext:value-type="float">
            <text:p>20744.8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20744.8" calcext:value-type="float">
            <text:p>20744.8</text:p>
          </table:table-cell>
          <table:table-cell office:value-type="float" office:value="0.34" calcext:value-type="float">
            <text:p>0.34</text:p>
          </table:table-cell>
          <table:table-cell table:formula="of:=[.M342]/56708" office:value-type="float" office:value="0.365817874021302" calcext:value-type="float">
            <text:p>0.365817874021302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4646" calcext:value-type="float">
            <text:p>0.3446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96.8" calcext:value-type="float">
            <text:p>24296.8</text:p>
          </table:table-cell>
          <table:table-cell office:value-type="float" office:value="20752.8" calcext:value-type="float">
            <text:p>20752.8</text:p>
          </table:table-cell>
          <table:table-cell table:number-columns-repeated="2"/>
          <table:table-cell office:value-type="float" office:value="0.341" calcext:value-type="float">
            <text:p>0.341</text:p>
          </table:table-cell>
          <table:table-cell table:number-columns-repeated="2"/>
          <table:table-cell office:value-type="float" office:value="20752.8" calcext:value-type="float">
            <text:p>20752.8</text:p>
          </table:table-cell>
          <table:table-cell office:value-type="float" office:value="0.341" calcext:value-type="float">
            <text:p>0.341</text:p>
          </table:table-cell>
          <table:table-cell table:formula="of:=[.M343]/56708" office:value-type="float" office:value="0.365958947591169" calcext:value-type="float">
            <text:p>0.365958947591169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5636" calcext:value-type="float">
            <text:p>0.3456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04.8" calcext:value-type="float">
            <text:p>24304.8</text:p>
          </table:table-cell>
          <table:table-cell office:value-type="float" office:value="20760.8" calcext:value-type="float">
            <text:p>20760.8</text:p>
          </table:table-cell>
          <table:table-cell table:number-columns-repeated="2"/>
          <table:table-cell office:value-type="float" office:value="0.342" calcext:value-type="float">
            <text:p>0.342</text:p>
          </table:table-cell>
          <table:table-cell table:number-columns-repeated="2"/>
          <table:table-cell office:value-type="float" office:value="20760.8" calcext:value-type="float">
            <text:p>20760.8</text:p>
          </table:table-cell>
          <table:table-cell office:value-type="float" office:value="0.342" calcext:value-type="float">
            <text:p>0.342</text:p>
          </table:table-cell>
          <table:table-cell table:formula="of:=[.M344]/56708" office:value-type="float" office:value="0.366100021161035" calcext:value-type="float">
            <text:p>0.366100021161035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6625" calcext:value-type="float">
            <text:p>0.3466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12.8" calcext:value-type="float">
            <text:p>24312.8</text:p>
          </table:table-cell>
          <table:table-cell office:value-type="float" office:value="20768.8" calcext:value-type="float">
            <text:p>20768.8</text:p>
          </table:table-cell>
          <table:table-cell table:number-columns-repeated="2"/>
          <table:table-cell office:value-type="float" office:value="0.343" calcext:value-type="float">
            <text:p>0.343</text:p>
          </table:table-cell>
          <table:table-cell table:number-columns-repeated="2"/>
          <table:table-cell office:value-type="float" office:value="20768.8" calcext:value-type="float">
            <text:p>20768.8</text:p>
          </table:table-cell>
          <table:table-cell office:value-type="float" office:value="0.343" calcext:value-type="float">
            <text:p>0.343</text:p>
          </table:table-cell>
          <table:table-cell table:formula="of:=[.M345]/56708" office:value-type="float" office:value="0.366241094730902" calcext:value-type="float">
            <text:p>0.366241094730902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7615" calcext:value-type="float">
            <text:p>0.3476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20.8" calcext:value-type="float">
            <text:p>24320.8</text:p>
          </table:table-cell>
          <table:table-cell office:value-type="float" office:value="20776.8" calcext:value-type="float">
            <text:p>20776.8</text:p>
          </table:table-cell>
          <table:table-cell table:number-columns-repeated="2"/>
          <table:table-cell office:value-type="float" office:value="0.344" calcext:value-type="float">
            <text:p>0.344</text:p>
          </table:table-cell>
          <table:table-cell table:number-columns-repeated="2"/>
          <table:table-cell office:value-type="float" office:value="20776.8" calcext:value-type="float">
            <text:p>20776.8</text:p>
          </table:table-cell>
          <table:table-cell office:value-type="float" office:value="0.344" calcext:value-type="float">
            <text:p>0.344</text:p>
          </table:table-cell>
          <table:table-cell table:formula="of:=[.M346]/56708" office:value-type="float" office:value="0.366382168300769" calcext:value-type="float">
            <text:p>0.366382168300769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8604" calcext:value-type="float">
            <text:p>0.3486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28.8" calcext:value-type="float">
            <text:p>24328.8</text:p>
          </table:table-cell>
          <table:table-cell office:value-type="float" office:value="20784.8" calcext:value-type="float">
            <text:p>20784.8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  <table:table-cell table:number-columns-repeated="2"/>
          <table:table-cell office:value-type="float" office:value="20784.8" calcext:value-type="float">
            <text:p>20784.8</text:p>
          </table:table-cell>
          <table:table-cell office:value-type="float" office:value="0.345" calcext:value-type="float">
            <text:p>0.345</text:p>
          </table:table-cell>
          <table:table-cell table:formula="of:=[.M347]/56708" office:value-type="float" office:value="0.366523241870635" calcext:value-type="float">
            <text:p>0.366523241870635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49594" calcext:value-type="float">
            <text:p>0.3495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36.8" calcext:value-type="float">
            <text:p>24336.8</text:p>
          </table:table-cell>
          <table:table-cell office:value-type="float" office:value="20792.8" calcext:value-type="float">
            <text:p>20792.8</text:p>
          </table:table-cell>
          <table:table-cell table:number-columns-repeated="2"/>
          <table:table-cell office:value-type="float" office:value="0.346" calcext:value-type="float">
            <text:p>0.346</text:p>
          </table:table-cell>
          <table:table-cell table:number-columns-repeated="2"/>
          <table:table-cell office:value-type="float" office:value="20792.8" calcext:value-type="float">
            <text:p>20792.8</text:p>
          </table:table-cell>
          <table:table-cell office:value-type="float" office:value="0.346" calcext:value-type="float">
            <text:p>0.346</text:p>
          </table:table-cell>
          <table:table-cell table:formula="of:=[.M348]/56708" office:value-type="float" office:value="0.366664315440502" calcext:value-type="float">
            <text:p>0.366664315440502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0584" calcext:value-type="float">
            <text:p>0.3505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44.8" calcext:value-type="float">
            <text:p>24344.8</text:p>
          </table:table-cell>
          <table:table-cell office:value-type="float" office:value="20800.8" calcext:value-type="float">
            <text:p>20800.8</text:p>
          </table:table-cell>
          <table:table-cell table:number-columns-repeated="2"/>
          <table:table-cell office:value-type="float" office:value="0.347" calcext:value-type="float">
            <text:p>0.347</text:p>
          </table:table-cell>
          <table:table-cell table:number-columns-repeated="2"/>
          <table:table-cell office:value-type="float" office:value="20800.8" calcext:value-type="float">
            <text:p>20800.8</text:p>
          </table:table-cell>
          <table:table-cell office:value-type="float" office:value="0.347" calcext:value-type="float">
            <text:p>0.347</text:p>
          </table:table-cell>
          <table:table-cell table:formula="of:=[.M349]/56708" office:value-type="float" office:value="0.366805389010369" calcext:value-type="float">
            <text:p>0.366805389010369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1574" calcext:value-type="float">
            <text:p>0.3515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52.8" calcext:value-type="float">
            <text:p>24352.8</text:p>
          </table:table-cell>
          <table:table-cell office:value-type="float" office:value="20808.8" calcext:value-type="float">
            <text:p>20808.8</text:p>
          </table:table-cell>
          <table:table-cell table:number-columns-repeated="2"/>
          <table:table-cell office:value-type="float" office:value="0.348" calcext:value-type="float">
            <text:p>0.348</text:p>
          </table:table-cell>
          <table:table-cell table:number-columns-repeated="2"/>
          <table:table-cell office:value-type="float" office:value="20808.8" calcext:value-type="float">
            <text:p>20808.8</text:p>
          </table:table-cell>
          <table:table-cell office:value-type="float" office:value="0.348" calcext:value-type="float">
            <text:p>0.348</text:p>
          </table:table-cell>
          <table:table-cell table:formula="of:=[.M350]/56708" office:value-type="float" office:value="0.366946462580236" calcext:value-type="float">
            <text:p>0.366946462580236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2563" calcext:value-type="float">
            <text:p>0.3525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60.8" calcext:value-type="float">
            <text:p>24360.8</text:p>
          </table:table-cell>
          <table:table-cell office:value-type="float" office:value="20816.8" calcext:value-type="float">
            <text:p>20816.8</text:p>
          </table:table-cell>
          <table:table-cell table:number-columns-repeated="2"/>
          <table:table-cell office:value-type="float" office:value="0.349" calcext:value-type="float">
            <text:p>0.349</text:p>
          </table:table-cell>
          <table:table-cell table:number-columns-repeated="2"/>
          <table:table-cell office:value-type="float" office:value="20816.8" calcext:value-type="float">
            <text:p>20816.8</text:p>
          </table:table-cell>
          <table:table-cell office:value-type="float" office:value="0.349" calcext:value-type="float">
            <text:p>0.349</text:p>
          </table:table-cell>
          <table:table-cell table:formula="of:=[.M351]/56708" office:value-type="float" office:value="0.367087536150102" calcext:value-type="float">
            <text:p>0.36708753615010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3553" calcext:value-type="float">
            <text:p>0.3535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68.8" calcext:value-type="float">
            <text:p>24368.8</text:p>
          </table:table-cell>
          <table:table-cell office:value-type="float" office:value="20824.8" calcext:value-type="float">
            <text:p>20824.8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20824.8" calcext:value-type="float">
            <text:p>20824.8</text:p>
          </table:table-cell>
          <table:table-cell office:value-type="float" office:value="0.35" calcext:value-type="float">
            <text:p>0.35</text:p>
          </table:table-cell>
          <table:table-cell table:formula="of:=[.M352]/56708" office:value-type="float" office:value="0.367228609719969" calcext:value-type="float">
            <text:p>0.367228609719969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4543" calcext:value-type="float">
            <text:p>0.35454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74.1" calcext:value-type="float">
            <text:p>24374.1</text:p>
          </table:table-cell>
          <table:table-cell office:value-type="float" office:value="20830.1" calcext:value-type="float">
            <text:p>20830.1</text:p>
          </table:table-cell>
          <table:table-cell table:number-columns-repeated="2"/>
          <table:table-cell office:value-type="float" office:value="0.351" calcext:value-type="float">
            <text:p>0.351</text:p>
          </table:table-cell>
          <table:table-cell table:number-columns-repeated="2"/>
          <table:table-cell office:value-type="float" office:value="20830.1" calcext:value-type="float">
            <text:p>20830.1</text:p>
          </table:table-cell>
          <table:table-cell office:value-type="float" office:value="0.351" calcext:value-type="float">
            <text:p>0.351</text:p>
          </table:table-cell>
          <table:table-cell table:formula="of:=[.M353]/56708" office:value-type="float" office:value="0.367322070960006" calcext:value-type="float">
            <text:p>0.367322070960006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5533" calcext:value-type="float">
            <text:p>0.3555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79.5" calcext:value-type="float">
            <text:p>24379.5</text:p>
          </table:table-cell>
          <table:table-cell office:value-type="float" office:value="20835.5" calcext:value-type="float">
            <text:p>20835.5</text:p>
          </table:table-cell>
          <table:table-cell table:number-columns-repeated="2"/>
          <table:table-cell office:value-type="float" office:value="0.352" calcext:value-type="float">
            <text:p>0.352</text:p>
          </table:table-cell>
          <table:table-cell table:number-columns-repeated="2"/>
          <table:table-cell office:value-type="float" office:value="20835.5" calcext:value-type="float">
            <text:p>20835.5</text:p>
          </table:table-cell>
          <table:table-cell office:value-type="float" office:value="0.352" calcext:value-type="float">
            <text:p>0.352</text:p>
          </table:table-cell>
          <table:table-cell table:formula="of:=[.M354]/56708" office:value-type="float" office:value="0.367417295619666" calcext:value-type="float">
            <text:p>0.367417295619666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6523" calcext:value-type="float">
            <text:p>0.3565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84.8" calcext:value-type="float">
            <text:p>24384.8</text:p>
          </table:table-cell>
          <table:table-cell office:value-type="float" office:value="20840.8" calcext:value-type="float">
            <text:p>20840.8</text:p>
          </table:table-cell>
          <table:table-cell table:number-columns-repeated="2"/>
          <table:table-cell office:value-type="float" office:value="0.353" calcext:value-type="float">
            <text:p>0.353</text:p>
          </table:table-cell>
          <table:table-cell table:number-columns-repeated="2"/>
          <table:table-cell office:value-type="float" office:value="20840.8" calcext:value-type="float">
            <text:p>20840.8</text:p>
          </table:table-cell>
          <table:table-cell office:value-type="float" office:value="0.353" calcext:value-type="float">
            <text:p>0.353</text:p>
          </table:table-cell>
          <table:table-cell table:formula="of:=[.M355]/56708" office:value-type="float" office:value="0.367510756859702" calcext:value-type="float">
            <text:p>0.367510756859702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7514" calcext:value-type="float">
            <text:p>0.3575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90.2" calcext:value-type="float">
            <text:p>24390.2</text:p>
          </table:table-cell>
          <table:table-cell office:value-type="float" office:value="20846.2" calcext:value-type="float">
            <text:p>20846.2</text:p>
          </table:table-cell>
          <table:table-cell table:number-columns-repeated="2"/>
          <table:table-cell office:value-type="float" office:value="0.354" calcext:value-type="float">
            <text:p>0.354</text:p>
          </table:table-cell>
          <table:table-cell table:number-columns-repeated="2"/>
          <table:table-cell office:value-type="float" office:value="20846.2" calcext:value-type="float">
            <text:p>20846.2</text:p>
          </table:table-cell>
          <table:table-cell office:value-type="float" office:value="0.354" calcext:value-type="float">
            <text:p>0.354</text:p>
          </table:table-cell>
          <table:table-cell table:formula="of:=[.M356]/56708" office:value-type="float" office:value="0.367605981519362" calcext:value-type="float">
            <text:p>0.367605981519362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8504" calcext:value-type="float">
            <text:p>0.3585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95.5" calcext:value-type="float">
            <text:p>24395.5</text:p>
          </table:table-cell>
          <table:table-cell office:value-type="float" office:value="20851.5" calcext:value-type="float">
            <text:p>20851.5</text:p>
          </table:table-cell>
          <table:table-cell table:number-columns-repeated="2"/>
          <table:table-cell office:value-type="float" office:value="0.355" calcext:value-type="float">
            <text:p>0.355</text:p>
          </table:table-cell>
          <table:table-cell table:number-columns-repeated="2"/>
          <table:table-cell office:value-type="float" office:value="20851.5" calcext:value-type="float">
            <text:p>20851.5</text:p>
          </table:table-cell>
          <table:table-cell office:value-type="float" office:value="0.355" calcext:value-type="float">
            <text:p>0.355</text:p>
          </table:table-cell>
          <table:table-cell table:formula="of:=[.M357]/56708" office:value-type="float" office:value="0.367699442759399" calcext:value-type="float">
            <text:p>0.367699442759399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59494" calcext:value-type="float">
            <text:p>0.3594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00.9" calcext:value-type="float">
            <text:p>24400.9</text:p>
          </table:table-cell>
          <table:table-cell office:value-type="float" office:value="20856.9" calcext:value-type="float">
            <text:p>20856.9</text:p>
          </table:table-cell>
          <table:table-cell table:number-columns-repeated="2"/>
          <table:table-cell office:value-type="float" office:value="0.356" calcext:value-type="float">
            <text:p>0.356</text:p>
          </table:table-cell>
          <table:table-cell table:number-columns-repeated="2"/>
          <table:table-cell office:value-type="float" office:value="20856.9" calcext:value-type="float">
            <text:p>20856.9</text:p>
          </table:table-cell>
          <table:table-cell office:value-type="float" office:value="0.356" calcext:value-type="float">
            <text:p>0.356</text:p>
          </table:table-cell>
          <table:table-cell table:formula="of:=[.M358]/56708" office:value-type="float" office:value="0.367794667419059" calcext:value-type="float">
            <text:p>0.367794667419059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0484" calcext:value-type="float">
            <text:p>0.3604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06.2" calcext:value-type="float">
            <text:p>24406.2</text:p>
          </table:table-cell>
          <table:table-cell office:value-type="float" office:value="20862.2" calcext:value-type="float">
            <text:p>20862.2</text:p>
          </table:table-cell>
          <table:table-cell table:number-columns-repeated="2"/>
          <table:table-cell office:value-type="float" office:value="0.357" calcext:value-type="float">
            <text:p>0.357</text:p>
          </table:table-cell>
          <table:table-cell table:number-columns-repeated="2"/>
          <table:table-cell office:value-type="float" office:value="20862.2" calcext:value-type="float">
            <text:p>20862.2</text:p>
          </table:table-cell>
          <table:table-cell office:value-type="float" office:value="0.357" calcext:value-type="float">
            <text:p>0.357</text:p>
          </table:table-cell>
          <table:table-cell table:formula="of:=[.M359]/56708" office:value-type="float" office:value="0.367888128659096" calcext:value-type="float">
            <text:p>0.367888128659096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1475" calcext:value-type="float">
            <text:p>0.36147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11.6" calcext:value-type="float">
            <text:p>24411.6</text:p>
          </table:table-cell>
          <table:table-cell office:value-type="float" office:value="20867.6" calcext:value-type="float">
            <text:p>20867.6</text:p>
          </table:table-cell>
          <table:table-cell table:number-columns-repeated="2"/>
          <table:table-cell office:value-type="float" office:value="0.358" calcext:value-type="float">
            <text:p>0.358</text:p>
          </table:table-cell>
          <table:table-cell table:number-columns-repeated="2"/>
          <table:table-cell office:value-type="float" office:value="20867.6" calcext:value-type="float">
            <text:p>20867.6</text:p>
          </table:table-cell>
          <table:table-cell office:value-type="float" office:value="0.358" calcext:value-type="float">
            <text:p>0.358</text:p>
          </table:table-cell>
          <table:table-cell table:formula="of:=[.M360]/56708" office:value-type="float" office:value="0.367983353318756" calcext:value-type="float">
            <text:p>0.367983353318756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2465" calcext:value-type="float">
            <text:p>0.36246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16.9" calcext:value-type="float">
            <text:p>24416.9</text:p>
          </table:table-cell>
          <table:table-cell office:value-type="float" office:value="20872.9" calcext:value-type="float">
            <text:p>20872.9</text:p>
          </table:table-cell>
          <table:table-cell table:number-columns-repeated="2"/>
          <table:table-cell office:value-type="float" office:value="0.359" calcext:value-type="float">
            <text:p>0.359</text:p>
          </table:table-cell>
          <table:table-cell table:number-columns-repeated="2"/>
          <table:table-cell office:value-type="float" office:value="20872.9" calcext:value-type="float">
            <text:p>20872.9</text:p>
          </table:table-cell>
          <table:table-cell office:value-type="float" office:value="0.359" calcext:value-type="float">
            <text:p>0.359</text:p>
          </table:table-cell>
          <table:table-cell table:formula="of:=[.M361]/56708" office:value-type="float" office:value="0.368076814558792" calcext:value-type="float">
            <text:p>0.36807681455879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3456" calcext:value-type="float">
            <text:p>0.3634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22.3" calcext:value-type="float">
            <text:p>24422.3</text:p>
          </table:table-cell>
          <table:table-cell office:value-type="float" office:value="20878.3" calcext:value-type="float">
            <text:p>20878.3</text:p>
          </table:table-cell>
          <table:table-cell table:number-columns-repeated="2"/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20878.3" calcext:value-type="float">
            <text:p>20878.3</text:p>
          </table:table-cell>
          <table:table-cell office:value-type="float" office:value="0.36" calcext:value-type="float">
            <text:p>0.36</text:p>
          </table:table-cell>
          <table:table-cell table:formula="of:=[.M362]/56708" office:value-type="float" office:value="0.368172039218452" calcext:value-type="float">
            <text:p>0.368172039218452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4446" calcext:value-type="float">
            <text:p>0.3644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27.6" calcext:value-type="float">
            <text:p>24427.6</text:p>
          </table:table-cell>
          <table:table-cell office:value-type="float" office:value="20883.6" calcext:value-type="float">
            <text:p>20883.6</text:p>
          </table:table-cell>
          <table:table-cell table:number-columns-repeated="2"/>
          <table:table-cell office:value-type="float" office:value="0.361" calcext:value-type="float">
            <text:p>0.361</text:p>
          </table:table-cell>
          <table:table-cell table:number-columns-repeated="2"/>
          <table:table-cell office:value-type="float" office:value="20883.6" calcext:value-type="float">
            <text:p>20883.6</text:p>
          </table:table-cell>
          <table:table-cell office:value-type="float" office:value="0.361" calcext:value-type="float">
            <text:p>0.361</text:p>
          </table:table-cell>
          <table:table-cell table:formula="of:=[.M363]/56708" office:value-type="float" office:value="0.368265500458489" calcext:value-type="float">
            <text:p>0.368265500458489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5437" calcext:value-type="float">
            <text:p>0.36543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33" calcext:value-type="float">
            <text:p>24433</text:p>
          </table:table-cell>
          <table:table-cell office:value-type="float" office:value="20889" calcext:value-type="float">
            <text:p>20889</text:p>
          </table:table-cell>
          <table:table-cell table:number-columns-repeated="2"/>
          <table:table-cell office:value-type="float" office:value="0.362" calcext:value-type="float">
            <text:p>0.362</text:p>
          </table:table-cell>
          <table:table-cell table:number-columns-repeated="2"/>
          <table:table-cell office:value-type="float" office:value="20889" calcext:value-type="float">
            <text:p>20889</text:p>
          </table:table-cell>
          <table:table-cell office:value-type="float" office:value="0.362" calcext:value-type="float">
            <text:p>0.362</text:p>
          </table:table-cell>
          <table:table-cell table:formula="of:=[.M364]/56708" office:value-type="float" office:value="0.368360725118149" calcext:value-type="float">
            <text:p>0.368360725118149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6427" calcext:value-type="float">
            <text:p>0.3664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38.3" calcext:value-type="float">
            <text:p>24438.3</text:p>
          </table:table-cell>
          <table:table-cell office:value-type="float" office:value="20894.3" calcext:value-type="float">
            <text:p>20894.3</text:p>
          </table:table-cell>
          <table:table-cell table:number-columns-repeated="2"/>
          <table:table-cell office:value-type="float" office:value="0.363" calcext:value-type="float">
            <text:p>0.363</text:p>
          </table:table-cell>
          <table:table-cell table:number-columns-repeated="2"/>
          <table:table-cell office:value-type="float" office:value="20894.3" calcext:value-type="float">
            <text:p>20894.3</text:p>
          </table:table-cell>
          <table:table-cell office:value-type="float" office:value="0.363" calcext:value-type="float">
            <text:p>0.363</text:p>
          </table:table-cell>
          <table:table-cell table:formula="of:=[.M365]/56708" office:value-type="float" office:value="0.368454186358186" calcext:value-type="float">
            <text:p>0.368454186358186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7418" calcext:value-type="float">
            <text:p>0.3674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43.7" calcext:value-type="float">
            <text:p>24443.7</text:p>
          </table:table-cell>
          <table:table-cell office:value-type="float" office:value="20899.7" calcext:value-type="float">
            <text:p>20899.7</text:p>
          </table:table-cell>
          <table:table-cell table:number-columns-repeated="2"/>
          <table:table-cell office:value-type="float" office:value="0.364" calcext:value-type="float">
            <text:p>0.364</text:p>
          </table:table-cell>
          <table:table-cell table:number-columns-repeated="2"/>
          <table:table-cell office:value-type="float" office:value="20899.7" calcext:value-type="float">
            <text:p>20899.7</text:p>
          </table:table-cell>
          <table:table-cell office:value-type="float" office:value="0.364" calcext:value-type="float">
            <text:p>0.364</text:p>
          </table:table-cell>
          <table:table-cell table:formula="of:=[.M366]/56708" office:value-type="float" office:value="0.368549411017846" calcext:value-type="float">
            <text:p>0.368549411017846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8409" calcext:value-type="float">
            <text:p>0.3684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49" calcext:value-type="float">
            <text:p>24449</text:p>
          </table:table-cell>
          <table:table-cell office:value-type="float" office:value="20905" calcext:value-type="float">
            <text:p>20905</text:p>
          </table:table-cell>
          <table:table-cell table:number-columns-repeated="2"/>
          <table:table-cell office:value-type="float" office:value="0.365" calcext:value-type="float">
            <text:p>0.365</text:p>
          </table:table-cell>
          <table:table-cell table:number-columns-repeated="2"/>
          <table:table-cell office:value-type="float" office:value="20905" calcext:value-type="float">
            <text:p>20905</text:p>
          </table:table-cell>
          <table:table-cell office:value-type="float" office:value="0.365" calcext:value-type="float">
            <text:p>0.365</text:p>
          </table:table-cell>
          <table:table-cell table:formula="of:=[.M367]/56708" office:value-type="float" office:value="0.368642872257882" calcext:value-type="float">
            <text:p>0.368642872257882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694" calcext:value-type="float">
            <text:p>0.36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54.4" calcext:value-type="float">
            <text:p>24454.4</text:p>
          </table:table-cell>
          <table:table-cell office:value-type="float" office:value="20910.4" calcext:value-type="float">
            <text:p>20910.4</text:p>
          </table:table-cell>
          <table:table-cell table:number-columns-repeated="2"/>
          <table:table-cell office:value-type="float" office:value="0.366" calcext:value-type="float">
            <text:p>0.366</text:p>
          </table:table-cell>
          <table:table-cell table:number-columns-repeated="2"/>
          <table:table-cell office:value-type="float" office:value="20910.4" calcext:value-type="float">
            <text:p>20910.4</text:p>
          </table:table-cell>
          <table:table-cell office:value-type="float" office:value="0.366" calcext:value-type="float">
            <text:p>0.366</text:p>
          </table:table-cell>
          <table:table-cell table:formula="of:=[.M368]/56708" office:value-type="float" office:value="0.368738096917542" calcext:value-type="float">
            <text:p>0.368738096917542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039" calcext:value-type="float">
            <text:p>0.3703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59.7" calcext:value-type="float">
            <text:p>24459.7</text:p>
          </table:table-cell>
          <table:table-cell office:value-type="float" office:value="20915.7" calcext:value-type="float">
            <text:p>20915.7</text:p>
          </table:table-cell>
          <table:table-cell table:number-columns-repeated="2"/>
          <table:table-cell office:value-type="float" office:value="0.367" calcext:value-type="float">
            <text:p>0.367</text:p>
          </table:table-cell>
          <table:table-cell table:number-columns-repeated="2"/>
          <table:table-cell office:value-type="float" office:value="20915.7" calcext:value-type="float">
            <text:p>20915.7</text:p>
          </table:table-cell>
          <table:table-cell office:value-type="float" office:value="0.367" calcext:value-type="float">
            <text:p>0.367</text:p>
          </table:table-cell>
          <table:table-cell table:formula="of:=[.M369]/56708" office:value-type="float" office:value="0.368831558157579" calcext:value-type="float">
            <text:p>0.368831558157579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1381" calcext:value-type="float">
            <text:p>0.3713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65" calcext:value-type="float">
            <text:p>24465</text:p>
          </table:table-cell>
          <table:table-cell office:value-type="float" office:value="20921" calcext:value-type="float">
            <text:p>20921</text:p>
          </table:table-cell>
          <table:table-cell table:number-columns-repeated="2"/>
          <table:table-cell office:value-type="float" office:value="0.368" calcext:value-type="float">
            <text:p>0.368</text:p>
          </table:table-cell>
          <table:table-cell table:number-columns-repeated="2"/>
          <table:table-cell office:value-type="float" office:value="20921" calcext:value-type="float">
            <text:p>20921</text:p>
          </table:table-cell>
          <table:table-cell office:value-type="float" office:value="0.368" calcext:value-type="float">
            <text:p>0.368</text:p>
          </table:table-cell>
          <table:table-cell table:formula="of:=[.M370]/56708" office:value-type="float" office:value="0.368925019397616" calcext:value-type="float">
            <text:p>0.368925019397616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2372" calcext:value-type="float">
            <text:p>0.37237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70.4" calcext:value-type="float">
            <text:p>24470.4</text:p>
          </table:table-cell>
          <table:table-cell office:value-type="float" office:value="20926.4" calcext:value-type="float">
            <text:p>20926.4</text:p>
          </table:table-cell>
          <table:table-cell table:number-columns-repeated="2"/>
          <table:table-cell office:value-type="float" office:value="0.369" calcext:value-type="float">
            <text:p>0.369</text:p>
          </table:table-cell>
          <table:table-cell table:number-columns-repeated="2"/>
          <table:table-cell office:value-type="float" office:value="20926.4" calcext:value-type="float">
            <text:p>20926.4</text:p>
          </table:table-cell>
          <table:table-cell office:value-type="float" office:value="0.369" calcext:value-type="float">
            <text:p>0.369</text:p>
          </table:table-cell>
          <table:table-cell table:formula="of:=[.M371]/56708" office:value-type="float" office:value="0.369020244057276" calcext:value-type="float">
            <text:p>0.36902024405727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3363" calcext:value-type="float">
            <text:p>0.3733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75.7" calcext:value-type="float">
            <text:p>24475.7</text:p>
          </table:table-cell>
          <table:table-cell office:value-type="float" office:value="20931.7" calcext:value-type="float">
            <text:p>20931.7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number-columns-repeated="2"/>
          <table:table-cell office:value-type="float" office:value="20931.7" calcext:value-type="float">
            <text:p>20931.7</text:p>
          </table:table-cell>
          <table:table-cell office:value-type="float" office:value="0.37" calcext:value-type="float">
            <text:p>0.37</text:p>
          </table:table-cell>
          <table:table-cell table:formula="of:=[.M372]/56708" office:value-type="float" office:value="0.369113705297313" calcext:value-type="float">
            <text:p>0.369113705297313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4354" calcext:value-type="float">
            <text:p>0.37435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81.1" calcext:value-type="float">
            <text:p>24481.1</text:p>
          </table:table-cell>
          <table:table-cell office:value-type="float" office:value="20937.1" calcext:value-type="float">
            <text:p>20937.1</text:p>
          </table:table-cell>
          <table:table-cell table:number-columns-repeated="2"/>
          <table:table-cell office:value-type="float" office:value="0.371" calcext:value-type="float">
            <text:p>0.371</text:p>
          </table:table-cell>
          <table:table-cell table:number-columns-repeated="2"/>
          <table:table-cell office:value-type="float" office:value="20937.1" calcext:value-type="float">
            <text:p>20937.1</text:p>
          </table:table-cell>
          <table:table-cell office:value-type="float" office:value="0.371" calcext:value-type="float">
            <text:p>0.371</text:p>
          </table:table-cell>
          <table:table-cell table:formula="of:=[.M373]/56708" office:value-type="float" office:value="0.369208929956973" calcext:value-type="float">
            <text:p>0.369208929956973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5345" calcext:value-type="float">
            <text:p>0.3753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86.4" calcext:value-type="float">
            <text:p>24486.4</text:p>
          </table:table-cell>
          <table:table-cell office:value-type="float" office:value="20942.4" calcext:value-type="float">
            <text:p>20942.4</text:p>
          </table:table-cell>
          <table:table-cell table:number-columns-repeated="2"/>
          <table:table-cell office:value-type="float" office:value="0.372" calcext:value-type="float">
            <text:p>0.372</text:p>
          </table:table-cell>
          <table:table-cell table:number-columns-repeated="2"/>
          <table:table-cell office:value-type="float" office:value="20942.4" calcext:value-type="float">
            <text:p>20942.4</text:p>
          </table:table-cell>
          <table:table-cell office:value-type="float" office:value="0.372" calcext:value-type="float">
            <text:p>0.372</text:p>
          </table:table-cell>
          <table:table-cell table:formula="of:=[.M374]/56708" office:value-type="float" office:value="0.369302391197009" calcext:value-type="float">
            <text:p>0.369302391197009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6336" calcext:value-type="float">
            <text:p>0.3763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91.8" calcext:value-type="float">
            <text:p>24491.8</text:p>
          </table:table-cell>
          <table:table-cell office:value-type="float" office:value="20947.8" calcext:value-type="float">
            <text:p>20947.8</text:p>
          </table:table-cell>
          <table:table-cell table:number-columns-repeated="2"/>
          <table:table-cell office:value-type="float" office:value="0.373" calcext:value-type="float">
            <text:p>0.373</text:p>
          </table:table-cell>
          <table:table-cell table:number-columns-repeated="2"/>
          <table:table-cell office:value-type="float" office:value="20947.8" calcext:value-type="float">
            <text:p>20947.8</text:p>
          </table:table-cell>
          <table:table-cell office:value-type="float" office:value="0.373" calcext:value-type="float">
            <text:p>0.373</text:p>
          </table:table-cell>
          <table:table-cell table:formula="of:=[.M375]/56708" office:value-type="float" office:value="0.369397615856669" calcext:value-type="float">
            <text:p>0.369397615856669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7327" calcext:value-type="float">
            <text:p>0.3773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97.1" calcext:value-type="float">
            <text:p>24497.1</text:p>
          </table:table-cell>
          <table:table-cell office:value-type="float" office:value="20953.1" calcext:value-type="float">
            <text:p>20953.1</text:p>
          </table:table-cell>
          <table:table-cell table:number-columns-repeated="2"/>
          <table:table-cell office:value-type="float" office:value="0.374" calcext:value-type="float">
            <text:p>0.374</text:p>
          </table:table-cell>
          <table:table-cell table:number-columns-repeated="2"/>
          <table:table-cell office:value-type="float" office:value="20953.1" calcext:value-type="float">
            <text:p>20953.1</text:p>
          </table:table-cell>
          <table:table-cell office:value-type="float" office:value="0.374" calcext:value-type="float">
            <text:p>0.374</text:p>
          </table:table-cell>
          <table:table-cell table:formula="of:=[.M376]/56708" office:value-type="float" office:value="0.369491077096706" calcext:value-type="float">
            <text:p>0.36949107709670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8319" calcext:value-type="float">
            <text:p>0.3783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02.5" calcext:value-type="float">
            <text:p>24502.5</text:p>
          </table:table-cell>
          <table:table-cell office:value-type="float" office:value="20958.5" calcext:value-type="float">
            <text:p>20958.5</text:p>
          </table:table-cell>
          <table:table-cell table:number-columns-repeated="2"/>
          <table:table-cell office:value-type="float" office:value="0.375" calcext:value-type="float">
            <text:p>0.375</text:p>
          </table:table-cell>
          <table:table-cell table:number-columns-repeated="2"/>
          <table:table-cell office:value-type="float" office:value="20958.5" calcext:value-type="float">
            <text:p>20958.5</text:p>
          </table:table-cell>
          <table:table-cell office:value-type="float" office:value="0.375" calcext:value-type="float">
            <text:p>0.375</text:p>
          </table:table-cell>
          <table:table-cell table:formula="of:=[.M377]/56708" office:value-type="float" office:value="0.369586301756366" calcext:value-type="float">
            <text:p>0.369586301756366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07.8" calcext:value-type="float">
            <text:p>24507.8</text:p>
          </table:table-cell>
          <table:table-cell office:value-type="float" office:value="20963.8" calcext:value-type="float">
            <text:p>20963.8</text:p>
          </table:table-cell>
          <table:table-cell table:number-columns-repeated="2"/>
          <table:table-cell office:value-type="float" office:value="0.376" calcext:value-type="float">
            <text:p>0.376</text:p>
          </table:table-cell>
          <table:table-cell table:number-columns-repeated="2"/>
          <table:table-cell office:value-type="float" office:value="20963.8" calcext:value-type="float">
            <text:p>20963.8</text:p>
          </table:table-cell>
          <table:table-cell office:value-type="float" office:value="0.376" calcext:value-type="float">
            <text:p>0.376</text:p>
          </table:table-cell>
          <table:table-cell table:formula="of:=[.M378]/56708" office:value-type="float" office:value="0.369679762996403" calcext:value-type="float">
            <text:p>0.369679762996403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0301" calcext:value-type="float">
            <text:p>0.3803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13.2" calcext:value-type="float">
            <text:p>24513.2</text:p>
          </table:table-cell>
          <table:table-cell office:value-type="float" office:value="20969.2" calcext:value-type="float">
            <text:p>20969.2</text:p>
          </table:table-cell>
          <table:table-cell table:number-columns-repeated="2"/>
          <table:table-cell office:value-type="float" office:value="0.377" calcext:value-type="float">
            <text:p>0.377</text:p>
          </table:table-cell>
          <table:table-cell table:number-columns-repeated="2"/>
          <table:table-cell office:value-type="float" office:value="20969.2" calcext:value-type="float">
            <text:p>20969.2</text:p>
          </table:table-cell>
          <table:table-cell office:value-type="float" office:value="0.377" calcext:value-type="float">
            <text:p>0.377</text:p>
          </table:table-cell>
          <table:table-cell table:formula="of:=[.M379]/56708" office:value-type="float" office:value="0.369774987656063" calcext:value-type="float">
            <text:p>0.369774987656063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1293" calcext:value-type="float">
            <text:p>0.3812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18.5" calcext:value-type="float">
            <text:p>24518.5</text:p>
          </table:table-cell>
          <table:table-cell office:value-type="float" office:value="20974.5" calcext:value-type="float">
            <text:p>20974.5</text:p>
          </table:table-cell>
          <table:table-cell table:number-columns-repeated="2"/>
          <table:table-cell office:value-type="float" office:value="0.378" calcext:value-type="float">
            <text:p>0.378</text:p>
          </table:table-cell>
          <table:table-cell table:number-columns-repeated="2"/>
          <table:table-cell office:value-type="float" office:value="20974.5" calcext:value-type="float">
            <text:p>20974.5</text:p>
          </table:table-cell>
          <table:table-cell office:value-type="float" office:value="0.378" calcext:value-type="float">
            <text:p>0.378</text:p>
          </table:table-cell>
          <table:table-cell table:formula="of:=[.M380]/56708" office:value-type="float" office:value="0.369868448896099" calcext:value-type="float">
            <text:p>0.369868448896099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2284" calcext:value-type="float">
            <text:p>0.3822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23.9" calcext:value-type="float">
            <text:p>24523.9</text:p>
          </table:table-cell>
          <table:table-cell office:value-type="float" office:value="20979.9" calcext:value-type="float">
            <text:p>20979.9</text:p>
          </table:table-cell>
          <table:table-cell table:number-columns-repeated="2"/>
          <table:table-cell office:value-type="float" office:value="0.379" calcext:value-type="float">
            <text:p>0.379</text:p>
          </table:table-cell>
          <table:table-cell table:number-columns-repeated="2"/>
          <table:table-cell office:value-type="float" office:value="20979.9" calcext:value-type="float">
            <text:p>20979.9</text:p>
          </table:table-cell>
          <table:table-cell office:value-type="float" office:value="0.379" calcext:value-type="float">
            <text:p>0.379</text:p>
          </table:table-cell>
          <table:table-cell table:formula="of:=[.M381]/56708" office:value-type="float" office:value="0.369963673555759" calcext:value-type="float">
            <text:p>0.36996367355575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3275" calcext:value-type="float">
            <text:p>0.38327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29.2" calcext:value-type="float">
            <text:p>24529.2</text:p>
          </table:table-cell>
          <table:table-cell office:value-type="float" office:value="20985.2" calcext:value-type="float">
            <text:p>20985.2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table:number-columns-repeated="2"/>
          <table:table-cell office:value-type="float" office:value="20985.2" calcext:value-type="float">
            <text:p>20985.2</text:p>
          </table:table-cell>
          <table:table-cell office:value-type="float" office:value="0.38" calcext:value-type="float">
            <text:p>0.38</text:p>
          </table:table-cell>
          <table:table-cell table:formula="of:=[.M382]/56708" office:value-type="float" office:value="0.370057134795796" calcext:value-type="float">
            <text:p>0.370057134795796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4267" calcext:value-type="float">
            <text:p>0.3842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34.6" calcext:value-type="float">
            <text:p>24534.6</text:p>
          </table:table-cell>
          <table:table-cell office:value-type="float" office:value="20990.6" calcext:value-type="float">
            <text:p>20990.6</text:p>
          </table:table-cell>
          <table:table-cell table:number-columns-repeated="2"/>
          <table:table-cell office:value-type="float" office:value="0.381" calcext:value-type="float">
            <text:p>0.381</text:p>
          </table:table-cell>
          <table:table-cell table:number-columns-repeated="2"/>
          <table:table-cell office:value-type="float" office:value="20990.6" calcext:value-type="float">
            <text:p>20990.6</text:p>
          </table:table-cell>
          <table:table-cell office:value-type="float" office:value="0.381" calcext:value-type="float">
            <text:p>0.381</text:p>
          </table:table-cell>
          <table:table-cell table:formula="of:=[.M383]/56708" office:value-type="float" office:value="0.370152359455456" calcext:value-type="float">
            <text:p>0.370152359455456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5258" calcext:value-type="float">
            <text:p>0.3852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39.9" calcext:value-type="float">
            <text:p>24539.9</text:p>
          </table:table-cell>
          <table:table-cell office:value-type="float" office:value="20995.9" calcext:value-type="float">
            <text:p>20995.9</text:p>
          </table:table-cell>
          <table:table-cell table:number-columns-repeated="2"/>
          <table:table-cell office:value-type="float" office:value="0.382" calcext:value-type="float">
            <text:p>0.382</text:p>
          </table:table-cell>
          <table:table-cell table:number-columns-repeated="2"/>
          <table:table-cell office:value-type="float" office:value="20995.9" calcext:value-type="float">
            <text:p>20995.9</text:p>
          </table:table-cell>
          <table:table-cell office:value-type="float" office:value="0.382" calcext:value-type="float">
            <text:p>0.382</text:p>
          </table:table-cell>
          <table:table-cell table:formula="of:=[.M384]/56708" office:value-type="float" office:value="0.370245820695493" calcext:value-type="float">
            <text:p>0.370245820695493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625" calcext:value-type="float">
            <text:p>0.386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45.2" calcext:value-type="float">
            <text:p>24545.2</text:p>
          </table:table-cell>
          <table:table-cell office:value-type="float" office:value="21001.2" calcext:value-type="float">
            <text:p>21001.2</text:p>
          </table:table-cell>
          <table:table-cell table:number-columns-repeated="2"/>
          <table:table-cell office:value-type="float" office:value="0.383" calcext:value-type="float">
            <text:p>0.383</text:p>
          </table:table-cell>
          <table:table-cell table:number-columns-repeated="2"/>
          <table:table-cell office:value-type="float" office:value="21001.2" calcext:value-type="float">
            <text:p>21001.2</text:p>
          </table:table-cell>
          <table:table-cell office:value-type="float" office:value="0.383" calcext:value-type="float">
            <text:p>0.383</text:p>
          </table:table-cell>
          <table:table-cell table:formula="of:=[.M385]/56708" office:value-type="float" office:value="0.370339281935529" calcext:value-type="float">
            <text:p>0.370339281935529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7242" calcext:value-type="float">
            <text:p>0.38724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50.6" calcext:value-type="float">
            <text:p>24550.6</text:p>
          </table:table-cell>
          <table:table-cell office:value-type="float" office:value="21006.6" calcext:value-type="float">
            <text:p>21006.6</text:p>
          </table:table-cell>
          <table:table-cell table:number-columns-repeated="2"/>
          <table:table-cell office:value-type="float" office:value="0.384" calcext:value-type="float">
            <text:p>0.384</text:p>
          </table:table-cell>
          <table:table-cell table:number-columns-repeated="2"/>
          <table:table-cell office:value-type="float" office:value="21006.6" calcext:value-type="float">
            <text:p>21006.6</text:p>
          </table:table-cell>
          <table:table-cell office:value-type="float" office:value="0.384" calcext:value-type="float">
            <text:p>0.384</text:p>
          </table:table-cell>
          <table:table-cell table:formula="of:=[.M386]/56708" office:value-type="float" office:value="0.370434506595189" calcext:value-type="float">
            <text:p>0.37043450659518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8233" calcext:value-type="float">
            <text:p>0.3882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55.9" calcext:value-type="float">
            <text:p>24555.9</text:p>
          </table:table-cell>
          <table:table-cell office:value-type="float" office:value="21011.9" calcext:value-type="float">
            <text:p>21011.9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table:number-columns-repeated="2"/>
          <table:table-cell office:value-type="float" office:value="21011.9" calcext:value-type="float">
            <text:p>21011.9</text:p>
          </table:table-cell>
          <table:table-cell office:value-type="float" office:value="0.385" calcext:value-type="float">
            <text:p>0.385</text:p>
          </table:table-cell>
          <table:table-cell table:formula="of:=[.M387]/56708" office:value-type="float" office:value="0.370527967835226" calcext:value-type="float">
            <text:p>0.37052796783522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9225" calcext:value-type="float">
            <text:p>0.3892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61.3" calcext:value-type="float">
            <text:p>24561.3</text:p>
          </table:table-cell>
          <table:table-cell office:value-type="float" office:value="21017.3" calcext:value-type="float">
            <text:p>21017.3</text:p>
          </table:table-cell>
          <table:table-cell table:number-columns-repeated="2"/>
          <table:table-cell office:value-type="float" office:value="0.386" calcext:value-type="float">
            <text:p>0.386</text:p>
          </table:table-cell>
          <table:table-cell table:number-columns-repeated="2"/>
          <table:table-cell office:value-type="float" office:value="21017.3" calcext:value-type="float">
            <text:p>21017.3</text:p>
          </table:table-cell>
          <table:table-cell office:value-type="float" office:value="0.386" calcext:value-type="float">
            <text:p>0.386</text:p>
          </table:table-cell>
          <table:table-cell table:formula="of:=[.M388]/56708" office:value-type="float" office:value="0.370623192494886" calcext:value-type="float">
            <text:p>0.370623192494886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0217" calcext:value-type="float">
            <text:p>0.3902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66.6" calcext:value-type="float">
            <text:p>24566.6</text:p>
          </table:table-cell>
          <table:table-cell office:value-type="float" office:value="21022.6" calcext:value-type="float">
            <text:p>21022.6</text:p>
          </table:table-cell>
          <table:table-cell table:number-columns-repeated="2"/>
          <table:table-cell office:value-type="float" office:value="0.387" calcext:value-type="float">
            <text:p>0.387</text:p>
          </table:table-cell>
          <table:table-cell table:number-columns-repeated="2"/>
          <table:table-cell office:value-type="float" office:value="21022.6" calcext:value-type="float">
            <text:p>21022.6</text:p>
          </table:table-cell>
          <table:table-cell office:value-type="float" office:value="0.387" calcext:value-type="float">
            <text:p>0.387</text:p>
          </table:table-cell>
          <table:table-cell table:formula="of:=[.M389]/56708" office:value-type="float" office:value="0.370716653734923" calcext:value-type="float">
            <text:p>0.37071665373492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1208" calcext:value-type="float">
            <text:p>0.3912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72" calcext:value-type="float">
            <text:p>24572</text:p>
          </table:table-cell>
          <table:table-cell office:value-type="float" office:value="21028" calcext:value-type="float">
            <text:p>21028</text:p>
          </table:table-cell>
          <table:table-cell table:number-columns-repeated="2"/>
          <table:table-cell office:value-type="float" office:value="0.388" calcext:value-type="float">
            <text:p>0.388</text:p>
          </table:table-cell>
          <table:table-cell table:number-columns-repeated="2"/>
          <table:table-cell office:value-type="float" office:value="21028" calcext:value-type="float">
            <text:p>21028</text:p>
          </table:table-cell>
          <table:table-cell office:value-type="float" office:value="0.388" calcext:value-type="float">
            <text:p>0.388</text:p>
          </table:table-cell>
          <table:table-cell table:formula="of:=[.M390]/56708" office:value-type="float" office:value="0.370811878394583" calcext:value-type="float">
            <text:p>0.37081187839458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22" calcext:value-type="float">
            <text:p>0.39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77.3" calcext:value-type="float">
            <text:p>24577.3</text:p>
          </table:table-cell>
          <table:table-cell office:value-type="float" office:value="21033.3" calcext:value-type="float">
            <text:p>21033.3</text:p>
          </table:table-cell>
          <table:table-cell table:number-columns-repeated="2"/>
          <table:table-cell office:value-type="float" office:value="0.389" calcext:value-type="float">
            <text:p>0.389</text:p>
          </table:table-cell>
          <table:table-cell table:number-columns-repeated="2"/>
          <table:table-cell office:value-type="float" office:value="21033.3" calcext:value-type="float">
            <text:p>21033.3</text:p>
          </table:table-cell>
          <table:table-cell office:value-type="float" office:value="0.389" calcext:value-type="float">
            <text:p>0.389</text:p>
          </table:table-cell>
          <table:table-cell table:formula="of:=[.M391]/56708" office:value-type="float" office:value="0.370905339634619" calcext:value-type="float">
            <text:p>0.37090533963461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3192" calcext:value-type="float">
            <text:p>0.3931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82.7" calcext:value-type="float">
            <text:p>24582.7</text:p>
          </table:table-cell>
          <table:table-cell office:value-type="float" office:value="21038.7" calcext:value-type="float">
            <text:p>21038.7</text:p>
          </table:table-cell>
          <table:table-cell table:number-columns-repeated="2"/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21038.7" calcext:value-type="float">
            <text:p>21038.7</text:p>
          </table:table-cell>
          <table:table-cell office:value-type="float" office:value="0.39" calcext:value-type="float">
            <text:p>0.39</text:p>
          </table:table-cell>
          <table:table-cell table:formula="of:=[.M392]/56708" office:value-type="float" office:value="0.371000564294279" calcext:value-type="float">
            <text:p>0.371000564294279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4184" calcext:value-type="float">
            <text:p>0.3941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88" calcext:value-type="float">
            <text:p>24588</text:p>
          </table:table-cell>
          <table:table-cell office:value-type="float" office:value="21044" calcext:value-type="float">
            <text:p>21044</text:p>
          </table:table-cell>
          <table:table-cell table:number-columns-repeated="2"/>
          <table:table-cell office:value-type="float" office:value="0.391" calcext:value-type="float">
            <text:p>0.391</text:p>
          </table:table-cell>
          <table:table-cell table:number-columns-repeated="2"/>
          <table:table-cell office:value-type="float" office:value="21044" calcext:value-type="float">
            <text:p>21044</text:p>
          </table:table-cell>
          <table:table-cell office:value-type="float" office:value="0.391" calcext:value-type="float">
            <text:p>0.391</text:p>
          </table:table-cell>
          <table:table-cell table:formula="of:=[.M393]/56708" office:value-type="float" office:value="0.371094025534316" calcext:value-type="float">
            <text:p>0.37109402553431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5176" calcext:value-type="float">
            <text:p>0.3951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93.4" calcext:value-type="float">
            <text:p>24593.4</text:p>
          </table:table-cell>
          <table:table-cell office:value-type="float" office:value="21049.4" calcext:value-type="float">
            <text:p>21049.4</text:p>
          </table:table-cell>
          <table:table-cell table:number-columns-repeated="2"/>
          <table:table-cell office:value-type="float" office:value="0.392" calcext:value-type="float">
            <text:p>0.392</text:p>
          </table:table-cell>
          <table:table-cell table:number-columns-repeated="2"/>
          <table:table-cell office:value-type="float" office:value="21049.4" calcext:value-type="float">
            <text:p>21049.4</text:p>
          </table:table-cell>
          <table:table-cell office:value-type="float" office:value="0.392" calcext:value-type="float">
            <text:p>0.392</text:p>
          </table:table-cell>
          <table:table-cell table:formula="of:=[.M394]/56708" office:value-type="float" office:value="0.371189250193976" calcext:value-type="float">
            <text:p>0.37118925019397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6168" calcext:value-type="float">
            <text:p>0.3961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98.7" calcext:value-type="float">
            <text:p>24598.7</text:p>
          </table:table-cell>
          <table:table-cell office:value-type="float" office:value="21054.7" calcext:value-type="float">
            <text:p>21054.7</text:p>
          </table:table-cell>
          <table:table-cell table:number-columns-repeated="2"/>
          <table:table-cell office:value-type="float" office:value="0.393" calcext:value-type="float">
            <text:p>0.393</text:p>
          </table:table-cell>
          <table:table-cell table:number-columns-repeated="2"/>
          <table:table-cell office:value-type="float" office:value="21054.7" calcext:value-type="float">
            <text:p>21054.7</text:p>
          </table:table-cell>
          <table:table-cell office:value-type="float" office:value="0.393" calcext:value-type="float">
            <text:p>0.393</text:p>
          </table:table-cell>
          <table:table-cell table:formula="of:=[.M395]/56708" office:value-type="float" office:value="0.371282711434013" calcext:value-type="float">
            <text:p>0.37128271143401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716" calcext:value-type="float">
            <text:p>0.397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04.1" calcext:value-type="float">
            <text:p>24604.1</text:p>
          </table:table-cell>
          <table:table-cell office:value-type="float" office:value="21060.1" calcext:value-type="float">
            <text:p>21060.1</text:p>
          </table:table-cell>
          <table:table-cell table:number-columns-repeated="2"/>
          <table:table-cell office:value-type="float" office:value="0.394" calcext:value-type="float">
            <text:p>0.394</text:p>
          </table:table-cell>
          <table:table-cell table:number-columns-repeated="2"/>
          <table:table-cell office:value-type="float" office:value="21060.1" calcext:value-type="float">
            <text:p>21060.1</text:p>
          </table:table-cell>
          <table:table-cell office:value-type="float" office:value="0.394" calcext:value-type="float">
            <text:p>0.394</text:p>
          </table:table-cell>
          <table:table-cell table:formula="of:=[.M396]/56708" office:value-type="float" office:value="0.371377936093673" calcext:value-type="float">
            <text:p>0.37137793609367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8152" calcext:value-type="float">
            <text:p>0.3981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09.4" calcext:value-type="float">
            <text:p>24609.4</text:p>
          </table:table-cell>
          <table:table-cell office:value-type="float" office:value="21065.4" calcext:value-type="float">
            <text:p>21065.4</text:p>
          </table:table-cell>
          <table:table-cell table:number-columns-repeated="2"/>
          <table:table-cell office:value-type="float" office:value="0.395" calcext:value-type="float">
            <text:p>0.395</text:p>
          </table:table-cell>
          <table:table-cell table:number-columns-repeated="2"/>
          <table:table-cell office:value-type="float" office:value="21065.4" calcext:value-type="float">
            <text:p>21065.4</text:p>
          </table:table-cell>
          <table:table-cell office:value-type="float" office:value="0.395" calcext:value-type="float">
            <text:p>0.395</text:p>
          </table:table-cell>
          <table:table-cell table:formula="of:=[.M397]/56708" office:value-type="float" office:value="0.371471397333709" calcext:value-type="float">
            <text:p>0.371471397333709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99144" calcext:value-type="float">
            <text:p>0.3991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14.8" calcext:value-type="float">
            <text:p>24614.8</text:p>
          </table:table-cell>
          <table:table-cell office:value-type="float" office:value="21070.8" calcext:value-type="float">
            <text:p>21070.8</text:p>
          </table:table-cell>
          <table:table-cell table:number-columns-repeated="2"/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21070.8" calcext:value-type="float">
            <text:p>21070.8</text:p>
          </table:table-cell>
          <table:table-cell office:value-type="float" office:value="0.396" calcext:value-type="float">
            <text:p>0.396</text:p>
          </table:table-cell>
          <table:table-cell table:formula="of:=[.M398]/56708" office:value-type="float" office:value="0.37156662199337" calcext:value-type="float">
            <text:p>0.37156662199337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0136" calcext:value-type="float">
            <text:p>0.4001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20.1" calcext:value-type="float">
            <text:p>24620.1</text:p>
          </table:table-cell>
          <table:table-cell office:value-type="float" office:value="21076.1" calcext:value-type="float">
            <text:p>21076.1</text:p>
          </table:table-cell>
          <table:table-cell table:number-columns-repeated="2"/>
          <table:table-cell office:value-type="float" office:value="0.397" calcext:value-type="float">
            <text:p>0.397</text:p>
          </table:table-cell>
          <table:table-cell table:number-columns-repeated="2"/>
          <table:table-cell office:value-type="float" office:value="21076.1" calcext:value-type="float">
            <text:p>21076.1</text:p>
          </table:table-cell>
          <table:table-cell office:value-type="float" office:value="0.397" calcext:value-type="float">
            <text:p>0.397</text:p>
          </table:table-cell>
          <table:table-cell table:formula="of:=[.M399]/56708" office:value-type="float" office:value="0.371660083233406" calcext:value-type="float">
            <text:p>0.371660083233406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1128" calcext:value-type="float">
            <text:p>0.4011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25.5" calcext:value-type="float">
            <text:p>24625.5</text:p>
          </table:table-cell>
          <table:table-cell office:value-type="float" office:value="21081.5" calcext:value-type="float">
            <text:p>21081.5</text:p>
          </table:table-cell>
          <table:table-cell table:number-columns-repeated="2"/>
          <table:table-cell office:value-type="float" office:value="0.398" calcext:value-type="float">
            <text:p>0.398</text:p>
          </table:table-cell>
          <table:table-cell table:number-columns-repeated="2"/>
          <table:table-cell office:value-type="float" office:value="21081.5" calcext:value-type="float">
            <text:p>21081.5</text:p>
          </table:table-cell>
          <table:table-cell office:value-type="float" office:value="0.398" calcext:value-type="float">
            <text:p>0.398</text:p>
          </table:table-cell>
          <table:table-cell table:formula="of:=[.M400]/56708" office:value-type="float" office:value="0.371755307893066" calcext:value-type="float">
            <text:p>0.371755307893066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2121" calcext:value-type="float">
            <text:p>0.40212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30.8" calcext:value-type="float">
            <text:p>24630.8</text:p>
          </table:table-cell>
          <table:table-cell office:value-type="float" office:value="21086.8" calcext:value-type="float">
            <text:p>21086.8</text:p>
          </table:table-cell>
          <table:table-cell table:number-columns-repeated="2"/>
          <table:table-cell office:value-type="float" office:value="0.399" calcext:value-type="float">
            <text:p>0.399</text:p>
          </table:table-cell>
          <table:table-cell table:number-columns-repeated="2"/>
          <table:table-cell office:value-type="float" office:value="21086.8" calcext:value-type="float">
            <text:p>21086.8</text:p>
          </table:table-cell>
          <table:table-cell office:value-type="float" office:value="0.399" calcext:value-type="float">
            <text:p>0.399</text:p>
          </table:table-cell>
          <table:table-cell table:formula="of:=[.M401]/56708" office:value-type="float" office:value="0.371848769133103" calcext:value-type="float">
            <text:p>0.37184876913310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3113" calcext:value-type="float">
            <text:p>0.4031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36.1" calcext:value-type="float">
            <text:p>24636.1</text:p>
          </table:table-cell>
          <table:table-cell office:value-type="float" office:value="21092.1" calcext:value-type="float">
            <text:p>21092.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21092.1" calcext:value-type="float">
            <text:p>21092.1</text:p>
          </table:table-cell>
          <table:table-cell office:value-type="float" office:value="0.4" calcext:value-type="float">
            <text:p>0.4</text:p>
          </table:table-cell>
          <table:table-cell table:formula="of:=[.M402]/56708" office:value-type="float" office:value="0.37194223037314" calcext:value-type="float">
            <text:p>0.3719422303731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4105" calcext:value-type="float">
            <text:p>0.40410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39.2" calcext:value-type="float">
            <text:p>24639.2</text:p>
          </table:table-cell>
          <table:table-cell office:value-type="float" office:value="21095.2" calcext:value-type="float">
            <text:p>21095.2</text:p>
          </table:table-cell>
          <table:table-cell table:number-columns-repeated="2"/>
          <table:table-cell office:value-type="float" office:value="0.401" calcext:value-type="float">
            <text:p>0.401</text:p>
          </table:table-cell>
          <table:table-cell table:number-columns-repeated="2"/>
          <table:table-cell office:value-type="float" office:value="21095.2" calcext:value-type="float">
            <text:p>21095.2</text:p>
          </table:table-cell>
          <table:table-cell office:value-type="float" office:value="0.401" calcext:value-type="float">
            <text:p>0.401</text:p>
          </table:table-cell>
          <table:table-cell table:formula="of:=[.M403]/56708" office:value-type="float" office:value="0.371996896381463" calcext:value-type="float">
            <text:p>0.371996896381463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5098" calcext:value-type="float">
            <text:p>0.4050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42.3" calcext:value-type="float">
            <text:p>24642.3</text:p>
          </table:table-cell>
          <table:table-cell office:value-type="float" office:value="21098.3" calcext:value-type="float">
            <text:p>21098.3</text:p>
          </table:table-cell>
          <table:table-cell table:number-columns-repeated="2"/>
          <table:table-cell office:value-type="float" office:value="0.402" calcext:value-type="float">
            <text:p>0.402</text:p>
          </table:table-cell>
          <table:table-cell table:number-columns-repeated="2"/>
          <table:table-cell office:value-type="float" office:value="21098.3" calcext:value-type="float">
            <text:p>21098.3</text:p>
          </table:table-cell>
          <table:table-cell office:value-type="float" office:value="0.402" calcext:value-type="float">
            <text:p>0.402</text:p>
          </table:table-cell>
          <table:table-cell table:formula="of:=[.M404]/56708" office:value-type="float" office:value="0.372051562389786" calcext:value-type="float">
            <text:p>0.372051562389786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609" calcext:value-type="float">
            <text:p>0.406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45.4" calcext:value-type="float">
            <text:p>24645.4</text:p>
          </table:table-cell>
          <table:table-cell office:value-type="float" office:value="21101.4" calcext:value-type="float">
            <text:p>21101.4</text:p>
          </table:table-cell>
          <table:table-cell table:number-columns-repeated="2"/>
          <table:table-cell office:value-type="float" office:value="0.403" calcext:value-type="float">
            <text:p>0.403</text:p>
          </table:table-cell>
          <table:table-cell table:number-columns-repeated="2"/>
          <table:table-cell office:value-type="float" office:value="21101.4" calcext:value-type="float">
            <text:p>21101.4</text:p>
          </table:table-cell>
          <table:table-cell office:value-type="float" office:value="0.403" calcext:value-type="float">
            <text:p>0.403</text:p>
          </table:table-cell>
          <table:table-cell table:formula="of:=[.M405]/56708" office:value-type="float" office:value="0.37210622839811" calcext:value-type="float">
            <text:p>0.37210622839811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7082" calcext:value-type="float">
            <text:p>0.40708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48.4" calcext:value-type="float">
            <text:p>24648.4</text:p>
          </table:table-cell>
          <table:table-cell office:value-type="float" office:value="21104.4" calcext:value-type="float">
            <text:p>21104.4</text:p>
          </table:table-cell>
          <table:table-cell table:number-columns-repeated="2"/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21104.4" calcext:value-type="float">
            <text:p>21104.4</text:p>
          </table:table-cell>
          <table:table-cell office:value-type="float" office:value="0.404" calcext:value-type="float">
            <text:p>0.404</text:p>
          </table:table-cell>
          <table:table-cell table:formula="of:=[.M406]/56708" office:value-type="float" office:value="0.37215913098681" calcext:value-type="float">
            <text:p>0.37215913098681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8075" calcext:value-type="float">
            <text:p>0.40807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51.5" calcext:value-type="float">
            <text:p>24651.5</text:p>
          </table:table-cell>
          <table:table-cell office:value-type="float" office:value="21107.5" calcext:value-type="float">
            <text:p>21107.5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table:number-columns-repeated="2"/>
          <table:table-cell office:value-type="float" office:value="21107.5" calcext:value-type="float">
            <text:p>21107.5</text:p>
          </table:table-cell>
          <table:table-cell office:value-type="float" office:value="0.405" calcext:value-type="float">
            <text:p>0.405</text:p>
          </table:table-cell>
          <table:table-cell table:formula="of:=[.M407]/56708" office:value-type="float" office:value="0.372213796995133" calcext:value-type="float">
            <text:p>0.372213796995133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09067" calcext:value-type="float">
            <text:p>0.4090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54.6" calcext:value-type="float">
            <text:p>24654.6</text:p>
          </table:table-cell>
          <table:table-cell office:value-type="float" office:value="21110.6" calcext:value-type="float">
            <text:p>21110.6</text:p>
          </table:table-cell>
          <table:table-cell table:number-columns-repeated="2"/>
          <table:table-cell office:value-type="float" office:value="0.406" calcext:value-type="float">
            <text:p>0.406</text:p>
          </table:table-cell>
          <table:table-cell table:number-columns-repeated="2"/>
          <table:table-cell office:value-type="float" office:value="21110.6" calcext:value-type="float">
            <text:p>21110.6</text:p>
          </table:table-cell>
          <table:table-cell office:value-type="float" office:value="0.406" calcext:value-type="float">
            <text:p>0.406</text:p>
          </table:table-cell>
          <table:table-cell table:formula="of:=[.M408]/56708" office:value-type="float" office:value="0.372268463003456" calcext:value-type="float">
            <text:p>0.372268463003456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006" calcext:value-type="float">
            <text:p>0.4100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57.6" calcext:value-type="float">
            <text:p>24657.6</text:p>
          </table:table-cell>
          <table:table-cell office:value-type="float" office:value="21113.6" calcext:value-type="float">
            <text:p>21113.6</text:p>
          </table:table-cell>
          <table:table-cell table:number-columns-repeated="2"/>
          <table:table-cell office:value-type="float" office:value="0.407" calcext:value-type="float">
            <text:p>0.407</text:p>
          </table:table-cell>
          <table:table-cell table:number-columns-repeated="2"/>
          <table:table-cell office:value-type="float" office:value="21113.6" calcext:value-type="float">
            <text:p>21113.6</text:p>
          </table:table-cell>
          <table:table-cell office:value-type="float" office:value="0.407" calcext:value-type="float">
            <text:p>0.407</text:p>
          </table:table-cell>
          <table:table-cell table:formula="of:=[.M409]/56708" office:value-type="float" office:value="0.372321365592156" calcext:value-type="float">
            <text:p>0.372321365592156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1052" calcext:value-type="float">
            <text:p>0.4110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60.7" calcext:value-type="float">
            <text:p>24660.7</text:p>
          </table:table-cell>
          <table:table-cell office:value-type="float" office:value="21116.7" calcext:value-type="float">
            <text:p>21116.7</text:p>
          </table:table-cell>
          <table:table-cell table:number-columns-repeated="2"/>
          <table:table-cell office:value-type="float" office:value="0.408" calcext:value-type="float">
            <text:p>0.408</text:p>
          </table:table-cell>
          <table:table-cell table:number-columns-repeated="2"/>
          <table:table-cell office:value-type="float" office:value="21116.7" calcext:value-type="float">
            <text:p>21116.7</text:p>
          </table:table-cell>
          <table:table-cell office:value-type="float" office:value="0.408" calcext:value-type="float">
            <text:p>0.408</text:p>
          </table:table-cell>
          <table:table-cell table:formula="of:=[.M410]/56708" office:value-type="float" office:value="0.37237603160048" calcext:value-type="float">
            <text:p>0.37237603160048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2045" calcext:value-type="float">
            <text:p>0.4120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63.8" calcext:value-type="float">
            <text:p>24663.8</text:p>
          </table:table-cell>
          <table:table-cell office:value-type="float" office:value="21119.8" calcext:value-type="float">
            <text:p>21119.8</text:p>
          </table:table-cell>
          <table:table-cell table:number-columns-repeated="2"/>
          <table:table-cell office:value-type="float" office:value="0.409" calcext:value-type="float">
            <text:p>0.409</text:p>
          </table:table-cell>
          <table:table-cell table:number-columns-repeated="2"/>
          <table:table-cell office:value-type="float" office:value="21119.8" calcext:value-type="float">
            <text:p>21119.8</text:p>
          </table:table-cell>
          <table:table-cell office:value-type="float" office:value="0.409" calcext:value-type="float">
            <text:p>0.409</text:p>
          </table:table-cell>
          <table:table-cell table:formula="of:=[.M411]/56708" office:value-type="float" office:value="0.372430697608803" calcext:value-type="float">
            <text:p>0.372430697608803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3038" calcext:value-type="float">
            <text:p>0.4130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66.9" calcext:value-type="float">
            <text:p>24666.9</text:p>
          </table:table-cell>
          <table:table-cell office:value-type="float" office:value="21122.9" calcext:value-type="float">
            <text:p>21122.9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21122.9" calcext:value-type="float">
            <text:p>21122.9</text:p>
          </table:table-cell>
          <table:table-cell office:value-type="float" office:value="0.41" calcext:value-type="float">
            <text:p>0.41</text:p>
          </table:table-cell>
          <table:table-cell table:formula="of:=[.M412]/56708" office:value-type="float" office:value="0.372485363617126" calcext:value-type="float">
            <text:p>0.372485363617126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403" calcext:value-type="float">
            <text:p>0.414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69.9" calcext:value-type="float">
            <text:p>24669.9</text:p>
          </table:table-cell>
          <table:table-cell office:value-type="float" office:value="21125.9" calcext:value-type="float">
            <text:p>21125.9</text:p>
          </table:table-cell>
          <table:table-cell table:number-columns-repeated="2"/>
          <table:table-cell office:value-type="float" office:value="0.411" calcext:value-type="float">
            <text:p>0.411</text:p>
          </table:table-cell>
          <table:table-cell table:number-columns-repeated="2"/>
          <table:table-cell office:value-type="float" office:value="21125.9" calcext:value-type="float">
            <text:p>21125.9</text:p>
          </table:table-cell>
          <table:table-cell office:value-type="float" office:value="0.411" calcext:value-type="float">
            <text:p>0.411</text:p>
          </table:table-cell>
          <table:table-cell table:formula="of:=[.M413]/56708" office:value-type="float" office:value="0.372538266205826" calcext:value-type="float">
            <text:p>0.372538266205826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5023" calcext:value-type="float">
            <text:p>0.4150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73" calcext:value-type="float">
            <text:p>24673</text:p>
          </table:table-cell>
          <table:table-cell office:value-type="float" office:value="21129" calcext:value-type="float">
            <text:p>21129</text:p>
          </table:table-cell>
          <table:table-cell table:number-columns-repeated="2"/>
          <table:table-cell office:value-type="float" office:value="0.412" calcext:value-type="float">
            <text:p>0.412</text:p>
          </table:table-cell>
          <table:table-cell table:number-columns-repeated="2"/>
          <table:table-cell office:value-type="float" office:value="21129" calcext:value-type="float">
            <text:p>21129</text:p>
          </table:table-cell>
          <table:table-cell office:value-type="float" office:value="0.412" calcext:value-type="float">
            <text:p>0.412</text:p>
          </table:table-cell>
          <table:table-cell table:formula="of:=[.M414]/56708" office:value-type="float" office:value="0.37259293221415" calcext:value-type="float">
            <text:p>0.37259293221415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6016" calcext:value-type="float">
            <text:p>0.4160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76.1" calcext:value-type="float">
            <text:p>24676.1</text:p>
          </table:table-cell>
          <table:table-cell office:value-type="float" office:value="21132.1" calcext:value-type="float">
            <text:p>21132.1</text:p>
          </table:table-cell>
          <table:table-cell table:number-columns-repeated="2"/>
          <table:table-cell office:value-type="float" office:value="0.413" calcext:value-type="float">
            <text:p>0.413</text:p>
          </table:table-cell>
          <table:table-cell table:number-columns-repeated="2"/>
          <table:table-cell office:value-type="float" office:value="21132.1" calcext:value-type="float">
            <text:p>21132.1</text:p>
          </table:table-cell>
          <table:table-cell office:value-type="float" office:value="0.413" calcext:value-type="float">
            <text:p>0.413</text:p>
          </table:table-cell>
          <table:table-cell table:formula="of:=[.M415]/56708" office:value-type="float" office:value="0.372647598222473" calcext:value-type="float">
            <text:p>0.372647598222473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79.1" calcext:value-type="float">
            <text:p>24679.1</text:p>
          </table:table-cell>
          <table:table-cell office:value-type="float" office:value="21135.1" calcext:value-type="float">
            <text:p>21135.1</text:p>
          </table:table-cell>
          <table:table-cell table:number-columns-repeated="2"/>
          <table:table-cell office:value-type="float" office:value="0.414" calcext:value-type="float">
            <text:p>0.414</text:p>
          </table:table-cell>
          <table:table-cell table:number-columns-repeated="2"/>
          <table:table-cell office:value-type="float" office:value="21135.1" calcext:value-type="float">
            <text:p>21135.1</text:p>
          </table:table-cell>
          <table:table-cell office:value-type="float" office:value="0.414" calcext:value-type="float">
            <text:p>0.414</text:p>
          </table:table-cell>
          <table:table-cell table:formula="of:=[.M416]/56708" office:value-type="float" office:value="0.372700500811173" calcext:value-type="float">
            <text:p>0.37270050081117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8001" calcext:value-type="float">
            <text:p>0.4180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82.2" calcext:value-type="float">
            <text:p>24682.2</text:p>
          </table:table-cell>
          <table:table-cell office:value-type="float" office:value="21138.2" calcext:value-type="float">
            <text:p>21138.2</text:p>
          </table:table-cell>
          <table:table-cell table:number-columns-repeated="2"/>
          <table:table-cell office:value-type="float" office:value="0.415" calcext:value-type="float">
            <text:p>0.415</text:p>
          </table:table-cell>
          <table:table-cell table:number-columns-repeated="2"/>
          <table:table-cell office:value-type="float" office:value="21138.2" calcext:value-type="float">
            <text:p>21138.2</text:p>
          </table:table-cell>
          <table:table-cell office:value-type="float" office:value="0.415" calcext:value-type="float">
            <text:p>0.415</text:p>
          </table:table-cell>
          <table:table-cell table:formula="of:=[.M417]/56708" office:value-type="float" office:value="0.372755166819496" calcext:value-type="float">
            <text:p>0.372755166819496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8994" calcext:value-type="float">
            <text:p>0.4189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85.3" calcext:value-type="float">
            <text:p>24685.3</text:p>
          </table:table-cell>
          <table:table-cell office:value-type="float" office:value="21141.3" calcext:value-type="float">
            <text:p>21141.3</text:p>
          </table:table-cell>
          <table:table-cell table:number-columns-repeated="2"/>
          <table:table-cell office:value-type="float" office:value="0.416" calcext:value-type="float">
            <text:p>0.416</text:p>
          </table:table-cell>
          <table:table-cell table:number-columns-repeated="2"/>
          <table:table-cell office:value-type="float" office:value="21141.3" calcext:value-type="float">
            <text:p>21141.3</text:p>
          </table:table-cell>
          <table:table-cell office:value-type="float" office:value="0.416" calcext:value-type="float">
            <text:p>0.416</text:p>
          </table:table-cell>
          <table:table-cell table:formula="of:=[.M418]/56708" office:value-type="float" office:value="0.37280983282782" calcext:value-type="float">
            <text:p>0.37280983282782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19987" calcext:value-type="float">
            <text:p>0.41998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88.4" calcext:value-type="float">
            <text:p>24688.4</text:p>
          </table:table-cell>
          <table:table-cell office:value-type="float" office:value="21144.4" calcext:value-type="float">
            <text:p>21144.4</text:p>
          </table:table-cell>
          <table:table-cell table:number-columns-repeated="2"/>
          <table:table-cell office:value-type="float" office:value="0.417" calcext:value-type="float">
            <text:p>0.417</text:p>
          </table:table-cell>
          <table:table-cell table:number-columns-repeated="2"/>
          <table:table-cell office:value-type="float" office:value="21144.4" calcext:value-type="float">
            <text:p>21144.4</text:p>
          </table:table-cell>
          <table:table-cell office:value-type="float" office:value="0.417" calcext:value-type="float">
            <text:p>0.417</text:p>
          </table:table-cell>
          <table:table-cell table:formula="of:=[.M419]/56708" office:value-type="float" office:value="0.372864498836143" calcext:value-type="float">
            <text:p>0.372864498836143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098" calcext:value-type="float">
            <text:p>0.420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91.4" calcext:value-type="float">
            <text:p>24691.4</text:p>
          </table:table-cell>
          <table:table-cell office:value-type="float" office:value="21147.4" calcext:value-type="float">
            <text:p>21147.4</text:p>
          </table:table-cell>
          <table:table-cell table:number-columns-repeated="2"/>
          <table:table-cell office:value-type="float" office:value="0.418" calcext:value-type="float">
            <text:p>0.418</text:p>
          </table:table-cell>
          <table:table-cell table:number-columns-repeated="2"/>
          <table:table-cell office:value-type="float" office:value="21147.4" calcext:value-type="float">
            <text:p>21147.4</text:p>
          </table:table-cell>
          <table:table-cell office:value-type="float" office:value="0.418" calcext:value-type="float">
            <text:p>0.418</text:p>
          </table:table-cell>
          <table:table-cell table:formula="of:=[.M420]/56708" office:value-type="float" office:value="0.372917401424843" calcext:value-type="float">
            <text:p>0.372917401424843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1973" calcext:value-type="float">
            <text:p>0.42197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94.5" calcext:value-type="float">
            <text:p>24694.5</text:p>
          </table:table-cell>
          <table:table-cell office:value-type="float" office:value="21150.5" calcext:value-type="float">
            <text:p>21150.5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2"/>
          <table:table-cell office:value-type="float" office:value="21150.5" calcext:value-type="float">
            <text:p>21150.5</text:p>
          </table:table-cell>
          <table:table-cell office:value-type="float" office:value="0.419" calcext:value-type="float">
            <text:p>0.419</text:p>
          </table:table-cell>
          <table:table-cell table:formula="of:=[.M421]/56708" office:value-type="float" office:value="0.372972067433166" calcext:value-type="float">
            <text:p>0.37297206743316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2966" calcext:value-type="float">
            <text:p>0.4229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97.6" calcext:value-type="float">
            <text:p>24697.6</text:p>
          </table:table-cell>
          <table:table-cell office:value-type="float" office:value="21153.6" calcext:value-type="float">
            <text:p>21153.6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21153.6" calcext:value-type="float">
            <text:p>21153.6</text:p>
          </table:table-cell>
          <table:table-cell office:value-type="float" office:value="0.42" calcext:value-type="float">
            <text:p>0.42</text:p>
          </table:table-cell>
          <table:table-cell table:formula="of:=[.M422]/56708" office:value-type="float" office:value="0.37302673344149" calcext:value-type="float">
            <text:p>0.37302673344149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3959" calcext:value-type="float">
            <text:p>0.42395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00.6" calcext:value-type="float">
            <text:p>24700.6</text:p>
          </table:table-cell>
          <table:table-cell office:value-type="float" office:value="21156.6" calcext:value-type="float">
            <text:p>21156.6</text:p>
          </table:table-cell>
          <table:table-cell table:number-columns-repeated="2"/>
          <table:table-cell office:value-type="float" office:value="0.421" calcext:value-type="float">
            <text:p>0.421</text:p>
          </table:table-cell>
          <table:table-cell table:number-columns-repeated="2"/>
          <table:table-cell office:value-type="float" office:value="21156.6" calcext:value-type="float">
            <text:p>21156.6</text:p>
          </table:table-cell>
          <table:table-cell office:value-type="float" office:value="0.421" calcext:value-type="float">
            <text:p>0.421</text:p>
          </table:table-cell>
          <table:table-cell table:formula="of:=[.M423]/56708" office:value-type="float" office:value="0.37307963603019" calcext:value-type="float">
            <text:p>0.37307963603019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4952" calcext:value-type="float">
            <text:p>0.4249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03.7" calcext:value-type="float">
            <text:p>24703.7</text:p>
          </table:table-cell>
          <table:table-cell office:value-type="float" office:value="21159.7" calcext:value-type="float">
            <text:p>21159.7</text:p>
          </table:table-cell>
          <table:table-cell table:number-columns-repeated="2"/>
          <table:table-cell office:value-type="float" office:value="0.422" calcext:value-type="float">
            <text:p>0.422</text:p>
          </table:table-cell>
          <table:table-cell table:number-columns-repeated="2"/>
          <table:table-cell office:value-type="float" office:value="21159.7" calcext:value-type="float">
            <text:p>21159.7</text:p>
          </table:table-cell>
          <table:table-cell office:value-type="float" office:value="0.422" calcext:value-type="float">
            <text:p>0.422</text:p>
          </table:table-cell>
          <table:table-cell table:formula="of:=[.M424]/56708" office:value-type="float" office:value="0.373134302038513" calcext:value-type="float">
            <text:p>0.373134302038513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5945" calcext:value-type="float">
            <text:p>0.4259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06.8" calcext:value-type="float">
            <text:p>24706.8</text:p>
          </table:table-cell>
          <table:table-cell office:value-type="float" office:value="21162.8" calcext:value-type="float">
            <text:p>21162.8</text:p>
          </table:table-cell>
          <table:table-cell table:number-columns-repeated="2"/>
          <table:table-cell office:value-type="float" office:value="0.423" calcext:value-type="float">
            <text:p>0.423</text:p>
          </table:table-cell>
          <table:table-cell table:number-columns-repeated="2"/>
          <table:table-cell office:value-type="float" office:value="21162.8" calcext:value-type="float">
            <text:p>21162.8</text:p>
          </table:table-cell>
          <table:table-cell office:value-type="float" office:value="0.423" calcext:value-type="float">
            <text:p>0.423</text:p>
          </table:table-cell>
          <table:table-cell table:formula="of:=[.M425]/56708" office:value-type="float" office:value="0.373188968046836" calcext:value-type="float">
            <text:p>0.373188968046836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6938" calcext:value-type="float">
            <text:p>0.4269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09.9" calcext:value-type="float">
            <text:p>24709.9</text:p>
          </table:table-cell>
          <table:table-cell office:value-type="float" office:value="21165.9" calcext:value-type="float">
            <text:p>21165.9</text:p>
          </table:table-cell>
          <table:table-cell table:number-columns-repeated="2"/>
          <table:table-cell office:value-type="float" office:value="0.424" calcext:value-type="float">
            <text:p>0.424</text:p>
          </table:table-cell>
          <table:table-cell table:number-columns-repeated="2"/>
          <table:table-cell office:value-type="float" office:value="21165.9" calcext:value-type="float">
            <text:p>21165.9</text:p>
          </table:table-cell>
          <table:table-cell office:value-type="float" office:value="0.424" calcext:value-type="float">
            <text:p>0.424</text:p>
          </table:table-cell>
          <table:table-cell table:formula="of:=[.M426]/56708" office:value-type="float" office:value="0.37324363405516" calcext:value-type="float">
            <text:p>0.3732436340551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7931" calcext:value-type="float">
            <text:p>0.42793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12.9" calcext:value-type="float">
            <text:p>24712.9</text:p>
          </table:table-cell>
          <table:table-cell office:value-type="float" office:value="21168.9" calcext:value-type="float">
            <text:p>21168.9</text:p>
          </table:table-cell>
          <table:table-cell table:number-columns-repeated="2"/>
          <table:table-cell office:value-type="float" office:value="0.425" calcext:value-type="float">
            <text:p>0.425</text:p>
          </table:table-cell>
          <table:table-cell table:number-columns-repeated="2"/>
          <table:table-cell office:value-type="float" office:value="21168.9" calcext:value-type="float">
            <text:p>21168.9</text:p>
          </table:table-cell>
          <table:table-cell office:value-type="float" office:value="0.425" calcext:value-type="float">
            <text:p>0.425</text:p>
          </table:table-cell>
          <table:table-cell table:formula="of:=[.M427]/56708" office:value-type="float" office:value="0.37329653664386" calcext:value-type="float">
            <text:p>0.37329653664386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8924" calcext:value-type="float">
            <text:p>0.4289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16" calcext:value-type="float">
            <text:p>24716</text:p>
          </table:table-cell>
          <table:table-cell office:value-type="float" office:value="21172" calcext:value-type="float">
            <text:p>21172</text:p>
          </table:table-cell>
          <table:table-cell table:number-columns-repeated="2"/>
          <table:table-cell office:value-type="float" office:value="0.426" calcext:value-type="float">
            <text:p>0.426</text:p>
          </table:table-cell>
          <table:table-cell table:number-columns-repeated="2"/>
          <table:table-cell office:value-type="float" office:value="21172" calcext:value-type="float">
            <text:p>21172</text:p>
          </table:table-cell>
          <table:table-cell office:value-type="float" office:value="0.426" calcext:value-type="float">
            <text:p>0.426</text:p>
          </table:table-cell>
          <table:table-cell table:formula="of:=[.M428]/56708" office:value-type="float" office:value="0.373351202652183" calcext:value-type="float">
            <text:p>0.373351202652183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29917" calcext:value-type="float">
            <text:p>0.4299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19.1" calcext:value-type="float">
            <text:p>24719.1</text:p>
          </table:table-cell>
          <table:table-cell office:value-type="float" office:value="21175.1" calcext:value-type="float">
            <text:p>21175.1</text:p>
          </table:table-cell>
          <table:table-cell table:number-columns-repeated="2"/>
          <table:table-cell office:value-type="float" office:value="0.427" calcext:value-type="float">
            <text:p>0.427</text:p>
          </table:table-cell>
          <table:table-cell table:number-columns-repeated="2"/>
          <table:table-cell office:value-type="float" office:value="21175.1" calcext:value-type="float">
            <text:p>21175.1</text:p>
          </table:table-cell>
          <table:table-cell office:value-type="float" office:value="0.427" calcext:value-type="float">
            <text:p>0.427</text:p>
          </table:table-cell>
          <table:table-cell table:formula="of:=[.M429]/56708" office:value-type="float" office:value="0.373405868660506" calcext:value-type="float">
            <text:p>0.373405868660506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0911" calcext:value-type="float">
            <text:p>0.4309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22.1" calcext:value-type="float">
            <text:p>24722.1</text:p>
          </table:table-cell>
          <table:table-cell office:value-type="float" office:value="21178.1" calcext:value-type="float">
            <text:p>21178.1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21178.1" calcext:value-type="float">
            <text:p>21178.1</text:p>
          </table:table-cell>
          <table:table-cell office:value-type="float" office:value="0.428" calcext:value-type="float">
            <text:p>0.428</text:p>
          </table:table-cell>
          <table:table-cell table:formula="of:=[.M430]/56708" office:value-type="float" office:value="0.373458771249206" calcext:value-type="float">
            <text:p>0.373458771249206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1904" calcext:value-type="float">
            <text:p>0.4319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25.2" calcext:value-type="float">
            <text:p>24725.2</text:p>
          </table:table-cell>
          <table:table-cell office:value-type="float" office:value="21181.2" calcext:value-type="float">
            <text:p>21181.2</text:p>
          </table:table-cell>
          <table:table-cell table:number-columns-repeated="2"/>
          <table:table-cell office:value-type="float" office:value="0.429" calcext:value-type="float">
            <text:p>0.429</text:p>
          </table:table-cell>
          <table:table-cell table:number-columns-repeated="2"/>
          <table:table-cell office:value-type="float" office:value="21181.2" calcext:value-type="float">
            <text:p>21181.2</text:p>
          </table:table-cell>
          <table:table-cell office:value-type="float" office:value="0.429" calcext:value-type="float">
            <text:p>0.429</text:p>
          </table:table-cell>
          <table:table-cell table:formula="of:=[.M431]/56708" office:value-type="float" office:value="0.37351343725753" calcext:value-type="float">
            <text:p>0.3735134372575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2897" calcext:value-type="float">
            <text:p>0.4328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28.3" calcext:value-type="float">
            <text:p>24728.3</text:p>
          </table:table-cell>
          <table:table-cell office:value-type="float" office:value="21184.3" calcext:value-type="float">
            <text:p>21184.3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21184.3" calcext:value-type="float">
            <text:p>21184.3</text:p>
          </table:table-cell>
          <table:table-cell office:value-type="float" office:value="0.43" calcext:value-type="float">
            <text:p>0.43</text:p>
          </table:table-cell>
          <table:table-cell table:formula="of:=[.M432]/56708" office:value-type="float" office:value="0.373568103265853" calcext:value-type="float">
            <text:p>0.373568103265853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3891" calcext:value-type="float">
            <text:p>0.43389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31.3" calcext:value-type="float">
            <text:p>24731.3</text:p>
          </table:table-cell>
          <table:table-cell office:value-type="float" office:value="21187.3" calcext:value-type="float">
            <text:p>21187.3</text:p>
          </table:table-cell>
          <table:table-cell table:number-columns-repeated="2"/>
          <table:table-cell office:value-type="float" office:value="0.431" calcext:value-type="float">
            <text:p>0.431</text:p>
          </table:table-cell>
          <table:table-cell table:number-columns-repeated="2"/>
          <table:table-cell office:value-type="float" office:value="21187.3" calcext:value-type="float">
            <text:p>21187.3</text:p>
          </table:table-cell>
          <table:table-cell office:value-type="float" office:value="0.431" calcext:value-type="float">
            <text:p>0.431</text:p>
          </table:table-cell>
          <table:table-cell table:formula="of:=[.M433]/56708" office:value-type="float" office:value="0.373621005854553" calcext:value-type="float">
            <text:p>0.373621005854553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4884" calcext:value-type="float">
            <text:p>0.4348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34.4" calcext:value-type="float">
            <text:p>24734.4</text:p>
          </table:table-cell>
          <table:table-cell office:value-type="float" office:value="21190.4" calcext:value-type="float">
            <text:p>21190.4</text:p>
          </table:table-cell>
          <table:table-cell table:number-columns-repeated="2"/>
          <table:table-cell office:value-type="float" office:value="0.432" calcext:value-type="float">
            <text:p>0.432</text:p>
          </table:table-cell>
          <table:table-cell table:number-columns-repeated="2"/>
          <table:table-cell office:value-type="float" office:value="21190.4" calcext:value-type="float">
            <text:p>21190.4</text:p>
          </table:table-cell>
          <table:table-cell office:value-type="float" office:value="0.432" calcext:value-type="float">
            <text:p>0.432</text:p>
          </table:table-cell>
          <table:table-cell table:formula="of:=[.M434]/56708" office:value-type="float" office:value="0.373675671862877" calcext:value-type="float">
            <text:p>0.373675671862877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5877" calcext:value-type="float">
            <text:p>0.43587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37.5" calcext:value-type="float">
            <text:p>24737.5</text:p>
          </table:table-cell>
          <table:table-cell office:value-type="float" office:value="21193.5" calcext:value-type="float">
            <text:p>21193.5</text:p>
          </table:table-cell>
          <table:table-cell table:number-columns-repeated="2"/>
          <table:table-cell office:value-type="float" office:value="0.433" calcext:value-type="float">
            <text:p>0.433</text:p>
          </table:table-cell>
          <table:table-cell table:number-columns-repeated="2"/>
          <table:table-cell office:value-type="float" office:value="21193.5" calcext:value-type="float">
            <text:p>21193.5</text:p>
          </table:table-cell>
          <table:table-cell office:value-type="float" office:value="0.433" calcext:value-type="float">
            <text:p>0.433</text:p>
          </table:table-cell>
          <table:table-cell table:formula="of:=[.M435]/56708" office:value-type="float" office:value="0.3737303378712" calcext:value-type="float">
            <text:p>0.3737303378712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6871" calcext:value-type="float">
            <text:p>0.4368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40.6" calcext:value-type="float">
            <text:p>24740.6</text:p>
          </table:table-cell>
          <table:table-cell office:value-type="float" office:value="21196.6" calcext:value-type="float">
            <text:p>21196.6</text:p>
          </table:table-cell>
          <table:table-cell table:number-columns-repeated="2"/>
          <table:table-cell office:value-type="float" office:value="0.434" calcext:value-type="float">
            <text:p>0.434</text:p>
          </table:table-cell>
          <table:table-cell table:number-columns-repeated="2"/>
          <table:table-cell office:value-type="float" office:value="21196.6" calcext:value-type="float">
            <text:p>21196.6</text:p>
          </table:table-cell>
          <table:table-cell office:value-type="float" office:value="0.434" calcext:value-type="float">
            <text:p>0.434</text:p>
          </table:table-cell>
          <table:table-cell table:formula="of:=[.M436]/56708" office:value-type="float" office:value="0.373785003879523" calcext:value-type="float">
            <text:p>0.373785003879523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7864" calcext:value-type="float">
            <text:p>0.4378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43.6" calcext:value-type="float">
            <text:p>24743.6</text:p>
          </table:table-cell>
          <table:table-cell office:value-type="float" office:value="21199.6" calcext:value-type="float">
            <text:p>21199.6</text:p>
          </table:table-cell>
          <table:table-cell table:number-columns-repeated="2"/>
          <table:table-cell office:value-type="float" office:value="0.435" calcext:value-type="float">
            <text:p>0.435</text:p>
          </table:table-cell>
          <table:table-cell table:number-columns-repeated="2"/>
          <table:table-cell office:value-type="float" office:value="21199.6" calcext:value-type="float">
            <text:p>21199.6</text:p>
          </table:table-cell>
          <table:table-cell office:value-type="float" office:value="0.435" calcext:value-type="float">
            <text:p>0.435</text:p>
          </table:table-cell>
          <table:table-cell table:formula="of:=[.M437]/56708" office:value-type="float" office:value="0.373837906468223" calcext:value-type="float">
            <text:p>0.373837906468223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8858" calcext:value-type="float">
            <text:p>0.4388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46.7" calcext:value-type="float">
            <text:p>24746.7</text:p>
          </table:table-cell>
          <table:table-cell office:value-type="float" office:value="21202.7" calcext:value-type="float">
            <text:p>21202.7</text:p>
          </table:table-cell>
          <table:table-cell table:number-columns-repeated="2"/>
          <table:table-cell office:value-type="float" office:value="0.436" calcext:value-type="float">
            <text:p>0.436</text:p>
          </table:table-cell>
          <table:table-cell table:number-columns-repeated="2"/>
          <table:table-cell office:value-type="float" office:value="21202.7" calcext:value-type="float">
            <text:p>21202.7</text:p>
          </table:table-cell>
          <table:table-cell office:value-type="float" office:value="0.436" calcext:value-type="float">
            <text:p>0.436</text:p>
          </table:table-cell>
          <table:table-cell table:formula="of:=[.M438]/56708" office:value-type="float" office:value="0.373892572476547" calcext:value-type="float">
            <text:p>0.373892572476547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39851" calcext:value-type="float">
            <text:p>0.43985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49.8" calcext:value-type="float">
            <text:p>24749.8</text:p>
          </table:table-cell>
          <table:table-cell office:value-type="float" office:value="21205.8" calcext:value-type="float">
            <text:p>21205.8</text:p>
          </table:table-cell>
          <table:table-cell table:number-columns-repeated="2"/>
          <table:table-cell office:value-type="float" office:value="0.437" calcext:value-type="float">
            <text:p>0.437</text:p>
          </table:table-cell>
          <table:table-cell table:number-columns-repeated="2"/>
          <table:table-cell office:value-type="float" office:value="21205.8" calcext:value-type="float">
            <text:p>21205.8</text:p>
          </table:table-cell>
          <table:table-cell office:value-type="float" office:value="0.437" calcext:value-type="float">
            <text:p>0.437</text:p>
          </table:table-cell>
          <table:table-cell table:formula="of:=[.M439]/56708" office:value-type="float" office:value="0.37394723848487" calcext:value-type="float">
            <text:p>0.37394723848487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0845" calcext:value-type="float">
            <text:p>0.4408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52.8" calcext:value-type="float">
            <text:p>24752.8</text:p>
          </table:table-cell>
          <table:table-cell office:value-type="float" office:value="21208.8" calcext:value-type="float">
            <text:p>21208.8</text:p>
          </table:table-cell>
          <table:table-cell table:number-columns-repeated="2"/>
          <table:table-cell office:value-type="float" office:value="0.438" calcext:value-type="float">
            <text:p>0.438</text:p>
          </table:table-cell>
          <table:table-cell table:number-columns-repeated="2"/>
          <table:table-cell office:value-type="float" office:value="21208.8" calcext:value-type="float">
            <text:p>21208.8</text:p>
          </table:table-cell>
          <table:table-cell office:value-type="float" office:value="0.438" calcext:value-type="float">
            <text:p>0.438</text:p>
          </table:table-cell>
          <table:table-cell table:formula="of:=[.M440]/56708" office:value-type="float" office:value="0.37400014107357" calcext:value-type="float">
            <text:p>0.37400014107357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1838" calcext:value-type="float">
            <text:p>0.4418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55.9" calcext:value-type="float">
            <text:p>24755.9</text:p>
          </table:table-cell>
          <table:table-cell office:value-type="float" office:value="21211.9" calcext:value-type="float">
            <text:p>21211.9</text:p>
          </table:table-cell>
          <table:table-cell table:number-columns-repeated="2"/>
          <table:table-cell office:value-type="float" office:value="0.439" calcext:value-type="float">
            <text:p>0.439</text:p>
          </table:table-cell>
          <table:table-cell table:number-columns-repeated="2"/>
          <table:table-cell office:value-type="float" office:value="21211.9" calcext:value-type="float">
            <text:p>21211.9</text:p>
          </table:table-cell>
          <table:table-cell office:value-type="float" office:value="0.439" calcext:value-type="float">
            <text:p>0.439</text:p>
          </table:table-cell>
          <table:table-cell table:formula="of:=[.M441]/56708" office:value-type="float" office:value="0.374054807081893" calcext:value-type="float">
            <text:p>0.37405480708189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2832" calcext:value-type="float">
            <text:p>0.4428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59" calcext:value-type="float">
            <text:p>24759</text:p>
          </table:table-cell>
          <table:table-cell office:value-type="float" office:value="21215" calcext:value-type="float">
            <text:p>21215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21215" calcext:value-type="float">
            <text:p>21215</text:p>
          </table:table-cell>
          <table:table-cell office:value-type="float" office:value="0.44" calcext:value-type="float">
            <text:p>0.44</text:p>
          </table:table-cell>
          <table:table-cell table:formula="of:=[.M442]/56708" office:value-type="float" office:value="0.374109473090216" calcext:value-type="float">
            <text:p>0.374109473090216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3825" calcext:value-type="float">
            <text:p>0.4438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62.1" calcext:value-type="float">
            <text:p>24762.1</text:p>
          </table:table-cell>
          <table:table-cell office:value-type="float" office:value="21218.1" calcext:value-type="float">
            <text:p>21218.1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21218.1" calcext:value-type="float">
            <text:p>21218.1</text:p>
          </table:table-cell>
          <table:table-cell office:value-type="float" office:value="0.441" calcext:value-type="float">
            <text:p>0.441</text:p>
          </table:table-cell>
          <table:table-cell table:formula="of:=[.M443]/56708" office:value-type="float" office:value="0.37416413909854" calcext:value-type="float">
            <text:p>0.37416413909854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4819" calcext:value-type="float">
            <text:p>0.4448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65.1" calcext:value-type="float">
            <text:p>24765.1</text:p>
          </table:table-cell>
          <table:table-cell office:value-type="float" office:value="21221.1" calcext:value-type="float">
            <text:p>21221.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21221.1" calcext:value-type="float">
            <text:p>21221.1</text:p>
          </table:table-cell>
          <table:table-cell office:value-type="float" office:value="0.442" calcext:value-type="float">
            <text:p>0.442</text:p>
          </table:table-cell>
          <table:table-cell table:formula="of:=[.M444]/56708" office:value-type="float" office:value="0.37421704168724" calcext:value-type="float">
            <text:p>0.37421704168724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5813" calcext:value-type="float">
            <text:p>0.4458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68.2" calcext:value-type="float">
            <text:p>24768.2</text:p>
          </table:table-cell>
          <table:table-cell office:value-type="float" office:value="21224.2" calcext:value-type="float">
            <text:p>21224.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21224.2" calcext:value-type="float">
            <text:p>21224.2</text:p>
          </table:table-cell>
          <table:table-cell office:value-type="float" office:value="0.443" calcext:value-type="float">
            <text:p>0.443</text:p>
          </table:table-cell>
          <table:table-cell table:formula="of:=[.M445]/56708" office:value-type="float" office:value="0.374271707695563" calcext:value-type="float">
            <text:p>0.374271707695563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6806" calcext:value-type="float">
            <text:p>0.44680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71.3" calcext:value-type="float">
            <text:p>24771.3</text:p>
          </table:table-cell>
          <table:table-cell office:value-type="float" office:value="21227.3" calcext:value-type="float">
            <text:p>21227.3</text:p>
          </table:table-cell>
          <table:table-cell table:number-columns-repeated="2"/>
          <table:table-cell office:value-type="float" office:value="0.444" calcext:value-type="float">
            <text:p>0.444</text:p>
          </table:table-cell>
          <table:table-cell table:number-columns-repeated="2"/>
          <table:table-cell office:value-type="float" office:value="21227.3" calcext:value-type="float">
            <text:p>21227.3</text:p>
          </table:table-cell>
          <table:table-cell office:value-type="float" office:value="0.444" calcext:value-type="float">
            <text:p>0.444</text:p>
          </table:table-cell>
          <table:table-cell table:formula="of:=[.M446]/56708" office:value-type="float" office:value="0.374326373703887" calcext:value-type="float">
            <text:p>0.374326373703887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78" calcext:value-type="float">
            <text:p>0.447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74.3" calcext:value-type="float">
            <text:p>24774.3</text:p>
          </table:table-cell>
          <table:table-cell office:value-type="float" office:value="21230.3" calcext:value-type="float">
            <text:p>21230.3</text:p>
          </table:table-cell>
          <table:table-cell table:number-columns-repeated="2"/>
          <table:table-cell office:value-type="float" office:value="0.445" calcext:value-type="float">
            <text:p>0.445</text:p>
          </table:table-cell>
          <table:table-cell table:number-columns-repeated="2"/>
          <table:table-cell office:value-type="float" office:value="21230.3" calcext:value-type="float">
            <text:p>21230.3</text:p>
          </table:table-cell>
          <table:table-cell office:value-type="float" office:value="0.445" calcext:value-type="float">
            <text:p>0.445</text:p>
          </table:table-cell>
          <table:table-cell table:formula="of:=[.M447]/56708" office:value-type="float" office:value="0.374379276292587" calcext:value-type="float">
            <text:p>0.374379276292587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8794" calcext:value-type="float">
            <text:p>0.4487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77.4" calcext:value-type="float">
            <text:p>24777.4</text:p>
          </table:table-cell>
          <table:table-cell office:value-type="float" office:value="21233.4" calcext:value-type="float">
            <text:p>21233.4</text:p>
          </table:table-cell>
          <table:table-cell table:number-columns-repeated="2"/>
          <table:table-cell office:value-type="float" office:value="0.446" calcext:value-type="float">
            <text:p>0.446</text:p>
          </table:table-cell>
          <table:table-cell table:number-columns-repeated="2"/>
          <table:table-cell office:value-type="float" office:value="21233.4" calcext:value-type="float">
            <text:p>21233.4</text:p>
          </table:table-cell>
          <table:table-cell office:value-type="float" office:value="0.446" calcext:value-type="float">
            <text:p>0.446</text:p>
          </table:table-cell>
          <table:table-cell table:formula="of:=[.M448]/56708" office:value-type="float" office:value="0.37443394230091" calcext:value-type="float">
            <text:p>0.37443394230091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49788" calcext:value-type="float">
            <text:p>0.44978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80.5" calcext:value-type="float">
            <text:p>24780.5</text:p>
          </table:table-cell>
          <table:table-cell office:value-type="float" office:value="21236.5" calcext:value-type="float">
            <text:p>21236.5</text:p>
          </table:table-cell>
          <table:table-cell table:number-columns-repeated="2"/>
          <table:table-cell office:value-type="float" office:value="0.447" calcext:value-type="float">
            <text:p>0.447</text:p>
          </table:table-cell>
          <table:table-cell table:number-columns-repeated="2"/>
          <table:table-cell office:value-type="float" office:value="21236.5" calcext:value-type="float">
            <text:p>21236.5</text:p>
          </table:table-cell>
          <table:table-cell office:value-type="float" office:value="0.447" calcext:value-type="float">
            <text:p>0.447</text:p>
          </table:table-cell>
          <table:table-cell table:formula="of:=[.M449]/56708" office:value-type="float" office:value="0.374488608309233" calcext:value-type="float">
            <text:p>0.374488608309233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0782" calcext:value-type="float">
            <text:p>0.45078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83.6" calcext:value-type="float">
            <text:p>24783.6</text:p>
          </table:table-cell>
          <table:table-cell office:value-type="float" office:value="21239.6" calcext:value-type="float">
            <text:p>21239.6</text:p>
          </table:table-cell>
          <table:table-cell table:number-columns-repeated="2"/>
          <table:table-cell office:value-type="float" office:value="0.448" calcext:value-type="float">
            <text:p>0.448</text:p>
          </table:table-cell>
          <table:table-cell table:number-columns-repeated="2"/>
          <table:table-cell office:value-type="float" office:value="21239.6" calcext:value-type="float">
            <text:p>21239.6</text:p>
          </table:table-cell>
          <table:table-cell office:value-type="float" office:value="0.448" calcext:value-type="float">
            <text:p>0.448</text:p>
          </table:table-cell>
          <table:table-cell table:formula="of:=[.M450]/56708" office:value-type="float" office:value="0.374543274317557" calcext:value-type="float">
            <text:p>0.374543274317557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1775" calcext:value-type="float">
            <text:p>0.45177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86.6" calcext:value-type="float">
            <text:p>24786.6</text:p>
          </table:table-cell>
          <table:table-cell office:value-type="float" office:value="21242.6" calcext:value-type="float">
            <text:p>21242.6</text:p>
          </table:table-cell>
          <table:table-cell table:number-columns-repeated="2"/>
          <table:table-cell office:value-type="float" office:value="0.449" calcext:value-type="float">
            <text:p>0.449</text:p>
          </table:table-cell>
          <table:table-cell table:number-columns-repeated="2"/>
          <table:table-cell office:value-type="float" office:value="21242.6" calcext:value-type="float">
            <text:p>21242.6</text:p>
          </table:table-cell>
          <table:table-cell office:value-type="float" office:value="0.449" calcext:value-type="float">
            <text:p>0.449</text:p>
          </table:table-cell>
          <table:table-cell table:formula="of:=[.M451]/56708" office:value-type="float" office:value="0.374596176906257" calcext:value-type="float">
            <text:p>0.37459617690625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89.7" calcext:value-type="float">
            <text:p>24789.7</text:p>
          </table:table-cell>
          <table:table-cell office:value-type="float" office:value="21245.7" calcext:value-type="float">
            <text:p>21245.7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21245.7" calcext:value-type="float">
            <text:p>21245.7</text:p>
          </table:table-cell>
          <table:table-cell office:value-type="float" office:value="0.45" calcext:value-type="float">
            <text:p>0.45</text:p>
          </table:table-cell>
          <table:table-cell table:formula="of:=[.M452]/56708" office:value-type="float" office:value="0.37465084291458" calcext:value-type="float">
            <text:p>0.37465084291458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3763" calcext:value-type="float">
            <text:p>0.4537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0.7" calcext:value-type="float">
            <text:p>24790.7</text:p>
          </table:table-cell>
          <table:table-cell office:value-type="float" office:value="21246.7" calcext:value-type="float">
            <text:p>21246.7</text:p>
          </table:table-cell>
          <table:table-cell table:number-columns-repeated="2"/>
          <table:table-cell office:value-type="float" office:value="0.451" calcext:value-type="float">
            <text:p>0.451</text:p>
          </table:table-cell>
          <table:table-cell table:number-columns-repeated="2"/>
          <table:table-cell office:value-type="float" office:value="21246.7" calcext:value-type="float">
            <text:p>21246.7</text:p>
          </table:table-cell>
          <table:table-cell office:value-type="float" office:value="0.451" calcext:value-type="float">
            <text:p>0.451</text:p>
          </table:table-cell>
          <table:table-cell table:formula="of:=[.M453]/56708" office:value-type="float" office:value="0.374668477110813" calcext:value-type="float">
            <text:p>0.374668477110813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4757" calcext:value-type="float">
            <text:p>0.45475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1.7" calcext:value-type="float">
            <text:p>24791.7</text:p>
          </table:table-cell>
          <table:table-cell office:value-type="float" office:value="21247.7" calcext:value-type="float">
            <text:p>21247.7</text:p>
          </table:table-cell>
          <table:table-cell table:number-columns-repeated="2"/>
          <table:table-cell office:value-type="float" office:value="0.452" calcext:value-type="float">
            <text:p>0.452</text:p>
          </table:table-cell>
          <table:table-cell table:number-columns-repeated="2"/>
          <table:table-cell office:value-type="float" office:value="21247.7" calcext:value-type="float">
            <text:p>21247.7</text:p>
          </table:table-cell>
          <table:table-cell office:value-type="float" office:value="0.452" calcext:value-type="float">
            <text:p>0.452</text:p>
          </table:table-cell>
          <table:table-cell table:formula="of:=[.M454]/56708" office:value-type="float" office:value="0.374686111307047" calcext:value-type="float">
            <text:p>0.374686111307047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5751" calcext:value-type="float">
            <text:p>0.45575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2.7" calcext:value-type="float">
            <text:p>24792.7</text:p>
          </table:table-cell>
          <table:table-cell office:value-type="float" office:value="21248.7" calcext:value-type="float">
            <text:p>21248.7</text:p>
          </table:table-cell>
          <table:table-cell table:number-columns-repeated="2"/>
          <table:table-cell office:value-type="float" office:value="0.453" calcext:value-type="float">
            <text:p>0.453</text:p>
          </table:table-cell>
          <table:table-cell table:number-columns-repeated="2"/>
          <table:table-cell office:value-type="float" office:value="21248.7" calcext:value-type="float">
            <text:p>21248.7</text:p>
          </table:table-cell>
          <table:table-cell office:value-type="float" office:value="0.453" calcext:value-type="float">
            <text:p>0.453</text:p>
          </table:table-cell>
          <table:table-cell table:formula="of:=[.M455]/56708" office:value-type="float" office:value="0.37470374550328" calcext:value-type="float">
            <text:p>0.37470374550328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6745" calcext:value-type="float">
            <text:p>0.4567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3.7" calcext:value-type="float">
            <text:p>24793.7</text:p>
          </table:table-cell>
          <table:table-cell office:value-type="float" office:value="21249.7" calcext:value-type="float">
            <text:p>21249.7</text:p>
          </table:table-cell>
          <table:table-cell table:number-columns-repeated="2"/>
          <table:table-cell office:value-type="float" office:value="0.454" calcext:value-type="float">
            <text:p>0.454</text:p>
          </table:table-cell>
          <table:table-cell table:number-columns-repeated="2"/>
          <table:table-cell office:value-type="float" office:value="21249.7" calcext:value-type="float">
            <text:p>21249.7</text:p>
          </table:table-cell>
          <table:table-cell office:value-type="float" office:value="0.454" calcext:value-type="float">
            <text:p>0.454</text:p>
          </table:table-cell>
          <table:table-cell table:formula="of:=[.M456]/56708" office:value-type="float" office:value="0.374721379699513" calcext:value-type="float">
            <text:p>0.374721379699513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7739" calcext:value-type="float">
            <text:p>0.45773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4.7" calcext:value-type="float">
            <text:p>24794.7</text:p>
          </table:table-cell>
          <table:table-cell office:value-type="float" office:value="21250.7" calcext:value-type="float">
            <text:p>21250.7</text:p>
          </table:table-cell>
          <table:table-cell table:number-columns-repeated="2"/>
          <table:table-cell office:value-type="float" office:value="0.455" calcext:value-type="float">
            <text:p>0.455</text:p>
          </table:table-cell>
          <table:table-cell table:number-columns-repeated="2"/>
          <table:table-cell office:value-type="float" office:value="21250.7" calcext:value-type="float">
            <text:p>21250.7</text:p>
          </table:table-cell>
          <table:table-cell office:value-type="float" office:value="0.455" calcext:value-type="float">
            <text:p>0.455</text:p>
          </table:table-cell>
          <table:table-cell table:formula="of:=[.M457]/56708" office:value-type="float" office:value="0.374739013895747" calcext:value-type="float">
            <text:p>0.37473901389574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8733" calcext:value-type="float">
            <text:p>0.4587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5.7" calcext:value-type="float">
            <text:p>24795.7</text:p>
          </table:table-cell>
          <table:table-cell office:value-type="float" office:value="21251.7" calcext:value-type="float">
            <text:p>21251.7</text:p>
          </table:table-cell>
          <table:table-cell table:number-columns-repeated="2"/>
          <table:table-cell office:value-type="float" office:value="0.456" calcext:value-type="float">
            <text:p>0.456</text:p>
          </table:table-cell>
          <table:table-cell table:number-columns-repeated="2"/>
          <table:table-cell office:value-type="float" office:value="21251.7" calcext:value-type="float">
            <text:p>21251.7</text:p>
          </table:table-cell>
          <table:table-cell office:value-type="float" office:value="0.456" calcext:value-type="float">
            <text:p>0.456</text:p>
          </table:table-cell>
          <table:table-cell table:formula="of:=[.M458]/56708" office:value-type="float" office:value="0.37475664809198" calcext:value-type="float">
            <text:p>0.37475664809198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59727" calcext:value-type="float">
            <text:p>0.4597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6.7" calcext:value-type="float">
            <text:p>24796.7</text:p>
          </table:table-cell>
          <table:table-cell office:value-type="float" office:value="21252.7" calcext:value-type="float">
            <text:p>21252.7</text:p>
          </table:table-cell>
          <table:table-cell table:number-columns-repeated="2"/>
          <table:table-cell office:value-type="float" office:value="0.457" calcext:value-type="float">
            <text:p>0.457</text:p>
          </table:table-cell>
          <table:table-cell table:number-columns-repeated="2"/>
          <table:table-cell office:value-type="float" office:value="21252.7" calcext:value-type="float">
            <text:p>21252.7</text:p>
          </table:table-cell>
          <table:table-cell office:value-type="float" office:value="0.457" calcext:value-type="float">
            <text:p>0.457</text:p>
          </table:table-cell>
          <table:table-cell table:formula="of:=[.M459]/56708" office:value-type="float" office:value="0.374774282288213" calcext:value-type="float">
            <text:p>0.374774282288213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0721" calcext:value-type="float">
            <text:p>0.46072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7.7" calcext:value-type="float">
            <text:p>24797.7</text:p>
          </table:table-cell>
          <table:table-cell office:value-type="float" office:value="21253.7" calcext:value-type="float">
            <text:p>21253.7</text:p>
          </table:table-cell>
          <table:table-cell table:number-columns-repeated="2"/>
          <table:table-cell office:value-type="float" office:value="0.458" calcext:value-type="float">
            <text:p>0.458</text:p>
          </table:table-cell>
          <table:table-cell table:number-columns-repeated="2"/>
          <table:table-cell office:value-type="float" office:value="21253.7" calcext:value-type="float">
            <text:p>21253.7</text:p>
          </table:table-cell>
          <table:table-cell office:value-type="float" office:value="0.458" calcext:value-type="float">
            <text:p>0.458</text:p>
          </table:table-cell>
          <table:table-cell table:formula="of:=[.M460]/56708" office:value-type="float" office:value="0.374791916484447" calcext:value-type="float">
            <text:p>0.374791916484447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1715" calcext:value-type="float">
            <text:p>0.4617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8.7" calcext:value-type="float">
            <text:p>24798.7</text:p>
          </table:table-cell>
          <table:table-cell office:value-type="float" office:value="21254.7" calcext:value-type="float">
            <text:p>21254.7</text:p>
          </table:table-cell>
          <table:table-cell table:number-columns-repeated="2"/>
          <table:table-cell office:value-type="float" office:value="0.459" calcext:value-type="float">
            <text:p>0.459</text:p>
          </table:table-cell>
          <table:table-cell table:number-columns-repeated="2"/>
          <table:table-cell office:value-type="float" office:value="21254.7" calcext:value-type="float">
            <text:p>21254.7</text:p>
          </table:table-cell>
          <table:table-cell office:value-type="float" office:value="0.459" calcext:value-type="float">
            <text:p>0.459</text:p>
          </table:table-cell>
          <table:table-cell table:formula="of:=[.M461]/56708" office:value-type="float" office:value="0.37480955068068" calcext:value-type="float">
            <text:p>0.3748095506806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2709" calcext:value-type="float">
            <text:p>0.4627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9.7" calcext:value-type="float">
            <text:p>24799.7</text:p>
          </table:table-cell>
          <table:table-cell office:value-type="float" office:value="21255.7" calcext:value-type="float">
            <text:p>21255.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21255.7" calcext:value-type="float">
            <text:p>21255.7</text:p>
          </table:table-cell>
          <table:table-cell office:value-type="float" office:value="0.46" calcext:value-type="float">
            <text:p>0.46</text:p>
          </table:table-cell>
          <table:table-cell table:formula="of:=[.M462]/56708" office:value-type="float" office:value="0.374827184876913" calcext:value-type="float">
            <text:p>0.374827184876913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3704" calcext:value-type="float">
            <text:p>0.4637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0.7" calcext:value-type="float">
            <text:p>24800.7</text:p>
          </table:table-cell>
          <table:table-cell office:value-type="float" office:value="21256.7" calcext:value-type="float">
            <text:p>21256.7</text:p>
          </table:table-cell>
          <table:table-cell table:number-columns-repeated="2"/>
          <table:table-cell office:value-type="float" office:value="0.461" calcext:value-type="float">
            <text:p>0.461</text:p>
          </table:table-cell>
          <table:table-cell table:number-columns-repeated="2"/>
          <table:table-cell office:value-type="float" office:value="21256.7" calcext:value-type="float">
            <text:p>21256.7</text:p>
          </table:table-cell>
          <table:table-cell office:value-type="float" office:value="0.461" calcext:value-type="float">
            <text:p>0.461</text:p>
          </table:table-cell>
          <table:table-cell table:formula="of:=[.M463]/56708" office:value-type="float" office:value="0.374844819073147" calcext:value-type="float">
            <text:p>0.374844819073147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4698" calcext:value-type="float">
            <text:p>0.4646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1.7" calcext:value-type="float">
            <text:p>24801.7</text:p>
          </table:table-cell>
          <table:table-cell office:value-type="float" office:value="21257.7" calcext:value-type="float">
            <text:p>21257.7</text:p>
          </table:table-cell>
          <table:table-cell table:number-columns-repeated="2"/>
          <table:table-cell office:value-type="float" office:value="0.462" calcext:value-type="float">
            <text:p>0.462</text:p>
          </table:table-cell>
          <table:table-cell table:number-columns-repeated="2"/>
          <table:table-cell office:value-type="float" office:value="21257.7" calcext:value-type="float">
            <text:p>21257.7</text:p>
          </table:table-cell>
          <table:table-cell office:value-type="float" office:value="0.462" calcext:value-type="float">
            <text:p>0.462</text:p>
          </table:table-cell>
          <table:table-cell table:formula="of:=[.M464]/56708" office:value-type="float" office:value="0.37486245326938" calcext:value-type="float">
            <text:p>0.37486245326938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5692" calcext:value-type="float">
            <text:p>0.4656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2.7" calcext:value-type="float">
            <text:p>24802.7</text:p>
          </table:table-cell>
          <table:table-cell office:value-type="float" office:value="21258.7" calcext:value-type="float">
            <text:p>21258.7</text:p>
          </table:table-cell>
          <table:table-cell table:number-columns-repeated="2"/>
          <table:table-cell office:value-type="float" office:value="0.463" calcext:value-type="float">
            <text:p>0.463</text:p>
          </table:table-cell>
          <table:table-cell table:number-columns-repeated="2"/>
          <table:table-cell office:value-type="float" office:value="21258.7" calcext:value-type="float">
            <text:p>21258.7</text:p>
          </table:table-cell>
          <table:table-cell office:value-type="float" office:value="0.463" calcext:value-type="float">
            <text:p>0.463</text:p>
          </table:table-cell>
          <table:table-cell table:formula="of:=[.M465]/56708" office:value-type="float" office:value="0.374880087465613" calcext:value-type="float">
            <text:p>0.374880087465613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6686" calcext:value-type="float">
            <text:p>0.46668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3.7" calcext:value-type="float">
            <text:p>24803.7</text:p>
          </table:table-cell>
          <table:table-cell office:value-type="float" office:value="21259.7" calcext:value-type="float">
            <text:p>21259.7</text:p>
          </table:table-cell>
          <table:table-cell table:number-columns-repeated="2"/>
          <table:table-cell office:value-type="float" office:value="0.464" calcext:value-type="float">
            <text:p>0.464</text:p>
          </table:table-cell>
          <table:table-cell table:number-columns-repeated="2"/>
          <table:table-cell office:value-type="float" office:value="21259.7" calcext:value-type="float">
            <text:p>21259.7</text:p>
          </table:table-cell>
          <table:table-cell office:value-type="float" office:value="0.464" calcext:value-type="float">
            <text:p>0.464</text:p>
          </table:table-cell>
          <table:table-cell table:formula="of:=[.M466]/56708" office:value-type="float" office:value="0.374897721661847" calcext:value-type="float">
            <text:p>0.37489772166184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768" calcext:value-type="float">
            <text:p>0.467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4.7" calcext:value-type="float">
            <text:p>24804.7</text:p>
          </table:table-cell>
          <table:table-cell office:value-type="float" office:value="21260.7" calcext:value-type="float">
            <text:p>21260.7</text:p>
          </table:table-cell>
          <table:table-cell table:number-columns-repeated="2"/>
          <table:table-cell office:value-type="float" office:value="0.465" calcext:value-type="float">
            <text:p>0.465</text:p>
          </table:table-cell>
          <table:table-cell table:number-columns-repeated="2"/>
          <table:table-cell office:value-type="float" office:value="21260.7" calcext:value-type="float">
            <text:p>21260.7</text:p>
          </table:table-cell>
          <table:table-cell office:value-type="float" office:value="0.465" calcext:value-type="float">
            <text:p>0.465</text:p>
          </table:table-cell>
          <table:table-cell table:formula="of:=[.M467]/56708" office:value-type="float" office:value="0.37491535585808" calcext:value-type="float">
            <text:p>0.37491535585808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8675" calcext:value-type="float">
            <text:p>0.46867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5.7" calcext:value-type="float">
            <text:p>24805.7</text:p>
          </table:table-cell>
          <table:table-cell office:value-type="float" office:value="21261.7" calcext:value-type="float">
            <text:p>21261.7</text:p>
          </table:table-cell>
          <table:table-cell table:number-columns-repeated="2"/>
          <table:table-cell office:value-type="float" office:value="0.466" calcext:value-type="float">
            <text:p>0.466</text:p>
          </table:table-cell>
          <table:table-cell table:number-columns-repeated="2"/>
          <table:table-cell office:value-type="float" office:value="21261.7" calcext:value-type="float">
            <text:p>21261.7</text:p>
          </table:table-cell>
          <table:table-cell office:value-type="float" office:value="0.466" calcext:value-type="float">
            <text:p>0.466</text:p>
          </table:table-cell>
          <table:table-cell table:formula="of:=[.M468]/56708" office:value-type="float" office:value="0.374932990054313" calcext:value-type="float">
            <text:p>0.374932990054313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69669" calcext:value-type="float">
            <text:p>0.4696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6.7" calcext:value-type="float">
            <text:p>24806.7</text:p>
          </table:table-cell>
          <table:table-cell office:value-type="float" office:value="21262.7" calcext:value-type="float">
            <text:p>21262.7</text:p>
          </table:table-cell>
          <table:table-cell table:number-columns-repeated="2"/>
          <table:table-cell office:value-type="float" office:value="0.467" calcext:value-type="float">
            <text:p>0.467</text:p>
          </table:table-cell>
          <table:table-cell table:number-columns-repeated="2"/>
          <table:table-cell office:value-type="float" office:value="21262.7" calcext:value-type="float">
            <text:p>21262.7</text:p>
          </table:table-cell>
          <table:table-cell office:value-type="float" office:value="0.467" calcext:value-type="float">
            <text:p>0.467</text:p>
          </table:table-cell>
          <table:table-cell table:formula="of:=[.M469]/56708" office:value-type="float" office:value="0.374950624250547" calcext:value-type="float">
            <text:p>0.374950624250547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0663" calcext:value-type="float">
            <text:p>0.4706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7.7" calcext:value-type="float">
            <text:p>24807.7</text:p>
          </table:table-cell>
          <table:table-cell office:value-type="float" office:value="21263.7" calcext:value-type="float">
            <text:p>21263.7</text:p>
          </table:table-cell>
          <table:table-cell table:number-columns-repeated="2"/>
          <table:table-cell office:value-type="float" office:value="0.468" calcext:value-type="float">
            <text:p>0.468</text:p>
          </table:table-cell>
          <table:table-cell table:number-columns-repeated="2"/>
          <table:table-cell office:value-type="float" office:value="21263.7" calcext:value-type="float">
            <text:p>21263.7</text:p>
          </table:table-cell>
          <table:table-cell office:value-type="float" office:value="0.468" calcext:value-type="float">
            <text:p>0.468</text:p>
          </table:table-cell>
          <table:table-cell table:formula="of:=[.M470]/56708" office:value-type="float" office:value="0.37496825844678" calcext:value-type="float">
            <text:p>0.37496825844678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1658" calcext:value-type="float">
            <text:p>0.4716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8.7" calcext:value-type="float">
            <text:p>24808.7</text:p>
          </table:table-cell>
          <table:table-cell office:value-type="float" office:value="21264.7" calcext:value-type="float">
            <text:p>21264.7</text:p>
          </table:table-cell>
          <table:table-cell table:number-columns-repeated="2"/>
          <table:table-cell office:value-type="float" office:value="0.469" calcext:value-type="float">
            <text:p>0.469</text:p>
          </table:table-cell>
          <table:table-cell table:number-columns-repeated="2"/>
          <table:table-cell office:value-type="float" office:value="21264.7" calcext:value-type="float">
            <text:p>21264.7</text:p>
          </table:table-cell>
          <table:table-cell office:value-type="float" office:value="0.469" calcext:value-type="float">
            <text:p>0.469</text:p>
          </table:table-cell>
          <table:table-cell table:formula="of:=[.M471]/56708" office:value-type="float" office:value="0.374985892643013" calcext:value-type="float">
            <text:p>0.374985892643013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2652" calcext:value-type="float">
            <text:p>0.4726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9.7" calcext:value-type="float">
            <text:p>24809.7</text:p>
          </table:table-cell>
          <table:table-cell office:value-type="float" office:value="21265.7" calcext:value-type="float">
            <text:p>21265.7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table:number-columns-repeated="2"/>
          <table:table-cell office:value-type="float" office:value="21265.7" calcext:value-type="float">
            <text:p>21265.7</text:p>
          </table:table-cell>
          <table:table-cell office:value-type="float" office:value="0.47" calcext:value-type="float">
            <text:p>0.47</text:p>
          </table:table-cell>
          <table:table-cell table:formula="of:=[.M472]/56708" office:value-type="float" office:value="0.375003526839247" calcext:value-type="float">
            <text:p>0.375003526839247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3646" calcext:value-type="float">
            <text:p>0.4736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0.7" calcext:value-type="float">
            <text:p>24810.7</text:p>
          </table:table-cell>
          <table:table-cell office:value-type="float" office:value="21266.7" calcext:value-type="float">
            <text:p>21266.7</text:p>
          </table:table-cell>
          <table:table-cell table:number-columns-repeated="2"/>
          <table:table-cell office:value-type="float" office:value="0.471" calcext:value-type="float">
            <text:p>0.471</text:p>
          </table:table-cell>
          <table:table-cell table:number-columns-repeated="2"/>
          <table:table-cell office:value-type="float" office:value="21266.7" calcext:value-type="float">
            <text:p>21266.7</text:p>
          </table:table-cell>
          <table:table-cell office:value-type="float" office:value="0.471" calcext:value-type="float">
            <text:p>0.471</text:p>
          </table:table-cell>
          <table:table-cell table:formula="of:=[.M473]/56708" office:value-type="float" office:value="0.37502116103548" calcext:value-type="float">
            <text:p>0.37502116103548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4641" calcext:value-type="float">
            <text:p>0.4746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1.7" calcext:value-type="float">
            <text:p>24811.7</text:p>
          </table:table-cell>
          <table:table-cell office:value-type="float" office:value="21267.7" calcext:value-type="float">
            <text:p>21267.7</text:p>
          </table:table-cell>
          <table:table-cell table:number-columns-repeated="2"/>
          <table:table-cell office:value-type="float" office:value="0.472" calcext:value-type="float">
            <text:p>0.472</text:p>
          </table:table-cell>
          <table:table-cell table:number-columns-repeated="2"/>
          <table:table-cell office:value-type="float" office:value="21267.7" calcext:value-type="float">
            <text:p>21267.7</text:p>
          </table:table-cell>
          <table:table-cell office:value-type="float" office:value="0.472" calcext:value-type="float">
            <text:p>0.472</text:p>
          </table:table-cell>
          <table:table-cell table:formula="of:=[.M474]/56708" office:value-type="float" office:value="0.375038795231713" calcext:value-type="float">
            <text:p>0.375038795231713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5635" calcext:value-type="float">
            <text:p>0.47563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2.7" calcext:value-type="float">
            <text:p>24812.7</text:p>
          </table:table-cell>
          <table:table-cell office:value-type="float" office:value="21268.7" calcext:value-type="float">
            <text:p>21268.7</text:p>
          </table:table-cell>
          <table:table-cell table:number-columns-repeated="2"/>
          <table:table-cell office:value-type="float" office:value="0.473" calcext:value-type="float">
            <text:p>0.473</text:p>
          </table:table-cell>
          <table:table-cell table:number-columns-repeated="2"/>
          <table:table-cell office:value-type="float" office:value="21268.7" calcext:value-type="float">
            <text:p>21268.7</text:p>
          </table:table-cell>
          <table:table-cell office:value-type="float" office:value="0.473" calcext:value-type="float">
            <text:p>0.473</text:p>
          </table:table-cell>
          <table:table-cell table:formula="of:=[.M475]/56708" office:value-type="float" office:value="0.375056429427947" calcext:value-type="float">
            <text:p>0.375056429427947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663" calcext:value-type="float">
            <text:p>0.476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3.7" calcext:value-type="float">
            <text:p>24813.7</text:p>
          </table:table-cell>
          <table:table-cell office:value-type="float" office:value="21269.7" calcext:value-type="float">
            <text:p>21269.7</text:p>
          </table:table-cell>
          <table:table-cell table:number-columns-repeated="2"/>
          <table:table-cell office:value-type="float" office:value="0.474" calcext:value-type="float">
            <text:p>0.474</text:p>
          </table:table-cell>
          <table:table-cell table:number-columns-repeated="2"/>
          <table:table-cell office:value-type="float" office:value="21269.7" calcext:value-type="float">
            <text:p>21269.7</text:p>
          </table:table-cell>
          <table:table-cell office:value-type="float" office:value="0.474" calcext:value-type="float">
            <text:p>0.474</text:p>
          </table:table-cell>
          <table:table-cell table:formula="of:=[.M476]/56708" office:value-type="float" office:value="0.37507406362418" calcext:value-type="float">
            <text:p>0.3750740636241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7624" calcext:value-type="float">
            <text:p>0.4776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4.8" calcext:value-type="float">
            <text:p>24814.8</text:p>
          </table:table-cell>
          <table:table-cell office:value-type="float" office:value="21270.8" calcext:value-type="float">
            <text:p>21270.8</text:p>
          </table:table-cell>
          <table:table-cell table:number-columns-repeated="2"/>
          <table:table-cell office:value-type="float" office:value="0.475" calcext:value-type="float">
            <text:p>0.475</text:p>
          </table:table-cell>
          <table:table-cell table:number-columns-repeated="2"/>
          <table:table-cell office:value-type="float" office:value="21270.8" calcext:value-type="float">
            <text:p>21270.8</text:p>
          </table:table-cell>
          <table:table-cell office:value-type="float" office:value="0.475" calcext:value-type="float">
            <text:p>0.475</text:p>
          </table:table-cell>
          <table:table-cell table:formula="of:=[.M477]/56708" office:value-type="float" office:value="0.375093461240037" calcext:value-type="float">
            <text:p>0.375093461240037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8619" calcext:value-type="float">
            <text:p>0.4786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5.8" calcext:value-type="float">
            <text:p>24815.8</text:p>
          </table:table-cell>
          <table:table-cell office:value-type="float" office:value="21271.8" calcext:value-type="float">
            <text:p>21271.8</text:p>
          </table:table-cell>
          <table:table-cell table:number-columns-repeated="2"/>
          <table:table-cell office:value-type="float" office:value="0.476" calcext:value-type="float">
            <text:p>0.476</text:p>
          </table:table-cell>
          <table:table-cell table:number-columns-repeated="2"/>
          <table:table-cell office:value-type="float" office:value="21271.8" calcext:value-type="float">
            <text:p>21271.8</text:p>
          </table:table-cell>
          <table:table-cell office:value-type="float" office:value="0.476" calcext:value-type="float">
            <text:p>0.476</text:p>
          </table:table-cell>
          <table:table-cell table:formula="of:=[.M478]/56708" office:value-type="float" office:value="0.37511109543627" calcext:value-type="float">
            <text:p>0.37511109543627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79613" calcext:value-type="float">
            <text:p>0.4796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6.8" calcext:value-type="float">
            <text:p>24816.8</text:p>
          </table:table-cell>
          <table:table-cell office:value-type="float" office:value="21272.8" calcext:value-type="float">
            <text:p>21272.8</text:p>
          </table:table-cell>
          <table:table-cell table:number-columns-repeated="2"/>
          <table:table-cell office:value-type="float" office:value="0.477" calcext:value-type="float">
            <text:p>0.477</text:p>
          </table:table-cell>
          <table:table-cell table:number-columns-repeated="2"/>
          <table:table-cell office:value-type="float" office:value="21272.8" calcext:value-type="float">
            <text:p>21272.8</text:p>
          </table:table-cell>
          <table:table-cell office:value-type="float" office:value="0.477" calcext:value-type="float">
            <text:p>0.477</text:p>
          </table:table-cell>
          <table:table-cell table:formula="of:=[.M479]/56708" office:value-type="float" office:value="0.375128729632503" calcext:value-type="float">
            <text:p>0.375128729632503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0608" calcext:value-type="float">
            <text:p>0.4806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7.8" calcext:value-type="float">
            <text:p>24817.8</text:p>
          </table:table-cell>
          <table:table-cell office:value-type="float" office:value="21273.8" calcext:value-type="float">
            <text:p>21273.8</text:p>
          </table:table-cell>
          <table:table-cell table:number-columns-repeated="2"/>
          <table:table-cell office:value-type="float" office:value="0.478" calcext:value-type="float">
            <text:p>0.478</text:p>
          </table:table-cell>
          <table:table-cell table:number-columns-repeated="2"/>
          <table:table-cell office:value-type="float" office:value="21273.8" calcext:value-type="float">
            <text:p>21273.8</text:p>
          </table:table-cell>
          <table:table-cell office:value-type="float" office:value="0.478" calcext:value-type="float">
            <text:p>0.478</text:p>
          </table:table-cell>
          <table:table-cell table:formula="of:=[.M480]/56708" office:value-type="float" office:value="0.375146363828737" calcext:value-type="float">
            <text:p>0.375146363828737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1603" calcext:value-type="float">
            <text:p>0.4816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8.8" calcext:value-type="float">
            <text:p>24818.8</text:p>
          </table:table-cell>
          <table:table-cell office:value-type="float" office:value="21274.8" calcext:value-type="float">
            <text:p>21274.8</text:p>
          </table:table-cell>
          <table:table-cell table:number-columns-repeated="2"/>
          <table:table-cell office:value-type="float" office:value="0.479" calcext:value-type="float">
            <text:p>0.479</text:p>
          </table:table-cell>
          <table:table-cell table:number-columns-repeated="2"/>
          <table:table-cell office:value-type="float" office:value="21274.8" calcext:value-type="float">
            <text:p>21274.8</text:p>
          </table:table-cell>
          <table:table-cell office:value-type="float" office:value="0.479" calcext:value-type="float">
            <text:p>0.479</text:p>
          </table:table-cell>
          <table:table-cell table:formula="of:=[.M481]/56708" office:value-type="float" office:value="0.37516399802497" calcext:value-type="float">
            <text:p>0.3751639980249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2597" calcext:value-type="float">
            <text:p>0.4825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9.8" calcext:value-type="float">
            <text:p>24819.8</text:p>
          </table:table-cell>
          <table:table-cell office:value-type="float" office:value="21275.8" calcext:value-type="float">
            <text:p>21275.8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table:number-columns-repeated="2"/>
          <table:table-cell office:value-type="float" office:value="21275.8" calcext:value-type="float">
            <text:p>21275.8</text:p>
          </table:table-cell>
          <table:table-cell office:value-type="float" office:value="0.48" calcext:value-type="float">
            <text:p>0.48</text:p>
          </table:table-cell>
          <table:table-cell table:formula="of:=[.M482]/56708" office:value-type="float" office:value="0.375181632221203" calcext:value-type="float">
            <text:p>0.375181632221203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3592" calcext:value-type="float">
            <text:p>0.4835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0.8" calcext:value-type="float">
            <text:p>24820.8</text:p>
          </table:table-cell>
          <table:table-cell office:value-type="float" office:value="21276.8" calcext:value-type="float">
            <text:p>21276.8</text:p>
          </table:table-cell>
          <table:table-cell table:number-columns-repeated="2"/>
          <table:table-cell office:value-type="float" office:value="0.481" calcext:value-type="float">
            <text:p>0.481</text:p>
          </table:table-cell>
          <table:table-cell table:number-columns-repeated="2"/>
          <table:table-cell office:value-type="float" office:value="21276.8" calcext:value-type="float">
            <text:p>21276.8</text:p>
          </table:table-cell>
          <table:table-cell office:value-type="float" office:value="0.481" calcext:value-type="float">
            <text:p>0.481</text:p>
          </table:table-cell>
          <table:table-cell table:formula="of:=[.M483]/56708" office:value-type="float" office:value="0.375199266417437" calcext:value-type="float">
            <text:p>0.375199266417437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4586" calcext:value-type="float">
            <text:p>0.48458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1.8" calcext:value-type="float">
            <text:p>24821.8</text:p>
          </table:table-cell>
          <table:table-cell office:value-type="float" office:value="21277.8" calcext:value-type="float">
            <text:p>21277.8</text:p>
          </table:table-cell>
          <table:table-cell table:number-columns-repeated="2"/>
          <table:table-cell office:value-type="float" office:value="0.482" calcext:value-type="float">
            <text:p>0.482</text:p>
          </table:table-cell>
          <table:table-cell table:number-columns-repeated="2"/>
          <table:table-cell office:value-type="float" office:value="21277.8" calcext:value-type="float">
            <text:p>21277.8</text:p>
          </table:table-cell>
          <table:table-cell office:value-type="float" office:value="0.482" calcext:value-type="float">
            <text:p>0.482</text:p>
          </table:table-cell>
          <table:table-cell table:formula="of:=[.M484]/56708" office:value-type="float" office:value="0.37521690061367" calcext:value-type="float">
            <text:p>0.37521690061367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5581" calcext:value-type="float">
            <text:p>0.4855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2.8" calcext:value-type="float">
            <text:p>24822.8</text:p>
          </table:table-cell>
          <table:table-cell office:value-type="float" office:value="21278.8" calcext:value-type="float">
            <text:p>21278.8</text:p>
          </table:table-cell>
          <table:table-cell table:number-columns-repeated="2"/>
          <table:table-cell office:value-type="float" office:value="0.483" calcext:value-type="float">
            <text:p>0.483</text:p>
          </table:table-cell>
          <table:table-cell table:number-columns-repeated="2"/>
          <table:table-cell office:value-type="float" office:value="21278.8" calcext:value-type="float">
            <text:p>21278.8</text:p>
          </table:table-cell>
          <table:table-cell office:value-type="float" office:value="0.483" calcext:value-type="float">
            <text:p>0.483</text:p>
          </table:table-cell>
          <table:table-cell table:formula="of:=[.M485]/56708" office:value-type="float" office:value="0.375234534809903" calcext:value-type="float">
            <text:p>0.375234534809903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6576" calcext:value-type="float">
            <text:p>0.4865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3.8" calcext:value-type="float">
            <text:p>24823.8</text:p>
          </table:table-cell>
          <table:table-cell office:value-type="float" office:value="21279.8" calcext:value-type="float">
            <text:p>21279.8</text:p>
          </table:table-cell>
          <table:table-cell table:number-columns-repeated="2"/>
          <table:table-cell office:value-type="float" office:value="0.484" calcext:value-type="float">
            <text:p>0.484</text:p>
          </table:table-cell>
          <table:table-cell table:number-columns-repeated="2"/>
          <table:table-cell office:value-type="float" office:value="21279.8" calcext:value-type="float">
            <text:p>21279.8</text:p>
          </table:table-cell>
          <table:table-cell office:value-type="float" office:value="0.484" calcext:value-type="float">
            <text:p>0.484</text:p>
          </table:table-cell>
          <table:table-cell table:formula="of:=[.M486]/56708" office:value-type="float" office:value="0.375252169006137" calcext:value-type="float">
            <text:p>0.375252169006137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7571" calcext:value-type="float">
            <text:p>0.4875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4.8" calcext:value-type="float">
            <text:p>24824.8</text:p>
          </table:table-cell>
          <table:table-cell office:value-type="float" office:value="21280.8" calcext:value-type="float">
            <text:p>21280.8</text:p>
          </table:table-cell>
          <table:table-cell table:number-columns-repeated="2"/>
          <table:table-cell office:value-type="float" office:value="0.485" calcext:value-type="float">
            <text:p>0.485</text:p>
          </table:table-cell>
          <table:table-cell table:number-columns-repeated="2"/>
          <table:table-cell office:value-type="float" office:value="21280.8" calcext:value-type="float">
            <text:p>21280.8</text:p>
          </table:table-cell>
          <table:table-cell office:value-type="float" office:value="0.485" calcext:value-type="float">
            <text:p>0.485</text:p>
          </table:table-cell>
          <table:table-cell table:formula="of:=[.M487]/56708" office:value-type="float" office:value="0.37526980320237" calcext:value-type="float">
            <text:p>0.37526980320237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8565" calcext:value-type="float">
            <text:p>0.48856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5.8" calcext:value-type="float">
            <text:p>24825.8</text:p>
          </table:table-cell>
          <table:table-cell office:value-type="float" office:value="21281.8" calcext:value-type="float">
            <text:p>21281.8</text:p>
          </table:table-cell>
          <table:table-cell table:number-columns-repeated="2"/>
          <table:table-cell office:value-type="float" office:value="0.486" calcext:value-type="float">
            <text:p>0.486</text:p>
          </table:table-cell>
          <table:table-cell table:number-columns-repeated="2"/>
          <table:table-cell office:value-type="float" office:value="21281.8" calcext:value-type="float">
            <text:p>21281.8</text:p>
          </table:table-cell>
          <table:table-cell office:value-type="float" office:value="0.486" calcext:value-type="float">
            <text:p>0.486</text:p>
          </table:table-cell>
          <table:table-cell table:formula="of:=[.M488]/56708" office:value-type="float" office:value="0.375287437398603" calcext:value-type="float">
            <text:p>0.375287437398603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8956" calcext:value-type="float">
            <text:p>0.489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6.8" calcext:value-type="float">
            <text:p>24826.8</text:p>
          </table:table-cell>
          <table:table-cell office:value-type="float" office:value="21282.8" calcext:value-type="float">
            <text:p>21282.8</text:p>
          </table:table-cell>
          <table:table-cell table:number-columns-repeated="2"/>
          <table:table-cell office:value-type="float" office:value="0.487" calcext:value-type="float">
            <text:p>0.487</text:p>
          </table:table-cell>
          <table:table-cell table:number-columns-repeated="2"/>
          <table:table-cell office:value-type="float" office:value="21282.8" calcext:value-type="float">
            <text:p>21282.8</text:p>
          </table:table-cell>
          <table:table-cell office:value-type="float" office:value="0.487" calcext:value-type="float">
            <text:p>0.487</text:p>
          </table:table-cell>
          <table:table-cell table:formula="of:=[.M489]/56708" office:value-type="float" office:value="0.375305071594837" calcext:value-type="float">
            <text:p>0.375305071594837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0555" calcext:value-type="float">
            <text:p>0.4905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7.8" calcext:value-type="float">
            <text:p>24827.8</text:p>
          </table:table-cell>
          <table:table-cell office:value-type="float" office:value="21283.8" calcext:value-type="float">
            <text:p>21283.8</text:p>
          </table:table-cell>
          <table:table-cell table:number-columns-repeated="2"/>
          <table:table-cell office:value-type="float" office:value="0.488" calcext:value-type="float">
            <text:p>0.488</text:p>
          </table:table-cell>
          <table:table-cell table:number-columns-repeated="2"/>
          <table:table-cell office:value-type="float" office:value="21283.8" calcext:value-type="float">
            <text:p>21283.8</text:p>
          </table:table-cell>
          <table:table-cell office:value-type="float" office:value="0.488" calcext:value-type="float">
            <text:p>0.488</text:p>
          </table:table-cell>
          <table:table-cell table:formula="of:=[.M490]/56708" office:value-type="float" office:value="0.37532270579107" calcext:value-type="float">
            <text:p>0.37532270579107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155" calcext:value-type="float">
            <text:p>0.491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8.8" calcext:value-type="float">
            <text:p>24828.8</text:p>
          </table:table-cell>
          <table:table-cell office:value-type="float" office:value="21284.8" calcext:value-type="float">
            <text:p>21284.8</text:p>
          </table:table-cell>
          <table:table-cell table:number-columns-repeated="2"/>
          <table:table-cell office:value-type="float" office:value="0.489" calcext:value-type="float">
            <text:p>0.489</text:p>
          </table:table-cell>
          <table:table-cell table:number-columns-repeated="2"/>
          <table:table-cell office:value-type="float" office:value="21284.8" calcext:value-type="float">
            <text:p>21284.8</text:p>
          </table:table-cell>
          <table:table-cell office:value-type="float" office:value="0.489" calcext:value-type="float">
            <text:p>0.489</text:p>
          </table:table-cell>
          <table:table-cell table:formula="of:=[.M491]/56708" office:value-type="float" office:value="0.375340339987303" calcext:value-type="float">
            <text:p>0.375340339987303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2544" calcext:value-type="float">
            <text:p>0.4925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9.8" calcext:value-type="float">
            <text:p>24829.8</text:p>
          </table:table-cell>
          <table:table-cell office:value-type="float" office:value="21285.8" calcext:value-type="float">
            <text:p>21285.8</text:p>
          </table:table-cell>
          <table:table-cell table:number-columns-repeated="2"/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21285.8" calcext:value-type="float">
            <text:p>21285.8</text:p>
          </table:table-cell>
          <table:table-cell office:value-type="float" office:value="0.49" calcext:value-type="float">
            <text:p>0.49</text:p>
          </table:table-cell>
          <table:table-cell table:formula="of:=[.M492]/56708" office:value-type="float" office:value="0.375357974183537" calcext:value-type="float">
            <text:p>0.375357974183537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3539" calcext:value-type="float">
            <text:p>0.49353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0.8" calcext:value-type="float">
            <text:p>24830.8</text:p>
          </table:table-cell>
          <table:table-cell office:value-type="float" office:value="21286.8" calcext:value-type="float">
            <text:p>21286.8</text:p>
          </table:table-cell>
          <table:table-cell table:number-columns-repeated="2"/>
          <table:table-cell office:value-type="float" office:value="0.491" calcext:value-type="float">
            <text:p>0.491</text:p>
          </table:table-cell>
          <table:table-cell table:number-columns-repeated="2"/>
          <table:table-cell office:value-type="float" office:value="21286.8" calcext:value-type="float">
            <text:p>21286.8</text:p>
          </table:table-cell>
          <table:table-cell office:value-type="float" office:value="0.491" calcext:value-type="float">
            <text:p>0.491</text:p>
          </table:table-cell>
          <table:table-cell table:formula="of:=[.M493]/56708" office:value-type="float" office:value="0.37537560837977" calcext:value-type="float">
            <text:p>0.37537560837977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4534" calcext:value-type="float">
            <text:p>0.4945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1.8" calcext:value-type="float">
            <text:p>24831.8</text:p>
          </table:table-cell>
          <table:table-cell office:value-type="float" office:value="21287.8" calcext:value-type="float">
            <text:p>21287.8</text:p>
          </table:table-cell>
          <table:table-cell table:number-columns-repeated="2"/>
          <table:table-cell office:value-type="float" office:value="0.492" calcext:value-type="float">
            <text:p>0.492</text:p>
          </table:table-cell>
          <table:table-cell table:number-columns-repeated="2"/>
          <table:table-cell office:value-type="float" office:value="21287.8" calcext:value-type="float">
            <text:p>21287.8</text:p>
          </table:table-cell>
          <table:table-cell office:value-type="float" office:value="0.492" calcext:value-type="float">
            <text:p>0.492</text:p>
          </table:table-cell>
          <table:table-cell table:formula="of:=[.M494]/56708" office:value-type="float" office:value="0.375393242576003" calcext:value-type="float">
            <text:p>0.375393242576003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5529" calcext:value-type="float">
            <text:p>0.4955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2.8" calcext:value-type="float">
            <text:p>24832.8</text:p>
          </table:table-cell>
          <table:table-cell office:value-type="float" office:value="21288.8" calcext:value-type="float">
            <text:p>21288.8</text:p>
          </table:table-cell>
          <table:table-cell table:number-columns-repeated="2"/>
          <table:table-cell office:value-type="float" office:value="0.493" calcext:value-type="float">
            <text:p>0.493</text:p>
          </table:table-cell>
          <table:table-cell table:number-columns-repeated="2"/>
          <table:table-cell office:value-type="float" office:value="21288.8" calcext:value-type="float">
            <text:p>21288.8</text:p>
          </table:table-cell>
          <table:table-cell office:value-type="float" office:value="0.493" calcext:value-type="float">
            <text:p>0.493</text:p>
          </table:table-cell>
          <table:table-cell table:formula="of:=[.M495]/56708" office:value-type="float" office:value="0.375410876772237" calcext:value-type="float">
            <text:p>0.375410876772237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6524" calcext:value-type="float">
            <text:p>0.4965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3.8" calcext:value-type="float">
            <text:p>24833.8</text:p>
          </table:table-cell>
          <table:table-cell office:value-type="float" office:value="21289.8" calcext:value-type="float">
            <text:p>21289.8</text:p>
          </table:table-cell>
          <table:table-cell table:number-columns-repeated="2"/>
          <table:table-cell office:value-type="float" office:value="0.494" calcext:value-type="float">
            <text:p>0.494</text:p>
          </table:table-cell>
          <table:table-cell table:number-columns-repeated="2"/>
          <table:table-cell office:value-type="float" office:value="21289.8" calcext:value-type="float">
            <text:p>21289.8</text:p>
          </table:table-cell>
          <table:table-cell office:value-type="float" office:value="0.494" calcext:value-type="float">
            <text:p>0.494</text:p>
          </table:table-cell>
          <table:table-cell table:formula="of:=[.M496]/56708" office:value-type="float" office:value="0.37542851096847" calcext:value-type="float">
            <text:p>0.3754285109684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7519" calcext:value-type="float">
            <text:p>0.4975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4.8" calcext:value-type="float">
            <text:p>24834.8</text:p>
          </table:table-cell>
          <table:table-cell office:value-type="float" office:value="21290.8" calcext:value-type="float">
            <text:p>21290.8</text:p>
          </table:table-cell>
          <table:table-cell table:number-columns-repeated="2"/>
          <table:table-cell office:value-type="float" office:value="0.495" calcext:value-type="float">
            <text:p>0.495</text:p>
          </table:table-cell>
          <table:table-cell table:number-columns-repeated="2"/>
          <table:table-cell office:value-type="float" office:value="21290.8" calcext:value-type="float">
            <text:p>21290.8</text:p>
          </table:table-cell>
          <table:table-cell office:value-type="float" office:value="0.495" calcext:value-type="float">
            <text:p>0.495</text:p>
          </table:table-cell>
          <table:table-cell table:formula="of:=[.M497]/56708" office:value-type="float" office:value="0.375446145164703" calcext:value-type="float">
            <text:p>0.375446145164703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8514" calcext:value-type="float">
            <text:p>0.4985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5.8" calcext:value-type="float">
            <text:p>24835.8</text:p>
          </table:table-cell>
          <table:table-cell office:value-type="float" office:value="21291.8" calcext:value-type="float">
            <text:p>21291.8</text:p>
          </table:table-cell>
          <table:table-cell table:number-columns-repeated="2"/>
          <table:table-cell office:value-type="float" office:value="0.496" calcext:value-type="float">
            <text:p>0.496</text:p>
          </table:table-cell>
          <table:table-cell table:number-columns-repeated="2"/>
          <table:table-cell office:value-type="float" office:value="21291.8" calcext:value-type="float">
            <text:p>21291.8</text:p>
          </table:table-cell>
          <table:table-cell office:value-type="float" office:value="0.496" calcext:value-type="float">
            <text:p>0.496</text:p>
          </table:table-cell>
          <table:table-cell table:formula="of:=[.M498]/56708" office:value-type="float" office:value="0.375463779360937" calcext:value-type="float">
            <text:p>0.375463779360937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499509" calcext:value-type="float">
            <text:p>0.4995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6.8" calcext:value-type="float">
            <text:p>24836.8</text:p>
          </table:table-cell>
          <table:table-cell office:value-type="float" office:value="21292.8" calcext:value-type="float">
            <text:p>21292.8</text:p>
          </table:table-cell>
          <table:table-cell table:number-columns-repeated="2"/>
          <table:table-cell office:value-type="float" office:value="0.497" calcext:value-type="float">
            <text:p>0.497</text:p>
          </table:table-cell>
          <table:table-cell table:number-columns-repeated="2"/>
          <table:table-cell office:value-type="float" office:value="21292.8" calcext:value-type="float">
            <text:p>21292.8</text:p>
          </table:table-cell>
          <table:table-cell office:value-type="float" office:value="0.497" calcext:value-type="float">
            <text:p>0.497</text:p>
          </table:table-cell>
          <table:table-cell table:formula="of:=[.M499]/56708" office:value-type="float" office:value="0.37548141355717" calcext:value-type="float">
            <text:p>0.37548141355717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0504" calcext:value-type="float">
            <text:p>0.5005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7.8" calcext:value-type="float">
            <text:p>24837.8</text:p>
          </table:table-cell>
          <table:table-cell office:value-type="float" office:value="21293.8" calcext:value-type="float">
            <text:p>21293.8</text:p>
          </table:table-cell>
          <table:table-cell table:number-columns-repeated="2"/>
          <table:table-cell office:value-type="float" office:value="0.498" calcext:value-type="float">
            <text:p>0.498</text:p>
          </table:table-cell>
          <table:table-cell table:number-columns-repeated="2"/>
          <table:table-cell office:value-type="float" office:value="21293.8" calcext:value-type="float">
            <text:p>21293.8</text:p>
          </table:table-cell>
          <table:table-cell office:value-type="float" office:value="0.498" calcext:value-type="float">
            <text:p>0.498</text:p>
          </table:table-cell>
          <table:table-cell table:formula="of:=[.M500]/56708" office:value-type="float" office:value="0.375499047753403" calcext:value-type="float">
            <text:p>0.375499047753403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1499" calcext:value-type="float">
            <text:p>0.5014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8.8" calcext:value-type="float">
            <text:p>24838.8</text:p>
          </table:table-cell>
          <table:table-cell office:value-type="float" office:value="21294.8" calcext:value-type="float">
            <text:p>21294.8</text:p>
          </table:table-cell>
          <table:table-cell table:number-columns-repeated="2"/>
          <table:table-cell office:value-type="float" office:value="0.499" calcext:value-type="float">
            <text:p>0.499</text:p>
          </table:table-cell>
          <table:table-cell table:number-columns-repeated="2"/>
          <table:table-cell office:value-type="float" office:value="21294.8" calcext:value-type="float">
            <text:p>21294.8</text:p>
          </table:table-cell>
          <table:table-cell office:value-type="float" office:value="0.499" calcext:value-type="float">
            <text:p>0.499</text:p>
          </table:table-cell>
          <table:table-cell table:formula="of:=[.M501]/56708" office:value-type="float" office:value="0.375516681949637" calcext:value-type="float">
            <text:p>0.37551668194963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2494" calcext:value-type="float">
            <text:p>0.5024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9.8" calcext:value-type="float">
            <text:p>24839.8</text:p>
          </table:table-cell>
          <table:table-cell office:value-type="float" office:value="21295.8" calcext:value-type="float">
            <text:p>21295.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1295.8" calcext:value-type="float">
            <text:p>21295.8</text:p>
          </table:table-cell>
          <table:table-cell office:value-type="float" office:value="0.5" calcext:value-type="float">
            <text:p>0.5</text:p>
          </table:table-cell>
          <table:table-cell table:formula="of:=[.M502]/56708" office:value-type="float" office:value="0.37553431614587" calcext:value-type="float">
            <text:p>0.37553431614587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3489" calcext:value-type="float">
            <text:p>0.5034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8.8" calcext:value-type="float">
            <text:p>24838.8</text:p>
          </table:table-cell>
          <table:table-cell office:value-type="float" office:value="21294.8" calcext:value-type="float">
            <text:p>21294.8</text:p>
          </table:table-cell>
          <table:table-cell table:number-columns-repeated="2"/>
          <table:table-cell office:value-type="float" office:value="0.501" calcext:value-type="float">
            <text:p>0.501</text:p>
          </table:table-cell>
          <table:table-cell table:number-columns-repeated="2"/>
          <table:table-cell office:value-type="float" office:value="21294.8" calcext:value-type="float">
            <text:p>21294.8</text:p>
          </table:table-cell>
          <table:table-cell office:value-type="float" office:value="0.501" calcext:value-type="float">
            <text:p>0.501</text:p>
          </table:table-cell>
          <table:table-cell table:formula="of:=[.M503]/56708" office:value-type="float" office:value="0.375516681949637" calcext:value-type="float">
            <text:p>0.375516681949637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4484" calcext:value-type="float">
            <text:p>0.5044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7.8" calcext:value-type="float">
            <text:p>24837.8</text:p>
          </table:table-cell>
          <table:table-cell office:value-type="float" office:value="21293.8" calcext:value-type="float">
            <text:p>21293.8</text:p>
          </table:table-cell>
          <table:table-cell table:number-columns-repeated="2"/>
          <table:table-cell office:value-type="float" office:value="0.502" calcext:value-type="float">
            <text:p>0.502</text:p>
          </table:table-cell>
          <table:table-cell table:number-columns-repeated="2"/>
          <table:table-cell office:value-type="float" office:value="21293.8" calcext:value-type="float">
            <text:p>21293.8</text:p>
          </table:table-cell>
          <table:table-cell office:value-type="float" office:value="0.502" calcext:value-type="float">
            <text:p>0.502</text:p>
          </table:table-cell>
          <table:table-cell table:formula="of:=[.M504]/56708" office:value-type="float" office:value="0.375499047753403" calcext:value-type="float">
            <text:p>0.375499047753403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5479" calcext:value-type="float">
            <text:p>0.5054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6.8" calcext:value-type="float">
            <text:p>24836.8</text:p>
          </table:table-cell>
          <table:table-cell office:value-type="float" office:value="21292.8" calcext:value-type="float">
            <text:p>21292.8</text:p>
          </table:table-cell>
          <table:table-cell table:number-columns-repeated="2"/>
          <table:table-cell office:value-type="float" office:value="0.503" calcext:value-type="float">
            <text:p>0.503</text:p>
          </table:table-cell>
          <table:table-cell table:number-columns-repeated="2"/>
          <table:table-cell office:value-type="float" office:value="21292.8" calcext:value-type="float">
            <text:p>21292.8</text:p>
          </table:table-cell>
          <table:table-cell office:value-type="float" office:value="0.503" calcext:value-type="float">
            <text:p>0.503</text:p>
          </table:table-cell>
          <table:table-cell table:formula="of:=[.M505]/56708" office:value-type="float" office:value="0.37548141355717" calcext:value-type="float">
            <text:p>0.3754814135571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6474" calcext:value-type="float">
            <text:p>0.5064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5.8" calcext:value-type="float">
            <text:p>24835.8</text:p>
          </table:table-cell>
          <table:table-cell office:value-type="float" office:value="21291.8" calcext:value-type="float">
            <text:p>21291.8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table:number-columns-repeated="2"/>
          <table:table-cell office:value-type="float" office:value="21291.8" calcext:value-type="float">
            <text:p>21291.8</text:p>
          </table:table-cell>
          <table:table-cell office:value-type="float" office:value="0.504" calcext:value-type="float">
            <text:p>0.504</text:p>
          </table:table-cell>
          <table:table-cell table:formula="of:=[.M506]/56708" office:value-type="float" office:value="0.375463779360937" calcext:value-type="float">
            <text:p>0.375463779360937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7469" calcext:value-type="float">
            <text:p>0.5074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4.8" calcext:value-type="float">
            <text:p>24834.8</text:p>
          </table:table-cell>
          <table:table-cell office:value-type="float" office:value="21290.8" calcext:value-type="float">
            <text:p>21290.8</text:p>
          </table:table-cell>
          <table:table-cell table:number-columns-repeated="2"/>
          <table:table-cell office:value-type="float" office:value="0.505" calcext:value-type="float">
            <text:p>0.505</text:p>
          </table:table-cell>
          <table:table-cell table:number-columns-repeated="2"/>
          <table:table-cell office:value-type="float" office:value="21290.8" calcext:value-type="float">
            <text:p>21290.8</text:p>
          </table:table-cell>
          <table:table-cell office:value-type="float" office:value="0.505" calcext:value-type="float">
            <text:p>0.505</text:p>
          </table:table-cell>
          <table:table-cell table:formula="of:=[.M507]/56708" office:value-type="float" office:value="0.375446145164703" calcext:value-type="float">
            <text:p>0.375446145164703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8464" calcext:value-type="float">
            <text:p>0.5084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3.8" calcext:value-type="float">
            <text:p>24833.8</text:p>
          </table:table-cell>
          <table:table-cell office:value-type="float" office:value="21289.8" calcext:value-type="float">
            <text:p>21289.8</text:p>
          </table:table-cell>
          <table:table-cell table:number-columns-repeated="2"/>
          <table:table-cell office:value-type="float" office:value="0.506" calcext:value-type="float">
            <text:p>0.506</text:p>
          </table:table-cell>
          <table:table-cell table:number-columns-repeated="2"/>
          <table:table-cell office:value-type="float" office:value="21289.8" calcext:value-type="float">
            <text:p>21289.8</text:p>
          </table:table-cell>
          <table:table-cell office:value-type="float" office:value="0.506" calcext:value-type="float">
            <text:p>0.506</text:p>
          </table:table-cell>
          <table:table-cell table:formula="of:=[.M508]/56708" office:value-type="float" office:value="0.37542851096847" calcext:value-type="float">
            <text:p>0.37542851096847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0946" calcext:value-type="float">
            <text:p>0.509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2.8" calcext:value-type="float">
            <text:p>24832.8</text:p>
          </table:table-cell>
          <table:table-cell office:value-type="float" office:value="21288.8" calcext:value-type="float">
            <text:p>21288.8</text:p>
          </table:table-cell>
          <table:table-cell table:number-columns-repeated="2"/>
          <table:table-cell office:value-type="float" office:value="0.507" calcext:value-type="float">
            <text:p>0.507</text:p>
          </table:table-cell>
          <table:table-cell table:number-columns-repeated="2"/>
          <table:table-cell office:value-type="float" office:value="21288.8" calcext:value-type="float">
            <text:p>21288.8</text:p>
          </table:table-cell>
          <table:table-cell office:value-type="float" office:value="0.507" calcext:value-type="float">
            <text:p>0.507</text:p>
          </table:table-cell>
          <table:table-cell table:formula="of:=[.M509]/56708" office:value-type="float" office:value="0.375410876772237" calcext:value-type="float">
            <text:p>0.375410876772237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0455" calcext:value-type="float">
            <text:p>0.5104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1.8" calcext:value-type="float">
            <text:p>24831.8</text:p>
          </table:table-cell>
          <table:table-cell office:value-type="float" office:value="21287.8" calcext:value-type="float">
            <text:p>21287.8</text:p>
          </table:table-cell>
          <table:table-cell table:number-columns-repeated="2"/>
          <table:table-cell office:value-type="float" office:value="0.508" calcext:value-type="float">
            <text:p>0.508</text:p>
          </table:table-cell>
          <table:table-cell table:number-columns-repeated="2"/>
          <table:table-cell office:value-type="float" office:value="21287.8" calcext:value-type="float">
            <text:p>21287.8</text:p>
          </table:table-cell>
          <table:table-cell office:value-type="float" office:value="0.508" calcext:value-type="float">
            <text:p>0.508</text:p>
          </table:table-cell>
          <table:table-cell table:formula="of:=[.M510]/56708" office:value-type="float" office:value="0.375393242576003" calcext:value-type="float">
            <text:p>0.375393242576003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145" calcext:value-type="float">
            <text:p>0.511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30.8" calcext:value-type="float">
            <text:p>24830.8</text:p>
          </table:table-cell>
          <table:table-cell office:value-type="float" office:value="21286.8" calcext:value-type="float">
            <text:p>21286.8</text:p>
          </table:table-cell>
          <table:table-cell table:number-columns-repeated="2"/>
          <table:table-cell office:value-type="float" office:value="0.509" calcext:value-type="float">
            <text:p>0.509</text:p>
          </table:table-cell>
          <table:table-cell table:number-columns-repeated="2"/>
          <table:table-cell office:value-type="float" office:value="21286.8" calcext:value-type="float">
            <text:p>21286.8</text:p>
          </table:table-cell>
          <table:table-cell office:value-type="float" office:value="0.509" calcext:value-type="float">
            <text:p>0.509</text:p>
          </table:table-cell>
          <table:table-cell table:formula="of:=[.M511]/56708" office:value-type="float" office:value="0.37537560837977" calcext:value-type="float">
            <text:p>0.3753756083797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2445" calcext:value-type="float">
            <text:p>0.5124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9.8" calcext:value-type="float">
            <text:p>24829.8</text:p>
          </table:table-cell>
          <table:table-cell office:value-type="float" office:value="21285.8" calcext:value-type="float">
            <text:p>21285.8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21285.8" calcext:value-type="float">
            <text:p>21285.8</text:p>
          </table:table-cell>
          <table:table-cell office:value-type="float" office:value="0.51" calcext:value-type="float">
            <text:p>0.51</text:p>
          </table:table-cell>
          <table:table-cell table:formula="of:=[.M512]/56708" office:value-type="float" office:value="0.375357974183537" calcext:value-type="float">
            <text:p>0.375357974183537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344" calcext:value-type="float">
            <text:p>0.513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8.8" calcext:value-type="float">
            <text:p>24828.8</text:p>
          </table:table-cell>
          <table:table-cell office:value-type="float" office:value="21284.8" calcext:value-type="float">
            <text:p>21284.8</text:p>
          </table:table-cell>
          <table:table-cell table:number-columns-repeated="2"/>
          <table:table-cell office:value-type="float" office:value="0.511" calcext:value-type="float">
            <text:p>0.511</text:p>
          </table:table-cell>
          <table:table-cell table:number-columns-repeated="2"/>
          <table:table-cell office:value-type="float" office:value="21284.8" calcext:value-type="float">
            <text:p>21284.8</text:p>
          </table:table-cell>
          <table:table-cell office:value-type="float" office:value="0.511" calcext:value-type="float">
            <text:p>0.511</text:p>
          </table:table-cell>
          <table:table-cell table:formula="of:=[.M513]/56708" office:value-type="float" office:value="0.375340339987303" calcext:value-type="float">
            <text:p>0.375340339987303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4436" calcext:value-type="float">
            <text:p>0.5144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7.8" calcext:value-type="float">
            <text:p>24827.8</text:p>
          </table:table-cell>
          <table:table-cell office:value-type="float" office:value="21283.8" calcext:value-type="float">
            <text:p>21283.8</text:p>
          </table:table-cell>
          <table:table-cell table:number-columns-repeated="2"/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21283.8" calcext:value-type="float">
            <text:p>21283.8</text:p>
          </table:table-cell>
          <table:table-cell office:value-type="float" office:value="0.512" calcext:value-type="float">
            <text:p>0.512</text:p>
          </table:table-cell>
          <table:table-cell table:formula="of:=[.M514]/56708" office:value-type="float" office:value="0.37532270579107" calcext:value-type="float">
            <text:p>0.37532270579107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5431" calcext:value-type="float">
            <text:p>0.51543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6.8" calcext:value-type="float">
            <text:p>24826.8</text:p>
          </table:table-cell>
          <table:table-cell office:value-type="float" office:value="21282.8" calcext:value-type="float">
            <text:p>21282.8</text:p>
          </table:table-cell>
          <table:table-cell table:number-columns-repeated="2"/>
          <table:table-cell office:value-type="float" office:value="0.513" calcext:value-type="float">
            <text:p>0.513</text:p>
          </table:table-cell>
          <table:table-cell table:number-columns-repeated="2"/>
          <table:table-cell office:value-type="float" office:value="21282.8" calcext:value-type="float">
            <text:p>21282.8</text:p>
          </table:table-cell>
          <table:table-cell office:value-type="float" office:value="0.513" calcext:value-type="float">
            <text:p>0.513</text:p>
          </table:table-cell>
          <table:table-cell table:formula="of:=[.M515]/56708" office:value-type="float" office:value="0.375305071594837" calcext:value-type="float">
            <text:p>0.375305071594837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6426" calcext:value-type="float">
            <text:p>0.5164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5.8" calcext:value-type="float">
            <text:p>24825.8</text:p>
          </table:table-cell>
          <table:table-cell office:value-type="float" office:value="21281.8" calcext:value-type="float">
            <text:p>21281.8</text:p>
          </table:table-cell>
          <table:table-cell table:number-columns-repeated="2"/>
          <table:table-cell office:value-type="float" office:value="0.514" calcext:value-type="float">
            <text:p>0.514</text:p>
          </table:table-cell>
          <table:table-cell table:number-columns-repeated="2"/>
          <table:table-cell office:value-type="float" office:value="21281.8" calcext:value-type="float">
            <text:p>21281.8</text:p>
          </table:table-cell>
          <table:table-cell office:value-type="float" office:value="0.514" calcext:value-type="float">
            <text:p>0.514</text:p>
          </table:table-cell>
          <table:table-cell table:formula="of:=[.M516]/56708" office:value-type="float" office:value="0.375287437398603" calcext:value-type="float">
            <text:p>0.375287437398603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7421" calcext:value-type="float">
            <text:p>0.51742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4.8" calcext:value-type="float">
            <text:p>24824.8</text:p>
          </table:table-cell>
          <table:table-cell office:value-type="float" office:value="21280.8" calcext:value-type="float">
            <text:p>21280.8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table-cell office:value-type="float" office:value="21280.8" calcext:value-type="float">
            <text:p>21280.8</text:p>
          </table:table-cell>
          <table:table-cell office:value-type="float" office:value="0.515" calcext:value-type="float">
            <text:p>0.515</text:p>
          </table:table-cell>
          <table:table-cell table:formula="of:=[.M517]/56708" office:value-type="float" office:value="0.37526980320237" calcext:value-type="float">
            <text:p>0.37526980320237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8417" calcext:value-type="float">
            <text:p>0.5184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3.8" calcext:value-type="float">
            <text:p>24823.8</text:p>
          </table:table-cell>
          <table:table-cell office:value-type="float" office:value="21279.8" calcext:value-type="float">
            <text:p>21279.8</text:p>
          </table:table-cell>
          <table:table-cell table:number-columns-repeated="2"/>
          <table:table-cell office:value-type="float" office:value="0.516" calcext:value-type="float">
            <text:p>0.516</text:p>
          </table:table-cell>
          <table:table-cell table:number-columns-repeated="2"/>
          <table:table-cell office:value-type="float" office:value="21279.8" calcext:value-type="float">
            <text:p>21279.8</text:p>
          </table:table-cell>
          <table:table-cell office:value-type="float" office:value="0.516" calcext:value-type="float">
            <text:p>0.516</text:p>
          </table:table-cell>
          <table:table-cell table:formula="of:=[.M518]/56708" office:value-type="float" office:value="0.375252169006137" calcext:value-type="float">
            <text:p>0.375252169006137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19412" calcext:value-type="float">
            <text:p>0.5194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2.8" calcext:value-type="float">
            <text:p>24822.8</text:p>
          </table:table-cell>
          <table:table-cell office:value-type="float" office:value="21278.8" calcext:value-type="float">
            <text:p>21278.8</text:p>
          </table:table-cell>
          <table:table-cell table:number-columns-repeated="2"/>
          <table:table-cell office:value-type="float" office:value="0.517" calcext:value-type="float">
            <text:p>0.517</text:p>
          </table:table-cell>
          <table:table-cell table:number-columns-repeated="2"/>
          <table:table-cell office:value-type="float" office:value="21278.8" calcext:value-type="float">
            <text:p>21278.8</text:p>
          </table:table-cell>
          <table:table-cell office:value-type="float" office:value="0.517" calcext:value-type="float">
            <text:p>0.517</text:p>
          </table:table-cell>
          <table:table-cell table:formula="of:=[.M519]/56708" office:value-type="float" office:value="0.375234534809903" calcext:value-type="float">
            <text:p>0.375234534809903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0408" calcext:value-type="float">
            <text:p>0.5204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1.8" calcext:value-type="float">
            <text:p>24821.8</text:p>
          </table:table-cell>
          <table:table-cell office:value-type="float" office:value="21277.8" calcext:value-type="float">
            <text:p>21277.8</text:p>
          </table:table-cell>
          <table:table-cell table:number-columns-repeated="2"/>
          <table:table-cell office:value-type="float" office:value="0.518" calcext:value-type="float">
            <text:p>0.518</text:p>
          </table:table-cell>
          <table:table-cell table:number-columns-repeated="2"/>
          <table:table-cell office:value-type="float" office:value="21277.8" calcext:value-type="float">
            <text:p>21277.8</text:p>
          </table:table-cell>
          <table:table-cell office:value-type="float" office:value="0.518" calcext:value-type="float">
            <text:p>0.518</text:p>
          </table:table-cell>
          <table:table-cell table:formula="of:=[.M520]/56708" office:value-type="float" office:value="0.37521690061367" calcext:value-type="float">
            <text:p>0.37521690061367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1403" calcext:value-type="float">
            <text:p>0.5214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20.8" calcext:value-type="float">
            <text:p>24820.8</text:p>
          </table:table-cell>
          <table:table-cell office:value-type="float" office:value="21276.8" calcext:value-type="float">
            <text:p>21276.8</text:p>
          </table:table-cell>
          <table:table-cell table:number-columns-repeated="2"/>
          <table:table-cell office:value-type="float" office:value="0.519" calcext:value-type="float">
            <text:p>0.519</text:p>
          </table:table-cell>
          <table:table-cell table:number-columns-repeated="2"/>
          <table:table-cell office:value-type="float" office:value="21276.8" calcext:value-type="float">
            <text:p>21276.8</text:p>
          </table:table-cell>
          <table:table-cell office:value-type="float" office:value="0.519" calcext:value-type="float">
            <text:p>0.519</text:p>
          </table:table-cell>
          <table:table-cell table:formula="of:=[.M521]/56708" office:value-type="float" office:value="0.375199266417437" calcext:value-type="float">
            <text:p>0.37519926641743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2398" calcext:value-type="float">
            <text:p>0.5223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9.8" calcext:value-type="float">
            <text:p>24819.8</text:p>
          </table:table-cell>
          <table:table-cell office:value-type="float" office:value="21275.8" calcext:value-type="float">
            <text:p>21275.8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21275.8" calcext:value-type="float">
            <text:p>21275.8</text:p>
          </table:table-cell>
          <table:table-cell office:value-type="float" office:value="0.52" calcext:value-type="float">
            <text:p>0.52</text:p>
          </table:table-cell>
          <table:table-cell table:formula="of:=[.M522]/56708" office:value-type="float" office:value="0.375181632221203" calcext:value-type="float">
            <text:p>0.375181632221203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3394" calcext:value-type="float">
            <text:p>0.5233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8.8" calcext:value-type="float">
            <text:p>24818.8</text:p>
          </table:table-cell>
          <table:table-cell office:value-type="float" office:value="21274.8" calcext:value-type="float">
            <text:p>21274.8</text:p>
          </table:table-cell>
          <table:table-cell table:number-columns-repeated="2"/>
          <table:table-cell office:value-type="float" office:value="0.521" calcext:value-type="float">
            <text:p>0.521</text:p>
          </table:table-cell>
          <table:table-cell table:number-columns-repeated="2"/>
          <table:table-cell office:value-type="float" office:value="21274.8" calcext:value-type="float">
            <text:p>21274.8</text:p>
          </table:table-cell>
          <table:table-cell office:value-type="float" office:value="0.521" calcext:value-type="float">
            <text:p>0.521</text:p>
          </table:table-cell>
          <table:table-cell table:formula="of:=[.M523]/56708" office:value-type="float" office:value="0.37516399802497" calcext:value-type="float">
            <text:p>0.37516399802497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4389" calcext:value-type="float">
            <text:p>0.5243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7.8" calcext:value-type="float">
            <text:p>24817.8</text:p>
          </table:table-cell>
          <table:table-cell office:value-type="float" office:value="21273.8" calcext:value-type="float">
            <text:p>21273.8</text:p>
          </table:table-cell>
          <table:table-cell table:number-columns-repeated="2"/>
          <table:table-cell office:value-type="float" office:value="0.522" calcext:value-type="float">
            <text:p>0.522</text:p>
          </table:table-cell>
          <table:table-cell table:number-columns-repeated="2"/>
          <table:table-cell office:value-type="float" office:value="21273.8" calcext:value-type="float">
            <text:p>21273.8</text:p>
          </table:table-cell>
          <table:table-cell office:value-type="float" office:value="0.522" calcext:value-type="float">
            <text:p>0.522</text:p>
          </table:table-cell>
          <table:table-cell table:formula="of:=[.M524]/56708" office:value-type="float" office:value="0.375146363828737" calcext:value-type="float">
            <text:p>0.375146363828737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5385" calcext:value-type="float">
            <text:p>0.5253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6.8" calcext:value-type="float">
            <text:p>24816.8</text:p>
          </table:table-cell>
          <table:table-cell office:value-type="float" office:value="21272.8" calcext:value-type="float">
            <text:p>21272.8</text:p>
          </table:table-cell>
          <table:table-cell table:number-columns-repeated="2"/>
          <table:table-cell office:value-type="float" office:value="0.523" calcext:value-type="float">
            <text:p>0.523</text:p>
          </table:table-cell>
          <table:table-cell table:number-columns-repeated="2"/>
          <table:table-cell office:value-type="float" office:value="21272.8" calcext:value-type="float">
            <text:p>21272.8</text:p>
          </table:table-cell>
          <table:table-cell office:value-type="float" office:value="0.523" calcext:value-type="float">
            <text:p>0.523</text:p>
          </table:table-cell>
          <table:table-cell table:formula="of:=[.M525]/56708" office:value-type="float" office:value="0.375128729632503" calcext:value-type="float">
            <text:p>0.375128729632503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638" calcext:value-type="float">
            <text:p>0.526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5.8" calcext:value-type="float">
            <text:p>24815.8</text:p>
          </table:table-cell>
          <table:table-cell office:value-type="float" office:value="21271.8" calcext:value-type="float">
            <text:p>21271.8</text:p>
          </table:table-cell>
          <table:table-cell table:number-columns-repeated="2"/>
          <table:table-cell office:value-type="float" office:value="0.524" calcext:value-type="float">
            <text:p>0.524</text:p>
          </table:table-cell>
          <table:table-cell table:number-columns-repeated="2"/>
          <table:table-cell office:value-type="float" office:value="21271.8" calcext:value-type="float">
            <text:p>21271.8</text:p>
          </table:table-cell>
          <table:table-cell office:value-type="float" office:value="0.524" calcext:value-type="float">
            <text:p>0.524</text:p>
          </table:table-cell>
          <table:table-cell table:formula="of:=[.M526]/56708" office:value-type="float" office:value="0.37511109543627" calcext:value-type="float">
            <text:p>0.3751110954362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7376" calcext:value-type="float">
            <text:p>0.5273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4.8" calcext:value-type="float">
            <text:p>24814.8</text:p>
          </table:table-cell>
          <table:table-cell office:value-type="float" office:value="21270.8" calcext:value-type="float">
            <text:p>21270.8</text:p>
          </table:table-cell>
          <table:table-cell table:number-columns-repeated="2"/>
          <table:table-cell office:value-type="float" office:value="0.525" calcext:value-type="float">
            <text:p>0.525</text:p>
          </table:table-cell>
          <table:table-cell table:number-columns-repeated="2"/>
          <table:table-cell office:value-type="float" office:value="21270.8" calcext:value-type="float">
            <text:p>21270.8</text:p>
          </table:table-cell>
          <table:table-cell office:value-type="float" office:value="0.525" calcext:value-type="float">
            <text:p>0.525</text:p>
          </table:table-cell>
          <table:table-cell table:formula="of:=[.M527]/56708" office:value-type="float" office:value="0.375093461240037" calcext:value-type="float">
            <text:p>0.375093461240037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8371" calcext:value-type="float">
            <text:p>0.5283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3.7" calcext:value-type="float">
            <text:p>24813.7</text:p>
          </table:table-cell>
          <table:table-cell office:value-type="float" office:value="21269.7" calcext:value-type="float">
            <text:p>21269.7</text:p>
          </table:table-cell>
          <table:table-cell table:number-columns-repeated="2"/>
          <table:table-cell office:value-type="float" office:value="0.526" calcext:value-type="float">
            <text:p>0.526</text:p>
          </table:table-cell>
          <table:table-cell table:number-columns-repeated="2"/>
          <table:table-cell office:value-type="float" office:value="21269.7" calcext:value-type="float">
            <text:p>21269.7</text:p>
          </table:table-cell>
          <table:table-cell office:value-type="float" office:value="0.526" calcext:value-type="float">
            <text:p>0.526</text:p>
          </table:table-cell>
          <table:table-cell table:formula="of:=[.M528]/56708" office:value-type="float" office:value="0.37507406362418" calcext:value-type="float">
            <text:p>0.37507406362418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29367" calcext:value-type="float">
            <text:p>0.5293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2.7" calcext:value-type="float">
            <text:p>24812.7</text:p>
          </table:table-cell>
          <table:table-cell office:value-type="float" office:value="21268.7" calcext:value-type="float">
            <text:p>21268.7</text:p>
          </table:table-cell>
          <table:table-cell table:number-columns-repeated="2"/>
          <table:table-cell office:value-type="float" office:value="0.527" calcext:value-type="float">
            <text:p>0.527</text:p>
          </table:table-cell>
          <table:table-cell table:number-columns-repeated="2"/>
          <table:table-cell office:value-type="float" office:value="21268.7" calcext:value-type="float">
            <text:p>21268.7</text:p>
          </table:table-cell>
          <table:table-cell office:value-type="float" office:value="0.527" calcext:value-type="float">
            <text:p>0.527</text:p>
          </table:table-cell>
          <table:table-cell table:formula="of:=[.M529]/56708" office:value-type="float" office:value="0.375056429427947" calcext:value-type="float">
            <text:p>0.375056429427947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0362" calcext:value-type="float">
            <text:p>0.53036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1.7" calcext:value-type="float">
            <text:p>24811.7</text:p>
          </table:table-cell>
          <table:table-cell office:value-type="float" office:value="21267.7" calcext:value-type="float">
            <text:p>21267.7</text:p>
          </table:table-cell>
          <table:table-cell table:number-columns-repeated="2"/>
          <table:table-cell office:value-type="float" office:value="0.528" calcext:value-type="float">
            <text:p>0.528</text:p>
          </table:table-cell>
          <table:table-cell table:number-columns-repeated="2"/>
          <table:table-cell office:value-type="float" office:value="21267.7" calcext:value-type="float">
            <text:p>21267.7</text:p>
          </table:table-cell>
          <table:table-cell office:value-type="float" office:value="0.528" calcext:value-type="float">
            <text:p>0.528</text:p>
          </table:table-cell>
          <table:table-cell table:formula="of:=[.M530]/56708" office:value-type="float" office:value="0.375038795231713" calcext:value-type="float">
            <text:p>0.375038795231713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1358" calcext:value-type="float">
            <text:p>0.5313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10.7" calcext:value-type="float">
            <text:p>24810.7</text:p>
          </table:table-cell>
          <table:table-cell office:value-type="float" office:value="21266.7" calcext:value-type="float">
            <text:p>21266.7</text:p>
          </table:table-cell>
          <table:table-cell table:number-columns-repeated="2"/>
          <table:table-cell office:value-type="float" office:value="0.529" calcext:value-type="float">
            <text:p>0.529</text:p>
          </table:table-cell>
          <table:table-cell table:number-columns-repeated="2"/>
          <table:table-cell office:value-type="float" office:value="21266.7" calcext:value-type="float">
            <text:p>21266.7</text:p>
          </table:table-cell>
          <table:table-cell office:value-type="float" office:value="0.529" calcext:value-type="float">
            <text:p>0.529</text:p>
          </table:table-cell>
          <table:table-cell table:formula="of:=[.M531]/56708" office:value-type="float" office:value="0.37502116103548" calcext:value-type="float">
            <text:p>0.3750211610354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2353" calcext:value-type="float">
            <text:p>0.5323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9.7" calcext:value-type="float">
            <text:p>24809.7</text:p>
          </table:table-cell>
          <table:table-cell office:value-type="float" office:value="21265.7" calcext:value-type="float">
            <text:p>21265.7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21265.7" calcext:value-type="float">
            <text:p>21265.7</text:p>
          </table:table-cell>
          <table:table-cell office:value-type="float" office:value="0.53" calcext:value-type="float">
            <text:p>0.53</text:p>
          </table:table-cell>
          <table:table-cell table:formula="of:=[.M532]/56708" office:value-type="float" office:value="0.375003526839247" calcext:value-type="float">
            <text:p>0.375003526839247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3349" calcext:value-type="float">
            <text:p>0.5333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8.7" calcext:value-type="float">
            <text:p>24808.7</text:p>
          </table:table-cell>
          <table:table-cell office:value-type="float" office:value="21264.7" calcext:value-type="float">
            <text:p>21264.7</text:p>
          </table:table-cell>
          <table:table-cell table:number-columns-repeated="2"/>
          <table:table-cell office:value-type="float" office:value="0.531" calcext:value-type="float">
            <text:p>0.531</text:p>
          </table:table-cell>
          <table:table-cell table:number-columns-repeated="2"/>
          <table:table-cell office:value-type="float" office:value="21264.7" calcext:value-type="float">
            <text:p>21264.7</text:p>
          </table:table-cell>
          <table:table-cell office:value-type="float" office:value="0.531" calcext:value-type="float">
            <text:p>0.531</text:p>
          </table:table-cell>
          <table:table-cell table:formula="of:=[.M533]/56708" office:value-type="float" office:value="0.374985892643013" calcext:value-type="float">
            <text:p>0.374985892643013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4344" calcext:value-type="float">
            <text:p>0.5343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7.7" calcext:value-type="float">
            <text:p>24807.7</text:p>
          </table:table-cell>
          <table:table-cell office:value-type="float" office:value="21263.7" calcext:value-type="float">
            <text:p>21263.7</text:p>
          </table:table-cell>
          <table:table-cell table:number-columns-repeated="2"/>
          <table:table-cell office:value-type="float" office:value="0.532" calcext:value-type="float">
            <text:p>0.532</text:p>
          </table:table-cell>
          <table:table-cell table:number-columns-repeated="2"/>
          <table:table-cell office:value-type="float" office:value="21263.7" calcext:value-type="float">
            <text:p>21263.7</text:p>
          </table:table-cell>
          <table:table-cell office:value-type="float" office:value="0.532" calcext:value-type="float">
            <text:p>0.532</text:p>
          </table:table-cell>
          <table:table-cell table:formula="of:=[.M534]/56708" office:value-type="float" office:value="0.37496825844678" calcext:value-type="float">
            <text:p>0.3749682584467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534" calcext:value-type="float">
            <text:p>0.535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6.7" calcext:value-type="float">
            <text:p>24806.7</text:p>
          </table:table-cell>
          <table:table-cell office:value-type="float" office:value="21262.7" calcext:value-type="float">
            <text:p>21262.7</text:p>
          </table:table-cell>
          <table:table-cell table:number-columns-repeated="2"/>
          <table:table-cell office:value-type="float" office:value="0.533" calcext:value-type="float">
            <text:p>0.533</text:p>
          </table:table-cell>
          <table:table-cell table:number-columns-repeated="2"/>
          <table:table-cell office:value-type="float" office:value="21262.7" calcext:value-type="float">
            <text:p>21262.7</text:p>
          </table:table-cell>
          <table:table-cell office:value-type="float" office:value="0.533" calcext:value-type="float">
            <text:p>0.533</text:p>
          </table:table-cell>
          <table:table-cell table:formula="of:=[.M535]/56708" office:value-type="float" office:value="0.374950624250547" calcext:value-type="float">
            <text:p>0.374950624250547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6336" calcext:value-type="float">
            <text:p>0.5363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5.7" calcext:value-type="float">
            <text:p>24805.7</text:p>
          </table:table-cell>
          <table:table-cell office:value-type="float" office:value="21261.7" calcext:value-type="float">
            <text:p>21261.7</text:p>
          </table:table-cell>
          <table:table-cell table:number-columns-repeated="2"/>
          <table:table-cell office:value-type="float" office:value="0.534" calcext:value-type="float">
            <text:p>0.534</text:p>
          </table:table-cell>
          <table:table-cell table:number-columns-repeated="2"/>
          <table:table-cell office:value-type="float" office:value="21261.7" calcext:value-type="float">
            <text:p>21261.7</text:p>
          </table:table-cell>
          <table:table-cell office:value-type="float" office:value="0.534" calcext:value-type="float">
            <text:p>0.534</text:p>
          </table:table-cell>
          <table:table-cell table:formula="of:=[.M536]/56708" office:value-type="float" office:value="0.374932990054313" calcext:value-type="float">
            <text:p>0.374932990054313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7331" calcext:value-type="float">
            <text:p>0.53733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4.7" calcext:value-type="float">
            <text:p>24804.7</text:p>
          </table:table-cell>
          <table:table-cell office:value-type="float" office:value="21260.7" calcext:value-type="float">
            <text:p>21260.7</text:p>
          </table:table-cell>
          <table:table-cell table:number-columns-repeated="2"/>
          <table:table-cell office:value-type="float" office:value="0.535" calcext:value-type="float">
            <text:p>0.535</text:p>
          </table:table-cell>
          <table:table-cell table:number-columns-repeated="2"/>
          <table:table-cell office:value-type="float" office:value="21260.7" calcext:value-type="float">
            <text:p>21260.7</text:p>
          </table:table-cell>
          <table:table-cell office:value-type="float" office:value="0.535" calcext:value-type="float">
            <text:p>0.535</text:p>
          </table:table-cell>
          <table:table-cell table:formula="of:=[.M537]/56708" office:value-type="float" office:value="0.37491535585808" calcext:value-type="float">
            <text:p>0.37491535585808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8327" calcext:value-type="float">
            <text:p>0.5383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3.7" calcext:value-type="float">
            <text:p>24803.7</text:p>
          </table:table-cell>
          <table:table-cell office:value-type="float" office:value="21259.7" calcext:value-type="float">
            <text:p>21259.7</text:p>
          </table:table-cell>
          <table:table-cell table:number-columns-repeated="2"/>
          <table:table-cell office:value-type="float" office:value="0.536" calcext:value-type="float">
            <text:p>0.536</text:p>
          </table:table-cell>
          <table:table-cell table:number-columns-repeated="2"/>
          <table:table-cell office:value-type="float" office:value="21259.7" calcext:value-type="float">
            <text:p>21259.7</text:p>
          </table:table-cell>
          <table:table-cell office:value-type="float" office:value="0.536" calcext:value-type="float">
            <text:p>0.536</text:p>
          </table:table-cell>
          <table:table-cell table:formula="of:=[.M538]/56708" office:value-type="float" office:value="0.374897721661847" calcext:value-type="float">
            <text:p>0.374897721661847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39323" calcext:value-type="float">
            <text:p>0.5393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2.7" calcext:value-type="float">
            <text:p>24802.7</text:p>
          </table:table-cell>
          <table:table-cell office:value-type="float" office:value="21258.7" calcext:value-type="float">
            <text:p>21258.7</text:p>
          </table:table-cell>
          <table:table-cell table:number-columns-repeated="2"/>
          <table:table-cell office:value-type="float" office:value="0.537" calcext:value-type="float">
            <text:p>0.537</text:p>
          </table:table-cell>
          <table:table-cell table:number-columns-repeated="2"/>
          <table:table-cell office:value-type="float" office:value="21258.7" calcext:value-type="float">
            <text:p>21258.7</text:p>
          </table:table-cell>
          <table:table-cell office:value-type="float" office:value="0.537" calcext:value-type="float">
            <text:p>0.537</text:p>
          </table:table-cell>
          <table:table-cell table:formula="of:=[.M539]/56708" office:value-type="float" office:value="0.374880087465613" calcext:value-type="float">
            <text:p>0.374880087465613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0318" calcext:value-type="float">
            <text:p>0.5403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1.7" calcext:value-type="float">
            <text:p>24801.7</text:p>
          </table:table-cell>
          <table:table-cell office:value-type="float" office:value="21257.7" calcext:value-type="float">
            <text:p>21257.7</text:p>
          </table:table-cell>
          <table:table-cell table:number-columns-repeated="2"/>
          <table:table-cell office:value-type="float" office:value="0.538" calcext:value-type="float">
            <text:p>0.538</text:p>
          </table:table-cell>
          <table:table-cell table:number-columns-repeated="2"/>
          <table:table-cell office:value-type="float" office:value="21257.7" calcext:value-type="float">
            <text:p>21257.7</text:p>
          </table:table-cell>
          <table:table-cell office:value-type="float" office:value="0.538" calcext:value-type="float">
            <text:p>0.538</text:p>
          </table:table-cell>
          <table:table-cell table:formula="of:=[.M540]/56708" office:value-type="float" office:value="0.37486245326938" calcext:value-type="float">
            <text:p>0.37486245326938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1314" calcext:value-type="float">
            <text:p>0.5413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800.7" calcext:value-type="float">
            <text:p>24800.7</text:p>
          </table:table-cell>
          <table:table-cell office:value-type="float" office:value="21256.7" calcext:value-type="float">
            <text:p>21256.7</text:p>
          </table:table-cell>
          <table:table-cell table:number-columns-repeated="2"/>
          <table:table-cell office:value-type="float" office:value="0.539" calcext:value-type="float">
            <text:p>0.539</text:p>
          </table:table-cell>
          <table:table-cell table:number-columns-repeated="2"/>
          <table:table-cell office:value-type="float" office:value="21256.7" calcext:value-type="float">
            <text:p>21256.7</text:p>
          </table:table-cell>
          <table:table-cell office:value-type="float" office:value="0.539" calcext:value-type="float">
            <text:p>0.539</text:p>
          </table:table-cell>
          <table:table-cell table:formula="of:=[.M541]/56708" office:value-type="float" office:value="0.374844819073147" calcext:value-type="float">
            <text:p>0.37484481907314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231" calcext:value-type="float">
            <text:p>0.5423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9.7" calcext:value-type="float">
            <text:p>24799.7</text:p>
          </table:table-cell>
          <table:table-cell office:value-type="float" office:value="21255.7" calcext:value-type="float">
            <text:p>21255.7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21255.7" calcext:value-type="float">
            <text:p>21255.7</text:p>
          </table:table-cell>
          <table:table-cell office:value-type="float" office:value="0.54" calcext:value-type="float">
            <text:p>0.54</text:p>
          </table:table-cell>
          <table:table-cell table:formula="of:=[.M542]/56708" office:value-type="float" office:value="0.374827184876913" calcext:value-type="float">
            <text:p>0.374827184876913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3306" calcext:value-type="float">
            <text:p>0.54330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8.7" calcext:value-type="float">
            <text:p>24798.7</text:p>
          </table:table-cell>
          <table:table-cell office:value-type="float" office:value="21254.7" calcext:value-type="float">
            <text:p>21254.7</text:p>
          </table:table-cell>
          <table:table-cell table:number-columns-repeated="2"/>
          <table:table-cell office:value-type="float" office:value="0.541" calcext:value-type="float">
            <text:p>0.541</text:p>
          </table:table-cell>
          <table:table-cell table:number-columns-repeated="2"/>
          <table:table-cell office:value-type="float" office:value="21254.7" calcext:value-type="float">
            <text:p>21254.7</text:p>
          </table:table-cell>
          <table:table-cell office:value-type="float" office:value="0.541" calcext:value-type="float">
            <text:p>0.541</text:p>
          </table:table-cell>
          <table:table-cell table:formula="of:=[.M543]/56708" office:value-type="float" office:value="0.37480955068068" calcext:value-type="float">
            <text:p>0.37480955068068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4301" calcext:value-type="float">
            <text:p>0.5443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7.7" calcext:value-type="float">
            <text:p>24797.7</text:p>
          </table:table-cell>
          <table:table-cell office:value-type="float" office:value="21253.7" calcext:value-type="float">
            <text:p>21253.7</text:p>
          </table:table-cell>
          <table:table-cell table:number-columns-repeated="2"/>
          <table:table-cell office:value-type="float" office:value="0.542" calcext:value-type="float">
            <text:p>0.542</text:p>
          </table:table-cell>
          <table:table-cell table:number-columns-repeated="2"/>
          <table:table-cell office:value-type="float" office:value="21253.7" calcext:value-type="float">
            <text:p>21253.7</text:p>
          </table:table-cell>
          <table:table-cell office:value-type="float" office:value="0.542" calcext:value-type="float">
            <text:p>0.542</text:p>
          </table:table-cell>
          <table:table-cell table:formula="of:=[.M544]/56708" office:value-type="float" office:value="0.374791916484447" calcext:value-type="float">
            <text:p>0.374791916484447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6.7" calcext:value-type="float">
            <text:p>24796.7</text:p>
          </table:table-cell>
          <table:table-cell office:value-type="float" office:value="21252.7" calcext:value-type="float">
            <text:p>21252.7</text:p>
          </table:table-cell>
          <table:table-cell table:number-columns-repeated="2"/>
          <table:table-cell office:value-type="float" office:value="0.543" calcext:value-type="float">
            <text:p>0.543</text:p>
          </table:table-cell>
          <table:table-cell table:number-columns-repeated="2"/>
          <table:table-cell office:value-type="float" office:value="21252.7" calcext:value-type="float">
            <text:p>21252.7</text:p>
          </table:table-cell>
          <table:table-cell office:value-type="float" office:value="0.543" calcext:value-type="float">
            <text:p>0.543</text:p>
          </table:table-cell>
          <table:table-cell table:formula="of:=[.M545]/56708" office:value-type="float" office:value="0.374774282288213" calcext:value-type="float">
            <text:p>0.374774282288213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6293" calcext:value-type="float">
            <text:p>0.5462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5.7" calcext:value-type="float">
            <text:p>24795.7</text:p>
          </table:table-cell>
          <table:table-cell office:value-type="float" office:value="21251.7" calcext:value-type="float">
            <text:p>21251.7</text:p>
          </table:table-cell>
          <table:table-cell table:number-columns-repeated="2"/>
          <table:table-cell office:value-type="float" office:value="0.544" calcext:value-type="float">
            <text:p>0.544</text:p>
          </table:table-cell>
          <table:table-cell table:number-columns-repeated="2"/>
          <table:table-cell office:value-type="float" office:value="21251.7" calcext:value-type="float">
            <text:p>21251.7</text:p>
          </table:table-cell>
          <table:table-cell office:value-type="float" office:value="0.544" calcext:value-type="float">
            <text:p>0.544</text:p>
          </table:table-cell>
          <table:table-cell table:formula="of:=[.M546]/56708" office:value-type="float" office:value="0.37475664809198" calcext:value-type="float">
            <text:p>0.37475664809198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7289" calcext:value-type="float">
            <text:p>0.5472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4.7" calcext:value-type="float">
            <text:p>24794.7</text:p>
          </table:table-cell>
          <table:table-cell office:value-type="float" office:value="21250.7" calcext:value-type="float">
            <text:p>21250.7</text:p>
          </table:table-cell>
          <table:table-cell table:number-columns-repeated="2"/>
          <table:table-cell office:value-type="float" office:value="0.545" calcext:value-type="float">
            <text:p>0.545</text:p>
          </table:table-cell>
          <table:table-cell table:number-columns-repeated="2"/>
          <table:table-cell office:value-type="float" office:value="21250.7" calcext:value-type="float">
            <text:p>21250.7</text:p>
          </table:table-cell>
          <table:table-cell office:value-type="float" office:value="0.545" calcext:value-type="float">
            <text:p>0.545</text:p>
          </table:table-cell>
          <table:table-cell table:formula="of:=[.M547]/56708" office:value-type="float" office:value="0.374739013895747" calcext:value-type="float">
            <text:p>0.374739013895747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8285" calcext:value-type="float">
            <text:p>0.5482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3.7" calcext:value-type="float">
            <text:p>24793.7</text:p>
          </table:table-cell>
          <table:table-cell office:value-type="float" office:value="21249.7" calcext:value-type="float">
            <text:p>21249.7</text:p>
          </table:table-cell>
          <table:table-cell table:number-columns-repeated="2"/>
          <table:table-cell office:value-type="float" office:value="0.546" calcext:value-type="float">
            <text:p>0.546</text:p>
          </table:table-cell>
          <table:table-cell table:number-columns-repeated="2"/>
          <table:table-cell office:value-type="float" office:value="21249.7" calcext:value-type="float">
            <text:p>21249.7</text:p>
          </table:table-cell>
          <table:table-cell office:value-type="float" office:value="0.546" calcext:value-type="float">
            <text:p>0.546</text:p>
          </table:table-cell>
          <table:table-cell table:formula="of:=[.M548]/56708" office:value-type="float" office:value="0.374721379699513" calcext:value-type="float">
            <text:p>0.374721379699513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4928" calcext:value-type="float">
            <text:p>0.549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2.7" calcext:value-type="float">
            <text:p>24792.7</text:p>
          </table:table-cell>
          <table:table-cell office:value-type="float" office:value="21248.7" calcext:value-type="float">
            <text:p>21248.7</text:p>
          </table:table-cell>
          <table:table-cell table:number-columns-repeated="2"/>
          <table:table-cell office:value-type="float" office:value="0.547" calcext:value-type="float">
            <text:p>0.547</text:p>
          </table:table-cell>
          <table:table-cell table:number-columns-repeated="2"/>
          <table:table-cell office:value-type="float" office:value="21248.7" calcext:value-type="float">
            <text:p>21248.7</text:p>
          </table:table-cell>
          <table:table-cell office:value-type="float" office:value="0.547" calcext:value-type="float">
            <text:p>0.547</text:p>
          </table:table-cell>
          <table:table-cell table:formula="of:=[.M549]/56708" office:value-type="float" office:value="0.37470374550328" calcext:value-type="float">
            <text:p>0.37470374550328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0276" calcext:value-type="float">
            <text:p>0.5502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1.7" calcext:value-type="float">
            <text:p>24791.7</text:p>
          </table:table-cell>
          <table:table-cell office:value-type="float" office:value="21247.7" calcext:value-type="float">
            <text:p>21247.7</text:p>
          </table:table-cell>
          <table:table-cell table:number-columns-repeated="2"/>
          <table:table-cell office:value-type="float" office:value="0.548" calcext:value-type="float">
            <text:p>0.548</text:p>
          </table:table-cell>
          <table:table-cell table:number-columns-repeated="2"/>
          <table:table-cell office:value-type="float" office:value="21247.7" calcext:value-type="float">
            <text:p>21247.7</text:p>
          </table:table-cell>
          <table:table-cell office:value-type="float" office:value="0.548" calcext:value-type="float">
            <text:p>0.548</text:p>
          </table:table-cell>
          <table:table-cell table:formula="of:=[.M550]/56708" office:value-type="float" office:value="0.374686111307047" calcext:value-type="float">
            <text:p>0.374686111307047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1272" calcext:value-type="float">
            <text:p>0.55127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90.7" calcext:value-type="float">
            <text:p>24790.7</text:p>
          </table:table-cell>
          <table:table-cell office:value-type="float" office:value="21246.7" calcext:value-type="float">
            <text:p>21246.7</text:p>
          </table:table-cell>
          <table:table-cell table:number-columns-repeated="2"/>
          <table:table-cell office:value-type="float" office:value="0.549" calcext:value-type="float">
            <text:p>0.549</text:p>
          </table:table-cell>
          <table:table-cell table:number-columns-repeated="2"/>
          <table:table-cell office:value-type="float" office:value="21246.7" calcext:value-type="float">
            <text:p>21246.7</text:p>
          </table:table-cell>
          <table:table-cell office:value-type="float" office:value="0.549" calcext:value-type="float">
            <text:p>0.549</text:p>
          </table:table-cell>
          <table:table-cell table:formula="of:=[.M551]/56708" office:value-type="float" office:value="0.374668477110813" calcext:value-type="float">
            <text:p>0.3746684771108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2268" calcext:value-type="float">
            <text:p>0.5522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89.7" calcext:value-type="float">
            <text:p>24789.7</text:p>
          </table:table-cell>
          <table:table-cell office:value-type="float" office:value="21245.7" calcext:value-type="float">
            <text:p>21245.7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21245.7" calcext:value-type="float">
            <text:p>21245.7</text:p>
          </table:table-cell>
          <table:table-cell office:value-type="float" office:value="0.55" calcext:value-type="float">
            <text:p>0.55</text:p>
          </table:table-cell>
          <table:table-cell table:formula="of:=[.M552]/56708" office:value-type="float" office:value="0.37465084291458" calcext:value-type="float">
            <text:p>0.37465084291458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3264" calcext:value-type="float">
            <text:p>0.5532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86.6" calcext:value-type="float">
            <text:p>24786.6</text:p>
          </table:table-cell>
          <table:table-cell office:value-type="float" office:value="21242.6" calcext:value-type="float">
            <text:p>21242.6</text:p>
          </table:table-cell>
          <table:table-cell table:number-columns-repeated="2"/>
          <table:table-cell office:value-type="float" office:value="0.551" calcext:value-type="float">
            <text:p>0.551</text:p>
          </table:table-cell>
          <table:table-cell table:number-columns-repeated="2"/>
          <table:table-cell office:value-type="float" office:value="21242.6" calcext:value-type="float">
            <text:p>21242.6</text:p>
          </table:table-cell>
          <table:table-cell office:value-type="float" office:value="0.551" calcext:value-type="float">
            <text:p>0.551</text:p>
          </table:table-cell>
          <table:table-cell table:formula="of:=[.M553]/56708" office:value-type="float" office:value="0.374596176906257" calcext:value-type="float">
            <text:p>0.374596176906257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426" calcext:value-type="float">
            <text:p>0.554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83.6" calcext:value-type="float">
            <text:p>24783.6</text:p>
          </table:table-cell>
          <table:table-cell office:value-type="float" office:value="21239.6" calcext:value-type="float">
            <text:p>21239.6</text:p>
          </table:table-cell>
          <table:table-cell table:number-columns-repeated="2"/>
          <table:table-cell office:value-type="float" office:value="0.552" calcext:value-type="float">
            <text:p>0.552</text:p>
          </table:table-cell>
          <table:table-cell table:number-columns-repeated="2"/>
          <table:table-cell office:value-type="float" office:value="21239.6" calcext:value-type="float">
            <text:p>21239.6</text:p>
          </table:table-cell>
          <table:table-cell office:value-type="float" office:value="0.552" calcext:value-type="float">
            <text:p>0.552</text:p>
          </table:table-cell>
          <table:table-cell table:formula="of:=[.M554]/56708" office:value-type="float" office:value="0.374543274317557" calcext:value-type="float">
            <text:p>0.374543274317557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5256" calcext:value-type="float">
            <text:p>0.5552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80.5" calcext:value-type="float">
            <text:p>24780.5</text:p>
          </table:table-cell>
          <table:table-cell office:value-type="float" office:value="21236.5" calcext:value-type="float">
            <text:p>21236.5</text:p>
          </table:table-cell>
          <table:table-cell table:number-columns-repeated="2"/>
          <table:table-cell office:value-type="float" office:value="0.553" calcext:value-type="float">
            <text:p>0.553</text:p>
          </table:table-cell>
          <table:table-cell table:number-columns-repeated="2"/>
          <table:table-cell office:value-type="float" office:value="21236.5" calcext:value-type="float">
            <text:p>21236.5</text:p>
          </table:table-cell>
          <table:table-cell office:value-type="float" office:value="0.553" calcext:value-type="float">
            <text:p>0.553</text:p>
          </table:table-cell>
          <table:table-cell table:formula="of:=[.M555]/56708" office:value-type="float" office:value="0.374488608309233" calcext:value-type="float">
            <text:p>0.374488608309233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6252" calcext:value-type="float">
            <text:p>0.5562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77.4" calcext:value-type="float">
            <text:p>24777.4</text:p>
          </table:table-cell>
          <table:table-cell office:value-type="float" office:value="21233.4" calcext:value-type="float">
            <text:p>21233.4</text:p>
          </table:table-cell>
          <table:table-cell table:number-columns-repeated="2"/>
          <table:table-cell office:value-type="float" office:value="0.554" calcext:value-type="float">
            <text:p>0.554</text:p>
          </table:table-cell>
          <table:table-cell table:number-columns-repeated="2"/>
          <table:table-cell office:value-type="float" office:value="21233.4" calcext:value-type="float">
            <text:p>21233.4</text:p>
          </table:table-cell>
          <table:table-cell office:value-type="float" office:value="0.554" calcext:value-type="float">
            <text:p>0.554</text:p>
          </table:table-cell>
          <table:table-cell table:formula="of:=[.M556]/56708" office:value-type="float" office:value="0.37443394230091" calcext:value-type="float">
            <text:p>0.37443394230091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7248" calcext:value-type="float">
            <text:p>0.55724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74.3" calcext:value-type="float">
            <text:p>24774.3</text:p>
          </table:table-cell>
          <table:table-cell office:value-type="float" office:value="21230.3" calcext:value-type="float">
            <text:p>21230.3</text:p>
          </table:table-cell>
          <table:table-cell table:number-columns-repeated="2"/>
          <table:table-cell office:value-type="float" office:value="0.555" calcext:value-type="float">
            <text:p>0.555</text:p>
          </table:table-cell>
          <table:table-cell table:number-columns-repeated="2"/>
          <table:table-cell office:value-type="float" office:value="21230.3" calcext:value-type="float">
            <text:p>21230.3</text:p>
          </table:table-cell>
          <table:table-cell office:value-type="float" office:value="0.555" calcext:value-type="float">
            <text:p>0.555</text:p>
          </table:table-cell>
          <table:table-cell table:formula="of:=[.M557]/56708" office:value-type="float" office:value="0.374379276292587" calcext:value-type="float">
            <text:p>0.374379276292587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8244" calcext:value-type="float">
            <text:p>0.5582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71.3" calcext:value-type="float">
            <text:p>24771.3</text:p>
          </table:table-cell>
          <table:table-cell office:value-type="float" office:value="21227.3" calcext:value-type="float">
            <text:p>21227.3</text:p>
          </table:table-cell>
          <table:table-cell table:number-columns-repeated="2"/>
          <table:table-cell office:value-type="float" office:value="0.556" calcext:value-type="float">
            <text:p>0.556</text:p>
          </table:table-cell>
          <table:table-cell table:number-columns-repeated="2"/>
          <table:table-cell office:value-type="float" office:value="21227.3" calcext:value-type="float">
            <text:p>21227.3</text:p>
          </table:table-cell>
          <table:table-cell office:value-type="float" office:value="0.556" calcext:value-type="float">
            <text:p>0.556</text:p>
          </table:table-cell>
          <table:table-cell table:formula="of:=[.M558]/56708" office:value-type="float" office:value="0.374326373703887" calcext:value-type="float">
            <text:p>0.374326373703887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5924" calcext:value-type="float">
            <text:p>0.559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68.2" calcext:value-type="float">
            <text:p>24768.2</text:p>
          </table:table-cell>
          <table:table-cell office:value-type="float" office:value="21224.2" calcext:value-type="float">
            <text:p>21224.2</text:p>
          </table:table-cell>
          <table:table-cell table:number-columns-repeated="2"/>
          <table:table-cell office:value-type="float" office:value="0.557" calcext:value-type="float">
            <text:p>0.557</text:p>
          </table:table-cell>
          <table:table-cell table:number-columns-repeated="2"/>
          <table:table-cell office:value-type="float" office:value="21224.2" calcext:value-type="float">
            <text:p>21224.2</text:p>
          </table:table-cell>
          <table:table-cell office:value-type="float" office:value="0.557" calcext:value-type="float">
            <text:p>0.557</text:p>
          </table:table-cell>
          <table:table-cell table:formula="of:=[.M559]/56708" office:value-type="float" office:value="0.374271707695563" calcext:value-type="float">
            <text:p>0.374271707695563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0236" calcext:value-type="float">
            <text:p>0.5602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65.1" calcext:value-type="float">
            <text:p>24765.1</text:p>
          </table:table-cell>
          <table:table-cell office:value-type="float" office:value="21221.1" calcext:value-type="float">
            <text:p>21221.1</text:p>
          </table:table-cell>
          <table:table-cell table:number-columns-repeated="2"/>
          <table:table-cell office:value-type="float" office:value="0.558" calcext:value-type="float">
            <text:p>0.558</text:p>
          </table:table-cell>
          <table:table-cell table:number-columns-repeated="2"/>
          <table:table-cell office:value-type="float" office:value="21221.1" calcext:value-type="float">
            <text:p>21221.1</text:p>
          </table:table-cell>
          <table:table-cell office:value-type="float" office:value="0.558" calcext:value-type="float">
            <text:p>0.558</text:p>
          </table:table-cell>
          <table:table-cell table:formula="of:=[.M560]/56708" office:value-type="float" office:value="0.37421704168724" calcext:value-type="float">
            <text:p>0.37421704168724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1232" calcext:value-type="float">
            <text:p>0.5612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62.1" calcext:value-type="float">
            <text:p>24762.1</text:p>
          </table:table-cell>
          <table:table-cell office:value-type="float" office:value="21218.1" calcext:value-type="float">
            <text:p>21218.1</text:p>
          </table:table-cell>
          <table:table-cell table:number-columns-repeated="2"/>
          <table:table-cell office:value-type="float" office:value="0.559" calcext:value-type="float">
            <text:p>0.559</text:p>
          </table:table-cell>
          <table:table-cell table:number-columns-repeated="2"/>
          <table:table-cell office:value-type="float" office:value="21218.1" calcext:value-type="float">
            <text:p>21218.1</text:p>
          </table:table-cell>
          <table:table-cell office:value-type="float" office:value="0.559" calcext:value-type="float">
            <text:p>0.559</text:p>
          </table:table-cell>
          <table:table-cell table:formula="of:=[.M561]/56708" office:value-type="float" office:value="0.37416413909854" calcext:value-type="float">
            <text:p>0.3741641390985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2228" calcext:value-type="float">
            <text:p>0.5622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59" calcext:value-type="float">
            <text:p>24759</text:p>
          </table:table-cell>
          <table:table-cell office:value-type="float" office:value="21215" calcext:value-type="float">
            <text:p>21215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21215" calcext:value-type="float">
            <text:p>21215</text:p>
          </table:table-cell>
          <table:table-cell office:value-type="float" office:value="0.56" calcext:value-type="float">
            <text:p>0.56</text:p>
          </table:table-cell>
          <table:table-cell table:formula="of:=[.M562]/56708" office:value-type="float" office:value="0.374109473090216" calcext:value-type="float">
            <text:p>0.374109473090216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3224" calcext:value-type="float">
            <text:p>0.5632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55.9" calcext:value-type="float">
            <text:p>24755.9</text:p>
          </table:table-cell>
          <table:table-cell office:value-type="float" office:value="21211.9" calcext:value-type="float">
            <text:p>21211.9</text:p>
          </table:table-cell>
          <table:table-cell table:number-columns-repeated="2"/>
          <table:table-cell office:value-type="float" office:value="0.561" calcext:value-type="float">
            <text:p>0.561</text:p>
          </table:table-cell>
          <table:table-cell table:number-columns-repeated="2"/>
          <table:table-cell office:value-type="float" office:value="21211.9" calcext:value-type="float">
            <text:p>21211.9</text:p>
          </table:table-cell>
          <table:table-cell office:value-type="float" office:value="0.561" calcext:value-type="float">
            <text:p>0.561</text:p>
          </table:table-cell>
          <table:table-cell table:formula="of:=[.M563]/56708" office:value-type="float" office:value="0.374054807081893" calcext:value-type="float">
            <text:p>0.374054807081893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422" calcext:value-type="float">
            <text:p>0.564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52.8" calcext:value-type="float">
            <text:p>24752.8</text:p>
          </table:table-cell>
          <table:table-cell office:value-type="float" office:value="21208.8" calcext:value-type="float">
            <text:p>21208.8</text:p>
          </table:table-cell>
          <table:table-cell table:number-columns-repeated="2"/>
          <table:table-cell office:value-type="float" office:value="0.562" calcext:value-type="float">
            <text:p>0.562</text:p>
          </table:table-cell>
          <table:table-cell table:number-columns-repeated="2"/>
          <table:table-cell office:value-type="float" office:value="21208.8" calcext:value-type="float">
            <text:p>21208.8</text:p>
          </table:table-cell>
          <table:table-cell office:value-type="float" office:value="0.562" calcext:value-type="float">
            <text:p>0.562</text:p>
          </table:table-cell>
          <table:table-cell table:formula="of:=[.M564]/56708" office:value-type="float" office:value="0.37400014107357" calcext:value-type="float">
            <text:p>0.37400014107357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5216" calcext:value-type="float">
            <text:p>0.5652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49.8" calcext:value-type="float">
            <text:p>24749.8</text:p>
          </table:table-cell>
          <table:table-cell office:value-type="float" office:value="21205.8" calcext:value-type="float">
            <text:p>21205.8</text:p>
          </table:table-cell>
          <table:table-cell table:number-columns-repeated="2"/>
          <table:table-cell office:value-type="float" office:value="0.563" calcext:value-type="float">
            <text:p>0.563</text:p>
          </table:table-cell>
          <table:table-cell table:number-columns-repeated="2"/>
          <table:table-cell office:value-type="float" office:value="21205.8" calcext:value-type="float">
            <text:p>21205.8</text:p>
          </table:table-cell>
          <table:table-cell office:value-type="float" office:value="0.563" calcext:value-type="float">
            <text:p>0.563</text:p>
          </table:table-cell>
          <table:table-cell table:formula="of:=[.M565]/56708" office:value-type="float" office:value="0.37394723848487" calcext:value-type="float">
            <text:p>0.37394723848487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6212" calcext:value-type="float">
            <text:p>0.5662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46.7" calcext:value-type="float">
            <text:p>24746.7</text:p>
          </table:table-cell>
          <table:table-cell office:value-type="float" office:value="21202.7" calcext:value-type="float">
            <text:p>21202.7</text:p>
          </table:table-cell>
          <table:table-cell table:number-columns-repeated="2"/>
          <table:table-cell office:value-type="float" office:value="0.564" calcext:value-type="float">
            <text:p>0.564</text:p>
          </table:table-cell>
          <table:table-cell table:number-columns-repeated="2"/>
          <table:table-cell office:value-type="float" office:value="21202.7" calcext:value-type="float">
            <text:p>21202.7</text:p>
          </table:table-cell>
          <table:table-cell office:value-type="float" office:value="0.564" calcext:value-type="float">
            <text:p>0.564</text:p>
          </table:table-cell>
          <table:table-cell table:formula="of:=[.M566]/56708" office:value-type="float" office:value="0.373892572476547" calcext:value-type="float">
            <text:p>0.373892572476547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7208" calcext:value-type="float">
            <text:p>0.5672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43.6" calcext:value-type="float">
            <text:p>24743.6</text:p>
          </table:table-cell>
          <table:table-cell office:value-type="float" office:value="21199.6" calcext:value-type="float">
            <text:p>21199.6</text:p>
          </table:table-cell>
          <table:table-cell table:number-columns-repeated="2"/>
          <table:table-cell office:value-type="float" office:value="0.565" calcext:value-type="float">
            <text:p>0.565</text:p>
          </table:table-cell>
          <table:table-cell table:number-columns-repeated="2"/>
          <table:table-cell office:value-type="float" office:value="21199.6" calcext:value-type="float">
            <text:p>21199.6</text:p>
          </table:table-cell>
          <table:table-cell office:value-type="float" office:value="0.565" calcext:value-type="float">
            <text:p>0.565</text:p>
          </table:table-cell>
          <table:table-cell table:formula="of:=[.M567]/56708" office:value-type="float" office:value="0.373837906468223" calcext:value-type="float">
            <text:p>0.373837906468223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8204" calcext:value-type="float">
            <text:p>0.5682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40.6" calcext:value-type="float">
            <text:p>24740.6</text:p>
          </table:table-cell>
          <table:table-cell office:value-type="float" office:value="21196.5" calcext:value-type="float">
            <text:p>21196.5</text:p>
          </table:table-cell>
          <table:table-cell table:number-columns-repeated="2"/>
          <table:table-cell office:value-type="float" office:value="0.566" calcext:value-type="float">
            <text:p>0.566</text:p>
          </table:table-cell>
          <table:table-cell table:number-columns-repeated="2"/>
          <table:table-cell office:value-type="float" office:value="21196.5" calcext:value-type="float">
            <text:p>21196.5</text:p>
          </table:table-cell>
          <table:table-cell office:value-type="float" office:value="0.566" calcext:value-type="float">
            <text:p>0.566</text:p>
          </table:table-cell>
          <table:table-cell table:formula="of:=[.M568]/56708" office:value-type="float" office:value="0.3737832404599" calcext:value-type="float">
            <text:p>0.3737832404599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692" calcext:value-type="float">
            <text:p>0.56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37.5" calcext:value-type="float">
            <text:p>24737.5</text:p>
          </table:table-cell>
          <table:table-cell office:value-type="float" office:value="21193.5" calcext:value-type="float">
            <text:p>21193.5</text:p>
          </table:table-cell>
          <table:table-cell table:number-columns-repeated="2"/>
          <table:table-cell office:value-type="float" office:value="0.567" calcext:value-type="float">
            <text:p>0.567</text:p>
          </table:table-cell>
          <table:table-cell table:number-columns-repeated="2"/>
          <table:table-cell office:value-type="float" office:value="21193.5" calcext:value-type="float">
            <text:p>21193.5</text:p>
          </table:table-cell>
          <table:table-cell office:value-type="float" office:value="0.567" calcext:value-type="float">
            <text:p>0.567</text:p>
          </table:table-cell>
          <table:table-cell table:formula="of:=[.M569]/56708" office:value-type="float" office:value="0.3737303378712" calcext:value-type="float">
            <text:p>0.3737303378712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0197" calcext:value-type="float">
            <text:p>0.5701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34.4" calcext:value-type="float">
            <text:p>24734.4</text:p>
          </table:table-cell>
          <table:table-cell office:value-type="float" office:value="21190.4" calcext:value-type="float">
            <text:p>21190.4</text:p>
          </table:table-cell>
          <table:table-cell table:number-columns-repeated="2"/>
          <table:table-cell office:value-type="float" office:value="0.568" calcext:value-type="float">
            <text:p>0.568</text:p>
          </table:table-cell>
          <table:table-cell table:number-columns-repeated="2"/>
          <table:table-cell office:value-type="float" office:value="21190.4" calcext:value-type="float">
            <text:p>21190.4</text:p>
          </table:table-cell>
          <table:table-cell office:value-type="float" office:value="0.568" calcext:value-type="float">
            <text:p>0.568</text:p>
          </table:table-cell>
          <table:table-cell table:formula="of:=[.M570]/56708" office:value-type="float" office:value="0.373675671862877" calcext:value-type="float">
            <text:p>0.373675671862877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1193" calcext:value-type="float">
            <text:p>0.5711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31.3" calcext:value-type="float">
            <text:p>24731.3</text:p>
          </table:table-cell>
          <table:table-cell office:value-type="float" office:value="21187.3" calcext:value-type="float">
            <text:p>21187.3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table:number-columns-repeated="2"/>
          <table:table-cell office:value-type="float" office:value="21187.3" calcext:value-type="float">
            <text:p>21187.3</text:p>
          </table:table-cell>
          <table:table-cell office:value-type="float" office:value="0.569" calcext:value-type="float">
            <text:p>0.569</text:p>
          </table:table-cell>
          <table:table-cell table:formula="of:=[.M571]/56708" office:value-type="float" office:value="0.373621005854553" calcext:value-type="float">
            <text:p>0.37362100585455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2189" calcext:value-type="float">
            <text:p>0.5721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28.3" calcext:value-type="float">
            <text:p>24728.3</text:p>
          </table:table-cell>
          <table:table-cell office:value-type="float" office:value="21184.3" calcext:value-type="float">
            <text:p>21184.3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21184.3" calcext:value-type="float">
            <text:p>21184.3</text:p>
          </table:table-cell>
          <table:table-cell office:value-type="float" office:value="0.57" calcext:value-type="float">
            <text:p>0.57</text:p>
          </table:table-cell>
          <table:table-cell table:formula="of:=[.M572]/56708" office:value-type="float" office:value="0.373568103265853" calcext:value-type="float">
            <text:p>0.373568103265853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3185" calcext:value-type="float">
            <text:p>0.5731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25.2" calcext:value-type="float">
            <text:p>24725.2</text:p>
          </table:table-cell>
          <table:table-cell office:value-type="float" office:value="21181.2" calcext:value-type="float">
            <text:p>21181.2</text:p>
          </table:table-cell>
          <table:table-cell table:number-columns-repeated="2"/>
          <table:table-cell office:value-type="float" office:value="0.571" calcext:value-type="float">
            <text:p>0.571</text:p>
          </table:table-cell>
          <table:table-cell table:number-columns-repeated="2"/>
          <table:table-cell office:value-type="float" office:value="21181.2" calcext:value-type="float">
            <text:p>21181.2</text:p>
          </table:table-cell>
          <table:table-cell office:value-type="float" office:value="0.571" calcext:value-type="float">
            <text:p>0.571</text:p>
          </table:table-cell>
          <table:table-cell table:formula="of:=[.M573]/56708" office:value-type="float" office:value="0.37351343725753" calcext:value-type="float">
            <text:p>0.37351343725753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4181" calcext:value-type="float">
            <text:p>0.5741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22.1" calcext:value-type="float">
            <text:p>24722.1</text:p>
          </table:table-cell>
          <table:table-cell office:value-type="float" office:value="21178.1" calcext:value-type="float">
            <text:p>21178.1</text:p>
          </table:table-cell>
          <table:table-cell table:number-columns-repeated="2"/>
          <table:table-cell office:value-type="float" office:value="0.572" calcext:value-type="float">
            <text:p>0.572</text:p>
          </table:table-cell>
          <table:table-cell table:number-columns-repeated="2"/>
          <table:table-cell office:value-type="float" office:value="21178.1" calcext:value-type="float">
            <text:p>21178.1</text:p>
          </table:table-cell>
          <table:table-cell office:value-type="float" office:value="0.572" calcext:value-type="float">
            <text:p>0.572</text:p>
          </table:table-cell>
          <table:table-cell table:formula="of:=[.M574]/56708" office:value-type="float" office:value="0.373458771249206" calcext:value-type="float">
            <text:p>0.373458771249206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5177" calcext:value-type="float">
            <text:p>0.57517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19.1" calcext:value-type="float">
            <text:p>24719.1</text:p>
          </table:table-cell>
          <table:table-cell office:value-type="float" office:value="21175" calcext:value-type="float">
            <text:p>21175</text:p>
          </table:table-cell>
          <table:table-cell table:number-columns-repeated="2"/>
          <table:table-cell office:value-type="float" office:value="0.573" calcext:value-type="float">
            <text:p>0.573</text:p>
          </table:table-cell>
          <table:table-cell table:number-columns-repeated="2"/>
          <table:table-cell office:value-type="float" office:value="21175" calcext:value-type="float">
            <text:p>21175</text:p>
          </table:table-cell>
          <table:table-cell office:value-type="float" office:value="0.573" calcext:value-type="float">
            <text:p>0.573</text:p>
          </table:table-cell>
          <table:table-cell table:formula="of:=[.M575]/56708" office:value-type="float" office:value="0.373404105240883" calcext:value-type="float">
            <text:p>0.373404105240883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6174" calcext:value-type="float">
            <text:p>0.5761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16" calcext:value-type="float">
            <text:p>24716</text:p>
          </table:table-cell>
          <table:table-cell office:value-type="float" office:value="21172" calcext:value-type="float">
            <text:p>21172</text:p>
          </table:table-cell>
          <table:table-cell table:number-columns-repeated="2"/>
          <table:table-cell office:value-type="float" office:value="0.574" calcext:value-type="float">
            <text:p>0.574</text:p>
          </table:table-cell>
          <table:table-cell table:number-columns-repeated="2"/>
          <table:table-cell office:value-type="float" office:value="21172" calcext:value-type="float">
            <text:p>21172</text:p>
          </table:table-cell>
          <table:table-cell office:value-type="float" office:value="0.574" calcext:value-type="float">
            <text:p>0.574</text:p>
          </table:table-cell>
          <table:table-cell table:formula="of:=[.M576]/56708" office:value-type="float" office:value="0.373351202652183" calcext:value-type="float">
            <text:p>0.373351202652183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717" calcext:value-type="float">
            <text:p>0.577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12.9" calcext:value-type="float">
            <text:p>24712.9</text:p>
          </table:table-cell>
          <table:table-cell office:value-type="float" office:value="21168.9" calcext:value-type="float">
            <text:p>21168.9</text:p>
          </table:table-cell>
          <table:table-cell table:number-columns-repeated="2"/>
          <table:table-cell office:value-type="float" office:value="0.575" calcext:value-type="float">
            <text:p>0.575</text:p>
          </table:table-cell>
          <table:table-cell table:number-columns-repeated="2"/>
          <table:table-cell office:value-type="float" office:value="21168.9" calcext:value-type="float">
            <text:p>21168.9</text:p>
          </table:table-cell>
          <table:table-cell office:value-type="float" office:value="0.575" calcext:value-type="float">
            <text:p>0.575</text:p>
          </table:table-cell>
          <table:table-cell table:formula="of:=[.M577]/56708" office:value-type="float" office:value="0.37329653664386" calcext:value-type="float">
            <text:p>0.37329653664386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8166" calcext:value-type="float">
            <text:p>0.5781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09.9" calcext:value-type="float">
            <text:p>24709.9</text:p>
          </table:table-cell>
          <table:table-cell office:value-type="float" office:value="21165.8" calcext:value-type="float">
            <text:p>21165.8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table:number-columns-repeated="2"/>
          <table:table-cell office:value-type="float" office:value="21165.8" calcext:value-type="float">
            <text:p>21165.8</text:p>
          </table:table-cell>
          <table:table-cell office:value-type="float" office:value="0.576" calcext:value-type="float">
            <text:p>0.576</text:p>
          </table:table-cell>
          <table:table-cell table:formula="of:=[.M578]/56708" office:value-type="float" office:value="0.373241870635536" calcext:value-type="float">
            <text:p>0.373241870635536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79162" calcext:value-type="float">
            <text:p>0.57916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06.8" calcext:value-type="float">
            <text:p>24706.8</text:p>
          </table:table-cell>
          <table:table-cell office:value-type="float" office:value="21162.8" calcext:value-type="float">
            <text:p>21162.8</text:p>
          </table:table-cell>
          <table:table-cell table:number-columns-repeated="2"/>
          <table:table-cell office:value-type="float" office:value="0.577" calcext:value-type="float">
            <text:p>0.577</text:p>
          </table:table-cell>
          <table:table-cell table:number-columns-repeated="2"/>
          <table:table-cell office:value-type="float" office:value="21162.8" calcext:value-type="float">
            <text:p>21162.8</text:p>
          </table:table-cell>
          <table:table-cell office:value-type="float" office:value="0.577" calcext:value-type="float">
            <text:p>0.577</text:p>
          </table:table-cell>
          <table:table-cell table:formula="of:=[.M579]/56708" office:value-type="float" office:value="0.373188968046836" calcext:value-type="float">
            <text:p>0.373188968046836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0159" calcext:value-type="float">
            <text:p>0.58015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03.7" calcext:value-type="float">
            <text:p>24703.7</text:p>
          </table:table-cell>
          <table:table-cell office:value-type="float" office:value="21159.7" calcext:value-type="float">
            <text:p>21159.7</text:p>
          </table:table-cell>
          <table:table-cell table:number-columns-repeated="2"/>
          <table:table-cell office:value-type="float" office:value="0.578" calcext:value-type="float">
            <text:p>0.578</text:p>
          </table:table-cell>
          <table:table-cell table:number-columns-repeated="2"/>
          <table:table-cell office:value-type="float" office:value="21159.7" calcext:value-type="float">
            <text:p>21159.7</text:p>
          </table:table-cell>
          <table:table-cell office:value-type="float" office:value="0.578" calcext:value-type="float">
            <text:p>0.578</text:p>
          </table:table-cell>
          <table:table-cell table:formula="of:=[.M580]/56708" office:value-type="float" office:value="0.373134302038513" calcext:value-type="float">
            <text:p>0.373134302038513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1155" calcext:value-type="float">
            <text:p>0.5811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700.6" calcext:value-type="float">
            <text:p>24700.6</text:p>
          </table:table-cell>
          <table:table-cell office:value-type="float" office:value="21156.6" calcext:value-type="float">
            <text:p>21156.6</text:p>
          </table:table-cell>
          <table:table-cell table:number-columns-repeated="2"/>
          <table:table-cell office:value-type="float" office:value="0.579" calcext:value-type="float">
            <text:p>0.579</text:p>
          </table:table-cell>
          <table:table-cell table:number-columns-repeated="2"/>
          <table:table-cell office:value-type="float" office:value="21156.6" calcext:value-type="float">
            <text:p>21156.6</text:p>
          </table:table-cell>
          <table:table-cell office:value-type="float" office:value="0.579" calcext:value-type="float">
            <text:p>0.579</text:p>
          </table:table-cell>
          <table:table-cell table:formula="of:=[.M581]/56708" office:value-type="float" office:value="0.37307963603019" calcext:value-type="float">
            <text:p>0.3730796360301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2151" calcext:value-type="float">
            <text:p>0.58215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97.6" calcext:value-type="float">
            <text:p>24697.6</text:p>
          </table:table-cell>
          <table:table-cell office:value-type="float" office:value="21153.5" calcext:value-type="float">
            <text:p>21153.5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21153.5" calcext:value-type="float">
            <text:p>21153.5</text:p>
          </table:table-cell>
          <table:table-cell office:value-type="float" office:value="0.58" calcext:value-type="float">
            <text:p>0.58</text:p>
          </table:table-cell>
          <table:table-cell table:formula="of:=[.M582]/56708" office:value-type="float" office:value="0.373024970021866" calcext:value-type="float">
            <text:p>0.373024970021866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3147" calcext:value-type="float">
            <text:p>0.58314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94.5" calcext:value-type="float">
            <text:p>24694.5</text:p>
          </table:table-cell>
          <table:table-cell office:value-type="float" office:value="21150.5" calcext:value-type="float">
            <text:p>21150.5</text:p>
          </table:table-cell>
          <table:table-cell table:number-columns-repeated="2"/>
          <table:table-cell office:value-type="float" office:value="0.581" calcext:value-type="float">
            <text:p>0.581</text:p>
          </table:table-cell>
          <table:table-cell table:number-columns-repeated="2"/>
          <table:table-cell office:value-type="float" office:value="21150.5" calcext:value-type="float">
            <text:p>21150.5</text:p>
          </table:table-cell>
          <table:table-cell office:value-type="float" office:value="0.581" calcext:value-type="float">
            <text:p>0.581</text:p>
          </table:table-cell>
          <table:table-cell table:formula="of:=[.M583]/56708" office:value-type="float" office:value="0.372972067433166" calcext:value-type="float">
            <text:p>0.372972067433166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4144" calcext:value-type="float">
            <text:p>0.5841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91.4" calcext:value-type="float">
            <text:p>24691.4</text:p>
          </table:table-cell>
          <table:table-cell office:value-type="float" office:value="21147.4" calcext:value-type="float">
            <text:p>21147.4</text:p>
          </table:table-cell>
          <table:table-cell table:number-columns-repeated="2"/>
          <table:table-cell office:value-type="float" office:value="0.582" calcext:value-type="float">
            <text:p>0.582</text:p>
          </table:table-cell>
          <table:table-cell table:number-columns-repeated="2"/>
          <table:table-cell office:value-type="float" office:value="21147.4" calcext:value-type="float">
            <text:p>21147.4</text:p>
          </table:table-cell>
          <table:table-cell office:value-type="float" office:value="0.582" calcext:value-type="float">
            <text:p>0.582</text:p>
          </table:table-cell>
          <table:table-cell table:formula="of:=[.M584]/56708" office:value-type="float" office:value="0.372917401424843" calcext:value-type="float">
            <text:p>0.372917401424843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514" calcext:value-type="float">
            <text:p>0.585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88.4" calcext:value-type="float">
            <text:p>24688.4</text:p>
          </table:table-cell>
          <table:table-cell office:value-type="float" office:value="21144.3" calcext:value-type="float">
            <text:p>21144.3</text:p>
          </table:table-cell>
          <table:table-cell table:number-columns-repeated="2"/>
          <table:table-cell office:value-type="float" office:value="0.583" calcext:value-type="float">
            <text:p>0.583</text:p>
          </table:table-cell>
          <table:table-cell table:number-columns-repeated="2"/>
          <table:table-cell office:value-type="float" office:value="21144.3" calcext:value-type="float">
            <text:p>21144.3</text:p>
          </table:table-cell>
          <table:table-cell office:value-type="float" office:value="0.583" calcext:value-type="float">
            <text:p>0.583</text:p>
          </table:table-cell>
          <table:table-cell table:formula="of:=[.M585]/56708" office:value-type="float" office:value="0.37286273541652" calcext:value-type="float">
            <text:p>0.3728627354165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6137" calcext:value-type="float">
            <text:p>0.58613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85.3" calcext:value-type="float">
            <text:p>24685.3</text:p>
          </table:table-cell>
          <table:table-cell office:value-type="float" office:value="21141.3" calcext:value-type="float">
            <text:p>21141.3</text:p>
          </table:table-cell>
          <table:table-cell table:number-columns-repeated="2"/>
          <table:table-cell office:value-type="float" office:value="0.584" calcext:value-type="float">
            <text:p>0.584</text:p>
          </table:table-cell>
          <table:table-cell table:number-columns-repeated="2"/>
          <table:table-cell office:value-type="float" office:value="21141.3" calcext:value-type="float">
            <text:p>21141.3</text:p>
          </table:table-cell>
          <table:table-cell office:value-type="float" office:value="0.584" calcext:value-type="float">
            <text:p>0.584</text:p>
          </table:table-cell>
          <table:table-cell table:formula="of:=[.M586]/56708" office:value-type="float" office:value="0.37280983282782" calcext:value-type="float">
            <text:p>0.3728098328278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7133" calcext:value-type="float">
            <text:p>0.5871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82.2" calcext:value-type="float">
            <text:p>24682.2</text:p>
          </table:table-cell>
          <table:table-cell office:value-type="float" office:value="21138.2" calcext:value-type="float">
            <text:p>21138.2</text:p>
          </table:table-cell>
          <table:table-cell table:number-columns-repeated="2"/>
          <table:table-cell office:value-type="float" office:value="0.585" calcext:value-type="float">
            <text:p>0.585</text:p>
          </table:table-cell>
          <table:table-cell table:number-columns-repeated="2"/>
          <table:table-cell office:value-type="float" office:value="21138.2" calcext:value-type="float">
            <text:p>21138.2</text:p>
          </table:table-cell>
          <table:table-cell office:value-type="float" office:value="0.585" calcext:value-type="float">
            <text:p>0.585</text:p>
          </table:table-cell>
          <table:table-cell table:formula="of:=[.M587]/56708" office:value-type="float" office:value="0.372755166819496" calcext:value-type="float">
            <text:p>0.372755166819496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8129" calcext:value-type="float">
            <text:p>0.5881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79.1" calcext:value-type="float">
            <text:p>24679.1</text:p>
          </table:table-cell>
          <table:table-cell office:value-type="float" office:value="21135.1" calcext:value-type="float">
            <text:p>21135.1</text:p>
          </table:table-cell>
          <table:table-cell table:number-columns-repeated="2"/>
          <table:table-cell office:value-type="float" office:value="0.586" calcext:value-type="float">
            <text:p>0.586</text:p>
          </table:table-cell>
          <table:table-cell table:number-columns-repeated="2"/>
          <table:table-cell office:value-type="float" office:value="21135.1" calcext:value-type="float">
            <text:p>21135.1</text:p>
          </table:table-cell>
          <table:table-cell office:value-type="float" office:value="0.586" calcext:value-type="float">
            <text:p>0.586</text:p>
          </table:table-cell>
          <table:table-cell table:formula="of:=[.M588]/56708" office:value-type="float" office:value="0.372700500811173" calcext:value-type="float">
            <text:p>0.372700500811173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89126" calcext:value-type="float">
            <text:p>0.5891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76.1" calcext:value-type="float">
            <text:p>24676.1</text:p>
          </table:table-cell>
          <table:table-cell office:value-type="float" office:value="21132" calcext:value-type="float">
            <text:p>21132</text:p>
          </table:table-cell>
          <table:table-cell table:number-columns-repeated="2"/>
          <table:table-cell office:value-type="float" office:value="0.587" calcext:value-type="float">
            <text:p>0.587</text:p>
          </table:table-cell>
          <table:table-cell table:number-columns-repeated="2"/>
          <table:table-cell office:value-type="float" office:value="21132" calcext:value-type="float">
            <text:p>21132</text:p>
          </table:table-cell>
          <table:table-cell office:value-type="float" office:value="0.587" calcext:value-type="float">
            <text:p>0.587</text:p>
          </table:table-cell>
          <table:table-cell table:formula="of:=[.M589]/56708" office:value-type="float" office:value="0.37264583480285" calcext:value-type="float">
            <text:p>0.3726458348028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0122" calcext:value-type="float">
            <text:p>0.5901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73" calcext:value-type="float">
            <text:p>24673</text:p>
          </table:table-cell>
          <table:table-cell office:value-type="float" office:value="21129" calcext:value-type="float">
            <text:p>21129</text:p>
          </table:table-cell>
          <table:table-cell table:number-columns-repeated="2"/>
          <table:table-cell office:value-type="float" office:value="0.588" calcext:value-type="float">
            <text:p>0.588</text:p>
          </table:table-cell>
          <table:table-cell table:number-columns-repeated="2"/>
          <table:table-cell office:value-type="float" office:value="21129" calcext:value-type="float">
            <text:p>21129</text:p>
          </table:table-cell>
          <table:table-cell office:value-type="float" office:value="0.588" calcext:value-type="float">
            <text:p>0.588</text:p>
          </table:table-cell>
          <table:table-cell table:formula="of:=[.M590]/56708" office:value-type="float" office:value="0.37259293221415" calcext:value-type="float">
            <text:p>0.3725929322141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1118" calcext:value-type="float">
            <text:p>0.5911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69.9" calcext:value-type="float">
            <text:p>24669.9</text:p>
          </table:table-cell>
          <table:table-cell office:value-type="float" office:value="21125.9" calcext:value-type="float">
            <text:p>21125.9</text:p>
          </table:table-cell>
          <table:table-cell table:number-columns-repeated="2"/>
          <table:table-cell office:value-type="float" office:value="0.589" calcext:value-type="float">
            <text:p>0.589</text:p>
          </table:table-cell>
          <table:table-cell table:number-columns-repeated="2"/>
          <table:table-cell office:value-type="float" office:value="21125.9" calcext:value-type="float">
            <text:p>21125.9</text:p>
          </table:table-cell>
          <table:table-cell office:value-type="float" office:value="0.589" calcext:value-type="float">
            <text:p>0.589</text:p>
          </table:table-cell>
          <table:table-cell table:formula="of:=[.M591]/56708" office:value-type="float" office:value="0.372538266205826" calcext:value-type="float">
            <text:p>0.37253826620582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2115" calcext:value-type="float">
            <text:p>0.5921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66.9" calcext:value-type="float">
            <text:p>24666.9</text:p>
          </table:table-cell>
          <table:table-cell office:value-type="float" office:value="21122.8" calcext:value-type="float">
            <text:p>21122.8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21122.8" calcext:value-type="float">
            <text:p>21122.8</text:p>
          </table:table-cell>
          <table:table-cell office:value-type="float" office:value="0.59" calcext:value-type="float">
            <text:p>0.59</text:p>
          </table:table-cell>
          <table:table-cell table:formula="of:=[.M592]/56708" office:value-type="float" office:value="0.372483600197503" calcext:value-type="float">
            <text:p>0.372483600197503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3111" calcext:value-type="float">
            <text:p>0.5931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63.8" calcext:value-type="float">
            <text:p>24663.8</text:p>
          </table:table-cell>
          <table:table-cell office:value-type="float" office:value="21119.7" calcext:value-type="float">
            <text:p>21119.7</text:p>
          </table:table-cell>
          <table:table-cell table:number-columns-repeated="2"/>
          <table:table-cell office:value-type="float" office:value="0.591" calcext:value-type="float">
            <text:p>0.591</text:p>
          </table:table-cell>
          <table:table-cell table:number-columns-repeated="2"/>
          <table:table-cell office:value-type="float" office:value="21119.7" calcext:value-type="float">
            <text:p>21119.7</text:p>
          </table:table-cell>
          <table:table-cell office:value-type="float" office:value="0.591" calcext:value-type="float">
            <text:p>0.591</text:p>
          </table:table-cell>
          <table:table-cell table:formula="of:=[.M593]/56708" office:value-type="float" office:value="0.37242893418918" calcext:value-type="float">
            <text:p>0.3724289341891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4108" calcext:value-type="float">
            <text:p>0.5941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60.7" calcext:value-type="float">
            <text:p>24660.7</text:p>
          </table:table-cell>
          <table:table-cell office:value-type="float" office:value="21116.7" calcext:value-type="float">
            <text:p>21116.7</text:p>
          </table:table-cell>
          <table:table-cell table:number-columns-repeated="2"/>
          <table:table-cell office:value-type="float" office:value="0.592" calcext:value-type="float">
            <text:p>0.592</text:p>
          </table:table-cell>
          <table:table-cell table:number-columns-repeated="2"/>
          <table:table-cell office:value-type="float" office:value="21116.7" calcext:value-type="float">
            <text:p>21116.7</text:p>
          </table:table-cell>
          <table:table-cell office:value-type="float" office:value="0.592" calcext:value-type="float">
            <text:p>0.592</text:p>
          </table:table-cell>
          <table:table-cell table:formula="of:=[.M594]/56708" office:value-type="float" office:value="0.37237603160048" calcext:value-type="float">
            <text:p>0.3723760316004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5104" calcext:value-type="float">
            <text:p>0.5951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57.6" calcext:value-type="float">
            <text:p>24657.6</text:p>
          </table:table-cell>
          <table:table-cell office:value-type="float" office:value="21113.6" calcext:value-type="float">
            <text:p>21113.6</text:p>
          </table:table-cell>
          <table:table-cell table:number-columns-repeated="2"/>
          <table:table-cell office:value-type="float" office:value="0.593" calcext:value-type="float">
            <text:p>0.593</text:p>
          </table:table-cell>
          <table:table-cell table:number-columns-repeated="2"/>
          <table:table-cell office:value-type="float" office:value="21113.6" calcext:value-type="float">
            <text:p>21113.6</text:p>
          </table:table-cell>
          <table:table-cell office:value-type="float" office:value="0.593" calcext:value-type="float">
            <text:p>0.593</text:p>
          </table:table-cell>
          <table:table-cell table:formula="of:=[.M595]/56708" office:value-type="float" office:value="0.372321365592156" calcext:value-type="float">
            <text:p>0.37232136559215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6101" calcext:value-type="float">
            <text:p>0.5961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54.6" calcext:value-type="float">
            <text:p>24654.6</text:p>
          </table:table-cell>
          <table:table-cell office:value-type="float" office:value="21110.5" calcext:value-type="float">
            <text:p>21110.5</text:p>
          </table:table-cell>
          <table:table-cell table:number-columns-repeated="2"/>
          <table:table-cell office:value-type="float" office:value="0.594" calcext:value-type="float">
            <text:p>0.594</text:p>
          </table:table-cell>
          <table:table-cell table:number-columns-repeated="2"/>
          <table:table-cell office:value-type="float" office:value="21110.5" calcext:value-type="float">
            <text:p>21110.5</text:p>
          </table:table-cell>
          <table:table-cell office:value-type="float" office:value="0.594" calcext:value-type="float">
            <text:p>0.594</text:p>
          </table:table-cell>
          <table:table-cell table:formula="of:=[.M596]/56708" office:value-type="float" office:value="0.372266699583833" calcext:value-type="float">
            <text:p>0.372266699583833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7097" calcext:value-type="float">
            <text:p>0.5970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51.5" calcext:value-type="float">
            <text:p>24651.5</text:p>
          </table:table-cell>
          <table:table-cell office:value-type="float" office:value="21107.5" calcext:value-type="float">
            <text:p>21107.5</text:p>
          </table:table-cell>
          <table:table-cell table:number-columns-repeated="2"/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21107.5" calcext:value-type="float">
            <text:p>21107.5</text:p>
          </table:table-cell>
          <table:table-cell office:value-type="float" office:value="0.595" calcext:value-type="float">
            <text:p>0.595</text:p>
          </table:table-cell>
          <table:table-cell table:formula="of:=[.M597]/56708" office:value-type="float" office:value="0.372213796995133" calcext:value-type="float">
            <text:p>0.37221379699513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8094" calcext:value-type="float">
            <text:p>0.5980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48.4" calcext:value-type="float">
            <text:p>24648.4</text:p>
          </table:table-cell>
          <table:table-cell office:value-type="float" office:value="21104.4" calcext:value-type="float">
            <text:p>21104.4</text:p>
          </table:table-cell>
          <table:table-cell table:number-columns-repeated="2"/>
          <table:table-cell office:value-type="float" office:value="0.596" calcext:value-type="float">
            <text:p>0.596</text:p>
          </table:table-cell>
          <table:table-cell table:number-columns-repeated="2"/>
          <table:table-cell office:value-type="float" office:value="21104.4" calcext:value-type="float">
            <text:p>21104.4</text:p>
          </table:table-cell>
          <table:table-cell office:value-type="float" office:value="0.596" calcext:value-type="float">
            <text:p>0.596</text:p>
          </table:table-cell>
          <table:table-cell table:formula="of:=[.M598]/56708" office:value-type="float" office:value="0.37215913098681" calcext:value-type="float">
            <text:p>0.37215913098681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59909" calcext:value-type="float">
            <text:p>0.599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45.4" calcext:value-type="float">
            <text:p>24645.4</text:p>
          </table:table-cell>
          <table:table-cell office:value-type="float" office:value="21101.3" calcext:value-type="float">
            <text:p>21101.3</text:p>
          </table:table-cell>
          <table:table-cell table:number-columns-repeated="2"/>
          <table:table-cell office:value-type="float" office:value="0.597" calcext:value-type="float">
            <text:p>0.597</text:p>
          </table:table-cell>
          <table:table-cell table:number-columns-repeated="2"/>
          <table:table-cell office:value-type="float" office:value="21101.3" calcext:value-type="float">
            <text:p>21101.3</text:p>
          </table:table-cell>
          <table:table-cell office:value-type="float" office:value="0.597" calcext:value-type="float">
            <text:p>0.597</text:p>
          </table:table-cell>
          <table:table-cell table:formula="of:=[.M599]/56708" office:value-type="float" office:value="0.372104464978486" calcext:value-type="float">
            <text:p>0.37210446497848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0087" calcext:value-type="float">
            <text:p>0.60008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42.3" calcext:value-type="float">
            <text:p>24642.3</text:p>
          </table:table-cell>
          <table:table-cell office:value-type="float" office:value="21098.2" calcext:value-type="float">
            <text:p>21098.2</text:p>
          </table:table-cell>
          <table:table-cell table:number-columns-repeated="2"/>
          <table:table-cell office:value-type="float" office:value="0.598" calcext:value-type="float">
            <text:p>0.598</text:p>
          </table:table-cell>
          <table:table-cell table:number-columns-repeated="2"/>
          <table:table-cell office:value-type="float" office:value="21098.2" calcext:value-type="float">
            <text:p>21098.2</text:p>
          </table:table-cell>
          <table:table-cell office:value-type="float" office:value="0.598" calcext:value-type="float">
            <text:p>0.598</text:p>
          </table:table-cell>
          <table:table-cell table:formula="of:=[.M600]/56708" office:value-type="float" office:value="0.372049798970163" calcext:value-type="float">
            <text:p>0.372049798970163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1083" calcext:value-type="float">
            <text:p>0.6010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39.2" calcext:value-type="float">
            <text:p>24639.2</text:p>
          </table:table-cell>
          <table:table-cell office:value-type="float" office:value="21095.2" calcext:value-type="float">
            <text:p>21095.2</text:p>
          </table:table-cell>
          <table:table-cell table:number-columns-repeated="2"/>
          <table:table-cell office:value-type="float" office:value="0.599" calcext:value-type="float">
            <text:p>0.599</text:p>
          </table:table-cell>
          <table:table-cell table:number-columns-repeated="2"/>
          <table:table-cell office:value-type="float" office:value="21095.2" calcext:value-type="float">
            <text:p>21095.2</text:p>
          </table:table-cell>
          <table:table-cell office:value-type="float" office:value="0.599" calcext:value-type="float">
            <text:p>0.599</text:p>
          </table:table-cell>
          <table:table-cell table:formula="of:=[.M601]/56708" office:value-type="float" office:value="0.371996896381463" calcext:value-type="float">
            <text:p>0.3719968963814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208" calcext:value-type="float">
            <text:p>0.602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36.1" calcext:value-type="float">
            <text:p>24636.1</text:p>
          </table:table-cell>
          <table:table-cell office:value-type="float" office:value="21092.1" calcext:value-type="float">
            <text:p>21092.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21092.1" calcext:value-type="float">
            <text:p>21092.1</text:p>
          </table:table-cell>
          <table:table-cell office:value-type="float" office:value="0.6" calcext:value-type="float">
            <text:p>0.6</text:p>
          </table:table-cell>
          <table:table-cell table:formula="of:=[.M602]/56708" office:value-type="float" office:value="0.37194223037314" calcext:value-type="float">
            <text:p>0.3719422303731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3076" calcext:value-type="float">
            <text:p>0.6030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30.8" calcext:value-type="float">
            <text:p>24630.8</text:p>
          </table:table-cell>
          <table:table-cell office:value-type="float" office:value="21086.8" calcext:value-type="float">
            <text:p>21086.8</text:p>
          </table:table-cell>
          <table:table-cell table:number-columns-repeated="2"/>
          <table:table-cell office:value-type="float" office:value="0.601" calcext:value-type="float">
            <text:p>0.601</text:p>
          </table:table-cell>
          <table:table-cell table:number-columns-repeated="2"/>
          <table:table-cell office:value-type="float" office:value="21086.8" calcext:value-type="float">
            <text:p>21086.8</text:p>
          </table:table-cell>
          <table:table-cell office:value-type="float" office:value="0.601" calcext:value-type="float">
            <text:p>0.601</text:p>
          </table:table-cell>
          <table:table-cell table:formula="of:=[.M603]/56708" office:value-type="float" office:value="0.371848769133103" calcext:value-type="float">
            <text:p>0.37184876913310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4073" calcext:value-type="float">
            <text:p>0.60407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25.5" calcext:value-type="float">
            <text:p>24625.5</text:p>
          </table:table-cell>
          <table:table-cell office:value-type="float" office:value="21081.4" calcext:value-type="float">
            <text:p>21081.4</text:p>
          </table:table-cell>
          <table:table-cell table:number-columns-repeated="2"/>
          <table:table-cell office:value-type="float" office:value="0.602" calcext:value-type="float">
            <text:p>0.602</text:p>
          </table:table-cell>
          <table:table-cell table:number-columns-repeated="2"/>
          <table:table-cell office:value-type="float" office:value="21081.4" calcext:value-type="float">
            <text:p>21081.4</text:p>
          </table:table-cell>
          <table:table-cell office:value-type="float" office:value="0.602" calcext:value-type="float">
            <text:p>0.602</text:p>
          </table:table-cell>
          <table:table-cell table:formula="of:=[.M604]/56708" office:value-type="float" office:value="0.371753544473443" calcext:value-type="float">
            <text:p>0.371753544473443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5069" calcext:value-type="float">
            <text:p>0.6050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20.1" calcext:value-type="float">
            <text:p>24620.1</text:p>
          </table:table-cell>
          <table:table-cell office:value-type="float" office:value="21076.1" calcext:value-type="float">
            <text:p>21076.1</text:p>
          </table:table-cell>
          <table:table-cell table:number-columns-repeated="2"/>
          <table:table-cell office:value-type="float" office:value="0.603" calcext:value-type="float">
            <text:p>0.603</text:p>
          </table:table-cell>
          <table:table-cell table:number-columns-repeated="2"/>
          <table:table-cell office:value-type="float" office:value="21076.1" calcext:value-type="float">
            <text:p>21076.1</text:p>
          </table:table-cell>
          <table:table-cell office:value-type="float" office:value="0.603" calcext:value-type="float">
            <text:p>0.603</text:p>
          </table:table-cell>
          <table:table-cell table:formula="of:=[.M605]/56708" office:value-type="float" office:value="0.371660083233406" calcext:value-type="float">
            <text:p>0.371660083233406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6066" calcext:value-type="float">
            <text:p>0.6060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14.8" calcext:value-type="float">
            <text:p>24614.8</text:p>
          </table:table-cell>
          <table:table-cell office:value-type="float" office:value="21070.7" calcext:value-type="float">
            <text:p>21070.7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2"/>
          <table:table-cell office:value-type="float" office:value="21070.7" calcext:value-type="float">
            <text:p>21070.7</text:p>
          </table:table-cell>
          <table:table-cell office:value-type="float" office:value="0.604" calcext:value-type="float">
            <text:p>0.604</text:p>
          </table:table-cell>
          <table:table-cell table:formula="of:=[.M606]/56708" office:value-type="float" office:value="0.371564858573746" calcext:value-type="float">
            <text:p>0.371564858573746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7063" calcext:value-type="float">
            <text:p>0.6070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09.4" calcext:value-type="float">
            <text:p>24609.4</text:p>
          </table:table-cell>
          <table:table-cell office:value-type="float" office:value="21065.4" calcext:value-type="float">
            <text:p>21065.4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number-columns-repeated="2"/>
          <table:table-cell office:value-type="float" office:value="21065.4" calcext:value-type="float">
            <text:p>21065.4</text:p>
          </table:table-cell>
          <table:table-cell office:value-type="float" office:value="0.605" calcext:value-type="float">
            <text:p>0.605</text:p>
          </table:table-cell>
          <table:table-cell table:formula="of:=[.M607]/56708" office:value-type="float" office:value="0.371471397333709" calcext:value-type="float">
            <text:p>0.371471397333709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8059" calcext:value-type="float">
            <text:p>0.60805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604.1" calcext:value-type="float">
            <text:p>24604.1</text:p>
          </table:table-cell>
          <table:table-cell office:value-type="float" office:value="21060" calcext:value-type="float">
            <text:p>21060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2"/>
          <table:table-cell office:value-type="float" office:value="21060" calcext:value-type="float">
            <text:p>21060</text:p>
          </table:table-cell>
          <table:table-cell office:value-type="float" office:value="0.606" calcext:value-type="float">
            <text:p>0.606</text:p>
          </table:table-cell>
          <table:table-cell table:formula="of:=[.M608]/56708" office:value-type="float" office:value="0.37137617267405" calcext:value-type="float">
            <text:p>0.37137617267405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09056" calcext:value-type="float">
            <text:p>0.6090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98.7" calcext:value-type="float">
            <text:p>24598.7</text:p>
          </table:table-cell>
          <table:table-cell office:value-type="float" office:value="21054.7" calcext:value-type="float">
            <text:p>21054.7</text:p>
          </table:table-cell>
          <table:table-cell table:number-columns-repeated="2"/>
          <table:table-cell office:value-type="float" office:value="0.607" calcext:value-type="float">
            <text:p>0.607</text:p>
          </table:table-cell>
          <table:table-cell table:number-columns-repeated="2"/>
          <table:table-cell office:value-type="float" office:value="21054.7" calcext:value-type="float">
            <text:p>21054.7</text:p>
          </table:table-cell>
          <table:table-cell office:value-type="float" office:value="0.607" calcext:value-type="float">
            <text:p>0.607</text:p>
          </table:table-cell>
          <table:table-cell table:formula="of:=[.M609]/56708" office:value-type="float" office:value="0.371282711434013" calcext:value-type="float">
            <text:p>0.371282711434013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0052" calcext:value-type="float">
            <text:p>0.6100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93.4" calcext:value-type="float">
            <text:p>24593.4</text:p>
          </table:table-cell>
          <table:table-cell office:value-type="float" office:value="21049.3" calcext:value-type="float">
            <text:p>21049.3</text:p>
          </table:table-cell>
          <table:table-cell table:number-columns-repeated="2"/>
          <table:table-cell office:value-type="float" office:value="0.608" calcext:value-type="float">
            <text:p>0.608</text:p>
          </table:table-cell>
          <table:table-cell table:number-columns-repeated="2"/>
          <table:table-cell office:value-type="float" office:value="21049.3" calcext:value-type="float">
            <text:p>21049.3</text:p>
          </table:table-cell>
          <table:table-cell office:value-type="float" office:value="0.608" calcext:value-type="float">
            <text:p>0.608</text:p>
          </table:table-cell>
          <table:table-cell table:formula="of:=[.M610]/56708" office:value-type="float" office:value="0.371187486774353" calcext:value-type="float">
            <text:p>0.371187486774353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1049" calcext:value-type="float">
            <text:p>0.6110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88" calcext:value-type="float">
            <text:p>24588</text:p>
          </table:table-cell>
          <table:table-cell office:value-type="float" office:value="21044" calcext:value-type="float">
            <text:p>21044</text:p>
          </table:table-cell>
          <table:table-cell table:number-columns-repeated="2"/>
          <table:table-cell office:value-type="float" office:value="0.609" calcext:value-type="float">
            <text:p>0.609</text:p>
          </table:table-cell>
          <table:table-cell table:number-columns-repeated="2"/>
          <table:table-cell office:value-type="float" office:value="21044" calcext:value-type="float">
            <text:p>21044</text:p>
          </table:table-cell>
          <table:table-cell office:value-type="float" office:value="0.609" calcext:value-type="float">
            <text:p>0.609</text:p>
          </table:table-cell>
          <table:table-cell table:formula="of:=[.M611]/56708" office:value-type="float" office:value="0.371094025534316" calcext:value-type="float">
            <text:p>0.37109402553431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2046" calcext:value-type="float">
            <text:p>0.6120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82.7" calcext:value-type="float">
            <text:p>24582.7</text:p>
          </table:table-cell>
          <table:table-cell office:value-type="float" office:value="21038.6" calcext:value-type="float">
            <text:p>21038.6</text:p>
          </table:table-cell>
          <table:table-cell table:number-columns-repeated="2"/>
          <table:table-cell office:value-type="float" office:value="0.61" calcext:value-type="float">
            <text:p>0.61</text:p>
          </table:table-cell>
          <table:table-cell table:number-columns-repeated="2"/>
          <table:table-cell office:value-type="float" office:value="21038.6" calcext:value-type="float">
            <text:p>21038.6</text:p>
          </table:table-cell>
          <table:table-cell office:value-type="float" office:value="0.61" calcext:value-type="float">
            <text:p>0.61</text:p>
          </table:table-cell>
          <table:table-cell table:formula="of:=[.M612]/56708" office:value-type="float" office:value="0.370998800874656" calcext:value-type="float">
            <text:p>0.370998800874656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3042" calcext:value-type="float">
            <text:p>0.61304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77.3" calcext:value-type="float">
            <text:p>24577.3</text:p>
          </table:table-cell>
          <table:table-cell office:value-type="float" office:value="21033.3" calcext:value-type="float">
            <text:p>21033.3</text:p>
          </table:table-cell>
          <table:table-cell table:number-columns-repeated="2"/>
          <table:table-cell office:value-type="float" office:value="0.611" calcext:value-type="float">
            <text:p>0.611</text:p>
          </table:table-cell>
          <table:table-cell table:number-columns-repeated="2"/>
          <table:table-cell office:value-type="float" office:value="21033.3" calcext:value-type="float">
            <text:p>21033.3</text:p>
          </table:table-cell>
          <table:table-cell office:value-type="float" office:value="0.611" calcext:value-type="float">
            <text:p>0.611</text:p>
          </table:table-cell>
          <table:table-cell table:formula="of:=[.M613]/56708" office:value-type="float" office:value="0.370905339634619" calcext:value-type="float">
            <text:p>0.370905339634619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4039" calcext:value-type="float">
            <text:p>0.61403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72" calcext:value-type="float">
            <text:p>24572</text:p>
          </table:table-cell>
          <table:table-cell office:value-type="float" office:value="21027.9" calcext:value-type="float">
            <text:p>21027.9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21027.9" calcext:value-type="float">
            <text:p>21027.9</text:p>
          </table:table-cell>
          <table:table-cell office:value-type="float" office:value="0.612" calcext:value-type="float">
            <text:p>0.612</text:p>
          </table:table-cell>
          <table:table-cell table:formula="of:=[.M614]/56708" office:value-type="float" office:value="0.370810114974959" calcext:value-type="float">
            <text:p>0.370810114974959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5036" calcext:value-type="float">
            <text:p>0.6150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66.6" calcext:value-type="float">
            <text:p>24566.6</text:p>
          </table:table-cell>
          <table:table-cell office:value-type="float" office:value="21022.6" calcext:value-type="float">
            <text:p>21022.6</text:p>
          </table:table-cell>
          <table:table-cell table:number-columns-repeated="2"/>
          <table:table-cell office:value-type="float" office:value="0.613" calcext:value-type="float">
            <text:p>0.613</text:p>
          </table:table-cell>
          <table:table-cell table:number-columns-repeated="2"/>
          <table:table-cell office:value-type="float" office:value="21022.6" calcext:value-type="float">
            <text:p>21022.6</text:p>
          </table:table-cell>
          <table:table-cell office:value-type="float" office:value="0.613" calcext:value-type="float">
            <text:p>0.613</text:p>
          </table:table-cell>
          <table:table-cell table:formula="of:=[.M615]/56708" office:value-type="float" office:value="0.370716653734923" calcext:value-type="float">
            <text:p>0.370716653734923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6032" calcext:value-type="float">
            <text:p>0.6160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61.3" calcext:value-type="float">
            <text:p>24561.3</text:p>
          </table:table-cell>
          <table:table-cell office:value-type="float" office:value="21017.2" calcext:value-type="float">
            <text:p>21017.2</text:p>
          </table:table-cell>
          <table:table-cell table:number-columns-repeated="2"/>
          <table:table-cell office:value-type="float" office:value="0.614" calcext:value-type="float">
            <text:p>0.614</text:p>
          </table:table-cell>
          <table:table-cell table:number-columns-repeated="2"/>
          <table:table-cell office:value-type="float" office:value="21017.2" calcext:value-type="float">
            <text:p>21017.2</text:p>
          </table:table-cell>
          <table:table-cell office:value-type="float" office:value="0.614" calcext:value-type="float">
            <text:p>0.614</text:p>
          </table:table-cell>
          <table:table-cell table:formula="of:=[.M616]/56708" office:value-type="float" office:value="0.370621429075263" calcext:value-type="float">
            <text:p>0.370621429075263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7029" calcext:value-type="float">
            <text:p>0.6170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55.9" calcext:value-type="float">
            <text:p>24555.9</text:p>
          </table:table-cell>
          <table:table-cell office:value-type="float" office:value="21011.9" calcext:value-type="float">
            <text:p>21011.9</text:p>
          </table:table-cell>
          <table:table-cell table:number-columns-repeated="2"/>
          <table:table-cell office:value-type="float" office:value="0.615" calcext:value-type="float">
            <text:p>0.615</text:p>
          </table:table-cell>
          <table:table-cell table:number-columns-repeated="2"/>
          <table:table-cell office:value-type="float" office:value="21011.9" calcext:value-type="float">
            <text:p>21011.9</text:p>
          </table:table-cell>
          <table:table-cell office:value-type="float" office:value="0.615" calcext:value-type="float">
            <text:p>0.615</text:p>
          </table:table-cell>
          <table:table-cell table:formula="of:=[.M617]/56708" office:value-type="float" office:value="0.370527967835226" calcext:value-type="float">
            <text:p>0.370527967835226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8026" calcext:value-type="float">
            <text:p>0.6180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50.6" calcext:value-type="float">
            <text:p>24550.6</text:p>
          </table:table-cell>
          <table:table-cell office:value-type="float" office:value="21006.5" calcext:value-type="float">
            <text:p>21006.5</text:p>
          </table:table-cell>
          <table:table-cell table:number-columns-repeated="2"/>
          <table:table-cell office:value-type="float" office:value="0.616" calcext:value-type="float">
            <text:p>0.616</text:p>
          </table:table-cell>
          <table:table-cell table:number-columns-repeated="2"/>
          <table:table-cell office:value-type="float" office:value="21006.5" calcext:value-type="float">
            <text:p>21006.5</text:p>
          </table:table-cell>
          <table:table-cell office:value-type="float" office:value="0.616" calcext:value-type="float">
            <text:p>0.616</text:p>
          </table:table-cell>
          <table:table-cell table:formula="of:=[.M618]/56708" office:value-type="float" office:value="0.370432743175566" calcext:value-type="float">
            <text:p>0.370432743175566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19023" calcext:value-type="float">
            <text:p>0.6190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45.2" calcext:value-type="float">
            <text:p>24545.2</text:p>
          </table:table-cell>
          <table:table-cell office:value-type="float" office:value="21001.2" calcext:value-type="float">
            <text:p>21001.2</text:p>
          </table:table-cell>
          <table:table-cell table:number-columns-repeated="2"/>
          <table:table-cell office:value-type="float" office:value="0.617" calcext:value-type="float">
            <text:p>0.617</text:p>
          </table:table-cell>
          <table:table-cell table:number-columns-repeated="2"/>
          <table:table-cell office:value-type="float" office:value="21001.2" calcext:value-type="float">
            <text:p>21001.2</text:p>
          </table:table-cell>
          <table:table-cell office:value-type="float" office:value="0.617" calcext:value-type="float">
            <text:p>0.617</text:p>
          </table:table-cell>
          <table:table-cell table:formula="of:=[.M619]/56708" office:value-type="float" office:value="0.370339281935529" calcext:value-type="float">
            <text:p>0.370339281935529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0019" calcext:value-type="float">
            <text:p>0.6200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39.9" calcext:value-type="float">
            <text:p>24539.9</text:p>
          </table:table-cell>
          <table:table-cell office:value-type="float" office:value="20995.9" calcext:value-type="float">
            <text:p>20995.9</text:p>
          </table:table-cell>
          <table:table-cell table:number-columns-repeated="2"/>
          <table:table-cell office:value-type="float" office:value="0.618" calcext:value-type="float">
            <text:p>0.618</text:p>
          </table:table-cell>
          <table:table-cell table:number-columns-repeated="2"/>
          <table:table-cell office:value-type="float" office:value="20995.9" calcext:value-type="float">
            <text:p>20995.9</text:p>
          </table:table-cell>
          <table:table-cell office:value-type="float" office:value="0.618" calcext:value-type="float">
            <text:p>0.618</text:p>
          </table:table-cell>
          <table:table-cell table:formula="of:=[.M620]/56708" office:value-type="float" office:value="0.370245820695493" calcext:value-type="float">
            <text:p>0.370245820695493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1016" calcext:value-type="float">
            <text:p>0.6210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34.6" calcext:value-type="float">
            <text:p>24534.6</text:p>
          </table:table-cell>
          <table:table-cell office:value-type="float" office:value="20990.5" calcext:value-type="float">
            <text:p>20990.5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table:number-columns-repeated="2"/>
          <table:table-cell office:value-type="float" office:value="20990.5" calcext:value-type="float">
            <text:p>20990.5</text:p>
          </table:table-cell>
          <table:table-cell office:value-type="float" office:value="0.619" calcext:value-type="float">
            <text:p>0.619</text:p>
          </table:table-cell>
          <table:table-cell table:formula="of:=[.M621]/56708" office:value-type="float" office:value="0.370150596035833" calcext:value-type="float">
            <text:p>0.37015059603583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2013" calcext:value-type="float">
            <text:p>0.6220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29.2" calcext:value-type="float">
            <text:p>24529.2</text:p>
          </table:table-cell>
          <table:table-cell office:value-type="float" office:value="20985.2" calcext:value-type="float">
            <text:p>20985.2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20985.2" calcext:value-type="float">
            <text:p>20985.2</text:p>
          </table:table-cell>
          <table:table-cell office:value-type="float" office:value="0.62" calcext:value-type="float">
            <text:p>0.62</text:p>
          </table:table-cell>
          <table:table-cell table:formula="of:=[.M622]/56708" office:value-type="float" office:value="0.370057134795796" calcext:value-type="float">
            <text:p>0.370057134795796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301" calcext:value-type="float">
            <text:p>0.623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23.9" calcext:value-type="float">
            <text:p>24523.9</text:p>
          </table:table-cell>
          <table:table-cell office:value-type="float" office:value="20979.8" calcext:value-type="float">
            <text:p>20979.8</text:p>
          </table:table-cell>
          <table:table-cell table:number-columns-repeated="2"/>
          <table:table-cell office:value-type="float" office:value="0.621" calcext:value-type="float">
            <text:p>0.621</text:p>
          </table:table-cell>
          <table:table-cell table:number-columns-repeated="2"/>
          <table:table-cell office:value-type="float" office:value="20979.8" calcext:value-type="float">
            <text:p>20979.8</text:p>
          </table:table-cell>
          <table:table-cell office:value-type="float" office:value="0.621" calcext:value-type="float">
            <text:p>0.621</text:p>
          </table:table-cell>
          <table:table-cell table:formula="of:=[.M623]/56708" office:value-type="float" office:value="0.369961910136136" calcext:value-type="float">
            <text:p>0.369961910136136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4006" calcext:value-type="float">
            <text:p>0.62400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18.5" calcext:value-type="float">
            <text:p>24518.5</text:p>
          </table:table-cell>
          <table:table-cell office:value-type="float" office:value="20974.5" calcext:value-type="float">
            <text:p>20974.5</text:p>
          </table:table-cell>
          <table:table-cell table:number-columns-repeated="2"/>
          <table:table-cell office:value-type="float" office:value="0.622" calcext:value-type="float">
            <text:p>0.622</text:p>
          </table:table-cell>
          <table:table-cell table:number-columns-repeated="2"/>
          <table:table-cell office:value-type="float" office:value="20974.5" calcext:value-type="float">
            <text:p>20974.5</text:p>
          </table:table-cell>
          <table:table-cell office:value-type="float" office:value="0.622" calcext:value-type="float">
            <text:p>0.622</text:p>
          </table:table-cell>
          <table:table-cell table:formula="of:=[.M624]/56708" office:value-type="float" office:value="0.369868448896099" calcext:value-type="float">
            <text:p>0.369868448896099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5003" calcext:value-type="float">
            <text:p>0.6250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13.2" calcext:value-type="float">
            <text:p>24513.2</text:p>
          </table:table-cell>
          <table:table-cell office:value-type="float" office:value="20969.1" calcext:value-type="float">
            <text:p>20969.1</text:p>
          </table:table-cell>
          <table:table-cell table:number-columns-repeated="2"/>
          <table:table-cell office:value-type="float" office:value="0.623" calcext:value-type="float">
            <text:p>0.623</text:p>
          </table:table-cell>
          <table:table-cell table:number-columns-repeated="2"/>
          <table:table-cell office:value-type="float" office:value="20969.1" calcext:value-type="float">
            <text:p>20969.1</text:p>
          </table:table-cell>
          <table:table-cell office:value-type="float" office:value="0.623" calcext:value-type="float">
            <text:p>0.623</text:p>
          </table:table-cell>
          <table:table-cell table:formula="of:=[.M625]/56708" office:value-type="float" office:value="0.369773224236439" calcext:value-type="float">
            <text:p>0.369773224236439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6" calcext:value-type="float">
            <text:p>0.6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07.8" calcext:value-type="float">
            <text:p>24507.8</text:p>
          </table:table-cell>
          <table:table-cell office:value-type="float" office:value="20963.8" calcext:value-type="float">
            <text:p>20963.8</text:p>
          </table:table-cell>
          <table:table-cell table:number-columns-repeated="2"/>
          <table:table-cell office:value-type="float" office:value="0.624" calcext:value-type="float">
            <text:p>0.624</text:p>
          </table:table-cell>
          <table:table-cell table:number-columns-repeated="2"/>
          <table:table-cell office:value-type="float" office:value="20963.8" calcext:value-type="float">
            <text:p>20963.8</text:p>
          </table:table-cell>
          <table:table-cell office:value-type="float" office:value="0.624" calcext:value-type="float">
            <text:p>0.624</text:p>
          </table:table-cell>
          <table:table-cell table:formula="of:=[.M626]/56708" office:value-type="float" office:value="0.369679762996403" calcext:value-type="float">
            <text:p>0.36967976299640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6997" calcext:value-type="float">
            <text:p>0.6269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502.5" calcext:value-type="float">
            <text:p>24502.5</text:p>
          </table:table-cell>
          <table:table-cell office:value-type="float" office:value="20958.4" calcext:value-type="float">
            <text:p>20958.4</text:p>
          </table:table-cell>
          <table:table-cell table:number-columns-repeated="2"/>
          <table:table-cell office:value-type="float" office:value="0.625" calcext:value-type="float">
            <text:p>0.625</text:p>
          </table:table-cell>
          <table:table-cell table:number-columns-repeated="2"/>
          <table:table-cell office:value-type="float" office:value="20958.4" calcext:value-type="float">
            <text:p>20958.4</text:p>
          </table:table-cell>
          <table:table-cell office:value-type="float" office:value="0.625" calcext:value-type="float">
            <text:p>0.625</text:p>
          </table:table-cell>
          <table:table-cell table:formula="of:=[.M627]/56708" office:value-type="float" office:value="0.369584538336743" calcext:value-type="float">
            <text:p>0.369584538336743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7994" calcext:value-type="float">
            <text:p>0.6279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97.1" calcext:value-type="float">
            <text:p>24497.1</text:p>
          </table:table-cell>
          <table:table-cell office:value-type="float" office:value="20953.1" calcext:value-type="float">
            <text:p>20953.1</text:p>
          </table:table-cell>
          <table:table-cell table:number-columns-repeated="2"/>
          <table:table-cell office:value-type="float" office:value="0.626" calcext:value-type="float">
            <text:p>0.626</text:p>
          </table:table-cell>
          <table:table-cell table:number-columns-repeated="2"/>
          <table:table-cell office:value-type="float" office:value="20953.1" calcext:value-type="float">
            <text:p>20953.1</text:p>
          </table:table-cell>
          <table:table-cell office:value-type="float" office:value="0.626" calcext:value-type="float">
            <text:p>0.626</text:p>
          </table:table-cell>
          <table:table-cell table:formula="of:=[.M628]/56708" office:value-type="float" office:value="0.369491077096706" calcext:value-type="float">
            <text:p>0.369491077096706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899" calcext:value-type="float">
            <text:p>0.628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91.8" calcext:value-type="float">
            <text:p>24491.8</text:p>
          </table:table-cell>
          <table:table-cell office:value-type="float" office:value="20947.7" calcext:value-type="float">
            <text:p>20947.7</text:p>
          </table:table-cell>
          <table:table-cell table:number-columns-repeated="2"/>
          <table:table-cell office:value-type="float" office:value="0.627" calcext:value-type="float">
            <text:p>0.627</text:p>
          </table:table-cell>
          <table:table-cell table:number-columns-repeated="2"/>
          <table:table-cell office:value-type="float" office:value="20947.7" calcext:value-type="float">
            <text:p>20947.7</text:p>
          </table:table-cell>
          <table:table-cell office:value-type="float" office:value="0.627" calcext:value-type="float">
            <text:p>0.627</text:p>
          </table:table-cell>
          <table:table-cell table:formula="of:=[.M629]/56708" office:value-type="float" office:value="0.369395852437046" calcext:value-type="float">
            <text:p>0.369395852437046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29987" calcext:value-type="float">
            <text:p>0.62998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86.4" calcext:value-type="float">
            <text:p>24486.4</text:p>
          </table:table-cell>
          <table:table-cell office:value-type="float" office:value="20942.4" calcext:value-type="float">
            <text:p>20942.4</text:p>
          </table:table-cell>
          <table:table-cell table:number-columns-repeated="2"/>
          <table:table-cell office:value-type="float" office:value="0.628" calcext:value-type="float">
            <text:p>0.628</text:p>
          </table:table-cell>
          <table:table-cell table:number-columns-repeated="2"/>
          <table:table-cell office:value-type="float" office:value="20942.4" calcext:value-type="float">
            <text:p>20942.4</text:p>
          </table:table-cell>
          <table:table-cell office:value-type="float" office:value="0.628" calcext:value-type="float">
            <text:p>0.628</text:p>
          </table:table-cell>
          <table:table-cell table:formula="of:=[.M630]/56708" office:value-type="float" office:value="0.369302391197009" calcext:value-type="float">
            <text:p>0.369302391197009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0984" calcext:value-type="float">
            <text:p>0.6309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81.1" calcext:value-type="float">
            <text:p>24481.1</text:p>
          </table:table-cell>
          <table:table-cell office:value-type="float" office:value="20937" calcext:value-type="float">
            <text:p>20937</text:p>
          </table:table-cell>
          <table:table-cell table:number-columns-repeated="2"/>
          <table:table-cell office:value-type="float" office:value="0.629" calcext:value-type="float">
            <text:p>0.629</text:p>
          </table:table-cell>
          <table:table-cell table:number-columns-repeated="2"/>
          <table:table-cell office:value-type="float" office:value="20937" calcext:value-type="float">
            <text:p>20937</text:p>
          </table:table-cell>
          <table:table-cell office:value-type="float" office:value="0.629" calcext:value-type="float">
            <text:p>0.629</text:p>
          </table:table-cell>
          <table:table-cell table:formula="of:=[.M631]/56708" office:value-type="float" office:value="0.369207166537349" calcext:value-type="float">
            <text:p>0.36920716653734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1981" calcext:value-type="float">
            <text:p>0.6319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75.7" calcext:value-type="float">
            <text:p>24475.7</text:p>
          </table:table-cell>
          <table:table-cell office:value-type="float" office:value="20931.7" calcext:value-type="float">
            <text:p>20931.7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20931.7" calcext:value-type="float">
            <text:p>20931.7</text:p>
          </table:table-cell>
          <table:table-cell office:value-type="float" office:value="0.63" calcext:value-type="float">
            <text:p>0.63</text:p>
          </table:table-cell>
          <table:table-cell table:formula="of:=[.M632]/56708" office:value-type="float" office:value="0.369113705297313" calcext:value-type="float">
            <text:p>0.369113705297313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2978" calcext:value-type="float">
            <text:p>0.63297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70.4" calcext:value-type="float">
            <text:p>24470.4</text:p>
          </table:table-cell>
          <table:table-cell office:value-type="float" office:value="20926.3" calcext:value-type="float">
            <text:p>20926.3</text:p>
          </table:table-cell>
          <table:table-cell table:number-columns-repeated="2"/>
          <table:table-cell office:value-type="float" office:value="0.631" calcext:value-type="float">
            <text:p>0.631</text:p>
          </table:table-cell>
          <table:table-cell table:number-columns-repeated="2"/>
          <table:table-cell office:value-type="float" office:value="20926.3" calcext:value-type="float">
            <text:p>20926.3</text:p>
          </table:table-cell>
          <table:table-cell office:value-type="float" office:value="0.631" calcext:value-type="float">
            <text:p>0.631</text:p>
          </table:table-cell>
          <table:table-cell table:formula="of:=[.M633]/56708" office:value-type="float" office:value="0.369018480637652" calcext:value-type="float">
            <text:p>0.369018480637652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3975" calcext:value-type="float">
            <text:p>0.63397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65" calcext:value-type="float">
            <text:p>24465</text:p>
          </table:table-cell>
          <table:table-cell office:value-type="float" office:value="20921" calcext:value-type="float">
            <text:p>20921</text:p>
          </table:table-cell>
          <table:table-cell table:number-columns-repeated="2"/>
          <table:table-cell office:value-type="float" office:value="0.632" calcext:value-type="float">
            <text:p>0.632</text:p>
          </table:table-cell>
          <table:table-cell table:number-columns-repeated="2"/>
          <table:table-cell office:value-type="float" office:value="20921" calcext:value-type="float">
            <text:p>20921</text:p>
          </table:table-cell>
          <table:table-cell office:value-type="float" office:value="0.632" calcext:value-type="float">
            <text:p>0.632</text:p>
          </table:table-cell>
          <table:table-cell table:formula="of:=[.M634]/56708" office:value-type="float" office:value="0.368925019397616" calcext:value-type="float">
            <text:p>0.368925019397616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4972" calcext:value-type="float">
            <text:p>0.63497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59.7" calcext:value-type="float">
            <text:p>24459.7</text:p>
          </table:table-cell>
          <table:table-cell office:value-type="float" office:value="20915.6" calcext:value-type="float">
            <text:p>20915.6</text:p>
          </table:table-cell>
          <table:table-cell table:number-columns-repeated="2"/>
          <table:table-cell office:value-type="float" office:value="0.633" calcext:value-type="float">
            <text:p>0.633</text:p>
          </table:table-cell>
          <table:table-cell table:number-columns-repeated="2"/>
          <table:table-cell office:value-type="float" office:value="20915.6" calcext:value-type="float">
            <text:p>20915.6</text:p>
          </table:table-cell>
          <table:table-cell office:value-type="float" office:value="0.633" calcext:value-type="float">
            <text:p>0.633</text:p>
          </table:table-cell>
          <table:table-cell table:formula="of:=[.M635]/56708" office:value-type="float" office:value="0.368829794737956" calcext:value-type="float">
            <text:p>0.368829794737956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5969" calcext:value-type="float">
            <text:p>0.6359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54.4" calcext:value-type="float">
            <text:p>24454.4</text:p>
          </table:table-cell>
          <table:table-cell office:value-type="float" office:value="20910.3" calcext:value-type="float">
            <text:p>20910.3</text:p>
          </table:table-cell>
          <table:table-cell table:number-columns-repeated="2"/>
          <table:table-cell office:value-type="float" office:value="0.634" calcext:value-type="float">
            <text:p>0.634</text:p>
          </table:table-cell>
          <table:table-cell table:number-columns-repeated="2"/>
          <table:table-cell office:value-type="float" office:value="20910.3" calcext:value-type="float">
            <text:p>20910.3</text:p>
          </table:table-cell>
          <table:table-cell office:value-type="float" office:value="0.634" calcext:value-type="float">
            <text:p>0.634</text:p>
          </table:table-cell>
          <table:table-cell table:formula="of:=[.M636]/56708" office:value-type="float" office:value="0.368736333497919" calcext:value-type="float">
            <text:p>0.368736333497919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6965" calcext:value-type="float">
            <text:p>0.63696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49" calcext:value-type="float">
            <text:p>24449</text:p>
          </table:table-cell>
          <table:table-cell office:value-type="float" office:value="20905" calcext:value-type="float">
            <text:p>20905</text:p>
          </table:table-cell>
          <table:table-cell table:number-columns-repeated="2"/>
          <table:table-cell office:value-type="float" office:value="0.635" calcext:value-type="float">
            <text:p>0.635</text:p>
          </table:table-cell>
          <table:table-cell table:number-columns-repeated="2"/>
          <table:table-cell office:value-type="float" office:value="20905" calcext:value-type="float">
            <text:p>20905</text:p>
          </table:table-cell>
          <table:table-cell office:value-type="float" office:value="0.635" calcext:value-type="float">
            <text:p>0.635</text:p>
          </table:table-cell>
          <table:table-cell table:formula="of:=[.M637]/56708" office:value-type="float" office:value="0.368642872257882" calcext:value-type="float">
            <text:p>0.368642872257882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7962" calcext:value-type="float">
            <text:p>0.63796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43.7" calcext:value-type="float">
            <text:p>24443.7</text:p>
          </table:table-cell>
          <table:table-cell office:value-type="float" office:value="20899.6" calcext:value-type="float">
            <text:p>20899.6</text:p>
          </table:table-cell>
          <table:table-cell table:number-columns-repeated="2"/>
          <table:table-cell office:value-type="float" office:value="0.636" calcext:value-type="float">
            <text:p>0.636</text:p>
          </table:table-cell>
          <table:table-cell table:number-columns-repeated="2"/>
          <table:table-cell office:value-type="float" office:value="20899.6" calcext:value-type="float">
            <text:p>20899.6</text:p>
          </table:table-cell>
          <table:table-cell office:value-type="float" office:value="0.636" calcext:value-type="float">
            <text:p>0.636</text:p>
          </table:table-cell>
          <table:table-cell table:formula="of:=[.M638]/56708" office:value-type="float" office:value="0.368547647598222" calcext:value-type="float">
            <text:p>0.368547647598222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8959" calcext:value-type="float">
            <text:p>0.63895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38.3" calcext:value-type="float">
            <text:p>24438.3</text:p>
          </table:table-cell>
          <table:table-cell office:value-type="float" office:value="20894.3" calcext:value-type="float">
            <text:p>20894.3</text:p>
          </table:table-cell>
          <table:table-cell table:number-columns-repeated="2"/>
          <table:table-cell office:value-type="float" office:value="0.637" calcext:value-type="float">
            <text:p>0.637</text:p>
          </table:table-cell>
          <table:table-cell table:number-columns-repeated="2"/>
          <table:table-cell office:value-type="float" office:value="20894.3" calcext:value-type="float">
            <text:p>20894.3</text:p>
          </table:table-cell>
          <table:table-cell office:value-type="float" office:value="0.637" calcext:value-type="float">
            <text:p>0.637</text:p>
          </table:table-cell>
          <table:table-cell table:formula="of:=[.M639]/56708" office:value-type="float" office:value="0.368454186358186" calcext:value-type="float">
            <text:p>0.368454186358186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39956" calcext:value-type="float">
            <text:p>0.6399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33" calcext:value-type="float">
            <text:p>24433</text:p>
          </table:table-cell>
          <table:table-cell office:value-type="float" office:value="20888.9" calcext:value-type="float">
            <text:p>20888.9</text:p>
          </table:table-cell>
          <table:table-cell table:number-columns-repeated="2"/>
          <table:table-cell office:value-type="float" office:value="0.638" calcext:value-type="float">
            <text:p>0.638</text:p>
          </table:table-cell>
          <table:table-cell table:number-columns-repeated="2"/>
          <table:table-cell office:value-type="float" office:value="20888.9" calcext:value-type="float">
            <text:p>20888.9</text:p>
          </table:table-cell>
          <table:table-cell office:value-type="float" office:value="0.638" calcext:value-type="float">
            <text:p>0.638</text:p>
          </table:table-cell>
          <table:table-cell table:formula="of:=[.M640]/56708" office:value-type="float" office:value="0.368358961698526" calcext:value-type="float">
            <text:p>0.368358961698526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0953" calcext:value-type="float">
            <text:p>0.6409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27.6" calcext:value-type="float">
            <text:p>24427.6</text:p>
          </table:table-cell>
          <table:table-cell office:value-type="float" office:value="20883.6" calcext:value-type="float">
            <text:p>20883.6</text:p>
          </table:table-cell>
          <table:table-cell table:number-columns-repeated="2"/>
          <table:table-cell office:value-type="float" office:value="0.639" calcext:value-type="float">
            <text:p>0.639</text:p>
          </table:table-cell>
          <table:table-cell table:number-columns-repeated="2"/>
          <table:table-cell office:value-type="float" office:value="20883.6" calcext:value-type="float">
            <text:p>20883.6</text:p>
          </table:table-cell>
          <table:table-cell office:value-type="float" office:value="0.639" calcext:value-type="float">
            <text:p>0.639</text:p>
          </table:table-cell>
          <table:table-cell table:formula="of:=[.M641]/56708" office:value-type="float" office:value="0.368265500458489" calcext:value-type="float">
            <text:p>0.36826550045848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195" calcext:value-type="float">
            <text:p>0.6419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22.3" calcext:value-type="float">
            <text:p>24422.3</text:p>
          </table:table-cell>
          <table:table-cell office:value-type="float" office:value="20878.2" calcext:value-type="float">
            <text:p>20878.2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table:number-columns-repeated="2"/>
          <table:table-cell office:value-type="float" office:value="20878.2" calcext:value-type="float">
            <text:p>20878.2</text:p>
          </table:table-cell>
          <table:table-cell office:value-type="float" office:value="0.64" calcext:value-type="float">
            <text:p>0.64</text:p>
          </table:table-cell>
          <table:table-cell table:formula="of:=[.M642]/56708" office:value-type="float" office:value="0.368170275798829" calcext:value-type="float">
            <text:p>0.368170275798829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2947" calcext:value-type="float">
            <text:p>0.64294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16.9" calcext:value-type="float">
            <text:p>24416.9</text:p>
          </table:table-cell>
          <table:table-cell office:value-type="float" office:value="20872.9" calcext:value-type="float">
            <text:p>20872.9</text:p>
          </table:table-cell>
          <table:table-cell table:number-columns-repeated="2"/>
          <table:table-cell office:value-type="float" office:value="0.641" calcext:value-type="float">
            <text:p>0.641</text:p>
          </table:table-cell>
          <table:table-cell table:number-columns-repeated="2"/>
          <table:table-cell office:value-type="float" office:value="20872.9" calcext:value-type="float">
            <text:p>20872.9</text:p>
          </table:table-cell>
          <table:table-cell office:value-type="float" office:value="0.641" calcext:value-type="float">
            <text:p>0.641</text:p>
          </table:table-cell>
          <table:table-cell table:formula="of:=[.M643]/56708" office:value-type="float" office:value="0.368076814558792" calcext:value-type="float">
            <text:p>0.368076814558792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3944" calcext:value-type="float">
            <text:p>0.6439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11.6" calcext:value-type="float">
            <text:p>24411.6</text:p>
          </table:table-cell>
          <table:table-cell office:value-type="float" office:value="20867.5" calcext:value-type="float">
            <text:p>20867.5</text:p>
          </table:table-cell>
          <table:table-cell table:number-columns-repeated="2"/>
          <table:table-cell office:value-type="float" office:value="0.642" calcext:value-type="float">
            <text:p>0.642</text:p>
          </table:table-cell>
          <table:table-cell table:number-columns-repeated="2"/>
          <table:table-cell office:value-type="float" office:value="20867.5" calcext:value-type="float">
            <text:p>20867.5</text:p>
          </table:table-cell>
          <table:table-cell office:value-type="float" office:value="0.642" calcext:value-type="float">
            <text:p>0.642</text:p>
          </table:table-cell>
          <table:table-cell table:formula="of:=[.M644]/56708" office:value-type="float" office:value="0.367981589899132" calcext:value-type="float">
            <text:p>0.367981589899132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4941" calcext:value-type="float">
            <text:p>0.6449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06.2" calcext:value-type="float">
            <text:p>24406.2</text:p>
          </table:table-cell>
          <table:table-cell office:value-type="float" office:value="20862.2" calcext:value-type="float">
            <text:p>20862.2</text:p>
          </table:table-cell>
          <table:table-cell table:number-columns-repeated="2"/>
          <table:table-cell office:value-type="float" office:value="0.643" calcext:value-type="float">
            <text:p>0.643</text:p>
          </table:table-cell>
          <table:table-cell table:number-columns-repeated="2"/>
          <table:table-cell office:value-type="float" office:value="20862.2" calcext:value-type="float">
            <text:p>20862.2</text:p>
          </table:table-cell>
          <table:table-cell office:value-type="float" office:value="0.643" calcext:value-type="float">
            <text:p>0.643</text:p>
          </table:table-cell>
          <table:table-cell table:formula="of:=[.M645]/56708" office:value-type="float" office:value="0.367888128659096" calcext:value-type="float">
            <text:p>0.367888128659096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5938" calcext:value-type="float">
            <text:p>0.6459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400.9" calcext:value-type="float">
            <text:p>24400.9</text:p>
          </table:table-cell>
          <table:table-cell office:value-type="float" office:value="20856.8" calcext:value-type="float">
            <text:p>20856.8</text:p>
          </table:table-cell>
          <table:table-cell table:number-columns-repeated="2"/>
          <table:table-cell office:value-type="float" office:value="0.644" calcext:value-type="float">
            <text:p>0.644</text:p>
          </table:table-cell>
          <table:table-cell table:number-columns-repeated="2"/>
          <table:table-cell office:value-type="float" office:value="20856.8" calcext:value-type="float">
            <text:p>20856.8</text:p>
          </table:table-cell>
          <table:table-cell office:value-type="float" office:value="0.644" calcext:value-type="float">
            <text:p>0.644</text:p>
          </table:table-cell>
          <table:table-cell table:formula="of:=[.M646]/56708" office:value-type="float" office:value="0.367792903999436" calcext:value-type="float">
            <text:p>0.367792903999436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6935" calcext:value-type="float">
            <text:p>0.64693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95.5" calcext:value-type="float">
            <text:p>24395.5</text:p>
          </table:table-cell>
          <table:table-cell office:value-type="float" office:value="20851.5" calcext:value-type="float">
            <text:p>20851.5</text:p>
          </table:table-cell>
          <table:table-cell table:number-columns-repeated="2"/>
          <table:table-cell office:value-type="float" office:value="0.645" calcext:value-type="float">
            <text:p>0.645</text:p>
          </table:table-cell>
          <table:table-cell table:number-columns-repeated="2"/>
          <table:table-cell office:value-type="float" office:value="20851.5" calcext:value-type="float">
            <text:p>20851.5</text:p>
          </table:table-cell>
          <table:table-cell office:value-type="float" office:value="0.645" calcext:value-type="float">
            <text:p>0.645</text:p>
          </table:table-cell>
          <table:table-cell table:formula="of:=[.M647]/56708" office:value-type="float" office:value="0.367699442759399" calcext:value-type="float">
            <text:p>0.367699442759399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7932" calcext:value-type="float">
            <text:p>0.6479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90.2" calcext:value-type="float">
            <text:p>24390.2</text:p>
          </table:table-cell>
          <table:table-cell office:value-type="float" office:value="20846.1" calcext:value-type="float">
            <text:p>20846.1</text:p>
          </table:table-cell>
          <table:table-cell table:number-columns-repeated="2"/>
          <table:table-cell office:value-type="float" office:value="0.646" calcext:value-type="float">
            <text:p>0.646</text:p>
          </table:table-cell>
          <table:table-cell table:number-columns-repeated="2"/>
          <table:table-cell office:value-type="float" office:value="20846.1" calcext:value-type="float">
            <text:p>20846.1</text:p>
          </table:table-cell>
          <table:table-cell office:value-type="float" office:value="0.646" calcext:value-type="float">
            <text:p>0.646</text:p>
          </table:table-cell>
          <table:table-cell table:formula="of:=[.M648]/56708" office:value-type="float" office:value="0.367604218099739" calcext:value-type="float">
            <text:p>0.367604218099739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8929" calcext:value-type="float">
            <text:p>0.6489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84.8" calcext:value-type="float">
            <text:p>24384.8</text:p>
          </table:table-cell>
          <table:table-cell office:value-type="float" office:value="20840.8" calcext:value-type="float">
            <text:p>20840.8</text:p>
          </table:table-cell>
          <table:table-cell table:number-columns-repeated="2"/>
          <table:table-cell office:value-type="float" office:value="0.647" calcext:value-type="float">
            <text:p>0.647</text:p>
          </table:table-cell>
          <table:table-cell table:number-columns-repeated="2"/>
          <table:table-cell office:value-type="float" office:value="20840.8" calcext:value-type="float">
            <text:p>20840.8</text:p>
          </table:table-cell>
          <table:table-cell office:value-type="float" office:value="0.647" calcext:value-type="float">
            <text:p>0.647</text:p>
          </table:table-cell>
          <table:table-cell table:formula="of:=[.M649]/56708" office:value-type="float" office:value="0.367510756859702" calcext:value-type="float">
            <text:p>0.367510756859702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49926" calcext:value-type="float">
            <text:p>0.6499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79.5" calcext:value-type="float">
            <text:p>24379.5</text:p>
          </table:table-cell>
          <table:table-cell office:value-type="float" office:value="20835.4" calcext:value-type="float">
            <text:p>20835.4</text:p>
          </table:table-cell>
          <table:table-cell table:number-columns-repeated="2"/>
          <table:table-cell office:value-type="float" office:value="0.648" calcext:value-type="float">
            <text:p>0.648</text:p>
          </table:table-cell>
          <table:table-cell table:number-columns-repeated="2"/>
          <table:table-cell office:value-type="float" office:value="20835.4" calcext:value-type="float">
            <text:p>20835.4</text:p>
          </table:table-cell>
          <table:table-cell office:value-type="float" office:value="0.648" calcext:value-type="float">
            <text:p>0.648</text:p>
          </table:table-cell>
          <table:table-cell table:formula="of:=[.M650]/56708" office:value-type="float" office:value="0.367415532200042" calcext:value-type="float">
            <text:p>0.367415532200042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0923" calcext:value-type="float">
            <text:p>0.6509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74.1" calcext:value-type="float">
            <text:p>24374.1</text:p>
          </table:table-cell>
          <table:table-cell office:value-type="float" office:value="20830.1" calcext:value-type="float">
            <text:p>20830.1</text:p>
          </table:table-cell>
          <table:table-cell table:number-columns-repeated="2"/>
          <table:table-cell office:value-type="float" office:value="0.649" calcext:value-type="float">
            <text:p>0.649</text:p>
          </table:table-cell>
          <table:table-cell table:number-columns-repeated="2"/>
          <table:table-cell office:value-type="float" office:value="20830.1" calcext:value-type="float">
            <text:p>20830.1</text:p>
          </table:table-cell>
          <table:table-cell office:value-type="float" office:value="0.649" calcext:value-type="float">
            <text:p>0.649</text:p>
          </table:table-cell>
          <table:table-cell table:formula="of:=[.M651]/56708" office:value-type="float" office:value="0.367322070960006" calcext:value-type="float">
            <text:p>0.36732207096000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192" calcext:value-type="float">
            <text:p>0.651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68.8" calcext:value-type="float">
            <text:p>24368.8</text:p>
          </table:table-cell>
          <table:table-cell office:value-type="float" office:value="20824.8" calcext:value-type="float">
            <text:p>20824.8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20824.8" calcext:value-type="float">
            <text:p>20824.8</text:p>
          </table:table-cell>
          <table:table-cell office:value-type="float" office:value="0.65" calcext:value-type="float">
            <text:p>0.65</text:p>
          </table:table-cell>
          <table:table-cell table:formula="of:=[.M652]/56708" office:value-type="float" office:value="0.367228609719969" calcext:value-type="float">
            <text:p>0.367228609719969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2917" calcext:value-type="float">
            <text:p>0.6529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60.8" calcext:value-type="float">
            <text:p>24360.8</text:p>
          </table:table-cell>
          <table:table-cell office:value-type="float" office:value="20816.7" calcext:value-type="float">
            <text:p>20816.7</text:p>
          </table:table-cell>
          <table:table-cell table:number-columns-repeated="2"/>
          <table:table-cell office:value-type="float" office:value="0.651" calcext:value-type="float">
            <text:p>0.651</text:p>
          </table:table-cell>
          <table:table-cell table:number-columns-repeated="2"/>
          <table:table-cell office:value-type="float" office:value="20816.7" calcext:value-type="float">
            <text:p>20816.7</text:p>
          </table:table-cell>
          <table:table-cell office:value-type="float" office:value="0.651" calcext:value-type="float">
            <text:p>0.651</text:p>
          </table:table-cell>
          <table:table-cell table:formula="of:=[.M653]/56708" office:value-type="float" office:value="0.367085772730479" calcext:value-type="float">
            <text:p>0.367085772730479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3914" calcext:value-type="float">
            <text:p>0.6539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52.8" calcext:value-type="float">
            <text:p>24352.8</text:p>
          </table:table-cell>
          <table:table-cell office:value-type="float" office:value="20808.7" calcext:value-type="float">
            <text:p>20808.7</text:p>
          </table:table-cell>
          <table:table-cell table:number-columns-repeated="2"/>
          <table:table-cell office:value-type="float" office:value="0.652" calcext:value-type="float">
            <text:p>0.652</text:p>
          </table:table-cell>
          <table:table-cell table:number-columns-repeated="2"/>
          <table:table-cell office:value-type="float" office:value="20808.7" calcext:value-type="float">
            <text:p>20808.7</text:p>
          </table:table-cell>
          <table:table-cell office:value-type="float" office:value="0.652" calcext:value-type="float">
            <text:p>0.652</text:p>
          </table:table-cell>
          <table:table-cell table:formula="of:=[.M654]/56708" office:value-type="float" office:value="0.366944699160612" calcext:value-type="float">
            <text:p>0.366944699160612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4911" calcext:value-type="float">
            <text:p>0.6549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44.8" calcext:value-type="float">
            <text:p>24344.8</text:p>
          </table:table-cell>
          <table:table-cell office:value-type="float" office:value="20800.7" calcext:value-type="float">
            <text:p>20800.7</text:p>
          </table:table-cell>
          <table:table-cell table:number-columns-repeated="2"/>
          <table:table-cell office:value-type="float" office:value="0.653" calcext:value-type="float">
            <text:p>0.653</text:p>
          </table:table-cell>
          <table:table-cell table:number-columns-repeated="2"/>
          <table:table-cell office:value-type="float" office:value="20800.7" calcext:value-type="float">
            <text:p>20800.7</text:p>
          </table:table-cell>
          <table:table-cell office:value-type="float" office:value="0.653" calcext:value-type="float">
            <text:p>0.653</text:p>
          </table:table-cell>
          <table:table-cell table:formula="of:=[.M655]/56708" office:value-type="float" office:value="0.366803625590746" calcext:value-type="float">
            <text:p>0.366803625590746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5909" calcext:value-type="float">
            <text:p>0.6559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36.8" calcext:value-type="float">
            <text:p>24336.8</text:p>
          </table:table-cell>
          <table:table-cell office:value-type="float" office:value="20792.7" calcext:value-type="float">
            <text:p>20792.7</text:p>
          </table:table-cell>
          <table:table-cell table:number-columns-repeated="2"/>
          <table:table-cell office:value-type="float" office:value="0.654" calcext:value-type="float">
            <text:p>0.654</text:p>
          </table:table-cell>
          <table:table-cell table:number-columns-repeated="2"/>
          <table:table-cell office:value-type="float" office:value="20792.7" calcext:value-type="float">
            <text:p>20792.7</text:p>
          </table:table-cell>
          <table:table-cell office:value-type="float" office:value="0.654" calcext:value-type="float">
            <text:p>0.654</text:p>
          </table:table-cell>
          <table:table-cell table:formula="of:=[.M656]/56708" office:value-type="float" office:value="0.366662552020879" calcext:value-type="float">
            <text:p>0.366662552020879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6906" calcext:value-type="float">
            <text:p>0.65690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28.8" calcext:value-type="float">
            <text:p>24328.8</text:p>
          </table:table-cell>
          <table:table-cell office:value-type="float" office:value="20784.7" calcext:value-type="float">
            <text:p>20784.7</text:p>
          </table:table-cell>
          <table:table-cell table:number-columns-repeated="2"/>
          <table:table-cell office:value-type="float" office:value="0.655" calcext:value-type="float">
            <text:p>0.655</text:p>
          </table:table-cell>
          <table:table-cell table:number-columns-repeated="2"/>
          <table:table-cell office:value-type="float" office:value="20784.7" calcext:value-type="float">
            <text:p>20784.7</text:p>
          </table:table-cell>
          <table:table-cell office:value-type="float" office:value="0.655" calcext:value-type="float">
            <text:p>0.655</text:p>
          </table:table-cell>
          <table:table-cell table:formula="of:=[.M657]/56708" office:value-type="float" office:value="0.366521478451012" calcext:value-type="float">
            <text:p>0.366521478451012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7903" calcext:value-type="float">
            <text:p>0.6579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20.8" calcext:value-type="float">
            <text:p>24320.8</text:p>
          </table:table-cell>
          <table:table-cell office:value-type="float" office:value="20776.7" calcext:value-type="float">
            <text:p>20776.7</text:p>
          </table:table-cell>
          <table:table-cell table:number-columns-repeated="2"/>
          <table:table-cell office:value-type="float" office:value="0.656" calcext:value-type="float">
            <text:p>0.656</text:p>
          </table:table-cell>
          <table:table-cell table:number-columns-repeated="2"/>
          <table:table-cell office:value-type="float" office:value="20776.7" calcext:value-type="float">
            <text:p>20776.7</text:p>
          </table:table-cell>
          <table:table-cell office:value-type="float" office:value="0.656" calcext:value-type="float">
            <text:p>0.656</text:p>
          </table:table-cell>
          <table:table-cell table:formula="of:=[.M658]/56708" office:value-type="float" office:value="0.366380404881146" calcext:value-type="float">
            <text:p>0.366380404881146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89" calcext:value-type="float">
            <text:p>0.65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12.8" calcext:value-type="float">
            <text:p>24312.8</text:p>
          </table:table-cell>
          <table:table-cell office:value-type="float" office:value="20768.7" calcext:value-type="float">
            <text:p>20768.7</text:p>
          </table:table-cell>
          <table:table-cell table:number-columns-repeated="2"/>
          <table:table-cell office:value-type="float" office:value="0.657" calcext:value-type="float">
            <text:p>0.657</text:p>
          </table:table-cell>
          <table:table-cell table:number-columns-repeated="2"/>
          <table:table-cell office:value-type="float" office:value="20768.7" calcext:value-type="float">
            <text:p>20768.7</text:p>
          </table:table-cell>
          <table:table-cell office:value-type="float" office:value="0.657" calcext:value-type="float">
            <text:p>0.657</text:p>
          </table:table-cell>
          <table:table-cell table:formula="of:=[.M659]/56708" office:value-type="float" office:value="0.366239331311279" calcext:value-type="float">
            <text:p>0.366239331311279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59897" calcext:value-type="float">
            <text:p>0.6598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304.8" calcext:value-type="float">
            <text:p>24304.8</text:p>
          </table:table-cell>
          <table:table-cell office:value-type="float" office:value="20760.7" calcext:value-type="float">
            <text:p>20760.7</text:p>
          </table:table-cell>
          <table:table-cell table:number-columns-repeated="2"/>
          <table:table-cell office:value-type="float" office:value="0.658" calcext:value-type="float">
            <text:p>0.658</text:p>
          </table:table-cell>
          <table:table-cell table:number-columns-repeated="2"/>
          <table:table-cell office:value-type="float" office:value="20760.7" calcext:value-type="float">
            <text:p>20760.7</text:p>
          </table:table-cell>
          <table:table-cell office:value-type="float" office:value="0.658" calcext:value-type="float">
            <text:p>0.658</text:p>
          </table:table-cell>
          <table:table-cell table:formula="of:=[.M660]/56708" office:value-type="float" office:value="0.366098257741412" calcext:value-type="float">
            <text:p>0.366098257741412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0894" calcext:value-type="float">
            <text:p>0.6608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96.8" calcext:value-type="float">
            <text:p>24296.8</text:p>
          </table:table-cell>
          <table:table-cell office:value-type="float" office:value="20752.7" calcext:value-type="float">
            <text:p>20752.7</text:p>
          </table:table-cell>
          <table:table-cell table:number-columns-repeated="2"/>
          <table:table-cell office:value-type="float" office:value="0.659" calcext:value-type="float">
            <text:p>0.659</text:p>
          </table:table-cell>
          <table:table-cell table:number-columns-repeated="2"/>
          <table:table-cell office:value-type="float" office:value="20752.7" calcext:value-type="float">
            <text:p>20752.7</text:p>
          </table:table-cell>
          <table:table-cell office:value-type="float" office:value="0.659" calcext:value-type="float">
            <text:p>0.659</text:p>
          </table:table-cell>
          <table:table-cell table:formula="of:=[.M661]/56708" office:value-type="float" office:value="0.365957184171545" calcext:value-type="float">
            <text:p>0.36595718417154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1891" calcext:value-type="float">
            <text:p>0.66189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88.8" calcext:value-type="float">
            <text:p>24288.8</text:p>
          </table:table-cell>
          <table:table-cell office:value-type="float" office:value="20744.7" calcext:value-type="float">
            <text:p>20744.7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20744.7" calcext:value-type="float">
            <text:p>20744.7</text:p>
          </table:table-cell>
          <table:table-cell office:value-type="float" office:value="0.66" calcext:value-type="float">
            <text:p>0.66</text:p>
          </table:table-cell>
          <table:table-cell table:formula="of:=[.M662]/56708" office:value-type="float" office:value="0.365816110601679" calcext:value-type="float">
            <text:p>0.365816110601679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2888" calcext:value-type="float">
            <text:p>0.66288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80.8" calcext:value-type="float">
            <text:p>24280.8</text:p>
          </table:table-cell>
          <table:table-cell office:value-type="float" office:value="20736.7" calcext:value-type="float">
            <text:p>20736.7</text:p>
          </table:table-cell>
          <table:table-cell table:number-columns-repeated="2"/>
          <table:table-cell office:value-type="float" office:value="0.661" calcext:value-type="float">
            <text:p>0.661</text:p>
          </table:table-cell>
          <table:table-cell table:number-columns-repeated="2"/>
          <table:table-cell office:value-type="float" office:value="20736.7" calcext:value-type="float">
            <text:p>20736.7</text:p>
          </table:table-cell>
          <table:table-cell office:value-type="float" office:value="0.661" calcext:value-type="float">
            <text:p>0.661</text:p>
          </table:table-cell>
          <table:table-cell table:formula="of:=[.M663]/56708" office:value-type="float" office:value="0.365675037031812" calcext:value-type="float">
            <text:p>0.365675037031812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3886" calcext:value-type="float">
            <text:p>0.66388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72.8" calcext:value-type="float">
            <text:p>24272.8</text:p>
          </table:table-cell>
          <table:table-cell office:value-type="float" office:value="20728.7" calcext:value-type="float">
            <text:p>20728.7</text:p>
          </table:table-cell>
          <table:table-cell table:number-columns-repeated="2"/>
          <table:table-cell office:value-type="float" office:value="0.662" calcext:value-type="float">
            <text:p>0.662</text:p>
          </table:table-cell>
          <table:table-cell table:number-columns-repeated="2"/>
          <table:table-cell office:value-type="float" office:value="20728.7" calcext:value-type="float">
            <text:p>20728.7</text:p>
          </table:table-cell>
          <table:table-cell office:value-type="float" office:value="0.662" calcext:value-type="float">
            <text:p>0.662</text:p>
          </table:table-cell>
          <table:table-cell table:formula="of:=[.M664]/56708" office:value-type="float" office:value="0.365533963461945" calcext:value-type="float">
            <text:p>0.365533963461945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4883" calcext:value-type="float">
            <text:p>0.6648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64.7" calcext:value-type="float">
            <text:p>24264.7</text:p>
          </table:table-cell>
          <table:table-cell office:value-type="float" office:value="20720.7" calcext:value-type="float">
            <text:p>20720.7</text:p>
          </table:table-cell>
          <table:table-cell table:number-columns-repeated="2"/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20720.7" calcext:value-type="float">
            <text:p>20720.7</text:p>
          </table:table-cell>
          <table:table-cell office:value-type="float" office:value="0.663" calcext:value-type="float">
            <text:p>0.663</text:p>
          </table:table-cell>
          <table:table-cell table:formula="of:=[.M665]/56708" office:value-type="float" office:value="0.365392889892079" calcext:value-type="float">
            <text:p>0.365392889892079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588" calcext:value-type="float">
            <text:p>0.6658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56.7" calcext:value-type="float">
            <text:p>24256.7</text:p>
          </table:table-cell>
          <table:table-cell office:value-type="float" office:value="20712.7" calcext:value-type="float">
            <text:p>20712.7</text:p>
          </table:table-cell>
          <table:table-cell table:number-columns-repeated="2"/>
          <table:table-cell office:value-type="float" office:value="0.664" calcext:value-type="float">
            <text:p>0.664</text:p>
          </table:table-cell>
          <table:table-cell table:number-columns-repeated="2"/>
          <table:table-cell office:value-type="float" office:value="20712.7" calcext:value-type="float">
            <text:p>20712.7</text:p>
          </table:table-cell>
          <table:table-cell office:value-type="float" office:value="0.664" calcext:value-type="float">
            <text:p>0.664</text:p>
          </table:table-cell>
          <table:table-cell table:formula="of:=[.M666]/56708" office:value-type="float" office:value="0.365251816322212" calcext:value-type="float">
            <text:p>0.365251816322212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6877" calcext:value-type="float">
            <text:p>0.66687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48.7" calcext:value-type="float">
            <text:p>24248.7</text:p>
          </table:table-cell>
          <table:table-cell office:value-type="float" office:value="20704.7" calcext:value-type="float">
            <text:p>20704.7</text:p>
          </table:table-cell>
          <table:table-cell table:number-columns-repeated="2"/>
          <table:table-cell office:value-type="float" office:value="0.665" calcext:value-type="float">
            <text:p>0.665</text:p>
          </table:table-cell>
          <table:table-cell table:number-columns-repeated="2"/>
          <table:table-cell office:value-type="float" office:value="20704.7" calcext:value-type="float">
            <text:p>20704.7</text:p>
          </table:table-cell>
          <table:table-cell office:value-type="float" office:value="0.665" calcext:value-type="float">
            <text:p>0.665</text:p>
          </table:table-cell>
          <table:table-cell table:formula="of:=[.M667]/56708" office:value-type="float" office:value="0.365110742752345" calcext:value-type="float">
            <text:p>0.365110742752345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7874" calcext:value-type="float">
            <text:p>0.6678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40.7" calcext:value-type="float">
            <text:p>24240.7</text:p>
          </table:table-cell>
          <table:table-cell office:value-type="float" office:value="20696.7" calcext:value-type="float">
            <text:p>20696.7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number-columns-repeated="2"/>
          <table:table-cell office:value-type="float" office:value="20696.7" calcext:value-type="float">
            <text:p>20696.7</text:p>
          </table:table-cell>
          <table:table-cell office:value-type="float" office:value="0.666" calcext:value-type="float">
            <text:p>0.666</text:p>
          </table:table-cell>
          <table:table-cell table:formula="of:=[.M668]/56708" office:value-type="float" office:value="0.364969669182479" calcext:value-type="float">
            <text:p>0.364969669182479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8871" calcext:value-type="float">
            <text:p>0.6688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32.7" calcext:value-type="float">
            <text:p>24232.7</text:p>
          </table:table-cell>
          <table:table-cell office:value-type="float" office:value="20688.7" calcext:value-type="float">
            <text:p>20688.7</text:p>
          </table:table-cell>
          <table:table-cell table:number-columns-repeated="2"/>
          <table:table-cell office:value-type="float" office:value="0.667" calcext:value-type="float">
            <text:p>0.667</text:p>
          </table:table-cell>
          <table:table-cell table:number-columns-repeated="2"/>
          <table:table-cell office:value-type="float" office:value="20688.7" calcext:value-type="float">
            <text:p>20688.7</text:p>
          </table:table-cell>
          <table:table-cell office:value-type="float" office:value="0.667" calcext:value-type="float">
            <text:p>0.667</text:p>
          </table:table-cell>
          <table:table-cell table:formula="of:=[.M669]/56708" office:value-type="float" office:value="0.364828595612612" calcext:value-type="float">
            <text:p>0.364828595612612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69869" calcext:value-type="float">
            <text:p>0.6698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24.7" calcext:value-type="float">
            <text:p>24224.7</text:p>
          </table:table-cell>
          <table:table-cell office:value-type="float" office:value="20680.7" calcext:value-type="float">
            <text:p>20680.7</text:p>
          </table:table-cell>
          <table:table-cell table:number-columns-repeated="2"/>
          <table:table-cell office:value-type="float" office:value="0.668" calcext:value-type="float">
            <text:p>0.668</text:p>
          </table:table-cell>
          <table:table-cell table:number-columns-repeated="2"/>
          <table:table-cell office:value-type="float" office:value="20680.7" calcext:value-type="float">
            <text:p>20680.7</text:p>
          </table:table-cell>
          <table:table-cell office:value-type="float" office:value="0.668" calcext:value-type="float">
            <text:p>0.668</text:p>
          </table:table-cell>
          <table:table-cell table:formula="of:=[.M670]/56708" office:value-type="float" office:value="0.364687522042745" calcext:value-type="float">
            <text:p>0.364687522042745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0866" calcext:value-type="float">
            <text:p>0.6708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16.7" calcext:value-type="float">
            <text:p>24216.7</text:p>
          </table:table-cell>
          <table:table-cell office:value-type="float" office:value="20672.7" calcext:value-type="float">
            <text:p>20672.7</text:p>
          </table:table-cell>
          <table:table-cell table:number-columns-repeated="2"/>
          <table:table-cell office:value-type="float" office:value="0.669" calcext:value-type="float">
            <text:p>0.669</text:p>
          </table:table-cell>
          <table:table-cell table:number-columns-repeated="2"/>
          <table:table-cell office:value-type="float" office:value="20672.7" calcext:value-type="float">
            <text:p>20672.7</text:p>
          </table:table-cell>
          <table:table-cell office:value-type="float" office:value="0.669" calcext:value-type="float">
            <text:p>0.669</text:p>
          </table:table-cell>
          <table:table-cell table:formula="of:=[.M671]/56708" office:value-type="float" office:value="0.364546448472879" calcext:value-type="float">
            <text:p>0.36454644847287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1863" calcext:value-type="float">
            <text:p>0.6718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08.7" calcext:value-type="float">
            <text:p>24208.7</text:p>
          </table:table-cell>
          <table:table-cell office:value-type="float" office:value="20664.7" calcext:value-type="float">
            <text:p>20664.7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table:number-columns-repeated="2"/>
          <table:table-cell office:value-type="float" office:value="20664.7" calcext:value-type="float">
            <text:p>20664.7</text:p>
          </table:table-cell>
          <table:table-cell office:value-type="float" office:value="0.67" calcext:value-type="float">
            <text:p>0.67</text:p>
          </table:table-cell>
          <table:table-cell table:formula="of:=[.M672]/56708" office:value-type="float" office:value="0.364405374903012" calcext:value-type="float">
            <text:p>0.364405374903012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286" calcext:value-type="float">
            <text:p>0.6728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200.7" calcext:value-type="float">
            <text:p>24200.7</text:p>
          </table:table-cell>
          <table:table-cell office:value-type="float" office:value="20656.7" calcext:value-type="float">
            <text:p>20656.7</text:p>
          </table:table-cell>
          <table:table-cell table:number-columns-repeated="2"/>
          <table:table-cell office:value-type="float" office:value="0.671" calcext:value-type="float">
            <text:p>0.671</text:p>
          </table:table-cell>
          <table:table-cell table:number-columns-repeated="2"/>
          <table:table-cell office:value-type="float" office:value="20656.7" calcext:value-type="float">
            <text:p>20656.7</text:p>
          </table:table-cell>
          <table:table-cell office:value-type="float" office:value="0.671" calcext:value-type="float">
            <text:p>0.671</text:p>
          </table:table-cell>
          <table:table-cell table:formula="of:=[.M673]/56708" office:value-type="float" office:value="0.364264301333145" calcext:value-type="float">
            <text:p>0.364264301333145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3858" calcext:value-type="float">
            <text:p>0.6738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92.7" calcext:value-type="float">
            <text:p>24192.7</text:p>
          </table:table-cell>
          <table:table-cell office:value-type="float" office:value="20648.7" calcext:value-type="float">
            <text:p>20648.7</text:p>
          </table:table-cell>
          <table:table-cell table:number-columns-repeated="2"/>
          <table:table-cell office:value-type="float" office:value="0.672" calcext:value-type="float">
            <text:p>0.672</text:p>
          </table:table-cell>
          <table:table-cell table:number-columns-repeated="2"/>
          <table:table-cell office:value-type="float" office:value="20648.7" calcext:value-type="float">
            <text:p>20648.7</text:p>
          </table:table-cell>
          <table:table-cell office:value-type="float" office:value="0.672" calcext:value-type="float">
            <text:p>0.672</text:p>
          </table:table-cell>
          <table:table-cell table:formula="of:=[.M674]/56708" office:value-type="float" office:value="0.364123227763279" calcext:value-type="float">
            <text:p>0.364123227763279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4855" calcext:value-type="float">
            <text:p>0.6748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84.7" calcext:value-type="float">
            <text:p>24184.7</text:p>
          </table:table-cell>
          <table:table-cell office:value-type="float" office:value="20640.7" calcext:value-type="float">
            <text:p>20640.7</text:p>
          </table:table-cell>
          <table:table-cell table:number-columns-repeated="2"/>
          <table:table-cell office:value-type="float" office:value="0.673" calcext:value-type="float">
            <text:p>0.673</text:p>
          </table:table-cell>
          <table:table-cell table:number-columns-repeated="2"/>
          <table:table-cell office:value-type="float" office:value="20640.7" calcext:value-type="float">
            <text:p>20640.7</text:p>
          </table:table-cell>
          <table:table-cell office:value-type="float" office:value="0.673" calcext:value-type="float">
            <text:p>0.673</text:p>
          </table:table-cell>
          <table:table-cell table:formula="of:=[.M675]/56708" office:value-type="float" office:value="0.363982154193412" calcext:value-type="float">
            <text:p>0.363982154193412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5852" calcext:value-type="float">
            <text:p>0.6758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76.7" calcext:value-type="float">
            <text:p>24176.7</text:p>
          </table:table-cell>
          <table:table-cell office:value-type="float" office:value="20632.7" calcext:value-type="float">
            <text:p>20632.7</text:p>
          </table:table-cell>
          <table:table-cell table:number-columns-repeated="2"/>
          <table:table-cell office:value-type="float" office:value="0.674" calcext:value-type="float">
            <text:p>0.674</text:p>
          </table:table-cell>
          <table:table-cell table:number-columns-repeated="2"/>
          <table:table-cell office:value-type="float" office:value="20632.7" calcext:value-type="float">
            <text:p>20632.7</text:p>
          </table:table-cell>
          <table:table-cell office:value-type="float" office:value="0.674" calcext:value-type="float">
            <text:p>0.674</text:p>
          </table:table-cell>
          <table:table-cell table:formula="of:=[.M676]/56708" office:value-type="float" office:value="0.363841080623545" calcext:value-type="float">
            <text:p>0.36384108062354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6849" calcext:value-type="float">
            <text:p>0.6768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68.7" calcext:value-type="float">
            <text:p>24168.7</text:p>
          </table:table-cell>
          <table:table-cell office:value-type="float" office:value="20624.7" calcext:value-type="float">
            <text:p>20624.7</text:p>
          </table:table-cell>
          <table:table-cell table:number-columns-repeated="2"/>
          <table:table-cell office:value-type="float" office:value="0.675" calcext:value-type="float">
            <text:p>0.675</text:p>
          </table:table-cell>
          <table:table-cell table:number-columns-repeated="2"/>
          <table:table-cell office:value-type="float" office:value="20624.7" calcext:value-type="float">
            <text:p>20624.7</text:p>
          </table:table-cell>
          <table:table-cell office:value-type="float" office:value="0.675" calcext:value-type="float">
            <text:p>0.675</text:p>
          </table:table-cell>
          <table:table-cell table:formula="of:=[.M677]/56708" office:value-type="float" office:value="0.363700007053678" calcext:value-type="float">
            <text:p>0.363700007053678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7847" calcext:value-type="float">
            <text:p>0.67784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60.7" calcext:value-type="float">
            <text:p>24160.7</text:p>
          </table:table-cell>
          <table:table-cell office:value-type="float" office:value="20616.7" calcext:value-type="float">
            <text:p>20616.7</text:p>
          </table:table-cell>
          <table:table-cell table:number-columns-repeated="2"/>
          <table:table-cell office:value-type="float" office:value="0.676" calcext:value-type="float">
            <text:p>0.676</text:p>
          </table:table-cell>
          <table:table-cell table:number-columns-repeated="2"/>
          <table:table-cell office:value-type="float" office:value="20616.7" calcext:value-type="float">
            <text:p>20616.7</text:p>
          </table:table-cell>
          <table:table-cell office:value-type="float" office:value="0.676" calcext:value-type="float">
            <text:p>0.676</text:p>
          </table:table-cell>
          <table:table-cell table:formula="of:=[.M678]/56708" office:value-type="float" office:value="0.363558933483812" calcext:value-type="float">
            <text:p>0.363558933483812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8844" calcext:value-type="float">
            <text:p>0.6788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52.7" calcext:value-type="float">
            <text:p>24152.7</text:p>
          </table:table-cell>
          <table:table-cell office:value-type="float" office:value="20608.7" calcext:value-type="float">
            <text:p>20608.7</text:p>
          </table:table-cell>
          <table:table-cell table:number-columns-repeated="2"/>
          <table:table-cell office:value-type="float" office:value="0.677" calcext:value-type="float">
            <text:p>0.677</text:p>
          </table:table-cell>
          <table:table-cell table:number-columns-repeated="2"/>
          <table:table-cell office:value-type="float" office:value="20608.7" calcext:value-type="float">
            <text:p>20608.7</text:p>
          </table:table-cell>
          <table:table-cell office:value-type="float" office:value="0.677" calcext:value-type="float">
            <text:p>0.677</text:p>
          </table:table-cell>
          <table:table-cell table:formula="of:=[.M679]/56708" office:value-type="float" office:value="0.363417859913945" calcext:value-type="float">
            <text:p>0.363417859913945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79841" calcext:value-type="float">
            <text:p>0.6798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44.7" calcext:value-type="float">
            <text:p>24144.7</text:p>
          </table:table-cell>
          <table:table-cell office:value-type="float" office:value="20600.7" calcext:value-type="float">
            <text:p>20600.7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20600.7" calcext:value-type="float">
            <text:p>20600.7</text:p>
          </table:table-cell>
          <table:table-cell office:value-type="float" office:value="0.678" calcext:value-type="float">
            <text:p>0.678</text:p>
          </table:table-cell>
          <table:table-cell table:formula="of:=[.M680]/56708" office:value-type="float" office:value="0.363276786344078" calcext:value-type="float">
            <text:p>0.363276786344078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0838" calcext:value-type="float">
            <text:p>0.6808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36.7" calcext:value-type="float">
            <text:p>24136.7</text:p>
          </table:table-cell>
          <table:table-cell office:value-type="float" office:value="20592.7" calcext:value-type="float">
            <text:p>20592.7</text:p>
          </table:table-cell>
          <table:table-cell table:number-columns-repeated="2"/>
          <table:table-cell office:value-type="float" office:value="0.679" calcext:value-type="float">
            <text:p>0.679</text:p>
          </table:table-cell>
          <table:table-cell table:number-columns-repeated="2"/>
          <table:table-cell office:value-type="float" office:value="20592.7" calcext:value-type="float">
            <text:p>20592.7</text:p>
          </table:table-cell>
          <table:table-cell office:value-type="float" office:value="0.679" calcext:value-type="float">
            <text:p>0.679</text:p>
          </table:table-cell>
          <table:table-cell table:formula="of:=[.M681]/56708" office:value-type="float" office:value="0.363135712774212" calcext:value-type="float">
            <text:p>0.36313571277421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1836" calcext:value-type="float">
            <text:p>0.6818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28.7" calcext:value-type="float">
            <text:p>24128.7</text:p>
          </table:table-cell>
          <table:table-cell office:value-type="float" office:value="20584.7" calcext:value-type="float">
            <text:p>20584.7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table:number-columns-repeated="2"/>
          <table:table-cell office:value-type="float" office:value="20584.7" calcext:value-type="float">
            <text:p>20584.7</text:p>
          </table:table-cell>
          <table:table-cell office:value-type="float" office:value="0.68" calcext:value-type="float">
            <text:p>0.68</text:p>
          </table:table-cell>
          <table:table-cell table:formula="of:=[.M682]/56708" office:value-type="float" office:value="0.362994639204345" calcext:value-type="float">
            <text:p>0.362994639204345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2833" calcext:value-type="float">
            <text:p>0.6828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20.7" calcext:value-type="float">
            <text:p>24120.7</text:p>
          </table:table-cell>
          <table:table-cell office:value-type="float" office:value="20576.7" calcext:value-type="float">
            <text:p>20576.7</text:p>
          </table:table-cell>
          <table:table-cell table:number-columns-repeated="2"/>
          <table:table-cell office:value-type="float" office:value="0.681" calcext:value-type="float">
            <text:p>0.681</text:p>
          </table:table-cell>
          <table:table-cell table:number-columns-repeated="2"/>
          <table:table-cell office:value-type="float" office:value="20576.7" calcext:value-type="float">
            <text:p>20576.7</text:p>
          </table:table-cell>
          <table:table-cell office:value-type="float" office:value="0.681" calcext:value-type="float">
            <text:p>0.681</text:p>
          </table:table-cell>
          <table:table-cell table:formula="of:=[.M683]/56708" office:value-type="float" office:value="0.362853565634478" calcext:value-type="float">
            <text:p>0.362853565634478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383" calcext:value-type="float">
            <text:p>0.683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12.7" calcext:value-type="float">
            <text:p>24112.7</text:p>
          </table:table-cell>
          <table:table-cell office:value-type="float" office:value="20568.7" calcext:value-type="float">
            <text:p>20568.7</text:p>
          </table:table-cell>
          <table:table-cell table:number-columns-repeated="2"/>
          <table:table-cell office:value-type="float" office:value="0.682" calcext:value-type="float">
            <text:p>0.682</text:p>
          </table:table-cell>
          <table:table-cell table:number-columns-repeated="2"/>
          <table:table-cell office:value-type="float" office:value="20568.7" calcext:value-type="float">
            <text:p>20568.7</text:p>
          </table:table-cell>
          <table:table-cell office:value-type="float" office:value="0.682" calcext:value-type="float">
            <text:p>0.682</text:p>
          </table:table-cell>
          <table:table-cell table:formula="of:=[.M684]/56708" office:value-type="float" office:value="0.362712492064612" calcext:value-type="float">
            <text:p>0.362712492064612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4828" calcext:value-type="float">
            <text:p>0.6848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104.7" calcext:value-type="float">
            <text:p>24104.7</text:p>
          </table:table-cell>
          <table:table-cell office:value-type="float" office:value="20560.7" calcext:value-type="float">
            <text:p>20560.7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table:number-columns-repeated="2"/>
          <table:table-cell office:value-type="float" office:value="20560.7" calcext:value-type="float">
            <text:p>20560.7</text:p>
          </table:table-cell>
          <table:table-cell office:value-type="float" office:value="0.683" calcext:value-type="float">
            <text:p>0.683</text:p>
          </table:table-cell>
          <table:table-cell table:formula="of:=[.M685]/56708" office:value-type="float" office:value="0.362571418494745" calcext:value-type="float">
            <text:p>0.362571418494745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5825" calcext:value-type="float">
            <text:p>0.6858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96.7" calcext:value-type="float">
            <text:p>24096.7</text:p>
          </table:table-cell>
          <table:table-cell office:value-type="float" office:value="20552.6" calcext:value-type="float">
            <text:p>20552.6</text:p>
          </table:table-cell>
          <table:table-cell table:number-columns-repeated="2"/>
          <table:table-cell office:value-type="float" office:value="0.684" calcext:value-type="float">
            <text:p>0.684</text:p>
          </table:table-cell>
          <table:table-cell table:number-columns-repeated="2"/>
          <table:table-cell office:value-type="float" office:value="20552.6" calcext:value-type="float">
            <text:p>20552.6</text:p>
          </table:table-cell>
          <table:table-cell office:value-type="float" office:value="0.684" calcext:value-type="float">
            <text:p>0.684</text:p>
          </table:table-cell>
          <table:table-cell table:formula="of:=[.M686]/56708" office:value-type="float" office:value="0.362428581505255" calcext:value-type="float">
            <text:p>0.36242858150525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6822" calcext:value-type="float">
            <text:p>0.6868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88.7" calcext:value-type="float">
            <text:p>24088.7</text:p>
          </table:table-cell>
          <table:table-cell office:value-type="float" office:value="20544.6" calcext:value-type="float">
            <text:p>20544.6</text:p>
          </table:table-cell>
          <table:table-cell table:number-columns-repeated="2"/>
          <table:table-cell office:value-type="float" office:value="0.685" calcext:value-type="float">
            <text:p>0.685</text:p>
          </table:table-cell>
          <table:table-cell table:number-columns-repeated="2"/>
          <table:table-cell office:value-type="float" office:value="20544.6" calcext:value-type="float">
            <text:p>20544.6</text:p>
          </table:table-cell>
          <table:table-cell office:value-type="float" office:value="0.685" calcext:value-type="float">
            <text:p>0.685</text:p>
          </table:table-cell>
          <table:table-cell table:formula="of:=[.M687]/56708" office:value-type="float" office:value="0.362287507935388" calcext:value-type="float">
            <text:p>0.362287507935388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782" calcext:value-type="float">
            <text:p>0.6878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80.7" calcext:value-type="float">
            <text:p>24080.7</text:p>
          </table:table-cell>
          <table:table-cell office:value-type="float" office:value="20536.6" calcext:value-type="float">
            <text:p>20536.6</text:p>
          </table:table-cell>
          <table:table-cell table:number-columns-repeated="2"/>
          <table:table-cell office:value-type="float" office:value="0.686" calcext:value-type="float">
            <text:p>0.686</text:p>
          </table:table-cell>
          <table:table-cell table:number-columns-repeated="2"/>
          <table:table-cell office:value-type="float" office:value="20536.6" calcext:value-type="float">
            <text:p>20536.6</text:p>
          </table:table-cell>
          <table:table-cell office:value-type="float" office:value="0.686" calcext:value-type="float">
            <text:p>0.686</text:p>
          </table:table-cell>
          <table:table-cell table:formula="of:=[.M688]/56708" office:value-type="float" office:value="0.362146434365522" calcext:value-type="float">
            <text:p>0.362146434365522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8817" calcext:value-type="float">
            <text:p>0.6888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72.7" calcext:value-type="float">
            <text:p>24072.7</text:p>
          </table:table-cell>
          <table:table-cell office:value-type="float" office:value="20528.6" calcext:value-type="float">
            <text:p>20528.6</text:p>
          </table:table-cell>
          <table:table-cell table:number-columns-repeated="2"/>
          <table:table-cell office:value-type="float" office:value="0.687" calcext:value-type="float">
            <text:p>0.687</text:p>
          </table:table-cell>
          <table:table-cell table:number-columns-repeated="2"/>
          <table:table-cell office:value-type="float" office:value="20528.6" calcext:value-type="float">
            <text:p>20528.6</text:p>
          </table:table-cell>
          <table:table-cell office:value-type="float" office:value="0.687" calcext:value-type="float">
            <text:p>0.687</text:p>
          </table:table-cell>
          <table:table-cell table:formula="of:=[.M689]/56708" office:value-type="float" office:value="0.362005360795655" calcext:value-type="float">
            <text:p>0.362005360795655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9815" calcext:value-type="float">
            <text:p>0.6898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64.6" calcext:value-type="float">
            <text:p>24064.6</text:p>
          </table:table-cell>
          <table:table-cell office:value-type="float" office:value="20520.6" calcext:value-type="float">
            <text:p>20520.6</text:p>
          </table:table-cell>
          <table:table-cell table:number-columns-repeated="2"/>
          <table:table-cell office:value-type="float" office:value="0.688" calcext:value-type="float">
            <text:p>0.688</text:p>
          </table:table-cell>
          <table:table-cell table:number-columns-repeated="2"/>
          <table:table-cell office:value-type="float" office:value="20520.6" calcext:value-type="float">
            <text:p>20520.6</text:p>
          </table:table-cell>
          <table:table-cell office:value-type="float" office:value="0.688" calcext:value-type="float">
            <text:p>0.688</text:p>
          </table:table-cell>
          <table:table-cell table:formula="of:=[.M690]/56708" office:value-type="float" office:value="0.361864287225788" calcext:value-type="float">
            <text:p>0.361864287225788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0812" calcext:value-type="float">
            <text:p>0.6908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56.6" calcext:value-type="float">
            <text:p>24056.6</text:p>
          </table:table-cell>
          <table:table-cell office:value-type="float" office:value="20512.6" calcext:value-type="float">
            <text:p>20512.6</text:p>
          </table:table-cell>
          <table:table-cell table:number-columns-repeated="2"/>
          <table:table-cell office:value-type="float" office:value="0.689" calcext:value-type="float">
            <text:p>0.689</text:p>
          </table:table-cell>
          <table:table-cell table:number-columns-repeated="2"/>
          <table:table-cell office:value-type="float" office:value="20512.6" calcext:value-type="float">
            <text:p>20512.6</text:p>
          </table:table-cell>
          <table:table-cell office:value-type="float" office:value="0.689" calcext:value-type="float">
            <text:p>0.689</text:p>
          </table:table-cell>
          <table:table-cell table:formula="of:=[.M691]/56708" office:value-type="float" office:value="0.361723213655921" calcext:value-type="float">
            <text:p>0.36172321365592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1809" calcext:value-type="float">
            <text:p>0.6918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48.6" calcext:value-type="float">
            <text:p>24048.6</text:p>
          </table:table-cell>
          <table:table-cell office:value-type="float" office:value="20504.6" calcext:value-type="float">
            <text:p>20504.6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table:number-columns-repeated="2"/>
          <table:table-cell office:value-type="float" office:value="20504.6" calcext:value-type="float">
            <text:p>20504.6</text:p>
          </table:table-cell>
          <table:table-cell office:value-type="float" office:value="0.69" calcext:value-type="float">
            <text:p>0.69</text:p>
          </table:table-cell>
          <table:table-cell table:formula="of:=[.M692]/56708" office:value-type="float" office:value="0.361582140086055" calcext:value-type="float">
            <text:p>0.361582140086055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2807" calcext:value-type="float">
            <text:p>0.6928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40.6" calcext:value-type="float">
            <text:p>24040.6</text:p>
          </table:table-cell>
          <table:table-cell office:value-type="float" office:value="20496.6" calcext:value-type="float">
            <text:p>20496.6</text:p>
          </table:table-cell>
          <table:table-cell table:number-columns-repeated="2"/>
          <table:table-cell office:value-type="float" office:value="0.691" calcext:value-type="float">
            <text:p>0.691</text:p>
          </table:table-cell>
          <table:table-cell table:number-columns-repeated="2"/>
          <table:table-cell office:value-type="float" office:value="20496.6" calcext:value-type="float">
            <text:p>20496.6</text:p>
          </table:table-cell>
          <table:table-cell office:value-type="float" office:value="0.691" calcext:value-type="float">
            <text:p>0.691</text:p>
          </table:table-cell>
          <table:table-cell table:formula="of:=[.M693]/56708" office:value-type="float" office:value="0.361441066516188" calcext:value-type="float">
            <text:p>0.361441066516188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3804" calcext:value-type="float">
            <text:p>0.6938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32.6" calcext:value-type="float">
            <text:p>24032.6</text:p>
          </table:table-cell>
          <table:table-cell office:value-type="float" office:value="20488.6" calcext:value-type="float">
            <text:p>20488.6</text:p>
          </table:table-cell>
          <table:table-cell table:number-columns-repeated="2"/>
          <table:table-cell office:value-type="float" office:value="0.692" calcext:value-type="float">
            <text:p>0.692</text:p>
          </table:table-cell>
          <table:table-cell table:number-columns-repeated="2"/>
          <table:table-cell office:value-type="float" office:value="20488.6" calcext:value-type="float">
            <text:p>20488.6</text:p>
          </table:table-cell>
          <table:table-cell office:value-type="float" office:value="0.692" calcext:value-type="float">
            <text:p>0.692</text:p>
          </table:table-cell>
          <table:table-cell table:formula="of:=[.M694]/56708" office:value-type="float" office:value="0.361299992946321" calcext:value-type="float">
            <text:p>0.361299992946321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4801" calcext:value-type="float">
            <text:p>0.6948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24.6" calcext:value-type="float">
            <text:p>24024.6</text:p>
          </table:table-cell>
          <table:table-cell office:value-type="float" office:value="20480.6" calcext:value-type="float">
            <text:p>20480.6</text:p>
          </table:table-cell>
          <table:table-cell table:number-columns-repeated="2"/>
          <table:table-cell office:value-type="float" office:value="0.693" calcext:value-type="float">
            <text:p>0.693</text:p>
          </table:table-cell>
          <table:table-cell table:number-columns-repeated="2"/>
          <table:table-cell office:value-type="float" office:value="20480.6" calcext:value-type="float">
            <text:p>20480.6</text:p>
          </table:table-cell>
          <table:table-cell office:value-type="float" office:value="0.693" calcext:value-type="float">
            <text:p>0.693</text:p>
          </table:table-cell>
          <table:table-cell table:formula="of:=[.M695]/56708" office:value-type="float" office:value="0.361158919376455" calcext:value-type="float">
            <text:p>0.361158919376455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5799" calcext:value-type="float">
            <text:p>0.6957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16.6" calcext:value-type="float">
            <text:p>24016.6</text:p>
          </table:table-cell>
          <table:table-cell office:value-type="float" office:value="20472.6" calcext:value-type="float">
            <text:p>20472.6</text:p>
          </table:table-cell>
          <table:table-cell table:number-columns-repeated="2"/>
          <table:table-cell office:value-type="float" office:value="0.694" calcext:value-type="float">
            <text:p>0.694</text:p>
          </table:table-cell>
          <table:table-cell table:number-columns-repeated="2"/>
          <table:table-cell office:value-type="float" office:value="20472.6" calcext:value-type="float">
            <text:p>20472.6</text:p>
          </table:table-cell>
          <table:table-cell office:value-type="float" office:value="0.694" calcext:value-type="float">
            <text:p>0.694</text:p>
          </table:table-cell>
          <table:table-cell table:formula="of:=[.M696]/56708" office:value-type="float" office:value="0.361017845806588" calcext:value-type="float">
            <text:p>0.361017845806588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6796" calcext:value-type="float">
            <text:p>0.69679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08.6" calcext:value-type="float">
            <text:p>24008.6</text:p>
          </table:table-cell>
          <table:table-cell office:value-type="float" office:value="20464.6" calcext:value-type="float">
            <text:p>20464.6</text:p>
          </table:table-cell>
          <table:table-cell table:number-columns-repeated="2"/>
          <table:table-cell office:value-type="float" office:value="0.695" calcext:value-type="float">
            <text:p>0.695</text:p>
          </table:table-cell>
          <table:table-cell table:number-columns-repeated="2"/>
          <table:table-cell office:value-type="float" office:value="20464.6" calcext:value-type="float">
            <text:p>20464.6</text:p>
          </table:table-cell>
          <table:table-cell office:value-type="float" office:value="0.695" calcext:value-type="float">
            <text:p>0.695</text:p>
          </table:table-cell>
          <table:table-cell table:formula="of:=[.M697]/56708" office:value-type="float" office:value="0.360876772236721" calcext:value-type="float">
            <text:p>0.36087677223672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7794" calcext:value-type="float">
            <text:p>0.6977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4000.6" calcext:value-type="float">
            <text:p>24000.6</text:p>
          </table:table-cell>
          <table:table-cell office:value-type="float" office:value="20456.6" calcext:value-type="float">
            <text:p>20456.6</text:p>
          </table:table-cell>
          <table:table-cell table:number-columns-repeated="2"/>
          <table:table-cell office:value-type="float" office:value="0.696" calcext:value-type="float">
            <text:p>0.696</text:p>
          </table:table-cell>
          <table:table-cell table:number-columns-repeated="2"/>
          <table:table-cell office:value-type="float" office:value="20456.6" calcext:value-type="float">
            <text:p>20456.6</text:p>
          </table:table-cell>
          <table:table-cell office:value-type="float" office:value="0.696" calcext:value-type="float">
            <text:p>0.696</text:p>
          </table:table-cell>
          <table:table-cell table:formula="of:=[.M698]/56708" office:value-type="float" office:value="0.360735698666855" calcext:value-type="float">
            <text:p>0.360735698666855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8791" calcext:value-type="float">
            <text:p>0.69879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92.6" calcext:value-type="float">
            <text:p>23992.6</text:p>
          </table:table-cell>
          <table:table-cell office:value-type="float" office:value="20448.6" calcext:value-type="float">
            <text:p>20448.6</text:p>
          </table:table-cell>
          <table:table-cell table:number-columns-repeated="2"/>
          <table:table-cell office:value-type="float" office:value="0.697" calcext:value-type="float">
            <text:p>0.697</text:p>
          </table:table-cell>
          <table:table-cell table:number-columns-repeated="2"/>
          <table:table-cell office:value-type="float" office:value="20448.6" calcext:value-type="float">
            <text:p>20448.6</text:p>
          </table:table-cell>
          <table:table-cell office:value-type="float" office:value="0.697" calcext:value-type="float">
            <text:p>0.697</text:p>
          </table:table-cell>
          <table:table-cell table:formula="of:=[.M699]/56708" office:value-type="float" office:value="0.360594625096988" calcext:value-type="float">
            <text:p>0.360594625096988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99789" calcext:value-type="float">
            <text:p>0.6997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84.6" calcext:value-type="float">
            <text:p>23984.6</text:p>
          </table:table-cell>
          <table:table-cell office:value-type="float" office:value="20440.6" calcext:value-type="float">
            <text:p>20440.6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table:number-columns-repeated="2"/>
          <table:table-cell office:value-type="float" office:value="20440.6" calcext:value-type="float">
            <text:p>20440.6</text:p>
          </table:table-cell>
          <table:table-cell office:value-type="float" office:value="0.698" calcext:value-type="float">
            <text:p>0.698</text:p>
          </table:table-cell>
          <table:table-cell table:formula="of:=[.M700]/56708" office:value-type="float" office:value="0.360453551527121" calcext:value-type="float">
            <text:p>0.360453551527121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0786" calcext:value-type="float">
            <text:p>0.70078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76.6" calcext:value-type="float">
            <text:p>23976.6</text:p>
          </table:table-cell>
          <table:table-cell office:value-type="float" office:value="20432.6" calcext:value-type="float">
            <text:p>20432.6</text:p>
          </table:table-cell>
          <table:table-cell table:number-columns-repeated="2"/>
          <table:table-cell office:value-type="float" office:value="0.699" calcext:value-type="float">
            <text:p>0.699</text:p>
          </table:table-cell>
          <table:table-cell table:number-columns-repeated="2"/>
          <table:table-cell office:value-type="float" office:value="20432.6" calcext:value-type="float">
            <text:p>20432.6</text:p>
          </table:table-cell>
          <table:table-cell office:value-type="float" office:value="0.699" calcext:value-type="float">
            <text:p>0.699</text:p>
          </table:table-cell>
          <table:table-cell table:formula="of:=[.M701]/56708" office:value-type="float" office:value="0.360312477957255" calcext:value-type="float">
            <text:p>0.3603124779572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1783" calcext:value-type="float">
            <text:p>0.7017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68.6" calcext:value-type="float">
            <text:p>23968.6</text:p>
          </table:table-cell>
          <table:table-cell office:value-type="float" office:value="20424.6" calcext:value-type="float">
            <text:p>20424.6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20424.6" calcext:value-type="float">
            <text:p>20424.6</text:p>
          </table:table-cell>
          <table:table-cell office:value-type="float" office:value="0.7" calcext:value-type="float">
            <text:p>0.7</text:p>
          </table:table-cell>
          <table:table-cell table:formula="of:=[.M702]/56708" office:value-type="float" office:value="0.360171404387388" calcext:value-type="float">
            <text:p>0.36017140438738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2781" calcext:value-type="float">
            <text:p>0.7027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57.3" calcext:value-type="float">
            <text:p>23957.3</text:p>
          </table:table-cell>
          <table:table-cell office:value-type="float" office:value="20413.3" calcext:value-type="float">
            <text:p>20413.3</text:p>
          </table:table-cell>
          <table:table-cell table:number-columns-repeated="2"/>
          <table:table-cell office:value-type="float" office:value="0.701" calcext:value-type="float">
            <text:p>0.701</text:p>
          </table:table-cell>
          <table:table-cell table:number-columns-repeated="2"/>
          <table:table-cell office:value-type="float" office:value="20413.3" calcext:value-type="float">
            <text:p>20413.3</text:p>
          </table:table-cell>
          <table:table-cell office:value-type="float" office:value="0.701" calcext:value-type="float">
            <text:p>0.701</text:p>
          </table:table-cell>
          <table:table-cell table:formula="of:=[.M703]/56708" office:value-type="float" office:value="0.359972137969951" calcext:value-type="float">
            <text:p>0.359972137969951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3778" calcext:value-type="float">
            <text:p>0.70377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46" calcext:value-type="float">
            <text:p>23946</text:p>
          </table:table-cell>
          <table:table-cell office:value-type="float" office:value="20402" calcext:value-type="float">
            <text:p>20402</text:p>
          </table:table-cell>
          <table:table-cell table:number-columns-repeated="2"/>
          <table:table-cell office:value-type="float" office:value="0.702" calcext:value-type="float">
            <text:p>0.702</text:p>
          </table:table-cell>
          <table:table-cell table:number-columns-repeated="2"/>
          <table:table-cell office:value-type="float" office:value="20402" calcext:value-type="float">
            <text:p>20402</text:p>
          </table:table-cell>
          <table:table-cell office:value-type="float" office:value="0.702" calcext:value-type="float">
            <text:p>0.702</text:p>
          </table:table-cell>
          <table:table-cell table:formula="of:=[.M704]/56708" office:value-type="float" office:value="0.359772871552515" calcext:value-type="float">
            <text:p>0.359772871552515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4776" calcext:value-type="float">
            <text:p>0.7047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34.7" calcext:value-type="float">
            <text:p>23934.7</text:p>
          </table:table-cell>
          <table:table-cell office:value-type="float" office:value="20390.7" calcext:value-type="float">
            <text:p>20390.7</text:p>
          </table:table-cell>
          <table:table-cell table:number-columns-repeated="2"/>
          <table:table-cell office:value-type="float" office:value="0.703" calcext:value-type="float">
            <text:p>0.703</text:p>
          </table:table-cell>
          <table:table-cell table:number-columns-repeated="2"/>
          <table:table-cell office:value-type="float" office:value="20390.7" calcext:value-type="float">
            <text:p>20390.7</text:p>
          </table:table-cell>
          <table:table-cell office:value-type="float" office:value="0.703" calcext:value-type="float">
            <text:p>0.703</text:p>
          </table:table-cell>
          <table:table-cell table:formula="of:=[.M705]/56708" office:value-type="float" office:value="0.359573605135078" calcext:value-type="float">
            <text:p>0.359573605135078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5773" calcext:value-type="float">
            <text:p>0.70577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23.4" calcext:value-type="float">
            <text:p>23923.4</text:p>
          </table:table-cell>
          <table:table-cell office:value-type="float" office:value="20379.4" calcext:value-type="float">
            <text:p>20379.4</text:p>
          </table:table-cell>
          <table:table-cell table:number-columns-repeated="2"/>
          <table:table-cell office:value-type="float" office:value="0.704" calcext:value-type="float">
            <text:p>0.704</text:p>
          </table:table-cell>
          <table:table-cell table:number-columns-repeated="2"/>
          <table:table-cell office:value-type="float" office:value="20379.4" calcext:value-type="float">
            <text:p>20379.4</text:p>
          </table:table-cell>
          <table:table-cell office:value-type="float" office:value="0.704" calcext:value-type="float">
            <text:p>0.704</text:p>
          </table:table-cell>
          <table:table-cell table:formula="of:=[.M706]/56708" office:value-type="float" office:value="0.359374338717641" calcext:value-type="float">
            <text:p>0.359374338717641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6771" calcext:value-type="float">
            <text:p>0.7067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12.1" calcext:value-type="float">
            <text:p>23912.1</text:p>
          </table:table-cell>
          <table:table-cell office:value-type="float" office:value="20368.1" calcext:value-type="float">
            <text:p>20368.1</text:p>
          </table:table-cell>
          <table:table-cell table:number-columns-repeated="2"/>
          <table:table-cell office:value-type="float" office:value="0.705" calcext:value-type="float">
            <text:p>0.705</text:p>
          </table:table-cell>
          <table:table-cell table:number-columns-repeated="2"/>
          <table:table-cell office:value-type="float" office:value="20368.1" calcext:value-type="float">
            <text:p>20368.1</text:p>
          </table:table-cell>
          <table:table-cell office:value-type="float" office:value="0.705" calcext:value-type="float">
            <text:p>0.705</text:p>
          </table:table-cell>
          <table:table-cell table:formula="of:=[.M707]/56708" office:value-type="float" office:value="0.359175072300205" calcext:value-type="float">
            <text:p>0.359175072300205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7768" calcext:value-type="float">
            <text:p>0.7077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900.8" calcext:value-type="float">
            <text:p>23900.8</text:p>
          </table:table-cell>
          <table:table-cell office:value-type="float" office:value="20356.8" calcext:value-type="float">
            <text:p>20356.8</text:p>
          </table:table-cell>
          <table:table-cell table:number-columns-repeated="2"/>
          <table:table-cell office:value-type="float" office:value="0.706" calcext:value-type="float">
            <text:p>0.706</text:p>
          </table:table-cell>
          <table:table-cell table:number-columns-repeated="2"/>
          <table:table-cell office:value-type="float" office:value="20356.8" calcext:value-type="float">
            <text:p>20356.8</text:p>
          </table:table-cell>
          <table:table-cell office:value-type="float" office:value="0.706" calcext:value-type="float">
            <text:p>0.706</text:p>
          </table:table-cell>
          <table:table-cell table:formula="of:=[.M708]/56708" office:value-type="float" office:value="0.358975805882768" calcext:value-type="float">
            <text:p>0.358975805882768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8766" calcext:value-type="float">
            <text:p>0.7087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89.5" calcext:value-type="float">
            <text:p>23889.5</text:p>
          </table:table-cell>
          <table:table-cell office:value-type="float" office:value="20345.5" calcext:value-type="float">
            <text:p>20345.5</text:p>
          </table:table-cell>
          <table:table-cell table:number-columns-repeated="2"/>
          <table:table-cell office:value-type="float" office:value="0.707" calcext:value-type="float">
            <text:p>0.707</text:p>
          </table:table-cell>
          <table:table-cell table:number-columns-repeated="2"/>
          <table:table-cell office:value-type="float" office:value="20345.5" calcext:value-type="float">
            <text:p>20345.5</text:p>
          </table:table-cell>
          <table:table-cell office:value-type="float" office:value="0.707" calcext:value-type="float">
            <text:p>0.707</text:p>
          </table:table-cell>
          <table:table-cell table:formula="of:=[.M709]/56708" office:value-type="float" office:value="0.358776539465331" calcext:value-type="float">
            <text:p>0.358776539465331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09763" calcext:value-type="float">
            <text:p>0.7097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78.2" calcext:value-type="float">
            <text:p>23878.2</text:p>
          </table:table-cell>
          <table:table-cell office:value-type="float" office:value="20334.2" calcext:value-type="float">
            <text:p>20334.2</text:p>
          </table:table-cell>
          <table:table-cell table:number-columns-repeated="2"/>
          <table:table-cell office:value-type="float" office:value="0.708" calcext:value-type="float">
            <text:p>0.708</text:p>
          </table:table-cell>
          <table:table-cell table:number-columns-repeated="2"/>
          <table:table-cell office:value-type="float" office:value="20334.2" calcext:value-type="float">
            <text:p>20334.2</text:p>
          </table:table-cell>
          <table:table-cell office:value-type="float" office:value="0.708" calcext:value-type="float">
            <text:p>0.708</text:p>
          </table:table-cell>
          <table:table-cell table:formula="of:=[.M710]/56708" office:value-type="float" office:value="0.358577273047894" calcext:value-type="float">
            <text:p>0.358577273047894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0761" calcext:value-type="float">
            <text:p>0.7107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66.9" calcext:value-type="float">
            <text:p>23866.9</text:p>
          </table:table-cell>
          <table:table-cell office:value-type="float" office:value="20322.9" calcext:value-type="float">
            <text:p>20322.9</text:p>
          </table:table-cell>
          <table:table-cell table:number-columns-repeated="2"/>
          <table:table-cell office:value-type="float" office:value="0.709" calcext:value-type="float">
            <text:p>0.709</text:p>
          </table:table-cell>
          <table:table-cell table:number-columns-repeated="2"/>
          <table:table-cell office:value-type="float" office:value="20322.9" calcext:value-type="float">
            <text:p>20322.9</text:p>
          </table:table-cell>
          <table:table-cell office:value-type="float" office:value="0.709" calcext:value-type="float">
            <text:p>0.709</text:p>
          </table:table-cell>
          <table:table-cell table:formula="of:=[.M711]/56708" office:value-type="float" office:value="0.358378006630458" calcext:value-type="float">
            <text:p>0.35837800663045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1758" calcext:value-type="float">
            <text:p>0.7117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55.6" calcext:value-type="float">
            <text:p>23855.6</text:p>
          </table:table-cell>
          <table:table-cell office:value-type="float" office:value="20311.6" calcext:value-type="float">
            <text:p>20311.6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20311.6" calcext:value-type="float">
            <text:p>20311.6</text:p>
          </table:table-cell>
          <table:table-cell office:value-type="float" office:value="0.71" calcext:value-type="float">
            <text:p>0.71</text:p>
          </table:table-cell>
          <table:table-cell table:formula="of:=[.M712]/56708" office:value-type="float" office:value="0.358178740213021" calcext:value-type="float">
            <text:p>0.358178740213021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2756" calcext:value-type="float">
            <text:p>0.7127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44.3" calcext:value-type="float">
            <text:p>23844.3</text:p>
          </table:table-cell>
          <table:table-cell office:value-type="float" office:value="20300.3" calcext:value-type="float">
            <text:p>20300.3</text:p>
          </table:table-cell>
          <table:table-cell table:number-columns-repeated="2"/>
          <table:table-cell office:value-type="float" office:value="0.711" calcext:value-type="float">
            <text:p>0.711</text:p>
          </table:table-cell>
          <table:table-cell table:number-columns-repeated="2"/>
          <table:table-cell office:value-type="float" office:value="20300.3" calcext:value-type="float">
            <text:p>20300.3</text:p>
          </table:table-cell>
          <table:table-cell office:value-type="float" office:value="0.711" calcext:value-type="float">
            <text:p>0.711</text:p>
          </table:table-cell>
          <table:table-cell table:formula="of:=[.M713]/56708" office:value-type="float" office:value="0.357979473795584" calcext:value-type="float">
            <text:p>0.357979473795584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3753" calcext:value-type="float">
            <text:p>0.7137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33" calcext:value-type="float">
            <text:p>23833</text:p>
          </table:table-cell>
          <table:table-cell office:value-type="float" office:value="20289" calcext:value-type="float">
            <text:p>20289</text:p>
          </table:table-cell>
          <table:table-cell table:number-columns-repeated="2"/>
          <table:table-cell office:value-type="float" office:value="0.712" calcext:value-type="float">
            <text:p>0.712</text:p>
          </table:table-cell>
          <table:table-cell table:number-columns-repeated="2"/>
          <table:table-cell office:value-type="float" office:value="20289" calcext:value-type="float">
            <text:p>20289</text:p>
          </table:table-cell>
          <table:table-cell office:value-type="float" office:value="0.712" calcext:value-type="float">
            <text:p>0.712</text:p>
          </table:table-cell>
          <table:table-cell table:formula="of:=[.M714]/56708" office:value-type="float" office:value="0.357780207378148" calcext:value-type="float">
            <text:p>0.357780207378148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4751" calcext:value-type="float">
            <text:p>0.71475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21.7" calcext:value-type="float">
            <text:p>23821.7</text:p>
          </table:table-cell>
          <table:table-cell office:value-type="float" office:value="20277.7" calcext:value-type="float">
            <text:p>20277.7</text:p>
          </table:table-cell>
          <table:table-cell table:number-columns-repeated="2"/>
          <table:table-cell office:value-type="float" office:value="0.713" calcext:value-type="float">
            <text:p>0.713</text:p>
          </table:table-cell>
          <table:table-cell table:number-columns-repeated="2"/>
          <table:table-cell office:value-type="float" office:value="20277.7" calcext:value-type="float">
            <text:p>20277.7</text:p>
          </table:table-cell>
          <table:table-cell office:value-type="float" office:value="0.713" calcext:value-type="float">
            <text:p>0.713</text:p>
          </table:table-cell>
          <table:table-cell table:formula="of:=[.M715]/56708" office:value-type="float" office:value="0.357580940960711" calcext:value-type="float">
            <text:p>0.357580940960711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5749" calcext:value-type="float">
            <text:p>0.7157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810.4" calcext:value-type="float">
            <text:p>23810.4</text:p>
          </table:table-cell>
          <table:table-cell office:value-type="float" office:value="20266.4" calcext:value-type="float">
            <text:p>20266.4</text:p>
          </table:table-cell>
          <table:table-cell table:number-columns-repeated="2"/>
          <table:table-cell office:value-type="float" office:value="0.714" calcext:value-type="float">
            <text:p>0.714</text:p>
          </table:table-cell>
          <table:table-cell table:number-columns-repeated="2"/>
          <table:table-cell office:value-type="float" office:value="20266.4" calcext:value-type="float">
            <text:p>20266.4</text:p>
          </table:table-cell>
          <table:table-cell office:value-type="float" office:value="0.714" calcext:value-type="float">
            <text:p>0.714</text:p>
          </table:table-cell>
          <table:table-cell table:formula="of:=[.M716]/56708" office:value-type="float" office:value="0.357381674543274" calcext:value-type="float">
            <text:p>0.357381674543274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6746" calcext:value-type="float">
            <text:p>0.7167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99.1" calcext:value-type="float">
            <text:p>23799.1</text:p>
          </table:table-cell>
          <table:table-cell office:value-type="float" office:value="20255.1" calcext:value-type="float">
            <text:p>20255.1</text:p>
          </table:table-cell>
          <table:table-cell table:number-columns-repeated="2"/>
          <table:table-cell office:value-type="float" office:value="0.715" calcext:value-type="float">
            <text:p>0.715</text:p>
          </table:table-cell>
          <table:table-cell table:number-columns-repeated="2"/>
          <table:table-cell office:value-type="float" office:value="20255.1" calcext:value-type="float">
            <text:p>20255.1</text:p>
          </table:table-cell>
          <table:table-cell office:value-type="float" office:value="0.715" calcext:value-type="float">
            <text:p>0.715</text:p>
          </table:table-cell>
          <table:table-cell table:formula="of:=[.M717]/56708" office:value-type="float" office:value="0.357182408125838" calcext:value-type="float">
            <text:p>0.357182408125838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7744" calcext:value-type="float">
            <text:p>0.7177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87.8" calcext:value-type="float">
            <text:p>23787.8</text:p>
          </table:table-cell>
          <table:table-cell office:value-type="float" office:value="20243.8" calcext:value-type="float">
            <text:p>20243.8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 table:number-columns-repeated="2"/>
          <table:table-cell office:value-type="float" office:value="20243.8" calcext:value-type="float">
            <text:p>20243.8</text:p>
          </table:table-cell>
          <table:table-cell office:value-type="float" office:value="0.716" calcext:value-type="float">
            <text:p>0.716</text:p>
          </table:table-cell>
          <table:table-cell table:formula="of:=[.M718]/56708" office:value-type="float" office:value="0.356983141708401" calcext:value-type="float">
            <text:p>0.356983141708401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8741" calcext:value-type="float">
            <text:p>0.7187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76.5" calcext:value-type="float">
            <text:p>23776.5</text:p>
          </table:table-cell>
          <table:table-cell office:value-type="float" office:value="20232.5" calcext:value-type="float">
            <text:p>20232.5</text:p>
          </table:table-cell>
          <table:table-cell table:number-columns-repeated="2"/>
          <table:table-cell office:value-type="float" office:value="0.717" calcext:value-type="float">
            <text:p>0.717</text:p>
          </table:table-cell>
          <table:table-cell table:number-columns-repeated="2"/>
          <table:table-cell office:value-type="float" office:value="20232.5" calcext:value-type="float">
            <text:p>20232.5</text:p>
          </table:table-cell>
          <table:table-cell office:value-type="float" office:value="0.717" calcext:value-type="float">
            <text:p>0.717</text:p>
          </table:table-cell>
          <table:table-cell table:formula="of:=[.M719]/56708" office:value-type="float" office:value="0.356783875290964" calcext:value-type="float">
            <text:p>0.35678387529096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19739" calcext:value-type="float">
            <text:p>0.71973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65.2" calcext:value-type="float">
            <text:p>23765.2</text:p>
          </table:table-cell>
          <table:table-cell office:value-type="float" office:value="20221.2" calcext:value-type="float">
            <text:p>20221.2</text:p>
          </table:table-cell>
          <table:table-cell table:number-columns-repeated="2"/>
          <table:table-cell office:value-type="float" office:value="0.718" calcext:value-type="float">
            <text:p>0.718</text:p>
          </table:table-cell>
          <table:table-cell table:number-columns-repeated="2"/>
          <table:table-cell office:value-type="float" office:value="20221.2" calcext:value-type="float">
            <text:p>20221.2</text:p>
          </table:table-cell>
          <table:table-cell office:value-type="float" office:value="0.718" calcext:value-type="float">
            <text:p>0.718</text:p>
          </table:table-cell>
          <table:table-cell table:formula="of:=[.M720]/56708" office:value-type="float" office:value="0.356584608873528" calcext:value-type="float">
            <text:p>0.356584608873528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0736" calcext:value-type="float">
            <text:p>0.7207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53.9" calcext:value-type="float">
            <text:p>23753.9</text:p>
          </table:table-cell>
          <table:table-cell office:value-type="float" office:value="20209.9" calcext:value-type="float">
            <text:p>20209.9</text:p>
          </table:table-cell>
          <table:table-cell table:number-columns-repeated="2"/>
          <table:table-cell office:value-type="float" office:value="0.719" calcext:value-type="float">
            <text:p>0.719</text:p>
          </table:table-cell>
          <table:table-cell table:number-columns-repeated="2"/>
          <table:table-cell office:value-type="float" office:value="20209.9" calcext:value-type="float">
            <text:p>20209.9</text:p>
          </table:table-cell>
          <table:table-cell office:value-type="float" office:value="0.719" calcext:value-type="float">
            <text:p>0.719</text:p>
          </table:table-cell>
          <table:table-cell table:formula="of:=[.M721]/56708" office:value-type="float" office:value="0.356385342456091" calcext:value-type="float">
            <text:p>0.35638534245609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1734" calcext:value-type="float">
            <text:p>0.7217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42.6" calcext:value-type="float">
            <text:p>23742.6</text:p>
          </table:table-cell>
          <table:table-cell office:value-type="float" office:value="20198.6" calcext:value-type="float">
            <text:p>20198.6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20198.6" calcext:value-type="float">
            <text:p>20198.6</text:p>
          </table:table-cell>
          <table:table-cell office:value-type="float" office:value="0.72" calcext:value-type="float">
            <text:p>0.72</text:p>
          </table:table-cell>
          <table:table-cell table:formula="of:=[.M722]/56708" office:value-type="float" office:value="0.356186076038654" calcext:value-type="float">
            <text:p>0.356186076038654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2732" calcext:value-type="float">
            <text:p>0.7227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31.3" calcext:value-type="float">
            <text:p>23731.3</text:p>
          </table:table-cell>
          <table:table-cell office:value-type="float" office:value="20187.3" calcext:value-type="float">
            <text:p>20187.3</text:p>
          </table:table-cell>
          <table:table-cell table:number-columns-repeated="2"/>
          <table:table-cell office:value-type="float" office:value="0.721" calcext:value-type="float">
            <text:p>0.721</text:p>
          </table:table-cell>
          <table:table-cell table:number-columns-repeated="2"/>
          <table:table-cell office:value-type="float" office:value="20187.3" calcext:value-type="float">
            <text:p>20187.3</text:p>
          </table:table-cell>
          <table:table-cell office:value-type="float" office:value="0.721" calcext:value-type="float">
            <text:p>0.721</text:p>
          </table:table-cell>
          <table:table-cell table:formula="of:=[.M723]/56708" office:value-type="float" office:value="0.355986809621217" calcext:value-type="float">
            <text:p>0.355986809621217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3729" calcext:value-type="float">
            <text:p>0.7237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20" calcext:value-type="float">
            <text:p>23720</text:p>
          </table:table-cell>
          <table:table-cell office:value-type="float" office:value="20176" calcext:value-type="float">
            <text:p>20176</text:p>
          </table:table-cell>
          <table:table-cell table:number-columns-repeated="2"/>
          <table:table-cell office:value-type="float" office:value="0.722" calcext:value-type="float">
            <text:p>0.722</text:p>
          </table:table-cell>
          <table:table-cell table:number-columns-repeated="2"/>
          <table:table-cell office:value-type="float" office:value="20176" calcext:value-type="float">
            <text:p>20176</text:p>
          </table:table-cell>
          <table:table-cell office:value-type="float" office:value="0.722" calcext:value-type="float">
            <text:p>0.722</text:p>
          </table:table-cell>
          <table:table-cell table:formula="of:=[.M724]/56708" office:value-type="float" office:value="0.355787543203781" calcext:value-type="float">
            <text:p>0.355787543203781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4727" calcext:value-type="float">
            <text:p>0.7247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708.7" calcext:value-type="float">
            <text:p>23708.7</text:p>
          </table:table-cell>
          <table:table-cell office:value-type="float" office:value="20164.7" calcext:value-type="float">
            <text:p>20164.7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number-columns-repeated="2"/>
          <table:table-cell office:value-type="float" office:value="20164.7" calcext:value-type="float">
            <text:p>20164.7</text:p>
          </table:table-cell>
          <table:table-cell office:value-type="float" office:value="0.723" calcext:value-type="float">
            <text:p>0.723</text:p>
          </table:table-cell>
          <table:table-cell table:formula="of:=[.M725]/56708" office:value-type="float" office:value="0.355588276786344" calcext:value-type="float">
            <text:p>0.35558827678634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5724" calcext:value-type="float">
            <text:p>0.7257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97.4" calcext:value-type="float">
            <text:p>23697.4</text:p>
          </table:table-cell>
          <table:table-cell office:value-type="float" office:value="20153.4" calcext:value-type="float">
            <text:p>20153.4</text:p>
          </table:table-cell>
          <table:table-cell table:number-columns-repeated="2"/>
          <table:table-cell office:value-type="float" office:value="0.724" calcext:value-type="float">
            <text:p>0.724</text:p>
          </table:table-cell>
          <table:table-cell table:number-columns-repeated="2"/>
          <table:table-cell office:value-type="float" office:value="20153.4" calcext:value-type="float">
            <text:p>20153.4</text:p>
          </table:table-cell>
          <table:table-cell office:value-type="float" office:value="0.724" calcext:value-type="float">
            <text:p>0.724</text:p>
          </table:table-cell>
          <table:table-cell table:formula="of:=[.M726]/56708" office:value-type="float" office:value="0.355389010368907" calcext:value-type="float">
            <text:p>0.355389010368907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6722" calcext:value-type="float">
            <text:p>0.7267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86.1" calcext:value-type="float">
            <text:p>23686.1</text:p>
          </table:table-cell>
          <table:table-cell office:value-type="float" office:value="20142.1" calcext:value-type="float">
            <text:p>20142.1</text:p>
          </table:table-cell>
          <table:table-cell table:number-columns-repeated="2"/>
          <table:table-cell office:value-type="float" office:value="0.725" calcext:value-type="float">
            <text:p>0.725</text:p>
          </table:table-cell>
          <table:table-cell table:number-columns-repeated="2"/>
          <table:table-cell office:value-type="float" office:value="20142.1" calcext:value-type="float">
            <text:p>20142.1</text:p>
          </table:table-cell>
          <table:table-cell office:value-type="float" office:value="0.725" calcext:value-type="float">
            <text:p>0.725</text:p>
          </table:table-cell>
          <table:table-cell table:formula="of:=[.M727]/56708" office:value-type="float" office:value="0.355189743951471" calcext:value-type="float">
            <text:p>0.355189743951471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772" calcext:value-type="float">
            <text:p>0.7277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74.8" calcext:value-type="float">
            <text:p>23674.8</text:p>
          </table:table-cell>
          <table:table-cell office:value-type="float" office:value="20130.8" calcext:value-type="float">
            <text:p>20130.8</text:p>
          </table:table-cell>
          <table:table-cell table:number-columns-repeated="2"/>
          <table:table-cell office:value-type="float" office:value="0.726" calcext:value-type="float">
            <text:p>0.726</text:p>
          </table:table-cell>
          <table:table-cell table:number-columns-repeated="2"/>
          <table:table-cell office:value-type="float" office:value="20130.8" calcext:value-type="float">
            <text:p>20130.8</text:p>
          </table:table-cell>
          <table:table-cell office:value-type="float" office:value="0.726" calcext:value-type="float">
            <text:p>0.726</text:p>
          </table:table-cell>
          <table:table-cell table:formula="of:=[.M728]/56708" office:value-type="float" office:value="0.354990477534034" calcext:value-type="float">
            <text:p>0.354990477534034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8717" calcext:value-type="float">
            <text:p>0.7287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63.5" calcext:value-type="float">
            <text:p>23663.5</text:p>
          </table:table-cell>
          <table:table-cell office:value-type="float" office:value="20119.5" calcext:value-type="float">
            <text:p>20119.5</text:p>
          </table:table-cell>
          <table:table-cell table:number-columns-repeated="2"/>
          <table:table-cell office:value-type="float" office:value="0.727" calcext:value-type="float">
            <text:p>0.727</text:p>
          </table:table-cell>
          <table:table-cell table:number-columns-repeated="2"/>
          <table:table-cell office:value-type="float" office:value="20119.5" calcext:value-type="float">
            <text:p>20119.5</text:p>
          </table:table-cell>
          <table:table-cell office:value-type="float" office:value="0.727" calcext:value-type="float">
            <text:p>0.727</text:p>
          </table:table-cell>
          <table:table-cell table:formula="of:=[.M729]/56708" office:value-type="float" office:value="0.354791211116597" calcext:value-type="float">
            <text:p>0.354791211116597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29715" calcext:value-type="float">
            <text:p>0.7297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52.2" calcext:value-type="float">
            <text:p>23652.2</text:p>
          </table:table-cell>
          <table:table-cell office:value-type="float" office:value="20108.2" calcext:value-type="float">
            <text:p>20108.2</text:p>
          </table:table-cell>
          <table:table-cell table:number-columns-repeated="2"/>
          <table:table-cell office:value-type="float" office:value="0.728" calcext:value-type="float">
            <text:p>0.728</text:p>
          </table:table-cell>
          <table:table-cell table:number-columns-repeated="2"/>
          <table:table-cell office:value-type="float" office:value="20108.2" calcext:value-type="float">
            <text:p>20108.2</text:p>
          </table:table-cell>
          <table:table-cell office:value-type="float" office:value="0.728" calcext:value-type="float">
            <text:p>0.728</text:p>
          </table:table-cell>
          <table:table-cell table:formula="of:=[.M730]/56708" office:value-type="float" office:value="0.354591944699161" calcext:value-type="float">
            <text:p>0.354591944699161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0713" calcext:value-type="float">
            <text:p>0.7307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40.9" calcext:value-type="float">
            <text:p>23640.9</text:p>
          </table:table-cell>
          <table:table-cell office:value-type="float" office:value="20096.9" calcext:value-type="float">
            <text:p>20096.9</text:p>
          </table:table-cell>
          <table:table-cell table:number-columns-repeated="2"/>
          <table:table-cell office:value-type="float" office:value="0.729" calcext:value-type="float">
            <text:p>0.729</text:p>
          </table:table-cell>
          <table:table-cell table:number-columns-repeated="2"/>
          <table:table-cell office:value-type="float" office:value="20096.9" calcext:value-type="float">
            <text:p>20096.9</text:p>
          </table:table-cell>
          <table:table-cell office:value-type="float" office:value="0.729" calcext:value-type="float">
            <text:p>0.729</text:p>
          </table:table-cell>
          <table:table-cell table:formula="of:=[.M731]/56708" office:value-type="float" office:value="0.354392678281724" calcext:value-type="float">
            <text:p>0.35439267828172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171" calcext:value-type="float">
            <text:p>0.731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29.6" calcext:value-type="float">
            <text:p>23629.6</text:p>
          </table:table-cell>
          <table:table-cell office:value-type="float" office:value="20085.6" calcext:value-type="float">
            <text:p>20085.6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20085.6" calcext:value-type="float">
            <text:p>20085.6</text:p>
          </table:table-cell>
          <table:table-cell office:value-type="float" office:value="0.73" calcext:value-type="float">
            <text:p>0.73</text:p>
          </table:table-cell>
          <table:table-cell table:formula="of:=[.M732]/56708" office:value-type="float" office:value="0.354193411864287" calcext:value-type="float">
            <text:p>0.354193411864287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2708" calcext:value-type="float">
            <text:p>0.7327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18.3" calcext:value-type="float">
            <text:p>23618.3</text:p>
          </table:table-cell>
          <table:table-cell office:value-type="float" office:value="20074.3" calcext:value-type="float">
            <text:p>20074.3</text:p>
          </table:table-cell>
          <table:table-cell table:number-columns-repeated="2"/>
          <table:table-cell office:value-type="float" office:value="0.731" calcext:value-type="float">
            <text:p>0.731</text:p>
          </table:table-cell>
          <table:table-cell table:number-columns-repeated="2"/>
          <table:table-cell office:value-type="float" office:value="20074.3" calcext:value-type="float">
            <text:p>20074.3</text:p>
          </table:table-cell>
          <table:table-cell office:value-type="float" office:value="0.731" calcext:value-type="float">
            <text:p>0.731</text:p>
          </table:table-cell>
          <table:table-cell table:formula="of:=[.M733]/56708" office:value-type="float" office:value="0.353994145446851" calcext:value-type="float">
            <text:p>0.353994145446851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3706" calcext:value-type="float">
            <text:p>0.73370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607" calcext:value-type="float">
            <text:p>23607</text:p>
          </table:table-cell>
          <table:table-cell office:value-type="float" office:value="20063" calcext:value-type="float">
            <text:p>20063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2"/>
          <table:table-cell office:value-type="float" office:value="20063" calcext:value-type="float">
            <text:p>20063</text:p>
          </table:table-cell>
          <table:table-cell office:value-type="float" office:value="0.732" calcext:value-type="float">
            <text:p>0.732</text:p>
          </table:table-cell>
          <table:table-cell table:formula="of:=[.M734]/56708" office:value-type="float" office:value="0.353794879029414" calcext:value-type="float">
            <text:p>0.353794879029414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4703" calcext:value-type="float">
            <text:p>0.7347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95.7" calcext:value-type="float">
            <text:p>23595.7</text:p>
          </table:table-cell>
          <table:table-cell office:value-type="float" office:value="20051.7" calcext:value-type="float">
            <text:p>20051.7</text:p>
          </table:table-cell>
          <table:table-cell table:number-columns-repeated="2"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20051.7" calcext:value-type="float">
            <text:p>20051.7</text:p>
          </table:table-cell>
          <table:table-cell office:value-type="float" office:value="0.733" calcext:value-type="float">
            <text:p>0.733</text:p>
          </table:table-cell>
          <table:table-cell table:formula="of:=[.M735]/56708" office:value-type="float" office:value="0.353595612611977" calcext:value-type="float">
            <text:p>0.353595612611977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5701" calcext:value-type="float">
            <text:p>0.7357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84.4" calcext:value-type="float">
            <text:p>23584.4</text:p>
          </table:table-cell>
          <table:table-cell office:value-type="float" office:value="20040.4" calcext:value-type="float">
            <text:p>20040.4</text:p>
          </table:table-cell>
          <table:table-cell table:number-columns-repeated="2"/>
          <table:table-cell office:value-type="float" office:value="0.734" calcext:value-type="float">
            <text:p>0.734</text:p>
          </table:table-cell>
          <table:table-cell table:number-columns-repeated="2"/>
          <table:table-cell office:value-type="float" office:value="20040.4" calcext:value-type="float">
            <text:p>20040.4</text:p>
          </table:table-cell>
          <table:table-cell office:value-type="float" office:value="0.734" calcext:value-type="float">
            <text:p>0.734</text:p>
          </table:table-cell>
          <table:table-cell table:formula="of:=[.M736]/56708" office:value-type="float" office:value="0.35339634619454" calcext:value-type="float">
            <text:p>0.35339634619454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6699" calcext:value-type="float">
            <text:p>0.7366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73.1" calcext:value-type="float">
            <text:p>23573.1</text:p>
          </table:table-cell>
          <table:table-cell office:value-type="float" office:value="20029.1" calcext:value-type="float">
            <text:p>20029.1</text:p>
          </table:table-cell>
          <table:table-cell table:number-columns-repeated="2"/>
          <table:table-cell office:value-type="float" office:value="0.735" calcext:value-type="float">
            <text:p>0.735</text:p>
          </table:table-cell>
          <table:table-cell table:number-columns-repeated="2"/>
          <table:table-cell office:value-type="float" office:value="20029.1" calcext:value-type="float">
            <text:p>20029.1</text:p>
          </table:table-cell>
          <table:table-cell office:value-type="float" office:value="0.735" calcext:value-type="float">
            <text:p>0.735</text:p>
          </table:table-cell>
          <table:table-cell table:formula="of:=[.M737]/56708" office:value-type="float" office:value="0.353197079777104" calcext:value-type="float">
            <text:p>0.353197079777104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7696" calcext:value-type="float">
            <text:p>0.73769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61.8" calcext:value-type="float">
            <text:p>23561.8</text:p>
          </table:table-cell>
          <table:table-cell office:value-type="float" office:value="20017.8" calcext:value-type="float">
            <text:p>20017.8</text:p>
          </table:table-cell>
          <table:table-cell table:number-columns-repeated="2"/>
          <table:table-cell office:value-type="float" office:value="0.736" calcext:value-type="float">
            <text:p>0.736</text:p>
          </table:table-cell>
          <table:table-cell table:number-columns-repeated="2"/>
          <table:table-cell office:value-type="float" office:value="20017.8" calcext:value-type="float">
            <text:p>20017.8</text:p>
          </table:table-cell>
          <table:table-cell office:value-type="float" office:value="0.736" calcext:value-type="float">
            <text:p>0.736</text:p>
          </table:table-cell>
          <table:table-cell table:formula="of:=[.M738]/56708" office:value-type="float" office:value="0.352997813359667" calcext:value-type="float">
            <text:p>0.352997813359667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8694" calcext:value-type="float">
            <text:p>0.7386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50.5" calcext:value-type="float">
            <text:p>23550.5</text:p>
          </table:table-cell>
          <table:table-cell office:value-type="float" office:value="20006.5" calcext:value-type="float">
            <text:p>20006.5</text:p>
          </table:table-cell>
          <table:table-cell table:number-columns-repeated="2"/>
          <table:table-cell office:value-type="float" office:value="0.737" calcext:value-type="float">
            <text:p>0.737</text:p>
          </table:table-cell>
          <table:table-cell table:number-columns-repeated="2"/>
          <table:table-cell office:value-type="float" office:value="20006.5" calcext:value-type="float">
            <text:p>20006.5</text:p>
          </table:table-cell>
          <table:table-cell office:value-type="float" office:value="0.737" calcext:value-type="float">
            <text:p>0.737</text:p>
          </table:table-cell>
          <table:table-cell table:formula="of:=[.M739]/56708" office:value-type="float" office:value="0.35279854694223" calcext:value-type="float">
            <text:p>0.35279854694223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39692" calcext:value-type="float">
            <text:p>0.7396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39.2" calcext:value-type="float">
            <text:p>23539.2</text:p>
          </table:table-cell>
          <table:table-cell office:value-type="float" office:value="19995.2" calcext:value-type="float">
            <text:p>19995.2</text:p>
          </table:table-cell>
          <table:table-cell table:number-columns-repeated="2"/>
          <table:table-cell office:value-type="float" office:value="0.738" calcext:value-type="float">
            <text:p>0.738</text:p>
          </table:table-cell>
          <table:table-cell table:number-columns-repeated="2"/>
          <table:table-cell office:value-type="float" office:value="19995.2" calcext:value-type="float">
            <text:p>19995.2</text:p>
          </table:table-cell>
          <table:table-cell office:value-type="float" office:value="0.738" calcext:value-type="float">
            <text:p>0.738</text:p>
          </table:table-cell>
          <table:table-cell table:formula="of:=[.M740]/56708" office:value-type="float" office:value="0.352599280524794" calcext:value-type="float">
            <text:p>0.35259928052479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069" calcext:value-type="float">
            <text:p>0.740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27.9" calcext:value-type="float">
            <text:p>23527.9</text:p>
          </table:table-cell>
          <table:table-cell office:value-type="float" office:value="19983.9" calcext:value-type="float">
            <text:p>19983.9</text:p>
          </table:table-cell>
          <table:table-cell table:number-columns-repeated="2"/>
          <table:table-cell office:value-type="float" office:value="0.739" calcext:value-type="float">
            <text:p>0.739</text:p>
          </table:table-cell>
          <table:table-cell table:number-columns-repeated="2"/>
          <table:table-cell office:value-type="float" office:value="19983.9" calcext:value-type="float">
            <text:p>19983.9</text:p>
          </table:table-cell>
          <table:table-cell office:value-type="float" office:value="0.739" calcext:value-type="float">
            <text:p>0.739</text:p>
          </table:table-cell>
          <table:table-cell table:formula="of:=[.M741]/56708" office:value-type="float" office:value="0.352400014107357" calcext:value-type="float">
            <text:p>0.35240001410735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1687" calcext:value-type="float">
            <text:p>0.74168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16.6" calcext:value-type="float">
            <text:p>23516.6</text:p>
          </table:table-cell>
          <table:table-cell office:value-type="float" office:value="19972.6" calcext:value-type="float">
            <text:p>19972.6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number-columns-repeated="2"/>
          <table:table-cell office:value-type="float" office:value="19972.6" calcext:value-type="float">
            <text:p>19972.6</text:p>
          </table:table-cell>
          <table:table-cell office:value-type="float" office:value="0.74" calcext:value-type="float">
            <text:p>0.74</text:p>
          </table:table-cell>
          <table:table-cell table:formula="of:=[.M742]/56708" office:value-type="float" office:value="0.35220074768992" calcext:value-type="float">
            <text:p>0.35220074768992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2685" calcext:value-type="float">
            <text:p>0.7426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505.3" calcext:value-type="float">
            <text:p>23505.3</text:p>
          </table:table-cell>
          <table:table-cell office:value-type="float" office:value="19961.3" calcext:value-type="float">
            <text:p>19961.3</text:p>
          </table:table-cell>
          <table:table-cell table:number-columns-repeated="2"/>
          <table:table-cell office:value-type="float" office:value="0.741" calcext:value-type="float">
            <text:p>0.741</text:p>
          </table:table-cell>
          <table:table-cell table:number-columns-repeated="2"/>
          <table:table-cell office:value-type="float" office:value="19961.3" calcext:value-type="float">
            <text:p>19961.3</text:p>
          </table:table-cell>
          <table:table-cell office:value-type="float" office:value="0.741" calcext:value-type="float">
            <text:p>0.741</text:p>
          </table:table-cell>
          <table:table-cell table:formula="of:=[.M743]/56708" office:value-type="float" office:value="0.352001481272484" calcext:value-type="float">
            <text:p>0.352001481272484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3683" calcext:value-type="float">
            <text:p>0.7436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94" calcext:value-type="float">
            <text:p>23494</text:p>
          </table:table-cell>
          <table:table-cell office:value-type="float" office:value="19950" calcext:value-type="float">
            <text:p>19950</text:p>
          </table:table-cell>
          <table:table-cell table:number-columns-repeated="2"/>
          <table:table-cell office:value-type="float" office:value="0.742" calcext:value-type="float">
            <text:p>0.742</text:p>
          </table:table-cell>
          <table:table-cell table:number-columns-repeated="2"/>
          <table:table-cell office:value-type="float" office:value="19950" calcext:value-type="float">
            <text:p>19950</text:p>
          </table:table-cell>
          <table:table-cell office:value-type="float" office:value="0.742" calcext:value-type="float">
            <text:p>0.742</text:p>
          </table:table-cell>
          <table:table-cell table:formula="of:=[.M744]/56708" office:value-type="float" office:value="0.351802214855047" calcext:value-type="float">
            <text:p>0.351802214855047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468" calcext:value-type="float">
            <text:p>0.744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82.7" calcext:value-type="float">
            <text:p>23482.7</text:p>
          </table:table-cell>
          <table:table-cell office:value-type="float" office:value="19938.7" calcext:value-type="float">
            <text:p>19938.7</text:p>
          </table:table-cell>
          <table:table-cell table:number-columns-repeated="2"/>
          <table:table-cell office:value-type="float" office:value="0.743" calcext:value-type="float">
            <text:p>0.743</text:p>
          </table:table-cell>
          <table:table-cell table:number-columns-repeated="2"/>
          <table:table-cell office:value-type="float" office:value="19938.7" calcext:value-type="float">
            <text:p>19938.7</text:p>
          </table:table-cell>
          <table:table-cell office:value-type="float" office:value="0.743" calcext:value-type="float">
            <text:p>0.743</text:p>
          </table:table-cell>
          <table:table-cell table:formula="of:=[.M745]/56708" office:value-type="float" office:value="0.35160294843761" calcext:value-type="float">
            <text:p>0.3516029484376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5678" calcext:value-type="float">
            <text:p>0.74567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71.4" calcext:value-type="float">
            <text:p>23471.4</text:p>
          </table:table-cell>
          <table:table-cell office:value-type="float" office:value="19927.4" calcext:value-type="float">
            <text:p>19927.4</text:p>
          </table:table-cell>
          <table:table-cell table:number-columns-repeated="2"/>
          <table:table-cell office:value-type="float" office:value="0.744" calcext:value-type="float">
            <text:p>0.744</text:p>
          </table:table-cell>
          <table:table-cell table:number-columns-repeated="2"/>
          <table:table-cell office:value-type="float" office:value="19927.4" calcext:value-type="float">
            <text:p>19927.4</text:p>
          </table:table-cell>
          <table:table-cell office:value-type="float" office:value="0.744" calcext:value-type="float">
            <text:p>0.744</text:p>
          </table:table-cell>
          <table:table-cell table:formula="of:=[.M746]/56708" office:value-type="float" office:value="0.351403682020173" calcext:value-type="float">
            <text:p>0.351403682020173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6676" calcext:value-type="float">
            <text:p>0.7466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60.1" calcext:value-type="float">
            <text:p>23460.1</text:p>
          </table:table-cell>
          <table:table-cell office:value-type="float" office:value="19916.1" calcext:value-type="float">
            <text:p>19916.1</text:p>
          </table:table-cell>
          <table:table-cell table:number-columns-repeated="2"/>
          <table:table-cell office:value-type="float" office:value="0.745" calcext:value-type="float">
            <text:p>0.745</text:p>
          </table:table-cell>
          <table:table-cell table:number-columns-repeated="2"/>
          <table:table-cell office:value-type="float" office:value="19916.1" calcext:value-type="float">
            <text:p>19916.1</text:p>
          </table:table-cell>
          <table:table-cell office:value-type="float" office:value="0.745" calcext:value-type="float">
            <text:p>0.745</text:p>
          </table:table-cell>
          <table:table-cell table:formula="of:=[.M747]/56708" office:value-type="float" office:value="0.351204415602737" calcext:value-type="float">
            <text:p>0.351204415602737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7674" calcext:value-type="float">
            <text:p>0.7476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48.8" calcext:value-type="float">
            <text:p>23448.8</text:p>
          </table:table-cell>
          <table:table-cell office:value-type="float" office:value="19904.8" calcext:value-type="float">
            <text:p>19904.8</text:p>
          </table:table-cell>
          <table:table-cell table:number-columns-repeated="2"/>
          <table:table-cell office:value-type="float" office:value="0.746" calcext:value-type="float">
            <text:p>0.746</text:p>
          </table:table-cell>
          <table:table-cell table:number-columns-repeated="2"/>
          <table:table-cell office:value-type="float" office:value="19904.8" calcext:value-type="float">
            <text:p>19904.8</text:p>
          </table:table-cell>
          <table:table-cell office:value-type="float" office:value="0.746" calcext:value-type="float">
            <text:p>0.746</text:p>
          </table:table-cell>
          <table:table-cell table:formula="of:=[.M748]/56708" office:value-type="float" office:value="0.3510051491853" calcext:value-type="float">
            <text:p>0.3510051491853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8671" calcext:value-type="float">
            <text:p>0.7486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37.5" calcext:value-type="float">
            <text:p>23437.5</text:p>
          </table:table-cell>
          <table:table-cell office:value-type="float" office:value="19893.5" calcext:value-type="float">
            <text:p>19893.5</text:p>
          </table:table-cell>
          <table:table-cell table:number-columns-repeated="2"/>
          <table:table-cell office:value-type="float" office:value="0.747" calcext:value-type="float">
            <text:p>0.747</text:p>
          </table:table-cell>
          <table:table-cell table:number-columns-repeated="2"/>
          <table:table-cell office:value-type="float" office:value="19893.5" calcext:value-type="float">
            <text:p>19893.5</text:p>
          </table:table-cell>
          <table:table-cell office:value-type="float" office:value="0.747" calcext:value-type="float">
            <text:p>0.747</text:p>
          </table:table-cell>
          <table:table-cell table:formula="of:=[.M749]/56708" office:value-type="float" office:value="0.350805882767863" calcext:value-type="float">
            <text:p>0.350805882767863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49669" calcext:value-type="float">
            <text:p>0.7496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26.2" calcext:value-type="float">
            <text:p>23426.2</text:p>
          </table:table-cell>
          <table:table-cell office:value-type="float" office:value="19882.2" calcext:value-type="float">
            <text:p>19882.2</text:p>
          </table:table-cell>
          <table:table-cell table:number-columns-repeated="2"/>
          <table:table-cell office:value-type="float" office:value="0.748" calcext:value-type="float">
            <text:p>0.748</text:p>
          </table:table-cell>
          <table:table-cell table:number-columns-repeated="2"/>
          <table:table-cell office:value-type="float" office:value="19882.2" calcext:value-type="float">
            <text:p>19882.2</text:p>
          </table:table-cell>
          <table:table-cell office:value-type="float" office:value="0.748" calcext:value-type="float">
            <text:p>0.748</text:p>
          </table:table-cell>
          <table:table-cell table:formula="of:=[.M750]/56708" office:value-type="float" office:value="0.350606616350427" calcext:value-type="float">
            <text:p>0.350606616350427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0667" calcext:value-type="float">
            <text:p>0.7506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14.9" calcext:value-type="float">
            <text:p>23414.9</text:p>
          </table:table-cell>
          <table:table-cell office:value-type="float" office:value="19870.9" calcext:value-type="float">
            <text:p>19870.9</text:p>
          </table:table-cell>
          <table:table-cell table:number-columns-repeated="2"/>
          <table:table-cell office:value-type="float" office:value="0.749" calcext:value-type="float">
            <text:p>0.749</text:p>
          </table:table-cell>
          <table:table-cell table:number-columns-repeated="2"/>
          <table:table-cell office:value-type="float" office:value="19870.9" calcext:value-type="float">
            <text:p>19870.9</text:p>
          </table:table-cell>
          <table:table-cell office:value-type="float" office:value="0.749" calcext:value-type="float">
            <text:p>0.749</text:p>
          </table:table-cell>
          <table:table-cell table:formula="of:=[.M751]/56708" office:value-type="float" office:value="0.35040734993299" calcext:value-type="float">
            <text:p>0.3504073499329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1665" calcext:value-type="float">
            <text:p>0.75166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403.7" calcext:value-type="float">
            <text:p>23403.7</text:p>
          </table:table-cell>
          <table:table-cell office:value-type="float" office:value="19859.7" calcext:value-type="float">
            <text:p>19859.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19859.7" calcext:value-type="float">
            <text:p>19859.7</text:p>
          </table:table-cell>
          <table:table-cell office:value-type="float" office:value="0.75" calcext:value-type="float">
            <text:p>0.75</text:p>
          </table:table-cell>
          <table:table-cell table:formula="of:=[.M752]/56708" office:value-type="float" office:value="0.350209846935177" calcext:value-type="float">
            <text:p>0.350209846935177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2663" calcext:value-type="float">
            <text:p>0.7526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88" calcext:value-type="float">
            <text:p>23388</text:p>
          </table:table-cell>
          <table:table-cell office:value-type="float" office:value="19844" calcext:value-type="float">
            <text:p>19844</text:p>
          </table:table-cell>
          <table:table-cell table:number-columns-repeated="2"/>
          <table:table-cell office:value-type="float" office:value="0.751" calcext:value-type="float">
            <text:p>0.751</text:p>
          </table:table-cell>
          <table:table-cell table:number-columns-repeated="2"/>
          <table:table-cell office:value-type="float" office:value="19844" calcext:value-type="float">
            <text:p>19844</text:p>
          </table:table-cell>
          <table:table-cell office:value-type="float" office:value="0.751" calcext:value-type="float">
            <text:p>0.751</text:p>
          </table:table-cell>
          <table:table-cell table:formula="of:=[.M753]/56708" office:value-type="float" office:value="0.349932990054313" calcext:value-type="float">
            <text:p>0.349932990054313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366" calcext:value-type="float">
            <text:p>0.753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72.4" calcext:value-type="float">
            <text:p>23372.4</text:p>
          </table:table-cell>
          <table:table-cell office:value-type="float" office:value="19828.4" calcext:value-type="float">
            <text:p>19828.4</text:p>
          </table:table-cell>
          <table:table-cell table:number-columns-repeated="2"/>
          <table:table-cell office:value-type="float" office:value="0.752" calcext:value-type="float">
            <text:p>0.752</text:p>
          </table:table-cell>
          <table:table-cell table:number-columns-repeated="2"/>
          <table:table-cell office:value-type="float" office:value="19828.4" calcext:value-type="float">
            <text:p>19828.4</text:p>
          </table:table-cell>
          <table:table-cell office:value-type="float" office:value="0.752" calcext:value-type="float">
            <text:p>0.752</text:p>
          </table:table-cell>
          <table:table-cell table:formula="of:=[.M754]/56708" office:value-type="float" office:value="0.349657896593073" calcext:value-type="float">
            <text:p>0.349657896593073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4658" calcext:value-type="float">
            <text:p>0.7546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56.7" calcext:value-type="float">
            <text:p>23356.7</text:p>
          </table:table-cell>
          <table:table-cell office:value-type="float" office:value="19812.7" calcext:value-type="float">
            <text:p>19812.7</text:p>
          </table:table-cell>
          <table:table-cell table:number-columns-repeated="2"/>
          <table:table-cell office:value-type="float" office:value="0.753" calcext:value-type="float">
            <text:p>0.753</text:p>
          </table:table-cell>
          <table:table-cell table:number-columns-repeated="2"/>
          <table:table-cell office:value-type="float" office:value="19812.7" calcext:value-type="float">
            <text:p>19812.7</text:p>
          </table:table-cell>
          <table:table-cell office:value-type="float" office:value="0.753" calcext:value-type="float">
            <text:p>0.753</text:p>
          </table:table-cell>
          <table:table-cell table:formula="of:=[.M755]/56708" office:value-type="float" office:value="0.34938103971221" calcext:value-type="float">
            <text:p>0.34938103971221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5656" calcext:value-type="float">
            <text:p>0.7556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41.1" calcext:value-type="float">
            <text:p>23341.1</text:p>
          </table:table-cell>
          <table:table-cell office:value-type="float" office:value="19797.1" calcext:value-type="float">
            <text:p>19797.1</text:p>
          </table:table-cell>
          <table:table-cell table:number-columns-repeated="2"/>
          <table:table-cell office:value-type="float" office:value="0.754" calcext:value-type="float">
            <text:p>0.754</text:p>
          </table:table-cell>
          <table:table-cell table:number-columns-repeated="2"/>
          <table:table-cell office:value-type="float" office:value="19797.1" calcext:value-type="float">
            <text:p>19797.1</text:p>
          </table:table-cell>
          <table:table-cell office:value-type="float" office:value="0.754" calcext:value-type="float">
            <text:p>0.754</text:p>
          </table:table-cell>
          <table:table-cell table:formula="of:=[.M756]/56708" office:value-type="float" office:value="0.34910594625097" calcext:value-type="float">
            <text:p>0.34910594625097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6654" calcext:value-type="float">
            <text:p>0.75665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25.5" calcext:value-type="float">
            <text:p>23325.5</text:p>
          </table:table-cell>
          <table:table-cell office:value-type="float" office:value="19781.5" calcext:value-type="float">
            <text:p>19781.5</text:p>
          </table:table-cell>
          <table:table-cell table:number-columns-repeated="2"/>
          <table:table-cell office:value-type="float" office:value="0.755" calcext:value-type="float">
            <text:p>0.755</text:p>
          </table:table-cell>
          <table:table-cell table:number-columns-repeated="2"/>
          <table:table-cell office:value-type="float" office:value="19781.5" calcext:value-type="float">
            <text:p>19781.5</text:p>
          </table:table-cell>
          <table:table-cell office:value-type="float" office:value="0.755" calcext:value-type="float">
            <text:p>0.755</text:p>
          </table:table-cell>
          <table:table-cell table:formula="of:=[.M757]/56708" office:value-type="float" office:value="0.34883085278973" calcext:value-type="float">
            <text:p>0.34883085278973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7652" calcext:value-type="float">
            <text:p>0.7576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309.8" calcext:value-type="float">
            <text:p>23309.8</text:p>
          </table:table-cell>
          <table:table-cell office:value-type="float" office:value="19765.8" calcext:value-type="float">
            <text:p>19765.8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19765.8" calcext:value-type="float">
            <text:p>19765.8</text:p>
          </table:table-cell>
          <table:table-cell office:value-type="float" office:value="0.756" calcext:value-type="float">
            <text:p>0.756</text:p>
          </table:table-cell>
          <table:table-cell table:formula="of:=[.M758]/56708" office:value-type="float" office:value="0.348553995908866" calcext:value-type="float">
            <text:p>0.348553995908866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865" calcext:value-type="float">
            <text:p>0.7586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94.2" calcext:value-type="float">
            <text:p>23294.2</text:p>
          </table:table-cell>
          <table:table-cell office:value-type="float" office:value="19750.2" calcext:value-type="float">
            <text:p>19750.2</text:p>
          </table:table-cell>
          <table:table-cell table:number-columns-repeated="2"/>
          <table:table-cell office:value-type="float" office:value="0.757" calcext:value-type="float">
            <text:p>0.757</text:p>
          </table:table-cell>
          <table:table-cell table:number-columns-repeated="2"/>
          <table:table-cell office:value-type="float" office:value="19750.2" calcext:value-type="float">
            <text:p>19750.2</text:p>
          </table:table-cell>
          <table:table-cell office:value-type="float" office:value="0.757" calcext:value-type="float">
            <text:p>0.757</text:p>
          </table:table-cell>
          <table:table-cell table:formula="of:=[.M759]/56708" office:value-type="float" office:value="0.348278902447626" calcext:value-type="float">
            <text:p>0.348278902447626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59647" calcext:value-type="float">
            <text:p>0.75964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78.5" calcext:value-type="float">
            <text:p>23278.5</text:p>
          </table:table-cell>
          <table:table-cell office:value-type="float" office:value="19734.5" calcext:value-type="float">
            <text:p>19734.5</text:p>
          </table:table-cell>
          <table:table-cell table:number-columns-repeated="2"/>
          <table:table-cell office:value-type="float" office:value="0.758" calcext:value-type="float">
            <text:p>0.758</text:p>
          </table:table-cell>
          <table:table-cell table:number-columns-repeated="2"/>
          <table:table-cell office:value-type="float" office:value="19734.5" calcext:value-type="float">
            <text:p>19734.5</text:p>
          </table:table-cell>
          <table:table-cell office:value-type="float" office:value="0.758" calcext:value-type="float">
            <text:p>0.758</text:p>
          </table:table-cell>
          <table:table-cell table:formula="of:=[.M760]/56708" office:value-type="float" office:value="0.348002045566763" calcext:value-type="float">
            <text:p>0.348002045566763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0645" calcext:value-type="float">
            <text:p>0.7606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62.9" calcext:value-type="float">
            <text:p>23262.9</text:p>
          </table:table-cell>
          <table:table-cell office:value-type="float" office:value="19718.9" calcext:value-type="float">
            <text:p>19718.9</text:p>
          </table:table-cell>
          <table:table-cell table:number-columns-repeated="2"/>
          <table:table-cell office:value-type="float" office:value="0.759" calcext:value-type="float">
            <text:p>0.759</text:p>
          </table:table-cell>
          <table:table-cell table:number-columns-repeated="2"/>
          <table:table-cell office:value-type="float" office:value="19718.9" calcext:value-type="float">
            <text:p>19718.9</text:p>
          </table:table-cell>
          <table:table-cell office:value-type="float" office:value="0.759" calcext:value-type="float">
            <text:p>0.759</text:p>
          </table:table-cell>
          <table:table-cell table:formula="of:=[.M761]/56708" office:value-type="float" office:value="0.347726952105523" calcext:value-type="float">
            <text:p>0.34772695210552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1643" calcext:value-type="float">
            <text:p>0.76164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47.3" calcext:value-type="float">
            <text:p>23247.3</text:p>
          </table:table-cell>
          <table:table-cell office:value-type="float" office:value="19703.3" calcext:value-type="float">
            <text:p>19703.3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number-columns-repeated="2"/>
          <table:table-cell office:value-type="float" office:value="19703.3" calcext:value-type="float">
            <text:p>19703.3</text:p>
          </table:table-cell>
          <table:table-cell office:value-type="float" office:value="0.76" calcext:value-type="float">
            <text:p>0.76</text:p>
          </table:table-cell>
          <table:table-cell table:formula="of:=[.M762]/56708" office:value-type="float" office:value="0.347451858644283" calcext:value-type="float">
            <text:p>0.347451858644283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2641" calcext:value-type="float">
            <text:p>0.7626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31.6" calcext:value-type="float">
            <text:p>23231.6</text:p>
          </table:table-cell>
          <table:table-cell office:value-type="float" office:value="19687.6" calcext:value-type="float">
            <text:p>19687.6</text:p>
          </table:table-cell>
          <table:table-cell table:number-columns-repeated="2"/>
          <table:table-cell office:value-type="float" office:value="0.761" calcext:value-type="float">
            <text:p>0.761</text:p>
          </table:table-cell>
          <table:table-cell table:number-columns-repeated="2"/>
          <table:table-cell office:value-type="float" office:value="19687.6" calcext:value-type="float">
            <text:p>19687.6</text:p>
          </table:table-cell>
          <table:table-cell office:value-type="float" office:value="0.761" calcext:value-type="float">
            <text:p>0.761</text:p>
          </table:table-cell>
          <table:table-cell table:formula="of:=[.M763]/56708" office:value-type="float" office:value="0.34717500176342" calcext:value-type="float">
            <text:p>0.34717500176342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3639" calcext:value-type="float">
            <text:p>0.76363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16" calcext:value-type="float">
            <text:p>23216</text:p>
          </table:table-cell>
          <table:table-cell office:value-type="float" office:value="19672" calcext:value-type="float">
            <text:p>19672</text:p>
          </table:table-cell>
          <table:table-cell table:number-columns-repeated="2"/>
          <table:table-cell office:value-type="float" office:value="0.762" calcext:value-type="float">
            <text:p>0.762</text:p>
          </table:table-cell>
          <table:table-cell table:number-columns-repeated="2"/>
          <table:table-cell office:value-type="float" office:value="19672" calcext:value-type="float">
            <text:p>19672</text:p>
          </table:table-cell>
          <table:table-cell office:value-type="float" office:value="0.762" calcext:value-type="float">
            <text:p>0.762</text:p>
          </table:table-cell>
          <table:table-cell table:formula="of:=[.M764]/56708" office:value-type="float" office:value="0.34689990830218" calcext:value-type="float">
            <text:p>0.34689990830218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4637" calcext:value-type="float">
            <text:p>0.76463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200.3" calcext:value-type="float">
            <text:p>23200.3</text:p>
          </table:table-cell>
          <table:table-cell office:value-type="float" office:value="19656.3" calcext:value-type="float">
            <text:p>19656.3</text:p>
          </table:table-cell>
          <table:table-cell table:number-columns-repeated="2"/>
          <table:table-cell office:value-type="float" office:value="0.763" calcext:value-type="float">
            <text:p>0.763</text:p>
          </table:table-cell>
          <table:table-cell table:number-columns-repeated="2"/>
          <table:table-cell office:value-type="float" office:value="19656.3" calcext:value-type="float">
            <text:p>19656.3</text:p>
          </table:table-cell>
          <table:table-cell office:value-type="float" office:value="0.763" calcext:value-type="float">
            <text:p>0.763</text:p>
          </table:table-cell>
          <table:table-cell table:formula="of:=[.M765]/56708" office:value-type="float" office:value="0.346623051421316" calcext:value-type="float">
            <text:p>0.346623051421316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5634" calcext:value-type="float">
            <text:p>0.7656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84.7" calcext:value-type="float">
            <text:p>23184.7</text:p>
          </table:table-cell>
          <table:table-cell office:value-type="float" office:value="19640.7" calcext:value-type="float">
            <text:p>19640.7</text:p>
          </table:table-cell>
          <table:table-cell table:number-columns-repeated="2"/>
          <table:table-cell office:value-type="float" office:value="0.764" calcext:value-type="float">
            <text:p>0.764</text:p>
          </table:table-cell>
          <table:table-cell table:number-columns-repeated="2"/>
          <table:table-cell office:value-type="float" office:value="19640.7" calcext:value-type="float">
            <text:p>19640.7</text:p>
          </table:table-cell>
          <table:table-cell office:value-type="float" office:value="0.764" calcext:value-type="float">
            <text:p>0.764</text:p>
          </table:table-cell>
          <table:table-cell table:formula="of:=[.M766]/56708" office:value-type="float" office:value="0.346347957960076" calcext:value-type="float">
            <text:p>0.346347957960076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6632" calcext:value-type="float">
            <text:p>0.7666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69.1" calcext:value-type="float">
            <text:p>23169.1</text:p>
          </table:table-cell>
          <table:table-cell office:value-type="float" office:value="19625.1" calcext:value-type="float">
            <text:p>19625.1</text:p>
          </table:table-cell>
          <table:table-cell table:number-columns-repeated="2"/>
          <table:table-cell office:value-type="float" office:value="0.765" calcext:value-type="float">
            <text:p>0.765</text:p>
          </table:table-cell>
          <table:table-cell table:number-columns-repeated="2"/>
          <table:table-cell office:value-type="float" office:value="19625.1" calcext:value-type="float">
            <text:p>19625.1</text:p>
          </table:table-cell>
          <table:table-cell office:value-type="float" office:value="0.765" calcext:value-type="float">
            <text:p>0.765</text:p>
          </table:table-cell>
          <table:table-cell table:formula="of:=[.M767]/56708" office:value-type="float" office:value="0.346072864498836" calcext:value-type="float">
            <text:p>0.346072864498836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763" calcext:value-type="float">
            <text:p>0.767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53.4" calcext:value-type="float">
            <text:p>23153.4</text:p>
          </table:table-cell>
          <table:table-cell office:value-type="float" office:value="19609.4" calcext:value-type="float">
            <text:p>19609.4</text:p>
          </table:table-cell>
          <table:table-cell table:number-columns-repeated="2"/>
          <table:table-cell office:value-type="float" office:value="0.766" calcext:value-type="float">
            <text:p>0.766</text:p>
          </table:table-cell>
          <table:table-cell table:number-columns-repeated="2"/>
          <table:table-cell office:value-type="float" office:value="19609.4" calcext:value-type="float">
            <text:p>19609.4</text:p>
          </table:table-cell>
          <table:table-cell office:value-type="float" office:value="0.766" calcext:value-type="float">
            <text:p>0.766</text:p>
          </table:table-cell>
          <table:table-cell table:formula="of:=[.M768]/56708" office:value-type="float" office:value="0.345796007617973" calcext:value-type="float">
            <text:p>0.345796007617973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8628" calcext:value-type="float">
            <text:p>0.7686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37.8" calcext:value-type="float">
            <text:p>23137.8</text:p>
          </table:table-cell>
          <table:table-cell office:value-type="float" office:value="19593.8" calcext:value-type="float">
            <text:p>19593.8</text:p>
          </table:table-cell>
          <table:table-cell table:number-columns-repeated="2"/>
          <table:table-cell office:value-type="float" office:value="0.767" calcext:value-type="float">
            <text:p>0.767</text:p>
          </table:table-cell>
          <table:table-cell table:number-columns-repeated="2"/>
          <table:table-cell office:value-type="float" office:value="19593.8" calcext:value-type="float">
            <text:p>19593.8</text:p>
          </table:table-cell>
          <table:table-cell office:value-type="float" office:value="0.767" calcext:value-type="float">
            <text:p>0.767</text:p>
          </table:table-cell>
          <table:table-cell table:formula="of:=[.M769]/56708" office:value-type="float" office:value="0.345520914156733" calcext:value-type="float">
            <text:p>0.345520914156733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69626" calcext:value-type="float">
            <text:p>0.7696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22.1" calcext:value-type="float">
            <text:p>23122.1</text:p>
          </table:table-cell>
          <table:table-cell office:value-type="float" office:value="19578.1" calcext:value-type="float">
            <text:p>19578.1</text:p>
          </table:table-cell>
          <table:table-cell table:number-columns-repeated="2"/>
          <table:table-cell office:value-type="float" office:value="0.768" calcext:value-type="float">
            <text:p>0.768</text:p>
          </table:table-cell>
          <table:table-cell table:number-columns-repeated="2"/>
          <table:table-cell office:value-type="float" office:value="19578.1" calcext:value-type="float">
            <text:p>19578.1</text:p>
          </table:table-cell>
          <table:table-cell office:value-type="float" office:value="0.768" calcext:value-type="float">
            <text:p>0.768</text:p>
          </table:table-cell>
          <table:table-cell table:formula="of:=[.M770]/56708" office:value-type="float" office:value="0.345244057275869" calcext:value-type="float">
            <text:p>0.345244057275869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0624" calcext:value-type="float">
            <text:p>0.7706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106.5" calcext:value-type="float">
            <text:p>23106.5</text:p>
          </table:table-cell>
          <table:table-cell office:value-type="float" office:value="19562.5" calcext:value-type="float">
            <text:p>19562.5</text:p>
          </table:table-cell>
          <table:table-cell table:number-columns-repeated="2"/>
          <table:table-cell office:value-type="float" office:value="0.769" calcext:value-type="float">
            <text:p>0.769</text:p>
          </table:table-cell>
          <table:table-cell table:number-columns-repeated="2"/>
          <table:table-cell office:value-type="float" office:value="19562.5" calcext:value-type="float">
            <text:p>19562.5</text:p>
          </table:table-cell>
          <table:table-cell office:value-type="float" office:value="0.769" calcext:value-type="float">
            <text:p>0.769</text:p>
          </table:table-cell>
          <table:table-cell table:formula="of:=[.M771]/56708" office:value-type="float" office:value="0.344968963814629" calcext:value-type="float">
            <text:p>0.34496896381462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1622" calcext:value-type="float">
            <text:p>0.7716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90.9" calcext:value-type="float">
            <text:p>23090.9</text:p>
          </table:table-cell>
          <table:table-cell office:value-type="float" office:value="19546.9" calcext:value-type="float">
            <text:p>19546.9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number-columns-repeated="2"/>
          <table:table-cell office:value-type="float" office:value="19546.9" calcext:value-type="float">
            <text:p>19546.9</text:p>
          </table:table-cell>
          <table:table-cell office:value-type="float" office:value="0.77" calcext:value-type="float">
            <text:p>0.77</text:p>
          </table:table-cell>
          <table:table-cell table:formula="of:=[.M772]/56708" office:value-type="float" office:value="0.344693870353389" calcext:value-type="float">
            <text:p>0.344693870353389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262" calcext:value-type="float">
            <text:p>0.7726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75.2" calcext:value-type="float">
            <text:p>23075.2</text:p>
          </table:table-cell>
          <table:table-cell office:value-type="float" office:value="19531.2" calcext:value-type="float">
            <text:p>19531.2</text:p>
          </table:table-cell>
          <table:table-cell table:number-columns-repeated="2"/>
          <table:table-cell office:value-type="float" office:value="0.771" calcext:value-type="float">
            <text:p>0.771</text:p>
          </table:table-cell>
          <table:table-cell table:number-columns-repeated="2"/>
          <table:table-cell office:value-type="float" office:value="19531.2" calcext:value-type="float">
            <text:p>19531.2</text:p>
          </table:table-cell>
          <table:table-cell office:value-type="float" office:value="0.771" calcext:value-type="float">
            <text:p>0.771</text:p>
          </table:table-cell>
          <table:table-cell table:formula="of:=[.M773]/56708" office:value-type="float" office:value="0.344417013472526" calcext:value-type="float">
            <text:p>0.344417013472526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3618" calcext:value-type="float">
            <text:p>0.7736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59.6" calcext:value-type="float">
            <text:p>23059.6</text:p>
          </table:table-cell>
          <table:table-cell office:value-type="float" office:value="19515.6" calcext:value-type="float">
            <text:p>19515.6</text:p>
          </table:table-cell>
          <table:table-cell table:number-columns-repeated="2"/>
          <table:table-cell office:value-type="float" office:value="0.772" calcext:value-type="float">
            <text:p>0.772</text:p>
          </table:table-cell>
          <table:table-cell table:number-columns-repeated="2"/>
          <table:table-cell office:value-type="float" office:value="19515.6" calcext:value-type="float">
            <text:p>19515.6</text:p>
          </table:table-cell>
          <table:table-cell office:value-type="float" office:value="0.772" calcext:value-type="float">
            <text:p>0.772</text:p>
          </table:table-cell>
          <table:table-cell table:formula="of:=[.M774]/56708" office:value-type="float" office:value="0.344141920011286" calcext:value-type="float">
            <text:p>0.344141920011286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4615" calcext:value-type="float">
            <text:p>0.7746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44" calcext:value-type="float">
            <text:p>23044</text:p>
          </table:table-cell>
          <table:table-cell office:value-type="float" office:value="19500" calcext:value-type="float">
            <text:p>19500</text:p>
          </table:table-cell>
          <table:table-cell table:number-columns-repeated="2"/>
          <table:table-cell office:value-type="float" office:value="0.773" calcext:value-type="float">
            <text:p>0.773</text:p>
          </table:table-cell>
          <table:table-cell table:number-columns-repeated="2"/>
          <table:table-cell office:value-type="float" office:value="19500" calcext:value-type="float">
            <text:p>19500</text:p>
          </table:table-cell>
          <table:table-cell office:value-type="float" office:value="0.773" calcext:value-type="float">
            <text:p>0.773</text:p>
          </table:table-cell>
          <table:table-cell table:formula="of:=[.M775]/56708" office:value-type="float" office:value="0.343866826550046" calcext:value-type="float">
            <text:p>0.343866826550046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5613" calcext:value-type="float">
            <text:p>0.7756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28.3" calcext:value-type="float">
            <text:p>23028.3</text:p>
          </table:table-cell>
          <table:table-cell office:value-type="float" office:value="19484.3" calcext:value-type="float">
            <text:p>19484.3</text:p>
          </table:table-cell>
          <table:table-cell table:number-columns-repeated="2"/>
          <table:table-cell office:value-type="float" office:value="0.774" calcext:value-type="float">
            <text:p>0.774</text:p>
          </table:table-cell>
          <table:table-cell table:number-columns-repeated="2"/>
          <table:table-cell office:value-type="float" office:value="19484.3" calcext:value-type="float">
            <text:p>19484.3</text:p>
          </table:table-cell>
          <table:table-cell office:value-type="float" office:value="0.774" calcext:value-type="float">
            <text:p>0.774</text:p>
          </table:table-cell>
          <table:table-cell table:formula="of:=[.M776]/56708" office:value-type="float" office:value="0.343589969669182" calcext:value-type="float">
            <text:p>0.34358996966918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6611" calcext:value-type="float">
            <text:p>0.7766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3012.7" calcext:value-type="float">
            <text:p>23012.7</text:p>
          </table:table-cell>
          <table:table-cell office:value-type="float" office:value="19468.7" calcext:value-type="float">
            <text:p>19468.7</text:p>
          </table:table-cell>
          <table:table-cell table:number-columns-repeated="2"/>
          <table:table-cell office:value-type="float" office:value="0.775" calcext:value-type="float">
            <text:p>0.775</text:p>
          </table:table-cell>
          <table:table-cell table:number-columns-repeated="2"/>
          <table:table-cell office:value-type="float" office:value="19468.7" calcext:value-type="float">
            <text:p>19468.7</text:p>
          </table:table-cell>
          <table:table-cell office:value-type="float" office:value="0.775" calcext:value-type="float">
            <text:p>0.775</text:p>
          </table:table-cell>
          <table:table-cell table:formula="of:=[.M777]/56708" office:value-type="float" office:value="0.343314876207942" calcext:value-type="float">
            <text:p>0.343314876207942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7609" calcext:value-type="float">
            <text:p>0.7776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97" calcext:value-type="float">
            <text:p>22997</text:p>
          </table:table-cell>
          <table:table-cell office:value-type="float" office:value="19453" calcext:value-type="float">
            <text:p>19453</text:p>
          </table:table-cell>
          <table:table-cell table:number-columns-repeated="2"/>
          <table:table-cell office:value-type="float" office:value="0.776" calcext:value-type="float">
            <text:p>0.776</text:p>
          </table:table-cell>
          <table:table-cell table:number-columns-repeated="2"/>
          <table:table-cell office:value-type="float" office:value="19453" calcext:value-type="float">
            <text:p>19453</text:p>
          </table:table-cell>
          <table:table-cell office:value-type="float" office:value="0.776" calcext:value-type="float">
            <text:p>0.776</text:p>
          </table:table-cell>
          <table:table-cell table:formula="of:=[.M778]/56708" office:value-type="float" office:value="0.343038019327079" calcext:value-type="float">
            <text:p>0.343038019327079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8607" calcext:value-type="float">
            <text:p>0.7786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81.4" calcext:value-type="float">
            <text:p>22981.4</text:p>
          </table:table-cell>
          <table:table-cell office:value-type="float" office:value="19437.4" calcext:value-type="float">
            <text:p>19437.4</text:p>
          </table:table-cell>
          <table:table-cell table:number-columns-repeated="2"/>
          <table:table-cell office:value-type="float" office:value="0.777" calcext:value-type="float">
            <text:p>0.777</text:p>
          </table:table-cell>
          <table:table-cell table:number-columns-repeated="2"/>
          <table:table-cell office:value-type="float" office:value="19437.4" calcext:value-type="float">
            <text:p>19437.4</text:p>
          </table:table-cell>
          <table:table-cell office:value-type="float" office:value="0.777" calcext:value-type="float">
            <text:p>0.777</text:p>
          </table:table-cell>
          <table:table-cell table:formula="of:=[.M779]/56708" office:value-type="float" office:value="0.342762925865839" calcext:value-type="float">
            <text:p>0.342762925865839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9605" calcext:value-type="float">
            <text:p>0.77960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65.8" calcext:value-type="float">
            <text:p>22965.8</text:p>
          </table:table-cell>
          <table:table-cell office:value-type="float" office:value="19421.8" calcext:value-type="float">
            <text:p>19421.8</text:p>
          </table:table-cell>
          <table:table-cell table:number-columns-repeated="2"/>
          <table:table-cell office:value-type="float" office:value="0.778" calcext:value-type="float">
            <text:p>0.778</text:p>
          </table:table-cell>
          <table:table-cell table:number-columns-repeated="2"/>
          <table:table-cell office:value-type="float" office:value="19421.8" calcext:value-type="float">
            <text:p>19421.8</text:p>
          </table:table-cell>
          <table:table-cell office:value-type="float" office:value="0.778" calcext:value-type="float">
            <text:p>0.778</text:p>
          </table:table-cell>
          <table:table-cell table:formula="of:=[.M780]/56708" office:value-type="float" office:value="0.342487832404599" calcext:value-type="float">
            <text:p>0.342487832404599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0603" calcext:value-type="float">
            <text:p>0.7806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50.1" calcext:value-type="float">
            <text:p>22950.1</text:p>
          </table:table-cell>
          <table:table-cell office:value-type="float" office:value="19406.1" calcext:value-type="float">
            <text:p>19406.1</text:p>
          </table:table-cell>
          <table:table-cell table:number-columns-repeated="2"/>
          <table:table-cell office:value-type="float" office:value="0.779" calcext:value-type="float">
            <text:p>0.779</text:p>
          </table:table-cell>
          <table:table-cell table:number-columns-repeated="2"/>
          <table:table-cell office:value-type="float" office:value="19406.1" calcext:value-type="float">
            <text:p>19406.1</text:p>
          </table:table-cell>
          <table:table-cell office:value-type="float" office:value="0.779" calcext:value-type="float">
            <text:p>0.779</text:p>
          </table:table-cell>
          <table:table-cell table:formula="of:=[.M781]/56708" office:value-type="float" office:value="0.342210975523736" calcext:value-type="float">
            <text:p>0.34221097552373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1601" calcext:value-type="float">
            <text:p>0.7816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34.5" calcext:value-type="float">
            <text:p>22934.5</text:p>
          </table:table-cell>
          <table:table-cell office:value-type="float" office:value="19390.5" calcext:value-type="float">
            <text:p>19390.5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number-columns-repeated="2"/>
          <table:table-cell office:value-type="float" office:value="19390.5" calcext:value-type="float">
            <text:p>19390.5</text:p>
          </table:table-cell>
          <table:table-cell office:value-type="float" office:value="0.78" calcext:value-type="float">
            <text:p>0.78</text:p>
          </table:table-cell>
          <table:table-cell table:formula="of:=[.M782]/56708" office:value-type="float" office:value="0.341935882062496" calcext:value-type="float">
            <text:p>0.341935882062496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2599" calcext:value-type="float">
            <text:p>0.7825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18.8" calcext:value-type="float">
            <text:p>22918.8</text:p>
          </table:table-cell>
          <table:table-cell office:value-type="float" office:value="19374.8" calcext:value-type="float">
            <text:p>19374.8</text:p>
          </table:table-cell>
          <table:table-cell table:number-columns-repeated="2"/>
          <table:table-cell office:value-type="float" office:value="0.781" calcext:value-type="float">
            <text:p>0.781</text:p>
          </table:table-cell>
          <table:table-cell table:number-columns-repeated="2"/>
          <table:table-cell office:value-type="float" office:value="19374.8" calcext:value-type="float">
            <text:p>19374.8</text:p>
          </table:table-cell>
          <table:table-cell office:value-type="float" office:value="0.781" calcext:value-type="float">
            <text:p>0.781</text:p>
          </table:table-cell>
          <table:table-cell table:formula="of:=[.M783]/56708" office:value-type="float" office:value="0.341659025181632" calcext:value-type="float">
            <text:p>0.341659025181632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3597" calcext:value-type="float">
            <text:p>0.7835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903.2" calcext:value-type="float">
            <text:p>22903.2</text:p>
          </table:table-cell>
          <table:table-cell office:value-type="float" office:value="19359.2" calcext:value-type="float">
            <text:p>19359.2</text:p>
          </table:table-cell>
          <table:table-cell table:number-columns-repeated="2"/>
          <table:table-cell office:value-type="float" office:value="0.782" calcext:value-type="float">
            <text:p>0.782</text:p>
          </table:table-cell>
          <table:table-cell table:number-columns-repeated="2"/>
          <table:table-cell office:value-type="float" office:value="19359.2" calcext:value-type="float">
            <text:p>19359.2</text:p>
          </table:table-cell>
          <table:table-cell office:value-type="float" office:value="0.782" calcext:value-type="float">
            <text:p>0.782</text:p>
          </table:table-cell>
          <table:table-cell table:formula="of:=[.M784]/56708" office:value-type="float" office:value="0.341383931720392" calcext:value-type="float">
            <text:p>0.341383931720392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4595" calcext:value-type="float">
            <text:p>0.78459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87.6" calcext:value-type="float">
            <text:p>22887.6</text:p>
          </table:table-cell>
          <table:table-cell office:value-type="float" office:value="19343.6" calcext:value-type="float">
            <text:p>19343.6</text:p>
          </table:table-cell>
          <table:table-cell table:number-columns-repeated="2"/>
          <table:table-cell office:value-type="float" office:value="0.783" calcext:value-type="float">
            <text:p>0.783</text:p>
          </table:table-cell>
          <table:table-cell table:number-columns-repeated="2"/>
          <table:table-cell office:value-type="float" office:value="19343.6" calcext:value-type="float">
            <text:p>19343.6</text:p>
          </table:table-cell>
          <table:table-cell office:value-type="float" office:value="0.783" calcext:value-type="float">
            <text:p>0.783</text:p>
          </table:table-cell>
          <table:table-cell table:formula="of:=[.M785]/56708" office:value-type="float" office:value="0.341108838259152" calcext:value-type="float">
            <text:p>0.341108838259152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5593" calcext:value-type="float">
            <text:p>0.7855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71.9" calcext:value-type="float">
            <text:p>22871.9</text:p>
          </table:table-cell>
          <table:table-cell office:value-type="float" office:value="19327.9" calcext:value-type="float">
            <text:p>19327.9</text:p>
          </table:table-cell>
          <table:table-cell table:number-columns-repeated="2"/>
          <table:table-cell office:value-type="float" office:value="0.784" calcext:value-type="float">
            <text:p>0.784</text:p>
          </table:table-cell>
          <table:table-cell table:number-columns-repeated="2"/>
          <table:table-cell office:value-type="float" office:value="19327.9" calcext:value-type="float">
            <text:p>19327.9</text:p>
          </table:table-cell>
          <table:table-cell office:value-type="float" office:value="0.784" calcext:value-type="float">
            <text:p>0.784</text:p>
          </table:table-cell>
          <table:table-cell table:formula="of:=[.M786]/56708" office:value-type="float" office:value="0.340831981378289" calcext:value-type="float">
            <text:p>0.340831981378289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6591" calcext:value-type="float">
            <text:p>0.78659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56.3" calcext:value-type="float">
            <text:p>22856.3</text:p>
          </table:table-cell>
          <table:table-cell office:value-type="float" office:value="19312.3" calcext:value-type="float">
            <text:p>19312.3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number-columns-repeated="2"/>
          <table:table-cell office:value-type="float" office:value="19312.3" calcext:value-type="float">
            <text:p>19312.3</text:p>
          </table:table-cell>
          <table:table-cell office:value-type="float" office:value="0.785" calcext:value-type="float">
            <text:p>0.785</text:p>
          </table:table-cell>
          <table:table-cell table:formula="of:=[.M787]/56708" office:value-type="float" office:value="0.340556887917049" calcext:value-type="float">
            <text:p>0.340556887917049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40.6" calcext:value-type="float">
            <text:p>22840.6</text:p>
          </table:table-cell>
          <table:table-cell office:value-type="float" office:value="19296.6" calcext:value-type="float">
            <text:p>19296.6</text:p>
          </table:table-cell>
          <table:table-cell table:number-columns-repeated="2"/>
          <table:table-cell office:value-type="float" office:value="0.786" calcext:value-type="float">
            <text:p>0.786</text:p>
          </table:table-cell>
          <table:table-cell table:number-columns-repeated="2"/>
          <table:table-cell office:value-type="float" office:value="19296.6" calcext:value-type="float">
            <text:p>19296.6</text:p>
          </table:table-cell>
          <table:table-cell office:value-type="float" office:value="0.786" calcext:value-type="float">
            <text:p>0.786</text:p>
          </table:table-cell>
          <table:table-cell table:formula="of:=[.M788]/56708" office:value-type="float" office:value="0.340280031036185" calcext:value-type="float">
            <text:p>0.340280031036185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8587" calcext:value-type="float">
            <text:p>0.78858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25" calcext:value-type="float">
            <text:p>22825</text:p>
          </table:table-cell>
          <table:table-cell office:value-type="float" office:value="19281" calcext:value-type="float">
            <text:p>19281</text:p>
          </table:table-cell>
          <table:table-cell table:number-columns-repeated="2"/>
          <table:table-cell office:value-type="float" office:value="0.787" calcext:value-type="float">
            <text:p>0.787</text:p>
          </table:table-cell>
          <table:table-cell table:number-columns-repeated="2"/>
          <table:table-cell office:value-type="float" office:value="19281" calcext:value-type="float">
            <text:p>19281</text:p>
          </table:table-cell>
          <table:table-cell office:value-type="float" office:value="0.787" calcext:value-type="float">
            <text:p>0.787</text:p>
          </table:table-cell>
          <table:table-cell table:formula="of:=[.M789]/56708" office:value-type="float" office:value="0.340004937574945" calcext:value-type="float">
            <text:p>0.340004937574945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89585" calcext:value-type="float">
            <text:p>0.7895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809.4" calcext:value-type="float">
            <text:p>22809.4</text:p>
          </table:table-cell>
          <table:table-cell office:value-type="float" office:value="19265.4" calcext:value-type="float">
            <text:p>19265.4</text:p>
          </table:table-cell>
          <table:table-cell table:number-columns-repeated="2"/>
          <table:table-cell office:value-type="float" office:value="0.788" calcext:value-type="float">
            <text:p>0.788</text:p>
          </table:table-cell>
          <table:table-cell table:number-columns-repeated="2"/>
          <table:table-cell office:value-type="float" office:value="19265.4" calcext:value-type="float">
            <text:p>19265.4</text:p>
          </table:table-cell>
          <table:table-cell office:value-type="float" office:value="0.788" calcext:value-type="float">
            <text:p>0.788</text:p>
          </table:table-cell>
          <table:table-cell table:formula="of:=[.M790]/56708" office:value-type="float" office:value="0.339729844113705" calcext:value-type="float">
            <text:p>0.339729844113705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0583" calcext:value-type="float">
            <text:p>0.7905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93.7" calcext:value-type="float">
            <text:p>22793.7</text:p>
          </table:table-cell>
          <table:table-cell office:value-type="float" office:value="19249.7" calcext:value-type="float">
            <text:p>19249.7</text:p>
          </table:table-cell>
          <table:table-cell table:number-columns-repeated="2"/>
          <table:table-cell office:value-type="float" office:value="0.789" calcext:value-type="float">
            <text:p>0.789</text:p>
          </table:table-cell>
          <table:table-cell table:number-columns-repeated="2"/>
          <table:table-cell office:value-type="float" office:value="19249.7" calcext:value-type="float">
            <text:p>19249.7</text:p>
          </table:table-cell>
          <table:table-cell office:value-type="float" office:value="0.789" calcext:value-type="float">
            <text:p>0.789</text:p>
          </table:table-cell>
          <table:table-cell table:formula="of:=[.M791]/56708" office:value-type="float" office:value="0.339452987232842" calcext:value-type="float">
            <text:p>0.33945298723284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1581" calcext:value-type="float">
            <text:p>0.7915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78.1" calcext:value-type="float">
            <text:p>22778.1</text:p>
          </table:table-cell>
          <table:table-cell office:value-type="float" office:value="19234.1" calcext:value-type="float">
            <text:p>19234.1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number-columns-repeated="2"/>
          <table:table-cell office:value-type="float" office:value="19234.1" calcext:value-type="float">
            <text:p>19234.1</text:p>
          </table:table-cell>
          <table:table-cell office:value-type="float" office:value="0.79" calcext:value-type="float">
            <text:p>0.79</text:p>
          </table:table-cell>
          <table:table-cell table:formula="of:=[.M792]/56708" office:value-type="float" office:value="0.339177893771602" calcext:value-type="float">
            <text:p>0.339177893771602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2579" calcext:value-type="float">
            <text:p>0.7925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62.5" calcext:value-type="float">
            <text:p>22762.5</text:p>
          </table:table-cell>
          <table:table-cell office:value-type="float" office:value="19218.5" calcext:value-type="float">
            <text:p>19218.5</text:p>
          </table:table-cell>
          <table:table-cell table:number-columns-repeated="2"/>
          <table:table-cell office:value-type="float" office:value="0.791" calcext:value-type="float">
            <text:p>0.791</text:p>
          </table:table-cell>
          <table:table-cell table:number-columns-repeated="2"/>
          <table:table-cell office:value-type="float" office:value="19218.5" calcext:value-type="float">
            <text:p>19218.5</text:p>
          </table:table-cell>
          <table:table-cell office:value-type="float" office:value="0.791" calcext:value-type="float">
            <text:p>0.791</text:p>
          </table:table-cell>
          <table:table-cell table:formula="of:=[.M793]/56708" office:value-type="float" office:value="0.338902800310362" calcext:value-type="float">
            <text:p>0.338902800310362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3577" calcext:value-type="float">
            <text:p>0.79357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46.8" calcext:value-type="float">
            <text:p>22746.8</text:p>
          </table:table-cell>
          <table:table-cell office:value-type="float" office:value="19202.8" calcext:value-type="float">
            <text:p>19202.8</text:p>
          </table:table-cell>
          <table:table-cell table:number-columns-repeated="2"/>
          <table:table-cell office:value-type="float" office:value="0.792" calcext:value-type="float">
            <text:p>0.792</text:p>
          </table:table-cell>
          <table:table-cell table:number-columns-repeated="2"/>
          <table:table-cell office:value-type="float" office:value="19202.8" calcext:value-type="float">
            <text:p>19202.8</text:p>
          </table:table-cell>
          <table:table-cell office:value-type="float" office:value="0.792" calcext:value-type="float">
            <text:p>0.792</text:p>
          </table:table-cell>
          <table:table-cell table:formula="of:=[.M794]/56708" office:value-type="float" office:value="0.338625943429498" calcext:value-type="float">
            <text:p>0.338625943429498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4575" calcext:value-type="float">
            <text:p>0.79457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31.2" calcext:value-type="float">
            <text:p>22731.2</text:p>
          </table:table-cell>
          <table:table-cell office:value-type="float" office:value="19187.2" calcext:value-type="float">
            <text:p>19187.2</text:p>
          </table:table-cell>
          <table:table-cell table:number-columns-repeated="2"/>
          <table:table-cell office:value-type="float" office:value="0.793" calcext:value-type="float">
            <text:p>0.793</text:p>
          </table:table-cell>
          <table:table-cell table:number-columns-repeated="2"/>
          <table:table-cell office:value-type="float" office:value="19187.2" calcext:value-type="float">
            <text:p>19187.2</text:p>
          </table:table-cell>
          <table:table-cell office:value-type="float" office:value="0.793" calcext:value-type="float">
            <text:p>0.793</text:p>
          </table:table-cell>
          <table:table-cell table:formula="of:=[.M795]/56708" office:value-type="float" office:value="0.338350849968258" calcext:value-type="float">
            <text:p>0.338350849968258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5573" calcext:value-type="float">
            <text:p>0.79557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715.5" calcext:value-type="float">
            <text:p>22715.5</text:p>
          </table:table-cell>
          <table:table-cell office:value-type="float" office:value="19171.5" calcext:value-type="float">
            <text:p>19171.5</text:p>
          </table:table-cell>
          <table:table-cell table:number-columns-repeated="2"/>
          <table:table-cell office:value-type="float" office:value="0.794" calcext:value-type="float">
            <text:p>0.794</text:p>
          </table:table-cell>
          <table:table-cell table:number-columns-repeated="2"/>
          <table:table-cell office:value-type="float" office:value="19171.5" calcext:value-type="float">
            <text:p>19171.5</text:p>
          </table:table-cell>
          <table:table-cell office:value-type="float" office:value="0.794" calcext:value-type="float">
            <text:p>0.794</text:p>
          </table:table-cell>
          <table:table-cell table:formula="of:=[.M796]/56708" office:value-type="float" office:value="0.338073993087395" calcext:value-type="float">
            <text:p>0.338073993087395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6571" calcext:value-type="float">
            <text:p>0.7965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99.9" calcext:value-type="float">
            <text:p>22699.9</text:p>
          </table:table-cell>
          <table:table-cell office:value-type="float" office:value="19155.9" calcext:value-type="float">
            <text:p>19155.9</text:p>
          </table:table-cell>
          <table:table-cell table:number-columns-repeated="2"/>
          <table:table-cell office:value-type="float" office:value="0.795" calcext:value-type="float">
            <text:p>0.795</text:p>
          </table:table-cell>
          <table:table-cell table:number-columns-repeated="2"/>
          <table:table-cell office:value-type="float" office:value="19155.9" calcext:value-type="float">
            <text:p>19155.9</text:p>
          </table:table-cell>
          <table:table-cell office:value-type="float" office:value="0.795" calcext:value-type="float">
            <text:p>0.795</text:p>
          </table:table-cell>
          <table:table-cell table:formula="of:=[.M797]/56708" office:value-type="float" office:value="0.337798899626155" calcext:value-type="float">
            <text:p>0.337798899626155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7569" calcext:value-type="float">
            <text:p>0.7975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84.3" calcext:value-type="float">
            <text:p>22684.3</text:p>
          </table:table-cell>
          <table:table-cell office:value-type="float" office:value="19140.3" calcext:value-type="float">
            <text:p>19140.3</text:p>
          </table:table-cell>
          <table:table-cell table:number-columns-repeated="2"/>
          <table:table-cell office:value-type="float" office:value="0.796" calcext:value-type="float">
            <text:p>0.796</text:p>
          </table:table-cell>
          <table:table-cell table:number-columns-repeated="2"/>
          <table:table-cell office:value-type="float" office:value="19140.3" calcext:value-type="float">
            <text:p>19140.3</text:p>
          </table:table-cell>
          <table:table-cell office:value-type="float" office:value="0.796" calcext:value-type="float">
            <text:p>0.796</text:p>
          </table:table-cell>
          <table:table-cell table:formula="of:=[.M798]/56708" office:value-type="float" office:value="0.337523806164915" calcext:value-type="float">
            <text:p>0.337523806164915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8567" calcext:value-type="float">
            <text:p>0.7985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68.6" calcext:value-type="float">
            <text:p>22668.6</text:p>
          </table:table-cell>
          <table:table-cell office:value-type="float" office:value="19124.6" calcext:value-type="float">
            <text:p>19124.6</text:p>
          </table:table-cell>
          <table:table-cell table:number-columns-repeated="2"/>
          <table:table-cell office:value-type="float" office:value="0.797" calcext:value-type="float">
            <text:p>0.797</text:p>
          </table:table-cell>
          <table:table-cell table:number-columns-repeated="2"/>
          <table:table-cell office:value-type="float" office:value="19124.6" calcext:value-type="float">
            <text:p>19124.6</text:p>
          </table:table-cell>
          <table:table-cell office:value-type="float" office:value="0.797" calcext:value-type="float">
            <text:p>0.797</text:p>
          </table:table-cell>
          <table:table-cell table:formula="of:=[.M799]/56708" office:value-type="float" office:value="0.337246949284052" calcext:value-type="float">
            <text:p>0.337246949284052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99565" calcext:value-type="float">
            <text:p>0.79956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53" calcext:value-type="float">
            <text:p>22653</text:p>
          </table:table-cell>
          <table:table-cell office:value-type="float" office:value="19109" calcext:value-type="float">
            <text:p>19109</text:p>
          </table:table-cell>
          <table:table-cell table:number-columns-repeated="2"/>
          <table:table-cell office:value-type="float" office:value="0.798" calcext:value-type="float">
            <text:p>0.798</text:p>
          </table:table-cell>
          <table:table-cell table:number-columns-repeated="2"/>
          <table:table-cell office:value-type="float" office:value="19109" calcext:value-type="float">
            <text:p>19109</text:p>
          </table:table-cell>
          <table:table-cell office:value-type="float" office:value="0.798" calcext:value-type="float">
            <text:p>0.798</text:p>
          </table:table-cell>
          <table:table-cell table:formula="of:=[.M800]/56708" office:value-type="float" office:value="0.336971855822812" calcext:value-type="float">
            <text:p>0.336971855822812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0563" calcext:value-type="float">
            <text:p>0.8005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37.3" calcext:value-type="float">
            <text:p>22637.3</text:p>
          </table:table-cell>
          <table:table-cell office:value-type="float" office:value="19093.3" calcext:value-type="float">
            <text:p>19093.3</text:p>
          </table:table-cell>
          <table:table-cell table:number-columns-repeated="2"/>
          <table:table-cell office:value-type="float" office:value="0.799" calcext:value-type="float">
            <text:p>0.799</text:p>
          </table:table-cell>
          <table:table-cell table:number-columns-repeated="2"/>
          <table:table-cell office:value-type="float" office:value="19093.3" calcext:value-type="float">
            <text:p>19093.3</text:p>
          </table:table-cell>
          <table:table-cell office:value-type="float" office:value="0.799" calcext:value-type="float">
            <text:p>0.799</text:p>
          </table:table-cell>
          <table:table-cell table:formula="of:=[.M801]/56708" office:value-type="float" office:value="0.336694998941948" calcext:value-type="float">
            <text:p>0.3366949989419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1561" calcext:value-type="float">
            <text:p>0.8015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21.7" calcext:value-type="float">
            <text:p>22621.7</text:p>
          </table:table-cell>
          <table:table-cell office:value-type="float" office:value="19077.7" calcext:value-type="float">
            <text:p>19077.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19077.7" calcext:value-type="float">
            <text:p>19077.7</text:p>
          </table:table-cell>
          <table:table-cell office:value-type="float" office:value="0.8" calcext:value-type="float">
            <text:p>0.8</text:p>
          </table:table-cell>
          <table:table-cell table:formula="of:=[.M802]/56708" office:value-type="float" office:value="0.336419905480708" calcext:value-type="float">
            <text:p>0.336419905480708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2559" calcext:value-type="float">
            <text:p>0.80255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600" calcext:value-type="float">
            <text:p>22600</text:p>
          </table:table-cell>
          <table:table-cell office:value-type="float" office:value="19056" calcext:value-type="float">
            <text:p>19056</text:p>
          </table:table-cell>
          <table:table-cell table:number-columns-repeated="2"/>
          <table:table-cell office:value-type="float" office:value="0.801" calcext:value-type="float">
            <text:p>0.801</text:p>
          </table:table-cell>
          <table:table-cell table:number-columns-repeated="2"/>
          <table:table-cell office:value-type="float" office:value="19056" calcext:value-type="float">
            <text:p>19056</text:p>
          </table:table-cell>
          <table:table-cell office:value-type="float" office:value="0.801" calcext:value-type="float">
            <text:p>0.801</text:p>
          </table:table-cell>
          <table:table-cell table:formula="of:=[.M803]/56708" office:value-type="float" office:value="0.336037243422445" calcext:value-type="float">
            <text:p>0.336037243422445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3557" calcext:value-type="float">
            <text:p>0.80355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578.3" calcext:value-type="float">
            <text:p>22578.3</text:p>
          </table:table-cell>
          <table:table-cell office:value-type="float" office:value="19034.3" calcext:value-type="float">
            <text:p>19034.3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2"/>
          <table:table-cell office:value-type="float" office:value="19034.3" calcext:value-type="float">
            <text:p>19034.3</text:p>
          </table:table-cell>
          <table:table-cell office:value-type="float" office:value="0.802" calcext:value-type="float">
            <text:p>0.802</text:p>
          </table:table-cell>
          <table:table-cell table:formula="of:=[.M804]/56708" office:value-type="float" office:value="0.335654581364181" calcext:value-type="float">
            <text:p>0.335654581364181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4555" calcext:value-type="float">
            <text:p>0.8045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556.6" calcext:value-type="float">
            <text:p>22556.6</text:p>
          </table:table-cell>
          <table:table-cell office:value-type="float" office:value="19012.6" calcext:value-type="float">
            <text:p>19012.6</text:p>
          </table:table-cell>
          <table:table-cell table:number-columns-repeated="2"/>
          <table:table-cell office:value-type="float" office:value="0.803" calcext:value-type="float">
            <text:p>0.803</text:p>
          </table:table-cell>
          <table:table-cell table:number-columns-repeated="2"/>
          <table:table-cell office:value-type="float" office:value="19012.6" calcext:value-type="float">
            <text:p>19012.6</text:p>
          </table:table-cell>
          <table:table-cell office:value-type="float" office:value="0.803" calcext:value-type="float">
            <text:p>0.803</text:p>
          </table:table-cell>
          <table:table-cell table:formula="of:=[.M805]/56708" office:value-type="float" office:value="0.335271919305918" calcext:value-type="float">
            <text:p>0.335271919305918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5553" calcext:value-type="float">
            <text:p>0.8055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534.9" calcext:value-type="float">
            <text:p>22534.9</text:p>
          </table:table-cell>
          <table:table-cell office:value-type="float" office:value="18990.9" calcext:value-type="float">
            <text:p>18990.9</text:p>
          </table:table-cell>
          <table:table-cell table:number-columns-repeated="2"/>
          <table:table-cell office:value-type="float" office:value="0.804" calcext:value-type="float">
            <text:p>0.804</text:p>
          </table:table-cell>
          <table:table-cell table:number-columns-repeated="2"/>
          <table:table-cell office:value-type="float" office:value="18990.9" calcext:value-type="float">
            <text:p>18990.9</text:p>
          </table:table-cell>
          <table:table-cell office:value-type="float" office:value="0.804" calcext:value-type="float">
            <text:p>0.804</text:p>
          </table:table-cell>
          <table:table-cell table:formula="of:=[.M806]/56708" office:value-type="float" office:value="0.334889257247655" calcext:value-type="float">
            <text:p>0.334889257247655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6551" calcext:value-type="float">
            <text:p>0.80655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513.2" calcext:value-type="float">
            <text:p>22513.2</text:p>
          </table:table-cell>
          <table:table-cell office:value-type="float" office:value="18969.2" calcext:value-type="float">
            <text:p>18969.2</text:p>
          </table:table-cell>
          <table:table-cell table:number-columns-repeated="2"/>
          <table:table-cell office:value-type="float" office:value="0.805" calcext:value-type="float">
            <text:p>0.805</text:p>
          </table:table-cell>
          <table:table-cell table:number-columns-repeated="2"/>
          <table:table-cell office:value-type="float" office:value="18969.2" calcext:value-type="float">
            <text:p>18969.2</text:p>
          </table:table-cell>
          <table:table-cell office:value-type="float" office:value="0.805" calcext:value-type="float">
            <text:p>0.805</text:p>
          </table:table-cell>
          <table:table-cell table:formula="of:=[.M807]/56708" office:value-type="float" office:value="0.334506595189391" calcext:value-type="float">
            <text:p>0.334506595189391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7549" calcext:value-type="float">
            <text:p>0.8075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91.5" calcext:value-type="float">
            <text:p>22491.5</text:p>
          </table:table-cell>
          <table:table-cell office:value-type="float" office:value="18947.5" calcext:value-type="float">
            <text:p>18947.5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number-columns-repeated="2"/>
          <table:table-cell office:value-type="float" office:value="18947.5" calcext:value-type="float">
            <text:p>18947.5</text:p>
          </table:table-cell>
          <table:table-cell office:value-type="float" office:value="0.806" calcext:value-type="float">
            <text:p>0.806</text:p>
          </table:table-cell>
          <table:table-cell table:formula="of:=[.M808]/56708" office:value-type="float" office:value="0.334123933131128" calcext:value-type="float">
            <text:p>0.334123933131128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8547" calcext:value-type="float">
            <text:p>0.80854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69.8" calcext:value-type="float">
            <text:p>22469.8</text:p>
          </table:table-cell>
          <table:table-cell office:value-type="float" office:value="18925.8" calcext:value-type="float">
            <text:p>18925.8</text:p>
          </table:table-cell>
          <table:table-cell table:number-columns-repeated="2"/>
          <table:table-cell office:value-type="float" office:value="0.807" calcext:value-type="float">
            <text:p>0.807</text:p>
          </table:table-cell>
          <table:table-cell table:number-columns-repeated="2"/>
          <table:table-cell office:value-type="float" office:value="18925.8" calcext:value-type="float">
            <text:p>18925.8</text:p>
          </table:table-cell>
          <table:table-cell office:value-type="float" office:value="0.807" calcext:value-type="float">
            <text:p>0.807</text:p>
          </table:table-cell>
          <table:table-cell table:formula="of:=[.M809]/56708" office:value-type="float" office:value="0.333741271072864" calcext:value-type="float">
            <text:p>0.333741271072864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09546" calcext:value-type="float">
            <text:p>0.8095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48.1" calcext:value-type="float">
            <text:p>22448.1</text:p>
          </table:table-cell>
          <table:table-cell office:value-type="float" office:value="18904.1" calcext:value-type="float">
            <text:p>18904.1</text:p>
          </table:table-cell>
          <table:table-cell table:number-columns-repeated="2"/>
          <table:table-cell office:value-type="float" office:value="0.808" calcext:value-type="float">
            <text:p>0.808</text:p>
          </table:table-cell>
          <table:table-cell table:number-columns-repeated="2"/>
          <table:table-cell office:value-type="float" office:value="18904.1" calcext:value-type="float">
            <text:p>18904.1</text:p>
          </table:table-cell>
          <table:table-cell office:value-type="float" office:value="0.808" calcext:value-type="float">
            <text:p>0.808</text:p>
          </table:table-cell>
          <table:table-cell table:formula="of:=[.M810]/56708" office:value-type="float" office:value="0.333358609014601" calcext:value-type="float">
            <text:p>0.333358609014601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0544" calcext:value-type="float">
            <text:p>0.8105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26.3" calcext:value-type="float">
            <text:p>22426.3</text:p>
          </table:table-cell>
          <table:table-cell office:value-type="float" office:value="18882.3" calcext:value-type="float">
            <text:p>18882.3</text:p>
          </table:table-cell>
          <table:table-cell table:number-columns-repeated="2"/>
          <table:table-cell office:value-type="float" office:value="0.809" calcext:value-type="float">
            <text:p>0.809</text:p>
          </table:table-cell>
          <table:table-cell table:number-columns-repeated="2"/>
          <table:table-cell office:value-type="float" office:value="18882.3" calcext:value-type="float">
            <text:p>18882.3</text:p>
          </table:table-cell>
          <table:table-cell office:value-type="float" office:value="0.809" calcext:value-type="float">
            <text:p>0.809</text:p>
          </table:table-cell>
          <table:table-cell table:formula="of:=[.M811]/56708" office:value-type="float" office:value="0.332974183536714" calcext:value-type="float">
            <text:p>0.33297418353671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1542" calcext:value-type="float">
            <text:p>0.81154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404.6" calcext:value-type="float">
            <text:p>22404.6</text:p>
          </table:table-cell>
          <table:table-cell office:value-type="float" office:value="18860.6" calcext:value-type="float">
            <text:p>18860.6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18860.6" calcext:value-type="float">
            <text:p>18860.6</text:p>
          </table:table-cell>
          <table:table-cell office:value-type="float" office:value="0.81" calcext:value-type="float">
            <text:p>0.81</text:p>
          </table:table-cell>
          <table:table-cell table:formula="of:=[.M812]/56708" office:value-type="float" office:value="0.332591521478451" calcext:value-type="float">
            <text:p>0.332591521478451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254" calcext:value-type="float">
            <text:p>0.8125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382.9" calcext:value-type="float">
            <text:p>22382.9</text:p>
          </table:table-cell>
          <table:table-cell office:value-type="float" office:value="18838.9" calcext:value-type="float">
            <text:p>18838.9</text:p>
          </table:table-cell>
          <table:table-cell table:number-columns-repeated="2"/>
          <table:table-cell office:value-type="float" office:value="0.811" calcext:value-type="float">
            <text:p>0.811</text:p>
          </table:table-cell>
          <table:table-cell table:number-columns-repeated="2"/>
          <table:table-cell office:value-type="float" office:value="18838.9" calcext:value-type="float">
            <text:p>18838.9</text:p>
          </table:table-cell>
          <table:table-cell office:value-type="float" office:value="0.811" calcext:value-type="float">
            <text:p>0.811</text:p>
          </table:table-cell>
          <table:table-cell table:formula="of:=[.M813]/56708" office:value-type="float" office:value="0.332208859420188" calcext:value-type="float">
            <text:p>0.332208859420188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3538" calcext:value-type="float">
            <text:p>0.8135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361.2" calcext:value-type="float">
            <text:p>22361.2</text:p>
          </table:table-cell>
          <table:table-cell office:value-type="float" office:value="18817.2" calcext:value-type="float">
            <text:p>18817.2</text:p>
          </table:table-cell>
          <table:table-cell table:number-columns-repeated="2"/>
          <table:table-cell office:value-type="float" office:value="0.812" calcext:value-type="float">
            <text:p>0.812</text:p>
          </table:table-cell>
          <table:table-cell table:number-columns-repeated="2"/>
          <table:table-cell office:value-type="float" office:value="18817.2" calcext:value-type="float">
            <text:p>18817.2</text:p>
          </table:table-cell>
          <table:table-cell office:value-type="float" office:value="0.812" calcext:value-type="float">
            <text:p>0.812</text:p>
          </table:table-cell>
          <table:table-cell table:formula="of:=[.M814]/56708" office:value-type="float" office:value="0.331826197361924" calcext:value-type="float">
            <text:p>0.331826197361924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4536" calcext:value-type="float">
            <text:p>0.8145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339.5" calcext:value-type="float">
            <text:p>22339.5</text:p>
          </table:table-cell>
          <table:table-cell office:value-type="float" office:value="18795.5" calcext:value-type="float">
            <text:p>18795.5</text:p>
          </table:table-cell>
          <table:table-cell table:number-columns-repeated="2"/>
          <table:table-cell office:value-type="float" office:value="0.813" calcext:value-type="float">
            <text:p>0.813</text:p>
          </table:table-cell>
          <table:table-cell table:number-columns-repeated="2"/>
          <table:table-cell office:value-type="float" office:value="18795.5" calcext:value-type="float">
            <text:p>18795.5</text:p>
          </table:table-cell>
          <table:table-cell office:value-type="float" office:value="0.813" calcext:value-type="float">
            <text:p>0.813</text:p>
          </table:table-cell>
          <table:table-cell table:formula="of:=[.M815]/56708" office:value-type="float" office:value="0.331443535303661" calcext:value-type="float">
            <text:p>0.331443535303661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5534" calcext:value-type="float">
            <text:p>0.8155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317.8" calcext:value-type="float">
            <text:p>22317.8</text:p>
          </table:table-cell>
          <table:table-cell office:value-type="float" office:value="18773.8" calcext:value-type="float">
            <text:p>18773.8</text:p>
          </table:table-cell>
          <table:table-cell table:number-columns-repeated="2"/>
          <table:table-cell office:value-type="float" office:value="0.814" calcext:value-type="float">
            <text:p>0.814</text:p>
          </table:table-cell>
          <table:table-cell table:number-columns-repeated="2"/>
          <table:table-cell office:value-type="float" office:value="18773.8" calcext:value-type="float">
            <text:p>18773.8</text:p>
          </table:table-cell>
          <table:table-cell office:value-type="float" office:value="0.814" calcext:value-type="float">
            <text:p>0.814</text:p>
          </table:table-cell>
          <table:table-cell table:formula="of:=[.M816]/56708" office:value-type="float" office:value="0.331060873245397" calcext:value-type="float">
            <text:p>0.331060873245397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6532" calcext:value-type="float">
            <text:p>0.8165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96.1" calcext:value-type="float">
            <text:p>22296.1</text:p>
          </table:table-cell>
          <table:table-cell office:value-type="float" office:value="18752.1" calcext:value-type="float">
            <text:p>18752.1</text:p>
          </table:table-cell>
          <table:table-cell table:number-columns-repeated="2"/>
          <table:table-cell office:value-type="float" office:value="0.815" calcext:value-type="float">
            <text:p>0.815</text:p>
          </table:table-cell>
          <table:table-cell table:number-columns-repeated="2"/>
          <table:table-cell office:value-type="float" office:value="18752.1" calcext:value-type="float">
            <text:p>18752.1</text:p>
          </table:table-cell>
          <table:table-cell office:value-type="float" office:value="0.815" calcext:value-type="float">
            <text:p>0.815</text:p>
          </table:table-cell>
          <table:table-cell table:formula="of:=[.M817]/56708" office:value-type="float" office:value="0.330678211187134" calcext:value-type="float">
            <text:p>0.330678211187134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753" calcext:value-type="float">
            <text:p>0.817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74.4" calcext:value-type="float">
            <text:p>22274.4</text:p>
          </table:table-cell>
          <table:table-cell office:value-type="float" office:value="18730.4" calcext:value-type="float">
            <text:p>18730.4</text:p>
          </table:table-cell>
          <table:table-cell table:number-columns-repeated="2"/>
          <table:table-cell office:value-type="float" office:value="0.816" calcext:value-type="float">
            <text:p>0.816</text:p>
          </table:table-cell>
          <table:table-cell table:number-columns-repeated="2"/>
          <table:table-cell office:value-type="float" office:value="18730.4" calcext:value-type="float">
            <text:p>18730.4</text:p>
          </table:table-cell>
          <table:table-cell office:value-type="float" office:value="0.816" calcext:value-type="float">
            <text:p>0.816</text:p>
          </table:table-cell>
          <table:table-cell table:formula="of:=[.M818]/56708" office:value-type="float" office:value="0.330295549128871" calcext:value-type="float">
            <text:p>0.330295549128871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8529" calcext:value-type="float">
            <text:p>0.8185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52.7" calcext:value-type="float">
            <text:p>22252.7</text:p>
          </table:table-cell>
          <table:table-cell office:value-type="float" office:value="18708.7" calcext:value-type="float">
            <text:p>18708.7</text:p>
          </table:table-cell>
          <table:table-cell table:number-columns-repeated="2"/>
          <table:table-cell office:value-type="float" office:value="0.817" calcext:value-type="float">
            <text:p>0.817</text:p>
          </table:table-cell>
          <table:table-cell table:number-columns-repeated="2"/>
          <table:table-cell office:value-type="float" office:value="18708.7" calcext:value-type="float">
            <text:p>18708.7</text:p>
          </table:table-cell>
          <table:table-cell office:value-type="float" office:value="0.817" calcext:value-type="float">
            <text:p>0.817</text:p>
          </table:table-cell>
          <table:table-cell table:formula="of:=[.M819]/56708" office:value-type="float" office:value="0.329912887070607" calcext:value-type="float">
            <text:p>0.329912887070607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19527" calcext:value-type="float">
            <text:p>0.8195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31" calcext:value-type="float">
            <text:p>22231</text:p>
          </table:table-cell>
          <table:table-cell office:value-type="float" office:value="18687" calcext:value-type="float">
            <text:p>18687</text:p>
          </table:table-cell>
          <table:table-cell table:number-columns-repeated="2"/>
          <table:table-cell office:value-type="float" office:value="0.818" calcext:value-type="float">
            <text:p>0.818</text:p>
          </table:table-cell>
          <table:table-cell table:number-columns-repeated="2"/>
          <table:table-cell office:value-type="float" office:value="18687" calcext:value-type="float">
            <text:p>18687</text:p>
          </table:table-cell>
          <table:table-cell office:value-type="float" office:value="0.818" calcext:value-type="float">
            <text:p>0.818</text:p>
          </table:table-cell>
          <table:table-cell table:formula="of:=[.M820]/56708" office:value-type="float" office:value="0.329530225012344" calcext:value-type="float">
            <text:p>0.329530225012344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0525" calcext:value-type="float">
            <text:p>0.8205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209.3" calcext:value-type="float">
            <text:p>22209.3</text:p>
          </table:table-cell>
          <table:table-cell office:value-type="float" office:value="18665.3" calcext:value-type="float">
            <text:p>18665.3</text:p>
          </table:table-cell>
          <table:table-cell table:number-columns-repeated="2"/>
          <table:table-cell office:value-type="float" office:value="0.819" calcext:value-type="float">
            <text:p>0.819</text:p>
          </table:table-cell>
          <table:table-cell table:number-columns-repeated="2"/>
          <table:table-cell office:value-type="float" office:value="18665.3" calcext:value-type="float">
            <text:p>18665.3</text:p>
          </table:table-cell>
          <table:table-cell office:value-type="float" office:value="0.819" calcext:value-type="float">
            <text:p>0.819</text:p>
          </table:table-cell>
          <table:table-cell table:formula="of:=[.M821]/56708" office:value-type="float" office:value="0.329147562954081" calcext:value-type="float">
            <text:p>0.32914756295408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1523" calcext:value-type="float">
            <text:p>0.8215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87.6" calcext:value-type="float">
            <text:p>22187.6</text:p>
          </table:table-cell>
          <table:table-cell office:value-type="float" office:value="18643.6" calcext:value-type="float">
            <text:p>18643.6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table:number-columns-repeated="2"/>
          <table:table-cell office:value-type="float" office:value="18643.6" calcext:value-type="float">
            <text:p>18643.6</text:p>
          </table:table-cell>
          <table:table-cell office:value-type="float" office:value="0.82" calcext:value-type="float">
            <text:p>0.82</text:p>
          </table:table-cell>
          <table:table-cell table:formula="of:=[.M822]/56708" office:value-type="float" office:value="0.328764900895817" calcext:value-type="float">
            <text:p>0.328764900895817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2521" calcext:value-type="float">
            <text:p>0.82252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65.9" calcext:value-type="float">
            <text:p>22165.9</text:p>
          </table:table-cell>
          <table:table-cell office:value-type="float" office:value="18621.9" calcext:value-type="float">
            <text:p>18621.9</text:p>
          </table:table-cell>
          <table:table-cell table:number-columns-repeated="2"/>
          <table:table-cell office:value-type="float" office:value="0.821" calcext:value-type="float">
            <text:p>0.821</text:p>
          </table:table-cell>
          <table:table-cell table:number-columns-repeated="2"/>
          <table:table-cell office:value-type="float" office:value="18621.9" calcext:value-type="float">
            <text:p>18621.9</text:p>
          </table:table-cell>
          <table:table-cell office:value-type="float" office:value="0.821" calcext:value-type="float">
            <text:p>0.821</text:p>
          </table:table-cell>
          <table:table-cell table:formula="of:=[.M823]/56708" office:value-type="float" office:value="0.328382238837554" calcext:value-type="float">
            <text:p>0.328382238837554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3519" calcext:value-type="float">
            <text:p>0.8235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44.2" calcext:value-type="float">
            <text:p>22144.2</text:p>
          </table:table-cell>
          <table:table-cell office:value-type="float" office:value="18600.2" calcext:value-type="float">
            <text:p>18600.2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 table:number-columns-repeated="2"/>
          <table:table-cell office:value-type="float" office:value="18600.2" calcext:value-type="float">
            <text:p>18600.2</text:p>
          </table:table-cell>
          <table:table-cell office:value-type="float" office:value="0.822" calcext:value-type="float">
            <text:p>0.822</text:p>
          </table:table-cell>
          <table:table-cell table:formula="of:=[.M824]/56708" office:value-type="float" office:value="0.32799957677929" calcext:value-type="float">
            <text:p>0.32799957677929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4517" calcext:value-type="float">
            <text:p>0.82451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22.5" calcext:value-type="float">
            <text:p>22122.5</text:p>
          </table:table-cell>
          <table:table-cell office:value-type="float" office:value="18578.5" calcext:value-type="float">
            <text:p>18578.5</text:p>
          </table:table-cell>
          <table:table-cell table:number-columns-repeated="2"/>
          <table:table-cell office:value-type="float" office:value="0.823" calcext:value-type="float">
            <text:p>0.823</text:p>
          </table:table-cell>
          <table:table-cell table:number-columns-repeated="2"/>
          <table:table-cell office:value-type="float" office:value="18578.5" calcext:value-type="float">
            <text:p>18578.5</text:p>
          </table:table-cell>
          <table:table-cell office:value-type="float" office:value="0.823" calcext:value-type="float">
            <text:p>0.823</text:p>
          </table:table-cell>
          <table:table-cell table:formula="of:=[.M825]/56708" office:value-type="float" office:value="0.327616914721027" calcext:value-type="float">
            <text:p>0.327616914721027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5516" calcext:value-type="float">
            <text:p>0.8255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100.8" calcext:value-type="float">
            <text:p>22100.8</text:p>
          </table:table-cell>
          <table:table-cell office:value-type="float" office:value="18556.8" calcext:value-type="float">
            <text:p>18556.8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number-columns-repeated="2"/>
          <table:table-cell office:value-type="float" office:value="18556.8" calcext:value-type="float">
            <text:p>18556.8</text:p>
          </table:table-cell>
          <table:table-cell office:value-type="float" office:value="0.824" calcext:value-type="float">
            <text:p>0.824</text:p>
          </table:table-cell>
          <table:table-cell table:formula="of:=[.M826]/56708" office:value-type="float" office:value="0.327234252662764" calcext:value-type="float">
            <text:p>0.32723425266276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6514" calcext:value-type="float">
            <text:p>0.8265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079.1" calcext:value-type="float">
            <text:p>22079.1</text:p>
          </table:table-cell>
          <table:table-cell office:value-type="float" office:value="18535.1" calcext:value-type="float">
            <text:p>18535.1</text:p>
          </table:table-cell>
          <table:table-cell table:number-columns-repeated="2"/>
          <table:table-cell office:value-type="float" office:value="0.825" calcext:value-type="float">
            <text:p>0.825</text:p>
          </table:table-cell>
          <table:table-cell table:number-columns-repeated="2"/>
          <table:table-cell office:value-type="float" office:value="18535.1" calcext:value-type="float">
            <text:p>18535.1</text:p>
          </table:table-cell>
          <table:table-cell office:value-type="float" office:value="0.825" calcext:value-type="float">
            <text:p>0.825</text:p>
          </table:table-cell>
          <table:table-cell table:formula="of:=[.M827]/56708" office:value-type="float" office:value="0.3268515906045" calcext:value-type="float">
            <text:p>0.3268515906045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7512" calcext:value-type="float">
            <text:p>0.8275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057.3" calcext:value-type="float">
            <text:p>22057.3</text:p>
          </table:table-cell>
          <table:table-cell office:value-type="float" office:value="18513.3" calcext:value-type="float">
            <text:p>18513.3</text:p>
          </table:table-cell>
          <table:table-cell table:number-columns-repeated="2"/>
          <table:table-cell office:value-type="float" office:value="0.826" calcext:value-type="float">
            <text:p>0.826</text:p>
          </table:table-cell>
          <table:table-cell table:number-columns-repeated="2"/>
          <table:table-cell office:value-type="float" office:value="18513.3" calcext:value-type="float">
            <text:p>18513.3</text:p>
          </table:table-cell>
          <table:table-cell office:value-type="float" office:value="0.826" calcext:value-type="float">
            <text:p>0.826</text:p>
          </table:table-cell>
          <table:table-cell table:formula="of:=[.M828]/56708" office:value-type="float" office:value="0.326467165126613" calcext:value-type="float">
            <text:p>0.326467165126613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851" calcext:value-type="float">
            <text:p>0.8285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035.6" calcext:value-type="float">
            <text:p>22035.6</text:p>
          </table:table-cell>
          <table:table-cell office:value-type="float" office:value="18491.6" calcext:value-type="float">
            <text:p>18491.6</text:p>
          </table:table-cell>
          <table:table-cell table:number-columns-repeated="2"/>
          <table:table-cell office:value-type="float" office:value="0.827" calcext:value-type="float">
            <text:p>0.827</text:p>
          </table:table-cell>
          <table:table-cell table:number-columns-repeated="2"/>
          <table:table-cell office:value-type="float" office:value="18491.6" calcext:value-type="float">
            <text:p>18491.6</text:p>
          </table:table-cell>
          <table:table-cell office:value-type="float" office:value="0.827" calcext:value-type="float">
            <text:p>0.827</text:p>
          </table:table-cell>
          <table:table-cell table:formula="of:=[.M829]/56708" office:value-type="float" office:value="0.32608450306835" calcext:value-type="float">
            <text:p>0.32608450306835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29508" calcext:value-type="float">
            <text:p>0.8295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2013.9" calcext:value-type="float">
            <text:p>22013.9</text:p>
          </table:table-cell>
          <table:table-cell office:value-type="float" office:value="18469.9" calcext:value-type="float">
            <text:p>18469.9</text:p>
          </table:table-cell>
          <table:table-cell table:number-columns-repeated="2"/>
          <table:table-cell office:value-type="float" office:value="0.828" calcext:value-type="float">
            <text:p>0.828</text:p>
          </table:table-cell>
          <table:table-cell table:number-columns-repeated="2"/>
          <table:table-cell office:value-type="float" office:value="18469.9" calcext:value-type="float">
            <text:p>18469.9</text:p>
          </table:table-cell>
          <table:table-cell office:value-type="float" office:value="0.828" calcext:value-type="float">
            <text:p>0.828</text:p>
          </table:table-cell>
          <table:table-cell table:formula="of:=[.M830]/56708" office:value-type="float" office:value="0.325701841010087" calcext:value-type="float">
            <text:p>0.325701841010087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0507" calcext:value-type="float">
            <text:p>0.8305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92.2" calcext:value-type="float">
            <text:p>21992.2</text:p>
          </table:table-cell>
          <table:table-cell office:value-type="float" office:value="18448.2" calcext:value-type="float">
            <text:p>18448.2</text:p>
          </table:table-cell>
          <table:table-cell table:number-columns-repeated="2"/>
          <table:table-cell office:value-type="float" office:value="0.829" calcext:value-type="float">
            <text:p>0.829</text:p>
          </table:table-cell>
          <table:table-cell table:number-columns-repeated="2"/>
          <table:table-cell office:value-type="float" office:value="18448.2" calcext:value-type="float">
            <text:p>18448.2</text:p>
          </table:table-cell>
          <table:table-cell office:value-type="float" office:value="0.829" calcext:value-type="float">
            <text:p>0.829</text:p>
          </table:table-cell>
          <table:table-cell table:formula="of:=[.M831]/56708" office:value-type="float" office:value="0.325319178951823" calcext:value-type="float">
            <text:p>0.32531917895182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1505" calcext:value-type="float">
            <text:p>0.83150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70.5" calcext:value-type="float">
            <text:p>21970.5</text:p>
          </table:table-cell>
          <table:table-cell office:value-type="float" office:value="18426.5" calcext:value-type="float">
            <text:p>18426.5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table:number-columns-repeated="2"/>
          <table:table-cell office:value-type="float" office:value="18426.5" calcext:value-type="float">
            <text:p>18426.5</text:p>
          </table:table-cell>
          <table:table-cell office:value-type="float" office:value="0.83" calcext:value-type="float">
            <text:p>0.83</text:p>
          </table:table-cell>
          <table:table-cell table:formula="of:=[.M832]/56708" office:value-type="float" office:value="0.32493651689356" calcext:value-type="float">
            <text:p>0.32493651689356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2503" calcext:value-type="float">
            <text:p>0.8325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48.8" calcext:value-type="float">
            <text:p>21948.8</text:p>
          </table:table-cell>
          <table:table-cell office:value-type="float" office:value="18404.8" calcext:value-type="float">
            <text:p>18404.8</text:p>
          </table:table-cell>
          <table:table-cell table:number-columns-repeated="2"/>
          <table:table-cell office:value-type="float" office:value="0.831" calcext:value-type="float">
            <text:p>0.831</text:p>
          </table:table-cell>
          <table:table-cell table:number-columns-repeated="2"/>
          <table:table-cell office:value-type="float" office:value="18404.8" calcext:value-type="float">
            <text:p>18404.8</text:p>
          </table:table-cell>
          <table:table-cell office:value-type="float" office:value="0.831" calcext:value-type="float">
            <text:p>0.831</text:p>
          </table:table-cell>
          <table:table-cell table:formula="of:=[.M833]/56708" office:value-type="float" office:value="0.324553854835297" calcext:value-type="float">
            <text:p>0.324553854835297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3501" calcext:value-type="float">
            <text:p>0.8335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27.1" calcext:value-type="float">
            <text:p>21927.1</text:p>
          </table:table-cell>
          <table:table-cell office:value-type="float" office:value="18383.1" calcext:value-type="float">
            <text:p>18383.1</text:p>
          </table:table-cell>
          <table:table-cell table:number-columns-repeated="2"/>
          <table:table-cell office:value-type="float" office:value="0.832" calcext:value-type="float">
            <text:p>0.832</text:p>
          </table:table-cell>
          <table:table-cell table:number-columns-repeated="2"/>
          <table:table-cell office:value-type="float" office:value="18383.1" calcext:value-type="float">
            <text:p>18383.1</text:p>
          </table:table-cell>
          <table:table-cell office:value-type="float" office:value="0.832" calcext:value-type="float">
            <text:p>0.832</text:p>
          </table:table-cell>
          <table:table-cell table:formula="of:=[.M834]/56708" office:value-type="float" office:value="0.324171192777033" calcext:value-type="float">
            <text:p>0.324171192777033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4499" calcext:value-type="float">
            <text:p>0.8344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905.4" calcext:value-type="float">
            <text:p>21905.4</text:p>
          </table:table-cell>
          <table:table-cell office:value-type="float" office:value="18361.4" calcext:value-type="float">
            <text:p>18361.4</text:p>
          </table:table-cell>
          <table:table-cell table:number-columns-repeated="2"/>
          <table:table-cell office:value-type="float" office:value="0.833" calcext:value-type="float">
            <text:p>0.833</text:p>
          </table:table-cell>
          <table:table-cell table:number-columns-repeated="2"/>
          <table:table-cell office:value-type="float" office:value="18361.4" calcext:value-type="float">
            <text:p>18361.4</text:p>
          </table:table-cell>
          <table:table-cell office:value-type="float" office:value="0.833" calcext:value-type="float">
            <text:p>0.833</text:p>
          </table:table-cell>
          <table:table-cell table:formula="of:=[.M835]/56708" office:value-type="float" office:value="0.32378853071877" calcext:value-type="float">
            <text:p>0.32378853071877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5497" calcext:value-type="float">
            <text:p>0.8354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883.7" calcext:value-type="float">
            <text:p>21883.7</text:p>
          </table:table-cell>
          <table:table-cell office:value-type="float" office:value="18339.7" calcext:value-type="float">
            <text:p>18339.7</text:p>
          </table:table-cell>
          <table:table-cell table:number-columns-repeated="2"/>
          <table:table-cell office:value-type="float" office:value="0.834" calcext:value-type="float">
            <text:p>0.834</text:p>
          </table:table-cell>
          <table:table-cell table:number-columns-repeated="2"/>
          <table:table-cell office:value-type="float" office:value="18339.7" calcext:value-type="float">
            <text:p>18339.7</text:p>
          </table:table-cell>
          <table:table-cell office:value-type="float" office:value="0.834" calcext:value-type="float">
            <text:p>0.834</text:p>
          </table:table-cell>
          <table:table-cell table:formula="of:=[.M836]/56708" office:value-type="float" office:value="0.323405868660506" calcext:value-type="float">
            <text:p>0.323405868660506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6496" calcext:value-type="float">
            <text:p>0.83649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862" calcext:value-type="float">
            <text:p>21862</text:p>
          </table:table-cell>
          <table:table-cell office:value-type="float" office:value="18318" calcext:value-type="float">
            <text:p>18318</text:p>
          </table:table-cell>
          <table:table-cell table:number-columns-repeated="2"/>
          <table:table-cell office:value-type="float" office:value="0.835" calcext:value-type="float">
            <text:p>0.835</text:p>
          </table:table-cell>
          <table:table-cell table:number-columns-repeated="2"/>
          <table:table-cell office:value-type="float" office:value="18318" calcext:value-type="float">
            <text:p>18318</text:p>
          </table:table-cell>
          <table:table-cell office:value-type="float" office:value="0.835" calcext:value-type="float">
            <text:p>0.835</text:p>
          </table:table-cell>
          <table:table-cell table:formula="of:=[.M837]/56708" office:value-type="float" office:value="0.323023206602243" calcext:value-type="float">
            <text:p>0.323023206602243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7494" calcext:value-type="float">
            <text:p>0.8374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840.3" calcext:value-type="float">
            <text:p>21840.3</text:p>
          </table:table-cell>
          <table:table-cell office:value-type="float" office:value="18296.3" calcext:value-type="float">
            <text:p>18296.3</text:p>
          </table:table-cell>
          <table:table-cell table:number-columns-repeated="2"/>
          <table:table-cell office:value-type="float" office:value="0.836" calcext:value-type="float">
            <text:p>0.836</text:p>
          </table:table-cell>
          <table:table-cell table:number-columns-repeated="2"/>
          <table:table-cell office:value-type="float" office:value="18296.3" calcext:value-type="float">
            <text:p>18296.3</text:p>
          </table:table-cell>
          <table:table-cell office:value-type="float" office:value="0.836" calcext:value-type="float">
            <text:p>0.836</text:p>
          </table:table-cell>
          <table:table-cell table:formula="of:=[.M838]/56708" office:value-type="float" office:value="0.32264054454398" calcext:value-type="float">
            <text:p>0.32264054454398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8492" calcext:value-type="float">
            <text:p>0.8384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818.6" calcext:value-type="float">
            <text:p>21818.6</text:p>
          </table:table-cell>
          <table:table-cell office:value-type="float" office:value="18274.6" calcext:value-type="float">
            <text:p>18274.6</text:p>
          </table:table-cell>
          <table:table-cell table:number-columns-repeated="2"/>
          <table:table-cell office:value-type="float" office:value="0.837" calcext:value-type="float">
            <text:p>0.837</text:p>
          </table:table-cell>
          <table:table-cell table:number-columns-repeated="2"/>
          <table:table-cell office:value-type="float" office:value="18274.6" calcext:value-type="float">
            <text:p>18274.6</text:p>
          </table:table-cell>
          <table:table-cell office:value-type="float" office:value="0.837" calcext:value-type="float">
            <text:p>0.837</text:p>
          </table:table-cell>
          <table:table-cell table:formula="of:=[.M839]/56708" office:value-type="float" office:value="0.322257882485716" calcext:value-type="float">
            <text:p>0.322257882485716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3949" calcext:value-type="float">
            <text:p>0.839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96.9" calcext:value-type="float">
            <text:p>21796.9</text:p>
          </table:table-cell>
          <table:table-cell office:value-type="float" office:value="18252.9" calcext:value-type="float">
            <text:p>18252.9</text:p>
          </table:table-cell>
          <table:table-cell table:number-columns-repeated="2"/>
          <table:table-cell office:value-type="float" office:value="0.838" calcext:value-type="float">
            <text:p>0.838</text:p>
          </table:table-cell>
          <table:table-cell table:number-columns-repeated="2"/>
          <table:table-cell office:value-type="float" office:value="18252.9" calcext:value-type="float">
            <text:p>18252.9</text:p>
          </table:table-cell>
          <table:table-cell office:value-type="float" office:value="0.838" calcext:value-type="float">
            <text:p>0.838</text:p>
          </table:table-cell>
          <table:table-cell table:formula="of:=[.M840]/56708" office:value-type="float" office:value="0.321875220427453" calcext:value-type="float">
            <text:p>0.321875220427453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0489" calcext:value-type="float">
            <text:p>0.8404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75.2" calcext:value-type="float">
            <text:p>21775.2</text:p>
          </table:table-cell>
          <table:table-cell office:value-type="float" office:value="18231.2" calcext:value-type="float">
            <text:p>18231.2</text:p>
          </table:table-cell>
          <table:table-cell table:number-columns-repeated="2"/>
          <table:table-cell office:value-type="float" office:value="0.839" calcext:value-type="float">
            <text:p>0.839</text:p>
          </table:table-cell>
          <table:table-cell table:number-columns-repeated="2"/>
          <table:table-cell office:value-type="float" office:value="18231.2" calcext:value-type="float">
            <text:p>18231.2</text:p>
          </table:table-cell>
          <table:table-cell office:value-type="float" office:value="0.839" calcext:value-type="float">
            <text:p>0.839</text:p>
          </table:table-cell>
          <table:table-cell table:formula="of:=[.M841]/56708" office:value-type="float" office:value="0.32149255836919" calcext:value-type="float">
            <text:p>0.3214925583691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1487" calcext:value-type="float">
            <text:p>0.84148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53.5" calcext:value-type="float">
            <text:p>21753.5</text:p>
          </table:table-cell>
          <table:table-cell office:value-type="float" office:value="18209.5" calcext:value-type="float">
            <text:p>18209.5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18209.5" calcext:value-type="float">
            <text:p>18209.5</text:p>
          </table:table-cell>
          <table:table-cell office:value-type="float" office:value="0.84" calcext:value-type="float">
            <text:p>0.84</text:p>
          </table:table-cell>
          <table:table-cell table:formula="of:=[.M842]/56708" office:value-type="float" office:value="0.321109896310926" calcext:value-type="float">
            <text:p>0.321109896310926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2485" calcext:value-type="float">
            <text:p>0.8424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31.8" calcext:value-type="float">
            <text:p>21731.8</text:p>
          </table:table-cell>
          <table:table-cell office:value-type="float" office:value="18187.8" calcext:value-type="float">
            <text:p>18187.8</text:p>
          </table:table-cell>
          <table:table-cell table:number-columns-repeated="2"/>
          <table:table-cell office:value-type="float" office:value="0.841" calcext:value-type="float">
            <text:p>0.841</text:p>
          </table:table-cell>
          <table:table-cell table:number-columns-repeated="2"/>
          <table:table-cell office:value-type="float" office:value="18187.8" calcext:value-type="float">
            <text:p>18187.8</text:p>
          </table:table-cell>
          <table:table-cell office:value-type="float" office:value="0.841" calcext:value-type="float">
            <text:p>0.841</text:p>
          </table:table-cell>
          <table:table-cell table:formula="of:=[.M843]/56708" office:value-type="float" office:value="0.320727234252663" calcext:value-type="float">
            <text:p>0.320727234252663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3483" calcext:value-type="float">
            <text:p>0.8434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710" calcext:value-type="float">
            <text:p>21710</text:p>
          </table:table-cell>
          <table:table-cell office:value-type="float" office:value="18166" calcext:value-type="float">
            <text:p>18166</text:p>
          </table:table-cell>
          <table:table-cell table:number-columns-repeated="2"/>
          <table:table-cell office:value-type="float" office:value="0.842" calcext:value-type="float">
            <text:p>0.842</text:p>
          </table:table-cell>
          <table:table-cell table:number-columns-repeated="2"/>
          <table:table-cell office:value-type="float" office:value="18166" calcext:value-type="float">
            <text:p>18166</text:p>
          </table:table-cell>
          <table:table-cell office:value-type="float" office:value="0.842" calcext:value-type="float">
            <text:p>0.842</text:p>
          </table:table-cell>
          <table:table-cell table:formula="of:=[.M844]/56708" office:value-type="float" office:value="0.320342808774776" calcext:value-type="float">
            <text:p>0.320342808774776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4482" calcext:value-type="float">
            <text:p>0.84448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88.3" calcext:value-type="float">
            <text:p>21688.3</text:p>
          </table:table-cell>
          <table:table-cell office:value-type="float" office:value="18144.3" calcext:value-type="float">
            <text:p>18144.3</text:p>
          </table:table-cell>
          <table:table-cell table:number-columns-repeated="2"/>
          <table:table-cell office:value-type="float" office:value="0.843" calcext:value-type="float">
            <text:p>0.843</text:p>
          </table:table-cell>
          <table:table-cell table:number-columns-repeated="2"/>
          <table:table-cell office:value-type="float" office:value="18144.3" calcext:value-type="float">
            <text:p>18144.3</text:p>
          </table:table-cell>
          <table:table-cell office:value-type="float" office:value="0.843" calcext:value-type="float">
            <text:p>0.843</text:p>
          </table:table-cell>
          <table:table-cell table:formula="of:=[.M845]/56708" office:value-type="float" office:value="0.319960146716513" calcext:value-type="float">
            <text:p>0.319960146716513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548" calcext:value-type="float">
            <text:p>0.8454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66.6" calcext:value-type="float">
            <text:p>21666.6</text:p>
          </table:table-cell>
          <table:table-cell office:value-type="float" office:value="18122.6" calcext:value-type="float">
            <text:p>18122.6</text:p>
          </table:table-cell>
          <table:table-cell table:number-columns-repeated="2"/>
          <table:table-cell office:value-type="float" office:value="0.844" calcext:value-type="float">
            <text:p>0.844</text:p>
          </table:table-cell>
          <table:table-cell table:number-columns-repeated="2"/>
          <table:table-cell office:value-type="float" office:value="18122.6" calcext:value-type="float">
            <text:p>18122.6</text:p>
          </table:table-cell>
          <table:table-cell office:value-type="float" office:value="0.844" calcext:value-type="float">
            <text:p>0.844</text:p>
          </table:table-cell>
          <table:table-cell table:formula="of:=[.M846]/56708" office:value-type="float" office:value="0.319577484658249" calcext:value-type="float">
            <text:p>0.319577484658249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6478" calcext:value-type="float">
            <text:p>0.84647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44.9" calcext:value-type="float">
            <text:p>21644.9</text:p>
          </table:table-cell>
          <table:table-cell office:value-type="float" office:value="18100.9" calcext:value-type="float">
            <text:p>18100.9</text:p>
          </table:table-cell>
          <table:table-cell table:number-columns-repeated="2"/>
          <table:table-cell office:value-type="float" office:value="0.845" calcext:value-type="float">
            <text:p>0.845</text:p>
          </table:table-cell>
          <table:table-cell table:number-columns-repeated="2"/>
          <table:table-cell office:value-type="float" office:value="18100.9" calcext:value-type="float">
            <text:p>18100.9</text:p>
          </table:table-cell>
          <table:table-cell office:value-type="float" office:value="0.845" calcext:value-type="float">
            <text:p>0.845</text:p>
          </table:table-cell>
          <table:table-cell table:formula="of:=[.M847]/56708" office:value-type="float" office:value="0.319194822599986" calcext:value-type="float">
            <text:p>0.319194822599986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7476" calcext:value-type="float">
            <text:p>0.8474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23.2" calcext:value-type="float">
            <text:p>21623.2</text:p>
          </table:table-cell>
          <table:table-cell office:value-type="float" office:value="18079.2" calcext:value-type="float">
            <text:p>18079.2</text:p>
          </table:table-cell>
          <table:table-cell table:number-columns-repeated="2"/>
          <table:table-cell office:value-type="float" office:value="0.846" calcext:value-type="float">
            <text:p>0.846</text:p>
          </table:table-cell>
          <table:table-cell table:number-columns-repeated="2"/>
          <table:table-cell office:value-type="float" office:value="18079.2" calcext:value-type="float">
            <text:p>18079.2</text:p>
          </table:table-cell>
          <table:table-cell office:value-type="float" office:value="0.846" calcext:value-type="float">
            <text:p>0.846</text:p>
          </table:table-cell>
          <table:table-cell table:formula="of:=[.M848]/56708" office:value-type="float" office:value="0.318812160541722" calcext:value-type="float">
            <text:p>0.318812160541722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8475" calcext:value-type="float">
            <text:p>0.84847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601.5" calcext:value-type="float">
            <text:p>21601.5</text:p>
          </table:table-cell>
          <table:table-cell office:value-type="float" office:value="18057.5" calcext:value-type="float">
            <text:p>18057.5</text:p>
          </table:table-cell>
          <table:table-cell table:number-columns-repeated="2"/>
          <table:table-cell office:value-type="float" office:value="0.847" calcext:value-type="float">
            <text:p>0.847</text:p>
          </table:table-cell>
          <table:table-cell table:number-columns-repeated="2"/>
          <table:table-cell office:value-type="float" office:value="18057.5" calcext:value-type="float">
            <text:p>18057.5</text:p>
          </table:table-cell>
          <table:table-cell office:value-type="float" office:value="0.847" calcext:value-type="float">
            <text:p>0.847</text:p>
          </table:table-cell>
          <table:table-cell table:formula="of:=[.M849]/56708" office:value-type="float" office:value="0.318429498483459" calcext:value-type="float">
            <text:p>0.318429498483459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9473" calcext:value-type="float">
            <text:p>0.84947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579.8" calcext:value-type="float">
            <text:p>21579.8</text:p>
          </table:table-cell>
          <table:table-cell office:value-type="float" office:value="18035.8" calcext:value-type="float">
            <text:p>18035.8</text:p>
          </table:table-cell>
          <table:table-cell table:number-columns-repeated="2"/>
          <table:table-cell office:value-type="float" office:value="0.848" calcext:value-type="float">
            <text:p>0.848</text:p>
          </table:table-cell>
          <table:table-cell table:number-columns-repeated="2"/>
          <table:table-cell office:value-type="float" office:value="18035.8" calcext:value-type="float">
            <text:p>18035.8</text:p>
          </table:table-cell>
          <table:table-cell office:value-type="float" office:value="0.848" calcext:value-type="float">
            <text:p>0.848</text:p>
          </table:table-cell>
          <table:table-cell table:formula="of:=[.M850]/56708" office:value-type="float" office:value="0.318046836425196" calcext:value-type="float">
            <text:p>0.318046836425196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0471" calcext:value-type="float">
            <text:p>0.8504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558.1" calcext:value-type="float">
            <text:p>21558.1</text:p>
          </table:table-cell>
          <table:table-cell office:value-type="float" office:value="18014.1" calcext:value-type="float">
            <text:p>18014.1</text:p>
          </table:table-cell>
          <table:table-cell table:number-columns-repeated="2"/>
          <table:table-cell office:value-type="float" office:value="0.849" calcext:value-type="float">
            <text:p>0.849</text:p>
          </table:table-cell>
          <table:table-cell table:number-columns-repeated="2"/>
          <table:table-cell office:value-type="float" office:value="18014.1" calcext:value-type="float">
            <text:p>18014.1</text:p>
          </table:table-cell>
          <table:table-cell office:value-type="float" office:value="0.849" calcext:value-type="float">
            <text:p>0.849</text:p>
          </table:table-cell>
          <table:table-cell table:formula="of:=[.M851]/56708" office:value-type="float" office:value="0.317664174366932" calcext:value-type="float">
            <text:p>0.31766417436693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1469" calcext:value-type="float">
            <text:p>0.85146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536.4" calcext:value-type="float">
            <text:p>21536.4</text:p>
          </table:table-cell>
          <table:table-cell office:value-type="float" office:value="17992.4" calcext:value-type="float">
            <text:p>17992.4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17992.4" calcext:value-type="float">
            <text:p>17992.4</text:p>
          </table:table-cell>
          <table:table-cell office:value-type="float" office:value="0.85" calcext:value-type="float">
            <text:p>0.85</text:p>
          </table:table-cell>
          <table:table-cell table:formula="of:=[.M852]/56708" office:value-type="float" office:value="0.317281512308669" calcext:value-type="float">
            <text:p>0.317281512308669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2468" calcext:value-type="float">
            <text:p>0.8524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505.1" calcext:value-type="float">
            <text:p>21505.1</text:p>
          </table:table-cell>
          <table:table-cell office:value-type="float" office:value="17961.1" calcext:value-type="float">
            <text:p>17961.1</text:p>
          </table:table-cell>
          <table:table-cell table:number-columns-repeated="2"/>
          <table:table-cell office:value-type="float" office:value="0.851" calcext:value-type="float">
            <text:p>0.851</text:p>
          </table:table-cell>
          <table:table-cell table:number-columns-repeated="2"/>
          <table:table-cell office:value-type="float" office:value="17961.1" calcext:value-type="float">
            <text:p>17961.1</text:p>
          </table:table-cell>
          <table:table-cell office:value-type="float" office:value="0.851" calcext:value-type="float">
            <text:p>0.851</text:p>
          </table:table-cell>
          <table:table-cell table:formula="of:=[.M853]/56708" office:value-type="float" office:value="0.316729561966566" calcext:value-type="float">
            <text:p>0.316729561966566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3466" calcext:value-type="float">
            <text:p>0.8534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473.7" calcext:value-type="float">
            <text:p>21473.7</text:p>
          </table:table-cell>
          <table:table-cell office:value-type="float" office:value="17929.7" calcext:value-type="float">
            <text:p>17929.7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table:number-columns-repeated="2"/>
          <table:table-cell office:value-type="float" office:value="17929.7" calcext:value-type="float">
            <text:p>17929.7</text:p>
          </table:table-cell>
          <table:table-cell office:value-type="float" office:value="0.852" calcext:value-type="float">
            <text:p>0.852</text:p>
          </table:table-cell>
          <table:table-cell table:formula="of:=[.M854]/56708" office:value-type="float" office:value="0.316175848204839" calcext:value-type="float">
            <text:p>0.316175848204839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4464" calcext:value-type="float">
            <text:p>0.8544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442.4" calcext:value-type="float">
            <text:p>21442.4</text:p>
          </table:table-cell>
          <table:table-cell office:value-type="float" office:value="17898.4" calcext:value-type="float">
            <text:p>17898.4</text:p>
          </table:table-cell>
          <table:table-cell table:number-columns-repeated="2"/>
          <table:table-cell office:value-type="float" office:value="0.853" calcext:value-type="float">
            <text:p>0.853</text:p>
          </table:table-cell>
          <table:table-cell table:number-columns-repeated="2"/>
          <table:table-cell office:value-type="float" office:value="17898.4" calcext:value-type="float">
            <text:p>17898.4</text:p>
          </table:table-cell>
          <table:table-cell office:value-type="float" office:value="0.853" calcext:value-type="float">
            <text:p>0.853</text:p>
          </table:table-cell>
          <table:table-cell table:formula="of:=[.M855]/56708" office:value-type="float" office:value="0.315623897862735" calcext:value-type="float">
            <text:p>0.315623897862735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5462" calcext:value-type="float">
            <text:p>0.85546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411.1" calcext:value-type="float">
            <text:p>21411.1</text:p>
          </table:table-cell>
          <table:table-cell office:value-type="float" office:value="17867.1" calcext:value-type="float">
            <text:p>17867.1</text:p>
          </table:table-cell>
          <table:table-cell table:number-columns-repeated="2"/>
          <table:table-cell office:value-type="float" office:value="0.854" calcext:value-type="float">
            <text:p>0.854</text:p>
          </table:table-cell>
          <table:table-cell table:number-columns-repeated="2"/>
          <table:table-cell office:value-type="float" office:value="17867.1" calcext:value-type="float">
            <text:p>17867.1</text:p>
          </table:table-cell>
          <table:table-cell office:value-type="float" office:value="0.854" calcext:value-type="float">
            <text:p>0.854</text:p>
          </table:table-cell>
          <table:table-cell table:formula="of:=[.M856]/56708" office:value-type="float" office:value="0.315071947520632" calcext:value-type="float">
            <text:p>0.315071947520632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6461" calcext:value-type="float">
            <text:p>0.8564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379.8" calcext:value-type="float">
            <text:p>21379.8</text:p>
          </table:table-cell>
          <table:table-cell office:value-type="float" office:value="17835.8" calcext:value-type="float">
            <text:p>17835.8</text:p>
          </table:table-cell>
          <table:table-cell table:number-columns-repeated="2"/>
          <table:table-cell office:value-type="float" office:value="0.855" calcext:value-type="float">
            <text:p>0.855</text:p>
          </table:table-cell>
          <table:table-cell table:number-columns-repeated="2"/>
          <table:table-cell office:value-type="float" office:value="17835.8" calcext:value-type="float">
            <text:p>17835.8</text:p>
          </table:table-cell>
          <table:table-cell office:value-type="float" office:value="0.855" calcext:value-type="float">
            <text:p>0.855</text:p>
          </table:table-cell>
          <table:table-cell table:formula="of:=[.M857]/56708" office:value-type="float" office:value="0.314519997178529" calcext:value-type="float">
            <text:p>0.314519997178529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7459" calcext:value-type="float">
            <text:p>0.85745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348.4" calcext:value-type="float">
            <text:p>21348.4</text:p>
          </table:table-cell>
          <table:table-cell office:value-type="float" office:value="17804.4" calcext:value-type="float">
            <text:p>17804.4</text:p>
          </table:table-cell>
          <table:table-cell table:number-columns-repeated="2"/>
          <table:table-cell office:value-type="float" office:value="0.856" calcext:value-type="float">
            <text:p>0.856</text:p>
          </table:table-cell>
          <table:table-cell table:number-columns-repeated="2"/>
          <table:table-cell office:value-type="float" office:value="17804.4" calcext:value-type="float">
            <text:p>17804.4</text:p>
          </table:table-cell>
          <table:table-cell office:value-type="float" office:value="0.856" calcext:value-type="float">
            <text:p>0.856</text:p>
          </table:table-cell>
          <table:table-cell table:formula="of:=[.M858]/56708" office:value-type="float" office:value="0.313966283416802" calcext:value-type="float">
            <text:p>0.313966283416802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8457" calcext:value-type="float">
            <text:p>0.85845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317.1" calcext:value-type="float">
            <text:p>21317.1</text:p>
          </table:table-cell>
          <table:table-cell office:value-type="float" office:value="17773.1" calcext:value-type="float">
            <text:p>17773.1</text:p>
          </table:table-cell>
          <table:table-cell table:number-columns-repeated="2"/>
          <table:table-cell office:value-type="float" office:value="0.857" calcext:value-type="float">
            <text:p>0.857</text:p>
          </table:table-cell>
          <table:table-cell table:number-columns-repeated="2"/>
          <table:table-cell office:value-type="float" office:value="17773.1" calcext:value-type="float">
            <text:p>17773.1</text:p>
          </table:table-cell>
          <table:table-cell office:value-type="float" office:value="0.857" calcext:value-type="float">
            <text:p>0.857</text:p>
          </table:table-cell>
          <table:table-cell table:formula="of:=[.M859]/56708" office:value-type="float" office:value="0.313414333074698" calcext:value-type="float">
            <text:p>0.313414333074698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59456" calcext:value-type="float">
            <text:p>0.8594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285.8" calcext:value-type="float">
            <text:p>21285.8</text:p>
          </table:table-cell>
          <table:table-cell office:value-type="float" office:value="17741.8" calcext:value-type="float">
            <text:p>17741.8</text:p>
          </table:table-cell>
          <table:table-cell table:number-columns-repeated="2"/>
          <table:table-cell office:value-type="float" office:value="0.858" calcext:value-type="float">
            <text:p>0.858</text:p>
          </table:table-cell>
          <table:table-cell table:number-columns-repeated="2"/>
          <table:table-cell office:value-type="float" office:value="17741.8" calcext:value-type="float">
            <text:p>17741.8</text:p>
          </table:table-cell>
          <table:table-cell office:value-type="float" office:value="0.858" calcext:value-type="float">
            <text:p>0.858</text:p>
          </table:table-cell>
          <table:table-cell table:formula="of:=[.M860]/56708" office:value-type="float" office:value="0.312862382732595" calcext:value-type="float">
            <text:p>0.312862382732595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0454" calcext:value-type="float">
            <text:p>0.86045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254.4" calcext:value-type="float">
            <text:p>21254.4</text:p>
          </table:table-cell>
          <table:table-cell office:value-type="float" office:value="17710.4" calcext:value-type="float">
            <text:p>17710.4</text:p>
          </table:table-cell>
          <table:table-cell table:number-columns-repeated="2"/>
          <table:table-cell office:value-type="float" office:value="0.859" calcext:value-type="float">
            <text:p>0.859</text:p>
          </table:table-cell>
          <table:table-cell table:number-columns-repeated="2"/>
          <table:table-cell office:value-type="float" office:value="17710.4" calcext:value-type="float">
            <text:p>17710.4</text:p>
          </table:table-cell>
          <table:table-cell office:value-type="float" office:value="0.859" calcext:value-type="float">
            <text:p>0.859</text:p>
          </table:table-cell>
          <table:table-cell table:formula="of:=[.M861]/56708" office:value-type="float" office:value="0.312308668970868" calcext:value-type="float">
            <text:p>0.31230866897086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1452" calcext:value-type="float">
            <text:p>0.8614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223.1" calcext:value-type="float">
            <text:p>21223.1</text:p>
          </table:table-cell>
          <table:table-cell office:value-type="float" office:value="17679.1" calcext:value-type="float">
            <text:p>17679.1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table:number-columns-repeated="2"/>
          <table:table-cell office:value-type="float" office:value="17679.1" calcext:value-type="float">
            <text:p>17679.1</text:p>
          </table:table-cell>
          <table:table-cell office:value-type="float" office:value="0.86" calcext:value-type="float">
            <text:p>0.86</text:p>
          </table:table-cell>
          <table:table-cell table:formula="of:=[.M862]/56708" office:value-type="float" office:value="0.311756718628765" calcext:value-type="float">
            <text:p>0.311756718628765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2451" calcext:value-type="float">
            <text:p>0.86245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191.8" calcext:value-type="float">
            <text:p>21191.8</text:p>
          </table:table-cell>
          <table:table-cell office:value-type="float" office:value="17647.8" calcext:value-type="float">
            <text:p>17647.8</text:p>
          </table:table-cell>
          <table:table-cell table:number-columns-repeated="2"/>
          <table:table-cell office:value-type="float" office:value="0.861" calcext:value-type="float">
            <text:p>0.861</text:p>
          </table:table-cell>
          <table:table-cell table:number-columns-repeated="2"/>
          <table:table-cell office:value-type="float" office:value="17647.8" calcext:value-type="float">
            <text:p>17647.8</text:p>
          </table:table-cell>
          <table:table-cell office:value-type="float" office:value="0.861" calcext:value-type="float">
            <text:p>0.861</text:p>
          </table:table-cell>
          <table:table-cell table:formula="of:=[.M863]/56708" office:value-type="float" office:value="0.311204768286661" calcext:value-type="float">
            <text:p>0.311204768286661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3449" calcext:value-type="float">
            <text:p>0.8634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160.5" calcext:value-type="float">
            <text:p>21160.5</text:p>
          </table:table-cell>
          <table:table-cell office:value-type="float" office:value="17616.5" calcext:value-type="float">
            <text:p>17616.5</text:p>
          </table:table-cell>
          <table:table-cell table:number-columns-repeated="2"/>
          <table:table-cell office:value-type="float" office:value="0.862" calcext:value-type="float">
            <text:p>0.862</text:p>
          </table:table-cell>
          <table:table-cell table:number-columns-repeated="2"/>
          <table:table-cell office:value-type="float" office:value="17616.5" calcext:value-type="float">
            <text:p>17616.5</text:p>
          </table:table-cell>
          <table:table-cell office:value-type="float" office:value="0.862" calcext:value-type="float">
            <text:p>0.862</text:p>
          </table:table-cell>
          <table:table-cell table:formula="of:=[.M864]/56708" office:value-type="float" office:value="0.310652817944558" calcext:value-type="float">
            <text:p>0.310652817944558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4447" calcext:value-type="float">
            <text:p>0.86444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129.1" calcext:value-type="float">
            <text:p>21129.1</text:p>
          </table:table-cell>
          <table:table-cell office:value-type="float" office:value="17585.1" calcext:value-type="float">
            <text:p>17585.1</text:p>
          </table:table-cell>
          <table:table-cell table:number-columns-repeated="2"/>
          <table:table-cell office:value-type="float" office:value="0.863" calcext:value-type="float">
            <text:p>0.863</text:p>
          </table:table-cell>
          <table:table-cell table:number-columns-repeated="2"/>
          <table:table-cell office:value-type="float" office:value="17585.1" calcext:value-type="float">
            <text:p>17585.1</text:p>
          </table:table-cell>
          <table:table-cell office:value-type="float" office:value="0.863" calcext:value-type="float">
            <text:p>0.863</text:p>
          </table:table-cell>
          <table:table-cell table:formula="of:=[.M865]/56708" office:value-type="float" office:value="0.310099104182831" calcext:value-type="float">
            <text:p>0.31009910418283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5446" calcext:value-type="float">
            <text:p>0.8654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097.8" calcext:value-type="float">
            <text:p>21097.8</text:p>
          </table:table-cell>
          <table:table-cell office:value-type="float" office:value="17553.8" calcext:value-type="float">
            <text:p>17553.8</text:p>
          </table:table-cell>
          <table:table-cell table:number-columns-repeated="2"/>
          <table:table-cell office:value-type="float" office:value="0.864" calcext:value-type="float">
            <text:p>0.864</text:p>
          </table:table-cell>
          <table:table-cell table:number-columns-repeated="2"/>
          <table:table-cell office:value-type="float" office:value="17553.8" calcext:value-type="float">
            <text:p>17553.8</text:p>
          </table:table-cell>
          <table:table-cell office:value-type="float" office:value="0.864" calcext:value-type="float">
            <text:p>0.864</text:p>
          </table:table-cell>
          <table:table-cell table:formula="of:=[.M866]/56708" office:value-type="float" office:value="0.309547153840728" calcext:value-type="float">
            <text:p>0.309547153840728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6444" calcext:value-type="float">
            <text:p>0.86644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066.5" calcext:value-type="float">
            <text:p>21066.5</text:p>
          </table:table-cell>
          <table:table-cell office:value-type="float" office:value="17522.5" calcext:value-type="float">
            <text:p>17522.5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  <table:table-cell table:number-columns-repeated="2"/>
          <table:table-cell office:value-type="float" office:value="17522.5" calcext:value-type="float">
            <text:p>17522.5</text:p>
          </table:table-cell>
          <table:table-cell office:value-type="float" office:value="0.865" calcext:value-type="float">
            <text:p>0.865</text:p>
          </table:table-cell>
          <table:table-cell table:formula="of:=[.M867]/56708" office:value-type="float" office:value="0.308995203498625" calcext:value-type="float">
            <text:p>0.308995203498625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7442" calcext:value-type="float">
            <text:p>0.86744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035.2" calcext:value-type="float">
            <text:p>21035.2</text:p>
          </table:table-cell>
          <table:table-cell office:value-type="float" office:value="17491.2" calcext:value-type="float">
            <text:p>17491.2</text:p>
          </table:table-cell>
          <table:table-cell table:number-columns-repeated="2"/>
          <table:table-cell office:value-type="float" office:value="0.866" calcext:value-type="float">
            <text:p>0.866</text:p>
          </table:table-cell>
          <table:table-cell table:number-columns-repeated="2"/>
          <table:table-cell office:value-type="float" office:value="17491.2" calcext:value-type="float">
            <text:p>17491.2</text:p>
          </table:table-cell>
          <table:table-cell office:value-type="float" office:value="0.866" calcext:value-type="float">
            <text:p>0.866</text:p>
          </table:table-cell>
          <table:table-cell table:formula="of:=[.M868]/56708" office:value-type="float" office:value="0.308443253156521" calcext:value-type="float">
            <text:p>0.308443253156521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8441" calcext:value-type="float">
            <text:p>0.8684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1003.8" calcext:value-type="float">
            <text:p>21003.8</text:p>
          </table:table-cell>
          <table:table-cell office:value-type="float" office:value="17459.8" calcext:value-type="float">
            <text:p>17459.8</text:p>
          </table:table-cell>
          <table:table-cell table:number-columns-repeated="2"/>
          <table:table-cell office:value-type="float" office:value="0.867" calcext:value-type="float">
            <text:p>0.867</text:p>
          </table:table-cell>
          <table:table-cell table:number-columns-repeated="2"/>
          <table:table-cell office:value-type="float" office:value="17459.8" calcext:value-type="float">
            <text:p>17459.8</text:p>
          </table:table-cell>
          <table:table-cell office:value-type="float" office:value="0.867" calcext:value-type="float">
            <text:p>0.867</text:p>
          </table:table-cell>
          <table:table-cell table:formula="of:=[.M869]/56708" office:value-type="float" office:value="0.307889539394794" calcext:value-type="float">
            <text:p>0.307889539394794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69439" calcext:value-type="float">
            <text:p>0.86943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972.5" calcext:value-type="float">
            <text:p>20972.5</text:p>
          </table:table-cell>
          <table:table-cell office:value-type="float" office:value="17428.5" calcext:value-type="float">
            <text:p>17428.5</text:p>
          </table:table-cell>
          <table:table-cell table:number-columns-repeated="2"/>
          <table:table-cell office:value-type="float" office:value="0.868" calcext:value-type="float">
            <text:p>0.868</text:p>
          </table:table-cell>
          <table:table-cell table:number-columns-repeated="2"/>
          <table:table-cell office:value-type="float" office:value="17428.5" calcext:value-type="float">
            <text:p>17428.5</text:p>
          </table:table-cell>
          <table:table-cell office:value-type="float" office:value="0.868" calcext:value-type="float">
            <text:p>0.868</text:p>
          </table:table-cell>
          <table:table-cell table:formula="of:=[.M870]/56708" office:value-type="float" office:value="0.307337589052691" calcext:value-type="float">
            <text:p>0.307337589052691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0437" calcext:value-type="float">
            <text:p>0.87043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941.2" calcext:value-type="float">
            <text:p>20941.2</text:p>
          </table:table-cell>
          <table:table-cell office:value-type="float" office:value="17397.2" calcext:value-type="float">
            <text:p>17397.2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 table:number-columns-repeated="2"/>
          <table:table-cell office:value-type="float" office:value="17397.2" calcext:value-type="float">
            <text:p>17397.2</text:p>
          </table:table-cell>
          <table:table-cell office:value-type="float" office:value="0.869" calcext:value-type="float">
            <text:p>0.869</text:p>
          </table:table-cell>
          <table:table-cell table:formula="of:=[.M871]/56708" office:value-type="float" office:value="0.306785638710588" calcext:value-type="float">
            <text:p>0.30678563871058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909.8" calcext:value-type="float">
            <text:p>20909.8</text:p>
          </table:table-cell>
          <table:table-cell office:value-type="float" office:value="17365.8" calcext:value-type="float">
            <text:p>17365.8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table:number-columns-repeated="2"/>
          <table:table-cell office:value-type="float" office:value="17365.8" calcext:value-type="float">
            <text:p>17365.8</text:p>
          </table:table-cell>
          <table:table-cell office:value-type="float" office:value="0.87" calcext:value-type="float">
            <text:p>0.87</text:p>
          </table:table-cell>
          <table:table-cell table:formula="of:=[.M872]/56708" office:value-type="float" office:value="0.306231924948861" calcext:value-type="float">
            <text:p>0.306231924948861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2434" calcext:value-type="float">
            <text:p>0.8724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878.5" calcext:value-type="float">
            <text:p>20878.5</text:p>
          </table:table-cell>
          <table:table-cell office:value-type="float" office:value="17334.5" calcext:value-type="float">
            <text:p>17334.5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 table:number-columns-repeated="2"/>
          <table:table-cell office:value-type="float" office:value="17334.5" calcext:value-type="float">
            <text:p>17334.5</text:p>
          </table:table-cell>
          <table:table-cell office:value-type="float" office:value="0.871" calcext:value-type="float">
            <text:p>0.871</text:p>
          </table:table-cell>
          <table:table-cell table:formula="of:=[.M873]/56708" office:value-type="float" office:value="0.305679974606757" calcext:value-type="float">
            <text:p>0.305679974606757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3432" calcext:value-type="float">
            <text:p>0.8734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847.2" calcext:value-type="float">
            <text:p>20847.2</text:p>
          </table:table-cell>
          <table:table-cell office:value-type="float" office:value="17303.2" calcext:value-type="float">
            <text:p>17303.2</text:p>
          </table:table-cell>
          <table:table-cell table:number-columns-repeated="2"/>
          <table:table-cell office:value-type="float" office:value="0.872" calcext:value-type="float">
            <text:p>0.872</text:p>
          </table:table-cell>
          <table:table-cell table:number-columns-repeated="2"/>
          <table:table-cell office:value-type="float" office:value="17303.2" calcext:value-type="float">
            <text:p>17303.2</text:p>
          </table:table-cell>
          <table:table-cell office:value-type="float" office:value="0.872" calcext:value-type="float">
            <text:p>0.872</text:p>
          </table:table-cell>
          <table:table-cell table:formula="of:=[.M874]/56708" office:value-type="float" office:value="0.305128024264654" calcext:value-type="float">
            <text:p>0.305128024264654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4431" calcext:value-type="float">
            <text:p>0.87443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815.9" calcext:value-type="float">
            <text:p>20815.9</text:p>
          </table:table-cell>
          <table:table-cell office:value-type="float" office:value="17271.9" calcext:value-type="float">
            <text:p>17271.9</text:p>
          </table:table-cell>
          <table:table-cell table:number-columns-repeated="2"/>
          <table:table-cell office:value-type="float" office:value="0.873" calcext:value-type="float">
            <text:p>0.873</text:p>
          </table:table-cell>
          <table:table-cell table:number-columns-repeated="2"/>
          <table:table-cell office:value-type="float" office:value="17271.9" calcext:value-type="float">
            <text:p>17271.9</text:p>
          </table:table-cell>
          <table:table-cell office:value-type="float" office:value="0.873" calcext:value-type="float">
            <text:p>0.873</text:p>
          </table:table-cell>
          <table:table-cell table:formula="of:=[.M875]/56708" office:value-type="float" office:value="0.304576073922551" calcext:value-type="float">
            <text:p>0.304576073922551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784.5" calcext:value-type="float">
            <text:p>20784.5</text:p>
          </table:table-cell>
          <table:table-cell office:value-type="float" office:value="17240.5" calcext:value-type="float">
            <text:p>17240.5</text:p>
          </table:table-cell>
          <table:table-cell table:number-columns-repeated="2"/>
          <table:table-cell office:value-type="float" office:value="0.874" calcext:value-type="float">
            <text:p>0.874</text:p>
          </table:table-cell>
          <table:table-cell table:number-columns-repeated="2"/>
          <table:table-cell office:value-type="float" office:value="17240.5" calcext:value-type="float">
            <text:p>17240.5</text:p>
          </table:table-cell>
          <table:table-cell office:value-type="float" office:value="0.874" calcext:value-type="float">
            <text:p>0.874</text:p>
          </table:table-cell>
          <table:table-cell table:formula="of:=[.M876]/56708" office:value-type="float" office:value="0.304022360160824" calcext:value-type="float">
            <text:p>0.30402236016082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6427" calcext:value-type="float">
            <text:p>0.8764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753.2" calcext:value-type="float">
            <text:p>20753.2</text:p>
          </table:table-cell>
          <table:table-cell office:value-type="float" office:value="17209.2" calcext:value-type="float">
            <text:p>17209.2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17209.2" calcext:value-type="float">
            <text:p>17209.2</text:p>
          </table:table-cell>
          <table:table-cell office:value-type="float" office:value="0.875" calcext:value-type="float">
            <text:p>0.875</text:p>
          </table:table-cell>
          <table:table-cell table:formula="of:=[.M877]/56708" office:value-type="float" office:value="0.30347040981872" calcext:value-type="float">
            <text:p>0.30347040981872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7426" calcext:value-type="float">
            <text:p>0.8774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721.9" calcext:value-type="float">
            <text:p>20721.9</text:p>
          </table:table-cell>
          <table:table-cell office:value-type="float" office:value="17177.9" calcext:value-type="float">
            <text:p>17177.9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 table:number-columns-repeated="2"/>
          <table:table-cell office:value-type="float" office:value="17177.9" calcext:value-type="float">
            <text:p>17177.9</text:p>
          </table:table-cell>
          <table:table-cell office:value-type="float" office:value="0.876" calcext:value-type="float">
            <text:p>0.876</text:p>
          </table:table-cell>
          <table:table-cell table:formula="of:=[.M878]/56708" office:value-type="float" office:value="0.302918459476617" calcext:value-type="float">
            <text:p>0.302918459476617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8424" calcext:value-type="float">
            <text:p>0.87842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690.5" calcext:value-type="float">
            <text:p>20690.5</text:p>
          </table:table-cell>
          <table:table-cell office:value-type="float" office:value="17146.5" calcext:value-type="float">
            <text:p>17146.5</text:p>
          </table:table-cell>
          <table:table-cell table:number-columns-repeated="2"/>
          <table:table-cell office:value-type="float" office:value="0.877" calcext:value-type="float">
            <text:p>0.877</text:p>
          </table:table-cell>
          <table:table-cell table:number-columns-repeated="2"/>
          <table:table-cell office:value-type="float" office:value="17146.5" calcext:value-type="float">
            <text:p>17146.5</text:p>
          </table:table-cell>
          <table:table-cell office:value-type="float" office:value="0.877" calcext:value-type="float">
            <text:p>0.877</text:p>
          </table:table-cell>
          <table:table-cell table:formula="of:=[.M879]/56708" office:value-type="float" office:value="0.30236474571489" calcext:value-type="float">
            <text:p>0.30236474571489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79423" calcext:value-type="float">
            <text:p>0.8794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659.2" calcext:value-type="float">
            <text:p>20659.2</text:p>
          </table:table-cell>
          <table:table-cell office:value-type="float" office:value="17115.2" calcext:value-type="float">
            <text:p>17115.2</text:p>
          </table:table-cell>
          <table:table-cell table:number-columns-repeated="2"/>
          <table:table-cell office:value-type="float" office:value="0.878" calcext:value-type="float">
            <text:p>0.878</text:p>
          </table:table-cell>
          <table:table-cell table:number-columns-repeated="2"/>
          <table:table-cell office:value-type="float" office:value="17115.2" calcext:value-type="float">
            <text:p>17115.2</text:p>
          </table:table-cell>
          <table:table-cell office:value-type="float" office:value="0.878" calcext:value-type="float">
            <text:p>0.878</text:p>
          </table:table-cell>
          <table:table-cell table:formula="of:=[.M880]/56708" office:value-type="float" office:value="0.301812795372787" calcext:value-type="float">
            <text:p>0.301812795372787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0421" calcext:value-type="float">
            <text:p>0.88042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627.9" calcext:value-type="float">
            <text:p>20627.9</text:p>
          </table:table-cell>
          <table:table-cell office:value-type="float" office:value="17083.9" calcext:value-type="float">
            <text:p>17083.9</text:p>
          </table:table-cell>
          <table:table-cell table:number-columns-repeated="2"/>
          <table:table-cell office:value-type="float" office:value="0.879" calcext:value-type="float">
            <text:p>0.879</text:p>
          </table:table-cell>
          <table:table-cell table:number-columns-repeated="2"/>
          <table:table-cell office:value-type="float" office:value="17083.9" calcext:value-type="float">
            <text:p>17083.9</text:p>
          </table:table-cell>
          <table:table-cell office:value-type="float" office:value="0.879" calcext:value-type="float">
            <text:p>0.879</text:p>
          </table:table-cell>
          <table:table-cell table:formula="of:=[.M881]/56708" office:value-type="float" office:value="0.301260845030683" calcext:value-type="float">
            <text:p>0.30126084503068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1419" calcext:value-type="float">
            <text:p>0.8814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596.6" calcext:value-type="float">
            <text:p>20596.6</text:p>
          </table:table-cell>
          <table:table-cell office:value-type="float" office:value="17052.6" calcext:value-type="float">
            <text:p>17052.6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table:number-columns-repeated="2"/>
          <table:table-cell office:value-type="float" office:value="17052.6" calcext:value-type="float">
            <text:p>17052.6</text:p>
          </table:table-cell>
          <table:table-cell office:value-type="float" office:value="0.88" calcext:value-type="float">
            <text:p>0.88</text:p>
          </table:table-cell>
          <table:table-cell table:formula="of:=[.M882]/56708" office:value-type="float" office:value="0.30070889468858" calcext:value-type="float">
            <text:p>0.30070889468858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2418" calcext:value-type="float">
            <text:p>0.8824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565.2" calcext:value-type="float">
            <text:p>20565.2</text:p>
          </table:table-cell>
          <table:table-cell office:value-type="float" office:value="17021.2" calcext:value-type="float">
            <text:p>17021.2</text:p>
          </table:table-cell>
          <table:table-cell table:number-columns-repeated="2"/>
          <table:table-cell office:value-type="float" office:value="0.881" calcext:value-type="float">
            <text:p>0.881</text:p>
          </table:table-cell>
          <table:table-cell table:number-columns-repeated="2"/>
          <table:table-cell office:value-type="float" office:value="17021.2" calcext:value-type="float">
            <text:p>17021.2</text:p>
          </table:table-cell>
          <table:table-cell office:value-type="float" office:value="0.881" calcext:value-type="float">
            <text:p>0.881</text:p>
          </table:table-cell>
          <table:table-cell table:formula="of:=[.M883]/56708" office:value-type="float" office:value="0.300155180926853" calcext:value-type="float">
            <text:p>0.300155180926853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3416" calcext:value-type="float">
            <text:p>0.8834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533.9" calcext:value-type="float">
            <text:p>20533.9</text:p>
          </table:table-cell>
          <table:table-cell office:value-type="float" office:value="16989.9" calcext:value-type="float">
            <text:p>16989.9</text:p>
          </table:table-cell>
          <table:table-cell table:number-columns-repeated="2"/>
          <table:table-cell office:value-type="float" office:value="0.882" calcext:value-type="float">
            <text:p>0.882</text:p>
          </table:table-cell>
          <table:table-cell table:number-columns-repeated="2"/>
          <table:table-cell office:value-type="float" office:value="16989.9" calcext:value-type="float">
            <text:p>16989.9</text:p>
          </table:table-cell>
          <table:table-cell office:value-type="float" office:value="0.882" calcext:value-type="float">
            <text:p>0.882</text:p>
          </table:table-cell>
          <table:table-cell table:formula="of:=[.M884]/56708" office:value-type="float" office:value="0.29960323058475" calcext:value-type="float">
            <text:p>0.29960323058475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4414" calcext:value-type="float">
            <text:p>0.88441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502.6" calcext:value-type="float">
            <text:p>20502.6</text:p>
          </table:table-cell>
          <table:table-cell office:value-type="float" office:value="16958.6" calcext:value-type="float">
            <text:p>16958.6</text:p>
          </table:table-cell>
          <table:table-cell table:number-columns-repeated="2"/>
          <table:table-cell office:value-type="float" office:value="0.883" calcext:value-type="float">
            <text:p>0.883</text:p>
          </table:table-cell>
          <table:table-cell table:number-columns-repeated="2"/>
          <table:table-cell office:value-type="float" office:value="16958.6" calcext:value-type="float">
            <text:p>16958.6</text:p>
          </table:table-cell>
          <table:table-cell office:value-type="float" office:value="0.883" calcext:value-type="float">
            <text:p>0.883</text:p>
          </table:table-cell>
          <table:table-cell table:formula="of:=[.M885]/56708" office:value-type="float" office:value="0.299051280242646" calcext:value-type="float">
            <text:p>0.299051280242646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5413" calcext:value-type="float">
            <text:p>0.8854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471.2" calcext:value-type="float">
            <text:p>20471.2</text:p>
          </table:table-cell>
          <table:table-cell office:value-type="float" office:value="16927.2" calcext:value-type="float">
            <text:p>16927.2</text:p>
          </table:table-cell>
          <table:table-cell table:number-columns-repeated="2"/>
          <table:table-cell office:value-type="float" office:value="0.884" calcext:value-type="float">
            <text:p>0.884</text:p>
          </table:table-cell>
          <table:table-cell table:number-columns-repeated="2"/>
          <table:table-cell office:value-type="float" office:value="16927.2" calcext:value-type="float">
            <text:p>16927.2</text:p>
          </table:table-cell>
          <table:table-cell office:value-type="float" office:value="0.884" calcext:value-type="float">
            <text:p>0.884</text:p>
          </table:table-cell>
          <table:table-cell table:formula="of:=[.M886]/56708" office:value-type="float" office:value="0.29849756648092" calcext:value-type="float">
            <text:p>0.29849756648092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6411" calcext:value-type="float">
            <text:p>0.8864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439.9" calcext:value-type="float">
            <text:p>20439.9</text:p>
          </table:table-cell>
          <table:table-cell office:value-type="float" office:value="16895.9" calcext:value-type="float">
            <text:p>16895.9</text:p>
          </table:table-cell>
          <table:table-cell table:number-columns-repeated="2"/>
          <table:table-cell office:value-type="float" office:value="0.885" calcext:value-type="float">
            <text:p>0.885</text:p>
          </table:table-cell>
          <table:table-cell table:number-columns-repeated="2"/>
          <table:table-cell office:value-type="float" office:value="16895.9" calcext:value-type="float">
            <text:p>16895.9</text:p>
          </table:table-cell>
          <table:table-cell office:value-type="float" office:value="0.885" calcext:value-type="float">
            <text:p>0.885</text:p>
          </table:table-cell>
          <table:table-cell table:formula="of:=[.M887]/56708" office:value-type="float" office:value="0.297945616138816" calcext:value-type="float">
            <text:p>0.297945616138816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741" calcext:value-type="float">
            <text:p>0.8874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408.6" calcext:value-type="float">
            <text:p>20408.6</text:p>
          </table:table-cell>
          <table:table-cell office:value-type="float" office:value="16864.6" calcext:value-type="float">
            <text:p>16864.6</text:p>
          </table:table-cell>
          <table:table-cell table:number-columns-repeated="2"/>
          <table:table-cell office:value-type="float" office:value="0.886" calcext:value-type="float">
            <text:p>0.886</text:p>
          </table:table-cell>
          <table:table-cell table:number-columns-repeated="2"/>
          <table:table-cell office:value-type="float" office:value="16864.6" calcext:value-type="float">
            <text:p>16864.6</text:p>
          </table:table-cell>
          <table:table-cell office:value-type="float" office:value="0.886" calcext:value-type="float">
            <text:p>0.886</text:p>
          </table:table-cell>
          <table:table-cell table:formula="of:=[.M888]/56708" office:value-type="float" office:value="0.297393665796713" calcext:value-type="float">
            <text:p>0.297393665796713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8408" calcext:value-type="float">
            <text:p>0.8884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377.3" calcext:value-type="float">
            <text:p>20377.3</text:p>
          </table:table-cell>
          <table:table-cell office:value-type="float" office:value="16833.3" calcext:value-type="float">
            <text:p>16833.3</text:p>
          </table:table-cell>
          <table:table-cell table:number-columns-repeated="2"/>
          <table:table-cell office:value-type="float" office:value="0.887" calcext:value-type="float">
            <text:p>0.887</text:p>
          </table:table-cell>
          <table:table-cell table:number-columns-repeated="2"/>
          <table:table-cell office:value-type="float" office:value="16833.3" calcext:value-type="float">
            <text:p>16833.3</text:p>
          </table:table-cell>
          <table:table-cell office:value-type="float" office:value="0.887" calcext:value-type="float">
            <text:p>0.887</text:p>
          </table:table-cell>
          <table:table-cell table:formula="of:=[.M889]/56708" office:value-type="float" office:value="0.29684171545461" calcext:value-type="float">
            <text:p>0.29684171545461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89407" calcext:value-type="float">
            <text:p>0.8894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345.9" calcext:value-type="float">
            <text:p>20345.9</text:p>
          </table:table-cell>
          <table:table-cell office:value-type="float" office:value="16801.9" calcext:value-type="float">
            <text:p>16801.9</text:p>
          </table:table-cell>
          <table:table-cell table:number-columns-repeated="2"/>
          <table:table-cell office:value-type="float" office:value="0.888" calcext:value-type="float">
            <text:p>0.888</text:p>
          </table:table-cell>
          <table:table-cell table:number-columns-repeated="2"/>
          <table:table-cell office:value-type="float" office:value="16801.9" calcext:value-type="float">
            <text:p>16801.9</text:p>
          </table:table-cell>
          <table:table-cell office:value-type="float" office:value="0.888" calcext:value-type="float">
            <text:p>0.888</text:p>
          </table:table-cell>
          <table:table-cell table:formula="of:=[.M890]/56708" office:value-type="float" office:value="0.296288001692883" calcext:value-type="float">
            <text:p>0.296288001692883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0405" calcext:value-type="float">
            <text:p>0.89040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314.6" calcext:value-type="float">
            <text:p>20314.6</text:p>
          </table:table-cell>
          <table:table-cell office:value-type="float" office:value="16770.6" calcext:value-type="float">
            <text:p>16770.6</text:p>
          </table:table-cell>
          <table:table-cell table:number-columns-repeated="2"/>
          <table:table-cell office:value-type="float" office:value="0.889" calcext:value-type="float">
            <text:p>0.889</text:p>
          </table:table-cell>
          <table:table-cell table:number-columns-repeated="2"/>
          <table:table-cell office:value-type="float" office:value="16770.6" calcext:value-type="float">
            <text:p>16770.6</text:p>
          </table:table-cell>
          <table:table-cell office:value-type="float" office:value="0.889" calcext:value-type="float">
            <text:p>0.889</text:p>
          </table:table-cell>
          <table:table-cell table:formula="of:=[.M891]/56708" office:value-type="float" office:value="0.295736051350779" calcext:value-type="float">
            <text:p>0.29573605135077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1403" calcext:value-type="float">
            <text:p>0.8914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283.3" calcext:value-type="float">
            <text:p>20283.3</text:p>
          </table:table-cell>
          <table:table-cell office:value-type="float" office:value="16739.3" calcext:value-type="float">
            <text:p>16739.3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table:number-columns-repeated="2"/>
          <table:table-cell office:value-type="float" office:value="16739.3" calcext:value-type="float">
            <text:p>16739.3</text:p>
          </table:table-cell>
          <table:table-cell office:value-type="float" office:value="0.89" calcext:value-type="float">
            <text:p>0.89</text:p>
          </table:table-cell>
          <table:table-cell table:formula="of:=[.M892]/56708" office:value-type="float" office:value="0.295184101008676" calcext:value-type="float">
            <text:p>0.295184101008676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2402" calcext:value-type="float">
            <text:p>0.89240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252" calcext:value-type="float">
            <text:p>20252</text:p>
          </table:table-cell>
          <table:table-cell office:value-type="float" office:value="16708" calcext:value-type="float">
            <text:p>16708</text:p>
          </table:table-cell>
          <table:table-cell table:number-columns-repeated="2"/>
          <table:table-cell office:value-type="float" office:value="0.891" calcext:value-type="float">
            <text:p>0.891</text:p>
          </table:table-cell>
          <table:table-cell table:number-columns-repeated="2"/>
          <table:table-cell office:value-type="float" office:value="16708" calcext:value-type="float">
            <text:p>16708</text:p>
          </table:table-cell>
          <table:table-cell office:value-type="float" office:value="0.891" calcext:value-type="float">
            <text:p>0.891</text:p>
          </table:table-cell>
          <table:table-cell table:formula="of:=[.M893]/56708" office:value-type="float" office:value="0.294632150666573" calcext:value-type="float">
            <text:p>0.294632150666573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34" calcext:value-type="float">
            <text:p>0.89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220.6" calcext:value-type="float">
            <text:p>20220.6</text:p>
          </table:table-cell>
          <table:table-cell office:value-type="float" office:value="16676.6" calcext:value-type="float">
            <text:p>16676.6</text:p>
          </table:table-cell>
          <table:table-cell table:number-columns-repeated="2"/>
          <table:table-cell office:value-type="float" office:value="0.892" calcext:value-type="float">
            <text:p>0.892</text:p>
          </table:table-cell>
          <table:table-cell table:number-columns-repeated="2"/>
          <table:table-cell office:value-type="float" office:value="16676.6" calcext:value-type="float">
            <text:p>16676.6</text:p>
          </table:table-cell>
          <table:table-cell office:value-type="float" office:value="0.892" calcext:value-type="float">
            <text:p>0.892</text:p>
          </table:table-cell>
          <table:table-cell table:formula="of:=[.M894]/56708" office:value-type="float" office:value="0.294078436904846" calcext:value-type="float">
            <text:p>0.294078436904846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4399" calcext:value-type="float">
            <text:p>0.89439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189.3" calcext:value-type="float">
            <text:p>20189.3</text:p>
          </table:table-cell>
          <table:table-cell office:value-type="float" office:value="16645.3" calcext:value-type="float">
            <text:p>16645.3</text:p>
          </table:table-cell>
          <table:table-cell table:number-columns-repeated="2"/>
          <table:table-cell office:value-type="float" office:value="0.893" calcext:value-type="float">
            <text:p>0.893</text:p>
          </table:table-cell>
          <table:table-cell table:number-columns-repeated="2"/>
          <table:table-cell office:value-type="float" office:value="16645.3" calcext:value-type="float">
            <text:p>16645.3</text:p>
          </table:table-cell>
          <table:table-cell office:value-type="float" office:value="0.893" calcext:value-type="float">
            <text:p>0.893</text:p>
          </table:table-cell>
          <table:table-cell table:formula="of:=[.M895]/56708" office:value-type="float" office:value="0.293526486562742" calcext:value-type="float">
            <text:p>0.293526486562742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5397" calcext:value-type="float">
            <text:p>0.8953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158" calcext:value-type="float">
            <text:p>20158</text:p>
          </table:table-cell>
          <table:table-cell office:value-type="float" office:value="16614" calcext:value-type="float">
            <text:p>16614</text:p>
          </table:table-cell>
          <table:table-cell table:number-columns-repeated="2"/>
          <table:table-cell office:value-type="float" office:value="0.894" calcext:value-type="float">
            <text:p>0.894</text:p>
          </table:table-cell>
          <table:table-cell table:number-columns-repeated="2"/>
          <table:table-cell office:value-type="float" office:value="16614" calcext:value-type="float">
            <text:p>16614</text:p>
          </table:table-cell>
          <table:table-cell office:value-type="float" office:value="0.894" calcext:value-type="float">
            <text:p>0.894</text:p>
          </table:table-cell>
          <table:table-cell table:formula="of:=[.M896]/56708" office:value-type="float" office:value="0.292974536220639" calcext:value-type="float">
            <text:p>0.292974536220639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6396" calcext:value-type="float">
            <text:p>0.89639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126.6" calcext:value-type="float">
            <text:p>20126.6</text:p>
          </table:table-cell>
          <table:table-cell office:value-type="float" office:value="16582.6" calcext:value-type="float">
            <text:p>16582.6</text:p>
          </table:table-cell>
          <table:table-cell table:number-columns-repeated="2"/>
          <table:table-cell office:value-type="float" office:value="0.895" calcext:value-type="float">
            <text:p>0.895</text:p>
          </table:table-cell>
          <table:table-cell table:number-columns-repeated="2"/>
          <table:table-cell office:value-type="float" office:value="16582.6" calcext:value-type="float">
            <text:p>16582.6</text:p>
          </table:table-cell>
          <table:table-cell office:value-type="float" office:value="0.895" calcext:value-type="float">
            <text:p>0.895</text:p>
          </table:table-cell>
          <table:table-cell table:formula="of:=[.M897]/56708" office:value-type="float" office:value="0.292420822458912" calcext:value-type="float">
            <text:p>0.292420822458912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7394" calcext:value-type="float">
            <text:p>0.8973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095.3" calcext:value-type="float">
            <text:p>20095.3</text:p>
          </table:table-cell>
          <table:table-cell office:value-type="float" office:value="16551.3" calcext:value-type="float">
            <text:p>16551.3</text:p>
          </table:table-cell>
          <table:table-cell table:number-columns-repeated="2"/>
          <table:table-cell office:value-type="float" office:value="0.896" calcext:value-type="float">
            <text:p>0.896</text:p>
          </table:table-cell>
          <table:table-cell table:number-columns-repeated="2"/>
          <table:table-cell office:value-type="float" office:value="16551.3" calcext:value-type="float">
            <text:p>16551.3</text:p>
          </table:table-cell>
          <table:table-cell office:value-type="float" office:value="0.896" calcext:value-type="float">
            <text:p>0.896</text:p>
          </table:table-cell>
          <table:table-cell table:formula="of:=[.M898]/56708" office:value-type="float" office:value="0.291868872116809" calcext:value-type="float">
            <text:p>0.291868872116809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8392" calcext:value-type="float">
            <text:p>0.8983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064" calcext:value-type="float">
            <text:p>20064</text:p>
          </table:table-cell>
          <table:table-cell office:value-type="float" office:value="16520" calcext:value-type="float">
            <text:p>16520</text:p>
          </table:table-cell>
          <table:table-cell table:number-columns-repeated="2"/>
          <table:table-cell office:value-type="float" office:value="0.897" calcext:value-type="float">
            <text:p>0.897</text:p>
          </table:table-cell>
          <table:table-cell table:number-columns-repeated="2"/>
          <table:table-cell office:value-type="float" office:value="16520" calcext:value-type="float">
            <text:p>16520</text:p>
          </table:table-cell>
          <table:table-cell office:value-type="float" office:value="0.897" calcext:value-type="float">
            <text:p>0.897</text:p>
          </table:table-cell>
          <table:table-cell table:formula="of:=[.M899]/56708" office:value-type="float" office:value="0.291316921774705" calcext:value-type="float">
            <text:p>0.291316921774705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99391" calcext:value-type="float">
            <text:p>0.89939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032.7" calcext:value-type="float">
            <text:p>20032.7</text:p>
          </table:table-cell>
          <table:table-cell office:value-type="float" office:value="16488.7" calcext:value-type="float">
            <text:p>16488.7</text:p>
          </table:table-cell>
          <table:table-cell table:number-columns-repeated="2"/>
          <table:table-cell office:value-type="float" office:value="0.898" calcext:value-type="float">
            <text:p>0.898</text:p>
          </table:table-cell>
          <table:table-cell table:number-columns-repeated="2"/>
          <table:table-cell office:value-type="float" office:value="16488.7" calcext:value-type="float">
            <text:p>16488.7</text:p>
          </table:table-cell>
          <table:table-cell office:value-type="float" office:value="0.898" calcext:value-type="float">
            <text:p>0.898</text:p>
          </table:table-cell>
          <table:table-cell table:formula="of:=[.M900]/56708" office:value-type="float" office:value="0.290764971432602" calcext:value-type="float">
            <text:p>0.290764971432602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0389" calcext:value-type="float">
            <text:p>0.9003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20001.3" calcext:value-type="float">
            <text:p>20001.3</text:p>
          </table:table-cell>
          <table:table-cell office:value-type="float" office:value="16457.3" calcext:value-type="float">
            <text:p>16457.3</text:p>
          </table:table-cell>
          <table:table-cell table:number-columns-repeated="2"/>
          <table:table-cell office:value-type="float" office:value="0.899" calcext:value-type="float">
            <text:p>0.899</text:p>
          </table:table-cell>
          <table:table-cell table:number-columns-repeated="2"/>
          <table:table-cell office:value-type="float" office:value="16457.3" calcext:value-type="float">
            <text:p>16457.3</text:p>
          </table:table-cell>
          <table:table-cell office:value-type="float" office:value="0.899" calcext:value-type="float">
            <text:p>0.899</text:p>
          </table:table-cell>
          <table:table-cell table:formula="of:=[.M901]/56708" office:value-type="float" office:value="0.290211257670875" calcext:value-type="float">
            <text:p>0.29021125767087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1388" calcext:value-type="float">
            <text:p>0.90138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970" calcext:value-type="float">
            <text:p>19970</text:p>
          </table:table-cell>
          <table:table-cell office:value-type="float" office:value="16426" calcext:value-type="float">
            <text:p>1642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16426" calcext:value-type="float">
            <text:p>16426</text:p>
          </table:table-cell>
          <table:table-cell office:value-type="float" office:value="0.9" calcext:value-type="float">
            <text:p>0.9</text:p>
          </table:table-cell>
          <table:table-cell table:formula="of:=[.M902]/56708" office:value-type="float" office:value="0.289659307328772" calcext:value-type="float">
            <text:p>0.289659307328772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2386" calcext:value-type="float">
            <text:p>0.90238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920.6" calcext:value-type="float">
            <text:p>19920.6</text:p>
          </table:table-cell>
          <table:table-cell office:value-type="float" office:value="16376.6" calcext:value-type="float">
            <text:p>16376.6</text:p>
          </table:table-cell>
          <table:table-cell table:number-columns-repeated="2"/>
          <table:table-cell office:value-type="float" office:value="0.901" calcext:value-type="float">
            <text:p>0.901</text:p>
          </table:table-cell>
          <table:table-cell table:number-columns-repeated="2"/>
          <table:table-cell office:value-type="float" office:value="16376.6" calcext:value-type="float">
            <text:p>16376.6</text:p>
          </table:table-cell>
          <table:table-cell office:value-type="float" office:value="0.901" calcext:value-type="float">
            <text:p>0.901</text:p>
          </table:table-cell>
          <table:table-cell table:formula="of:=[.M903]/56708" office:value-type="float" office:value="0.288788178034845" calcext:value-type="float">
            <text:p>0.288788178034845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3385" calcext:value-type="float">
            <text:p>0.9033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871.2" calcext:value-type="float">
            <text:p>19871.2</text:p>
          </table:table-cell>
          <table:table-cell office:value-type="float" office:value="16327.2" calcext:value-type="float">
            <text:p>16327.2</text:p>
          </table:table-cell>
          <table:table-cell table:number-columns-repeated="2"/>
          <table:table-cell office:value-type="float" office:value="0.902" calcext:value-type="float">
            <text:p>0.902</text:p>
          </table:table-cell>
          <table:table-cell table:number-columns-repeated="2"/>
          <table:table-cell office:value-type="float" office:value="16327.2" calcext:value-type="float">
            <text:p>16327.2</text:p>
          </table:table-cell>
          <table:table-cell office:value-type="float" office:value="0.902" calcext:value-type="float">
            <text:p>0.902</text:p>
          </table:table-cell>
          <table:table-cell table:formula="of:=[.M904]/56708" office:value-type="float" office:value="0.287917048740918" calcext:value-type="float">
            <text:p>0.287917048740918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4383" calcext:value-type="float">
            <text:p>0.90438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821.8" calcext:value-type="float">
            <text:p>19821.8</text:p>
          </table:table-cell>
          <table:table-cell office:value-type="float" office:value="16277.8" calcext:value-type="float">
            <text:p>16277.8</text:p>
          </table:table-cell>
          <table:table-cell table:number-columns-repeated="2"/>
          <table:table-cell office:value-type="float" office:value="0.903" calcext:value-type="float">
            <text:p>0.903</text:p>
          </table:table-cell>
          <table:table-cell table:number-columns-repeated="2"/>
          <table:table-cell office:value-type="float" office:value="16277.8" calcext:value-type="float">
            <text:p>16277.8</text:p>
          </table:table-cell>
          <table:table-cell office:value-type="float" office:value="0.903" calcext:value-type="float">
            <text:p>0.903</text:p>
          </table:table-cell>
          <table:table-cell table:formula="of:=[.M905]/56708" office:value-type="float" office:value="0.287045919446992" calcext:value-type="float">
            <text:p>0.287045919446992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5382" calcext:value-type="float">
            <text:p>0.90538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772.4" calcext:value-type="float">
            <text:p>19772.4</text:p>
          </table:table-cell>
          <table:table-cell office:value-type="float" office:value="16228.4" calcext:value-type="float">
            <text:p>16228.4</text:p>
          </table:table-cell>
          <table:table-cell table:number-columns-repeated="2"/>
          <table:table-cell office:value-type="float" office:value="0.904" calcext:value-type="float">
            <text:p>0.904</text:p>
          </table:table-cell>
          <table:table-cell table:number-columns-repeated="2"/>
          <table:table-cell office:value-type="float" office:value="16228.4" calcext:value-type="float">
            <text:p>16228.4</text:p>
          </table:table-cell>
          <table:table-cell office:value-type="float" office:value="0.904" calcext:value-type="float">
            <text:p>0.904</text:p>
          </table:table-cell>
          <table:table-cell table:formula="of:=[.M906]/56708" office:value-type="float" office:value="0.286174790153065" calcext:value-type="float">
            <text:p>0.286174790153065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638" calcext:value-type="float">
            <text:p>0.9063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723" calcext:value-type="float">
            <text:p>19723</text:p>
          </table:table-cell>
          <table:table-cell office:value-type="float" office:value="16179" calcext:value-type="float">
            <text:p>16179</text:p>
          </table:table-cell>
          <table:table-cell table:number-columns-repeated="2"/>
          <table:table-cell office:value-type="float" office:value="0.905" calcext:value-type="float">
            <text:p>0.905</text:p>
          </table:table-cell>
          <table:table-cell table:number-columns-repeated="2"/>
          <table:table-cell office:value-type="float" office:value="16179" calcext:value-type="float">
            <text:p>16179</text:p>
          </table:table-cell>
          <table:table-cell office:value-type="float" office:value="0.905" calcext:value-type="float">
            <text:p>0.905</text:p>
          </table:table-cell>
          <table:table-cell table:formula="of:=[.M907]/56708" office:value-type="float" office:value="0.285303660859138" calcext:value-type="float">
            <text:p>0.285303660859138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7379" calcext:value-type="float">
            <text:p>0.9073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673.6" calcext:value-type="float">
            <text:p>19673.6</text:p>
          </table:table-cell>
          <table:table-cell office:value-type="float" office:value="16129.6" calcext:value-type="float">
            <text:p>16129.6</text:p>
          </table:table-cell>
          <table:table-cell table:number-columns-repeated="2"/>
          <table:table-cell office:value-type="float" office:value="0.906" calcext:value-type="float">
            <text:p>0.906</text:p>
          </table:table-cell>
          <table:table-cell table:number-columns-repeated="2"/>
          <table:table-cell office:value-type="float" office:value="16129.6" calcext:value-type="float">
            <text:p>16129.6</text:p>
          </table:table-cell>
          <table:table-cell office:value-type="float" office:value="0.906" calcext:value-type="float">
            <text:p>0.906</text:p>
          </table:table-cell>
          <table:table-cell table:formula="of:=[.M908]/56708" office:value-type="float" office:value="0.284432531565211" calcext:value-type="float">
            <text:p>0.284432531565211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8377" calcext:value-type="float">
            <text:p>0.90837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624.2" calcext:value-type="float">
            <text:p>19624.2</text:p>
          </table:table-cell>
          <table:table-cell office:value-type="float" office:value="16080.2" calcext:value-type="float">
            <text:p>16080.2</text:p>
          </table:table-cell>
          <table:table-cell table:number-columns-repeated="2"/>
          <table:table-cell office:value-type="float" office:value="0.907" calcext:value-type="float">
            <text:p>0.907</text:p>
          </table:table-cell>
          <table:table-cell table:number-columns-repeated="2"/>
          <table:table-cell office:value-type="float" office:value="16080.2" calcext:value-type="float">
            <text:p>16080.2</text:p>
          </table:table-cell>
          <table:table-cell office:value-type="float" office:value="0.907" calcext:value-type="float">
            <text:p>0.907</text:p>
          </table:table-cell>
          <table:table-cell table:formula="of:=[.M909]/56708" office:value-type="float" office:value="0.283561402271284" calcext:value-type="float">
            <text:p>0.283561402271284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09376" calcext:value-type="float">
            <text:p>0.9093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574.8" calcext:value-type="float">
            <text:p>19574.8</text:p>
          </table:table-cell>
          <table:table-cell office:value-type="float" office:value="16030.8" calcext:value-type="float">
            <text:p>16030.8</text:p>
          </table:table-cell>
          <table:table-cell table:number-columns-repeated="2"/>
          <table:table-cell office:value-type="float" office:value="0.908" calcext:value-type="float">
            <text:p>0.908</text:p>
          </table:table-cell>
          <table:table-cell table:number-columns-repeated="2"/>
          <table:table-cell office:value-type="float" office:value="16030.8" calcext:value-type="float">
            <text:p>16030.8</text:p>
          </table:table-cell>
          <table:table-cell office:value-type="float" office:value="0.908" calcext:value-type="float">
            <text:p>0.908</text:p>
          </table:table-cell>
          <table:table-cell table:formula="of:=[.M910]/56708" office:value-type="float" office:value="0.282690272977358" calcext:value-type="float">
            <text:p>0.282690272977358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0374" calcext:value-type="float">
            <text:p>0.91037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525.4" calcext:value-type="float">
            <text:p>19525.4</text:p>
          </table:table-cell>
          <table:table-cell office:value-type="float" office:value="15981.4" calcext:value-type="float">
            <text:p>15981.4</text:p>
          </table:table-cell>
          <table:table-cell table:number-columns-repeated="2"/>
          <table:table-cell office:value-type="float" office:value="0.909" calcext:value-type="float">
            <text:p>0.909</text:p>
          </table:table-cell>
          <table:table-cell table:number-columns-repeated="2"/>
          <table:table-cell office:value-type="float" office:value="15981.4" calcext:value-type="float">
            <text:p>15981.4</text:p>
          </table:table-cell>
          <table:table-cell office:value-type="float" office:value="0.909" calcext:value-type="float">
            <text:p>0.909</text:p>
          </table:table-cell>
          <table:table-cell table:formula="of:=[.M911]/56708" office:value-type="float" office:value="0.281819143683431" calcext:value-type="float">
            <text:p>0.28181914368343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1373" calcext:value-type="float">
            <text:p>0.91137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476" calcext:value-type="float">
            <text:p>19476</text:p>
          </table:table-cell>
          <table:table-cell office:value-type="float" office:value="15932" calcext:value-type="float">
            <text:p>15932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5932" calcext:value-type="float">
            <text:p>15932</text:p>
          </table:table-cell>
          <table:table-cell office:value-type="float" office:value="0.91" calcext:value-type="float">
            <text:p>0.91</text:p>
          </table:table-cell>
          <table:table-cell table:formula="of:=[.M912]/56708" office:value-type="float" office:value="0.280948014389504" calcext:value-type="float">
            <text:p>0.280948014389504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2371" calcext:value-type="float">
            <text:p>0.9123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426.6" calcext:value-type="float">
            <text:p>19426.6</text:p>
          </table:table-cell>
          <table:table-cell office:value-type="float" office:value="15882.6" calcext:value-type="float">
            <text:p>15882.6</text:p>
          </table:table-cell>
          <table:table-cell table:number-columns-repeated="2"/>
          <table:table-cell office:value-type="float" office:value="0.911" calcext:value-type="float">
            <text:p>0.911</text:p>
          </table:table-cell>
          <table:table-cell table:number-columns-repeated="2"/>
          <table:table-cell office:value-type="float" office:value="15882.6" calcext:value-type="float">
            <text:p>15882.6</text:p>
          </table:table-cell>
          <table:table-cell office:value-type="float" office:value="0.911" calcext:value-type="float">
            <text:p>0.911</text:p>
          </table:table-cell>
          <table:table-cell table:formula="of:=[.M913]/56708" office:value-type="float" office:value="0.280076885095577" calcext:value-type="float">
            <text:p>0.280076885095577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337" calcext:value-type="float">
            <text:p>0.9133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377.2" calcext:value-type="float">
            <text:p>19377.2</text:p>
          </table:table-cell>
          <table:table-cell office:value-type="float" office:value="15833.2" calcext:value-type="float">
            <text:p>15833.2</text:p>
          </table:table-cell>
          <table:table-cell table:number-columns-repeated="2"/>
          <table:table-cell office:value-type="float" office:value="0.912" calcext:value-type="float">
            <text:p>0.912</text:p>
          </table:table-cell>
          <table:table-cell table:number-columns-repeated="2"/>
          <table:table-cell office:value-type="float" office:value="15833.2" calcext:value-type="float">
            <text:p>15833.2</text:p>
          </table:table-cell>
          <table:table-cell office:value-type="float" office:value="0.912" calcext:value-type="float">
            <text:p>0.912</text:p>
          </table:table-cell>
          <table:table-cell table:formula="of:=[.M914]/56708" office:value-type="float" office:value="0.279205755801651" calcext:value-type="float">
            <text:p>0.279205755801651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4368" calcext:value-type="float">
            <text:p>0.9143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327.8" calcext:value-type="float">
            <text:p>19327.8</text:p>
          </table:table-cell>
          <table:table-cell office:value-type="float" office:value="15783.8" calcext:value-type="float">
            <text:p>15783.8</text:p>
          </table:table-cell>
          <table:table-cell table:number-columns-repeated="2"/>
          <table:table-cell office:value-type="float" office:value="0.913" calcext:value-type="float">
            <text:p>0.913</text:p>
          </table:table-cell>
          <table:table-cell table:number-columns-repeated="2"/>
          <table:table-cell office:value-type="float" office:value="15783.8" calcext:value-type="float">
            <text:p>15783.8</text:p>
          </table:table-cell>
          <table:table-cell office:value-type="float" office:value="0.913" calcext:value-type="float">
            <text:p>0.913</text:p>
          </table:table-cell>
          <table:table-cell table:formula="of:=[.M915]/56708" office:value-type="float" office:value="0.278334626507724" calcext:value-type="float">
            <text:p>0.278334626507724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5367" calcext:value-type="float">
            <text:p>0.9153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278.4" calcext:value-type="float">
            <text:p>19278.4</text:p>
          </table:table-cell>
          <table:table-cell office:value-type="float" office:value="15734.4" calcext:value-type="float">
            <text:p>15734.4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 table:number-columns-repeated="2"/>
          <table:table-cell office:value-type="float" office:value="15734.4" calcext:value-type="float">
            <text:p>15734.4</text:p>
          </table:table-cell>
          <table:table-cell office:value-type="float" office:value="0.914" calcext:value-type="float">
            <text:p>0.914</text:p>
          </table:table-cell>
          <table:table-cell table:formula="of:=[.M916]/56708" office:value-type="float" office:value="0.277463497213797" calcext:value-type="float">
            <text:p>0.277463497213797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6365" calcext:value-type="float">
            <text:p>0.91636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229" calcext:value-type="float">
            <text:p>19229</text:p>
          </table:table-cell>
          <table:table-cell office:value-type="float" office:value="15685" calcext:value-type="float">
            <text:p>15685</text:p>
          </table:table-cell>
          <table:table-cell table:number-columns-repeated="2"/>
          <table:table-cell office:value-type="float" office:value="0.915" calcext:value-type="float">
            <text:p>0.915</text:p>
          </table:table-cell>
          <table:table-cell table:number-columns-repeated="2"/>
          <table:table-cell office:value-type="float" office:value="15685" calcext:value-type="float">
            <text:p>15685</text:p>
          </table:table-cell>
          <table:table-cell office:value-type="float" office:value="0.915" calcext:value-type="float">
            <text:p>0.915</text:p>
          </table:table-cell>
          <table:table-cell table:formula="of:=[.M917]/56708" office:value-type="float" office:value="0.27659236791987" calcext:value-type="float">
            <text:p>0.27659236791987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7364" calcext:value-type="float">
            <text:p>0.9173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179.6" calcext:value-type="float">
            <text:p>19179.6</text:p>
          </table:table-cell>
          <table:table-cell office:value-type="float" office:value="15635.6" calcext:value-type="float">
            <text:p>15635.6</text:p>
          </table:table-cell>
          <table:table-cell table:number-columns-repeated="2"/>
          <table:table-cell office:value-type="float" office:value="0.916" calcext:value-type="float">
            <text:p>0.916</text:p>
          </table:table-cell>
          <table:table-cell table:number-columns-repeated="2"/>
          <table:table-cell office:value-type="float" office:value="15635.6" calcext:value-type="float">
            <text:p>15635.6</text:p>
          </table:table-cell>
          <table:table-cell office:value-type="float" office:value="0.916" calcext:value-type="float">
            <text:p>0.916</text:p>
          </table:table-cell>
          <table:table-cell table:formula="of:=[.M918]/56708" office:value-type="float" office:value="0.275721238625943" calcext:value-type="float">
            <text:p>0.275721238625943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8362" calcext:value-type="float">
            <text:p>0.91836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130.2" calcext:value-type="float">
            <text:p>19130.2</text:p>
          </table:table-cell>
          <table:table-cell office:value-type="float" office:value="15586.2" calcext:value-type="float">
            <text:p>15586.2</text:p>
          </table:table-cell>
          <table:table-cell table:number-columns-repeated="2"/>
          <table:table-cell office:value-type="float" office:value="0.917" calcext:value-type="float">
            <text:p>0.917</text:p>
          </table:table-cell>
          <table:table-cell table:number-columns-repeated="2"/>
          <table:table-cell office:value-type="float" office:value="15586.2" calcext:value-type="float">
            <text:p>15586.2</text:p>
          </table:table-cell>
          <table:table-cell office:value-type="float" office:value="0.917" calcext:value-type="float">
            <text:p>0.917</text:p>
          </table:table-cell>
          <table:table-cell table:formula="of:=[.M919]/56708" office:value-type="float" office:value="0.274850109332017" calcext:value-type="float">
            <text:p>0.274850109332017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19361" calcext:value-type="float">
            <text:p>0.9193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080.8" calcext:value-type="float">
            <text:p>19080.8</text:p>
          </table:table-cell>
          <table:table-cell office:value-type="float" office:value="15536.8" calcext:value-type="float">
            <text:p>15536.8</text:p>
          </table:table-cell>
          <table:table-cell table:number-columns-repeated="2"/>
          <table:table-cell office:value-type="float" office:value="0.918" calcext:value-type="float">
            <text:p>0.918</text:p>
          </table:table-cell>
          <table:table-cell table:number-columns-repeated="2"/>
          <table:table-cell office:value-type="float" office:value="15536.8" calcext:value-type="float">
            <text:p>15536.8</text:p>
          </table:table-cell>
          <table:table-cell office:value-type="float" office:value="0.918" calcext:value-type="float">
            <text:p>0.918</text:p>
          </table:table-cell>
          <table:table-cell table:formula="of:=[.M920]/56708" office:value-type="float" office:value="0.27397898003809" calcext:value-type="float">
            <text:p>0.2739789800380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0359" calcext:value-type="float">
            <text:p>0.92035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9031.4" calcext:value-type="float">
            <text:p>19031.4</text:p>
          </table:table-cell>
          <table:table-cell office:value-type="float" office:value="15487.4" calcext:value-type="float">
            <text:p>15487.4</text:p>
          </table:table-cell>
          <table:table-cell table:number-columns-repeated="2"/>
          <table:table-cell office:value-type="float" office:value="0.919" calcext:value-type="float">
            <text:p>0.919</text:p>
          </table:table-cell>
          <table:table-cell table:number-columns-repeated="2"/>
          <table:table-cell office:value-type="float" office:value="15487.4" calcext:value-type="float">
            <text:p>15487.4</text:p>
          </table:table-cell>
          <table:table-cell office:value-type="float" office:value="0.919" calcext:value-type="float">
            <text:p>0.919</text:p>
          </table:table-cell>
          <table:table-cell table:formula="of:=[.M921]/56708" office:value-type="float" office:value="0.273107850744163" calcext:value-type="float">
            <text:p>0.27310785074416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1358" calcext:value-type="float">
            <text:p>0.9213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982" calcext:value-type="float">
            <text:p>18982</text:p>
          </table:table-cell>
          <table:table-cell office:value-type="float" office:value="15438" calcext:value-type="float">
            <text:p>15438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15438" calcext:value-type="float">
            <text:p>15438</text:p>
          </table:table-cell>
          <table:table-cell office:value-type="float" office:value="0.92" calcext:value-type="float">
            <text:p>0.92</text:p>
          </table:table-cell>
          <table:table-cell table:formula="of:=[.M922]/56708" office:value-type="float" office:value="0.272236721450236" calcext:value-type="float">
            <text:p>0.272236721450236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2356" calcext:value-type="float">
            <text:p>0.92235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932.6" calcext:value-type="float">
            <text:p>18932.6</text:p>
          </table:table-cell>
          <table:table-cell office:value-type="float" office:value="15388.6" calcext:value-type="float">
            <text:p>15388.6</text:p>
          </table:table-cell>
          <table:table-cell table:number-columns-repeated="2"/>
          <table:table-cell office:value-type="float" office:value="0.921" calcext:value-type="float">
            <text:p>0.921</text:p>
          </table:table-cell>
          <table:table-cell table:number-columns-repeated="2"/>
          <table:table-cell office:value-type="float" office:value="15388.6" calcext:value-type="float">
            <text:p>15388.6</text:p>
          </table:table-cell>
          <table:table-cell office:value-type="float" office:value="0.921" calcext:value-type="float">
            <text:p>0.921</text:p>
          </table:table-cell>
          <table:table-cell table:formula="of:=[.M923]/56708" office:value-type="float" office:value="0.271365592156309" calcext:value-type="float">
            <text:p>0.271365592156309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3355" calcext:value-type="float">
            <text:p>0.9233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883.2" calcext:value-type="float">
            <text:p>18883.2</text:p>
          </table:table-cell>
          <table:table-cell office:value-type="float" office:value="15339.2" calcext:value-type="float">
            <text:p>15339.2</text:p>
          </table:table-cell>
          <table:table-cell table:number-columns-repeated="2"/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5339.2" calcext:value-type="float">
            <text:p>15339.2</text:p>
          </table:table-cell>
          <table:table-cell office:value-type="float" office:value="0.922" calcext:value-type="float">
            <text:p>0.922</text:p>
          </table:table-cell>
          <table:table-cell table:formula="of:=[.M924]/56708" office:value-type="float" office:value="0.270494462862383" calcext:value-type="float">
            <text:p>0.270494462862383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4353" calcext:value-type="float">
            <text:p>0.9243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833.8" calcext:value-type="float">
            <text:p>18833.8</text:p>
          </table:table-cell>
          <table:table-cell office:value-type="float" office:value="15289.8" calcext:value-type="float">
            <text:p>15289.8</text:p>
          </table:table-cell>
          <table:table-cell table:number-columns-repeated="2"/>
          <table:table-cell office:value-type="float" office:value="0.923" calcext:value-type="float">
            <text:p>0.923</text:p>
          </table:table-cell>
          <table:table-cell table:number-columns-repeated="2"/>
          <table:table-cell office:value-type="float" office:value="15289.8" calcext:value-type="float">
            <text:p>15289.8</text:p>
          </table:table-cell>
          <table:table-cell office:value-type="float" office:value="0.923" calcext:value-type="float">
            <text:p>0.923</text:p>
          </table:table-cell>
          <table:table-cell table:formula="of:=[.M925]/56708" office:value-type="float" office:value="0.269623333568456" calcext:value-type="float">
            <text:p>0.269623333568456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5352" calcext:value-type="float">
            <text:p>0.9253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784.4" calcext:value-type="float">
            <text:p>18784.4</text:p>
          </table:table-cell>
          <table:table-cell office:value-type="float" office:value="15240.4" calcext:value-type="float">
            <text:p>15240.4</text:p>
          </table:table-cell>
          <table:table-cell table:number-columns-repeated="2"/>
          <table:table-cell office:value-type="float" office:value="0.924" calcext:value-type="float">
            <text:p>0.924</text:p>
          </table:table-cell>
          <table:table-cell table:number-columns-repeated="2"/>
          <table:table-cell office:value-type="float" office:value="15240.4" calcext:value-type="float">
            <text:p>15240.4</text:p>
          </table:table-cell>
          <table:table-cell office:value-type="float" office:value="0.924" calcext:value-type="float">
            <text:p>0.924</text:p>
          </table:table-cell>
          <table:table-cell table:formula="of:=[.M926]/56708" office:value-type="float" office:value="0.268752204274529" calcext:value-type="float">
            <text:p>0.268752204274529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635" calcext:value-type="float">
            <text:p>0.9263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735" calcext:value-type="float">
            <text:p>18735</text:p>
          </table:table-cell>
          <table:table-cell office:value-type="float" office:value="15191" calcext:value-type="float">
            <text:p>15191</text:p>
          </table:table-cell>
          <table:table-cell table:number-columns-repeated="2"/>
          <table:table-cell office:value-type="float" office:value="0.925" calcext:value-type="float">
            <text:p>0.925</text:p>
          </table:table-cell>
          <table:table-cell table:number-columns-repeated="2"/>
          <table:table-cell office:value-type="float" office:value="15191" calcext:value-type="float">
            <text:p>15191</text:p>
          </table:table-cell>
          <table:table-cell office:value-type="float" office:value="0.925" calcext:value-type="float">
            <text:p>0.925</text:p>
          </table:table-cell>
          <table:table-cell table:formula="of:=[.M927]/56708" office:value-type="float" office:value="0.267881074980602" calcext:value-type="float">
            <text:p>0.267881074980602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7349" calcext:value-type="float">
            <text:p>0.92734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685.6" calcext:value-type="float">
            <text:p>18685.6</text:p>
          </table:table-cell>
          <table:table-cell office:value-type="float" office:value="15141.6" calcext:value-type="float">
            <text:p>15141.6</text:p>
          </table:table-cell>
          <table:table-cell table:number-columns-repeated="2"/>
          <table:table-cell office:value-type="float" office:value="0.926" calcext:value-type="float">
            <text:p>0.926</text:p>
          </table:table-cell>
          <table:table-cell table:number-columns-repeated="2"/>
          <table:table-cell office:value-type="float" office:value="15141.6" calcext:value-type="float">
            <text:p>15141.6</text:p>
          </table:table-cell>
          <table:table-cell office:value-type="float" office:value="0.926" calcext:value-type="float">
            <text:p>0.926</text:p>
          </table:table-cell>
          <table:table-cell table:formula="of:=[.M928]/56708" office:value-type="float" office:value="0.267009945686676" calcext:value-type="float">
            <text:p>0.267009945686676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8347" calcext:value-type="float">
            <text:p>0.92834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636.2" calcext:value-type="float">
            <text:p>18636.2</text:p>
          </table:table-cell>
          <table:table-cell office:value-type="float" office:value="15092.2" calcext:value-type="float">
            <text:p>15092.2</text:p>
          </table:table-cell>
          <table:table-cell table:number-columns-repeated="2"/>
          <table:table-cell office:value-type="float" office:value="0.927" calcext:value-type="float">
            <text:p>0.927</text:p>
          </table:table-cell>
          <table:table-cell table:number-columns-repeated="2"/>
          <table:table-cell office:value-type="float" office:value="15092.2" calcext:value-type="float">
            <text:p>15092.2</text:p>
          </table:table-cell>
          <table:table-cell office:value-type="float" office:value="0.927" calcext:value-type="float">
            <text:p>0.927</text:p>
          </table:table-cell>
          <table:table-cell table:formula="of:=[.M929]/56708" office:value-type="float" office:value="0.266138816392749" calcext:value-type="float">
            <text:p>0.266138816392749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29346" calcext:value-type="float">
            <text:p>0.92934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586.8" calcext:value-type="float">
            <text:p>18586.8</text:p>
          </table:table-cell>
          <table:table-cell office:value-type="float" office:value="15042.8" calcext:value-type="float">
            <text:p>15042.8</text:p>
          </table:table-cell>
          <table:table-cell table:number-columns-repeated="2"/>
          <table:table-cell office:value-type="float" office:value="0.928" calcext:value-type="float">
            <text:p>0.928</text:p>
          </table:table-cell>
          <table:table-cell table:number-columns-repeated="2"/>
          <table:table-cell office:value-type="float" office:value="15042.8" calcext:value-type="float">
            <text:p>15042.8</text:p>
          </table:table-cell>
          <table:table-cell office:value-type="float" office:value="0.928" calcext:value-type="float">
            <text:p>0.928</text:p>
          </table:table-cell>
          <table:table-cell table:formula="of:=[.M930]/56708" office:value-type="float" office:value="0.265267687098822" calcext:value-type="float">
            <text:p>0.265267687098822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0345" calcext:value-type="float">
            <text:p>0.93034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537.4" calcext:value-type="float">
            <text:p>18537.4</text:p>
          </table:table-cell>
          <table:table-cell office:value-type="float" office:value="14993.4" calcext:value-type="float">
            <text:p>14993.4</text:p>
          </table:table-cell>
          <table:table-cell table:number-columns-repeated="2"/>
          <table:table-cell office:value-type="float" office:value="0.929" calcext:value-type="float">
            <text:p>0.929</text:p>
          </table:table-cell>
          <table:table-cell table:number-columns-repeated="2"/>
          <table:table-cell office:value-type="float" office:value="14993.4" calcext:value-type="float">
            <text:p>14993.4</text:p>
          </table:table-cell>
          <table:table-cell office:value-type="float" office:value="0.929" calcext:value-type="float">
            <text:p>0.929</text:p>
          </table:table-cell>
          <table:table-cell table:formula="of:=[.M931]/56708" office:value-type="float" office:value="0.264396557804895" calcext:value-type="float">
            <text:p>0.26439655780489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1343" calcext:value-type="float">
            <text:p>0.93134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488" calcext:value-type="float">
            <text:p>18488</text:p>
          </table:table-cell>
          <table:table-cell office:value-type="float" office:value="14944" calcext:value-type="float">
            <text:p>14944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2"/>
          <table:table-cell office:value-type="float" office:value="14944" calcext:value-type="float">
            <text:p>14944</text:p>
          </table:table-cell>
          <table:table-cell office:value-type="float" office:value="0.93" calcext:value-type="float">
            <text:p>0.93</text:p>
          </table:table-cell>
          <table:table-cell table:formula="of:=[.M932]/56708" office:value-type="float" office:value="0.263525428510968" calcext:value-type="float">
            <text:p>0.263525428510968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2342" calcext:value-type="float">
            <text:p>0.93234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438.6" calcext:value-type="float">
            <text:p>18438.6</text:p>
          </table:table-cell>
          <table:table-cell office:value-type="float" office:value="14894.6" calcext:value-type="float">
            <text:p>14894.6</text:p>
          </table:table-cell>
          <table:table-cell table:number-columns-repeated="2"/>
          <table:table-cell office:value-type="float" office:value="0.931" calcext:value-type="float">
            <text:p>0.931</text:p>
          </table:table-cell>
          <table:table-cell table:number-columns-repeated="2"/>
          <table:table-cell office:value-type="float" office:value="14894.6" calcext:value-type="float">
            <text:p>14894.6</text:p>
          </table:table-cell>
          <table:table-cell office:value-type="float" office:value="0.931" calcext:value-type="float">
            <text:p>0.931</text:p>
          </table:table-cell>
          <table:table-cell table:formula="of:=[.M933]/56708" office:value-type="float" office:value="0.262654299217042" calcext:value-type="float">
            <text:p>0.26265429921704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334" calcext:value-type="float">
            <text:p>0.933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389.2" calcext:value-type="float">
            <text:p>18389.2</text:p>
          </table:table-cell>
          <table:table-cell office:value-type="float" office:value="14845.2" calcext:value-type="float">
            <text:p>14845.2</text:p>
          </table:table-cell>
          <table:table-cell table:number-columns-repeated="2"/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14845.2" calcext:value-type="float">
            <text:p>14845.2</text:p>
          </table:table-cell>
          <table:table-cell office:value-type="float" office:value="0.932" calcext:value-type="float">
            <text:p>0.932</text:p>
          </table:table-cell>
          <table:table-cell table:formula="of:=[.M934]/56708" office:value-type="float" office:value="0.261783169923115" calcext:value-type="float">
            <text:p>0.261783169923115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4339" calcext:value-type="float">
            <text:p>0.93433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339.8" calcext:value-type="float">
            <text:p>18339.8</text:p>
          </table:table-cell>
          <table:table-cell office:value-type="float" office:value="14795.8" calcext:value-type="float">
            <text:p>14795.8</text:p>
          </table:table-cell>
          <table:table-cell table:number-columns-repeated="2"/>
          <table:table-cell office:value-type="float" office:value="0.933" calcext:value-type="float">
            <text:p>0.933</text:p>
          </table:table-cell>
          <table:table-cell table:number-columns-repeated="2"/>
          <table:table-cell office:value-type="float" office:value="14795.8" calcext:value-type="float">
            <text:p>14795.8</text:p>
          </table:table-cell>
          <table:table-cell office:value-type="float" office:value="0.933" calcext:value-type="float">
            <text:p>0.933</text:p>
          </table:table-cell>
          <table:table-cell table:formula="of:=[.M935]/56708" office:value-type="float" office:value="0.260912040629188" calcext:value-type="float">
            <text:p>0.260912040629188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5337" calcext:value-type="float">
            <text:p>0.93533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290.4" calcext:value-type="float">
            <text:p>18290.4</text:p>
          </table:table-cell>
          <table:table-cell office:value-type="float" office:value="14746.4" calcext:value-type="float">
            <text:p>14746.4</text:p>
          </table:table-cell>
          <table:table-cell table:number-columns-repeated="2"/>
          <table:table-cell office:value-type="float" office:value="0.934" calcext:value-type="float">
            <text:p>0.934</text:p>
          </table:table-cell>
          <table:table-cell table:number-columns-repeated="2"/>
          <table:table-cell office:value-type="float" office:value="14746.4" calcext:value-type="float">
            <text:p>14746.4</text:p>
          </table:table-cell>
          <table:table-cell office:value-type="float" office:value="0.934" calcext:value-type="float">
            <text:p>0.934</text:p>
          </table:table-cell>
          <table:table-cell table:formula="of:=[.M936]/56708" office:value-type="float" office:value="0.260040911335261" calcext:value-type="float">
            <text:p>0.260040911335261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6336" calcext:value-type="float">
            <text:p>0.93633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241" calcext:value-type="float">
            <text:p>18241</text:p>
          </table:table-cell>
          <table:table-cell office:value-type="float" office:value="14697" calcext:value-type="float">
            <text:p>14697</text:p>
          </table:table-cell>
          <table:table-cell table:number-columns-repeated="2"/>
          <table:table-cell office:value-type="float" office:value="0.935" calcext:value-type="float">
            <text:p>0.935</text:p>
          </table:table-cell>
          <table:table-cell table:number-columns-repeated="2"/>
          <table:table-cell office:value-type="float" office:value="14697" calcext:value-type="float">
            <text:p>14697</text:p>
          </table:table-cell>
          <table:table-cell office:value-type="float" office:value="0.935" calcext:value-type="float">
            <text:p>0.935</text:p>
          </table:table-cell>
          <table:table-cell table:formula="of:=[.M937]/56708" office:value-type="float" office:value="0.259169782041335" calcext:value-type="float">
            <text:p>0.259169782041335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7334" calcext:value-type="float">
            <text:p>0.93733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191.6" calcext:value-type="float">
            <text:p>18191.6</text:p>
          </table:table-cell>
          <table:table-cell office:value-type="float" office:value="14647.6" calcext:value-type="float">
            <text:p>14647.6</text:p>
          </table:table-cell>
          <table:table-cell table:number-columns-repeated="2"/>
          <table:table-cell office:value-type="float" office:value="0.936" calcext:value-type="float">
            <text:p>0.936</text:p>
          </table:table-cell>
          <table:table-cell table:number-columns-repeated="2"/>
          <table:table-cell office:value-type="float" office:value="14647.6" calcext:value-type="float">
            <text:p>14647.6</text:p>
          </table:table-cell>
          <table:table-cell office:value-type="float" office:value="0.936" calcext:value-type="float">
            <text:p>0.936</text:p>
          </table:table-cell>
          <table:table-cell table:formula="of:=[.M938]/56708" office:value-type="float" office:value="0.258298652747408" calcext:value-type="float">
            <text:p>0.258298652747408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8333" calcext:value-type="float">
            <text:p>0.9383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142.2" calcext:value-type="float">
            <text:p>18142.2</text:p>
          </table:table-cell>
          <table:table-cell office:value-type="float" office:value="14598.2" calcext:value-type="float">
            <text:p>14598.2</text:p>
          </table:table-cell>
          <table:table-cell table:number-columns-repeated="2"/>
          <table:table-cell office:value-type="float" office:value="0.937" calcext:value-type="float">
            <text:p>0.937</text:p>
          </table:table-cell>
          <table:table-cell table:number-columns-repeated="2"/>
          <table:table-cell office:value-type="float" office:value="14598.2" calcext:value-type="float">
            <text:p>14598.2</text:p>
          </table:table-cell>
          <table:table-cell office:value-type="float" office:value="0.937" calcext:value-type="float">
            <text:p>0.937</text:p>
          </table:table-cell>
          <table:table-cell table:formula="of:=[.M939]/56708" office:value-type="float" office:value="0.257427523453481" calcext:value-type="float">
            <text:p>0.257427523453481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39332" calcext:value-type="float">
            <text:p>0.9393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092.8" calcext:value-type="float">
            <text:p>18092.8</text:p>
          </table:table-cell>
          <table:table-cell office:value-type="float" office:value="14548.8" calcext:value-type="float">
            <text:p>14548.8</text:p>
          </table:table-cell>
          <table:table-cell table:number-columns-repeated="2"/>
          <table:table-cell office:value-type="float" office:value="0.938" calcext:value-type="float">
            <text:p>0.938</text:p>
          </table:table-cell>
          <table:table-cell table:number-columns-repeated="2"/>
          <table:table-cell office:value-type="float" office:value="14548.8" calcext:value-type="float">
            <text:p>14548.8</text:p>
          </table:table-cell>
          <table:table-cell office:value-type="float" office:value="0.938" calcext:value-type="float">
            <text:p>0.938</text:p>
          </table:table-cell>
          <table:table-cell table:formula="of:=[.M940]/56708" office:value-type="float" office:value="0.256556394159554" calcext:value-type="float">
            <text:p>0.256556394159554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033" calcext:value-type="float">
            <text:p>0.9403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8043.4" calcext:value-type="float">
            <text:p>18043.4</text:p>
          </table:table-cell>
          <table:table-cell office:value-type="float" office:value="14499.4" calcext:value-type="float">
            <text:p>14499.4</text:p>
          </table:table-cell>
          <table:table-cell table:number-columns-repeated="2"/>
          <table:table-cell office:value-type="float" office:value="0.939" calcext:value-type="float">
            <text:p>0.939</text:p>
          </table:table-cell>
          <table:table-cell table:number-columns-repeated="2"/>
          <table:table-cell office:value-type="float" office:value="14499.4" calcext:value-type="float">
            <text:p>14499.4</text:p>
          </table:table-cell>
          <table:table-cell office:value-type="float" office:value="0.939" calcext:value-type="float">
            <text:p>0.939</text:p>
          </table:table-cell>
          <table:table-cell table:formula="of:=[.M941]/56708" office:value-type="float" office:value="0.255685264865627" calcext:value-type="float">
            <text:p>0.25568526486562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1329" calcext:value-type="float">
            <text:p>0.9413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994" calcext:value-type="float">
            <text:p>17994</text:p>
          </table:table-cell>
          <table:table-cell office:value-type="float" office:value="14450" calcext:value-type="float">
            <text:p>1445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table:number-columns-repeated="2"/>
          <table:table-cell office:value-type="float" office:value="14450" calcext:value-type="float">
            <text:p>14450</text:p>
          </table:table-cell>
          <table:table-cell office:value-type="float" office:value="0.94" calcext:value-type="float">
            <text:p>0.94</text:p>
          </table:table-cell>
          <table:table-cell table:formula="of:=[.M942]/56708" office:value-type="float" office:value="0.254814135571701" calcext:value-type="float">
            <text:p>0.254814135571701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2327" calcext:value-type="float">
            <text:p>0.9423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944.6" calcext:value-type="float">
            <text:p>17944.6</text:p>
          </table:table-cell>
          <table:table-cell office:value-type="float" office:value="14400.6" calcext:value-type="float">
            <text:p>14400.6</text:p>
          </table:table-cell>
          <table:table-cell table:number-columns-repeated="2"/>
          <table:table-cell office:value-type="float" office:value="0.941" calcext:value-type="float">
            <text:p>0.941</text:p>
          </table:table-cell>
          <table:table-cell table:number-columns-repeated="2"/>
          <table:table-cell office:value-type="float" office:value="14400.6" calcext:value-type="float">
            <text:p>14400.6</text:p>
          </table:table-cell>
          <table:table-cell office:value-type="float" office:value="0.941" calcext:value-type="float">
            <text:p>0.941</text:p>
          </table:table-cell>
          <table:table-cell table:formula="of:=[.M943]/56708" office:value-type="float" office:value="0.253943006277774" calcext:value-type="float">
            <text:p>0.25394300627777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3326" calcext:value-type="float">
            <text:p>0.94332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895.2" calcext:value-type="float">
            <text:p>17895.2</text:p>
          </table:table-cell>
          <table:table-cell office:value-type="float" office:value="14351.2" calcext:value-type="float">
            <text:p>14351.2</text:p>
          </table:table-cell>
          <table:table-cell table:number-columns-repeated="2"/>
          <table:table-cell office:value-type="float" office:value="0.942" calcext:value-type="float">
            <text:p>0.942</text:p>
          </table:table-cell>
          <table:table-cell table:number-columns-repeated="2"/>
          <table:table-cell office:value-type="float" office:value="14351.2" calcext:value-type="float">
            <text:p>14351.2</text:p>
          </table:table-cell>
          <table:table-cell office:value-type="float" office:value="0.942" calcext:value-type="float">
            <text:p>0.942</text:p>
          </table:table-cell>
          <table:table-cell table:formula="of:=[.M944]/56708" office:value-type="float" office:value="0.253071876983847" calcext:value-type="float">
            <text:p>0.253071876983847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4325" calcext:value-type="float">
            <text:p>0.9443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845.8" calcext:value-type="float">
            <text:p>17845.8</text:p>
          </table:table-cell>
          <table:table-cell office:value-type="float" office:value="14301.8" calcext:value-type="float">
            <text:p>14301.8</text:p>
          </table:table-cell>
          <table:table-cell table:number-columns-repeated="2"/>
          <table:table-cell office:value-type="float" office:value="0.943" calcext:value-type="float">
            <text:p>0.943</text:p>
          </table:table-cell>
          <table:table-cell table:number-columns-repeated="2"/>
          <table:table-cell office:value-type="float" office:value="14301.8" calcext:value-type="float">
            <text:p>14301.8</text:p>
          </table:table-cell>
          <table:table-cell office:value-type="float" office:value="0.943" calcext:value-type="float">
            <text:p>0.943</text:p>
          </table:table-cell>
          <table:table-cell table:formula="of:=[.M945]/56708" office:value-type="float" office:value="0.25220074768992" calcext:value-type="float">
            <text:p>0.25220074768992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5323" calcext:value-type="float">
            <text:p>0.9453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796.4" calcext:value-type="float">
            <text:p>17796.4</text:p>
          </table:table-cell>
          <table:table-cell office:value-type="float" office:value="14252.4" calcext:value-type="float">
            <text:p>14252.4</text:p>
          </table:table-cell>
          <table:table-cell table:number-columns-repeated="2"/>
          <table:table-cell office:value-type="float" office:value="0.944" calcext:value-type="float">
            <text:p>0.944</text:p>
          </table:table-cell>
          <table:table-cell table:number-columns-repeated="2"/>
          <table:table-cell office:value-type="float" office:value="14252.4" calcext:value-type="float">
            <text:p>14252.4</text:p>
          </table:table-cell>
          <table:table-cell office:value-type="float" office:value="0.944" calcext:value-type="float">
            <text:p>0.944</text:p>
          </table:table-cell>
          <table:table-cell table:formula="of:=[.M946]/56708" office:value-type="float" office:value="0.251329618395993" calcext:value-type="float">
            <text:p>0.251329618395993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6322" calcext:value-type="float">
            <text:p>0.94632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747" calcext:value-type="float">
            <text:p>17747</text:p>
          </table:table-cell>
          <table:table-cell office:value-type="float" office:value="14203" calcext:value-type="float">
            <text:p>14203</text:p>
          </table:table-cell>
          <table:table-cell table:number-columns-repeated="2"/>
          <table:table-cell office:value-type="float" office:value="0.945" calcext:value-type="float">
            <text:p>0.945</text:p>
          </table:table-cell>
          <table:table-cell table:number-columns-repeated="2"/>
          <table:table-cell office:value-type="float" office:value="14203" calcext:value-type="float">
            <text:p>14203</text:p>
          </table:table-cell>
          <table:table-cell office:value-type="float" office:value="0.945" calcext:value-type="float">
            <text:p>0.945</text:p>
          </table:table-cell>
          <table:table-cell table:formula="of:=[.M947]/56708" office:value-type="float" office:value="0.250458489102067" calcext:value-type="float">
            <text:p>0.250458489102067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732" calcext:value-type="float">
            <text:p>0.9473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697.6" calcext:value-type="float">
            <text:p>17697.6</text:p>
          </table:table-cell>
          <table:table-cell office:value-type="float" office:value="14153.6" calcext:value-type="float">
            <text:p>14153.6</text:p>
          </table:table-cell>
          <table:table-cell table:number-columns-repeated="2"/>
          <table:table-cell office:value-type="float" office:value="0.946" calcext:value-type="float">
            <text:p>0.946</text:p>
          </table:table-cell>
          <table:table-cell table:number-columns-repeated="2"/>
          <table:table-cell office:value-type="float" office:value="14153.6" calcext:value-type="float">
            <text:p>14153.6</text:p>
          </table:table-cell>
          <table:table-cell office:value-type="float" office:value="0.946" calcext:value-type="float">
            <text:p>0.946</text:p>
          </table:table-cell>
          <table:table-cell table:formula="of:=[.M948]/56708" office:value-type="float" office:value="0.24958735980814" calcext:value-type="float">
            <text:p>0.24958735980814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8319" calcext:value-type="float">
            <text:p>0.94831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648.2" calcext:value-type="float">
            <text:p>17648.2</text:p>
          </table:table-cell>
          <table:table-cell office:value-type="float" office:value="14104.2" calcext:value-type="float">
            <text:p>14104.2</text:p>
          </table:table-cell>
          <table:table-cell table:number-columns-repeated="2"/>
          <table:table-cell office:value-type="float" office:value="0.947" calcext:value-type="float">
            <text:p>0.947</text:p>
          </table:table-cell>
          <table:table-cell table:number-columns-repeated="2"/>
          <table:table-cell office:value-type="float" office:value="14104.2" calcext:value-type="float">
            <text:p>14104.2</text:p>
          </table:table-cell>
          <table:table-cell office:value-type="float" office:value="0.947" calcext:value-type="float">
            <text:p>0.947</text:p>
          </table:table-cell>
          <table:table-cell table:formula="of:=[.M949]/56708" office:value-type="float" office:value="0.248716230514213" calcext:value-type="float">
            <text:p>0.248716230514213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49318" calcext:value-type="float">
            <text:p>0.94931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598.8" calcext:value-type="float">
            <text:p>17598.8</text:p>
          </table:table-cell>
          <table:table-cell office:value-type="float" office:value="14054.8" calcext:value-type="float">
            <text:p>14054.8</text:p>
          </table:table-cell>
          <table:table-cell table:number-columns-repeated="2"/>
          <table:table-cell office:value-type="float" office:value="0.948" calcext:value-type="float">
            <text:p>0.948</text:p>
          </table:table-cell>
          <table:table-cell table:number-columns-repeated="2"/>
          <table:table-cell office:value-type="float" office:value="14054.8" calcext:value-type="float">
            <text:p>14054.8</text:p>
          </table:table-cell>
          <table:table-cell office:value-type="float" office:value="0.948" calcext:value-type="float">
            <text:p>0.948</text:p>
          </table:table-cell>
          <table:table-cell table:formula="of:=[.M950]/56708" office:value-type="float" office:value="0.247845101220286" calcext:value-type="float">
            <text:p>0.247845101220286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0316" calcext:value-type="float">
            <text:p>0.95031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549.4" calcext:value-type="float">
            <text:p>17549.4</text:p>
          </table:table-cell>
          <table:table-cell office:value-type="float" office:value="14005.4" calcext:value-type="float">
            <text:p>14005.4</text:p>
          </table:table-cell>
          <table:table-cell table:number-columns-repeated="2"/>
          <table:table-cell office:value-type="float" office:value="0.949" calcext:value-type="float">
            <text:p>0.949</text:p>
          </table:table-cell>
          <table:table-cell table:number-columns-repeated="2"/>
          <table:table-cell office:value-type="float" office:value="14005.4" calcext:value-type="float">
            <text:p>14005.4</text:p>
          </table:table-cell>
          <table:table-cell office:value-type="float" office:value="0.949" calcext:value-type="float">
            <text:p>0.949</text:p>
          </table:table-cell>
          <table:table-cell table:formula="of:=[.M951]/56708" office:value-type="float" office:value="0.24697397192636" calcext:value-type="float">
            <text:p>0.2469739719263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1315" calcext:value-type="float">
            <text:p>0.95131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500" calcext:value-type="float">
            <text:p>17500</text:p>
          </table:table-cell>
          <table:table-cell office:value-type="float" office:value="13956" calcext:value-type="float">
            <text:p>13956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13956" calcext:value-type="float">
            <text:p>13956</text:p>
          </table:table-cell>
          <table:table-cell office:value-type="float" office:value="0.95" calcext:value-type="float">
            <text:p>0.95</text:p>
          </table:table-cell>
          <table:table-cell table:formula="of:=[.M952]/56708" office:value-type="float" office:value="0.246102842632433" calcext:value-type="float">
            <text:p>0.246102842632433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2313" calcext:value-type="float">
            <text:p>0.95231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469.3" calcext:value-type="float">
            <text:p>17469.3</text:p>
          </table:table-cell>
          <table:table-cell office:value-type="float" office:value="13925.3" calcext:value-type="float">
            <text:p>13925.3</text:p>
          </table:table-cell>
          <table:table-cell table:number-columns-repeated="2"/>
          <table:table-cell office:value-type="float" office:value="0.951" calcext:value-type="float">
            <text:p>0.951</text:p>
          </table:table-cell>
          <table:table-cell table:number-columns-repeated="2"/>
          <table:table-cell office:value-type="float" office:value="13925.3" calcext:value-type="float">
            <text:p>13925.3</text:p>
          </table:table-cell>
          <table:table-cell office:value-type="float" office:value="0.951" calcext:value-type="float">
            <text:p>0.951</text:p>
          </table:table-cell>
          <table:table-cell table:formula="of:=[.M953]/56708" office:value-type="float" office:value="0.245561472808069" calcext:value-type="float">
            <text:p>0.245561472808069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3312" calcext:value-type="float">
            <text:p>0.95331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438.6" calcext:value-type="float">
            <text:p>17438.6</text:p>
          </table:table-cell>
          <table:table-cell office:value-type="float" office:value="13894.6" calcext:value-type="float">
            <text:p>13894.6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table:number-columns-repeated="2"/>
          <table:table-cell office:value-type="float" office:value="13894.6" calcext:value-type="float">
            <text:p>13894.6</text:p>
          </table:table-cell>
          <table:table-cell office:value-type="float" office:value="0.952" calcext:value-type="float">
            <text:p>0.952</text:p>
          </table:table-cell>
          <table:table-cell table:formula="of:=[.M954]/56708" office:value-type="float" office:value="0.245020102983706" calcext:value-type="float">
            <text:p>0.245020102983706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4311" calcext:value-type="float">
            <text:p>0.95431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407.9" calcext:value-type="float">
            <text:p>17407.9</text:p>
          </table:table-cell>
          <table:table-cell office:value-type="float" office:value="13863.9" calcext:value-type="float">
            <text:p>13863.9</text:p>
          </table:table-cell>
          <table:table-cell table:number-columns-repeated="2"/>
          <table:table-cell office:value-type="float" office:value="0.953" calcext:value-type="float">
            <text:p>0.953</text:p>
          </table:table-cell>
          <table:table-cell table:number-columns-repeated="2"/>
          <table:table-cell office:value-type="float" office:value="13863.9" calcext:value-type="float">
            <text:p>13863.9</text:p>
          </table:table-cell>
          <table:table-cell office:value-type="float" office:value="0.953" calcext:value-type="float">
            <text:p>0.953</text:p>
          </table:table-cell>
          <table:table-cell table:formula="of:=[.M955]/56708" office:value-type="float" office:value="0.244478733159343" calcext:value-type="float">
            <text:p>0.244478733159343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5309" calcext:value-type="float">
            <text:p>0.95530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377.2" calcext:value-type="float">
            <text:p>17377.2</text:p>
          </table:table-cell>
          <table:table-cell office:value-type="float" office:value="13833.2" calcext:value-type="float">
            <text:p>13833.2</text:p>
          </table:table-cell>
          <table:table-cell table:number-columns-repeated="2"/>
          <table:table-cell office:value-type="float" office:value="0.954" calcext:value-type="float">
            <text:p>0.954</text:p>
          </table:table-cell>
          <table:table-cell table:number-columns-repeated="2"/>
          <table:table-cell office:value-type="float" office:value="13833.2" calcext:value-type="float">
            <text:p>13833.2</text:p>
          </table:table-cell>
          <table:table-cell office:value-type="float" office:value="0.954" calcext:value-type="float">
            <text:p>0.954</text:p>
          </table:table-cell>
          <table:table-cell table:formula="of:=[.M956]/56708" office:value-type="float" office:value="0.243937363334979" calcext:value-type="float">
            <text:p>0.243937363334979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6308" calcext:value-type="float">
            <text:p>0.95630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346.4" calcext:value-type="float">
            <text:p>17346.4</text:p>
          </table:table-cell>
          <table:table-cell office:value-type="float" office:value="13802.4" calcext:value-type="float">
            <text:p>13802.4</text:p>
          </table:table-cell>
          <table:table-cell table:number-columns-repeated="2"/>
          <table:table-cell office:value-type="float" office:value="0.955" calcext:value-type="float">
            <text:p>0.955</text:p>
          </table:table-cell>
          <table:table-cell table:number-columns-repeated="2"/>
          <table:table-cell office:value-type="float" office:value="13802.4" calcext:value-type="float">
            <text:p>13802.4</text:p>
          </table:table-cell>
          <table:table-cell office:value-type="float" office:value="0.955" calcext:value-type="float">
            <text:p>0.955</text:p>
          </table:table-cell>
          <table:table-cell table:formula="of:=[.M957]/56708" office:value-type="float" office:value="0.243394230090992" calcext:value-type="float">
            <text:p>0.243394230090992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7307" calcext:value-type="float">
            <text:p>0.95730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315.7" calcext:value-type="float">
            <text:p>17315.7</text:p>
          </table:table-cell>
          <table:table-cell office:value-type="float" office:value="13771.7" calcext:value-type="float">
            <text:p>13771.7</text:p>
          </table:table-cell>
          <table:table-cell table:number-columns-repeated="2"/>
          <table:table-cell office:value-type="float" office:value="0.956" calcext:value-type="float">
            <text:p>0.956</text:p>
          </table:table-cell>
          <table:table-cell table:number-columns-repeated="2"/>
          <table:table-cell office:value-type="float" office:value="13771.7" calcext:value-type="float">
            <text:p>13771.7</text:p>
          </table:table-cell>
          <table:table-cell office:value-type="float" office:value="0.956" calcext:value-type="float">
            <text:p>0.956</text:p>
          </table:table-cell>
          <table:table-cell table:formula="of:=[.M958]/56708" office:value-type="float" office:value="0.242852860266629" calcext:value-type="float">
            <text:p>0.242852860266629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8305" calcext:value-type="float">
            <text:p>0.95830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285" calcext:value-type="float">
            <text:p>17285</text:p>
          </table:table-cell>
          <table:table-cell office:value-type="float" office:value="13741" calcext:value-type="float">
            <text:p>13741</text:p>
          </table:table-cell>
          <table:table-cell table:number-columns-repeated="2"/>
          <table:table-cell office:value-type="float" office:value="0.957" calcext:value-type="float">
            <text:p>0.957</text:p>
          </table:table-cell>
          <table:table-cell table:number-columns-repeated="2"/>
          <table:table-cell office:value-type="float" office:value="13741" calcext:value-type="float">
            <text:p>13741</text:p>
          </table:table-cell>
          <table:table-cell office:value-type="float" office:value="0.957" calcext:value-type="float">
            <text:p>0.957</text:p>
          </table:table-cell>
          <table:table-cell table:formula="of:=[.M959]/56708" office:value-type="float" office:value="0.242311490442266" calcext:value-type="float">
            <text:p>0.242311490442266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9304" calcext:value-type="float">
            <text:p>0.95930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254.3" calcext:value-type="float">
            <text:p>17254.3</text:p>
          </table:table-cell>
          <table:table-cell office:value-type="float" office:value="13710.3" calcext:value-type="float">
            <text:p>13710.3</text:p>
          </table:table-cell>
          <table:table-cell table:number-columns-repeated="2"/>
          <table:table-cell office:value-type="float" office:value="0.958" calcext:value-type="float">
            <text:p>0.958</text:p>
          </table:table-cell>
          <table:table-cell table:number-columns-repeated="2"/>
          <table:table-cell office:value-type="float" office:value="13710.3" calcext:value-type="float">
            <text:p>13710.3</text:p>
          </table:table-cell>
          <table:table-cell office:value-type="float" office:value="0.958" calcext:value-type="float">
            <text:p>0.958</text:p>
          </table:table-cell>
          <table:table-cell table:formula="of:=[.M960]/56708" office:value-type="float" office:value="0.241770120617902" calcext:value-type="float">
            <text:p>0.241770120617902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0303" calcext:value-type="float">
            <text:p>0.96030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223.6" calcext:value-type="float">
            <text:p>17223.6</text:p>
          </table:table-cell>
          <table:table-cell office:value-type="float" office:value="13679.6" calcext:value-type="float">
            <text:p>13679.6</text:p>
          </table:table-cell>
          <table:table-cell table:number-columns-repeated="2"/>
          <table:table-cell office:value-type="float" office:value="0.959" calcext:value-type="float">
            <text:p>0.959</text:p>
          </table:table-cell>
          <table:table-cell table:number-columns-repeated="2"/>
          <table:table-cell office:value-type="float" office:value="13679.6" calcext:value-type="float">
            <text:p>13679.6</text:p>
          </table:table-cell>
          <table:table-cell office:value-type="float" office:value="0.959" calcext:value-type="float">
            <text:p>0.959</text:p>
          </table:table-cell>
          <table:table-cell table:formula="of:=[.M961]/56708" office:value-type="float" office:value="0.241228750793539" calcext:value-type="float">
            <text:p>0.24122875079353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1301" calcext:value-type="float">
            <text:p>0.96130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192.9" calcext:value-type="float">
            <text:p>17192.9</text:p>
          </table:table-cell>
          <table:table-cell office:value-type="float" office:value="13648.9" calcext:value-type="float">
            <text:p>13648.9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13648.9" calcext:value-type="float">
            <text:p>13648.9</text:p>
          </table:table-cell>
          <table:table-cell office:value-type="float" office:value="0.96" calcext:value-type="float">
            <text:p>0.96</text:p>
          </table:table-cell>
          <table:table-cell table:formula="of:=[.M962]/56708" office:value-type="float" office:value="0.240687380969175" calcext:value-type="float">
            <text:p>0.240687380969175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23" calcext:value-type="float">
            <text:p>0.962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162.2" calcext:value-type="float">
            <text:p>17162.2</text:p>
          </table:table-cell>
          <table:table-cell office:value-type="float" office:value="13618.2" calcext:value-type="float">
            <text:p>13618.2</text:p>
          </table:table-cell>
          <table:table-cell table:number-columns-repeated="2"/>
          <table:table-cell office:value-type="float" office:value="0.961" calcext:value-type="float">
            <text:p>0.961</text:p>
          </table:table-cell>
          <table:table-cell table:number-columns-repeated="2"/>
          <table:table-cell office:value-type="float" office:value="13618.2" calcext:value-type="float">
            <text:p>13618.2</text:p>
          </table:table-cell>
          <table:table-cell office:value-type="float" office:value="0.961" calcext:value-type="float">
            <text:p>0.961</text:p>
          </table:table-cell>
          <table:table-cell table:formula="of:=[.M963]/56708" office:value-type="float" office:value="0.240146011144812" calcext:value-type="float">
            <text:p>0.240146011144812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3298" calcext:value-type="float">
            <text:p>0.96329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131.5" calcext:value-type="float">
            <text:p>17131.5</text:p>
          </table:table-cell>
          <table:table-cell office:value-type="float" office:value="13587.5" calcext:value-type="float">
            <text:p>13587.5</text:p>
          </table:table-cell>
          <table:table-cell table:number-columns-repeated="2"/>
          <table:table-cell office:value-type="float" office:value="0.962" calcext:value-type="float">
            <text:p>0.962</text:p>
          </table:table-cell>
          <table:table-cell table:number-columns-repeated="2"/>
          <table:table-cell office:value-type="float" office:value="13587.5" calcext:value-type="float">
            <text:p>13587.5</text:p>
          </table:table-cell>
          <table:table-cell office:value-type="float" office:value="0.962" calcext:value-type="float">
            <text:p>0.962</text:p>
          </table:table-cell>
          <table:table-cell table:formula="of:=[.M964]/56708" office:value-type="float" office:value="0.239604641320449" calcext:value-type="float">
            <text:p>0.239604641320449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4297" calcext:value-type="float">
            <text:p>0.96429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100.7" calcext:value-type="float">
            <text:p>17100.7</text:p>
          </table:table-cell>
          <table:table-cell office:value-type="float" office:value="13556.7" calcext:value-type="float">
            <text:p>13556.7</text:p>
          </table:table-cell>
          <table:table-cell table:number-columns-repeated="2"/>
          <table:table-cell office:value-type="float" office:value="0.963" calcext:value-type="float">
            <text:p>0.963</text:p>
          </table:table-cell>
          <table:table-cell table:number-columns-repeated="2"/>
          <table:table-cell office:value-type="float" office:value="13556.7" calcext:value-type="float">
            <text:p>13556.7</text:p>
          </table:table-cell>
          <table:table-cell office:value-type="float" office:value="0.963" calcext:value-type="float">
            <text:p>0.963</text:p>
          </table:table-cell>
          <table:table-cell table:formula="of:=[.M965]/56708" office:value-type="float" office:value="0.239061508076462" calcext:value-type="float">
            <text:p>0.239061508076462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5296" calcext:value-type="float">
            <text:p>0.96529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070" calcext:value-type="float">
            <text:p>17070</text:p>
          </table:table-cell>
          <table:table-cell office:value-type="float" office:value="13526" calcext:value-type="float">
            <text:p>13526</text:p>
          </table:table-cell>
          <table:table-cell table:number-columns-repeated="2"/>
          <table:table-cell office:value-type="float" office:value="0.964" calcext:value-type="float">
            <text:p>0.964</text:p>
          </table:table-cell>
          <table:table-cell table:number-columns-repeated="2"/>
          <table:table-cell office:value-type="float" office:value="13526" calcext:value-type="float">
            <text:p>13526</text:p>
          </table:table-cell>
          <table:table-cell office:value-type="float" office:value="0.964" calcext:value-type="float">
            <text:p>0.964</text:p>
          </table:table-cell>
          <table:table-cell table:formula="of:=[.M966]/56708" office:value-type="float" office:value="0.238520138252098" calcext:value-type="float">
            <text:p>0.238520138252098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6294" calcext:value-type="float">
            <text:p>0.96629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039.3" calcext:value-type="float">
            <text:p>17039.3</text:p>
          </table:table-cell>
          <table:table-cell office:value-type="float" office:value="13495.3" calcext:value-type="float">
            <text:p>13495.3</text:p>
          </table:table-cell>
          <table:table-cell table:number-columns-repeated="2"/>
          <table:table-cell office:value-type="float" office:value="0.965" calcext:value-type="float">
            <text:p>0.965</text:p>
          </table:table-cell>
          <table:table-cell table:number-columns-repeated="2"/>
          <table:table-cell office:value-type="float" office:value="13495.3" calcext:value-type="float">
            <text:p>13495.3</text:p>
          </table:table-cell>
          <table:table-cell office:value-type="float" office:value="0.965" calcext:value-type="float">
            <text:p>0.965</text:p>
          </table:table-cell>
          <table:table-cell table:formula="of:=[.M967]/56708" office:value-type="float" office:value="0.237978768427735" calcext:value-type="float">
            <text:p>0.237978768427735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7293" calcext:value-type="float">
            <text:p>0.96729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7008.6" calcext:value-type="float">
            <text:p>17008.6</text:p>
          </table:table-cell>
          <table:table-cell office:value-type="float" office:value="13464.6" calcext:value-type="float">
            <text:p>13464.6</text:p>
          </table:table-cell>
          <table:table-cell table:number-columns-repeated="2"/>
          <table:table-cell office:value-type="float" office:value="0.966" calcext:value-type="float">
            <text:p>0.966</text:p>
          </table:table-cell>
          <table:table-cell table:number-columns-repeated="2"/>
          <table:table-cell office:value-type="float" office:value="13464.6" calcext:value-type="float">
            <text:p>13464.6</text:p>
          </table:table-cell>
          <table:table-cell office:value-type="float" office:value="0.966" calcext:value-type="float">
            <text:p>0.966</text:p>
          </table:table-cell>
          <table:table-cell table:formula="of:=[.M968]/56708" office:value-type="float" office:value="0.237437398603372" calcext:value-type="float">
            <text:p>0.237437398603372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8292" calcext:value-type="float">
            <text:p>0.96829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977.9" calcext:value-type="float">
            <text:p>16977.9</text:p>
          </table:table-cell>
          <table:table-cell office:value-type="float" office:value="13433.9" calcext:value-type="float">
            <text:p>13433.9</text:p>
          </table:table-cell>
          <table:table-cell table:number-columns-repeated="2"/>
          <table:table-cell office:value-type="float" office:value="0.967" calcext:value-type="float">
            <text:p>0.967</text:p>
          </table:table-cell>
          <table:table-cell table:number-columns-repeated="2"/>
          <table:table-cell office:value-type="float" office:value="13433.9" calcext:value-type="float">
            <text:p>13433.9</text:p>
          </table:table-cell>
          <table:table-cell office:value-type="float" office:value="0.967" calcext:value-type="float">
            <text:p>0.967</text:p>
          </table:table-cell>
          <table:table-cell table:formula="of:=[.M969]/56708" office:value-type="float" office:value="0.236896028779008" calcext:value-type="float">
            <text:p>0.236896028779008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6929" calcext:value-type="float">
            <text:p>0.9692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947.2" calcext:value-type="float">
            <text:p>16947.2</text:p>
          </table:table-cell>
          <table:table-cell office:value-type="float" office:value="13403.2" calcext:value-type="float">
            <text:p>13403.2</text:p>
          </table:table-cell>
          <table:table-cell table:number-columns-repeated="2"/>
          <table:table-cell office:value-type="float" office:value="0.968" calcext:value-type="float">
            <text:p>0.968</text:p>
          </table:table-cell>
          <table:table-cell table:number-columns-repeated="2"/>
          <table:table-cell office:value-type="float" office:value="13403.2" calcext:value-type="float">
            <text:p>13403.2</text:p>
          </table:table-cell>
          <table:table-cell office:value-type="float" office:value="0.968" calcext:value-type="float">
            <text:p>0.968</text:p>
          </table:table-cell>
          <table:table-cell table:formula="of:=[.M970]/56708" office:value-type="float" office:value="0.236354658954645" calcext:value-type="float">
            <text:p>0.236354658954645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0289" calcext:value-type="float">
            <text:p>0.97028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916.5" calcext:value-type="float">
            <text:p>16916.5</text:p>
          </table:table-cell>
          <table:table-cell office:value-type="float" office:value="13372.5" calcext:value-type="float">
            <text:p>13372.5</text:p>
          </table:table-cell>
          <table:table-cell table:number-columns-repeated="2"/>
          <table:table-cell office:value-type="float" office:value="0.969" calcext:value-type="float">
            <text:p>0.969</text:p>
          </table:table-cell>
          <table:table-cell table:number-columns-repeated="2"/>
          <table:table-cell office:value-type="float" office:value="13372.5" calcext:value-type="float">
            <text:p>13372.5</text:p>
          </table:table-cell>
          <table:table-cell office:value-type="float" office:value="0.969" calcext:value-type="float">
            <text:p>0.969</text:p>
          </table:table-cell>
          <table:table-cell table:formula="of:=[.M971]/56708" office:value-type="float" office:value="0.235813289130281" calcext:value-type="float">
            <text:p>0.23581328913028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1288" calcext:value-type="float">
            <text:p>0.97128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885.8" calcext:value-type="float">
            <text:p>16885.8</text:p>
          </table:table-cell>
          <table:table-cell office:value-type="float" office:value="13341.8" calcext:value-type="float">
            <text:p>13341.8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table:number-columns-repeated="2"/>
          <table:table-cell office:value-type="float" office:value="13341.8" calcext:value-type="float">
            <text:p>13341.8</text:p>
          </table:table-cell>
          <table:table-cell office:value-type="float" office:value="0.97" calcext:value-type="float">
            <text:p>0.97</text:p>
          </table:table-cell>
          <table:table-cell table:formula="of:=[.M972]/56708" office:value-type="float" office:value="0.235271919305918" calcext:value-type="float">
            <text:p>0.235271919305918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2287" calcext:value-type="float">
            <text:p>0.97228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855" calcext:value-type="float">
            <text:p>16855</text:p>
          </table:table-cell>
          <table:table-cell office:value-type="float" office:value="13311" calcext:value-type="float">
            <text:p>13311</text:p>
          </table:table-cell>
          <table:table-cell table:number-columns-repeated="2"/>
          <table:table-cell office:value-type="float" office:value="0.971" calcext:value-type="float">
            <text:p>0.971</text:p>
          </table:table-cell>
          <table:table-cell table:number-columns-repeated="2"/>
          <table:table-cell office:value-type="float" office:value="13311" calcext:value-type="float">
            <text:p>13311</text:p>
          </table:table-cell>
          <table:table-cell office:value-type="float" office:value="0.971" calcext:value-type="float">
            <text:p>0.971</text:p>
          </table:table-cell>
          <table:table-cell table:formula="of:=[.M973]/56708" office:value-type="float" office:value="0.234728786061931" calcext:value-type="float">
            <text:p>0.234728786061931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3285" calcext:value-type="float">
            <text:p>0.97328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824.3" calcext:value-type="float">
            <text:p>16824.3</text:p>
          </table:table-cell>
          <table:table-cell office:value-type="float" office:value="13280.3" calcext:value-type="float">
            <text:p>13280.3</text:p>
          </table:table-cell>
          <table:table-cell table:number-columns-repeated="2"/>
          <table:table-cell office:value-type="float" office:value="0.972" calcext:value-type="float">
            <text:p>0.972</text:p>
          </table:table-cell>
          <table:table-cell table:number-columns-repeated="2"/>
          <table:table-cell office:value-type="float" office:value="13280.3" calcext:value-type="float">
            <text:p>13280.3</text:p>
          </table:table-cell>
          <table:table-cell office:value-type="float" office:value="0.972" calcext:value-type="float">
            <text:p>0.972</text:p>
          </table:table-cell>
          <table:table-cell table:formula="of:=[.M974]/56708" office:value-type="float" office:value="0.234187416237568" calcext:value-type="float">
            <text:p>0.234187416237568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4284" calcext:value-type="float">
            <text:p>0.97428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793.6" calcext:value-type="float">
            <text:p>16793.6</text:p>
          </table:table-cell>
          <table:table-cell office:value-type="float" office:value="13249.6" calcext:value-type="float">
            <text:p>13249.6</text:p>
          </table:table-cell>
          <table:table-cell table:number-columns-repeated="2"/>
          <table:table-cell office:value-type="float" office:value="0.973" calcext:value-type="float">
            <text:p>0.973</text:p>
          </table:table-cell>
          <table:table-cell table:number-columns-repeated="2"/>
          <table:table-cell office:value-type="float" office:value="13249.6" calcext:value-type="float">
            <text:p>13249.6</text:p>
          </table:table-cell>
          <table:table-cell office:value-type="float" office:value="0.973" calcext:value-type="float">
            <text:p>0.973</text:p>
          </table:table-cell>
          <table:table-cell table:formula="of:=[.M975]/56708" office:value-type="float" office:value="0.233646046413204" calcext:value-type="float">
            <text:p>0.233646046413204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5282" calcext:value-type="float">
            <text:p>0.97528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762.9" calcext:value-type="float">
            <text:p>16762.9</text:p>
          </table:table-cell>
          <table:table-cell office:value-type="float" office:value="13218.9" calcext:value-type="float">
            <text:p>13218.9</text:p>
          </table:table-cell>
          <table:table-cell table:number-columns-repeated="2"/>
          <table:table-cell office:value-type="float" office:value="0.974" calcext:value-type="float">
            <text:p>0.974</text:p>
          </table:table-cell>
          <table:table-cell table:number-columns-repeated="2"/>
          <table:table-cell office:value-type="float" office:value="13218.9" calcext:value-type="float">
            <text:p>13218.9</text:p>
          </table:table-cell>
          <table:table-cell office:value-type="float" office:value="0.974" calcext:value-type="float">
            <text:p>0.974</text:p>
          </table:table-cell>
          <table:table-cell table:formula="of:=[.M976]/56708" office:value-type="float" office:value="0.233104676588841" calcext:value-type="float">
            <text:p>0.233104676588841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6281" calcext:value-type="float">
            <text:p>0.97628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732.2" calcext:value-type="float">
            <text:p>16732.2</text:p>
          </table:table-cell>
          <table:table-cell office:value-type="float" office:value="13188.2" calcext:value-type="float">
            <text:p>13188.2</text:p>
          </table:table-cell>
          <table:table-cell table:number-columns-repeated="2"/>
          <table:table-cell office:value-type="float" office:value="0.975" calcext:value-type="float">
            <text:p>0.975</text:p>
          </table:table-cell>
          <table:table-cell table:number-columns-repeated="2"/>
          <table:table-cell office:value-type="float" office:value="13188.2" calcext:value-type="float">
            <text:p>13188.2</text:p>
          </table:table-cell>
          <table:table-cell office:value-type="float" office:value="0.975" calcext:value-type="float">
            <text:p>0.975</text:p>
          </table:table-cell>
          <table:table-cell table:formula="of:=[.M977]/56708" office:value-type="float" office:value="0.232563306764478" calcext:value-type="float">
            <text:p>0.232563306764478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728" calcext:value-type="float">
            <text:p>0.9772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701.5" calcext:value-type="float">
            <text:p>16701.5</text:p>
          </table:table-cell>
          <table:table-cell office:value-type="float" office:value="13157.5" calcext:value-type="float">
            <text:p>13157.5</text:p>
          </table:table-cell>
          <table:table-cell table:number-columns-repeated="2"/>
          <table:table-cell office:value-type="float" office:value="0.976" calcext:value-type="float">
            <text:p>0.976</text:p>
          </table:table-cell>
          <table:table-cell table:number-columns-repeated="2"/>
          <table:table-cell office:value-type="float" office:value="13157.5" calcext:value-type="float">
            <text:p>13157.5</text:p>
          </table:table-cell>
          <table:table-cell office:value-type="float" office:value="0.976" calcext:value-type="float">
            <text:p>0.976</text:p>
          </table:table-cell>
          <table:table-cell table:formula="of:=[.M978]/56708" office:value-type="float" office:value="0.232021936940114" calcext:value-type="float">
            <text:p>0.232021936940114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8279" calcext:value-type="float">
            <text:p>0.97827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670.8" calcext:value-type="float">
            <text:p>16670.8</text:p>
          </table:table-cell>
          <table:table-cell office:value-type="float" office:value="13126.8" calcext:value-type="float">
            <text:p>13126.8</text:p>
          </table:table-cell>
          <table:table-cell table:number-columns-repeated="2"/>
          <table:table-cell office:value-type="float" office:value="0.977" calcext:value-type="float">
            <text:p>0.977</text:p>
          </table:table-cell>
          <table:table-cell table:number-columns-repeated="2"/>
          <table:table-cell office:value-type="float" office:value="13126.8" calcext:value-type="float">
            <text:p>13126.8</text:p>
          </table:table-cell>
          <table:table-cell office:value-type="float" office:value="0.977" calcext:value-type="float">
            <text:p>0.977</text:p>
          </table:table-cell>
          <table:table-cell table:formula="of:=[.M979]/56708" office:value-type="float" office:value="0.231480567115751" calcext:value-type="float">
            <text:p>0.231480567115751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79277" calcext:value-type="float">
            <text:p>0.97927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640.1" calcext:value-type="float">
            <text:p>16640.1</text:p>
          </table:table-cell>
          <table:table-cell office:value-type="float" office:value="13096.1" calcext:value-type="float">
            <text:p>13096.1</text:p>
          </table:table-cell>
          <table:table-cell table:number-columns-repeated="2"/>
          <table:table-cell office:value-type="float" office:value="0.978" calcext:value-type="float">
            <text:p>0.978</text:p>
          </table:table-cell>
          <table:table-cell table:number-columns-repeated="2"/>
          <table:table-cell office:value-type="float" office:value="13096.1" calcext:value-type="float">
            <text:p>13096.1</text:p>
          </table:table-cell>
          <table:table-cell office:value-type="float" office:value="0.978" calcext:value-type="float">
            <text:p>0.978</text:p>
          </table:table-cell>
          <table:table-cell table:formula="of:=[.M980]/56708" office:value-type="float" office:value="0.230939197291387" calcext:value-type="float">
            <text:p>0.230939197291387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0276" calcext:value-type="float">
            <text:p>0.98027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609.4" calcext:value-type="float">
            <text:p>16609.4</text:p>
          </table:table-cell>
          <table:table-cell office:value-type="float" office:value="13065.4" calcext:value-type="float">
            <text:p>13065.4</text:p>
          </table:table-cell>
          <table:table-cell table:number-columns-repeated="2"/>
          <table:table-cell office:value-type="float" office:value="0.979" calcext:value-type="float">
            <text:p>0.979</text:p>
          </table:table-cell>
          <table:table-cell table:number-columns-repeated="2"/>
          <table:table-cell office:value-type="float" office:value="13065.4" calcext:value-type="float">
            <text:p>13065.4</text:p>
          </table:table-cell>
          <table:table-cell office:value-type="float" office:value="0.979" calcext:value-type="float">
            <text:p>0.979</text:p>
          </table:table-cell>
          <table:table-cell table:formula="of:=[.M981]/56708" office:value-type="float" office:value="0.230397827467024" calcext:value-type="float">
            <text:p>0.23039782746702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1275" calcext:value-type="float">
            <text:p>0.98127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578.6" calcext:value-type="float">
            <text:p>16578.6</text:p>
          </table:table-cell>
          <table:table-cell office:value-type="float" office:value="13034.6" calcext:value-type="float">
            <text:p>13034.6</text:p>
          </table:table-cell>
          <table:table-cell table:number-columns-repeated="2"/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13034.6" calcext:value-type="float">
            <text:p>13034.6</text:p>
          </table:table-cell>
          <table:table-cell office:value-type="float" office:value="0.98" calcext:value-type="float">
            <text:p>0.98</text:p>
          </table:table-cell>
          <table:table-cell table:formula="of:=[.M982]/56708" office:value-type="float" office:value="0.229854694223037" calcext:value-type="float">
            <text:p>0.229854694223037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2273" calcext:value-type="float">
            <text:p>0.98227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547.9" calcext:value-type="float">
            <text:p>16547.9</text:p>
          </table:table-cell>
          <table:table-cell office:value-type="float" office:value="13003.9" calcext:value-type="float">
            <text:p>13003.9</text:p>
          </table:table-cell>
          <table:table-cell table:number-columns-repeated="2"/>
          <table:table-cell office:value-type="float" office:value="0.981" calcext:value-type="float">
            <text:p>0.981</text:p>
          </table:table-cell>
          <table:table-cell table:number-columns-repeated="2"/>
          <table:table-cell office:value-type="float" office:value="13003.9" calcext:value-type="float">
            <text:p>13003.9</text:p>
          </table:table-cell>
          <table:table-cell office:value-type="float" office:value="0.981" calcext:value-type="float">
            <text:p>0.981</text:p>
          </table:table-cell>
          <table:table-cell table:formula="of:=[.M983]/56708" office:value-type="float" office:value="0.229313324398674" calcext:value-type="float">
            <text:p>0.229313324398674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3272" calcext:value-type="float">
            <text:p>0.98327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517.2" calcext:value-type="float">
            <text:p>16517.2</text:p>
          </table:table-cell>
          <table:table-cell office:value-type="float" office:value="12973.2" calcext:value-type="float">
            <text:p>12973.2</text:p>
          </table:table-cell>
          <table:table-cell table:number-columns-repeated="2"/>
          <table:table-cell office:value-type="float" office:value="0.982" calcext:value-type="float">
            <text:p>0.982</text:p>
          </table:table-cell>
          <table:table-cell table:number-columns-repeated="2"/>
          <table:table-cell office:value-type="float" office:value="12973.2" calcext:value-type="float">
            <text:p>12973.2</text:p>
          </table:table-cell>
          <table:table-cell office:value-type="float" office:value="0.982" calcext:value-type="float">
            <text:p>0.982</text:p>
          </table:table-cell>
          <table:table-cell table:formula="of:=[.M984]/56708" office:value-type="float" office:value="0.22877195457431" calcext:value-type="float">
            <text:p>0.22877195457431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4271" calcext:value-type="float">
            <text:p>0.98427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486.5" calcext:value-type="float">
            <text:p>16486.5</text:p>
          </table:table-cell>
          <table:table-cell office:value-type="float" office:value="12942.5" calcext:value-type="float">
            <text:p>12942.5</text:p>
          </table:table-cell>
          <table:table-cell table:number-columns-repeated="2"/>
          <table:table-cell office:value-type="float" office:value="0.983" calcext:value-type="float">
            <text:p>0.983</text:p>
          </table:table-cell>
          <table:table-cell table:number-columns-repeated="2"/>
          <table:table-cell office:value-type="float" office:value="12942.5" calcext:value-type="float">
            <text:p>12942.5</text:p>
          </table:table-cell>
          <table:table-cell office:value-type="float" office:value="0.983" calcext:value-type="float">
            <text:p>0.983</text:p>
          </table:table-cell>
          <table:table-cell table:formula="of:=[.M985]/56708" office:value-type="float" office:value="0.228230584749947" calcext:value-type="float">
            <text:p>0.22823058474994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527" calcext:value-type="float">
            <text:p>0.9852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455.8" calcext:value-type="float">
            <text:p>16455.8</text:p>
          </table:table-cell>
          <table:table-cell office:value-type="float" office:value="12911.8" calcext:value-type="float">
            <text:p>12911.8</text:p>
          </table:table-cell>
          <table:table-cell table:number-columns-repeated="2"/>
          <table:table-cell office:value-type="float" office:value="0.984" calcext:value-type="float">
            <text:p>0.984</text:p>
          </table:table-cell>
          <table:table-cell table:number-columns-repeated="2"/>
          <table:table-cell office:value-type="float" office:value="12911.8" calcext:value-type="float">
            <text:p>12911.8</text:p>
          </table:table-cell>
          <table:table-cell office:value-type="float" office:value="0.984" calcext:value-type="float">
            <text:p>0.984</text:p>
          </table:table-cell>
          <table:table-cell table:formula="of:=[.M986]/56708" office:value-type="float" office:value="0.227689214925584" calcext:value-type="float">
            <text:p>0.227689214925584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6268" calcext:value-type="float">
            <text:p>0.98626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425.1" calcext:value-type="float">
            <text:p>16425.1</text:p>
          </table:table-cell>
          <table:table-cell office:value-type="float" office:value="12881.1" calcext:value-type="float">
            <text:p>12881.1</text:p>
          </table:table-cell>
          <table:table-cell table:number-columns-repeated="2"/>
          <table:table-cell office:value-type="float" office:value="0.985" calcext:value-type="float">
            <text:p>0.985</text:p>
          </table:table-cell>
          <table:table-cell table:number-columns-repeated="2"/>
          <table:table-cell office:value-type="float" office:value="12881.1" calcext:value-type="float">
            <text:p>12881.1</text:p>
          </table:table-cell>
          <table:table-cell office:value-type="float" office:value="0.985" calcext:value-type="float">
            <text:p>0.985</text:p>
          </table:table-cell>
          <table:table-cell table:formula="of:=[.M987]/56708" office:value-type="float" office:value="0.22714784510122" calcext:value-type="float">
            <text:p>0.22714784510122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7267" calcext:value-type="float">
            <text:p>0.98726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394.4" calcext:value-type="float">
            <text:p>16394.4</text:p>
          </table:table-cell>
          <table:table-cell office:value-type="float" office:value="12850.4" calcext:value-type="float">
            <text:p>12850.4</text:p>
          </table:table-cell>
          <table:table-cell table:number-columns-repeated="2"/>
          <table:table-cell office:value-type="float" office:value="0.986" calcext:value-type="float">
            <text:p>0.986</text:p>
          </table:table-cell>
          <table:table-cell table:number-columns-repeated="2"/>
          <table:table-cell office:value-type="float" office:value="12850.4" calcext:value-type="float">
            <text:p>12850.4</text:p>
          </table:table-cell>
          <table:table-cell office:value-type="float" office:value="0.986" calcext:value-type="float">
            <text:p>0.986</text:p>
          </table:table-cell>
          <table:table-cell table:formula="of:=[.M988]/56708" office:value-type="float" office:value="0.226606475276857" calcext:value-type="float">
            <text:p>0.226606475276857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8266" calcext:value-type="float">
            <text:p>0.988266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363.7" calcext:value-type="float">
            <text:p>16363.7</text:p>
          </table:table-cell>
          <table:table-cell office:value-type="float" office:value="12819.7" calcext:value-type="float">
            <text:p>12819.7</text:p>
          </table:table-cell>
          <table:table-cell table:number-columns-repeated="2"/>
          <table:table-cell office:value-type="float" office:value="0.987" calcext:value-type="float">
            <text:p>0.987</text:p>
          </table:table-cell>
          <table:table-cell table:number-columns-repeated="2"/>
          <table:table-cell office:value-type="float" office:value="12819.7" calcext:value-type="float">
            <text:p>12819.7</text:p>
          </table:table-cell>
          <table:table-cell office:value-type="float" office:value="0.987" calcext:value-type="float">
            <text:p>0.987</text:p>
          </table:table-cell>
          <table:table-cell table:formula="of:=[.M989]/56708" office:value-type="float" office:value="0.226065105452493" calcext:value-type="float">
            <text:p>0.226065105452493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89264" calcext:value-type="float">
            <text:p>0.98926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332.9" calcext:value-type="float">
            <text:p>16332.9</text:p>
          </table:table-cell>
          <table:table-cell office:value-type="float" office:value="12788.9" calcext:value-type="float">
            <text:p>12788.9</text:p>
          </table:table-cell>
          <table:table-cell table:number-columns-repeated="2"/>
          <table:table-cell office:value-type="float" office:value="0.988" calcext:value-type="float">
            <text:p>0.988</text:p>
          </table:table-cell>
          <table:table-cell table:number-columns-repeated="2"/>
          <table:table-cell office:value-type="float" office:value="12788.9" calcext:value-type="float">
            <text:p>12788.9</text:p>
          </table:table-cell>
          <table:table-cell office:value-type="float" office:value="0.988" calcext:value-type="float">
            <text:p>0.988</text:p>
          </table:table-cell>
          <table:table-cell table:formula="of:=[.M990]/56708" office:value-type="float" office:value="0.225521972208507" calcext:value-type="float">
            <text:p>0.225521972208507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0263" calcext:value-type="float">
            <text:p>0.99026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302.2" calcext:value-type="float">
            <text:p>16302.2</text:p>
          </table:table-cell>
          <table:table-cell office:value-type="float" office:value="12758.2" calcext:value-type="float">
            <text:p>12758.2</text:p>
          </table:table-cell>
          <table:table-cell table:number-columns-repeated="2"/>
          <table:table-cell office:value-type="float" office:value="0.989" calcext:value-type="float">
            <text:p>0.989</text:p>
          </table:table-cell>
          <table:table-cell table:number-columns-repeated="2"/>
          <table:table-cell office:value-type="float" office:value="12758.2" calcext:value-type="float">
            <text:p>12758.2</text:p>
          </table:table-cell>
          <table:table-cell office:value-type="float" office:value="0.989" calcext:value-type="float">
            <text:p>0.989</text:p>
          </table:table-cell>
          <table:table-cell table:formula="of:=[.M991]/56708" office:value-type="float" office:value="0.224980602384143" calcext:value-type="float">
            <text:p>0.22498060238414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1262" calcext:value-type="float">
            <text:p>0.99126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271.5" calcext:value-type="float">
            <text:p>16271.5</text:p>
          </table:table-cell>
          <table:table-cell office:value-type="float" office:value="12727.5" calcext:value-type="float">
            <text:p>12727.5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12727.5" calcext:value-type="float">
            <text:p>12727.5</text:p>
          </table:table-cell>
          <table:table-cell office:value-type="float" office:value="0.99" calcext:value-type="float">
            <text:p>0.99</text:p>
          </table:table-cell>
          <table:table-cell table:formula="of:=[.M992]/56708" office:value-type="float" office:value="0.22443923255978" calcext:value-type="float">
            <text:p>0.22443923255978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2261" calcext:value-type="float">
            <text:p>0.992261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240.8" calcext:value-type="float">
            <text:p>16240.8</text:p>
          </table:table-cell>
          <table:table-cell office:value-type="float" office:value="12696.8" calcext:value-type="float">
            <text:p>12696.8</text:p>
          </table:table-cell>
          <table:table-cell table:number-columns-repeated="2"/>
          <table:table-cell office:value-type="float" office:value="0.991" calcext:value-type="float">
            <text:p>0.991</text:p>
          </table:table-cell>
          <table:table-cell table:number-columns-repeated="2"/>
          <table:table-cell office:value-type="float" office:value="12696.8" calcext:value-type="float">
            <text:p>12696.8</text:p>
          </table:table-cell>
          <table:table-cell office:value-type="float" office:value="0.991" calcext:value-type="float">
            <text:p>0.991</text:p>
          </table:table-cell>
          <table:table-cell table:formula="of:=[.M993]/56708" office:value-type="float" office:value="0.223897862735416" calcext:value-type="float">
            <text:p>0.223897862735416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3259" calcext:value-type="float">
            <text:p>0.993259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210.1" calcext:value-type="float">
            <text:p>16210.1</text:p>
          </table:table-cell>
          <table:table-cell office:value-type="float" office:value="12666.1" calcext:value-type="float">
            <text:p>12666.1</text:p>
          </table:table-cell>
          <table:table-cell table:number-columns-repeated="2"/>
          <table:table-cell office:value-type="float" office:value="0.992" calcext:value-type="float">
            <text:p>0.992</text:p>
          </table:table-cell>
          <table:table-cell table:number-columns-repeated="2"/>
          <table:table-cell office:value-type="float" office:value="12666.1" calcext:value-type="float">
            <text:p>12666.1</text:p>
          </table:table-cell>
          <table:table-cell office:value-type="float" office:value="0.992" calcext:value-type="float">
            <text:p>0.992</text:p>
          </table:table-cell>
          <table:table-cell table:formula="of:=[.M994]/56708" office:value-type="float" office:value="0.223356492911053" calcext:value-type="float">
            <text:p>0.223356492911053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4258" calcext:value-type="float">
            <text:p>0.994258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179.4" calcext:value-type="float">
            <text:p>16179.4</text:p>
          </table:table-cell>
          <table:table-cell office:value-type="float" office:value="12635.4" calcext:value-type="float">
            <text:p>12635.4</text:p>
          </table:table-cell>
          <table:table-cell table:number-columns-repeated="2"/>
          <table:table-cell office:value-type="float" office:value="0.993" calcext:value-type="float">
            <text:p>0.993</text:p>
          </table:table-cell>
          <table:table-cell table:number-columns-repeated="2"/>
          <table:table-cell office:value-type="float" office:value="12635.4" calcext:value-type="float">
            <text:p>12635.4</text:p>
          </table:table-cell>
          <table:table-cell office:value-type="float" office:value="0.993" calcext:value-type="float">
            <text:p>0.993</text:p>
          </table:table-cell>
          <table:table-cell table:formula="of:=[.M995]/56708" office:value-type="float" office:value="0.22281512308669" calcext:value-type="float">
            <text:p>0.22281512308669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5257" calcext:value-type="float">
            <text:p>0.995257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148.7" calcext:value-type="float">
            <text:p>16148.7</text:p>
          </table:table-cell>
          <table:table-cell office:value-type="float" office:value="12604.7" calcext:value-type="float">
            <text:p>12604.7</text:p>
          </table:table-cell>
          <table:table-cell table:number-columns-repeated="2"/>
          <table:table-cell office:value-type="float" office:value="0.994" calcext:value-type="float">
            <text:p>0.994</text:p>
          </table:table-cell>
          <table:table-cell table:number-columns-repeated="2"/>
          <table:table-cell office:value-type="float" office:value="12604.7" calcext:value-type="float">
            <text:p>12604.7</text:p>
          </table:table-cell>
          <table:table-cell office:value-type="float" office:value="0.994" calcext:value-type="float">
            <text:p>0.994</text:p>
          </table:table-cell>
          <table:table-cell table:formula="of:=[.M996]/56708" office:value-type="float" office:value="0.222273753262326" calcext:value-type="float">
            <text:p>0.222273753262326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6255" calcext:value-type="float">
            <text:p>0.99625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118" calcext:value-type="float">
            <text:p>16118</text:p>
          </table:table-cell>
          <table:table-cell office:value-type="float" office:value="12574" calcext:value-type="float">
            <text:p>12574</text:p>
          </table:table-cell>
          <table:table-cell table:number-columns-repeated="2"/>
          <table:table-cell office:value-type="float" office:value="0.995" calcext:value-type="float">
            <text:p>0.995</text:p>
          </table:table-cell>
          <table:table-cell table:number-columns-repeated="2"/>
          <table:table-cell office:value-type="float" office:value="12574" calcext:value-type="float">
            <text:p>12574</text:p>
          </table:table-cell>
          <table:table-cell office:value-type="float" office:value="0.995" calcext:value-type="float">
            <text:p>0.995</text:p>
          </table:table-cell>
          <table:table-cell table:formula="of:=[.M997]/56708" office:value-type="float" office:value="0.221732383437963" calcext:value-type="float">
            <text:p>0.221732383437963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7254" calcext:value-type="float">
            <text:p>0.997254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087.2" calcext:value-type="float">
            <text:p>16087.2</text:p>
          </table:table-cell>
          <table:table-cell office:value-type="float" office:value="12543.2" calcext:value-type="float">
            <text:p>12543.2</text:p>
          </table:table-cell>
          <table:table-cell table:number-columns-repeated="2"/>
          <table:table-cell office:value-type="float" office:value="0.996" calcext:value-type="float">
            <text:p>0.996</text:p>
          </table:table-cell>
          <table:table-cell table:number-columns-repeated="2"/>
          <table:table-cell office:value-type="float" office:value="12543.2" calcext:value-type="float">
            <text:p>12543.2</text:p>
          </table:table-cell>
          <table:table-cell office:value-type="float" office:value="0.996" calcext:value-type="float">
            <text:p>0.996</text:p>
          </table:table-cell>
          <table:table-cell table:formula="of:=[.M998]/56708" office:value-type="float" office:value="0.221189250193976" calcext:value-type="float">
            <text:p>0.221189250193976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8253" calcext:value-type="float">
            <text:p>0.998253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056.5" calcext:value-type="float">
            <text:p>16056.5</text:p>
          </table:table-cell>
          <table:table-cell office:value-type="float" office:value="12512.5" calcext:value-type="float">
            <text:p>12512.5</text:p>
          </table:table-cell>
          <table:table-cell table:number-columns-repeated="2"/>
          <table:table-cell office:value-type="float" office:value="0.997" calcext:value-type="float">
            <text:p>0.997</text:p>
          </table:table-cell>
          <table:table-cell table:number-columns-repeated="2"/>
          <table:table-cell office:value-type="float" office:value="12512.5" calcext:value-type="float">
            <text:p>12512.5</text:p>
          </table:table-cell>
          <table:table-cell office:value-type="float" office:value="0.997" calcext:value-type="float">
            <text:p>0.997</text:p>
          </table:table-cell>
          <table:table-cell table:formula="of:=[.M999]/56708" office:value-type="float" office:value="0.220647880369613" calcext:value-type="float">
            <text:p>0.220647880369613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99252" calcext:value-type="float">
            <text:p>0.999252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6025.8" calcext:value-type="float">
            <text:p>16025.8</text:p>
          </table:table-cell>
          <table:table-cell office:value-type="float" office:value="12481.8" calcext:value-type="float">
            <text:p>12481.8</text:p>
          </table:table-cell>
          <table:table-cell table:number-columns-repeated="2"/>
          <table:table-cell office:value-type="float" office:value="0.998" calcext:value-type="float">
            <text:p>0.998</text:p>
          </table:table-cell>
          <table:table-cell table:number-columns-repeated="2"/>
          <table:table-cell office:value-type="float" office:value="12481.8" calcext:value-type="float">
            <text:p>12481.8</text:p>
          </table:table-cell>
          <table:table-cell office:value-type="float" office:value="0.998" calcext:value-type="float">
            <text:p>0.998</text:p>
          </table:table-cell>
          <table:table-cell table:formula="of:=[.M1000]/56708" office:value-type="float" office:value="0.220106510545249" calcext:value-type="float">
            <text:p>0.220106510545249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-3544.01" calcext:value-type="float">
            <text:p>-3544.01</text:p>
          </table:table-cell>
          <table:table-cell office:value-type="float" office:value="15995.1" calcext:value-type="float">
            <text:p>15995.1</text:p>
          </table:table-cell>
          <table:table-cell office:value-type="float" office:value="12451.1" calcext:value-type="float">
            <text:p>12451.1</text:p>
          </table:table-cell>
          <table:table-cell table:number-columns-repeated="2"/>
          <table:table-cell office:value-type="float" office:value="0.999" calcext:value-type="float">
            <text:p>0.999</text:p>
          </table:table-cell>
          <table:table-cell table:number-columns-repeated="2"/>
          <table:table-cell office:value-type="float" office:value="12451.1" calcext:value-type="float">
            <text:p>12451.1</text:p>
          </table:table-cell>
          <table:table-cell office:value-type="float" office:value="0.999" calcext:value-type="float">
            <text:p>0.999</text:p>
          </table:table-cell>
          <table:table-cell table:formula="of:=[.M1001]/56708" office:value-type="float" office:value="0.219565140720886" calcext:value-type="float">
            <text:p>0.219565140720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.00125" calcext:value-type="float">
            <text:p>1.0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408.4" calcext:value-type="float">
            <text:p>17408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408.4" calcext:value-type="float">
            <text:p>17408.4</text:p>
          </table:table-cell>
          <table:table-cell office:value-type="float" office:value="1" calcext:value-type="float">
            <text:p>1</text:p>
          </table:table-cell>
          <table:table-cell table:formula="of:=[.M1002]/56708" office:value-type="float" office:value="0.306983141708401" calcext:value-type="float">
            <text:p>0.30698314170840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0.2258782" calcext:value-type="float">
            <text:p>0.22587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0.2668568" calcext:value-type="float">
            <text:p>0.26685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2951369" calcext:value-type="float">
            <text:p>0.29513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0.3149014" calcext:value-type="float">
            <text:p>0.31490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3288875" calcext:value-type="float">
            <text:p>0.32888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string" calcext:value-type="string">
            <text:p>00..3888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0.3460277" calcext:value-type="float">
            <text:p>0.34602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office:value-type="float" office:value="0.3509814" calcext:value-type="float">
            <text:p>0.35098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25" calcext:value-type="float">
            <text:p>0.425</text:p>
          </table:table-cell>
          <table:table-cell office:value-type="float" office:value="0.3541257" calcext:value-type="float">
            <text:p>0.35412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0.3556566" calcext:value-type="float">
            <text:p>0.35565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 office:value-type="float" office:value="0.3556566" calcext:value-type="float">
            <text:p>0.35565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75" calcext:value-type="float">
            <text:p>0.575</text:p>
          </table:table-cell>
          <table:table-cell office:value-type="float" office:value="0.3541257" calcext:value-type="float">
            <text:p>0.35412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office:value-type="float" office:value="0.3509814" calcext:value-type="float">
            <text:p>0.35098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office:value-type="float" office:value="0.3460277" calcext:value-type="float">
            <text:p>0.34602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 office:value-type="string" calcext:value-type="string">
            <text:p>00..3888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office:value-type="float" office:value="0.3288875" calcext:value-type="float">
            <text:p>0.32888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office:value-type="float" office:value="0.3149014" calcext:value-type="float">
            <text:p>0.31490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office:value-type="float" office:value="0.2951369" calcext:value-type="float">
            <text:p>0.29513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2668568" calcext:value-type="float">
            <text:p>0.26685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2258782" calcext:value-type="float">
            <text:p>0.225878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10T16:37:09.521141327</dc:date>
    <meta:editing-duration>PT3M17S</meta:editing-duration>
    <meta:editing-cycles>1</meta:editing-cycles>
    <meta:generator>LibreOffice/6.4.7.2$Linux_X86_64 LibreOffice_project/40$Build-2</meta:generator>
    <meta:document-statistic meta:table-count="1" meta:cell-count="1106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Heat_Flux_Data.N3:Heat_Flux_Data.O1001" svg:x="0.32cm" svg:y="0.18cm" svg:width="12.481cm" svg:height="8.64cm">
          <chartooo:coordinate-region svg:x="1.232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at_Flux_Data.O3:Heat_Flux_Data.O1001" chart:class="chart:scatter">
            <chart:domain table:cell-range-address="Heat_Flux_Data.N3:Heat_Flux_Data.N1001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_Flux_Data.N3:Heat_Flux_Data.N1001</svg:desc>
                </draw:g>
              </table:table-cell>
              <table:table-cell office:value-type="float" office:value="0.219565140720886">
                <text:p>0.219565140720886</text:p>
                <draw:g>
                  <svg:desc>Heat_Flux_Data.O3:Heat_Flux_Data.O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220106510545249">
                <text:p>0.220106510545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0.220647880369613">
                <text:p>0.220647880369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.221189250193976">
                <text:p>0.221189250193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221732383437963">
                <text:p>0.221732383437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">
                <text:p>0.006</text:p>
              </table:table-cell>
              <table:table-cell office:value-type="float" office:value="0.222273753262326">
                <text:p>0.222273753262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">
                <text:p>0.007</text:p>
              </table:table-cell>
              <table:table-cell office:value-type="float" office:value="0.22281512308669">
                <text:p>0.22281512308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223356492911053">
                <text:p>0.223356492911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  <table:table-cell office:value-type="float" office:value="0.223897862735416">
                <text:p>0.223897862735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22443923255978">
                <text:p>0.22443923255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">
                <text:p>0.011</text:p>
              </table:table-cell>
              <table:table-cell office:value-type="float" office:value="0.224980602384143">
                <text:p>0.224980602384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">
                <text:p>0.012</text:p>
              </table:table-cell>
              <table:table-cell office:value-type="float" office:value="0.225521972208507">
                <text:p>0.225521972208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">
                <text:p>0.013</text:p>
              </table:table-cell>
              <table:table-cell office:value-type="float" office:value="0.226065105452493">
                <text:p>0.226065105452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">
                <text:p>0.014</text:p>
              </table:table-cell>
              <table:table-cell office:value-type="float" office:value="0.226606475276857">
                <text:p>0.226606475276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">
                <text:p>0.015</text:p>
              </table:table-cell>
              <table:table-cell office:value-type="float" office:value="0.22714784510122">
                <text:p>0.22714784510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">
                <text:p>0.016</text:p>
              </table:table-cell>
              <table:table-cell office:value-type="float" office:value="0.227689214925584">
                <text:p>0.227689214925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">
                <text:p>0.017</text:p>
              </table:table-cell>
              <table:table-cell office:value-type="float" office:value="0.228230584749947">
                <text:p>0.2282305847499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">
                <text:p>0.018</text:p>
              </table:table-cell>
              <table:table-cell office:value-type="float" office:value="0.22877195457431">
                <text:p>0.22877195457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">
                <text:p>0.019</text:p>
              </table:table-cell>
              <table:table-cell office:value-type="float" office:value="0.229313324398674">
                <text:p>0.229313324398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">
                <text:p>0.02</text:p>
              </table:table-cell>
              <table:table-cell office:value-type="float" office:value="0.229854694223037">
                <text:p>0.229854694223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">
                <text:p>0.021</text:p>
              </table:table-cell>
              <table:table-cell office:value-type="float" office:value="0.230397827467024">
                <text:p>0.230397827467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">
                <text:p>0.022</text:p>
              </table:table-cell>
              <table:table-cell office:value-type="float" office:value="0.230939197291387">
                <text:p>0.230939197291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">
                <text:p>0.023</text:p>
              </table:table-cell>
              <table:table-cell office:value-type="float" office:value="0.231480567115751">
                <text:p>0.231480567115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">
                <text:p>0.024</text:p>
              </table:table-cell>
              <table:table-cell office:value-type="float" office:value="0.232021936940114">
                <text:p>0.232021936940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5">
                <text:p>0.025</text:p>
              </table:table-cell>
              <table:table-cell office:value-type="float" office:value="0.232563306764478">
                <text:p>0.23256330676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">
                <text:p>0.026</text:p>
              </table:table-cell>
              <table:table-cell office:value-type="float" office:value="0.233104676588841">
                <text:p>0.233104676588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">
                <text:p>0.027</text:p>
              </table:table-cell>
              <table:table-cell office:value-type="float" office:value="0.233646046413204">
                <text:p>0.233646046413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">
                <text:p>0.028</text:p>
              </table:table-cell>
              <table:table-cell office:value-type="float" office:value="0.234187416237568">
                <text:p>0.234187416237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">
                <text:p>0.029</text:p>
              </table:table-cell>
              <table:table-cell office:value-type="float" office:value="0.234728786061931">
                <text:p>0.234728786061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0.235271919305918">
                <text:p>0.235271919305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">
                <text:p>0.031</text:p>
              </table:table-cell>
              <table:table-cell office:value-type="float" office:value="0.235813289130281">
                <text:p>0.235813289130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">
                <text:p>0.032</text:p>
              </table:table-cell>
              <table:table-cell office:value-type="float" office:value="0.236354658954645">
                <text:p>0.236354658954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">
                <text:p>0.033</text:p>
              </table:table-cell>
              <table:table-cell office:value-type="float" office:value="0.236896028779008">
                <text:p>0.236896028779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">
                <text:p>0.034</text:p>
              </table:table-cell>
              <table:table-cell office:value-type="float" office:value="0.237437398603372">
                <text:p>0.237437398603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5">
                <text:p>0.035</text:p>
              </table:table-cell>
              <table:table-cell office:value-type="float" office:value="0.237978768427735">
                <text:p>0.237978768427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6">
                <text:p>0.036</text:p>
              </table:table-cell>
              <table:table-cell office:value-type="float" office:value="0.238520138252098">
                <text:p>0.238520138252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7">
                <text:p>0.037</text:p>
              </table:table-cell>
              <table:table-cell office:value-type="float" office:value="0.239061508076462">
                <text:p>0.239061508076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">
                <text:p>0.038</text:p>
              </table:table-cell>
              <table:table-cell office:value-type="float" office:value="0.239604641320449">
                <text:p>0.239604641320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9">
                <text:p>0.039</text:p>
              </table:table-cell>
              <table:table-cell office:value-type="float" office:value="0.240146011144812">
                <text:p>0.240146011144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0.240687380969175">
                <text:p>0.240687380969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">
                <text:p>0.041</text:p>
              </table:table-cell>
              <table:table-cell office:value-type="float" office:value="0.241228750793539">
                <text:p>0.2412287507935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2">
                <text:p>0.042</text:p>
              </table:table-cell>
              <table:table-cell office:value-type="float" office:value="0.241770120617902">
                <text:p>0.241770120617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3">
                <text:p>0.043</text:p>
              </table:table-cell>
              <table:table-cell office:value-type="float" office:value="0.242311490442266">
                <text:p>0.242311490442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">
                <text:p>0.044</text:p>
              </table:table-cell>
              <table:table-cell office:value-type="float" office:value="0.242852860266629">
                <text:p>0.242852860266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">
                <text:p>0.045</text:p>
              </table:table-cell>
              <table:table-cell office:value-type="float" office:value="0.243394230090992">
                <text:p>0.243394230090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6">
                <text:p>0.046</text:p>
              </table:table-cell>
              <table:table-cell office:value-type="float" office:value="0.243937363334979">
                <text:p>0.243937363334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7">
                <text:p>0.047</text:p>
              </table:table-cell>
              <table:table-cell office:value-type="float" office:value="0.244478733159343">
                <text:p>0.244478733159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8">
                <text:p>0.048</text:p>
              </table:table-cell>
              <table:table-cell office:value-type="float" office:value="0.245020102983706">
                <text:p>0.245020102983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">
                <text:p>0.049</text:p>
              </table:table-cell>
              <table:table-cell office:value-type="float" office:value="0.245561472808069">
                <text:p>0.2455614728080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">
                <text:p>0.05</text:p>
              </table:table-cell>
              <table:table-cell office:value-type="float" office:value="0.246102842632433">
                <text:p>0.246102842632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1">
                <text:p>0.051</text:p>
              </table:table-cell>
              <table:table-cell office:value-type="float" office:value="0.24697397192636">
                <text:p>0.24697397192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">
                <text:p>0.052</text:p>
              </table:table-cell>
              <table:table-cell office:value-type="float" office:value="0.247845101220286">
                <text:p>0.247845101220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">
                <text:p>0.053</text:p>
              </table:table-cell>
              <table:table-cell office:value-type="float" office:value="0.248716230514213">
                <text:p>0.2487162305142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">
                <text:p>0.054</text:p>
              </table:table-cell>
              <table:table-cell office:value-type="float" office:value="0.24958735980814">
                <text:p>0.24958735980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5">
                <text:p>0.055</text:p>
              </table:table-cell>
              <table:table-cell office:value-type="float" office:value="0.250458489102067">
                <text:p>0.250458489102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6">
                <text:p>0.056</text:p>
              </table:table-cell>
              <table:table-cell office:value-type="float" office:value="0.251329618395993">
                <text:p>0.251329618395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7">
                <text:p>0.057</text:p>
              </table:table-cell>
              <table:table-cell office:value-type="float" office:value="0.25220074768992">
                <text:p>0.25220074768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8">
                <text:p>0.058</text:p>
              </table:table-cell>
              <table:table-cell office:value-type="float" office:value="0.253071876983847">
                <text:p>0.253071876983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">
                <text:p>0.059</text:p>
              </table:table-cell>
              <table:table-cell office:value-type="float" office:value="0.253943006277774">
                <text:p>0.2539430062777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">
                <text:p>0.06</text:p>
              </table:table-cell>
              <table:table-cell office:value-type="float" office:value="0.254814135571701">
                <text:p>0.2548141355717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1">
                <text:p>0.061</text:p>
              </table:table-cell>
              <table:table-cell office:value-type="float" office:value="0.255685264865627">
                <text:p>0.255685264865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2">
                <text:p>0.062</text:p>
              </table:table-cell>
              <table:table-cell office:value-type="float" office:value="0.256556394159554">
                <text:p>0.256556394159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3">
                <text:p>0.063</text:p>
              </table:table-cell>
              <table:table-cell office:value-type="float" office:value="0.257427523453481">
                <text:p>0.257427523453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4">
                <text:p>0.064</text:p>
              </table:table-cell>
              <table:table-cell office:value-type="float" office:value="0.258298652747408">
                <text:p>0.2582986527474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5">
                <text:p>0.065</text:p>
              </table:table-cell>
              <table:table-cell office:value-type="float" office:value="0.259169782041335">
                <text:p>0.259169782041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6">
                <text:p>0.066</text:p>
              </table:table-cell>
              <table:table-cell office:value-type="float" office:value="0.260040911335261">
                <text:p>0.260040911335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7">
                <text:p>0.067</text:p>
              </table:table-cell>
              <table:table-cell office:value-type="float" office:value="0.260912040629188">
                <text:p>0.260912040629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8">
                <text:p>0.068</text:p>
              </table:table-cell>
              <table:table-cell office:value-type="float" office:value="0.261783169923115">
                <text:p>0.261783169923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9">
                <text:p>0.069</text:p>
              </table:table-cell>
              <table:table-cell office:value-type="float" office:value="0.262654299217042">
                <text:p>0.262654299217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">
                <text:p>0.07</text:p>
              </table:table-cell>
              <table:table-cell office:value-type="float" office:value="0.263525428510968">
                <text:p>0.263525428510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1">
                <text:p>0.071</text:p>
              </table:table-cell>
              <table:table-cell office:value-type="float" office:value="0.264396557804895">
                <text:p>0.264396557804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2">
                <text:p>0.072</text:p>
              </table:table-cell>
              <table:table-cell office:value-type="float" office:value="0.265267687098822">
                <text:p>0.265267687098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3">
                <text:p>0.073</text:p>
              </table:table-cell>
              <table:table-cell office:value-type="float" office:value="0.266138816392749">
                <text:p>0.266138816392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4">
                <text:p>0.074</text:p>
              </table:table-cell>
              <table:table-cell office:value-type="float" office:value="0.267009945686676">
                <text:p>0.267009945686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5">
                <text:p>0.075</text:p>
              </table:table-cell>
              <table:table-cell office:value-type="float" office:value="0.267881074980602">
                <text:p>0.267881074980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6">
                <text:p>0.076</text:p>
              </table:table-cell>
              <table:table-cell office:value-type="float" office:value="0.268752204274529">
                <text:p>0.2687522042745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7">
                <text:p>0.077</text:p>
              </table:table-cell>
              <table:table-cell office:value-type="float" office:value="0.269623333568456">
                <text:p>0.269623333568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8">
                <text:p>0.078</text:p>
              </table:table-cell>
              <table:table-cell office:value-type="float" office:value="0.270494462862383">
                <text:p>0.270494462862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9">
                <text:p>0.079</text:p>
              </table:table-cell>
              <table:table-cell office:value-type="float" office:value="0.271365592156309">
                <text:p>0.271365592156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">
                <text:p>0.08</text:p>
              </table:table-cell>
              <table:table-cell office:value-type="float" office:value="0.272236721450236">
                <text:p>0.272236721450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1">
                <text:p>0.081</text:p>
              </table:table-cell>
              <table:table-cell office:value-type="float" office:value="0.273107850744163">
                <text:p>0.2731078507441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2">
                <text:p>0.082</text:p>
              </table:table-cell>
              <table:table-cell office:value-type="float" office:value="0.27397898003809">
                <text:p>0.27397898003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3">
                <text:p>0.083</text:p>
              </table:table-cell>
              <table:table-cell office:value-type="float" office:value="0.274850109332017">
                <text:p>0.274850109332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4">
                <text:p>0.084</text:p>
              </table:table-cell>
              <table:table-cell office:value-type="float" office:value="0.275721238625943">
                <text:p>0.2757212386259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5">
                <text:p>0.085</text:p>
              </table:table-cell>
              <table:table-cell office:value-type="float" office:value="0.27659236791987">
                <text:p>0.27659236791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6">
                <text:p>0.086</text:p>
              </table:table-cell>
              <table:table-cell office:value-type="float" office:value="0.277463497213797">
                <text:p>0.2774634972137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7">
                <text:p>0.087</text:p>
              </table:table-cell>
              <table:table-cell office:value-type="float" office:value="0.278334626507724">
                <text:p>0.278334626507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8">
                <text:p>0.088</text:p>
              </table:table-cell>
              <table:table-cell office:value-type="float" office:value="0.279205755801651">
                <text:p>0.2792057558016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">
                <text:p>0.089</text:p>
              </table:table-cell>
              <table:table-cell office:value-type="float" office:value="0.280076885095577">
                <text:p>0.280076885095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">
                <text:p>0.09</text:p>
              </table:table-cell>
              <table:table-cell office:value-type="float" office:value="0.280948014389504">
                <text:p>0.280948014389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1">
                <text:p>0.091</text:p>
              </table:table-cell>
              <table:table-cell office:value-type="float" office:value="0.281819143683431">
                <text:p>0.281819143683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2">
                <text:p>0.092</text:p>
              </table:table-cell>
              <table:table-cell office:value-type="float" office:value="0.282690272977358">
                <text:p>0.28269027297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3">
                <text:p>0.093</text:p>
              </table:table-cell>
              <table:table-cell office:value-type="float" office:value="0.283561402271284">
                <text:p>0.283561402271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4">
                <text:p>0.094</text:p>
              </table:table-cell>
              <table:table-cell office:value-type="float" office:value="0.284432531565211">
                <text:p>0.284432531565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5">
                <text:p>0.095</text:p>
              </table:table-cell>
              <table:table-cell office:value-type="float" office:value="0.285303660859138">
                <text:p>0.2853036608591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6">
                <text:p>0.096</text:p>
              </table:table-cell>
              <table:table-cell office:value-type="float" office:value="0.286174790153065">
                <text:p>0.286174790153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7">
                <text:p>0.097</text:p>
              </table:table-cell>
              <table:table-cell office:value-type="float" office:value="0.287045919446992">
                <text:p>0.287045919446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8">
                <text:p>0.098</text:p>
              </table:table-cell>
              <table:table-cell office:value-type="float" office:value="0.287917048740918">
                <text:p>0.287917048740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9">
                <text:p>0.099</text:p>
              </table:table-cell>
              <table:table-cell office:value-type="float" office:value="0.288788178034845">
                <text:p>0.288788178034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0.289659307328772">
                <text:p>0.2896593073287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1">
                <text:p>0.101</text:p>
              </table:table-cell>
              <table:table-cell office:value-type="float" office:value="0.290211257670875">
                <text:p>0.290211257670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2">
                <text:p>0.102</text:p>
              </table:table-cell>
              <table:table-cell office:value-type="float" office:value="0.290764971432602">
                <text:p>0.2907649714326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3">
                <text:p>0.103</text:p>
              </table:table-cell>
              <table:table-cell office:value-type="float" office:value="0.291316921774705">
                <text:p>0.291316921774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4">
                <text:p>0.104</text:p>
              </table:table-cell>
              <table:table-cell office:value-type="float" office:value="0.291868872116809">
                <text:p>0.2918688721168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5">
                <text:p>0.105</text:p>
              </table:table-cell>
              <table:table-cell office:value-type="float" office:value="0.292420822458912">
                <text:p>0.2924208224589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6">
                <text:p>0.106</text:p>
              </table:table-cell>
              <table:table-cell office:value-type="float" office:value="0.292974536220639">
                <text:p>0.2929745362206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7">
                <text:p>0.107</text:p>
              </table:table-cell>
              <table:table-cell office:value-type="float" office:value="0.293526486562742">
                <text:p>0.293526486562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8">
                <text:p>0.108</text:p>
              </table:table-cell>
              <table:table-cell office:value-type="float" office:value="0.294078436904846">
                <text:p>0.2940784369048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9">
                <text:p>0.109</text:p>
              </table:table-cell>
              <table:table-cell office:value-type="float" office:value="0.294632150666573">
                <text:p>0.2946321506665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">
                <text:p>0.11</text:p>
              </table:table-cell>
              <table:table-cell office:value-type="float" office:value="0.295184101008676">
                <text:p>0.2951841010086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1">
                <text:p>0.111</text:p>
              </table:table-cell>
              <table:table-cell office:value-type="float" office:value="0.295736051350779">
                <text:p>0.2957360513507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2">
                <text:p>0.112</text:p>
              </table:table-cell>
              <table:table-cell office:value-type="float" office:value="0.296288001692883">
                <text:p>0.2962880016928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3">
                <text:p>0.113</text:p>
              </table:table-cell>
              <table:table-cell office:value-type="float" office:value="0.29684171545461">
                <text:p>0.296841715454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4">
                <text:p>0.114</text:p>
              </table:table-cell>
              <table:table-cell office:value-type="float" office:value="0.297393665796713">
                <text:p>0.2973936657967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5">
                <text:p>0.115</text:p>
              </table:table-cell>
              <table:table-cell office:value-type="float" office:value="0.297945616138816">
                <text:p>0.297945616138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6">
                <text:p>0.116</text:p>
              </table:table-cell>
              <table:table-cell office:value-type="float" office:value="0.29849756648092">
                <text:p>0.29849756648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">
                <text:p>0.117</text:p>
              </table:table-cell>
              <table:table-cell office:value-type="float" office:value="0.299051280242646">
                <text:p>0.2990512802426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8">
                <text:p>0.118</text:p>
              </table:table-cell>
              <table:table-cell office:value-type="float" office:value="0.29960323058475">
                <text:p>0.299603230584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9">
                <text:p>0.119</text:p>
              </table:table-cell>
              <table:table-cell office:value-type="float" office:value="0.300155180926853">
                <text:p>0.3001551809268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">
                <text:p>0.12</text:p>
              </table:table-cell>
              <table:table-cell office:value-type="float" office:value="0.30070889468858">
                <text:p>0.300708894688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1">
                <text:p>0.121</text:p>
              </table:table-cell>
              <table:table-cell office:value-type="float" office:value="0.301260845030683">
                <text:p>0.3012608450306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2">
                <text:p>0.122</text:p>
              </table:table-cell>
              <table:table-cell office:value-type="float" office:value="0.301812795372787">
                <text:p>0.3018127953727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3">
                <text:p>0.123</text:p>
              </table:table-cell>
              <table:table-cell office:value-type="float" office:value="0.30236474571489">
                <text:p>0.30236474571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4">
                <text:p>0.124</text:p>
              </table:table-cell>
              <table:table-cell office:value-type="float" office:value="0.302918459476617">
                <text:p>0.3029184594766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5">
                <text:p>0.125</text:p>
              </table:table-cell>
              <table:table-cell office:value-type="float" office:value="0.30347040981872">
                <text:p>0.303470409818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6">
                <text:p>0.126</text:p>
              </table:table-cell>
              <table:table-cell office:value-type="float" office:value="0.304022360160824">
                <text:p>0.304022360160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">
                <text:p>0.127</text:p>
              </table:table-cell>
              <table:table-cell office:value-type="float" office:value="0.304576073922551">
                <text:p>0.3045760739225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8">
                <text:p>0.128</text:p>
              </table:table-cell>
              <table:table-cell office:value-type="float" office:value="0.305128024264654">
                <text:p>0.3051280242646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9">
                <text:p>0.129</text:p>
              </table:table-cell>
              <table:table-cell office:value-type="float" office:value="0.305679974606757">
                <text:p>0.305679974606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">
                <text:p>0.13</text:p>
              </table:table-cell>
              <table:table-cell office:value-type="float" office:value="0.306231924948861">
                <text:p>0.3062319249488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1">
                <text:p>0.131</text:p>
              </table:table-cell>
              <table:table-cell office:value-type="float" office:value="0.306785638710588">
                <text:p>0.3067856387105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2">
                <text:p>0.132</text:p>
              </table:table-cell>
              <table:table-cell office:value-type="float" office:value="0.307337589052691">
                <text:p>0.3073375890526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3">
                <text:p>0.133</text:p>
              </table:table-cell>
              <table:table-cell office:value-type="float" office:value="0.307889539394794">
                <text:p>0.3078895393947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4">
                <text:p>0.134</text:p>
              </table:table-cell>
              <table:table-cell office:value-type="float" office:value="0.308443253156521">
                <text:p>0.3084432531565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5">
                <text:p>0.135</text:p>
              </table:table-cell>
              <table:table-cell office:value-type="float" office:value="0.308995203498625">
                <text:p>0.308995203498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6">
                <text:p>0.136</text:p>
              </table:table-cell>
              <table:table-cell office:value-type="float" office:value="0.309547153840728">
                <text:p>0.3095471538407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7">
                <text:p>0.137</text:p>
              </table:table-cell>
              <table:table-cell office:value-type="float" office:value="0.310099104182831">
                <text:p>0.3100991041828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8">
                <text:p>0.138</text:p>
              </table:table-cell>
              <table:table-cell office:value-type="float" office:value="0.310652817944558">
                <text:p>0.310652817944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9">
                <text:p>0.139</text:p>
              </table:table-cell>
              <table:table-cell office:value-type="float" office:value="0.311204768286661">
                <text:p>0.311204768286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">
                <text:p>0.14</text:p>
              </table:table-cell>
              <table:table-cell office:value-type="float" office:value="0.311756718628765">
                <text:p>0.3117567186287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1">
                <text:p>0.141</text:p>
              </table:table-cell>
              <table:table-cell office:value-type="float" office:value="0.312308668970868">
                <text:p>0.3123086689708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">
                <text:p>0.142</text:p>
              </table:table-cell>
              <table:table-cell office:value-type="float" office:value="0.312862382732595">
                <text:p>0.3128623827325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3">
                <text:p>0.143</text:p>
              </table:table-cell>
              <table:table-cell office:value-type="float" office:value="0.313414333074698">
                <text:p>0.313414333074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4">
                <text:p>0.144</text:p>
              </table:table-cell>
              <table:table-cell office:value-type="float" office:value="0.313966283416802">
                <text:p>0.3139662834168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5">
                <text:p>0.145</text:p>
              </table:table-cell>
              <table:table-cell office:value-type="float" office:value="0.314519997178529">
                <text:p>0.3145199971785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6">
                <text:p>0.146</text:p>
              </table:table-cell>
              <table:table-cell office:value-type="float" office:value="0.315071947520632">
                <text:p>0.3150719475206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7">
                <text:p>0.147</text:p>
              </table:table-cell>
              <table:table-cell office:value-type="float" office:value="0.315623897862735">
                <text:p>0.3156238978627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">
                <text:p>0.148</text:p>
              </table:table-cell>
              <table:table-cell office:value-type="float" office:value="0.316175848204839">
                <text:p>0.3161758482048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9">
                <text:p>0.149</text:p>
              </table:table-cell>
              <table:table-cell office:value-type="float" office:value="0.316729561966566">
                <text:p>0.3167295619665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">
                <text:p>0.15</text:p>
              </table:table-cell>
              <table:table-cell office:value-type="float" office:value="0.317281512308669">
                <text:p>0.3172815123086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1">
                <text:p>0.151</text:p>
              </table:table-cell>
              <table:table-cell office:value-type="float" office:value="0.317664174366932">
                <text:p>0.3176641743669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2">
                <text:p>0.152</text:p>
              </table:table-cell>
              <table:table-cell office:value-type="float" office:value="0.318046836425196">
                <text:p>0.318046836425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3">
                <text:p>0.153</text:p>
              </table:table-cell>
              <table:table-cell office:value-type="float" office:value="0.318429498483459">
                <text:p>0.3184294984834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4">
                <text:p>0.154</text:p>
              </table:table-cell>
              <table:table-cell office:value-type="float" office:value="0.318812160541722">
                <text:p>0.3188121605417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5">
                <text:p>0.155</text:p>
              </table:table-cell>
              <table:table-cell office:value-type="float" office:value="0.319194822599986">
                <text:p>0.3191948225999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6">
                <text:p>0.156</text:p>
              </table:table-cell>
              <table:table-cell office:value-type="float" office:value="0.319577484658249">
                <text:p>0.3195774846582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7">
                <text:p>0.157</text:p>
              </table:table-cell>
              <table:table-cell office:value-type="float" office:value="0.319960146716513">
                <text:p>0.3199601467165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8">
                <text:p>0.158</text:p>
              </table:table-cell>
              <table:table-cell office:value-type="float" office:value="0.320342808774776">
                <text:p>0.3203428087747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9">
                <text:p>0.159</text:p>
              </table:table-cell>
              <table:table-cell office:value-type="float" office:value="0.320727234252663">
                <text:p>0.3207272342526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">
                <text:p>0.16</text:p>
              </table:table-cell>
              <table:table-cell office:value-type="float" office:value="0.321109896310926">
                <text:p>0.3211098963109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1">
                <text:p>0.161</text:p>
              </table:table-cell>
              <table:table-cell office:value-type="float" office:value="0.32149255836919">
                <text:p>0.321492558369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2">
                <text:p>0.162</text:p>
              </table:table-cell>
              <table:table-cell office:value-type="float" office:value="0.321875220427453">
                <text:p>0.3218752204274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3">
                <text:p>0.163</text:p>
              </table:table-cell>
              <table:table-cell office:value-type="float" office:value="0.322257882485716">
                <text:p>0.3222578824857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4">
                <text:p>0.164</text:p>
              </table:table-cell>
              <table:table-cell office:value-type="float" office:value="0.32264054454398">
                <text:p>0.32264054454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">
                <text:p>0.165</text:p>
              </table:table-cell>
              <table:table-cell office:value-type="float" office:value="0.323023206602243">
                <text:p>0.3230232066022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6">
                <text:p>0.166</text:p>
              </table:table-cell>
              <table:table-cell office:value-type="float" office:value="0.323405868660506">
                <text:p>0.3234058686605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7">
                <text:p>0.167</text:p>
              </table:table-cell>
              <table:table-cell office:value-type="float" office:value="0.32378853071877">
                <text:p>0.323788530718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8">
                <text:p>0.168</text:p>
              </table:table-cell>
              <table:table-cell office:value-type="float" office:value="0.324171192777033">
                <text:p>0.3241711927770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9">
                <text:p>0.169</text:p>
              </table:table-cell>
              <table:table-cell office:value-type="float" office:value="0.324553854835297">
                <text:p>0.3245538548352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">
                <text:p>0.17</text:p>
              </table:table-cell>
              <table:table-cell office:value-type="float" office:value="0.32493651689356">
                <text:p>0.324936516893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1">
                <text:p>0.171</text:p>
              </table:table-cell>
              <table:table-cell office:value-type="float" office:value="0.325319178951823">
                <text:p>0.3253191789518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2">
                <text:p>0.172</text:p>
              </table:table-cell>
              <table:table-cell office:value-type="float" office:value="0.325701841010087">
                <text:p>0.3257018410100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3">
                <text:p>0.173</text:p>
              </table:table-cell>
              <table:table-cell office:value-type="float" office:value="0.32608450306835">
                <text:p>0.326084503068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4">
                <text:p>0.174</text:p>
              </table:table-cell>
              <table:table-cell office:value-type="float" office:value="0.326467165126613">
                <text:p>0.3264671651266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5">
                <text:p>0.175</text:p>
              </table:table-cell>
              <table:table-cell office:value-type="float" office:value="0.326849827184877">
                <text:p>0.3268498271848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6">
                <text:p>0.176</text:p>
              </table:table-cell>
              <table:table-cell office:value-type="float" office:value="0.327234252662764">
                <text:p>0.3272342526627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7">
                <text:p>0.177</text:p>
              </table:table-cell>
              <table:table-cell office:value-type="float" office:value="0.327616914721027">
                <text:p>0.3276169147210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8">
                <text:p>0.178</text:p>
              </table:table-cell>
              <table:table-cell office:value-type="float" office:value="0.32799957677929">
                <text:p>0.327999576779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9">
                <text:p>0.179</text:p>
              </table:table-cell>
              <table:table-cell office:value-type="float" office:value="0.328382238837554">
                <text:p>0.3283822388375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">
                <text:p>0.18</text:p>
              </table:table-cell>
              <table:table-cell office:value-type="float" office:value="0.328764900895817">
                <text:p>0.3287649008958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1">
                <text:p>0.181</text:p>
              </table:table-cell>
              <table:table-cell office:value-type="float" office:value="0.329147562954081">
                <text:p>0.329147562954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2">
                <text:p>0.182</text:p>
              </table:table-cell>
              <table:table-cell office:value-type="float" office:value="0.329530225012344">
                <text:p>0.3295302250123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3">
                <text:p>0.183</text:p>
              </table:table-cell>
              <table:table-cell office:value-type="float" office:value="0.329912887070607">
                <text:p>0.3299128870706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4">
                <text:p>0.184</text:p>
              </table:table-cell>
              <table:table-cell office:value-type="float" office:value="0.330295549128871">
                <text:p>0.3302955491288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5">
                <text:p>0.185</text:p>
              </table:table-cell>
              <table:table-cell office:value-type="float" office:value="0.330678211187134">
                <text:p>0.330678211187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6">
                <text:p>0.186</text:p>
              </table:table-cell>
              <table:table-cell office:value-type="float" office:value="0.331060873245397">
                <text:p>0.3310608732453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7">
                <text:p>0.187</text:p>
              </table:table-cell>
              <table:table-cell office:value-type="float" office:value="0.331443535303661">
                <text:p>0.3314435353036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8">
                <text:p>0.188</text:p>
              </table:table-cell>
              <table:table-cell office:value-type="float" office:value="0.331826197361924">
                <text:p>0.3318261973619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9">
                <text:p>0.189</text:p>
              </table:table-cell>
              <table:table-cell office:value-type="float" office:value="0.332208859420188">
                <text:p>0.332208859420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">
                <text:p>0.19</text:p>
              </table:table-cell>
              <table:table-cell office:value-type="float" office:value="0.332591521478451">
                <text:p>0.3325915214784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1">
                <text:p>0.191</text:p>
              </table:table-cell>
              <table:table-cell office:value-type="float" office:value="0.332974183536714">
                <text:p>0.3329741835367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2">
                <text:p>0.192</text:p>
              </table:table-cell>
              <table:table-cell office:value-type="float" office:value="0.333358609014601">
                <text:p>0.3333586090146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3">
                <text:p>0.193</text:p>
              </table:table-cell>
              <table:table-cell office:value-type="float" office:value="0.333741271072864">
                <text:p>0.3337412710728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4">
                <text:p>0.194</text:p>
              </table:table-cell>
              <table:table-cell office:value-type="float" office:value="0.334123933131128">
                <text:p>0.3341239331311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5">
                <text:p>0.195</text:p>
              </table:table-cell>
              <table:table-cell office:value-type="float" office:value="0.334506595189391">
                <text:p>0.3345065951893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6">
                <text:p>0.196</text:p>
              </table:table-cell>
              <table:table-cell office:value-type="float" office:value="0.334889257247655">
                <text:p>0.3348892572476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7">
                <text:p>0.197</text:p>
              </table:table-cell>
              <table:table-cell office:value-type="float" office:value="0.335271919305918">
                <text:p>0.3352719193059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8">
                <text:p>0.198</text:p>
              </table:table-cell>
              <table:table-cell office:value-type="float" office:value="0.335654581364181">
                <text:p>0.3356545813641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9">
                <text:p>0.199</text:p>
              </table:table-cell>
              <table:table-cell office:value-type="float" office:value="0.336037243422445">
                <text:p>0.3360372434224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0.336419905480708">
                <text:p>0.3364199054807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1">
                <text:p>0.201</text:p>
              </table:table-cell>
              <table:table-cell office:value-type="float" office:value="0.336694998941948">
                <text:p>0.3366949989419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2">
                <text:p>0.202</text:p>
              </table:table-cell>
              <table:table-cell office:value-type="float" office:value="0.336971855822812">
                <text:p>0.3369718558228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3">
                <text:p>0.203</text:p>
              </table:table-cell>
              <table:table-cell office:value-type="float" office:value="0.337246949284052">
                <text:p>0.3372469492840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">
                <text:p>0.204</text:p>
              </table:table-cell>
              <table:table-cell office:value-type="float" office:value="0.337523806164915">
                <text:p>0.3375238061649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5">
                <text:p>0.205</text:p>
              </table:table-cell>
              <table:table-cell office:value-type="float" office:value="0.337798899626155">
                <text:p>0.3377988996261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6">
                <text:p>0.206</text:p>
              </table:table-cell>
              <table:table-cell office:value-type="float" office:value="0.338073993087395">
                <text:p>0.3380739930873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7">
                <text:p>0.207</text:p>
              </table:table-cell>
              <table:table-cell office:value-type="float" office:value="0.338350849968258">
                <text:p>0.338350849968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8">
                <text:p>0.208</text:p>
              </table:table-cell>
              <table:table-cell office:value-type="float" office:value="0.338625943429498">
                <text:p>0.338625943429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9">
                <text:p>0.209</text:p>
              </table:table-cell>
              <table:table-cell office:value-type="float" office:value="0.338902800310362">
                <text:p>0.3389028003103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">
                <text:p>0.21</text:p>
              </table:table-cell>
              <table:table-cell office:value-type="float" office:value="0.339177893771602">
                <text:p>0.3391778937716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1">
                <text:p>0.211</text:p>
              </table:table-cell>
              <table:table-cell office:value-type="float" office:value="0.339452987232842">
                <text:p>0.339452987232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2">
                <text:p>0.212</text:p>
              </table:table-cell>
              <table:table-cell office:value-type="float" office:value="0.339729844113705">
                <text:p>0.3397298441137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3">
                <text:p>0.213</text:p>
              </table:table-cell>
              <table:table-cell office:value-type="float" office:value="0.340004937574945">
                <text:p>0.3400049375749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4">
                <text:p>0.214</text:p>
              </table:table-cell>
              <table:table-cell office:value-type="float" office:value="0.340280031036185">
                <text:p>0.3402800310361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5">
                <text:p>0.215</text:p>
              </table:table-cell>
              <table:table-cell office:value-type="float" office:value="0.340556887917049">
                <text:p>0.3405568879170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6">
                <text:p>0.216</text:p>
              </table:table-cell>
              <table:table-cell office:value-type="float" office:value="0.340831981378289">
                <text:p>0.3408319813782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7">
                <text:p>0.217</text:p>
              </table:table-cell>
              <table:table-cell office:value-type="float" office:value="0.341108838259152">
                <text:p>0.3411088382591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8">
                <text:p>0.218</text:p>
              </table:table-cell>
              <table:table-cell office:value-type="float" office:value="0.341383931720392">
                <text:p>0.3413839317203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9">
                <text:p>0.219</text:p>
              </table:table-cell>
              <table:table-cell office:value-type="float" office:value="0.341659025181632">
                <text:p>0.3416590251816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">
                <text:p>0.22</text:p>
              </table:table-cell>
              <table:table-cell office:value-type="float" office:value="0.341935882062496">
                <text:p>0.3419358820624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1">
                <text:p>0.221</text:p>
              </table:table-cell>
              <table:table-cell office:value-type="float" office:value="0.342210975523736">
                <text:p>0.3422109755237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2">
                <text:p>0.222</text:p>
              </table:table-cell>
              <table:table-cell office:value-type="float" office:value="0.342487832404599">
                <text:p>0.3424878324045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3">
                <text:p>0.223</text:p>
              </table:table-cell>
              <table:table-cell office:value-type="float" office:value="0.342762925865839">
                <text:p>0.3427629258658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4">
                <text:p>0.224</text:p>
              </table:table-cell>
              <table:table-cell office:value-type="float" office:value="0.343038019327079">
                <text:p>0.3430380193270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5">
                <text:p>0.225</text:p>
              </table:table-cell>
              <table:table-cell office:value-type="float" office:value="0.343314876207942">
                <text:p>0.3433148762079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6">
                <text:p>0.226</text:p>
              </table:table-cell>
              <table:table-cell office:value-type="float" office:value="0.343589969669182">
                <text:p>0.3435899696691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7">
                <text:p>0.227</text:p>
              </table:table-cell>
              <table:table-cell office:value-type="float" office:value="0.343866826550046">
                <text:p>0.3438668265500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8">
                <text:p>0.228</text:p>
              </table:table-cell>
              <table:table-cell office:value-type="float" office:value="0.344141920011286">
                <text:p>0.3441419200112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9">
                <text:p>0.229</text:p>
              </table:table-cell>
              <table:table-cell office:value-type="float" office:value="0.344417013472526">
                <text:p>0.3444170134725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">
                <text:p>0.23</text:p>
              </table:table-cell>
              <table:table-cell office:value-type="float" office:value="0.344693870353389">
                <text:p>0.3446938703533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1">
                <text:p>0.231</text:p>
              </table:table-cell>
              <table:table-cell office:value-type="float" office:value="0.344968963814629">
                <text:p>0.3449689638146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2">
                <text:p>0.232</text:p>
              </table:table-cell>
              <table:table-cell office:value-type="float" office:value="0.345244057275869">
                <text:p>0.3452440572758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3">
                <text:p>0.233</text:p>
              </table:table-cell>
              <table:table-cell office:value-type="float" office:value="0.345520914156733">
                <text:p>0.3455209141567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4">
                <text:p>0.234</text:p>
              </table:table-cell>
              <table:table-cell office:value-type="float" office:value="0.345796007617973">
                <text:p>0.3457960076179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5">
                <text:p>0.235</text:p>
              </table:table-cell>
              <table:table-cell office:value-type="float" office:value="0.346072864498836">
                <text:p>0.3460728644988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6">
                <text:p>0.236</text:p>
              </table:table-cell>
              <table:table-cell office:value-type="float" office:value="0.346347957960076">
                <text:p>0.3463479579600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7">
                <text:p>0.237</text:p>
              </table:table-cell>
              <table:table-cell office:value-type="float" office:value="0.346623051421316">
                <text:p>0.3466230514213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8">
                <text:p>0.238</text:p>
              </table:table-cell>
              <table:table-cell office:value-type="float" office:value="0.34689990830218">
                <text:p>0.34689990830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9">
                <text:p>0.239</text:p>
              </table:table-cell>
              <table:table-cell office:value-type="float" office:value="0.34717500176342">
                <text:p>0.347175001763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">
                <text:p>0.24</text:p>
              </table:table-cell>
              <table:table-cell office:value-type="float" office:value="0.347451858644283">
                <text:p>0.3474518586442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1">
                <text:p>0.241</text:p>
              </table:table-cell>
              <table:table-cell office:value-type="float" office:value="0.347726952105523">
                <text:p>0.3477269521055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2">
                <text:p>0.242</text:p>
              </table:table-cell>
              <table:table-cell office:value-type="float" office:value="0.348002045566763">
                <text:p>0.3480020455667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3">
                <text:p>0.243</text:p>
              </table:table-cell>
              <table:table-cell office:value-type="float" office:value="0.348278902447626">
                <text:p>0.3482789024476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4">
                <text:p>0.244</text:p>
              </table:table-cell>
              <table:table-cell office:value-type="float" office:value="0.348553995908866">
                <text:p>0.3485539959088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5">
                <text:p>0.245</text:p>
              </table:table-cell>
              <table:table-cell office:value-type="float" office:value="0.34883085278973">
                <text:p>0.348830852789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6">
                <text:p>0.246</text:p>
              </table:table-cell>
              <table:table-cell office:value-type="float" office:value="0.34910594625097">
                <text:p>0.349105946250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7">
                <text:p>0.247</text:p>
              </table:table-cell>
              <table:table-cell office:value-type="float" office:value="0.34938103971221">
                <text:p>0.349381039712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8">
                <text:p>0.248</text:p>
              </table:table-cell>
              <table:table-cell office:value-type="float" office:value="0.349657896593073">
                <text:p>0.3496578965930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9">
                <text:p>0.249</text:p>
              </table:table-cell>
              <table:table-cell office:value-type="float" office:value="0.349932990054313">
                <text:p>0.3499329900543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">
                <text:p>0.25</text:p>
              </table:table-cell>
              <table:table-cell office:value-type="float" office:value="0.350209846935177">
                <text:p>0.3502098469351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1">
                <text:p>0.251</text:p>
              </table:table-cell>
              <table:table-cell office:value-type="float" office:value="0.35040734993299">
                <text:p>0.350407349932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2">
                <text:p>0.252</text:p>
              </table:table-cell>
              <table:table-cell office:value-type="float" office:value="0.350606616350427">
                <text:p>0.3506066163504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3">
                <text:p>0.253</text:p>
              </table:table-cell>
              <table:table-cell office:value-type="float" office:value="0.350805882767863">
                <text:p>0.3508058827678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4">
                <text:p>0.254</text:p>
              </table:table-cell>
              <table:table-cell office:value-type="float" office:value="0.3510051491853">
                <text:p>0.3510051491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5">
                <text:p>0.255</text:p>
              </table:table-cell>
              <table:table-cell office:value-type="float" office:value="0.351204415602737">
                <text:p>0.3512044156027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6">
                <text:p>0.256</text:p>
              </table:table-cell>
              <table:table-cell office:value-type="float" office:value="0.351403682020173">
                <text:p>0.3514036820201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7">
                <text:p>0.257</text:p>
              </table:table-cell>
              <table:table-cell office:value-type="float" office:value="0.35160294843761">
                <text:p>0.351602948437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8">
                <text:p>0.258</text:p>
              </table:table-cell>
              <table:table-cell office:value-type="float" office:value="0.351802214855047">
                <text:p>0.3518022148550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9">
                <text:p>0.259</text:p>
              </table:table-cell>
              <table:table-cell office:value-type="float" office:value="0.352001481272484">
                <text:p>0.3520014812724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6">
                <text:p>0.26</text:p>
              </table:table-cell>
              <table:table-cell office:value-type="float" office:value="0.35220074768992">
                <text:p>0.352200747689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1">
                <text:p>0.261</text:p>
              </table:table-cell>
              <table:table-cell office:value-type="float" office:value="0.352400014107357">
                <text:p>0.3524000141073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2">
                <text:p>0.262</text:p>
              </table:table-cell>
              <table:table-cell office:value-type="float" office:value="0.352599280524794">
                <text:p>0.3525992805247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3">
                <text:p>0.263</text:p>
              </table:table-cell>
              <table:table-cell office:value-type="float" office:value="0.35279854694223">
                <text:p>0.352798546942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4">
                <text:p>0.264</text:p>
              </table:table-cell>
              <table:table-cell office:value-type="float" office:value="0.352997813359667">
                <text:p>0.352997813359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5">
                <text:p>0.265</text:p>
              </table:table-cell>
              <table:table-cell office:value-type="float" office:value="0.353197079777104">
                <text:p>0.3531970797771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6">
                <text:p>0.266</text:p>
              </table:table-cell>
              <table:table-cell office:value-type="float" office:value="0.35339634619454">
                <text:p>0.353396346194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7">
                <text:p>0.267</text:p>
              </table:table-cell>
              <table:table-cell office:value-type="float" office:value="0.353595612611977">
                <text:p>0.3535956126119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8">
                <text:p>0.268</text:p>
              </table:table-cell>
              <table:table-cell office:value-type="float" office:value="0.353794879029414">
                <text:p>0.3537948790294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9">
                <text:p>0.269</text:p>
              </table:table-cell>
              <table:table-cell office:value-type="float" office:value="0.353994145446851">
                <text:p>0.3539941454468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7">
                <text:p>0.27</text:p>
              </table:table-cell>
              <table:table-cell office:value-type="float" office:value="0.354193411864287">
                <text:p>0.354193411864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1">
                <text:p>0.271</text:p>
              </table:table-cell>
              <table:table-cell office:value-type="float" office:value="0.354392678281724">
                <text:p>0.3543926782817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2">
                <text:p>0.272</text:p>
              </table:table-cell>
              <table:table-cell office:value-type="float" office:value="0.354591944699161">
                <text:p>0.3545919446991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3">
                <text:p>0.273</text:p>
              </table:table-cell>
              <table:table-cell office:value-type="float" office:value="0.354791211116597">
                <text:p>0.3547912111165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4">
                <text:p>0.274</text:p>
              </table:table-cell>
              <table:table-cell office:value-type="float" office:value="0.354990477534034">
                <text:p>0.3549904775340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5">
                <text:p>0.275</text:p>
              </table:table-cell>
              <table:table-cell office:value-type="float" office:value="0.355189743951471">
                <text:p>0.3551897439514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6">
                <text:p>0.276</text:p>
              </table:table-cell>
              <table:table-cell office:value-type="float" office:value="0.355389010368907">
                <text:p>0.3553890103689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7">
                <text:p>0.277</text:p>
              </table:table-cell>
              <table:table-cell office:value-type="float" office:value="0.355588276786344">
                <text:p>0.3555882767863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8">
                <text:p>0.278</text:p>
              </table:table-cell>
              <table:table-cell office:value-type="float" office:value="0.355787543203781">
                <text:p>0.3557875432037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9">
                <text:p>0.279</text:p>
              </table:table-cell>
              <table:table-cell office:value-type="float" office:value="0.355986809621217">
                <text:p>0.3559868096212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">
                <text:p>0.28</text:p>
              </table:table-cell>
              <table:table-cell office:value-type="float" office:value="0.356186076038654">
                <text:p>0.3561860760386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1">
                <text:p>0.281</text:p>
              </table:table-cell>
              <table:table-cell office:value-type="float" office:value="0.356385342456091">
                <text:p>0.3563853424560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2">
                <text:p>0.282</text:p>
              </table:table-cell>
              <table:table-cell office:value-type="float" office:value="0.356584608873528">
                <text:p>0.3565846088735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3">
                <text:p>0.283</text:p>
              </table:table-cell>
              <table:table-cell office:value-type="float" office:value="0.356783875290964">
                <text:p>0.3567838752909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4">
                <text:p>0.284</text:p>
              </table:table-cell>
              <table:table-cell office:value-type="float" office:value="0.356983141708401">
                <text:p>0.3569831417084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5">
                <text:p>0.285</text:p>
              </table:table-cell>
              <table:table-cell office:value-type="float" office:value="0.357182408125838">
                <text:p>0.3571824081258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6">
                <text:p>0.286</text:p>
              </table:table-cell>
              <table:table-cell office:value-type="float" office:value="0.357381674543274">
                <text:p>0.3573816745432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7">
                <text:p>0.287</text:p>
              </table:table-cell>
              <table:table-cell office:value-type="float" office:value="0.357580940960711">
                <text:p>0.3575809409607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8">
                <text:p>0.288</text:p>
              </table:table-cell>
              <table:table-cell office:value-type="float" office:value="0.357780207378148">
                <text:p>0.3577802073781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9">
                <text:p>0.289</text:p>
              </table:table-cell>
              <table:table-cell office:value-type="float" office:value="0.357979473795584">
                <text:p>0.3579794737955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">
                <text:p>0.29</text:p>
              </table:table-cell>
              <table:table-cell office:value-type="float" office:value="0.358178740213021">
                <text:p>0.3581787402130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1">
                <text:p>0.291</text:p>
              </table:table-cell>
              <table:table-cell office:value-type="float" office:value="0.358378006630458">
                <text:p>0.3583780066304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2">
                <text:p>0.292</text:p>
              </table:table-cell>
              <table:table-cell office:value-type="float" office:value="0.358577273047894">
                <text:p>0.3585772730478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3">
                <text:p>0.293</text:p>
              </table:table-cell>
              <table:table-cell office:value-type="float" office:value="0.358776539465331">
                <text:p>0.3587765394653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4">
                <text:p>0.294</text:p>
              </table:table-cell>
              <table:table-cell office:value-type="float" office:value="0.358975805882768">
                <text:p>0.3589758058827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5">
                <text:p>0.295</text:p>
              </table:table-cell>
              <table:table-cell office:value-type="float" office:value="0.359175072300205">
                <text:p>0.3591750723002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6">
                <text:p>0.296</text:p>
              </table:table-cell>
              <table:table-cell office:value-type="float" office:value="0.359374338717641">
                <text:p>0.3593743387176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7">
                <text:p>0.297</text:p>
              </table:table-cell>
              <table:table-cell office:value-type="float" office:value="0.359573605135078">
                <text:p>0.3595736051350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8">
                <text:p>0.298</text:p>
              </table:table-cell>
              <table:table-cell office:value-type="float" office:value="0.359772871552515">
                <text:p>0.3597728715525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9">
                <text:p>0.299</text:p>
              </table:table-cell>
              <table:table-cell office:value-type="float" office:value="0.359972137969951">
                <text:p>0.3599721379699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0.360171404387388">
                <text:p>0.3601714043873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1">
                <text:p>0.301</text:p>
              </table:table-cell>
              <table:table-cell office:value-type="float" office:value="0.360312477957255">
                <text:p>0.3603124779572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2">
                <text:p>0.302</text:p>
              </table:table-cell>
              <table:table-cell office:value-type="float" office:value="0.360453551527121">
                <text:p>0.3604535515271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3">
                <text:p>0.303</text:p>
              </table:table-cell>
              <table:table-cell office:value-type="float" office:value="0.360594625096988">
                <text:p>0.3605946250969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4">
                <text:p>0.304</text:p>
              </table:table-cell>
              <table:table-cell office:value-type="float" office:value="0.360735698666855">
                <text:p>0.3607356986668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5">
                <text:p>0.305</text:p>
              </table:table-cell>
              <table:table-cell office:value-type="float" office:value="0.360876772236721">
                <text:p>0.3608767722367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6">
                <text:p>0.306</text:p>
              </table:table-cell>
              <table:table-cell office:value-type="float" office:value="0.361017845806588">
                <text:p>0.3610178458065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7">
                <text:p>0.307</text:p>
              </table:table-cell>
              <table:table-cell office:value-type="float" office:value="0.361158919376455">
                <text:p>0.3611589193764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8">
                <text:p>0.308</text:p>
              </table:table-cell>
              <table:table-cell office:value-type="float" office:value="0.361299992946321">
                <text:p>0.3612999929463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9">
                <text:p>0.309</text:p>
              </table:table-cell>
              <table:table-cell office:value-type="float" office:value="0.361441066516188">
                <text:p>0.3614410665161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1">
                <text:p>0.31</text:p>
              </table:table-cell>
              <table:table-cell office:value-type="float" office:value="0.361582140086055">
                <text:p>0.361582140086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1">
                <text:p>0.311</text:p>
              </table:table-cell>
              <table:table-cell office:value-type="float" office:value="0.361723213655921">
                <text:p>0.3617232136559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2">
                <text:p>0.312</text:p>
              </table:table-cell>
              <table:table-cell office:value-type="float" office:value="0.361864287225788">
                <text:p>0.3618642872257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3">
                <text:p>0.313</text:p>
              </table:table-cell>
              <table:table-cell office:value-type="float" office:value="0.362007124215278">
                <text:p>0.3620071242152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4">
                <text:p>0.314</text:p>
              </table:table-cell>
              <table:table-cell office:value-type="float" office:value="0.362148197785145">
                <text:p>0.3621481977851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5">
                <text:p>0.315</text:p>
              </table:table-cell>
              <table:table-cell office:value-type="float" office:value="0.362289271355012">
                <text:p>0.3622892713550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6">
                <text:p>0.316</text:p>
              </table:table-cell>
              <table:table-cell office:value-type="float" office:value="0.362430344924878">
                <text:p>0.3624303449248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7">
                <text:p>0.317</text:p>
              </table:table-cell>
              <table:table-cell office:value-type="float" office:value="0.362571418494745">
                <text:p>0.3625714184947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8">
                <text:p>0.318</text:p>
              </table:table-cell>
              <table:table-cell office:value-type="float" office:value="0.362712492064612">
                <text:p>0.3627124920646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9">
                <text:p>0.319</text:p>
              </table:table-cell>
              <table:table-cell office:value-type="float" office:value="0.362853565634478">
                <text:p>0.3628535656344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">
                <text:p>0.32</text:p>
              </table:table-cell>
              <table:table-cell office:value-type="float" office:value="0.362994639204345">
                <text:p>0.3629946392043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1">
                <text:p>0.321</text:p>
              </table:table-cell>
              <table:table-cell office:value-type="float" office:value="0.363135712774212">
                <text:p>0.3631357127742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2">
                <text:p>0.322</text:p>
              </table:table-cell>
              <table:table-cell office:value-type="float" office:value="0.363276786344078">
                <text:p>0.3632767863440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3">
                <text:p>0.323</text:p>
              </table:table-cell>
              <table:table-cell office:value-type="float" office:value="0.363417859913945">
                <text:p>0.3634178599139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4">
                <text:p>0.324</text:p>
              </table:table-cell>
              <table:table-cell office:value-type="float" office:value="0.363558933483812">
                <text:p>0.3635589334838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5">
                <text:p>0.325</text:p>
              </table:table-cell>
              <table:table-cell office:value-type="float" office:value="0.363700007053678">
                <text:p>0.3637000070536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6">
                <text:p>0.326</text:p>
              </table:table-cell>
              <table:table-cell office:value-type="float" office:value="0.363841080623545">
                <text:p>0.3638410806235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7">
                <text:p>0.327</text:p>
              </table:table-cell>
              <table:table-cell office:value-type="float" office:value="0.363982154193412">
                <text:p>0.3639821541934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8">
                <text:p>0.328</text:p>
              </table:table-cell>
              <table:table-cell office:value-type="float" office:value="0.364123227763279">
                <text:p>0.3641232277632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9">
                <text:p>0.329</text:p>
              </table:table-cell>
              <table:table-cell office:value-type="float" office:value="0.364264301333145">
                <text:p>0.3642643013331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3">
                <text:p>0.33</text:p>
              </table:table-cell>
              <table:table-cell office:value-type="float" office:value="0.364405374903012">
                <text:p>0.3644053749030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1">
                <text:p>0.331</text:p>
              </table:table-cell>
              <table:table-cell office:value-type="float" office:value="0.364546448472879">
                <text:p>0.3645464484728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2">
                <text:p>0.332</text:p>
              </table:table-cell>
              <table:table-cell office:value-type="float" office:value="0.364687522042745">
                <text:p>0.364687522042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3">
                <text:p>0.333</text:p>
              </table:table-cell>
              <table:table-cell office:value-type="float" office:value="0.364828595612612">
                <text:p>0.3648285956126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4">
                <text:p>0.334</text:p>
              </table:table-cell>
              <table:table-cell office:value-type="float" office:value="0.364969669182479">
                <text:p>0.3649696691824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5">
                <text:p>0.335</text:p>
              </table:table-cell>
              <table:table-cell office:value-type="float" office:value="0.365110742752345">
                <text:p>0.3651107427523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6">
                <text:p>0.336</text:p>
              </table:table-cell>
              <table:table-cell office:value-type="float" office:value="0.365251816322212">
                <text:p>0.3652518163222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7">
                <text:p>0.337</text:p>
              </table:table-cell>
              <table:table-cell office:value-type="float" office:value="0.365394653311702">
                <text:p>0.3653946533117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8">
                <text:p>0.338</text:p>
              </table:table-cell>
              <table:table-cell office:value-type="float" office:value="0.365535726881569">
                <text:p>0.3655357268815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9">
                <text:p>0.339</text:p>
              </table:table-cell>
              <table:table-cell office:value-type="float" office:value="0.365676800451435">
                <text:p>0.3656768004514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4">
                <text:p>0.34</text:p>
              </table:table-cell>
              <table:table-cell office:value-type="float" office:value="0.365817874021302">
                <text:p>0.3658178740213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1">
                <text:p>0.341</text:p>
              </table:table-cell>
              <table:table-cell office:value-type="float" office:value="0.365958947591169">
                <text:p>0.3659589475911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2">
                <text:p>0.342</text:p>
              </table:table-cell>
              <table:table-cell office:value-type="float" office:value="0.366100021161035">
                <text:p>0.3661000211610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3">
                <text:p>0.343</text:p>
              </table:table-cell>
              <table:table-cell office:value-type="float" office:value="0.366241094730902">
                <text:p>0.366241094730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4">
                <text:p>0.344</text:p>
              </table:table-cell>
              <table:table-cell office:value-type="float" office:value="0.366382168300769">
                <text:p>0.3663821683007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5">
                <text:p>0.345</text:p>
              </table:table-cell>
              <table:table-cell office:value-type="float" office:value="0.366523241870635">
                <text:p>0.3665232418706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6">
                <text:p>0.346</text:p>
              </table:table-cell>
              <table:table-cell office:value-type="float" office:value="0.366664315440502">
                <text:p>0.3666643154405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7">
                <text:p>0.347</text:p>
              </table:table-cell>
              <table:table-cell office:value-type="float" office:value="0.366805389010369">
                <text:p>0.3668053890103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8">
                <text:p>0.348</text:p>
              </table:table-cell>
              <table:table-cell office:value-type="float" office:value="0.366946462580236">
                <text:p>0.3669464625802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9">
                <text:p>0.349</text:p>
              </table:table-cell>
              <table:table-cell office:value-type="float" office:value="0.367087536150102">
                <text:p>0.3670875361501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">
                <text:p>0.35</text:p>
              </table:table-cell>
              <table:table-cell office:value-type="float" office:value="0.367228609719969">
                <text:p>0.3672286097199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1">
                <text:p>0.351</text:p>
              </table:table-cell>
              <table:table-cell office:value-type="float" office:value="0.367322070960006">
                <text:p>0.3673220709600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2">
                <text:p>0.352</text:p>
              </table:table-cell>
              <table:table-cell office:value-type="float" office:value="0.367417295619666">
                <text:p>0.3674172956196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3">
                <text:p>0.353</text:p>
              </table:table-cell>
              <table:table-cell office:value-type="float" office:value="0.367510756859702">
                <text:p>0.3675107568597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4">
                <text:p>0.354</text:p>
              </table:table-cell>
              <table:table-cell office:value-type="float" office:value="0.367605981519362">
                <text:p>0.3676059815193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5">
                <text:p>0.355</text:p>
              </table:table-cell>
              <table:table-cell office:value-type="float" office:value="0.367699442759399">
                <text:p>0.3676994427593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6">
                <text:p>0.356</text:p>
              </table:table-cell>
              <table:table-cell office:value-type="float" office:value="0.367794667419059">
                <text:p>0.3677946674190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7">
                <text:p>0.357</text:p>
              </table:table-cell>
              <table:table-cell office:value-type="float" office:value="0.367888128659096">
                <text:p>0.3678881286590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8">
                <text:p>0.358</text:p>
              </table:table-cell>
              <table:table-cell office:value-type="float" office:value="0.367983353318756">
                <text:p>0.3679833533187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9">
                <text:p>0.359</text:p>
              </table:table-cell>
              <table:table-cell office:value-type="float" office:value="0.368076814558792">
                <text:p>0.3680768145587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6">
                <text:p>0.36</text:p>
              </table:table-cell>
              <table:table-cell office:value-type="float" office:value="0.368172039218452">
                <text:p>0.368172039218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1">
                <text:p>0.361</text:p>
              </table:table-cell>
              <table:table-cell office:value-type="float" office:value="0.368265500458489">
                <text:p>0.3682655004584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2">
                <text:p>0.362</text:p>
              </table:table-cell>
              <table:table-cell office:value-type="float" office:value="0.368360725118149">
                <text:p>0.3683607251181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3">
                <text:p>0.363</text:p>
              </table:table-cell>
              <table:table-cell office:value-type="float" office:value="0.368454186358186">
                <text:p>0.3684541863581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4">
                <text:p>0.364</text:p>
              </table:table-cell>
              <table:table-cell office:value-type="float" office:value="0.368549411017846">
                <text:p>0.3685494110178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5">
                <text:p>0.365</text:p>
              </table:table-cell>
              <table:table-cell office:value-type="float" office:value="0.368642872257882">
                <text:p>0.3686428722578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6">
                <text:p>0.366</text:p>
              </table:table-cell>
              <table:table-cell office:value-type="float" office:value="0.368738096917542">
                <text:p>0.3687380969175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7">
                <text:p>0.367</text:p>
              </table:table-cell>
              <table:table-cell office:value-type="float" office:value="0.368831558157579">
                <text:p>0.3688315581575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8">
                <text:p>0.368</text:p>
              </table:table-cell>
              <table:table-cell office:value-type="float" office:value="0.368925019397616">
                <text:p>0.368925019397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9">
                <text:p>0.369</text:p>
              </table:table-cell>
              <table:table-cell office:value-type="float" office:value="0.369020244057276">
                <text:p>0.3690202440572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7">
                <text:p>0.37</text:p>
              </table:table-cell>
              <table:table-cell office:value-type="float" office:value="0.369113705297313">
                <text:p>0.3691137052973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1">
                <text:p>0.371</text:p>
              </table:table-cell>
              <table:table-cell office:value-type="float" office:value="0.369208929956973">
                <text:p>0.3692089299569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2">
                <text:p>0.372</text:p>
              </table:table-cell>
              <table:table-cell office:value-type="float" office:value="0.369302391197009">
                <text:p>0.3693023911970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3">
                <text:p>0.373</text:p>
              </table:table-cell>
              <table:table-cell office:value-type="float" office:value="0.369397615856669">
                <text:p>0.3693976158566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4">
                <text:p>0.374</text:p>
              </table:table-cell>
              <table:table-cell office:value-type="float" office:value="0.369491077096706">
                <text:p>0.3694910770967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5">
                <text:p>0.375</text:p>
              </table:table-cell>
              <table:table-cell office:value-type="float" office:value="0.369586301756366">
                <text:p>0.369586301756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6">
                <text:p>0.376</text:p>
              </table:table-cell>
              <table:table-cell office:value-type="float" office:value="0.369679762996403">
                <text:p>0.3696797629964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7">
                <text:p>0.377</text:p>
              </table:table-cell>
              <table:table-cell office:value-type="float" office:value="0.369774987656063">
                <text:p>0.3697749876560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8">
                <text:p>0.378</text:p>
              </table:table-cell>
              <table:table-cell office:value-type="float" office:value="0.369868448896099">
                <text:p>0.3698684488960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9">
                <text:p>0.379</text:p>
              </table:table-cell>
              <table:table-cell office:value-type="float" office:value="0.369963673555759">
                <text:p>0.3699636735557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">
                <text:p>0.38</text:p>
              </table:table-cell>
              <table:table-cell office:value-type="float" office:value="0.370057134795796">
                <text:p>0.3700571347957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1">
                <text:p>0.381</text:p>
              </table:table-cell>
              <table:table-cell office:value-type="float" office:value="0.370152359455456">
                <text:p>0.3701523594554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2">
                <text:p>0.382</text:p>
              </table:table-cell>
              <table:table-cell office:value-type="float" office:value="0.370245820695493">
                <text:p>0.3702458206954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3">
                <text:p>0.383</text:p>
              </table:table-cell>
              <table:table-cell office:value-type="float" office:value="0.370339281935529">
                <text:p>0.3703392819355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4">
                <text:p>0.384</text:p>
              </table:table-cell>
              <table:table-cell office:value-type="float" office:value="0.370434506595189">
                <text:p>0.3704345065951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5">
                <text:p>0.385</text:p>
              </table:table-cell>
              <table:table-cell office:value-type="float" office:value="0.370527967835226">
                <text:p>0.3705279678352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6">
                <text:p>0.386</text:p>
              </table:table-cell>
              <table:table-cell office:value-type="float" office:value="0.370623192494886">
                <text:p>0.3706231924948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7">
                <text:p>0.387</text:p>
              </table:table-cell>
              <table:table-cell office:value-type="float" office:value="0.370716653734923">
                <text:p>0.3707166537349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8">
                <text:p>0.388</text:p>
              </table:table-cell>
              <table:table-cell office:value-type="float" office:value="0.370811878394583">
                <text:p>0.3708118783945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9">
                <text:p>0.389</text:p>
              </table:table-cell>
              <table:table-cell office:value-type="float" office:value="0.370905339634619">
                <text:p>0.3709053396346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">
                <text:p>0.39</text:p>
              </table:table-cell>
              <table:table-cell office:value-type="float" office:value="0.371000564294279">
                <text:p>0.3710005642942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">
                <text:p>0.391</text:p>
              </table:table-cell>
              <table:table-cell office:value-type="float" office:value="0.371094025534316">
                <text:p>0.3710940255343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2">
                <text:p>0.392</text:p>
              </table:table-cell>
              <table:table-cell office:value-type="float" office:value="0.371189250193976">
                <text:p>0.3711892501939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3">
                <text:p>0.393</text:p>
              </table:table-cell>
              <table:table-cell office:value-type="float" office:value="0.371282711434013">
                <text:p>0.3712827114340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4">
                <text:p>0.394</text:p>
              </table:table-cell>
              <table:table-cell office:value-type="float" office:value="0.371377936093673">
                <text:p>0.3713779360936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5">
                <text:p>0.395</text:p>
              </table:table-cell>
              <table:table-cell office:value-type="float" office:value="0.371471397333709">
                <text:p>0.3714713973337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6">
                <text:p>0.396</text:p>
              </table:table-cell>
              <table:table-cell office:value-type="float" office:value="0.37156662199337">
                <text:p>0.371566621993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7">
                <text:p>0.397</text:p>
              </table:table-cell>
              <table:table-cell office:value-type="float" office:value="0.371660083233406">
                <text:p>0.3716600832334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8">
                <text:p>0.398</text:p>
              </table:table-cell>
              <table:table-cell office:value-type="float" office:value="0.371755307893066">
                <text:p>0.3717553078930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9">
                <text:p>0.399</text:p>
              </table:table-cell>
              <table:table-cell office:value-type="float" office:value="0.371848769133103">
                <text:p>0.3718487691331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">
                <text:p>0.4</text:p>
              </table:table-cell>
              <table:table-cell office:value-type="float" office:value="0.37194223037314">
                <text:p>0.371942230373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01">
                <text:p>0.401</text:p>
              </table:table-cell>
              <table:table-cell office:value-type="float" office:value="0.371996896381463">
                <text:p>0.3719968963814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2">
                <text:p>0.402</text:p>
              </table:table-cell>
              <table:table-cell office:value-type="float" office:value="0.372051562389786">
                <text:p>0.3720515623897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3">
                <text:p>0.403</text:p>
              </table:table-cell>
              <table:table-cell office:value-type="float" office:value="0.37210622839811">
                <text:p>0.372106228398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4">
                <text:p>0.404</text:p>
              </table:table-cell>
              <table:table-cell office:value-type="float" office:value="0.37215913098681">
                <text:p>0.372159130986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5">
                <text:p>0.405</text:p>
              </table:table-cell>
              <table:table-cell office:value-type="float" office:value="0.372213796995133">
                <text:p>0.3722137969951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6">
                <text:p>0.406</text:p>
              </table:table-cell>
              <table:table-cell office:value-type="float" office:value="0.372268463003456">
                <text:p>0.3722684630034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7">
                <text:p>0.407</text:p>
              </table:table-cell>
              <table:table-cell office:value-type="float" office:value="0.372321365592156">
                <text:p>0.3723213655921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8">
                <text:p>0.408</text:p>
              </table:table-cell>
              <table:table-cell office:value-type="float" office:value="0.37237603160048">
                <text:p>0.372376031600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9">
                <text:p>0.409</text:p>
              </table:table-cell>
              <table:table-cell office:value-type="float" office:value="0.372430697608803">
                <text:p>0.3724306976088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1">
                <text:p>0.41</text:p>
              </table:table-cell>
              <table:table-cell office:value-type="float" office:value="0.372485363617126">
                <text:p>0.3724853636171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1">
                <text:p>0.411</text:p>
              </table:table-cell>
              <table:table-cell office:value-type="float" office:value="0.372538266205826">
                <text:p>0.3725382662058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2">
                <text:p>0.412</text:p>
              </table:table-cell>
              <table:table-cell office:value-type="float" office:value="0.37259293221415">
                <text:p>0.372592932214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3">
                <text:p>0.413</text:p>
              </table:table-cell>
              <table:table-cell office:value-type="float" office:value="0.372647598222473">
                <text:p>0.3726475982224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4">
                <text:p>0.414</text:p>
              </table:table-cell>
              <table:table-cell office:value-type="float" office:value="0.372700500811173">
                <text:p>0.3727005008111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5">
                <text:p>0.415</text:p>
              </table:table-cell>
              <table:table-cell office:value-type="float" office:value="0.372755166819496">
                <text:p>0.3727551668194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6">
                <text:p>0.416</text:p>
              </table:table-cell>
              <table:table-cell office:value-type="float" office:value="0.37280983282782">
                <text:p>0.372809832827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7">
                <text:p>0.417</text:p>
              </table:table-cell>
              <table:table-cell office:value-type="float" office:value="0.372864498836143">
                <text:p>0.3728644988361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8">
                <text:p>0.418</text:p>
              </table:table-cell>
              <table:table-cell office:value-type="float" office:value="0.372917401424843">
                <text:p>0.3729174014248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9">
                <text:p>0.419</text:p>
              </table:table-cell>
              <table:table-cell office:value-type="float" office:value="0.372972067433166">
                <text:p>0.3729720674331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2">
                <text:p>0.42</text:p>
              </table:table-cell>
              <table:table-cell office:value-type="float" office:value="0.37302673344149">
                <text:p>0.373026733441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1">
                <text:p>0.421</text:p>
              </table:table-cell>
              <table:table-cell office:value-type="float" office:value="0.37307963603019">
                <text:p>0.373079636030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2">
                <text:p>0.422</text:p>
              </table:table-cell>
              <table:table-cell office:value-type="float" office:value="0.373134302038513">
                <text:p>0.3731343020385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3">
                <text:p>0.423</text:p>
              </table:table-cell>
              <table:table-cell office:value-type="float" office:value="0.373188968046836">
                <text:p>0.3731889680468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4">
                <text:p>0.424</text:p>
              </table:table-cell>
              <table:table-cell office:value-type="float" office:value="0.37324363405516">
                <text:p>0.373243634055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5">
                <text:p>0.425</text:p>
              </table:table-cell>
              <table:table-cell office:value-type="float" office:value="0.37329653664386">
                <text:p>0.373296536643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6">
                <text:p>0.426</text:p>
              </table:table-cell>
              <table:table-cell office:value-type="float" office:value="0.373351202652183">
                <text:p>0.3733512026521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7">
                <text:p>0.427</text:p>
              </table:table-cell>
              <table:table-cell office:value-type="float" office:value="0.373405868660506">
                <text:p>0.373405868660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8">
                <text:p>0.428</text:p>
              </table:table-cell>
              <table:table-cell office:value-type="float" office:value="0.373458771249206">
                <text:p>0.3734587712492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9">
                <text:p>0.429</text:p>
              </table:table-cell>
              <table:table-cell office:value-type="float" office:value="0.37351343725753">
                <text:p>0.373513437257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3">
                <text:p>0.43</text:p>
              </table:table-cell>
              <table:table-cell office:value-type="float" office:value="0.373568103265853">
                <text:p>0.3735681032658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1">
                <text:p>0.431</text:p>
              </table:table-cell>
              <table:table-cell office:value-type="float" office:value="0.373621005854553">
                <text:p>0.3736210058545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2">
                <text:p>0.432</text:p>
              </table:table-cell>
              <table:table-cell office:value-type="float" office:value="0.373675671862877">
                <text:p>0.3736756718628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3">
                <text:p>0.433</text:p>
              </table:table-cell>
              <table:table-cell office:value-type="float" office:value="0.3737303378712">
                <text:p>0.37373033787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4">
                <text:p>0.434</text:p>
              </table:table-cell>
              <table:table-cell office:value-type="float" office:value="0.373785003879523">
                <text:p>0.3737850038795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5">
                <text:p>0.435</text:p>
              </table:table-cell>
              <table:table-cell office:value-type="float" office:value="0.373837906468223">
                <text:p>0.3738379064682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6">
                <text:p>0.436</text:p>
              </table:table-cell>
              <table:table-cell office:value-type="float" office:value="0.373892572476547">
                <text:p>0.3738925724765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7">
                <text:p>0.437</text:p>
              </table:table-cell>
              <table:table-cell office:value-type="float" office:value="0.37394723848487">
                <text:p>0.373947238484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8">
                <text:p>0.438</text:p>
              </table:table-cell>
              <table:table-cell office:value-type="float" office:value="0.37400014107357">
                <text:p>0.374000141073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9">
                <text:p>0.439</text:p>
              </table:table-cell>
              <table:table-cell office:value-type="float" office:value="0.374054807081893">
                <text:p>0.3740548070818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4">
                <text:p>0.44</text:p>
              </table:table-cell>
              <table:table-cell office:value-type="float" office:value="0.374109473090216">
                <text:p>0.3741094730902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1">
                <text:p>0.441</text:p>
              </table:table-cell>
              <table:table-cell office:value-type="float" office:value="0.37416413909854">
                <text:p>0.374164139098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2">
                <text:p>0.442</text:p>
              </table:table-cell>
              <table:table-cell office:value-type="float" office:value="0.37421704168724">
                <text:p>0.374217041687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3">
                <text:p>0.443</text:p>
              </table:table-cell>
              <table:table-cell office:value-type="float" office:value="0.374271707695563">
                <text:p>0.3742717076955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4">
                <text:p>0.444</text:p>
              </table:table-cell>
              <table:table-cell office:value-type="float" office:value="0.374326373703887">
                <text:p>0.3743263737038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5">
                <text:p>0.445</text:p>
              </table:table-cell>
              <table:table-cell office:value-type="float" office:value="0.374379276292587">
                <text:p>0.3743792762925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6">
                <text:p>0.446</text:p>
              </table:table-cell>
              <table:table-cell office:value-type="float" office:value="0.37443394230091">
                <text:p>0.374433942300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7">
                <text:p>0.447</text:p>
              </table:table-cell>
              <table:table-cell office:value-type="float" office:value="0.374488608309233">
                <text:p>0.3744886083092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8">
                <text:p>0.448</text:p>
              </table:table-cell>
              <table:table-cell office:value-type="float" office:value="0.374543274317557">
                <text:p>0.3745432743175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9">
                <text:p>0.449</text:p>
              </table:table-cell>
              <table:table-cell office:value-type="float" office:value="0.374596176906257">
                <text:p>0.3745961769062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5">
                <text:p>0.45</text:p>
              </table:table-cell>
              <table:table-cell office:value-type="float" office:value="0.37465084291458">
                <text:p>0.374650842914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1">
                <text:p>0.451</text:p>
              </table:table-cell>
              <table:table-cell office:value-type="float" office:value="0.374668477110813">
                <text:p>0.3746684771108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2">
                <text:p>0.452</text:p>
              </table:table-cell>
              <table:table-cell office:value-type="float" office:value="0.374686111307047">
                <text:p>0.3746861113070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3">
                <text:p>0.453</text:p>
              </table:table-cell>
              <table:table-cell office:value-type="float" office:value="0.37470374550328">
                <text:p>0.374703745503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4">
                <text:p>0.454</text:p>
              </table:table-cell>
              <table:table-cell office:value-type="float" office:value="0.374721379699513">
                <text:p>0.3747213796995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5">
                <text:p>0.455</text:p>
              </table:table-cell>
              <table:table-cell office:value-type="float" office:value="0.374739013895747">
                <text:p>0.3747390138957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6">
                <text:p>0.456</text:p>
              </table:table-cell>
              <table:table-cell office:value-type="float" office:value="0.37475664809198">
                <text:p>0.374756648091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7">
                <text:p>0.457</text:p>
              </table:table-cell>
              <table:table-cell office:value-type="float" office:value="0.374774282288213">
                <text:p>0.3747742822882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8">
                <text:p>0.458</text:p>
              </table:table-cell>
              <table:table-cell office:value-type="float" office:value="0.374791916484447">
                <text:p>0.3747919164844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9">
                <text:p>0.459</text:p>
              </table:table-cell>
              <table:table-cell office:value-type="float" office:value="0.37480955068068">
                <text:p>0.374809550680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6">
                <text:p>0.46</text:p>
              </table:table-cell>
              <table:table-cell office:value-type="float" office:value="0.374827184876913">
                <text:p>0.3748271848769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1">
                <text:p>0.461</text:p>
              </table:table-cell>
              <table:table-cell office:value-type="float" office:value="0.374844819073147">
                <text:p>0.3748448190731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2">
                <text:p>0.462</text:p>
              </table:table-cell>
              <table:table-cell office:value-type="float" office:value="0.37486245326938">
                <text:p>0.374862453269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3">
                <text:p>0.463</text:p>
              </table:table-cell>
              <table:table-cell office:value-type="float" office:value="0.374880087465613">
                <text:p>0.3748800874656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4">
                <text:p>0.464</text:p>
              </table:table-cell>
              <table:table-cell office:value-type="float" office:value="0.374897721661847">
                <text:p>0.3748977216618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5">
                <text:p>0.465</text:p>
              </table:table-cell>
              <table:table-cell office:value-type="float" office:value="0.37491535585808">
                <text:p>0.374915355858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6">
                <text:p>0.466</text:p>
              </table:table-cell>
              <table:table-cell office:value-type="float" office:value="0.374932990054313">
                <text:p>0.3749329900543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7">
                <text:p>0.467</text:p>
              </table:table-cell>
              <table:table-cell office:value-type="float" office:value="0.374950624250547">
                <text:p>0.3749506242505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8">
                <text:p>0.468</text:p>
              </table:table-cell>
              <table:table-cell office:value-type="float" office:value="0.37496825844678">
                <text:p>0.374968258446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9">
                <text:p>0.469</text:p>
              </table:table-cell>
              <table:table-cell office:value-type="float" office:value="0.374985892643013">
                <text:p>0.3749858926430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">
                <text:p>0.47</text:p>
              </table:table-cell>
              <table:table-cell office:value-type="float" office:value="0.375003526839247">
                <text:p>0.3750035268392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1">
                <text:p>0.471</text:p>
              </table:table-cell>
              <table:table-cell office:value-type="float" office:value="0.37502116103548">
                <text:p>0.375021161035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2">
                <text:p>0.472</text:p>
              </table:table-cell>
              <table:table-cell office:value-type="float" office:value="0.375038795231713">
                <text:p>0.3750387952317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3">
                <text:p>0.473</text:p>
              </table:table-cell>
              <table:table-cell office:value-type="float" office:value="0.375056429427947">
                <text:p>0.3750564294279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4">
                <text:p>0.474</text:p>
              </table:table-cell>
              <table:table-cell office:value-type="float" office:value="0.37507406362418">
                <text:p>0.375074063624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5">
                <text:p>0.475</text:p>
              </table:table-cell>
              <table:table-cell office:value-type="float" office:value="0.375093461240037">
                <text:p>0.3750934612400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6">
                <text:p>0.476</text:p>
              </table:table-cell>
              <table:table-cell office:value-type="float" office:value="0.37511109543627">
                <text:p>0.375111095436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7">
                <text:p>0.477</text:p>
              </table:table-cell>
              <table:table-cell office:value-type="float" office:value="0.375128729632503">
                <text:p>0.3751287296325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8">
                <text:p>0.478</text:p>
              </table:table-cell>
              <table:table-cell office:value-type="float" office:value="0.375146363828737">
                <text:p>0.3751463638287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9">
                <text:p>0.479</text:p>
              </table:table-cell>
              <table:table-cell office:value-type="float" office:value="0.37516399802497">
                <text:p>0.375163998024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8">
                <text:p>0.48</text:p>
              </table:table-cell>
              <table:table-cell office:value-type="float" office:value="0.375181632221203">
                <text:p>0.3751816322212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1">
                <text:p>0.481</text:p>
              </table:table-cell>
              <table:table-cell office:value-type="float" office:value="0.375199266417437">
                <text:p>0.3751992664174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2">
                <text:p>0.482</text:p>
              </table:table-cell>
              <table:table-cell office:value-type="float" office:value="0.37521690061367">
                <text:p>0.375216900613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3">
                <text:p>0.483</text:p>
              </table:table-cell>
              <table:table-cell office:value-type="float" office:value="0.375234534809903">
                <text:p>0.3752345348099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4">
                <text:p>0.484</text:p>
              </table:table-cell>
              <table:table-cell office:value-type="float" office:value="0.375252169006137">
                <text:p>0.3752521690061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5">
                <text:p>0.485</text:p>
              </table:table-cell>
              <table:table-cell office:value-type="float" office:value="0.37526980320237">
                <text:p>0.375269803202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6">
                <text:p>0.486</text:p>
              </table:table-cell>
              <table:table-cell office:value-type="float" office:value="0.375287437398603">
                <text:p>0.3752874373986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7">
                <text:p>0.487</text:p>
              </table:table-cell>
              <table:table-cell office:value-type="float" office:value="0.375305071594837">
                <text:p>0.3753050715948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8">
                <text:p>0.488</text:p>
              </table:table-cell>
              <table:table-cell office:value-type="float" office:value="0.37532270579107">
                <text:p>0.375322705791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9">
                <text:p>0.489</text:p>
              </table:table-cell>
              <table:table-cell office:value-type="float" office:value="0.375340339987303">
                <text:p>0.3753403399873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9">
                <text:p>0.49</text:p>
              </table:table-cell>
              <table:table-cell office:value-type="float" office:value="0.375357974183537">
                <text:p>0.3753579741835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1">
                <text:p>0.491</text:p>
              </table:table-cell>
              <table:table-cell office:value-type="float" office:value="0.37537560837977">
                <text:p>0.375375608379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2">
                <text:p>0.492</text:p>
              </table:table-cell>
              <table:table-cell office:value-type="float" office:value="0.375393242576003">
                <text:p>0.3753932425760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3">
                <text:p>0.493</text:p>
              </table:table-cell>
              <table:table-cell office:value-type="float" office:value="0.375410876772237">
                <text:p>0.3754108767722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4">
                <text:p>0.494</text:p>
              </table:table-cell>
              <table:table-cell office:value-type="float" office:value="0.37542851096847">
                <text:p>0.375428510968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5">
                <text:p>0.495</text:p>
              </table:table-cell>
              <table:table-cell office:value-type="float" office:value="0.375446145164703">
                <text:p>0.3754461451647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6">
                <text:p>0.496</text:p>
              </table:table-cell>
              <table:table-cell office:value-type="float" office:value="0.375463779360937">
                <text:p>0.3754637793609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7">
                <text:p>0.497</text:p>
              </table:table-cell>
              <table:table-cell office:value-type="float" office:value="0.37548141355717">
                <text:p>0.375481413557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8">
                <text:p>0.498</text:p>
              </table:table-cell>
              <table:table-cell office:value-type="float" office:value="0.375499047753403">
                <text:p>0.3754990477534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9">
                <text:p>0.499</text:p>
              </table:table-cell>
              <table:table-cell office:value-type="float" office:value="0.375516681949637">
                <text:p>0.3755166819496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0.37553431614587">
                <text:p>0.375534316145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01">
                <text:p>0.501</text:p>
              </table:table-cell>
              <table:table-cell office:value-type="float" office:value="0.375516681949637">
                <text:p>0.3755166819496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2">
                <text:p>0.502</text:p>
              </table:table-cell>
              <table:table-cell office:value-type="float" office:value="0.375499047753403">
                <text:p>0.3754990477534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3">
                <text:p>0.503</text:p>
              </table:table-cell>
              <table:table-cell office:value-type="float" office:value="0.37548141355717">
                <text:p>0.375481413557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4">
                <text:p>0.504</text:p>
              </table:table-cell>
              <table:table-cell office:value-type="float" office:value="0.375463779360937">
                <text:p>0.3754637793609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5">
                <text:p>0.505</text:p>
              </table:table-cell>
              <table:table-cell office:value-type="float" office:value="0.375446145164703">
                <text:p>0.3754461451647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6">
                <text:p>0.506</text:p>
              </table:table-cell>
              <table:table-cell office:value-type="float" office:value="0.37542851096847">
                <text:p>0.375428510968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7">
                <text:p>0.507</text:p>
              </table:table-cell>
              <table:table-cell office:value-type="float" office:value="0.375410876772237">
                <text:p>0.3754108767722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8">
                <text:p>0.508</text:p>
              </table:table-cell>
              <table:table-cell office:value-type="float" office:value="0.375393242576003">
                <text:p>0.3753932425760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9">
                <text:p>0.509</text:p>
              </table:table-cell>
              <table:table-cell office:value-type="float" office:value="0.37537560837977">
                <text:p>0.375375608379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1">
                <text:p>0.51</text:p>
              </table:table-cell>
              <table:table-cell office:value-type="float" office:value="0.375357974183537">
                <text:p>0.3753579741835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1">
                <text:p>0.511</text:p>
              </table:table-cell>
              <table:table-cell office:value-type="float" office:value="0.375340339987303">
                <text:p>0.3753403399873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2">
                <text:p>0.512</text:p>
              </table:table-cell>
              <table:table-cell office:value-type="float" office:value="0.37532270579107">
                <text:p>0.375322705791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3">
                <text:p>0.513</text:p>
              </table:table-cell>
              <table:table-cell office:value-type="float" office:value="0.375305071594837">
                <text:p>0.3753050715948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4">
                <text:p>0.514</text:p>
              </table:table-cell>
              <table:table-cell office:value-type="float" office:value="0.375287437398603">
                <text:p>0.3752874373986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5">
                <text:p>0.515</text:p>
              </table:table-cell>
              <table:table-cell office:value-type="float" office:value="0.37526980320237">
                <text:p>0.375269803202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6">
                <text:p>0.516</text:p>
              </table:table-cell>
              <table:table-cell office:value-type="float" office:value="0.375252169006137">
                <text:p>0.3752521690061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7">
                <text:p>0.517</text:p>
              </table:table-cell>
              <table:table-cell office:value-type="float" office:value="0.375234534809903">
                <text:p>0.3752345348099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8">
                <text:p>0.518</text:p>
              </table:table-cell>
              <table:table-cell office:value-type="float" office:value="0.37521690061367">
                <text:p>0.375216900613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9">
                <text:p>0.519</text:p>
              </table:table-cell>
              <table:table-cell office:value-type="float" office:value="0.375199266417437">
                <text:p>0.3751992664174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2">
                <text:p>0.52</text:p>
              </table:table-cell>
              <table:table-cell office:value-type="float" office:value="0.375181632221203">
                <text:p>0.3751816322212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1">
                <text:p>0.521</text:p>
              </table:table-cell>
              <table:table-cell office:value-type="float" office:value="0.37516399802497">
                <text:p>0.375163998024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2">
                <text:p>0.522</text:p>
              </table:table-cell>
              <table:table-cell office:value-type="float" office:value="0.375146363828737">
                <text:p>0.3751463638287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3">
                <text:p>0.523</text:p>
              </table:table-cell>
              <table:table-cell office:value-type="float" office:value="0.375128729632503">
                <text:p>0.3751287296325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4">
                <text:p>0.524</text:p>
              </table:table-cell>
              <table:table-cell office:value-type="float" office:value="0.37511109543627">
                <text:p>0.375111095436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5">
                <text:p>0.525</text:p>
              </table:table-cell>
              <table:table-cell office:value-type="float" office:value="0.375093461240037">
                <text:p>0.3750934612400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6">
                <text:p>0.526</text:p>
              </table:table-cell>
              <table:table-cell office:value-type="float" office:value="0.37507406362418">
                <text:p>0.375074063624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7">
                <text:p>0.527</text:p>
              </table:table-cell>
              <table:table-cell office:value-type="float" office:value="0.375056429427947">
                <text:p>0.3750564294279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8">
                <text:p>0.528</text:p>
              </table:table-cell>
              <table:table-cell office:value-type="float" office:value="0.375038795231713">
                <text:p>0.3750387952317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9">
                <text:p>0.529</text:p>
              </table:table-cell>
              <table:table-cell office:value-type="float" office:value="0.37502116103548">
                <text:p>0.375021161035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3">
                <text:p>0.53</text:p>
              </table:table-cell>
              <table:table-cell office:value-type="float" office:value="0.375003526839247">
                <text:p>0.3750035268392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1">
                <text:p>0.531</text:p>
              </table:table-cell>
              <table:table-cell office:value-type="float" office:value="0.374985892643013">
                <text:p>0.3749858926430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2">
                <text:p>0.532</text:p>
              </table:table-cell>
              <table:table-cell office:value-type="float" office:value="0.37496825844678">
                <text:p>0.374968258446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3">
                <text:p>0.533</text:p>
              </table:table-cell>
              <table:table-cell office:value-type="float" office:value="0.374950624250547">
                <text:p>0.3749506242505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4">
                <text:p>0.534</text:p>
              </table:table-cell>
              <table:table-cell office:value-type="float" office:value="0.374932990054313">
                <text:p>0.3749329900543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5">
                <text:p>0.535</text:p>
              </table:table-cell>
              <table:table-cell office:value-type="float" office:value="0.37491535585808">
                <text:p>0.374915355858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6">
                <text:p>0.536</text:p>
              </table:table-cell>
              <table:table-cell office:value-type="float" office:value="0.374897721661847">
                <text:p>0.3748977216618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7">
                <text:p>0.537</text:p>
              </table:table-cell>
              <table:table-cell office:value-type="float" office:value="0.374880087465613">
                <text:p>0.3748800874656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8">
                <text:p>0.538</text:p>
              </table:table-cell>
              <table:table-cell office:value-type="float" office:value="0.37486245326938">
                <text:p>0.374862453269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9">
                <text:p>0.539</text:p>
              </table:table-cell>
              <table:table-cell office:value-type="float" office:value="0.374844819073147">
                <text:p>0.3748448190731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4">
                <text:p>0.54</text:p>
              </table:table-cell>
              <table:table-cell office:value-type="float" office:value="0.374827184876913">
                <text:p>0.3748271848769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1">
                <text:p>0.541</text:p>
              </table:table-cell>
              <table:table-cell office:value-type="float" office:value="0.37480955068068">
                <text:p>0.374809550680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2">
                <text:p>0.542</text:p>
              </table:table-cell>
              <table:table-cell office:value-type="float" office:value="0.374791916484447">
                <text:p>0.3747919164844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3">
                <text:p>0.543</text:p>
              </table:table-cell>
              <table:table-cell office:value-type="float" office:value="0.374774282288213">
                <text:p>0.3747742822882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4">
                <text:p>0.544</text:p>
              </table:table-cell>
              <table:table-cell office:value-type="float" office:value="0.37475664809198">
                <text:p>0.374756648091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5">
                <text:p>0.545</text:p>
              </table:table-cell>
              <table:table-cell office:value-type="float" office:value="0.374739013895747">
                <text:p>0.3747390138957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6">
                <text:p>0.546</text:p>
              </table:table-cell>
              <table:table-cell office:value-type="float" office:value="0.374721379699513">
                <text:p>0.3747213796995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7">
                <text:p>0.547</text:p>
              </table:table-cell>
              <table:table-cell office:value-type="float" office:value="0.37470374550328">
                <text:p>0.374703745503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8">
                <text:p>0.548</text:p>
              </table:table-cell>
              <table:table-cell office:value-type="float" office:value="0.374686111307047">
                <text:p>0.3746861113070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9">
                <text:p>0.549</text:p>
              </table:table-cell>
              <table:table-cell office:value-type="float" office:value="0.374668477110813">
                <text:p>0.3746684771108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5">
                <text:p>0.55</text:p>
              </table:table-cell>
              <table:table-cell office:value-type="float" office:value="0.37465084291458">
                <text:p>0.374650842914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1">
                <text:p>0.551</text:p>
              </table:table-cell>
              <table:table-cell office:value-type="float" office:value="0.374596176906257">
                <text:p>0.3745961769062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2">
                <text:p>0.552</text:p>
              </table:table-cell>
              <table:table-cell office:value-type="float" office:value="0.374543274317557">
                <text:p>0.3745432743175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3">
                <text:p>0.553</text:p>
              </table:table-cell>
              <table:table-cell office:value-type="float" office:value="0.374488608309233">
                <text:p>0.3744886083092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4">
                <text:p>0.554</text:p>
              </table:table-cell>
              <table:table-cell office:value-type="float" office:value="0.37443394230091">
                <text:p>0.374433942300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5">
                <text:p>0.555</text:p>
              </table:table-cell>
              <table:table-cell office:value-type="float" office:value="0.374379276292587">
                <text:p>0.3743792762925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6">
                <text:p>0.556</text:p>
              </table:table-cell>
              <table:table-cell office:value-type="float" office:value="0.374326373703887">
                <text:p>0.3743263737038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7">
                <text:p>0.557</text:p>
              </table:table-cell>
              <table:table-cell office:value-type="float" office:value="0.374271707695563">
                <text:p>0.3742717076955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8">
                <text:p>0.558</text:p>
              </table:table-cell>
              <table:table-cell office:value-type="float" office:value="0.37421704168724">
                <text:p>0.374217041687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9">
                <text:p>0.559</text:p>
              </table:table-cell>
              <table:table-cell office:value-type="float" office:value="0.37416413909854">
                <text:p>0.374164139098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">
                <text:p>0.56</text:p>
              </table:table-cell>
              <table:table-cell office:value-type="float" office:value="0.374109473090216">
                <text:p>0.3741094730902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1">
                <text:p>0.561</text:p>
              </table:table-cell>
              <table:table-cell office:value-type="float" office:value="0.374054807081893">
                <text:p>0.3740548070818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2">
                <text:p>0.562</text:p>
              </table:table-cell>
              <table:table-cell office:value-type="float" office:value="0.37400014107357">
                <text:p>0.374000141073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3">
                <text:p>0.563</text:p>
              </table:table-cell>
              <table:table-cell office:value-type="float" office:value="0.37394723848487">
                <text:p>0.373947238484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4">
                <text:p>0.564</text:p>
              </table:table-cell>
              <table:table-cell office:value-type="float" office:value="0.373892572476547">
                <text:p>0.3738925724765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5">
                <text:p>0.565</text:p>
              </table:table-cell>
              <table:table-cell office:value-type="float" office:value="0.373837906468223">
                <text:p>0.3738379064682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6">
                <text:p>0.566</text:p>
              </table:table-cell>
              <table:table-cell office:value-type="float" office:value="0.3737832404599">
                <text:p>0.37378324045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7">
                <text:p>0.567</text:p>
              </table:table-cell>
              <table:table-cell office:value-type="float" office:value="0.3737303378712">
                <text:p>0.37373033787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8">
                <text:p>0.568</text:p>
              </table:table-cell>
              <table:table-cell office:value-type="float" office:value="0.373675671862877">
                <text:p>0.3736756718628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9">
                <text:p>0.569</text:p>
              </table:table-cell>
              <table:table-cell office:value-type="float" office:value="0.373621005854553">
                <text:p>0.3736210058545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">
                <text:p>0.57</text:p>
              </table:table-cell>
              <table:table-cell office:value-type="float" office:value="0.373568103265853">
                <text:p>0.3735681032658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1">
                <text:p>0.571</text:p>
              </table:table-cell>
              <table:table-cell office:value-type="float" office:value="0.37351343725753">
                <text:p>0.373513437257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2">
                <text:p>0.572</text:p>
              </table:table-cell>
              <table:table-cell office:value-type="float" office:value="0.373458771249206">
                <text:p>0.3734587712492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3">
                <text:p>0.573</text:p>
              </table:table-cell>
              <table:table-cell office:value-type="float" office:value="0.373404105240883">
                <text:p>0.3734041052408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4">
                <text:p>0.574</text:p>
              </table:table-cell>
              <table:table-cell office:value-type="float" office:value="0.373351202652183">
                <text:p>0.3733512026521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5">
                <text:p>0.575</text:p>
              </table:table-cell>
              <table:table-cell office:value-type="float" office:value="0.37329653664386">
                <text:p>0.373296536643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6">
                <text:p>0.576</text:p>
              </table:table-cell>
              <table:table-cell office:value-type="float" office:value="0.373241870635536">
                <text:p>0.3732418706355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7">
                <text:p>0.577</text:p>
              </table:table-cell>
              <table:table-cell office:value-type="float" office:value="0.373188968046836">
                <text:p>0.3731889680468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8">
                <text:p>0.578</text:p>
              </table:table-cell>
              <table:table-cell office:value-type="float" office:value="0.373134302038513">
                <text:p>0.3731343020385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9">
                <text:p>0.579</text:p>
              </table:table-cell>
              <table:table-cell office:value-type="float" office:value="0.37307963603019">
                <text:p>0.373079636030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">
                <text:p>0.58</text:p>
              </table:table-cell>
              <table:table-cell office:value-type="float" office:value="0.373024970021866">
                <text:p>0.3730249700218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1">
                <text:p>0.581</text:p>
              </table:table-cell>
              <table:table-cell office:value-type="float" office:value="0.372972067433166">
                <text:p>0.3729720674331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2">
                <text:p>0.582</text:p>
              </table:table-cell>
              <table:table-cell office:value-type="float" office:value="0.372917401424843">
                <text:p>0.3729174014248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3">
                <text:p>0.583</text:p>
              </table:table-cell>
              <table:table-cell office:value-type="float" office:value="0.37286273541652">
                <text:p>0.372862735416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4">
                <text:p>0.584</text:p>
              </table:table-cell>
              <table:table-cell office:value-type="float" office:value="0.37280983282782">
                <text:p>0.372809832827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5">
                <text:p>0.585</text:p>
              </table:table-cell>
              <table:table-cell office:value-type="float" office:value="0.372755166819496">
                <text:p>0.3727551668194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6">
                <text:p>0.586</text:p>
              </table:table-cell>
              <table:table-cell office:value-type="float" office:value="0.372700500811173">
                <text:p>0.3727005008111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7">
                <text:p>0.587</text:p>
              </table:table-cell>
              <table:table-cell office:value-type="float" office:value="0.37264583480285">
                <text:p>0.372645834802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8">
                <text:p>0.588</text:p>
              </table:table-cell>
              <table:table-cell office:value-type="float" office:value="0.37259293221415">
                <text:p>0.372592932214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9">
                <text:p>0.589</text:p>
              </table:table-cell>
              <table:table-cell office:value-type="float" office:value="0.372538266205826">
                <text:p>0.3725382662058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">
                <text:p>0.59</text:p>
              </table:table-cell>
              <table:table-cell office:value-type="float" office:value="0.372483600197503">
                <text:p>0.3724836001975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1">
                <text:p>0.591</text:p>
              </table:table-cell>
              <table:table-cell office:value-type="float" office:value="0.37242893418918">
                <text:p>0.372428934189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2">
                <text:p>0.592</text:p>
              </table:table-cell>
              <table:table-cell office:value-type="float" office:value="0.37237603160048">
                <text:p>0.372376031600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3">
                <text:p>0.593</text:p>
              </table:table-cell>
              <table:table-cell office:value-type="float" office:value="0.372321365592156">
                <text:p>0.3723213655921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4">
                <text:p>0.594</text:p>
              </table:table-cell>
              <table:table-cell office:value-type="float" office:value="0.372266699583833">
                <text:p>0.3722666995838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5">
                <text:p>0.595</text:p>
              </table:table-cell>
              <table:table-cell office:value-type="float" office:value="0.372213796995133">
                <text:p>0.3722137969951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6">
                <text:p>0.596</text:p>
              </table:table-cell>
              <table:table-cell office:value-type="float" office:value="0.37215913098681">
                <text:p>0.372159130986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">
                <text:p>0.597</text:p>
              </table:table-cell>
              <table:table-cell office:value-type="float" office:value="0.372104464978486">
                <text:p>0.3721044649784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">
                <text:p>0.598</text:p>
              </table:table-cell>
              <table:table-cell office:value-type="float" office:value="0.372049798970163">
                <text:p>0.3720497989701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9">
                <text:p>0.599</text:p>
              </table:table-cell>
              <table:table-cell office:value-type="float" office:value="0.371996896381463">
                <text:p>0.3719968963814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">
                <text:p>0.6</text:p>
              </table:table-cell>
              <table:table-cell office:value-type="float" office:value="0.37194223037314">
                <text:p>0.371942230373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01">
                <text:p>0.601</text:p>
              </table:table-cell>
              <table:table-cell office:value-type="float" office:value="0.371848769133103">
                <text:p>0.37184876913310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2">
                <text:p>0.602</text:p>
              </table:table-cell>
              <table:table-cell office:value-type="float" office:value="0.371753544473443">
                <text:p>0.3717535444734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3">
                <text:p>0.603</text:p>
              </table:table-cell>
              <table:table-cell office:value-type="float" office:value="0.371660083233406">
                <text:p>0.3716600832334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4">
                <text:p>0.604</text:p>
              </table:table-cell>
              <table:table-cell office:value-type="float" office:value="0.371564858573746">
                <text:p>0.3715648585737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5">
                <text:p>0.605</text:p>
              </table:table-cell>
              <table:table-cell office:value-type="float" office:value="0.371471397333709">
                <text:p>0.3714713973337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6">
                <text:p>0.606</text:p>
              </table:table-cell>
              <table:table-cell office:value-type="float" office:value="0.37137617267405">
                <text:p>0.371376172674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7">
                <text:p>0.607</text:p>
              </table:table-cell>
              <table:table-cell office:value-type="float" office:value="0.371282711434013">
                <text:p>0.3712827114340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8">
                <text:p>0.608</text:p>
              </table:table-cell>
              <table:table-cell office:value-type="float" office:value="0.371187486774353">
                <text:p>0.3711874867743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9">
                <text:p>0.609</text:p>
              </table:table-cell>
              <table:table-cell office:value-type="float" office:value="0.371094025534316">
                <text:p>0.3710940255343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1">
                <text:p>0.61</text:p>
              </table:table-cell>
              <table:table-cell office:value-type="float" office:value="0.370998800874656">
                <text:p>0.3709988008746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1">
                <text:p>0.611</text:p>
              </table:table-cell>
              <table:table-cell office:value-type="float" office:value="0.370905339634619">
                <text:p>0.3709053396346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2">
                <text:p>0.612</text:p>
              </table:table-cell>
              <table:table-cell office:value-type="float" office:value="0.370810114974959">
                <text:p>0.37081011497495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3">
                <text:p>0.613</text:p>
              </table:table-cell>
              <table:table-cell office:value-type="float" office:value="0.370716653734923">
                <text:p>0.3707166537349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4">
                <text:p>0.614</text:p>
              </table:table-cell>
              <table:table-cell office:value-type="float" office:value="0.370621429075263">
                <text:p>0.3706214290752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5">
                <text:p>0.615</text:p>
              </table:table-cell>
              <table:table-cell office:value-type="float" office:value="0.370527967835226">
                <text:p>0.3705279678352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6">
                <text:p>0.616</text:p>
              </table:table-cell>
              <table:table-cell office:value-type="float" office:value="0.370432743175566">
                <text:p>0.3704327431755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7">
                <text:p>0.617</text:p>
              </table:table-cell>
              <table:table-cell office:value-type="float" office:value="0.370339281935529">
                <text:p>0.3703392819355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8">
                <text:p>0.618</text:p>
              </table:table-cell>
              <table:table-cell office:value-type="float" office:value="0.370245820695493">
                <text:p>0.3702458206954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9">
                <text:p>0.619</text:p>
              </table:table-cell>
              <table:table-cell office:value-type="float" office:value="0.370150596035833">
                <text:p>0.3701505960358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2">
                <text:p>0.62</text:p>
              </table:table-cell>
              <table:table-cell office:value-type="float" office:value="0.370057134795796">
                <text:p>0.3700571347957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1">
                <text:p>0.621</text:p>
              </table:table-cell>
              <table:table-cell office:value-type="float" office:value="0.369961910136136">
                <text:p>0.3699619101361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2">
                <text:p>0.622</text:p>
              </table:table-cell>
              <table:table-cell office:value-type="float" office:value="0.369868448896099">
                <text:p>0.3698684488960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3">
                <text:p>0.623</text:p>
              </table:table-cell>
              <table:table-cell office:value-type="float" office:value="0.369773224236439">
                <text:p>0.3697732242364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4">
                <text:p>0.624</text:p>
              </table:table-cell>
              <table:table-cell office:value-type="float" office:value="0.369679762996403">
                <text:p>0.3696797629964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5">
                <text:p>0.625</text:p>
              </table:table-cell>
              <table:table-cell office:value-type="float" office:value="0.369584538336743">
                <text:p>0.3695845383367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6">
                <text:p>0.626</text:p>
              </table:table-cell>
              <table:table-cell office:value-type="float" office:value="0.369491077096706">
                <text:p>0.3694910770967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7">
                <text:p>0.627</text:p>
              </table:table-cell>
              <table:table-cell office:value-type="float" office:value="0.369395852437046">
                <text:p>0.3693958524370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8">
                <text:p>0.628</text:p>
              </table:table-cell>
              <table:table-cell office:value-type="float" office:value="0.369302391197009">
                <text:p>0.36930239119700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9">
                <text:p>0.629</text:p>
              </table:table-cell>
              <table:table-cell office:value-type="float" office:value="0.369207166537349">
                <text:p>0.3692071665373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3">
                <text:p>0.63</text:p>
              </table:table-cell>
              <table:table-cell office:value-type="float" office:value="0.369113705297313">
                <text:p>0.3691137052973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1">
                <text:p>0.631</text:p>
              </table:table-cell>
              <table:table-cell office:value-type="float" office:value="0.369018480637652">
                <text:p>0.3690184806376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2">
                <text:p>0.632</text:p>
              </table:table-cell>
              <table:table-cell office:value-type="float" office:value="0.368925019397616">
                <text:p>0.3689250193976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3">
                <text:p>0.633</text:p>
              </table:table-cell>
              <table:table-cell office:value-type="float" office:value="0.368829794737956">
                <text:p>0.3688297947379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4">
                <text:p>0.634</text:p>
              </table:table-cell>
              <table:table-cell office:value-type="float" office:value="0.368736333497919">
                <text:p>0.3687363334979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5">
                <text:p>0.635</text:p>
              </table:table-cell>
              <table:table-cell office:value-type="float" office:value="0.368642872257882">
                <text:p>0.3686428722578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6">
                <text:p>0.636</text:p>
              </table:table-cell>
              <table:table-cell office:value-type="float" office:value="0.368547647598222">
                <text:p>0.3685476475982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7">
                <text:p>0.637</text:p>
              </table:table-cell>
              <table:table-cell office:value-type="float" office:value="0.368454186358186">
                <text:p>0.3684541863581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8">
                <text:p>0.638</text:p>
              </table:table-cell>
              <table:table-cell office:value-type="float" office:value="0.368358961698526">
                <text:p>0.3683589616985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9">
                <text:p>0.639</text:p>
              </table:table-cell>
              <table:table-cell office:value-type="float" office:value="0.368265500458489">
                <text:p>0.3682655004584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4">
                <text:p>0.64</text:p>
              </table:table-cell>
              <table:table-cell office:value-type="float" office:value="0.368170275798829">
                <text:p>0.3681702757988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1">
                <text:p>0.641</text:p>
              </table:table-cell>
              <table:table-cell office:value-type="float" office:value="0.368076814558792">
                <text:p>0.3680768145587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2">
                <text:p>0.642</text:p>
              </table:table-cell>
              <table:table-cell office:value-type="float" office:value="0.367981589899132">
                <text:p>0.3679815898991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3">
                <text:p>0.643</text:p>
              </table:table-cell>
              <table:table-cell office:value-type="float" office:value="0.367888128659096">
                <text:p>0.3678881286590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4">
                <text:p>0.644</text:p>
              </table:table-cell>
              <table:table-cell office:value-type="float" office:value="0.367792903999436">
                <text:p>0.3677929039994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5">
                <text:p>0.645</text:p>
              </table:table-cell>
              <table:table-cell office:value-type="float" office:value="0.367699442759399">
                <text:p>0.3676994427593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6">
                <text:p>0.646</text:p>
              </table:table-cell>
              <table:table-cell office:value-type="float" office:value="0.367604218099739">
                <text:p>0.3676042180997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7">
                <text:p>0.647</text:p>
              </table:table-cell>
              <table:table-cell office:value-type="float" office:value="0.367510756859702">
                <text:p>0.3675107568597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8">
                <text:p>0.648</text:p>
              </table:table-cell>
              <table:table-cell office:value-type="float" office:value="0.367415532200042">
                <text:p>0.3674155322000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9">
                <text:p>0.649</text:p>
              </table:table-cell>
              <table:table-cell office:value-type="float" office:value="0.367322070960006">
                <text:p>0.3673220709600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5">
                <text:p>0.65</text:p>
              </table:table-cell>
              <table:table-cell office:value-type="float" office:value="0.367228609719969">
                <text:p>0.3672286097199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1">
                <text:p>0.651</text:p>
              </table:table-cell>
              <table:table-cell office:value-type="float" office:value="0.367085772730479">
                <text:p>0.3670857727304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2">
                <text:p>0.652</text:p>
              </table:table-cell>
              <table:table-cell office:value-type="float" office:value="0.366944699160612">
                <text:p>0.3669446991606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3">
                <text:p>0.653</text:p>
              </table:table-cell>
              <table:table-cell office:value-type="float" office:value="0.366803625590746">
                <text:p>0.3668036255907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4">
                <text:p>0.654</text:p>
              </table:table-cell>
              <table:table-cell office:value-type="float" office:value="0.366662552020879">
                <text:p>0.3666625520208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5">
                <text:p>0.655</text:p>
              </table:table-cell>
              <table:table-cell office:value-type="float" office:value="0.366521478451012">
                <text:p>0.3665214784510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6">
                <text:p>0.656</text:p>
              </table:table-cell>
              <table:table-cell office:value-type="float" office:value="0.366380404881146">
                <text:p>0.3663804048811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7">
                <text:p>0.657</text:p>
              </table:table-cell>
              <table:table-cell office:value-type="float" office:value="0.366239331311279">
                <text:p>0.3662393313112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8">
                <text:p>0.658</text:p>
              </table:table-cell>
              <table:table-cell office:value-type="float" office:value="0.366098257741412">
                <text:p>0.3660982577414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9">
                <text:p>0.659</text:p>
              </table:table-cell>
              <table:table-cell office:value-type="float" office:value="0.365957184171545">
                <text:p>0.3659571841715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6">
                <text:p>0.66</text:p>
              </table:table-cell>
              <table:table-cell office:value-type="float" office:value="0.365816110601679">
                <text:p>0.3658161106016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1">
                <text:p>0.661</text:p>
              </table:table-cell>
              <table:table-cell office:value-type="float" office:value="0.365675037031812">
                <text:p>0.3656750370318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2">
                <text:p>0.662</text:p>
              </table:table-cell>
              <table:table-cell office:value-type="float" office:value="0.365533963461945">
                <text:p>0.3655339634619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3">
                <text:p>0.663</text:p>
              </table:table-cell>
              <table:table-cell office:value-type="float" office:value="0.365392889892079">
                <text:p>0.3653928898920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4">
                <text:p>0.664</text:p>
              </table:table-cell>
              <table:table-cell office:value-type="float" office:value="0.365251816322212">
                <text:p>0.3652518163222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5">
                <text:p>0.665</text:p>
              </table:table-cell>
              <table:table-cell office:value-type="float" office:value="0.365110742752345">
                <text:p>0.3651107427523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6">
                <text:p>0.666</text:p>
              </table:table-cell>
              <table:table-cell office:value-type="float" office:value="0.364969669182479">
                <text:p>0.3649696691824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7">
                <text:p>0.667</text:p>
              </table:table-cell>
              <table:table-cell office:value-type="float" office:value="0.364828595612612">
                <text:p>0.3648285956126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8">
                <text:p>0.668</text:p>
              </table:table-cell>
              <table:table-cell office:value-type="float" office:value="0.364687522042745">
                <text:p>0.36468752204274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9">
                <text:p>0.669</text:p>
              </table:table-cell>
              <table:table-cell office:value-type="float" office:value="0.364546448472879">
                <text:p>0.3645464484728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7">
                <text:p>0.67</text:p>
              </table:table-cell>
              <table:table-cell office:value-type="float" office:value="0.364405374903012">
                <text:p>0.3644053749030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1">
                <text:p>0.671</text:p>
              </table:table-cell>
              <table:table-cell office:value-type="float" office:value="0.364264301333145">
                <text:p>0.3642643013331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2">
                <text:p>0.672</text:p>
              </table:table-cell>
              <table:table-cell office:value-type="float" office:value="0.364123227763279">
                <text:p>0.3641232277632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3">
                <text:p>0.673</text:p>
              </table:table-cell>
              <table:table-cell office:value-type="float" office:value="0.363982154193412">
                <text:p>0.3639821541934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4">
                <text:p>0.674</text:p>
              </table:table-cell>
              <table:table-cell office:value-type="float" office:value="0.363841080623545">
                <text:p>0.3638410806235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5">
                <text:p>0.675</text:p>
              </table:table-cell>
              <table:table-cell office:value-type="float" office:value="0.363700007053678">
                <text:p>0.3637000070536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6">
                <text:p>0.676</text:p>
              </table:table-cell>
              <table:table-cell office:value-type="float" office:value="0.363558933483812">
                <text:p>0.3635589334838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7">
                <text:p>0.677</text:p>
              </table:table-cell>
              <table:table-cell office:value-type="float" office:value="0.363417859913945">
                <text:p>0.3634178599139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8">
                <text:p>0.678</text:p>
              </table:table-cell>
              <table:table-cell office:value-type="float" office:value="0.363276786344078">
                <text:p>0.3632767863440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9">
                <text:p>0.679</text:p>
              </table:table-cell>
              <table:table-cell office:value-type="float" office:value="0.363135712774212">
                <text:p>0.3631357127742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8">
                <text:p>0.68</text:p>
              </table:table-cell>
              <table:table-cell office:value-type="float" office:value="0.362994639204345">
                <text:p>0.3629946392043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1">
                <text:p>0.681</text:p>
              </table:table-cell>
              <table:table-cell office:value-type="float" office:value="0.362853565634478">
                <text:p>0.36285356563447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2">
                <text:p>0.682</text:p>
              </table:table-cell>
              <table:table-cell office:value-type="float" office:value="0.362712492064612">
                <text:p>0.3627124920646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3">
                <text:p>0.683</text:p>
              </table:table-cell>
              <table:table-cell office:value-type="float" office:value="0.362571418494745">
                <text:p>0.36257141849474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4">
                <text:p>0.684</text:p>
              </table:table-cell>
              <table:table-cell office:value-type="float" office:value="0.362428581505255">
                <text:p>0.36242858150525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5">
                <text:p>0.685</text:p>
              </table:table-cell>
              <table:table-cell office:value-type="float" office:value="0.362287507935388">
                <text:p>0.3622875079353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6">
                <text:p>0.686</text:p>
              </table:table-cell>
              <table:table-cell office:value-type="float" office:value="0.362146434365522">
                <text:p>0.3621464343655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7">
                <text:p>0.687</text:p>
              </table:table-cell>
              <table:table-cell office:value-type="float" office:value="0.362005360795655">
                <text:p>0.3620053607956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8">
                <text:p>0.688</text:p>
              </table:table-cell>
              <table:table-cell office:value-type="float" office:value="0.361864287225788">
                <text:p>0.3618642872257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9">
                <text:p>0.689</text:p>
              </table:table-cell>
              <table:table-cell office:value-type="float" office:value="0.361723213655921">
                <text:p>0.3617232136559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9">
                <text:p>0.69</text:p>
              </table:table-cell>
              <table:table-cell office:value-type="float" office:value="0.361582140086055">
                <text:p>0.3615821400860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1">
                <text:p>0.691</text:p>
              </table:table-cell>
              <table:table-cell office:value-type="float" office:value="0.361441066516188">
                <text:p>0.3614410665161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2">
                <text:p>0.692</text:p>
              </table:table-cell>
              <table:table-cell office:value-type="float" office:value="0.361299992946321">
                <text:p>0.3612999929463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3">
                <text:p>0.693</text:p>
              </table:table-cell>
              <table:table-cell office:value-type="float" office:value="0.361158919376455">
                <text:p>0.3611589193764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4">
                <text:p>0.694</text:p>
              </table:table-cell>
              <table:table-cell office:value-type="float" office:value="0.361017845806588">
                <text:p>0.3610178458065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5">
                <text:p>0.695</text:p>
              </table:table-cell>
              <table:table-cell office:value-type="float" office:value="0.360876772236721">
                <text:p>0.36087677223672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6">
                <text:p>0.696</text:p>
              </table:table-cell>
              <table:table-cell office:value-type="float" office:value="0.360735698666855">
                <text:p>0.3607356986668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7">
                <text:p>0.697</text:p>
              </table:table-cell>
              <table:table-cell office:value-type="float" office:value="0.360594625096988">
                <text:p>0.3605946250969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8">
                <text:p>0.698</text:p>
              </table:table-cell>
              <table:table-cell office:value-type="float" office:value="0.360453551527121">
                <text:p>0.3604535515271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9">
                <text:p>0.699</text:p>
              </table:table-cell>
              <table:table-cell office:value-type="float" office:value="0.360312477957255">
                <text:p>0.3603124779572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">
                <text:p>0.7</text:p>
              </table:table-cell>
              <table:table-cell office:value-type="float" office:value="0.360171404387388">
                <text:p>0.3601714043873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01">
                <text:p>0.701</text:p>
              </table:table-cell>
              <table:table-cell office:value-type="float" office:value="0.359972137969951">
                <text:p>0.3599721379699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2">
                <text:p>0.702</text:p>
              </table:table-cell>
              <table:table-cell office:value-type="float" office:value="0.359772871552515">
                <text:p>0.3597728715525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3">
                <text:p>0.703</text:p>
              </table:table-cell>
              <table:table-cell office:value-type="float" office:value="0.359573605135078">
                <text:p>0.3595736051350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4">
                <text:p>0.704</text:p>
              </table:table-cell>
              <table:table-cell office:value-type="float" office:value="0.359374338717641">
                <text:p>0.3593743387176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5">
                <text:p>0.705</text:p>
              </table:table-cell>
              <table:table-cell office:value-type="float" office:value="0.359175072300205">
                <text:p>0.3591750723002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6">
                <text:p>0.706</text:p>
              </table:table-cell>
              <table:table-cell office:value-type="float" office:value="0.358975805882768">
                <text:p>0.35897580588276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7">
                <text:p>0.707</text:p>
              </table:table-cell>
              <table:table-cell office:value-type="float" office:value="0.358776539465331">
                <text:p>0.3587765394653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8">
                <text:p>0.708</text:p>
              </table:table-cell>
              <table:table-cell office:value-type="float" office:value="0.358577273047894">
                <text:p>0.3585772730478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9">
                <text:p>0.709</text:p>
              </table:table-cell>
              <table:table-cell office:value-type="float" office:value="0.358378006630458">
                <text:p>0.3583780066304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">
                <text:p>0.71</text:p>
              </table:table-cell>
              <table:table-cell office:value-type="float" office:value="0.358178740213021">
                <text:p>0.3581787402130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1">
                <text:p>0.711</text:p>
              </table:table-cell>
              <table:table-cell office:value-type="float" office:value="0.357979473795584">
                <text:p>0.3579794737955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2">
                <text:p>0.712</text:p>
              </table:table-cell>
              <table:table-cell office:value-type="float" office:value="0.357780207378148">
                <text:p>0.3577802073781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3">
                <text:p>0.713</text:p>
              </table:table-cell>
              <table:table-cell office:value-type="float" office:value="0.357580940960711">
                <text:p>0.3575809409607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4">
                <text:p>0.714</text:p>
              </table:table-cell>
              <table:table-cell office:value-type="float" office:value="0.357381674543274">
                <text:p>0.3573816745432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5">
                <text:p>0.715</text:p>
              </table:table-cell>
              <table:table-cell office:value-type="float" office:value="0.357182408125838">
                <text:p>0.3571824081258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6">
                <text:p>0.716</text:p>
              </table:table-cell>
              <table:table-cell office:value-type="float" office:value="0.356983141708401">
                <text:p>0.3569831417084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7">
                <text:p>0.717</text:p>
              </table:table-cell>
              <table:table-cell office:value-type="float" office:value="0.356783875290964">
                <text:p>0.3567838752909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8">
                <text:p>0.718</text:p>
              </table:table-cell>
              <table:table-cell office:value-type="float" office:value="0.356584608873528">
                <text:p>0.3565846088735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9">
                <text:p>0.719</text:p>
              </table:table-cell>
              <table:table-cell office:value-type="float" office:value="0.356385342456091">
                <text:p>0.3563853424560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2">
                <text:p>0.72</text:p>
              </table:table-cell>
              <table:table-cell office:value-type="float" office:value="0.356186076038654">
                <text:p>0.3561860760386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1">
                <text:p>0.721</text:p>
              </table:table-cell>
              <table:table-cell office:value-type="float" office:value="0.355986809621217">
                <text:p>0.3559868096212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2">
                <text:p>0.722</text:p>
              </table:table-cell>
              <table:table-cell office:value-type="float" office:value="0.355787543203781">
                <text:p>0.3557875432037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3">
                <text:p>0.723</text:p>
              </table:table-cell>
              <table:table-cell office:value-type="float" office:value="0.355588276786344">
                <text:p>0.3555882767863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4">
                <text:p>0.724</text:p>
              </table:table-cell>
              <table:table-cell office:value-type="float" office:value="0.355389010368907">
                <text:p>0.3553890103689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5">
                <text:p>0.725</text:p>
              </table:table-cell>
              <table:table-cell office:value-type="float" office:value="0.355189743951471">
                <text:p>0.3551897439514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6">
                <text:p>0.726</text:p>
              </table:table-cell>
              <table:table-cell office:value-type="float" office:value="0.354990477534034">
                <text:p>0.3549904775340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7">
                <text:p>0.727</text:p>
              </table:table-cell>
              <table:table-cell office:value-type="float" office:value="0.354791211116597">
                <text:p>0.3547912111165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8">
                <text:p>0.728</text:p>
              </table:table-cell>
              <table:table-cell office:value-type="float" office:value="0.354591944699161">
                <text:p>0.3545919446991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9">
                <text:p>0.729</text:p>
              </table:table-cell>
              <table:table-cell office:value-type="float" office:value="0.354392678281724">
                <text:p>0.3543926782817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3">
                <text:p>0.73</text:p>
              </table:table-cell>
              <table:table-cell office:value-type="float" office:value="0.354193411864287">
                <text:p>0.3541934118642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1">
                <text:p>0.731</text:p>
              </table:table-cell>
              <table:table-cell office:value-type="float" office:value="0.353994145446851">
                <text:p>0.3539941454468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2">
                <text:p>0.732</text:p>
              </table:table-cell>
              <table:table-cell office:value-type="float" office:value="0.353794879029414">
                <text:p>0.3537948790294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3">
                <text:p>0.733</text:p>
              </table:table-cell>
              <table:table-cell office:value-type="float" office:value="0.353595612611977">
                <text:p>0.3535956126119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4">
                <text:p>0.734</text:p>
              </table:table-cell>
              <table:table-cell office:value-type="float" office:value="0.35339634619454">
                <text:p>0.353396346194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5">
                <text:p>0.735</text:p>
              </table:table-cell>
              <table:table-cell office:value-type="float" office:value="0.353197079777104">
                <text:p>0.3531970797771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6">
                <text:p>0.736</text:p>
              </table:table-cell>
              <table:table-cell office:value-type="float" office:value="0.352997813359667">
                <text:p>0.3529978133596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7">
                <text:p>0.737</text:p>
              </table:table-cell>
              <table:table-cell office:value-type="float" office:value="0.35279854694223">
                <text:p>0.352798546942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8">
                <text:p>0.738</text:p>
              </table:table-cell>
              <table:table-cell office:value-type="float" office:value="0.352599280524794">
                <text:p>0.3525992805247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9">
                <text:p>0.739</text:p>
              </table:table-cell>
              <table:table-cell office:value-type="float" office:value="0.352400014107357">
                <text:p>0.3524000141073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4">
                <text:p>0.74</text:p>
              </table:table-cell>
              <table:table-cell office:value-type="float" office:value="0.35220074768992">
                <text:p>0.352200747689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1">
                <text:p>0.741</text:p>
              </table:table-cell>
              <table:table-cell office:value-type="float" office:value="0.352001481272484">
                <text:p>0.3520014812724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2">
                <text:p>0.742</text:p>
              </table:table-cell>
              <table:table-cell office:value-type="float" office:value="0.351802214855047">
                <text:p>0.35180221485504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3">
                <text:p>0.743</text:p>
              </table:table-cell>
              <table:table-cell office:value-type="float" office:value="0.35160294843761">
                <text:p>0.351602948437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4">
                <text:p>0.744</text:p>
              </table:table-cell>
              <table:table-cell office:value-type="float" office:value="0.351403682020173">
                <text:p>0.3514036820201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5">
                <text:p>0.745</text:p>
              </table:table-cell>
              <table:table-cell office:value-type="float" office:value="0.351204415602737">
                <text:p>0.3512044156027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6">
                <text:p>0.746</text:p>
              </table:table-cell>
              <table:table-cell office:value-type="float" office:value="0.3510051491853">
                <text:p>0.35100514918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7">
                <text:p>0.747</text:p>
              </table:table-cell>
              <table:table-cell office:value-type="float" office:value="0.350805882767863">
                <text:p>0.3508058827678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8">
                <text:p>0.748</text:p>
              </table:table-cell>
              <table:table-cell office:value-type="float" office:value="0.350606616350427">
                <text:p>0.3506066163504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9">
                <text:p>0.749</text:p>
              </table:table-cell>
              <table:table-cell office:value-type="float" office:value="0.35040734993299">
                <text:p>0.350407349932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5">
                <text:p>0.75</text:p>
              </table:table-cell>
              <table:table-cell office:value-type="float" office:value="0.350209846935177">
                <text:p>0.3502098469351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1">
                <text:p>0.751</text:p>
              </table:table-cell>
              <table:table-cell office:value-type="float" office:value="0.349932990054313">
                <text:p>0.3499329900543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2">
                <text:p>0.752</text:p>
              </table:table-cell>
              <table:table-cell office:value-type="float" office:value="0.349657896593073">
                <text:p>0.3496578965930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3">
                <text:p>0.753</text:p>
              </table:table-cell>
              <table:table-cell office:value-type="float" office:value="0.34938103971221">
                <text:p>0.349381039712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4">
                <text:p>0.754</text:p>
              </table:table-cell>
              <table:table-cell office:value-type="float" office:value="0.34910594625097">
                <text:p>0.3491059462509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5">
                <text:p>0.755</text:p>
              </table:table-cell>
              <table:table-cell office:value-type="float" office:value="0.34883085278973">
                <text:p>0.348830852789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6">
                <text:p>0.756</text:p>
              </table:table-cell>
              <table:table-cell office:value-type="float" office:value="0.348553995908866">
                <text:p>0.3485539959088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7">
                <text:p>0.757</text:p>
              </table:table-cell>
              <table:table-cell office:value-type="float" office:value="0.348278902447626">
                <text:p>0.34827890244762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8">
                <text:p>0.758</text:p>
              </table:table-cell>
              <table:table-cell office:value-type="float" office:value="0.348002045566763">
                <text:p>0.3480020455667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9">
                <text:p>0.759</text:p>
              </table:table-cell>
              <table:table-cell office:value-type="float" office:value="0.347726952105523">
                <text:p>0.3477269521055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6">
                <text:p>0.76</text:p>
              </table:table-cell>
              <table:table-cell office:value-type="float" office:value="0.347451858644283">
                <text:p>0.3474518586442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1">
                <text:p>0.761</text:p>
              </table:table-cell>
              <table:table-cell office:value-type="float" office:value="0.34717500176342">
                <text:p>0.347175001763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2">
                <text:p>0.762</text:p>
              </table:table-cell>
              <table:table-cell office:value-type="float" office:value="0.34689990830218">
                <text:p>0.346899908302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3">
                <text:p>0.763</text:p>
              </table:table-cell>
              <table:table-cell office:value-type="float" office:value="0.346623051421316">
                <text:p>0.3466230514213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4">
                <text:p>0.764</text:p>
              </table:table-cell>
              <table:table-cell office:value-type="float" office:value="0.346347957960076">
                <text:p>0.3463479579600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5">
                <text:p>0.765</text:p>
              </table:table-cell>
              <table:table-cell office:value-type="float" office:value="0.346072864498836">
                <text:p>0.3460728644988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6">
                <text:p>0.766</text:p>
              </table:table-cell>
              <table:table-cell office:value-type="float" office:value="0.345796007617973">
                <text:p>0.3457960076179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7">
                <text:p>0.767</text:p>
              </table:table-cell>
              <table:table-cell office:value-type="float" office:value="0.345520914156733">
                <text:p>0.34552091415673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8">
                <text:p>0.768</text:p>
              </table:table-cell>
              <table:table-cell office:value-type="float" office:value="0.345244057275869">
                <text:p>0.3452440572758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9">
                <text:p>0.769</text:p>
              </table:table-cell>
              <table:table-cell office:value-type="float" office:value="0.344968963814629">
                <text:p>0.3449689638146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7">
                <text:p>0.77</text:p>
              </table:table-cell>
              <table:table-cell office:value-type="float" office:value="0.344693870353389">
                <text:p>0.3446938703533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1">
                <text:p>0.771</text:p>
              </table:table-cell>
              <table:table-cell office:value-type="float" office:value="0.344417013472526">
                <text:p>0.3444170134725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2">
                <text:p>0.772</text:p>
              </table:table-cell>
              <table:table-cell office:value-type="float" office:value="0.344141920011286">
                <text:p>0.3441419200112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3">
                <text:p>0.773</text:p>
              </table:table-cell>
              <table:table-cell office:value-type="float" office:value="0.343866826550046">
                <text:p>0.3438668265500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4">
                <text:p>0.774</text:p>
              </table:table-cell>
              <table:table-cell office:value-type="float" office:value="0.343589969669182">
                <text:p>0.3435899696691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5">
                <text:p>0.775</text:p>
              </table:table-cell>
              <table:table-cell office:value-type="float" office:value="0.343314876207942">
                <text:p>0.34331487620794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6">
                <text:p>0.776</text:p>
              </table:table-cell>
              <table:table-cell office:value-type="float" office:value="0.343038019327079">
                <text:p>0.3430380193270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7">
                <text:p>0.777</text:p>
              </table:table-cell>
              <table:table-cell office:value-type="float" office:value="0.342762925865839">
                <text:p>0.34276292586583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8">
                <text:p>0.778</text:p>
              </table:table-cell>
              <table:table-cell office:value-type="float" office:value="0.342487832404599">
                <text:p>0.3424878324045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9">
                <text:p>0.779</text:p>
              </table:table-cell>
              <table:table-cell office:value-type="float" office:value="0.342210975523736">
                <text:p>0.3422109755237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8">
                <text:p>0.78</text:p>
              </table:table-cell>
              <table:table-cell office:value-type="float" office:value="0.341935882062496">
                <text:p>0.3419358820624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1">
                <text:p>0.781</text:p>
              </table:table-cell>
              <table:table-cell office:value-type="float" office:value="0.341659025181632">
                <text:p>0.3416590251816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2">
                <text:p>0.782</text:p>
              </table:table-cell>
              <table:table-cell office:value-type="float" office:value="0.341383931720392">
                <text:p>0.3413839317203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3">
                <text:p>0.783</text:p>
              </table:table-cell>
              <table:table-cell office:value-type="float" office:value="0.341108838259152">
                <text:p>0.3411088382591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4">
                <text:p>0.784</text:p>
              </table:table-cell>
              <table:table-cell office:value-type="float" office:value="0.340831981378289">
                <text:p>0.3408319813782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5">
                <text:p>0.785</text:p>
              </table:table-cell>
              <table:table-cell office:value-type="float" office:value="0.340556887917049">
                <text:p>0.3405568879170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6">
                <text:p>0.786</text:p>
              </table:table-cell>
              <table:table-cell office:value-type="float" office:value="0.340280031036185">
                <text:p>0.3402800310361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7">
                <text:p>0.787</text:p>
              </table:table-cell>
              <table:table-cell office:value-type="float" office:value="0.340004937574945">
                <text:p>0.3400049375749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8">
                <text:p>0.788</text:p>
              </table:table-cell>
              <table:table-cell office:value-type="float" office:value="0.339729844113705">
                <text:p>0.3397298441137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9">
                <text:p>0.789</text:p>
              </table:table-cell>
              <table:table-cell office:value-type="float" office:value="0.339452987232842">
                <text:p>0.33945298723284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9">
                <text:p>0.79</text:p>
              </table:table-cell>
              <table:table-cell office:value-type="float" office:value="0.339177893771602">
                <text:p>0.3391778937716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1">
                <text:p>0.791</text:p>
              </table:table-cell>
              <table:table-cell office:value-type="float" office:value="0.338902800310362">
                <text:p>0.3389028003103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2">
                <text:p>0.792</text:p>
              </table:table-cell>
              <table:table-cell office:value-type="float" office:value="0.338625943429498">
                <text:p>0.3386259434294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3">
                <text:p>0.793</text:p>
              </table:table-cell>
              <table:table-cell office:value-type="float" office:value="0.338350849968258">
                <text:p>0.3383508499682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4">
                <text:p>0.794</text:p>
              </table:table-cell>
              <table:table-cell office:value-type="float" office:value="0.338073993087395">
                <text:p>0.3380739930873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5">
                <text:p>0.795</text:p>
              </table:table-cell>
              <table:table-cell office:value-type="float" office:value="0.337798899626155">
                <text:p>0.3377988996261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6">
                <text:p>0.796</text:p>
              </table:table-cell>
              <table:table-cell office:value-type="float" office:value="0.337523806164915">
                <text:p>0.3375238061649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7">
                <text:p>0.797</text:p>
              </table:table-cell>
              <table:table-cell office:value-type="float" office:value="0.337246949284052">
                <text:p>0.3372469492840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8">
                <text:p>0.798</text:p>
              </table:table-cell>
              <table:table-cell office:value-type="float" office:value="0.336971855822812">
                <text:p>0.3369718558228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9">
                <text:p>0.799</text:p>
              </table:table-cell>
              <table:table-cell office:value-type="float" office:value="0.336694998941948">
                <text:p>0.3366949989419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">
                <text:p>0.8</text:p>
              </table:table-cell>
              <table:table-cell office:value-type="float" office:value="0.336419905480708">
                <text:p>0.3364199054807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01">
                <text:p>0.801</text:p>
              </table:table-cell>
              <table:table-cell office:value-type="float" office:value="0.336037243422445">
                <text:p>0.3360372434224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2">
                <text:p>0.802</text:p>
              </table:table-cell>
              <table:table-cell office:value-type="float" office:value="0.335654581364181">
                <text:p>0.3356545813641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3">
                <text:p>0.803</text:p>
              </table:table-cell>
              <table:table-cell office:value-type="float" office:value="0.335271919305918">
                <text:p>0.3352719193059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4">
                <text:p>0.804</text:p>
              </table:table-cell>
              <table:table-cell office:value-type="float" office:value="0.334889257247655">
                <text:p>0.3348892572476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5">
                <text:p>0.805</text:p>
              </table:table-cell>
              <table:table-cell office:value-type="float" office:value="0.334506595189391">
                <text:p>0.3345065951893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6">
                <text:p>0.806</text:p>
              </table:table-cell>
              <table:table-cell office:value-type="float" office:value="0.334123933131128">
                <text:p>0.3341239331311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7">
                <text:p>0.807</text:p>
              </table:table-cell>
              <table:table-cell office:value-type="float" office:value="0.333741271072864">
                <text:p>0.3337412710728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8">
                <text:p>0.808</text:p>
              </table:table-cell>
              <table:table-cell office:value-type="float" office:value="0.333358609014601">
                <text:p>0.33335860901460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9">
                <text:p>0.809</text:p>
              </table:table-cell>
              <table:table-cell office:value-type="float" office:value="0.332974183536714">
                <text:p>0.3329741835367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1">
                <text:p>0.81</text:p>
              </table:table-cell>
              <table:table-cell office:value-type="float" office:value="0.332591521478451">
                <text:p>0.3325915214784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1">
                <text:p>0.811</text:p>
              </table:table-cell>
              <table:table-cell office:value-type="float" office:value="0.332208859420188">
                <text:p>0.33220885942018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2">
                <text:p>0.812</text:p>
              </table:table-cell>
              <table:table-cell office:value-type="float" office:value="0.331826197361924">
                <text:p>0.3318261973619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3">
                <text:p>0.813</text:p>
              </table:table-cell>
              <table:table-cell office:value-type="float" office:value="0.331443535303661">
                <text:p>0.33144353530366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4">
                <text:p>0.814</text:p>
              </table:table-cell>
              <table:table-cell office:value-type="float" office:value="0.331060873245397">
                <text:p>0.33106087324539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5">
                <text:p>0.815</text:p>
              </table:table-cell>
              <table:table-cell office:value-type="float" office:value="0.330678211187134">
                <text:p>0.3306782111871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6">
                <text:p>0.816</text:p>
              </table:table-cell>
              <table:table-cell office:value-type="float" office:value="0.330295549128871">
                <text:p>0.3302955491288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7">
                <text:p>0.817</text:p>
              </table:table-cell>
              <table:table-cell office:value-type="float" office:value="0.329912887070607">
                <text:p>0.3299128870706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8">
                <text:p>0.818</text:p>
              </table:table-cell>
              <table:table-cell office:value-type="float" office:value="0.329530225012344">
                <text:p>0.3295302250123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9">
                <text:p>0.819</text:p>
              </table:table-cell>
              <table:table-cell office:value-type="float" office:value="0.329147562954081">
                <text:p>0.3291475629540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2">
                <text:p>0.82</text:p>
              </table:table-cell>
              <table:table-cell office:value-type="float" office:value="0.328764900895817">
                <text:p>0.3287649008958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1">
                <text:p>0.821</text:p>
              </table:table-cell>
              <table:table-cell office:value-type="float" office:value="0.328382238837554">
                <text:p>0.32838223883755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2">
                <text:p>0.822</text:p>
              </table:table-cell>
              <table:table-cell office:value-type="float" office:value="0.32799957677929">
                <text:p>0.327999576779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3">
                <text:p>0.823</text:p>
              </table:table-cell>
              <table:table-cell office:value-type="float" office:value="0.327616914721027">
                <text:p>0.3276169147210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4">
                <text:p>0.824</text:p>
              </table:table-cell>
              <table:table-cell office:value-type="float" office:value="0.327234252662764">
                <text:p>0.3272342526627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5">
                <text:p>0.825</text:p>
              </table:table-cell>
              <table:table-cell office:value-type="float" office:value="0.3268515906045">
                <text:p>0.326851590604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6">
                <text:p>0.826</text:p>
              </table:table-cell>
              <table:table-cell office:value-type="float" office:value="0.326467165126613">
                <text:p>0.3264671651266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7">
                <text:p>0.827</text:p>
              </table:table-cell>
              <table:table-cell office:value-type="float" office:value="0.32608450306835">
                <text:p>0.326084503068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8">
                <text:p>0.828</text:p>
              </table:table-cell>
              <table:table-cell office:value-type="float" office:value="0.325701841010087">
                <text:p>0.32570184101008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9">
                <text:p>0.829</text:p>
              </table:table-cell>
              <table:table-cell office:value-type="float" office:value="0.325319178951823">
                <text:p>0.3253191789518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3">
                <text:p>0.83</text:p>
              </table:table-cell>
              <table:table-cell office:value-type="float" office:value="0.32493651689356">
                <text:p>0.324936516893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1">
                <text:p>0.831</text:p>
              </table:table-cell>
              <table:table-cell office:value-type="float" office:value="0.324553854835297">
                <text:p>0.3245538548352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2">
                <text:p>0.832</text:p>
              </table:table-cell>
              <table:table-cell office:value-type="float" office:value="0.324171192777033">
                <text:p>0.3241711927770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3">
                <text:p>0.833</text:p>
              </table:table-cell>
              <table:table-cell office:value-type="float" office:value="0.32378853071877">
                <text:p>0.323788530718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4">
                <text:p>0.834</text:p>
              </table:table-cell>
              <table:table-cell office:value-type="float" office:value="0.323405868660506">
                <text:p>0.3234058686605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5">
                <text:p>0.835</text:p>
              </table:table-cell>
              <table:table-cell office:value-type="float" office:value="0.323023206602243">
                <text:p>0.32302320660224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6">
                <text:p>0.836</text:p>
              </table:table-cell>
              <table:table-cell office:value-type="float" office:value="0.32264054454398">
                <text:p>0.3226405445439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7">
                <text:p>0.837</text:p>
              </table:table-cell>
              <table:table-cell office:value-type="float" office:value="0.322257882485716">
                <text:p>0.3222578824857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8">
                <text:p>0.838</text:p>
              </table:table-cell>
              <table:table-cell office:value-type="float" office:value="0.321875220427453">
                <text:p>0.3218752204274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9">
                <text:p>0.839</text:p>
              </table:table-cell>
              <table:table-cell office:value-type="float" office:value="0.32149255836919">
                <text:p>0.321492558369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4">
                <text:p>0.84</text:p>
              </table:table-cell>
              <table:table-cell office:value-type="float" office:value="0.321109896310926">
                <text:p>0.3211098963109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1">
                <text:p>0.841</text:p>
              </table:table-cell>
              <table:table-cell office:value-type="float" office:value="0.320727234252663">
                <text:p>0.3207272342526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2">
                <text:p>0.842</text:p>
              </table:table-cell>
              <table:table-cell office:value-type="float" office:value="0.320342808774776">
                <text:p>0.32034280877477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3">
                <text:p>0.843</text:p>
              </table:table-cell>
              <table:table-cell office:value-type="float" office:value="0.319960146716513">
                <text:p>0.3199601467165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4">
                <text:p>0.844</text:p>
              </table:table-cell>
              <table:table-cell office:value-type="float" office:value="0.319577484658249">
                <text:p>0.31957748465824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5">
                <text:p>0.845</text:p>
              </table:table-cell>
              <table:table-cell office:value-type="float" office:value="0.319194822599986">
                <text:p>0.3191948225999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6">
                <text:p>0.846</text:p>
              </table:table-cell>
              <table:table-cell office:value-type="float" office:value="0.318812160541722">
                <text:p>0.3188121605417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7">
                <text:p>0.847</text:p>
              </table:table-cell>
              <table:table-cell office:value-type="float" office:value="0.318429498483459">
                <text:p>0.3184294984834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8">
                <text:p>0.848</text:p>
              </table:table-cell>
              <table:table-cell office:value-type="float" office:value="0.318046836425196">
                <text:p>0.3180468364251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9">
                <text:p>0.849</text:p>
              </table:table-cell>
              <table:table-cell office:value-type="float" office:value="0.317664174366932">
                <text:p>0.3176641743669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5">
                <text:p>0.85</text:p>
              </table:table-cell>
              <table:table-cell office:value-type="float" office:value="0.317281512308669">
                <text:p>0.31728151230866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1">
                <text:p>0.851</text:p>
              </table:table-cell>
              <table:table-cell office:value-type="float" office:value="0.316729561966566">
                <text:p>0.3167295619665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2">
                <text:p>0.852</text:p>
              </table:table-cell>
              <table:table-cell office:value-type="float" office:value="0.316175848204839">
                <text:p>0.3161758482048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3">
                <text:p>0.853</text:p>
              </table:table-cell>
              <table:table-cell office:value-type="float" office:value="0.315623897862735">
                <text:p>0.3156238978627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4">
                <text:p>0.854</text:p>
              </table:table-cell>
              <table:table-cell office:value-type="float" office:value="0.315071947520632">
                <text:p>0.3150719475206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5">
                <text:p>0.855</text:p>
              </table:table-cell>
              <table:table-cell office:value-type="float" office:value="0.314519997178529">
                <text:p>0.31451999717852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6">
                <text:p>0.856</text:p>
              </table:table-cell>
              <table:table-cell office:value-type="float" office:value="0.313966283416802">
                <text:p>0.3139662834168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7">
                <text:p>0.857</text:p>
              </table:table-cell>
              <table:table-cell office:value-type="float" office:value="0.313414333074698">
                <text:p>0.3134143330746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8">
                <text:p>0.858</text:p>
              </table:table-cell>
              <table:table-cell office:value-type="float" office:value="0.312862382732595">
                <text:p>0.3128623827325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9">
                <text:p>0.859</text:p>
              </table:table-cell>
              <table:table-cell office:value-type="float" office:value="0.312308668970868">
                <text:p>0.3123086689708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6">
                <text:p>0.86</text:p>
              </table:table-cell>
              <table:table-cell office:value-type="float" office:value="0.311756718628765">
                <text:p>0.3117567186287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1">
                <text:p>0.861</text:p>
              </table:table-cell>
              <table:table-cell office:value-type="float" office:value="0.311204768286661">
                <text:p>0.3112047682866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2">
                <text:p>0.862</text:p>
              </table:table-cell>
              <table:table-cell office:value-type="float" office:value="0.310652817944558">
                <text:p>0.3106528179445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3">
                <text:p>0.863</text:p>
              </table:table-cell>
              <table:table-cell office:value-type="float" office:value="0.310099104182831">
                <text:p>0.3100991041828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4">
                <text:p>0.864</text:p>
              </table:table-cell>
              <table:table-cell office:value-type="float" office:value="0.309547153840728">
                <text:p>0.3095471538407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5">
                <text:p>0.865</text:p>
              </table:table-cell>
              <table:table-cell office:value-type="float" office:value="0.308995203498625">
                <text:p>0.3089952034986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6">
                <text:p>0.866</text:p>
              </table:table-cell>
              <table:table-cell office:value-type="float" office:value="0.308443253156521">
                <text:p>0.3084432531565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7">
                <text:p>0.867</text:p>
              </table:table-cell>
              <table:table-cell office:value-type="float" office:value="0.307889539394794">
                <text:p>0.3078895393947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8">
                <text:p>0.868</text:p>
              </table:table-cell>
              <table:table-cell office:value-type="float" office:value="0.307337589052691">
                <text:p>0.3073375890526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9">
                <text:p>0.869</text:p>
              </table:table-cell>
              <table:table-cell office:value-type="float" office:value="0.306785638710588">
                <text:p>0.3067856387105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7">
                <text:p>0.87</text:p>
              </table:table-cell>
              <table:table-cell office:value-type="float" office:value="0.306231924948861">
                <text:p>0.3062319249488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1">
                <text:p>0.871</text:p>
              </table:table-cell>
              <table:table-cell office:value-type="float" office:value="0.305679974606757">
                <text:p>0.30567997460675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2">
                <text:p>0.872</text:p>
              </table:table-cell>
              <table:table-cell office:value-type="float" office:value="0.305128024264654">
                <text:p>0.3051280242646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3">
                <text:p>0.873</text:p>
              </table:table-cell>
              <table:table-cell office:value-type="float" office:value="0.304576073922551">
                <text:p>0.3045760739225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4">
                <text:p>0.874</text:p>
              </table:table-cell>
              <table:table-cell office:value-type="float" office:value="0.304022360160824">
                <text:p>0.3040223601608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5">
                <text:p>0.875</text:p>
              </table:table-cell>
              <table:table-cell office:value-type="float" office:value="0.30347040981872">
                <text:p>0.303470409818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6">
                <text:p>0.876</text:p>
              </table:table-cell>
              <table:table-cell office:value-type="float" office:value="0.302918459476617">
                <text:p>0.3029184594766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7">
                <text:p>0.877</text:p>
              </table:table-cell>
              <table:table-cell office:value-type="float" office:value="0.30236474571489">
                <text:p>0.3023647457148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8">
                <text:p>0.878</text:p>
              </table:table-cell>
              <table:table-cell office:value-type="float" office:value="0.301812795372787">
                <text:p>0.3018127953727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9">
                <text:p>0.879</text:p>
              </table:table-cell>
              <table:table-cell office:value-type="float" office:value="0.301260845030683">
                <text:p>0.30126084503068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8">
                <text:p>0.88</text:p>
              </table:table-cell>
              <table:table-cell office:value-type="float" office:value="0.30070889468858">
                <text:p>0.300708894688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1">
                <text:p>0.881</text:p>
              </table:table-cell>
              <table:table-cell office:value-type="float" office:value="0.300155180926853">
                <text:p>0.30015518092685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2">
                <text:p>0.882</text:p>
              </table:table-cell>
              <table:table-cell office:value-type="float" office:value="0.29960323058475">
                <text:p>0.299603230584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3">
                <text:p>0.883</text:p>
              </table:table-cell>
              <table:table-cell office:value-type="float" office:value="0.299051280242646">
                <text:p>0.2990512802426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4">
                <text:p>0.884</text:p>
              </table:table-cell>
              <table:table-cell office:value-type="float" office:value="0.29849756648092">
                <text:p>0.298497566480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5">
                <text:p>0.885</text:p>
              </table:table-cell>
              <table:table-cell office:value-type="float" office:value="0.297945616138816">
                <text:p>0.2979456161388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6">
                <text:p>0.886</text:p>
              </table:table-cell>
              <table:table-cell office:value-type="float" office:value="0.297393665796713">
                <text:p>0.2973936657967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7">
                <text:p>0.887</text:p>
              </table:table-cell>
              <table:table-cell office:value-type="float" office:value="0.29684171545461">
                <text:p>0.296841715454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8">
                <text:p>0.888</text:p>
              </table:table-cell>
              <table:table-cell office:value-type="float" office:value="0.296288001692883">
                <text:p>0.29628800169288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9">
                <text:p>0.889</text:p>
              </table:table-cell>
              <table:table-cell office:value-type="float" office:value="0.295736051350779">
                <text:p>0.2957360513507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9">
                <text:p>0.89</text:p>
              </table:table-cell>
              <table:table-cell office:value-type="float" office:value="0.295184101008676">
                <text:p>0.29518410100867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1">
                <text:p>0.891</text:p>
              </table:table-cell>
              <table:table-cell office:value-type="float" office:value="0.294632150666573">
                <text:p>0.29463215066657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2">
                <text:p>0.892</text:p>
              </table:table-cell>
              <table:table-cell office:value-type="float" office:value="0.294078436904846">
                <text:p>0.2940784369048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3">
                <text:p>0.893</text:p>
              </table:table-cell>
              <table:table-cell office:value-type="float" office:value="0.293526486562742">
                <text:p>0.2935264865627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4">
                <text:p>0.894</text:p>
              </table:table-cell>
              <table:table-cell office:value-type="float" office:value="0.292974536220639">
                <text:p>0.29297453622063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5">
                <text:p>0.895</text:p>
              </table:table-cell>
              <table:table-cell office:value-type="float" office:value="0.292420822458912">
                <text:p>0.2924208224589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6">
                <text:p>0.896</text:p>
              </table:table-cell>
              <table:table-cell office:value-type="float" office:value="0.291868872116809">
                <text:p>0.29186887211680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7">
                <text:p>0.897</text:p>
              </table:table-cell>
              <table:table-cell office:value-type="float" office:value="0.291316921774705">
                <text:p>0.2913169217747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8">
                <text:p>0.898</text:p>
              </table:table-cell>
              <table:table-cell office:value-type="float" office:value="0.290764971432602">
                <text:p>0.2907649714326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9">
                <text:p>0.899</text:p>
              </table:table-cell>
              <table:table-cell office:value-type="float" office:value="0.290211257670875">
                <text:p>0.2902112576708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">
                <text:p>0.9</text:p>
              </table:table-cell>
              <table:table-cell office:value-type="float" office:value="0.289659307328772">
                <text:p>0.2896593073287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01">
                <text:p>0.901</text:p>
              </table:table-cell>
              <table:table-cell office:value-type="float" office:value="0.288788178034845">
                <text:p>0.2887881780348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2">
                <text:p>0.902</text:p>
              </table:table-cell>
              <table:table-cell office:value-type="float" office:value="0.287917048740918">
                <text:p>0.2879170487409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3">
                <text:p>0.903</text:p>
              </table:table-cell>
              <table:table-cell office:value-type="float" office:value="0.287045919446992">
                <text:p>0.2870459194469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4">
                <text:p>0.904</text:p>
              </table:table-cell>
              <table:table-cell office:value-type="float" office:value="0.286174790153065">
                <text:p>0.28617479015306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5">
                <text:p>0.905</text:p>
              </table:table-cell>
              <table:table-cell office:value-type="float" office:value="0.285303660859138">
                <text:p>0.2853036608591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6">
                <text:p>0.906</text:p>
              </table:table-cell>
              <table:table-cell office:value-type="float" office:value="0.284432531565211">
                <text:p>0.2844325315652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7">
                <text:p>0.907</text:p>
              </table:table-cell>
              <table:table-cell office:value-type="float" office:value="0.283561402271284">
                <text:p>0.28356140227128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8">
                <text:p>0.908</text:p>
              </table:table-cell>
              <table:table-cell office:value-type="float" office:value="0.282690272977358">
                <text:p>0.2826902729773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9">
                <text:p>0.909</text:p>
              </table:table-cell>
              <table:table-cell office:value-type="float" office:value="0.281819143683431">
                <text:p>0.2818191436834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1">
                <text:p>0.91</text:p>
              </table:table-cell>
              <table:table-cell office:value-type="float" office:value="0.280948014389504">
                <text:p>0.2809480143895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1">
                <text:p>0.911</text:p>
              </table:table-cell>
              <table:table-cell office:value-type="float" office:value="0.280076885095577">
                <text:p>0.28007688509557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2">
                <text:p>0.912</text:p>
              </table:table-cell>
              <table:table-cell office:value-type="float" office:value="0.279205755801651">
                <text:p>0.2792057558016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3">
                <text:p>0.913</text:p>
              </table:table-cell>
              <table:table-cell office:value-type="float" office:value="0.278334626507724">
                <text:p>0.2783346265077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4">
                <text:p>0.914</text:p>
              </table:table-cell>
              <table:table-cell office:value-type="float" office:value="0.277463497213797">
                <text:p>0.2774634972137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5">
                <text:p>0.915</text:p>
              </table:table-cell>
              <table:table-cell office:value-type="float" office:value="0.27659236791987">
                <text:p>0.276592367919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6">
                <text:p>0.916</text:p>
              </table:table-cell>
              <table:table-cell office:value-type="float" office:value="0.275721238625943">
                <text:p>0.27572123862594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7">
                <text:p>0.917</text:p>
              </table:table-cell>
              <table:table-cell office:value-type="float" office:value="0.274850109332017">
                <text:p>0.2748501093320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8">
                <text:p>0.918</text:p>
              </table:table-cell>
              <table:table-cell office:value-type="float" office:value="0.27397898003809">
                <text:p>0.2739789800380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9">
                <text:p>0.919</text:p>
              </table:table-cell>
              <table:table-cell office:value-type="float" office:value="0.273107850744163">
                <text:p>0.2731078507441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2">
                <text:p>0.92</text:p>
              </table:table-cell>
              <table:table-cell office:value-type="float" office:value="0.272236721450236">
                <text:p>0.2722367214502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1">
                <text:p>0.921</text:p>
              </table:table-cell>
              <table:table-cell office:value-type="float" office:value="0.271365592156309">
                <text:p>0.2713655921563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2">
                <text:p>0.922</text:p>
              </table:table-cell>
              <table:table-cell office:value-type="float" office:value="0.270494462862383">
                <text:p>0.2704944628623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3">
                <text:p>0.923</text:p>
              </table:table-cell>
              <table:table-cell office:value-type="float" office:value="0.269623333568456">
                <text:p>0.2696233335684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4">
                <text:p>0.924</text:p>
              </table:table-cell>
              <table:table-cell office:value-type="float" office:value="0.268752204274529">
                <text:p>0.2687522042745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5">
                <text:p>0.925</text:p>
              </table:table-cell>
              <table:table-cell office:value-type="float" office:value="0.267881074980602">
                <text:p>0.2678810749806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6">
                <text:p>0.926</text:p>
              </table:table-cell>
              <table:table-cell office:value-type="float" office:value="0.267009945686676">
                <text:p>0.2670099456866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7">
                <text:p>0.927</text:p>
              </table:table-cell>
              <table:table-cell office:value-type="float" office:value="0.266138816392749">
                <text:p>0.2661388163927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8">
                <text:p>0.928</text:p>
              </table:table-cell>
              <table:table-cell office:value-type="float" office:value="0.265267687098822">
                <text:p>0.26526768709882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9">
                <text:p>0.929</text:p>
              </table:table-cell>
              <table:table-cell office:value-type="float" office:value="0.264396557804895">
                <text:p>0.2643965578048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3">
                <text:p>0.93</text:p>
              </table:table-cell>
              <table:table-cell office:value-type="float" office:value="0.263525428510968">
                <text:p>0.2635254285109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1">
                <text:p>0.931</text:p>
              </table:table-cell>
              <table:table-cell office:value-type="float" office:value="0.262654299217042">
                <text:p>0.2626542992170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2">
                <text:p>0.932</text:p>
              </table:table-cell>
              <table:table-cell office:value-type="float" office:value="0.261783169923115">
                <text:p>0.2617831699231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3">
                <text:p>0.933</text:p>
              </table:table-cell>
              <table:table-cell office:value-type="float" office:value="0.260912040629188">
                <text:p>0.2609120406291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4">
                <text:p>0.934</text:p>
              </table:table-cell>
              <table:table-cell office:value-type="float" office:value="0.260040911335261">
                <text:p>0.26004091133526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5">
                <text:p>0.935</text:p>
              </table:table-cell>
              <table:table-cell office:value-type="float" office:value="0.259169782041335">
                <text:p>0.2591697820413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6">
                <text:p>0.936</text:p>
              </table:table-cell>
              <table:table-cell office:value-type="float" office:value="0.258298652747408">
                <text:p>0.2582986527474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7">
                <text:p>0.937</text:p>
              </table:table-cell>
              <table:table-cell office:value-type="float" office:value="0.257427523453481">
                <text:p>0.2574275234534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8">
                <text:p>0.938</text:p>
              </table:table-cell>
              <table:table-cell office:value-type="float" office:value="0.256556394159554">
                <text:p>0.2565563941595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9">
                <text:p>0.939</text:p>
              </table:table-cell>
              <table:table-cell office:value-type="float" office:value="0.255685264865627">
                <text:p>0.2556852648656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4">
                <text:p>0.94</text:p>
              </table:table-cell>
              <table:table-cell office:value-type="float" office:value="0.254814135571701">
                <text:p>0.2548141355717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1">
                <text:p>0.941</text:p>
              </table:table-cell>
              <table:table-cell office:value-type="float" office:value="0.253943006277774">
                <text:p>0.2539430062777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2">
                <text:p>0.942</text:p>
              </table:table-cell>
              <table:table-cell office:value-type="float" office:value="0.253071876983847">
                <text:p>0.25307187698384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3">
                <text:p>0.943</text:p>
              </table:table-cell>
              <table:table-cell office:value-type="float" office:value="0.25220074768992">
                <text:p>0.2522007476899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4">
                <text:p>0.944</text:p>
              </table:table-cell>
              <table:table-cell office:value-type="float" office:value="0.251329618395993">
                <text:p>0.2513296183959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5">
                <text:p>0.945</text:p>
              </table:table-cell>
              <table:table-cell office:value-type="float" office:value="0.250458489102067">
                <text:p>0.2504584891020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6">
                <text:p>0.946</text:p>
              </table:table-cell>
              <table:table-cell office:value-type="float" office:value="0.24958735980814">
                <text:p>0.249587359808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7">
                <text:p>0.947</text:p>
              </table:table-cell>
              <table:table-cell office:value-type="float" office:value="0.248716230514213">
                <text:p>0.2487162305142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8">
                <text:p>0.948</text:p>
              </table:table-cell>
              <table:table-cell office:value-type="float" office:value="0.247845101220286">
                <text:p>0.2478451012202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9">
                <text:p>0.949</text:p>
              </table:table-cell>
              <table:table-cell office:value-type="float" office:value="0.24697397192636">
                <text:p>0.246973971926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5">
                <text:p>0.95</text:p>
              </table:table-cell>
              <table:table-cell office:value-type="float" office:value="0.246102842632433">
                <text:p>0.2461028426324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1">
                <text:p>0.951</text:p>
              </table:table-cell>
              <table:table-cell office:value-type="float" office:value="0.245561472808069">
                <text:p>0.2455614728080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2">
                <text:p>0.952</text:p>
              </table:table-cell>
              <table:table-cell office:value-type="float" office:value="0.245020102983706">
                <text:p>0.2450201029837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3">
                <text:p>0.953</text:p>
              </table:table-cell>
              <table:table-cell office:value-type="float" office:value="0.244478733159343">
                <text:p>0.2444787331593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4">
                <text:p>0.954</text:p>
              </table:table-cell>
              <table:table-cell office:value-type="float" office:value="0.243937363334979">
                <text:p>0.24393736333497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5">
                <text:p>0.955</text:p>
              </table:table-cell>
              <table:table-cell office:value-type="float" office:value="0.243394230090992">
                <text:p>0.24339423009099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6">
                <text:p>0.956</text:p>
              </table:table-cell>
              <table:table-cell office:value-type="float" office:value="0.242852860266629">
                <text:p>0.2428528602666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7">
                <text:p>0.957</text:p>
              </table:table-cell>
              <table:table-cell office:value-type="float" office:value="0.242311490442266">
                <text:p>0.2423114904422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8">
                <text:p>0.958</text:p>
              </table:table-cell>
              <table:table-cell office:value-type="float" office:value="0.241770120617902">
                <text:p>0.2417701206179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9">
                <text:p>0.959</text:p>
              </table:table-cell>
              <table:table-cell office:value-type="float" office:value="0.241228750793539">
                <text:p>0.2412287507935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6">
                <text:p>0.96</text:p>
              </table:table-cell>
              <table:table-cell office:value-type="float" office:value="0.240687380969175">
                <text:p>0.2406873809691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1">
                <text:p>0.961</text:p>
              </table:table-cell>
              <table:table-cell office:value-type="float" office:value="0.240146011144812">
                <text:p>0.2401460111448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2">
                <text:p>0.962</text:p>
              </table:table-cell>
              <table:table-cell office:value-type="float" office:value="0.239604641320449">
                <text:p>0.2396046413204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3">
                <text:p>0.963</text:p>
              </table:table-cell>
              <table:table-cell office:value-type="float" office:value="0.239061508076462">
                <text:p>0.2390615080764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4">
                <text:p>0.964</text:p>
              </table:table-cell>
              <table:table-cell office:value-type="float" office:value="0.238520138252098">
                <text:p>0.2385201382520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5">
                <text:p>0.965</text:p>
              </table:table-cell>
              <table:table-cell office:value-type="float" office:value="0.237978768427735">
                <text:p>0.2379787684277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6">
                <text:p>0.966</text:p>
              </table:table-cell>
              <table:table-cell office:value-type="float" office:value="0.237437398603372">
                <text:p>0.2374373986033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7">
                <text:p>0.967</text:p>
              </table:table-cell>
              <table:table-cell office:value-type="float" office:value="0.236896028779008">
                <text:p>0.2368960287790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8">
                <text:p>0.968</text:p>
              </table:table-cell>
              <table:table-cell office:value-type="float" office:value="0.236354658954645">
                <text:p>0.23635465895464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9">
                <text:p>0.969</text:p>
              </table:table-cell>
              <table:table-cell office:value-type="float" office:value="0.235813289130281">
                <text:p>0.2358132891302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7">
                <text:p>0.97</text:p>
              </table:table-cell>
              <table:table-cell office:value-type="float" office:value="0.235271919305918">
                <text:p>0.2352719193059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1">
                <text:p>0.971</text:p>
              </table:table-cell>
              <table:table-cell office:value-type="float" office:value="0.234728786061931">
                <text:p>0.2347287860619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2">
                <text:p>0.972</text:p>
              </table:table-cell>
              <table:table-cell office:value-type="float" office:value="0.234187416237568">
                <text:p>0.2341874162375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3">
                <text:p>0.973</text:p>
              </table:table-cell>
              <table:table-cell office:value-type="float" office:value="0.233646046413204">
                <text:p>0.23364604641320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4">
                <text:p>0.974</text:p>
              </table:table-cell>
              <table:table-cell office:value-type="float" office:value="0.233104676588841">
                <text:p>0.2331046765888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5">
                <text:p>0.975</text:p>
              </table:table-cell>
              <table:table-cell office:value-type="float" office:value="0.232563306764478">
                <text:p>0.2325633067644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6">
                <text:p>0.976</text:p>
              </table:table-cell>
              <table:table-cell office:value-type="float" office:value="0.232021936940114">
                <text:p>0.2320219369401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7">
                <text:p>0.977</text:p>
              </table:table-cell>
              <table:table-cell office:value-type="float" office:value="0.231480567115751">
                <text:p>0.2314805671157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8">
                <text:p>0.978</text:p>
              </table:table-cell>
              <table:table-cell office:value-type="float" office:value="0.230939197291387">
                <text:p>0.23093919729138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9">
                <text:p>0.979</text:p>
              </table:table-cell>
              <table:table-cell office:value-type="float" office:value="0.230397827467024">
                <text:p>0.2303978274670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8">
                <text:p>0.98</text:p>
              </table:table-cell>
              <table:table-cell office:value-type="float" office:value="0.229854694223037">
                <text:p>0.22985469422303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1">
                <text:p>0.981</text:p>
              </table:table-cell>
              <table:table-cell office:value-type="float" office:value="0.229313324398674">
                <text:p>0.22931332439867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2">
                <text:p>0.982</text:p>
              </table:table-cell>
              <table:table-cell office:value-type="float" office:value="0.22877195457431">
                <text:p>0.2287719545743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3">
                <text:p>0.983</text:p>
              </table:table-cell>
              <table:table-cell office:value-type="float" office:value="0.228230584749947">
                <text:p>0.22823058474994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4">
                <text:p>0.984</text:p>
              </table:table-cell>
              <table:table-cell office:value-type="float" office:value="0.227689214925584">
                <text:p>0.22768921492558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5">
                <text:p>0.985</text:p>
              </table:table-cell>
              <table:table-cell office:value-type="float" office:value="0.22714784510122">
                <text:p>0.227147845101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6">
                <text:p>0.986</text:p>
              </table:table-cell>
              <table:table-cell office:value-type="float" office:value="0.226606475276857">
                <text:p>0.2266064752768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7">
                <text:p>0.987</text:p>
              </table:table-cell>
              <table:table-cell office:value-type="float" office:value="0.226065105452493">
                <text:p>0.22606510545249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8">
                <text:p>0.988</text:p>
              </table:table-cell>
              <table:table-cell office:value-type="float" office:value="0.225521972208507">
                <text:p>0.22552197220850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9">
                <text:p>0.989</text:p>
              </table:table-cell>
              <table:table-cell office:value-type="float" office:value="0.224980602384143">
                <text:p>0.22498060238414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9">
                <text:p>0.99</text:p>
              </table:table-cell>
              <table:table-cell office:value-type="float" office:value="0.22443923255978">
                <text:p>0.224439232559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1">
                <text:p>0.991</text:p>
              </table:table-cell>
              <table:table-cell office:value-type="float" office:value="0.223897862735416">
                <text:p>0.2238978627354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2">
                <text:p>0.992</text:p>
              </table:table-cell>
              <table:table-cell office:value-type="float" office:value="0.223356492911053">
                <text:p>0.2233564929110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3">
                <text:p>0.993</text:p>
              </table:table-cell>
              <table:table-cell office:value-type="float" office:value="0.22281512308669">
                <text:p>0.222815123086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4">
                <text:p>0.994</text:p>
              </table:table-cell>
              <table:table-cell office:value-type="float" office:value="0.222273753262326">
                <text:p>0.2222737532623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5">
                <text:p>0.995</text:p>
              </table:table-cell>
              <table:table-cell office:value-type="float" office:value="0.221732383437963">
                <text:p>0.22173238343796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6">
                <text:p>0.996</text:p>
              </table:table-cell>
              <table:table-cell office:value-type="float" office:value="0.221189250193976">
                <text:p>0.2211892501939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7">
                <text:p>0.997</text:p>
              </table:table-cell>
              <table:table-cell office:value-type="float" office:value="0.220647880369613">
                <text:p>0.2206478803696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8">
                <text:p>0.998</text:p>
              </table:table-cell>
              <table:table-cell office:value-type="float" office:value="0.220106510545249">
                <text:p>0.2201065105452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9">
                <text:p>0.999</text:p>
              </table:table-cell>
              <table:table-cell office:value-type="float" office:value="0.219565140720886">
                <text:p>0.219565140720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3.14cm" svg:y="4.204cm" style:legend-expansion="high" chart:style-name="ch2"/>
        <chart:plot-area chart:style-name="ch3" table:cell-range-address="Heat_Flux_Data.B1006:Heat_Flux_Data.C1025" svg:x="0.319cm" svg:y="0.18cm" svg:width="12.502cm" svg:height="8.646cm">
          <chartooo:coordinate-region svg:x="1.231cm" svg:y="0.379cm" svg:width="11.3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_Flux_Data.C1006:Heat_Flux_Data.C1025" chart:class="chart:scatter">
            <chart:domain table:cell-range-address="Heat_Flux_Data.B1006:Heat_Flux_Data.B1025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Heat_Flux_Data.B1006:Heat_Flux_Data.B1025</svg:desc>
                </draw:g>
              </table:table-cell>
              <table:table-cell office:value-type="float" office:value="0.2258782">
                <text:p>0.2258782</text:p>
                <draw:g>
                  <svg:desc>Heat_Flux_Data.C1006:Heat_Flux_Data.C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5">
                <text:p>0.075</text:p>
              </table:table-cell>
              <table:table-cell office:value-type="float" office:value="0.2668568">
                <text:p>0.2668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2951369">
                <text:p>0.2951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">
                <text:p>0.175</text:p>
              </table:table-cell>
              <table:table-cell office:value-type="float" office:value="0.3149014">
                <text:p>0.3149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5">
                <text:p>0.225</text:p>
              </table:table-cell>
              <table:table-cell office:value-type="float" office:value="0.3288875">
                <text:p>0.3288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5">
                <text:p>0.325</text:p>
              </table:table-cell>
              <table:table-cell office:value-type="float" office:value="0.3460277">
                <text:p>0.3460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">
                <text:p>0.375</text:p>
              </table:table-cell>
              <table:table-cell office:value-type="float" office:value="0.3509814">
                <text:p>0.3509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5">
                <text:p>0.425</text:p>
              </table:table-cell>
              <table:table-cell office:value-type="float" office:value="0.3541257">
                <text:p>0.3541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5">
                <text:p>0.475</text:p>
              </table:table-cell>
              <table:table-cell office:value-type="float" office:value="0.3556566">
                <text:p>0.3556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5">
                <text:p>0.525</text:p>
              </table:table-cell>
              <table:table-cell office:value-type="float" office:value="0.3556566">
                <text:p>0.3556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5">
                <text:p>0.575</text:p>
              </table:table-cell>
              <table:table-cell office:value-type="float" office:value="0.3541257">
                <text:p>0.3541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5">
                <text:p>0.625</text:p>
              </table:table-cell>
              <table:table-cell office:value-type="float" office:value="0.3509814">
                <text:p>0.3509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5">
                <text:p>0.675</text:p>
              </table:table-cell>
              <table:table-cell office:value-type="float" office:value="0.3460277">
                <text:p>0.3460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">
                <text:p>0.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5">
                <text:p>0.775</text:p>
              </table:table-cell>
              <table:table-cell office:value-type="float" office:value="0.3288875">
                <text:p>0.3288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5">
                <text:p>0.825</text:p>
              </table:table-cell>
              <table:table-cell office:value-type="float" office:value="0.3149014">
                <text:p>0.3149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">
                <text:p>0.875</text:p>
              </table:table-cell>
              <table:table-cell office:value-type="float" office:value="0.2951369">
                <text:p>0.2951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5">
                <text:p>0.925</text:p>
              </table:table-cell>
              <table:table-cell office:value-type="float" office:value="0.2668568">
                <text:p>0.2668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5">
                <text:p>0.975</text:p>
              </table:table-cell>
              <table:table-cell office:value-type="float" office:value="0.2258782">
                <text:p>0.2258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